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1.087cm"/>
    </style:style>
    <style:style style:name="co3" style:family="table-column">
      <style:table-column-properties fo:break-before="auto" style:column-width="5.027cm"/>
    </style:style>
    <style:style style:name="co4" style:family="table-column">
      <style:table-column-properties fo:break-before="auto" style:column-width="9.647cm"/>
    </style:style>
    <style:style style:name="co5" style:family="table-column">
      <style:table-column-properties fo:break-before="auto" style:column-width="5.699cm"/>
    </style:style>
    <style:style style:name="co6" style:family="table-column">
      <style:table-column-properties fo:break-before="auto" style:column-width="5.741cm"/>
    </style:style>
    <style:style style:name="co7" style:family="table-column">
      <style:table-column-properties fo:break-before="auto" style:column-width="2.863cm"/>
    </style:style>
    <style:style style:name="co8" style:family="table-column">
      <style:table-column-properties fo:break-before="auto" style:column-width="1.198cm"/>
    </style:style>
    <style:style style:name="co9" style:family="table-column">
      <style:table-column-properties fo:break-before="auto" style:column-width="2.219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style:table-cell-properties style:text-align-source="fix" style:repeat-content="false"/>
      <style:paragraph-properties fo:text-align="start" fo:margin-left="0cm"/>
      <style:text-properties fo:font-weight="normal" style:font-weight-asian="normal" style:font-weight-complex="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14" table:default-cell-style-name="ce1"/>
        <table:table-row table:style-name="ro1">
          <table:table-cell office:value-type="string">
            <text:p>toltecs</text:p>
          </table:table-cell>
          <table:table-cell office:value-type="string">
            <text:p>1996</text:p>
          </table:table-cell>
          <table:table-cell office:value-type="string">
            <text:p>ESRB - E (Everyone)</text:p>
          </table:table-cell>
          <table:table-cell office:value-type="string">
            <text:p>3 Skulls of the Toltecs </text:p>
          </table:table-cell>
          <table:table-cell office:value-type="string">
            <text:p>Warner Interactive Entertainment Ltd.</text:p>
          </table:table-cell>
          <table:table-cell office:value-type="string">
            <text:p>Revistonic</text:p>
          </table:table-cell>
          <table:table-cell office:value-type="string">
            <text:p>Adventure</text:p>
          </table:table-cell>
          <table:table-cell office:value-type="float" office:value="3.4">
            <text:p>3.4</text:p>
          </table:table-cell>
          <table:table-cell office:value-type="string">
            <text:p>1 Player</text:p>
          </table:table-cell>
          <table:table-cell office:value-type="string">
            <text:p>Fenimore Fillmore happens to rescue an old peddler being attacked by some rustlers, but it is also him who accidentally leads the old man to his death by passing him the hair lotion. Just a few minutes before his death, the peddler revealed that he owned one of three skulls that will unlock the treasure of the Toltecs. Fenimore takes hold of the skull, but is then shot by the rustlers and passes out, with the skull going to the hands of the rustlers. When he regains consciousness, he sets out to recover all three and unearth the treasure himself. And of course, beside Fenimore, some other people are also searching for these skulls... <text:s/>3 Skulls of the Toltecs is a 3rd person cartoon adventure game in the same vein as The Secret of Monkey Island. The interface is point-and-click, and the player is given a list of verbs to select from to perform actions: open, close, pick up/give, use, look, move, talk, similar to the LucasArts games it emulates. Once a certain portion of the territory has been covered a map becomes available for travel, or the player can ride the train tracks with a hand-pumped trolley or travel by donkey. Puzzles are inventory-based, and the player must talk to other characters in the game and collect items in order to solve them. In many conversations, players are given multiple choices of what Fenimore will respond. Players' choice largely affects their process in the game.</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toltecs&quot;&gt; &lt;year&gt;1996&lt;/year&gt; &lt;rating&gt;ESRB - E (Everyone)&lt;/rating&gt; &lt;title&gt;3 Skulls of the Toltecs &lt;/title&gt; &lt;pub&gt;Warner Interactive Entertainment Ltd.&lt;/pub&gt; &lt;dev&gt;Revistonic&lt;/dev&gt; &lt;genre&gt;Adventure&lt;/genre&gt; &lt;score&gt;3.4&lt;/score&gt; &lt;player&gt;1 Player&lt;/player&gt; &lt;story&gt;Fenimore Fillmore happens to rescue an old peddler being attacked by some rustlers, but it is also him who accidentally leads the old man to his death by passing him the hair lotion. Just a few minutes before his death, the peddler revealed that he owned one of three skulls that will unlock the treasure of the Toltecs. Fenimore takes hold of the skull, but is then shot by the rustlers and passes out, with the skull going to the hands of the rustlers. When he regains consciousness, he sets out to recover all three and unearth the treasure himself. And of course, beside Fenimore, some other people are also searching for these skulls...  3 Skulls of the Toltecs is a 3rd person cartoon adventure game in the same vein as The Secret of Monkey Island. The interface is point-and-click, and the player is given a list of verbs to select from to perform actions: open, close, pick up/give, use, look, move, talk, similar to the LucasArts games it emulates. Once a certain portion of the territory has been covered a map becomes available for travel, or the player can ride the train tracks with a hand-pumped trolley or travel by donkey. Puzzles are inventory-based, and the player must talk to other characters in the game and collect items in order to solve them. In many conversations, players are given multiple choices of what Fenimore will respond. Players' choice largely affects their process in the game.&lt;/story&gt; &lt;/game&gt;">
            <text:p>&lt;game name="toltecs"&gt; &lt;year&gt;1996&lt;/year&gt; &lt;rating&gt;ESRB - E (Everyone)&lt;/rating&gt; &lt;title&gt;3 Skulls of the Toltecs &lt;/title&gt; &lt;pub&gt;Warner Interactive Entertainment Ltd.&lt;/pub&gt; &lt;dev&gt;Revistonic&lt;/dev&gt; &lt;genre&gt;Adventure&lt;/genre&gt; &lt;score&gt;3.4&lt;/score&gt; &lt;player&gt;1 Player&lt;/player&gt; &lt;story&gt;Fenimore Fillmore happens to rescue an old peddler being attacked by some rustlers, but it is also him who accidentally leads the old man to his death by passing him the hair lotion. Just a few minutes before his death, the peddler revealed that he owned one of three skulls that will unlock the treasure of the Toltecs. Fenimore takes hold of the skull, but is then shot by the rustlers and passes out, with the skull going to the hands of the rustlers. When he regains consciousness, he sets out to recover all three and unearth the treasure himself. And of course, beside Fenimore, some other people are also searching for these skulls... <text:s/>3 Skulls of the Toltecs is a 3rd person cartoon adventure game in the same vein as The Secret of Monkey Island. The interface is point-and-click, and the player is given a list of verbs to select from to perform actions: open, close, pick up/give, use, look, move, talk, similar to the LucasArts games it emulates. Once a certain portion of the territory has been covered a map becomes available for travel, or the player can ride the train tracks with a hand-pumped trolley or travel by donkey. Puzzles are inventory-based, and the player must talk to other characters in the game and collect items in order to solve them. In many conversations, players are given multiple choices of what Fenimore will respond. Players' choice largely affects their process in the game.&lt;/story&gt; &lt;/game&gt;</text:p>
          </table:table-cell>
          <table:table-cell table:number-columns-repeated="1012"/>
        </table:table-row>
        <table:table-row table:style-name="ro1">
          <table:table-cell office:value-type="string">
            <text:p>t7g</text:p>
          </table:table-cell>
          <table:table-cell office:value-type="string">
            <text:p>1993</text:p>
          </table:table-cell>
          <table:table-cell office:value-type="string">
            <text:p>ESRB - T (Teen)</text:p>
          </table:table-cell>
          <table:table-cell office:value-type="string">
            <text:p>7th Guest, The </text:p>
          </table:table-cell>
          <table:table-cell office:value-type="string">
            <text:p>Virgin Games, Inc.</text:p>
          </table:table-cell>
          <table:table-cell office:value-type="string">
            <text:p>Trilobyte, Inc.</text:p>
          </table:table-cell>
          <table:table-cell office:value-type="string">
            <text:p>Adventure</text:p>
          </table:table-cell>
          <table:table-cell office:value-type="float" office:value="3.7">
            <text:p>3.7</text:p>
          </table:table-cell>
          <table:table-cell office:value-type="string">
            <text:p>1 Player</text:p>
          </table:table-cell>
          <table:table-cell office:value-type="string">
            <text:p>The 7th Guest is a puzzle-adventure game which takes place inside an abandoned mansion. Venture into the 22 rooms of the spooky mansion, solve over 20 mind-bending puzzles to unravel a tale of revenge and horror that took place in the 1930s. <text:s/>The owner of the mansion was Henry Stauf, a famous maker of children's toys. Once a homeless drifter and thief, influenced by a vision in a dream, Henry invented a wondrous doll, so incredibly life-like that it sold like wildfire. Stauf's toys became popular overnight bringing fame and fortune and changing his rags to riches. But things took a tragic turn when owners of the doll became infected with a fierce and deadly virus. None of those children recovered. <text:s/>After this turn of events Stauf secluded himself inside his estate, stopped making his toys and never came into contact with the outside world for a long time. Something very strange happened when six people receive an invitation to a party at the mansion. By solving the riddles inside Stauf's "fun house", you'll delve into the past to learn what happened to them, and the mysterious 7th guest, on that fateful night. <text:s/>The game is played in first person perspective with a point-and-click interface featuring horror-themed animated cursors (skeletons, bulging-eye skulls etc.). It is one of the first games to be released on the then-new CD-Rom media. The graphics are fully rendered in SVGA, and real actors and actresses bring the story to life during numerous full-motion video cut scenes. The visuals are accompanied by an original, orchestrated musical score. <text:s/>To finish the game, you must solve the puzzles in Stauf's manor; each solved puzzle will unlock new rooms or new movie sequences to watch. The puzzles are quite varied; there's the classic "eight queens puzzle", another puzzle where you need to compose a sentence by rearranging letters, and others. If you get stuck, you can visit the library; a book within will give you hints on the puzzle. If the hints aren't enough, the puzzle will solve itself automatically once you consult the book enough times. Some later, limited releases of the game came with a separate video that included a "behind the scenes" look at the making of the game and interviews with the developers.</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t7g&quot;&gt; &lt;year&gt;1993&lt;/year&gt; &lt;rating&gt;ESRB - T (Teen)&lt;/rating&gt; &lt;title&gt;7th Guest, The &lt;/title&gt; &lt;pub&gt;Virgin Games, Inc.&lt;/pub&gt; &lt;dev&gt;Trilobyte, Inc.&lt;/dev&gt; &lt;genre&gt;Adventure&lt;/genre&gt; &lt;score&gt;3.7&lt;/score&gt; &lt;player&gt;1 Player&lt;/player&gt; &lt;story&gt;The 7th Guest is a puzzle-adventure game which takes place inside an abandoned mansion. Venture into the 22 rooms of the spooky mansion, solve over 20 mind-bending puzzles to unravel a tale of revenge and horror that took place in the 1930s.  The owner of the mansion was Henry Stauf, a famous maker of children's toys. Once a homeless drifter and thief, influenced by a vision in a dream, Henry invented a wondrous doll, so incredibly life-like that it sold like wildfire. Stauf's toys became popular overnight bringing fame and fortune and changing his rags to riches. But things took a tragic turn when owners of the doll became infected with a fierce and deadly virus. None of those children recovered.  After this turn of events Stauf secluded himself inside his estate, stopped making his toys and never came into contact with the outside world for a long time. Something very strange happened when six people receive an invitation to a party at the mansion. By solving the riddles inside Stauf's &quot;fun house&quot;, you'll delve into the past to learn what happened to them, and the mysterious 7th guest, on that fateful night.  The game is played in first person perspective with a point-and-click interface featuring horror-themed animated cursors (skeletons, bulging-eye skulls etc.). It is one of the first games to be released on the then-new CD-Rom media. The graphics are fully rendered in SVGA, and real actors and actresses bring the story to life during numerous full-motion video cut scenes. The visuals are accompanied by an original, orchestrated musical score.  To finish the game, you must solve the puzzles in Stauf's manor; each solved puzzle will unlock new rooms or new movie sequences to watch. The puzzles are quite varied; there's the classic &quot;eight queens puzzle&quot;, another puzzle where you need to compose a sentence by rearranging letters, and others. If you get stuck, you can visit the library; a book within will give you hints on the puzzle. If the hints aren't enough, the puzzle will solve itself automatically once you consult the book enough times. Some later, limited releases of the game came with a separate video that included a &quot;behind the scenes&quot; look at the making of the game and interviews with the developers.&lt;/story&gt; &lt;/game&gt;">
            <text:p>&lt;game name="t7g"&gt; &lt;year&gt;1993&lt;/year&gt; &lt;rating&gt;ESRB - T (Teen)&lt;/rating&gt; &lt;title&gt;7th Guest, The &lt;/title&gt; &lt;pub&gt;Virgin Games, Inc.&lt;/pub&gt; &lt;dev&gt;Trilobyte, Inc.&lt;/dev&gt; &lt;genre&gt;Adventure&lt;/genre&gt; &lt;score&gt;3.7&lt;/score&gt; &lt;player&gt;1 Player&lt;/player&gt; &lt;story&gt;The 7th Guest is a puzzle-adventure game which takes place inside an abandoned mansion. Venture into the 22 rooms of the spooky mansion, solve over 20 mind-bending puzzles to unravel a tale of revenge and horror that took place in the 1930s. <text:s/>The owner of the mansion was Henry Stauf, a famous maker of children's toys. Once a homeless drifter and thief, influenced by a vision in a dream, Henry invented a wondrous doll, so incredibly life-like that it sold like wildfire. Stauf's toys became popular overnight bringing fame and fortune and changing his rags to riches. But things took a tragic turn when owners of the doll became infected with a fierce and deadly virus. None of those children recovered. <text:s/>After this turn of events Stauf secluded himself inside his estate, stopped making his toys and never came into contact with the outside world for a long time. Something very strange happened when six people receive an invitation to a party at the mansion. By solving the riddles inside Stauf's "fun house", you'll delve into the past to learn what happened to them, and the mysterious 7th guest, on that fateful night. <text:s/>The game is played in first person perspective with a point-and-click interface featuring horror-themed animated cursors (skeletons, bulging-eye skulls etc.). It is one of the first games to be released on the then-new CD-Rom media. The graphics are fully rendered in SVGA, and real actors and actresses bring the story to life during numerous full-motion video cut scenes. The visuals are accompanied by an original, orchestrated musical score. <text:s/>To finish the game, you must solve the puzzles in Stauf's manor; each solved puzzle will unlock new rooms or new movie sequences to watch. The puzzles are quite varied; there's the classic "eight queens puzzle", another puzzle where you need to compose a sentence by rearranging letters, and others. If you get stuck, you can visit the library; a book within will give you hints on the puzzle. If the hints aren't enough, the puzzle will solve itself automatically once you consult the book enough times. Some later, limited releases of the game came with a separate video that included a "behind the scenes" look at the making of the game and interviews with the developers.&lt;/story&gt; &lt;/game&gt;</text:p>
          </table:table-cell>
          <table:table-cell table:number-columns-repeated="1012"/>
        </table:table-row>
        <table:table-row table:style-name="ro1">
          <table:table-cell office:value-type="string">
            <text:p>baseball</text:p>
          </table:table-cell>
          <table:table-cell office:value-type="string">
            <text:p>1992</text:p>
          </table:table-cell>
          <table:table-cell office:value-type="string">
            <text:p>ESRB - E (Everyone)</text:p>
          </table:table-cell>
          <table:table-cell office:value-type="string">
            <text:p>Backyard Baseball </text:p>
          </table:table-cell>
          <table:table-cell table:number-columns-repeated="2" office:value-type="string">
            <text:p>Humongous Entertainment, Inc.</text:p>
          </table:table-cell>
          <table:table-cell office:value-type="string">
            <text:p>Sports/Baseball</text:p>
          </table:table-cell>
          <table:table-cell office:value-type="float" office:value="3.9">
            <text:p>3.9</text:p>
          </table:table-cell>
          <table:table-cell office:value-type="string">
            <text:p>1-2 Players</text:p>
          </table:table-cell>
          <table:table-cell office:value-type="string">
            <text:p>In this first installment in the Backyard Sports series, the player's goal is to assemble a team of backyard kids and take them all the way to the championship - in this instance, the Ultra Grand Championship of the Universe. While not carrying an official Major League Baseball license, the game does contain 30 kids to assemble a custom team, as well as 10 fields for them to play in. The team's name, colors, and mascot can be defined, as well as its batting order and field positions. <text:s/>Each kid has ratings in running, batting, fielding, and pitching, as well as personality quirks that can either be a help - or a nuisance - to the team. Good pitching and hitting can give a team the power-ups it needs to go all the way through the 14-game season and playoffs - as well as plenty of practice in exhibition games or batting practice. In addition, the stats throughout the season can be printed, as well as player baseball cards, photos, schedules, and the trophies the team earned.</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aseball&quot;&gt; &lt;year&gt;1992&lt;/year&gt; &lt;rating&gt;ESRB - E (Everyone)&lt;/rating&gt; &lt;title&gt;Backyard Baseball &lt;/title&gt; &lt;pub&gt;Humongous Entertainment, Inc.&lt;/pub&gt; &lt;dev&gt;Humongous Entertainment, Inc.&lt;/dev&gt; &lt;genre&gt;Sports/Baseball&lt;/genre&gt; &lt;score&gt;3.9&lt;/score&gt; &lt;player&gt;1-2 Players&lt;/player&gt; &lt;story&gt;In this first installment in the Backyard Sports series, the player's goal is to assemble a team of backyard kids and take them all the way to the championship - in this instance, the Ultra Grand Championship of the Universe. While not carrying an official Major League Baseball license, the game does contain 30 kids to assemble a custom team, as well as 10 fields for them to play in. The team's name, colors, and mascot can be defined, as well as its batting order and field positions.  Each kid has ratings in running, batting, fielding, and pitching, as well as personality quirks that can either be a help - or a nuisance - to the team. Good pitching and hitting can give a team the power-ups it needs to go all the way through the 14-game season and playoffs - as well as plenty of practice in exhibition games or batting practice. In addition, the stats throughout the season can be printed, as well as player baseball cards, photos, schedules, and the trophies the team earned.&lt;/story&gt; &lt;/game&gt;">
            <text:p>&lt;game name="baseball"&gt; &lt;year&gt;1992&lt;/year&gt; &lt;rating&gt;ESRB - E (Everyone)&lt;/rating&gt; &lt;title&gt;Backyard Baseball &lt;/title&gt; &lt;pub&gt;Humongous Entertainment, Inc.&lt;/pub&gt; &lt;dev&gt;Humongous Entertainment, Inc.&lt;/dev&gt; &lt;genre&gt;Sports/Baseball&lt;/genre&gt; &lt;score&gt;3.9&lt;/score&gt; &lt;player&gt;1-2 Players&lt;/player&gt; &lt;story&gt;In this first installment in the Backyard Sports series, the player's goal is to assemble a team of backyard kids and take them all the way to the championship - in this instance, the Ultra Grand Championship of the Universe. While not carrying an official Major League Baseball license, the game does contain 30 kids to assemble a custom team, as well as 10 fields for them to play in. The team's name, colors, and mascot can be defined, as well as its batting order and field positions. <text:s/>Each kid has ratings in running, batting, fielding, and pitching, as well as personality quirks that can either be a help - or a nuisance - to the team. Good pitching and hitting can give a team the power-ups it needs to go all the way through the 14-game season and playoffs - as well as plenty of practice in exhibition games or batting practice. In addition, the stats throughout the season can be printed, as well as player baseball cards, photos, schedules, and the trophies the team earned.&lt;/story&gt; &lt;/game&gt;</text:p>
          </table:table-cell>
          <table:table-cell table:number-columns-repeated="1012"/>
        </table:table-row>
        <table:table-row table:style-name="ro1">
          <table:table-cell office:value-type="string">
            <text:p>baseball2001</text:p>
          </table:table-cell>
          <table:table-cell office:value-type="string">
            <text:p>2000</text:p>
          </table:table-cell>
          <table:table-cell office:value-type="string">
            <text:p>ESRB - E (Everyone)</text:p>
          </table:table-cell>
          <table:table-cell office:value-type="string">
            <text:p>Backyard Baseball 2001 </text:p>
          </table:table-cell>
          <table:table-cell table:number-columns-repeated="2" office:value-type="string">
            <text:p>Humongous Entertainment, Inc.</text:p>
          </table:table-cell>
          <table:table-cell office:value-type="string">
            <text:p>Sports/Baseball</text:p>
          </table:table-cell>
          <table:table-cell office:value-type="float" office:value="3.4">
            <text:p>3.4</text:p>
          </table:table-cell>
          <table:table-cell office:value-type="string">
            <text:p>1-2 Players</text:p>
          </table:table-cell>
          <table:table-cell office:value-type="string">
            <text:p>As coach, you pick from either the 30 fictitious Backyard Kits, 31 real major league players portrayed as kids, or both. Pick a Backyard Sports team or create your own, or pick from 30 licensed MLB teams (with uniforms and logos). Play a single game, or an entire season (winning pennants and trophies and maybe getting into the Hall of Fame), or even online against other BB2001 players. There's even batting practice, from Tee-ball to Hard difficulties, and a Spectator mode to let two teams duke it out while you watch. And, as with Backyard Sports titles, there are power-ups: pitches like the Big Freeze, Corkscrew, or Elevator. <text:s/>The game features pretty simple menus, baseball cards of all the players, rosters and schedules, a system of "Good &amp; Bad Days" that alter players' stats (one person may not like Tuesdays, or be much better when a particular person is on the other team, etc). Players do move differently on different fields, slower on sand and faster on turf.</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baseball2001&quot;&gt; &lt;year&gt;2000&lt;/year&gt; &lt;rating&gt;ESRB - E (Everyone)&lt;/rating&gt; &lt;title&gt;Backyard Baseball 2001 &lt;/title&gt; &lt;pub&gt;Humongous Entertainment, Inc.&lt;/pub&gt; &lt;dev&gt;Humongous Entertainment, Inc.&lt;/dev&gt; &lt;genre&gt;Sports/Baseball&lt;/genre&gt; &lt;score&gt;3.4&lt;/score&gt; &lt;player&gt;1-2 Players&lt;/player&gt; &lt;story&gt;As coach, you pick from either the 30 fictitious Backyard Kits, 31 real major league players portrayed as kids, or both. Pick a Backyard Sports team or create your own, or pick from 30 licensed MLB teams (with uniforms and logos). Play a single game, or an entire season (winning pennants and trophies and maybe getting into the Hall of Fame), or even online against other BB2001 players. There's even batting practice, from Tee-ball to Hard difficulties, and a Spectator mode to let two teams duke it out while you watch. And, as with Backyard Sports titles, there are power-ups: pitches like the Big Freeze, Corkscrew, or Elevator.  The game features pretty simple menus, baseball cards of all the players, rosters and schedules, a system of &quot;Good &amp; Bad Days&quot; that alter players' stats (one person may not like Tuesdays, or be much better when a particular person is on the other team, etc). Players do move differently on different fields, slower on sand and faster on turf.&lt;/story&gt; &lt;/game&gt;">
            <text:p>&lt;game name="baseball2001"&gt; &lt;year&gt;2000&lt;/year&gt; &lt;rating&gt;ESRB - E (Everyone)&lt;/rating&gt; &lt;title&gt;Backyard Baseball 2001 &lt;/title&gt; &lt;pub&gt;Humongous Entertainment, Inc.&lt;/pub&gt; &lt;dev&gt;Humongous Entertainment, Inc.&lt;/dev&gt; &lt;genre&gt;Sports/Baseball&lt;/genre&gt; &lt;score&gt;3.4&lt;/score&gt; &lt;player&gt;1-2 Players&lt;/player&gt; &lt;story&gt;As coach, you pick from either the 30 fictitious Backyard Kits, 31 real major league players portrayed as kids, or both. Pick a Backyard Sports team or create your own, or pick from 30 licensed MLB teams (with uniforms and logos). Play a single game, or an entire season (winning pennants and trophies and maybe getting into the Hall of Fame), or even online against other BB2001 players. There's even batting practice, from Tee-ball to Hard difficulties, and a Spectator mode to let two teams duke it out while you watch. And, as with Backyard Sports titles, there are power-ups: pitches like the Big Freeze, Corkscrew, or Elevator. <text:s/>The game features pretty simple menus, baseball cards of all the players, rosters and schedules, a system of "Good &amp; Bad Days" that alter players' stats (one person may not like Tuesdays, or be much better when a particular person is on the other team, etc). Players do move differently on different fields, slower on sand and faster on turf.&lt;/story&gt; &lt;/game&gt;</text:p>
          </table:table-cell>
          <table:table-cell table:number-columns-repeated="1012"/>
        </table:table-row>
        <table:table-row table:style-name="ro1">
          <table:table-cell office:value-type="string">
            <text:p>baseball2003</text:p>
          </table:table-cell>
          <table:table-cell office:value-type="string">
            <text:p>2002</text:p>
          </table:table-cell>
          <table:table-cell office:value-type="string">
            <text:p>ESRB - E (Everyone)</text:p>
          </table:table-cell>
          <table:table-cell office:value-type="string">
            <text:p>Backyard Baseball 2003 </text:p>
          </table:table-cell>
          <table:table-cell office:value-type="string">
            <text:p>Infogrames, Inc.</text:p>
          </table:table-cell>
          <table:table-cell office:value-type="string">
            <text:p>Humongous Entertainment, Inc.</text:p>
          </table:table-cell>
          <table:table-cell office:value-type="string">
            <text:p>Sports/Baseball</text:p>
          </table:table-cell>
          <table:table-cell office:value-type="float" office:value="3.7">
            <text:p>3.7</text:p>
          </table:table-cell>
          <table:table-cell office:value-type="string">
            <text:p>1-2 Players</text:p>
          </table:table-cell>
          <table:table-cell office:value-type="string">
            <text:p>The Backyard Sports series let you play games with a group of virtual kids, some of whom happen to be young versions of professional athletes. Backyard Baseball 2003 brings the stars of Major League Baseball to your home park. <text:s/>Players create a junior avatar of themselves and draft a team from 30 other backyard kids and kid versions of 30 MLB superstars then deck themselves out in their favorite uniforms and head for the diamond. Standard sports simulation game types are available including exhibition games and season play but the emphasis is on fun and accessibility for all ages.</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aseball2003&quot;&gt; &lt;year&gt;2002&lt;/year&gt; &lt;rating&gt;ESRB - E (Everyone)&lt;/rating&gt; &lt;title&gt;Backyard Baseball 2003 &lt;/title&gt; &lt;pub&gt;Infogrames, Inc.&lt;/pub&gt; &lt;dev&gt;Humongous Entertainment, Inc.&lt;/dev&gt; &lt;genre&gt;Sports/Baseball&lt;/genre&gt; &lt;score&gt;3.7&lt;/score&gt; &lt;player&gt;1-2 Players&lt;/player&gt; &lt;story&gt;The Backyard Sports series let you play games with a group of virtual kids, some of whom happen to be young versions of professional athletes. Backyard Baseball 2003 brings the stars of Major League Baseball to your home park.  Players create a junior avatar of themselves and draft a team from 30 other backyard kids and kid versions of 30 MLB superstars then deck themselves out in their favorite uniforms and head for the diamond. Standard sports simulation game types are available including exhibition games and season play but the emphasis is on fun and accessibility for all ages.&lt;/story&gt; &lt;/game&gt;">
            <text:p>&lt;game name="baseball2003"&gt; &lt;year&gt;2002&lt;/year&gt; &lt;rating&gt;ESRB - E (Everyone)&lt;/rating&gt; &lt;title&gt;Backyard Baseball 2003 &lt;/title&gt; &lt;pub&gt;Infogrames, Inc.&lt;/pub&gt; &lt;dev&gt;Humongous Entertainment, Inc.&lt;/dev&gt; &lt;genre&gt;Sports/Baseball&lt;/genre&gt; &lt;score&gt;3.7&lt;/score&gt; &lt;player&gt;1-2 Players&lt;/player&gt; &lt;story&gt;The Backyard Sports series let you play games with a group of virtual kids, some of whom happen to be young versions of professional athletes. Backyard Baseball 2003 brings the stars of Major League Baseball to your home park. <text:s/>Players create a junior avatar of themselves and draft a team from 30 other backyard kids and kid versions of 30 MLB superstars then deck themselves out in their favorite uniforms and head for the diamond. Standard sports simulation game types are available including exhibition games and season play but the emphasis is on fun and accessibility for all ages.&lt;/story&gt; &lt;/game&gt;</text:p>
          </table:table-cell>
          <table:table-cell table:number-columns-repeated="1012"/>
        </table:table-row>
        <table:table-row table:style-name="ro1">
          <table:table-cell office:value-type="string">
            <text:p>football</text:p>
          </table:table-cell>
          <table:table-cell office:value-type="string">
            <text:p>1999</text:p>
          </table:table-cell>
          <table:table-cell office:value-type="string">
            <text:p>ESRB - E (Everyone)</text:p>
          </table:table-cell>
          <table:table-cell office:value-type="string">
            <text:p>Backyard Football </text:p>
          </table:table-cell>
          <table:table-cell office:value-type="string">
            <text:p>GT Interactive Software Corp.</text:p>
          </table:table-cell>
          <table:table-cell office:value-type="string">
            <text:p>Humongous Entertainment, Inc.</text:p>
          </table:table-cell>
          <table:table-cell office:value-type="string">
            <text:p>Sports/Football</text:p>
          </table:table-cell>
          <table:table-cell office:value-type="float" office:value="3.8">
            <text:p>3.8</text:p>
          </table:table-cell>
          <table:table-cell office:value-type="string">
            <text:p>1-2 Players</text:p>
          </table:table-cell>
          <table:table-cell office:value-type="string">
            <text:p>The original American football entry in the Backyard Sports series, Backyard Football lays the groundwork for kid-friendly football simulation. Not only can kids create players of their own, but they can add child versions of certain NFL stars to their teams using the "Create-A-Player" feature. <text:s/>Kids play a simplified, 5-on-5 reduction of the sport, with no penalties and power-ups for good plays. Speed is of the essence, as quarters are over in a minute. Features season, Hall of Fame, and exhibition modes. <text:s/>Backyard Football is the first game in the Backyard Sports series to be licensed by its respective national league.</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football&quot;&gt; &lt;year&gt;1999&lt;/year&gt; &lt;rating&gt;ESRB - E (Everyone)&lt;/rating&gt; &lt;title&gt;Backyard Football &lt;/title&gt; &lt;pub&gt;GT Interactive Software Corp.&lt;/pub&gt; &lt;dev&gt;Humongous Entertainment, Inc.&lt;/dev&gt; &lt;genre&gt;Sports/Football&lt;/genre&gt; &lt;score&gt;3.8&lt;/score&gt; &lt;player&gt;1-2 Players&lt;/player&gt; &lt;story&gt;The original American football entry in the Backyard Sports series, Backyard Football lays the groundwork for kid-friendly football simulation. Not only can kids create players of their own, but they can add child versions of certain NFL stars to their teams using the &quot;Create-A-Player&quot; feature.  Kids play a simplified, 5-on-5 reduction of the sport, with no penalties and power-ups for good plays. Speed is of the essence, as quarters are over in a minute. Features season, Hall of Fame, and exhibition modes.  Backyard Football is the first game in the Backyard Sports series to be licensed by its respective national league.&lt;/story&gt; &lt;/game&gt;">
            <text:p>&lt;game name="football"&gt; &lt;year&gt;1999&lt;/year&gt; &lt;rating&gt;ESRB - E (Everyone)&lt;/rating&gt; &lt;title&gt;Backyard Football &lt;/title&gt; &lt;pub&gt;GT Interactive Software Corp.&lt;/pub&gt; &lt;dev&gt;Humongous Entertainment, Inc.&lt;/dev&gt; &lt;genre&gt;Sports/Football&lt;/genre&gt; &lt;score&gt;3.8&lt;/score&gt; &lt;player&gt;1-2 Players&lt;/player&gt; &lt;story&gt;The original American football entry in the Backyard Sports series, Backyard Football lays the groundwork for kid-friendly football simulation. Not only can kids create players of their own, but they can add child versions of certain NFL stars to their teams using the "Create-A-Player" feature. <text:s/>Kids play a simplified, 5-on-5 reduction of the sport, with no penalties and power-ups for good plays. Speed is of the essence, as quarters are over in a minute. Features season, Hall of Fame, and exhibition modes. <text:s/>Backyard Football is the first game in the Backyard Sports series to be licensed by its respective national league.&lt;/story&gt; &lt;/game&gt;</text:p>
          </table:table-cell>
          <table:table-cell table:number-columns-repeated="1012"/>
        </table:table-row>
        <table:table-row table:style-name="ro1">
          <table:table-cell office:value-type="string">
            <text:p>bargon</text:p>
          </table:table-cell>
          <table:table-cell office:value-type="string">
            <text:p>1992</text:p>
          </table:table-cell>
          <table:table-cell office:value-type="string">
            <text:p>ESRB - E (Everyone)</text:p>
          </table:table-cell>
          <table:table-cell office:value-type="string">
            <text:p>Bargon Attack </text:p>
          </table:table-cell>
          <table:table-cell table:number-columns-repeated="2" office:value-type="string">
            <text:p>Coktel Vision</text:p>
          </table:table-cell>
          <table:table-cell office:value-type="string">
            <text:p>Adventure</text:p>
          </table:table-cell>
          <table:table-cell office:value-type="float" office:value="3.1">
            <text:p>3.1</text:p>
          </table:table-cell>
          <table:table-cell office:value-type="string">
            <text:p>1 Player</text:p>
          </table:table-cell>
          <table:table-cell office:value-type="string">
            <text:p>Bargon Attack is one of the less known adventures from Coktel Vision, though it was one of the first that introduced the unique interface that was used in many Coktel games that followed. It was also one of the first of Coktel's games to use FMV technology in cut-scenes. <text:s/>The gameplay is a mix of science fiction, cyberpunk and comedy elements. It takes place in the near future when an alien race named Bargon conquered the Earth and enslaved its people. You take a role of the young programmer who decides to put an end to the cruel aliens. You'll travel through 20 or so locations. Each one consists of 1 to 3 screens, similar to other Coktel games. <text:s/>Along your travels, you'll face dangerous creatures and some strange alien technology. There are some occasions when you can die (though the option to replay the level is always available), plus the game also features several arcade sequences.</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bargon&quot;&gt; &lt;year&gt;1992&lt;/year&gt; &lt;rating&gt;ESRB - E (Everyone)&lt;/rating&gt; &lt;title&gt;Bargon Attack &lt;/title&gt; &lt;pub&gt;Coktel Vision&lt;/pub&gt; &lt;dev&gt;Coktel Vision&lt;/dev&gt; &lt;genre&gt;Adventure&lt;/genre&gt; &lt;score&gt;3.1&lt;/score&gt; &lt;player&gt;1 Player&lt;/player&gt; &lt;story&gt;Bargon Attack is one of the less known adventures from Coktel Vision, though it was one of the first that introduced the unique interface that was used in many Coktel games that followed. It was also one of the first of Coktel's games to use FMV technology in cut-scenes.  The gameplay is a mix of science fiction, cyberpunk and comedy elements. It takes place in the near future when an alien race named Bargon conquered the Earth and enslaved its people. You take a role of the young programmer who decides to put an end to the cruel aliens. You'll travel through 20 or so locations. Each one consists of 1 to 3 screens, similar to other Coktel games.  Along your travels, you'll face dangerous creatures and some strange alien technology. There are some occasions when you can die (though the option to replay the level is always available), plus the game also features several arcade sequences.&lt;/story&gt; &lt;/game&gt;">
            <text:p>&lt;game name="bargon"&gt; &lt;year&gt;1992&lt;/year&gt; &lt;rating&gt;ESRB - E (Everyone)&lt;/rating&gt; &lt;title&gt;Bargon Attack &lt;/title&gt; &lt;pub&gt;Coktel Vision&lt;/pub&gt; &lt;dev&gt;Coktel Vision&lt;/dev&gt; &lt;genre&gt;Adventure&lt;/genre&gt; &lt;score&gt;3.1&lt;/score&gt; &lt;player&gt;1 Player&lt;/player&gt; &lt;story&gt;Bargon Attack is one of the less known adventures from Coktel Vision, though it was one of the first that introduced the unique interface that was used in many Coktel games that followed. It was also one of the first of Coktel's games to use FMV technology in cut-scenes. <text:s/>The gameplay is a mix of science fiction, cyberpunk and comedy elements. It takes place in the near future when an alien race named Bargon conquered the Earth and enslaved its people. You take a role of the young programmer who decides to put an end to the cruel aliens. You'll travel through 20 or so locations. Each one consists of 1 to 3 screens, similar to other Coktel games. <text:s/>Along your travels, you'll face dangerous creatures and some strange alien technology. There are some occasions when you can die (though the option to replay the level is always available), plus the game also features several arcade sequences.&lt;/story&gt; &lt;/game&gt;</text:p>
          </table:table-cell>
          <table:table-cell table:number-columns-repeated="1012"/>
        </table:table-row>
        <table:table-row table:style-name="ro1">
          <table:table-cell office:value-type="string">
            <text:p>brstorm</text:p>
          </table:table-cell>
          <table:table-cell office:value-type="string">
            <text:p>1993</text:p>
          </table:table-cell>
          <table:table-cell office:value-type="string">
            <text:p>ESRB - EC (Early Childhood)</text:p>
          </table:table-cell>
          <table:table-cell office:value-type="string">
            <text:p>Bear Stormin' </text:p>
          </table:table-cell>
          <table:table-cell table:number-columns-repeated="2" office:value-type="string">
            <text:p>Humongous Entertainment, Inc.</text:p>
          </table:table-cell>
          <table:table-cell office:value-type="string">
            <text:p>Action</text:p>
          </table:table-cell>
          <table:table-cell office:value-type="float" office:value="2.4">
            <text:p>2.4</text:p>
          </table:table-cell>
          <table:table-cell office:value-type="string">
            <text:p>1 Player</text:p>
          </table:table-cell>
          <table:table-cell office:value-type="string">
            <text:p>Bear Stormin' is one of the minigames in Putt-Putt Goes to the Moon. It is similar to the game "Circus Stormin'" from Putt-Putt &amp; Fatty Bear's Activity Pack, except that instead of Putt-Putt donning a propeller and instead of the theme being a circus, it depicts a bear flying a propeller plane, and the theme is a farm. </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brstorm&quot;&gt; &lt;year&gt;1993&lt;/year&gt; &lt;rating&gt;ESRB - EC (Early Childhood)&lt;/rating&gt; &lt;title&gt;Bear Stormin' &lt;/title&gt; &lt;pub&gt;Humongous Entertainment, Inc.&lt;/pub&gt; &lt;dev&gt;Humongous Entertainment, Inc.&lt;/dev&gt; &lt;genre&gt;Action&lt;/genre&gt; &lt;score&gt;2.4&lt;/score&gt; &lt;player&gt;1 Player&lt;/player&gt; &lt;story&gt;Bear Stormin' is one of the minigames in Putt-Putt Goes to the Moon. It is similar to the game &quot;Circus Stormin'&quot; from Putt-Putt &amp; Fatty Bear's Activity Pack, except that instead of Putt-Putt donning a propeller and instead of the theme being a circus, it depicts a bear flying a propeller plane, and the theme is a farm. &lt;/story&gt; &lt;/game&gt;">
            <text:p>&lt;game name="brstorm"&gt; &lt;year&gt;1993&lt;/year&gt; &lt;rating&gt;ESRB - EC (Early Childhood)&lt;/rating&gt; &lt;title&gt;Bear Stormin' &lt;/title&gt; &lt;pub&gt;Humongous Entertainment, Inc.&lt;/pub&gt; &lt;dev&gt;Humongous Entertainment, Inc.&lt;/dev&gt; &lt;genre&gt;Action&lt;/genre&gt; &lt;score&gt;2.4&lt;/score&gt; &lt;player&gt;1 Player&lt;/player&gt; &lt;story&gt;Bear Stormin' is one of the minigames in Putt-Putt Goes to the Moon. It is similar to the game "Circus Stormin'" from Putt-Putt &amp; Fatty Bear's Activity Pack, except that instead of Putt-Putt donning a propeller and instead of the theme being a circus, it depicts a bear flying a propeller plane, and the theme is a farm. &lt;/story&gt; &lt;/game&gt;</text:p>
          </table:table-cell>
          <table:table-cell table:number-columns-repeated="1012"/>
        </table:table-row>
        <table:table-row table:style-name="ro1">
          <table:table-cell office:value-type="string">
            <text:p>sky</text:p>
          </table:table-cell>
          <table:table-cell office:value-type="string">
            <text:p>1994</text:p>
          </table:table-cell>
          <table:table-cell office:value-type="string">
            <text:p>ESRB - T (Teen)</text:p>
          </table:table-cell>
          <table:table-cell office:value-type="string">
            <text:p>Beneath a Steel Sky </text:p>
          </table:table-cell>
          <table:table-cell office:value-type="string">
            <text:p>Virgin Interactive Entertainment, Inc.</text:p>
          </table:table-cell>
          <table:table-cell office:value-type="string">
            <text:p>Revolution Software</text:p>
          </table:table-cell>
          <table:table-cell office:value-type="string">
            <text:p>Adventure</text:p>
          </table:table-cell>
          <table:table-cell office:value-type="float" office:value="3.9">
            <text:p>3.9</text:p>
          </table:table-cell>
          <table:table-cell office:value-type="string">
            <text:p>1 Player</text:p>
          </table:table-cell>
          <table:table-cell office:value-type="string">
            <text:p>In futuristic Australia, there are giant cities owned solely by corporations, separated by a giant wasteland known as The Gap. When Robert Foster's Gap-dwelling tribe is killed by soldiers from Union City who capture him, everything changes for him. After a narrow escape from the helicopter bringing him there as it inexplicably crashes, Robert and his droid Joey must search the decaying city, attempting to befriend both the snobby rich and the frustrated poor as the two attempt to get out of the city, but in the middle of everything they uncover the dark truth about LINC, the bizarre computer which makes the city tick. <text:s/>The game uses the Virtual Theatre engine from Lure of the Temptress, which allows its characters to move freely independent of the player's input, making the game world more dynamic than it is usually the case in comparable games. Otherwise, the engine provides traditional point-and-click adventure gameplay. <text:s/>The iPhone version introduces a touch-based interface, new animated movies by Dave Gibbons, a context-sensitive hint system and a remastered audio track. </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sky&quot;&gt; &lt;year&gt;1994&lt;/year&gt; &lt;rating&gt;ESRB - T (Teen)&lt;/rating&gt; &lt;title&gt;Beneath a Steel Sky &lt;/title&gt; &lt;pub&gt;Virgin Interactive Entertainment, Inc.&lt;/pub&gt; &lt;dev&gt;Revolution Software&lt;/dev&gt; &lt;genre&gt;Adventure&lt;/genre&gt; &lt;score&gt;3.9&lt;/score&gt; &lt;player&gt;1 Player&lt;/player&gt; &lt;story&gt;In futuristic Australia, there are giant cities owned solely by corporations, separated by a giant wasteland known as The Gap. When Robert Foster's Gap-dwelling tribe is killed by soldiers from Union City who capture him, everything changes for him. After a narrow escape from the helicopter bringing him there as it inexplicably crashes, Robert and his droid Joey must search the decaying city, attempting to befriend both the snobby rich and the frustrated poor as the two attempt to get out of the city, but in the middle of everything they uncover the dark truth about LINC, the bizarre computer which makes the city tick.  The game uses the Virtual Theatre engine from Lure of the Temptress, which allows its characters to move freely independent of the player's input, making the game world more dynamic than it is usually the case in comparable games. Otherwise, the engine provides traditional point-and-click adventure gameplay.  The iPhone version introduces a touch-based interface, new animated movies by Dave Gibbons, a context-sensitive hint system and a remastered audio track. &lt;/story&gt; &lt;/game&gt;">
            <text:p>&lt;game name="sky"&gt; &lt;year&gt;1994&lt;/year&gt; &lt;rating&gt;ESRB - T (Teen)&lt;/rating&gt; &lt;title&gt;Beneath a Steel Sky &lt;/title&gt; &lt;pub&gt;Virgin Interactive Entertainment, Inc.&lt;/pub&gt; &lt;dev&gt;Revolution Software&lt;/dev&gt; &lt;genre&gt;Adventure&lt;/genre&gt; &lt;score&gt;3.9&lt;/score&gt; &lt;player&gt;1 Player&lt;/player&gt; &lt;story&gt;In futuristic Australia, there are giant cities owned solely by corporations, separated by a giant wasteland known as The Gap. When Robert Foster's Gap-dwelling tribe is killed by soldiers from Union City who capture him, everything changes for him. After a narrow escape from the helicopter bringing him there as it inexplicably crashes, Robert and his droid Joey must search the decaying city, attempting to befriend both the snobby rich and the frustrated poor as the two attempt to get out of the city, but in the middle of everything they uncover the dark truth about LINC, the bizarre computer which makes the city tick. <text:s/>The game uses the Virtual Theatre engine from Lure of the Temptress, which allows its characters to move freely independent of the player's input, making the game world more dynamic than it is usually the case in comparable games. Otherwise, the engine provides traditional point-and-click adventure gameplay. <text:s/>The iPhone version introduces a touch-based interface, new animated movies by Dave Gibbons, a context-sensitive hint system and a remastered audio track. &lt;/story&gt; &lt;/game&gt;</text:p>
          </table:table-cell>
          <table:table-cell table:number-columns-repeated="1012"/>
        </table:table-row>
        <table:table-row table:style-name="ro1">
          <table:table-cell office:value-type="string">
            <text:p>bra</text:p>
          </table:table-cell>
          <table:table-cell office:value-type="string">
            <text:p>1995</text:p>
          </table:table-cell>
          <table:table-cell office:value-type="string">
            <text:p>ESRB - E (Everyone)</text:p>
          </table:table-cell>
          <table:table-cell office:value-type="string">
            <text:p>Big Red Adventure, The </text:p>
          </table:table-cell>
          <table:table-cell office:value-type="string">
            <text:p>Core Design Ltd.</text:p>
          </table:table-cell>
          <table:table-cell office:value-type="string">
            <text:p>Dynabyte</text:p>
          </table:table-cell>
          <table:table-cell office:value-type="string">
            <text:p>Adventure</text:p>
          </table:table-cell>
          <table:table-cell office:value-type="float" office:value="3.3">
            <text:p>3.3</text:p>
          </table:table-cell>
          <table:table-cell office:value-type="string">
            <text:p>1 Player</text:p>
          </table:table-cell>
          <table:table-cell office:value-type="string">
            <text:p>The Big Red Adventure is a point-and-click adventure taking place in Russia after Michael Gorbatsjov's Perestroika. You move your character over hand-drawn backgrounds, solving a big mystery that's taking place over an entire continent. <text:s/>The story is split into three parts and in each part you control one of three characters in the game. You can play a nerdy looking guy, a brainless bodybuilder and a femme fatale.</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ra&quot;&gt; &lt;year&gt;1995&lt;/year&gt; &lt;rating&gt;ESRB - E (Everyone)&lt;/rating&gt; &lt;title&gt;Big Red Adventure, The &lt;/title&gt; &lt;pub&gt;Core Design Ltd.&lt;/pub&gt; &lt;dev&gt;Dynabyte&lt;/dev&gt; &lt;genre&gt;Adventure&lt;/genre&gt; &lt;score&gt;3.3&lt;/score&gt; &lt;player&gt;1 Player&lt;/player&gt; &lt;story&gt;The Big Red Adventure is a point-and-click adventure taking place in Russia after Michael Gorbatsjov's Perestroika. You move your character over hand-drawn backgrounds, solving a big mystery that's taking place over an entire continent.  The story is split into three parts and in each part you control one of three characters in the game. You can play a nerdy looking guy, a brainless bodybuilder and a femme fatale.&lt;/story&gt; &lt;/game&gt;">
            <text:p>&lt;game name="bra"&gt; &lt;year&gt;1995&lt;/year&gt; &lt;rating&gt;ESRB - E (Everyone)&lt;/rating&gt; &lt;title&gt;Big Red Adventure, The &lt;/title&gt; &lt;pub&gt;Core Design Ltd.&lt;/pub&gt; &lt;dev&gt;Dynabyte&lt;/dev&gt; &lt;genre&gt;Adventure&lt;/genre&gt; &lt;score&gt;3.3&lt;/score&gt; &lt;player&gt;1 Player&lt;/player&gt; &lt;story&gt;The Big Red Adventure is a point-and-click adventure taking place in Russia after Michael Gorbatsjov's Perestroika. You move your character over hand-drawn backgrounds, solving a big mystery that's taking place over an entire continent. <text:s/>The story is split into three parts and in each part you control one of three characters in the game. You can play a nerdy looking guy, a brainless bodybuilder and a femme fatale.&lt;/story&gt; &lt;/game&gt;</text:p>
          </table:table-cell>
          <table:table-cell table:number-columns-repeated="1012"/>
        </table:table-row>
        <table:table-row table:style-name="ro1">
          <table:table-cell office:value-type="string">
            <text:p>thinker1-win</text:p>
          </table:table-cell>
          <table:table-cell office:value-type="string">
            <text:p>1997</text:p>
          </table:table-cell>
          <table:table-cell office:value-type="string">
            <text:p>ESRB - EC (Early Childhood)</text:p>
          </table:table-cell>
          <table:table-cell office:value-type="string">
            <text:p>Big Thinkers First Grade </text:p>
          </table:table-cell>
          <table:table-cell table:number-columns-repeated="2" office:value-type="string">
            <text:p>Humongous Entertainment, Inc.</text:p>
          </table:table-cell>
          <table:table-cell office:value-type="string">
            <text:p>Educational</text:p>
          </table:table-cell>
          <table:table-cell office:value-type="string">
            <text:p>3.0</text:p>
          </table:table-cell>
          <table:table-cell office:value-type="string">
            <text:p>1 Player</text:p>
          </table:table-cell>
          <table:table-cell office:value-type="string">
            <text:p>Big Thinkers 1st Grade is the perfect learning supplement to your child's classroom experience. Ben and Becky Brightly's contagious wonder and ability to transform themselves into a variety of shapes and forms engage kids in a fun world of learning and discovery! </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thinker1-win&quot;&gt; &lt;year&gt;1997&lt;/year&gt; &lt;rating&gt;ESRB - EC (Early Childhood)&lt;/rating&gt; &lt;title&gt;Big Thinkers First Grade &lt;/title&gt; &lt;pub&gt;Humongous Entertainment, Inc.&lt;/pub&gt; &lt;dev&gt;Humongous Entertainment, Inc.&lt;/dev&gt; &lt;genre&gt;Educational&lt;/genre&gt; &lt;score&gt;3.0&lt;/score&gt; &lt;player&gt;1 Player&lt;/player&gt; &lt;story&gt;Big Thinkers 1st Grade is the perfect learning supplement to your child's classroom experience. Ben and Becky Brightly's contagious wonder and ability to transform themselves into a variety of shapes and forms engage kids in a fun world of learning and discovery! &lt;/story&gt; &lt;/game&gt;">
            <text:p>&lt;game name="thinker1-win"&gt; &lt;year&gt;1997&lt;/year&gt; &lt;rating&gt;ESRB - EC (Early Childhood)&lt;/rating&gt; &lt;title&gt;Big Thinkers First Grade &lt;/title&gt; &lt;pub&gt;Humongous Entertainment, Inc.&lt;/pub&gt; &lt;dev&gt;Humongous Entertainment, Inc.&lt;/dev&gt; &lt;genre&gt;Educational&lt;/genre&gt; &lt;score&gt;3.0&lt;/score&gt; &lt;player&gt;1 Player&lt;/player&gt; &lt;story&gt;Big Thinkers 1st Grade is the perfect learning supplement to your child's classroom experience. Ben and Becky Brightly's contagious wonder and ability to transform themselves into a variety of shapes and forms engage kids in a fun world of learning and discovery! &lt;/story&gt; &lt;/game&gt;</text:p>
          </table:table-cell>
          <table:table-cell table:number-columns-repeated="1012"/>
        </table:table-row>
        <table:table-row table:style-name="ro1">
          <table:table-cell office:value-type="string">
            <text:p>thinkerk-us</text:p>
          </table:table-cell>
          <table:table-cell office:value-type="string">
            <text:p>1997</text:p>
          </table:table-cell>
          <table:table-cell office:value-type="string">
            <text:p>ESRB - EC (Early Childhood)</text:p>
          </table:table-cell>
          <table:table-cell office:value-type="string">
            <text:p>Big Thinkers Kindergarten </text:p>
          </table:table-cell>
          <table:table-cell table:number-columns-repeated="2" office:value-type="string">
            <text:p>Humongous Entertainment, Inc.</text:p>
          </table:table-cell>
          <table:table-cell office:value-type="string">
            <text:p>Educational</text:p>
          </table:table-cell>
          <table:table-cell office:value-type="string">
            <text:p>3.3</text:p>
          </table:table-cell>
          <table:table-cell office:value-type="string">
            <text:p>1 Player</text:p>
          </table:table-cell>
          <table:table-cell office:value-type="string">
            <text:p>This is an edutainment game where the player joins the Brightly twins Ben and Becky to learn about various kindergarten subjects. Through the usage of their shape-shifting abilities, they lead the player through a variety of activities including Letters in the Sky, Bird Perch Math, and Mealtime Mazes. Doing each activity to completion or for a certain amount of time awards SmartStars, with some games awarding more than others and more being awarded if the activity is played at a higher difficulty. When the player has enough, they can attempt the SuperStar of Smarts challenge, where the SmartStars are used as a way to power the activity. If the player can complete the challenge before all the SmartStars are used up, they are awarded a SuperStar of Smarts and a certificate, and can continue to try for more to go up in rank.</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thinkerk-us&quot;&gt; &lt;year&gt;1997&lt;/year&gt; &lt;rating&gt;ESRB - EC (Early Childhood)&lt;/rating&gt; &lt;title&gt;Big Thinkers Kindergarten &lt;/title&gt; &lt;pub&gt;Humongous Entertainment, Inc.&lt;/pub&gt; &lt;dev&gt;Humongous Entertainment, Inc.&lt;/dev&gt; &lt;genre&gt;Educational&lt;/genre&gt; &lt;score&gt;3.3&lt;/score&gt; &lt;player&gt;1 Player&lt;/player&gt; &lt;story&gt;This is an edutainment game where the player joins the Brightly twins Ben and Becky to learn about various kindergarten subjects. Through the usage of their shape-shifting abilities, they lead the player through a variety of activities including Letters in the Sky, Bird Perch Math, and Mealtime Mazes. Doing each activity to completion or for a certain amount of time awards SmartStars, with some games awarding more than others and more being awarded if the activity is played at a higher difficulty. When the player has enough, they can attempt the SuperStar of Smarts challenge, where the SmartStars are used as a way to power the activity. If the player can complete the challenge before all the SmartStars are used up, they are awarded a SuperStar of Smarts and a certificate, and can continue to try for more to go up in rank.&lt;/story&gt; &lt;/game&gt;">
            <text:p>&lt;game name="thinkerk-us"&gt; &lt;year&gt;1997&lt;/year&gt; &lt;rating&gt;ESRB - EC (Early Childhood)&lt;/rating&gt; &lt;title&gt;Big Thinkers Kindergarten &lt;/title&gt; &lt;pub&gt;Humongous Entertainment, Inc.&lt;/pub&gt; &lt;dev&gt;Humongous Entertainment, Inc.&lt;/dev&gt; &lt;genre&gt;Educational&lt;/genre&gt; &lt;score&gt;3.3&lt;/score&gt; &lt;player&gt;1 Player&lt;/player&gt; &lt;story&gt;This is an edutainment game where the player joins the Brightly twins Ben and Becky to learn about various kindergarten subjects. Through the usage of their shape-shifting abilities, they lead the player through a variety of activities including Letters in the Sky, Bird Perch Math, and Mealtime Mazes. Doing each activity to completion or for a certain amount of time awards SmartStars, with some games awarding more than others and more being awarded if the activity is played at a higher difficulty. When the player has enough, they can attempt the SuperStar of Smarts challenge, where the SmartStars are used as a way to power the activity. If the player can complete the challenge before all the SmartStars are used up, they are awarded a SuperStar of Smarts and a certificate, and can continue to try for more to go up in rank.&lt;/story&gt; &lt;/game&gt;</text:p>
          </table:table-cell>
          <table:table-cell table:number-columns-repeated="1012"/>
        </table:table-row>
        <table:table-row table:style-name="ro1">
          <table:table-cell office:value-type="string">
            <text:p>woodruff-gb</text:p>
          </table:table-cell>
          <table:table-cell office:value-type="string">
            <text:p>1994</text:p>
          </table:table-cell>
          <table:table-cell office:value-type="string">
            <text:p>ESRB - E (Everyone)</text:p>
          </table:table-cell>
          <table:table-cell office:value-type="string">
            <text:p>Bizarre Adventures of Woodruff and the Schnibble of Azimuth, The </text:p>
          </table:table-cell>
          <table:table-cell office:value-type="string">
            <text:p>Sierra On-Line, Inc.</text:p>
          </table:table-cell>
          <table:table-cell office:value-type="string">
            <text:p>Coktel Vision</text:p>
          </table:table-cell>
          <table:table-cell office:value-type="string">
            <text:p>Adventure</text:p>
          </table:table-cell>
          <table:table-cell office:value-type="string">
            <text:p>4.0</text:p>
          </table:table-cell>
          <table:table-cell office:value-type="string">
            <text:p>1 Player</text:p>
          </table:table-cell>
          <table:table-cell office:value-type="string">
            <text:p>After a devastating atomic war, the world population was nearly annihilated, and the survivors had to hide deep underground. In the meantime, a peaceful race of human-like creatures, the boozooks, populated the Earth. After the humans ascended to the surface again, they started a bloody war against this race. The boozooks were mercilessly destroyed, their culture demolished, and in the end of the war they were enslaved by humans. <text:s/>The vertical, economically self-sufficient city of Vlurxtrznbnaxl was erected, controlled by a corrupt leader known as BigWig, who oppressed population with heavy taxes and freedom restrictions. The genius Professor Azimuth, sympathetic to the cause of the boozooks, has discovered a mysterious object or entity known as the Schnibble, which apparently could bring peace and prosperity to the world. However, BigWig's henchmen kidnap the professor and even shoot a teddy bear that belongs to his little adopted half-boozook son Woodruff. Applying a device called Viblefrotzer to himself, Woodruff physically ages fifteen years, and feels strong enough to begin a search for his foster father and find a way to dethrone BigWig. <text:s/>Woodruff is an adventure game with a cartoon-like appearance and many tricky puzzles, similar in art style and design to the Gobliiins series by the same creators. Unlike Gobliiins, this is a full-fledged adventure where the player character can move around freely, explore the large city, and interact with many characters. The interaction with the environment is done with a simple point-and-click system, without separate verb commands. The majority of the puzzles are inventory based; beside items, Woodruff can also use various spells (such as, for example, levitation) as well as ancient boozook formulae, which he has to learn and collect in order to advance in the game.</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woodruff-gb&quot;&gt; &lt;year&gt;1994&lt;/year&gt; &lt;rating&gt;ESRB - E (Everyone)&lt;/rating&gt; &lt;title&gt;Bizarre Adventures of Woodruff and the Schnibble of Azimuth, The &lt;/title&gt; &lt;pub&gt;Sierra On-Line, Inc.&lt;/pub&gt; &lt;dev&gt;Coktel Vision&lt;/dev&gt; &lt;genre&gt;Adventure&lt;/genre&gt; &lt;score&gt;4.0&lt;/score&gt; &lt;player&gt;1 Player&lt;/player&gt; &lt;story&gt;After a devastating atomic war, the world population was nearly annihilated, and the survivors had to hide deep underground. In the meantime, a peaceful race of human-like creatures, the boozooks, populated the Earth. After the humans ascended to the surface again, they started a bloody war against this race. The boozooks were mercilessly destroyed, their culture demolished, and in the end of the war they were enslaved by humans.  The vertical, economically self-sufficient city of Vlurxtrznbnaxl was erected, controlled by a corrupt leader known as BigWig, who oppressed population with heavy taxes and freedom restrictions. The genius Professor Azimuth, sympathetic to the cause of the boozooks, has discovered a mysterious object or entity known as the Schnibble, which apparently could bring peace and prosperity to the world. However, BigWig's henchmen kidnap the professor and even shoot a teddy bear that belongs to his little adopted half-boozook son Woodruff. Applying a device called Viblefrotzer to himself, Woodruff physically ages fifteen years, and feels strong enough to begin a search for his foster father and find a way to dethrone BigWig.  Woodruff is an adventure game with a cartoon-like appearance and many tricky puzzles, similar in art style and design to the Gobliiins series by the same creators. Unlike Gobliiins, this is a full-fledged adventure where the player character can move around freely, explore the large city, and interact with many characters. The interaction with the environment is done with a simple point-and-click system, without separate verb commands. The majority of the puzzles are inventory based; beside items, Woodruff can also use various spells (such as, for example, levitation) as well as ancient boozook formulae, which he has to learn and collect in order to advance in the game.&lt;/story&gt; &lt;/game&gt;">
            <text:p>&lt;game name="woodruff-gb"&gt; &lt;year&gt;1994&lt;/year&gt; &lt;rating&gt;ESRB - E (Everyone)&lt;/rating&gt; &lt;title&gt;Bizarre Adventures of Woodruff and the Schnibble of Azimuth, The &lt;/title&gt; &lt;pub&gt;Sierra On-Line, Inc.&lt;/pub&gt; &lt;dev&gt;Coktel Vision&lt;/dev&gt; &lt;genre&gt;Adventure&lt;/genre&gt; &lt;score&gt;4.0&lt;/score&gt; &lt;player&gt;1 Player&lt;/player&gt; &lt;story&gt;After a devastating atomic war, the world population was nearly annihilated, and the survivors had to hide deep underground. In the meantime, a peaceful race of human-like creatures, the boozooks, populated the Earth. After the humans ascended to the surface again, they started a bloody war against this race. The boozooks were mercilessly destroyed, their culture demolished, and in the end of the war they were enslaved by humans. <text:s/>The vertical, economically self-sufficient city of Vlurxtrznbnaxl was erected, controlled by a corrupt leader known as BigWig, who oppressed population with heavy taxes and freedom restrictions. The genius Professor Azimuth, sympathetic to the cause of the boozooks, has discovered a mysterious object or entity known as the Schnibble, which apparently could bring peace and prosperity to the world. However, BigWig's henchmen kidnap the professor and even shoot a teddy bear that belongs to his little adopted half-boozook son Woodruff. Applying a device called Viblefrotzer to himself, Woodruff physically ages fifteen years, and feels strong enough to begin a search for his foster father and find a way to dethrone BigWig. <text:s/>Woodruff is an adventure game with a cartoon-like appearance and many tricky puzzles, similar in art style and design to the Gobliiins series by the same creators. Unlike Gobliiins, this is a full-fledged adventure where the player character can move around freely, explore the large city, and interact with many characters. The interaction with the environment is done with a simple point-and-click system, without separate verb commands. The majority of the puzzles are inventory based; beside items, Woodruff can also use various spells (such as, for example, levitation) as well as ancient boozook formulae, which he has to learn and collect in order to advance in the game.&lt;/story&gt; &lt;/game&gt;</text:p>
          </table:table-cell>
          <table:table-cell table:number-columns-repeated="1012"/>
        </table:table-row>
        <table:table-row table:style-name="ro1">
          <table:table-cell office:value-type="string">
            <text:p>bc</text:p>
          </table:table-cell>
          <table:table-cell office:value-type="string">
            <text:p>1986</text:p>
          </table:table-cell>
          <table:table-cell office:value-type="string">
            <text:p>ESRB - E (Everyone)</text:p>
          </table:table-cell>
          <table:table-cell office:value-type="string">
            <text:p>Black Cauldron, The </text:p>
          </table:table-cell>
          <table:table-cell table:number-columns-repeated="2" office:value-type="string">
            <text:p>Sierra On-Line, Inc.</text:p>
          </table:table-cell>
          <table:table-cell office:value-type="string">
            <text:p>Adventure</text:p>
          </table:table-cell>
          <table:table-cell office:value-type="string">
            <text:p>3.5</text:p>
          </table:table-cell>
          <table:table-cell office:value-type="string">
            <text:p>1 Player</text:p>
          </table:table-cell>
          <table:table-cell office:value-type="string">
            <text:p>Based on the Disney movie of the same name, The Black Cauldron focuses on the story of Taran, who is an assistant Pig-keeper in the land of Caer Dalben. One day Taran notices that one of his pigs, Hen Wen has magical powers. The Evil Horned King wants the pig so that he can locate the Black Cauldron and ultimately rule the world. Taran must now embark on a mission to rescue Hen Wen and defeat the Evil Horned King before he can discover the Cauldron's location. <text:s/>The Black Cauldron is a side-view adventure game. Gameplay is similar to other Sierra adventure games of its day (such as Space Quest II or King's Quest III) but does not use a text parser. Instead the function keys are used to initiate actions. Players control Taran and can make him walk, run, swim and interact (talk) with other characters in the game. Puzzle-solving and advancement in the plot requires item manipulation of using the right item at the right time or at the right location.</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bc&quot;&gt; &lt;year&gt;1986&lt;/year&gt; &lt;rating&gt;ESRB - E (Everyone)&lt;/rating&gt; &lt;title&gt;Black Cauldron, The &lt;/title&gt; &lt;pub&gt;Sierra On-Line, Inc.&lt;/pub&gt; &lt;dev&gt;Sierra On-Line, Inc.&lt;/dev&gt; &lt;genre&gt;Adventure&lt;/genre&gt; &lt;score&gt;3.5&lt;/score&gt; &lt;player&gt;1 Player&lt;/player&gt; &lt;story&gt;Based on the Disney movie of the same name, The Black Cauldron focuses on the story of Taran, who is an assistant Pig-keeper in the land of Caer Dalben. One day Taran notices that one of his pigs, Hen Wen has magical powers. The Evil Horned King wants the pig so that he can locate the Black Cauldron and ultimately rule the world. Taran must now embark on a mission to rescue Hen Wen and defeat the Evil Horned King before he can discover the Cauldron's location.  The Black Cauldron is a side-view adventure game. Gameplay is similar to other Sierra adventure games of its day (such as Space Quest II or King's Quest III) but does not use a text parser. Instead the function keys are used to initiate actions. Players control Taran and can make him walk, run, swim and interact (talk) with other characters in the game. Puzzle-solving and advancement in the plot requires item manipulation of using the right item at the right time or at the right location.&lt;/story&gt; &lt;/game&gt;">
            <text:p>&lt;game name="bc"&gt; &lt;year&gt;1986&lt;/year&gt; &lt;rating&gt;ESRB - E (Everyone)&lt;/rating&gt; &lt;title&gt;Black Cauldron, The &lt;/title&gt; &lt;pub&gt;Sierra On-Line, Inc.&lt;/pub&gt; &lt;dev&gt;Sierra On-Line, Inc.&lt;/dev&gt; &lt;genre&gt;Adventure&lt;/genre&gt; &lt;score&gt;3.5&lt;/score&gt; &lt;player&gt;1 Player&lt;/player&gt; &lt;story&gt;Based on the Disney movie of the same name, The Black Cauldron focuses on the story of Taran, who is an assistant Pig-keeper in the land of Caer Dalben. One day Taran notices that one of his pigs, Hen Wen has magical powers. The Evil Horned King wants the pig so that he can locate the Black Cauldron and ultimately rule the world. Taran must now embark on a mission to rescue Hen Wen and defeat the Evil Horned King before he can discover the Cauldron's location. <text:s/>The Black Cauldron is a side-view adventure game. Gameplay is similar to other Sierra adventure games of its day (such as Space Quest II or King's Quest III) but does not use a text parser. Instead the function keys are used to initiate actions. Players control Taran and can make him walk, run, swim and interact (talk) with other characters in the game. Puzzle-solving and advancement in the plot requires item manipulation of using the right item at the right time or at the right location.&lt;/story&gt; &lt;/game&gt;</text:p>
          </table:table-cell>
          <table:table-cell table:number-columns-repeated="1012"/>
        </table:table-row>
        <table:table-row table:style-name="ro1">
          <table:table-cell office:value-type="string">
            <text:p>blueforce-cd</text:p>
          </table:table-cell>
          <table:table-cell office:value-type="string">
            <text:p>1993</text:p>
          </table:table-cell>
          <table:table-cell office:value-type="string">
            <text:p>ESRB - T (Teen)</text:p>
          </table:table-cell>
          <table:table-cell office:value-type="string">
            <text:p>Blue Force </text:p>
          </table:table-cell>
          <table:table-cell table:number-columns-repeated="2" office:value-type="string">
            <text:p>Tsunami Media</text:p>
          </table:table-cell>
          <table:table-cell office:value-type="string">
            <text:p>Adventure</text:p>
          </table:table-cell>
          <table:table-cell office:value-type="string">
            <text:p>3.3</text:p>
          </table:table-cell>
          <table:table-cell office:value-type="string">
            <text:p>1 Player</text:p>
          </table:table-cell>
          <table:table-cell office:value-type="string">
            <text:p>May 15 1984. In a bar, shortly after a shady deal took place two men enter the bar. They are undercover cops, and once the criminal notices them, he flees the bar, and as his motorcycle skims past town, the pick-up truck used by the undercover cops isn't capable of keeping up when the criminal goes past a fence into an open field. However, while escaping, he left something very important behind. Three days later, someone breaks one of the agents' house. Inside, John and Jackie Ryan are brutally assassinated by an unknown hitman. Their son Jake witnesses everything hidden from the closet in his parent's room. <text:s/>11 years pass by, and Jake Ryan, living with his grandmother since the incident, joins the Academy and graduates with flying colours. His parents' death turned into a cold case, despite the best attempts by Lyle Jamison, one of John's closest friends and P.I. to bring the criminals into justice. As he is assigned to the local Jackson Beach PD, he learns that stolen National Guard weapons are suspected to be circulating in the area, and one night something catches Jake's eye that might bring him closer to the truth... <text:s/>Designed by former Police Quest mastermind Jim Walls, Blue Force is an adventure game mostly similar to Walls' previous games with Sierra, where real police procedures are blended into the gameplay. Visually it is also inspired by late SCI engine games, with carefully crafted backgrounds overlayed with video-captured sprites as characters. Interface, however, is different, as the player has the complete inventory on the bottom side of the screen and actions (walk, look talk and use) can be reached using the right button.</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blueforce-cd&quot;&gt; &lt;year&gt;1993&lt;/year&gt; &lt;rating&gt;ESRB - T (Teen)&lt;/rating&gt; &lt;title&gt;Blue Force &lt;/title&gt; &lt;pub&gt;Tsunami Media&lt;/pub&gt; &lt;dev&gt;Tsunami Media&lt;/dev&gt; &lt;genre&gt;Adventure&lt;/genre&gt; &lt;score&gt;3.3&lt;/score&gt; &lt;player&gt;1 Player&lt;/player&gt; &lt;story&gt;May 15 1984. In a bar, shortly after a shady deal took place two men enter the bar. They are undercover cops, and once the criminal notices them, he flees the bar, and as his motorcycle skims past town, the pick-up truck used by the undercover cops isn't capable of keeping up when the criminal goes past a fence into an open field. However, while escaping, he left something very important behind. Three days later, someone breaks one of the agents' house. Inside, John and Jackie Ryan are brutally assassinated by an unknown hitman. Their son Jake witnesses everything hidden from the closet in his parent's room.  11 years pass by, and Jake Ryan, living with his grandmother since the incident, joins the Academy and graduates with flying colours. His parents' death turned into a cold case, despite the best attempts by Lyle Jamison, one of John's closest friends and P.I. to bring the criminals into justice. As he is assigned to the local Jackson Beach PD, he learns that stolen National Guard weapons are suspected to be circulating in the area, and one night something catches Jake's eye that might bring him closer to the truth...  Designed by former Police Quest mastermind Jim Walls, Blue Force is an adventure game mostly similar to Walls' previous games with Sierra, where real police procedures are blended into the gameplay. Visually it is also inspired by late SCI engine games, with carefully crafted backgrounds overlayed with video-captured sprites as characters. Interface, however, is different, as the player has the complete inventory on the bottom side of the screen and actions (walk, look talk and use) can be reached using the right button.&lt;/story&gt; &lt;/game&gt;">
            <text:p>&lt;game name="blueforce-cd"&gt; &lt;year&gt;1993&lt;/year&gt; &lt;rating&gt;ESRB - T (Teen)&lt;/rating&gt; &lt;title&gt;Blue Force &lt;/title&gt; &lt;pub&gt;Tsunami Media&lt;/pub&gt; &lt;dev&gt;Tsunami Media&lt;/dev&gt; &lt;genre&gt;Adventure&lt;/genre&gt; &lt;score&gt;3.3&lt;/score&gt; &lt;player&gt;1 Player&lt;/player&gt; &lt;story&gt;May 15 1984. In a bar, shortly after a shady deal took place two men enter the bar. They are undercover cops, and once the criminal notices them, he flees the bar, and as his motorcycle skims past town, the pick-up truck used by the undercover cops isn't capable of keeping up when the criminal goes past a fence into an open field. However, while escaping, he left something very important behind. Three days later, someone breaks one of the agents' house. Inside, John and Jackie Ryan are brutally assassinated by an unknown hitman. Their son Jake witnesses everything hidden from the closet in his parent's room. <text:s/>11 years pass by, and Jake Ryan, living with his grandmother since the incident, joins the Academy and graduates with flying colours. His parents' death turned into a cold case, despite the best attempts by Lyle Jamison, one of John's closest friends and P.I. to bring the criminals into justice. As he is assigned to the local Jackson Beach PD, he learns that stolen National Guard weapons are suspected to be circulating in the area, and one night something catches Jake's eye that might bring him closer to the truth... <text:s/>Designed by former Police Quest mastermind Jim Walls, Blue Force is an adventure game mostly similar to Walls' previous games with Sierra, where real police procedures are blended into the gameplay. Visually it is also inspired by late SCI engine games, with carefully crafted backgrounds overlayed with video-captured sprites as characters. Interface, however, is different, as the player has the complete inventory on the bottom side of the screen and actions (walk, look talk and use) can be reached using the right button.&lt;/story&gt; &lt;/game&gt;</text:p>
          </table:table-cell>
          <table:table-cell table:number-columns-repeated="1012"/>
        </table:table-row>
        <table:table-row table:style-name="ro1">
          <table:table-cell office:value-type="string">
            <text:p>Blues123time</text:p>
          </table:table-cell>
          <table:table-cell office:value-type="string">
            <text:p>1999</text:p>
          </table:table-cell>
          <table:table-cell office:value-type="string">
            <text:p>ESRB - EC (Early Childhood)</text:p>
          </table:table-cell>
          <table:table-cell office:value-type="string">
            <text:p>Blue's 123 Time Activities </text:p>
          </table:table-cell>
          <table:table-cell table:number-columns-repeated="2" office:value-type="string">
            <text:p>Humongous Entertainment, Inc.</text:p>
          </table:table-cell>
          <table:table-cell office:value-type="string">
            <text:p>Educational</text:p>
          </table:table-cell>
          <table:table-cell office:value-type="string">
            <text:p>4.4</text:p>
          </table:table-cell>
          <table:table-cell office:value-type="string">
            <text:p>1 Player</text:p>
          </table:table-cell>
          <table:table-cell office:value-type="string">
            <text:p>Blue's 123 Time Activities is the third Blue's Clues game. Devoted to teaching kids ages 3 to 6 early math and thinking skills, Blue's 123 Time Activities features the characters from the popular preschool television show Blue's Clues. There's a big backyard fair, and emcee Steve greets players in his inimitable fashion. The game is a series of mini-games tied together with the backyard fair theme, each geared toward teaching match and logic skills while it entertains. <text:s/>A breakdown of the mini-games: **Baby Bear's Card Game. Players try to be the first to get rid of all their cards. This is a variation of Go Fish - players match shapes and quantities. **Bell's Souvenir Stand. Players weigh souvenirs to fill requests. **Felt Friend's Pattern Parade. Players help decorate floats by completing patterns. **Shovel and Pail's Mother May I? Game. Uses a simple number line to help kids count and add. **Mr. Salt and Mrs. Pepper's Snack Stand. Kids sort food items according to their attributes. **In Tink's Train Ride, players help Tink build his train while learning about adding and subtracting items in the bins. **Cash Register's Prize Tent is the place to redeem Blue Dollars that have been earned from playing the other activities. Use Blue Dollars to earn a Big Prize. There are 9 parts needed to assemble each Big Prize. </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Blues123time&quot;&gt; &lt;year&gt;1999&lt;/year&gt; &lt;rating&gt;ESRB - EC (Early Childhood)&lt;/rating&gt; &lt;title&gt;Blue's 123 Time Activities &lt;/title&gt; &lt;pub&gt;Humongous Entertainment, Inc.&lt;/pub&gt; &lt;dev&gt;Humongous Entertainment, Inc.&lt;/dev&gt; &lt;genre&gt;Educational&lt;/genre&gt; &lt;score&gt;4.4&lt;/score&gt; &lt;player&gt;1 Player&lt;/player&gt; &lt;story&gt;Blue's 123 Time Activities is the third Blue's Clues game. Devoted to teaching kids ages 3 to 6 early math and thinking skills, Blue's 123 Time Activities features the characters from the popular preschool television show Blue's Clues. There's a big backyard fair, and emcee Steve greets players in his inimitable fashion. The game is a series of mini-games tied together with the backyard fair theme, each geared toward teaching match and logic skills while it entertains.  A breakdown of the mini-games: **Baby Bear's Card Game. Players try to be the first to get rid of all their cards. This is a variation of Go Fish - players match shapes and quantities. **Bell's Souvenir Stand. Players weigh souvenirs to fill requests. **Felt Friend's Pattern Parade. Players help decorate floats by completing patterns. **Shovel and Pail's Mother May I? Game. Uses a simple number line to help kids count and add. **Mr. Salt and Mrs. Pepper's Snack Stand. Kids sort food items according to their attributes. **In Tink's Train Ride, players help Tink build his train while learning about adding and subtracting items in the bins. **Cash Register's Prize Tent is the place to redeem Blue Dollars that have been earned from playing the other activities. Use Blue Dollars to earn a Big Prize. There are 9 parts needed to assemble each Big Prize. &lt;/story&gt; &lt;/game&gt;">
            <text:p>&lt;game name="Blues123time"&gt; &lt;year&gt;1999&lt;/year&gt; &lt;rating&gt;ESRB - EC (Early Childhood)&lt;/rating&gt; &lt;title&gt;Blue's 123 Time Activities &lt;/title&gt; &lt;pub&gt;Humongous Entertainment, Inc.&lt;/pub&gt; &lt;dev&gt;Humongous Entertainment, Inc.&lt;/dev&gt; &lt;genre&gt;Educational&lt;/genre&gt; &lt;score&gt;4.4&lt;/score&gt; &lt;player&gt;1 Player&lt;/player&gt; &lt;story&gt;Blue's 123 Time Activities is the third Blue's Clues game. Devoted to teaching kids ages 3 to 6 early math and thinking skills, Blue's 123 Time Activities features the characters from the popular preschool television show Blue's Clues. There's a big backyard fair, and emcee Steve greets players in his inimitable fashion. The game is a series of mini-games tied together with the backyard fair theme, each geared toward teaching match and logic skills while it entertains. <text:s/>A breakdown of the mini-games: **Baby Bear's Card Game. Players try to be the first to get rid of all their cards. This is a variation of Go Fish - players match shapes and quantities. **Bell's Souvenir Stand. Players weigh souvenirs to fill requests. **Felt Friend's Pattern Parade. Players help decorate floats by completing patterns. **Shovel and Pail's Mother May I? Game. Uses a simple number line to help kids count and add. **Mr. Salt and Mrs. Pepper's Snack Stand. Kids sort food items according to their attributes. **In Tink's Train Ride, players help Tink build his train while learning about adding and subtracting items in the bins. **Cash Register's Prize Tent is the place to redeem Blue Dollars that have been earned from playing the other activities. Use Blue Dollars to earn a Big Prize. There are 9 parts needed to assemble each Big Prize. &lt;/story&gt; &lt;/game&gt;</text:p>
          </table:table-cell>
          <table:table-cell table:number-columns-repeated="1012"/>
        </table:table-row>
        <table:table-row table:style-name="ro1">
          <table:table-cell office:value-type="string">
            <text:p>BluesABCTime</text:p>
          </table:table-cell>
          <table:table-cell office:value-type="string">
            <text:p>1998</text:p>
          </table:table-cell>
          <table:table-cell office:value-type="string">
            <text:p>ESRB - EC (Early Childhood)</text:p>
          </table:table-cell>
          <table:table-cell office:value-type="string">
            <text:p>Blue's ABC Time Activities </text:p>
          </table:table-cell>
          <table:table-cell table:number-columns-repeated="2" office:value-type="string">
            <text:p>Humongous Entertainment, Inc.</text:p>
          </table:table-cell>
          <table:table-cell office:value-type="string">
            <text:p>Educational</text:p>
          </table:table-cell>
          <table:table-cell office:value-type="float" office:value="3.9">
            <text:p>3.9</text:p>
          </table:table-cell>
          <table:table-cell office:value-type="string">
            <text:p>1 Player</text:p>
          </table:table-cell>
          <table:table-cell office:value-type="string">
            <text:p>Children help Blue collect words for her silly story book through various activities, including rhyming with slippery, going on an animal safari, helping the felt friends with their puzzle and making snacks with Mr. Salt and Mrs. Pepper. Each activity is designed to encourage letter and sound recognition in a fun, familiar setting.</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BluesABCTime&quot;&gt; &lt;year&gt;1998&lt;/year&gt; &lt;rating&gt;ESRB - EC (Early Childhood)&lt;/rating&gt; &lt;title&gt;Blue's ABC Time Activities &lt;/title&gt; &lt;pub&gt;Humongous Entertainment, Inc.&lt;/pub&gt; &lt;dev&gt;Humongous Entertainment, Inc.&lt;/dev&gt; &lt;genre&gt;Educational&lt;/genre&gt; &lt;score&gt;3.9&lt;/score&gt; &lt;player&gt;1 Player&lt;/player&gt; &lt;story&gt;Children help Blue collect words for her silly story book through various activities, including rhyming with slippery, going on an animal safari, helping the felt friends with their puzzle and making snacks with Mr. Salt and Mrs. Pepper. Each activity is designed to encourage letter and sound recognition in a fun, familiar setting.&lt;/story&gt; &lt;/game&gt;">
            <text:p>&lt;game name="BluesABCTime"&gt; &lt;year&gt;1998&lt;/year&gt; &lt;rating&gt;ESRB - EC (Early Childhood)&lt;/rating&gt; &lt;title&gt;Blue's ABC Time Activities &lt;/title&gt; &lt;pub&gt;Humongous Entertainment, Inc.&lt;/pub&gt; &lt;dev&gt;Humongous Entertainment, Inc.&lt;/dev&gt; &lt;genre&gt;Educational&lt;/genre&gt; &lt;score&gt;3.9&lt;/score&gt; &lt;player&gt;1 Player&lt;/player&gt; &lt;story&gt;Children help Blue collect words for her silly story book through various activities, including rhyming with slippery, going on an animal safari, helping the felt friends with their puzzle and making snacks with Mr. Salt and Mrs. Pepper. Each activity is designed to encourage letter and sound recognition in a fun, familiar setting.&lt;/story&gt; &lt;/game&gt;</text:p>
          </table:table-cell>
          <table:table-cell table:number-columns-repeated="1012"/>
        </table:table-row>
        <table:table-row table:style-name="ro1">
          <table:table-cell office:value-type="string">
            <text:p>arttime</text:p>
          </table:table-cell>
          <table:table-cell office:value-type="string">
            <text:p>2000</text:p>
          </table:table-cell>
          <table:table-cell office:value-type="string">
            <text:p>ESRB - EC (Early Childhood)</text:p>
          </table:table-cell>
          <table:table-cell office:value-type="string">
            <text:p>Blue's Art Time Activities </text:p>
          </table:table-cell>
          <table:table-cell table:number-columns-repeated="2" office:value-type="string">
            <text:p>Humongous Entertainment, Inc.</text:p>
          </table:table-cell>
          <table:table-cell office:value-type="string">
            <text:p>Educational</text:p>
          </table:table-cell>
          <table:table-cell office:value-type="float" office:value="3.9">
            <text:p>3.9</text:p>
          </table:table-cell>
          <table:table-cell office:value-type="string">
            <text:p>1 Player</text:p>
          </table:table-cell>
          <table:table-cell office:value-type="string">
            <text:p>In Blue's Art Time Activities - based on the children's television series Blue's Clues - Blue and her human friend Steve invite the player to join them as they prepare for the Really Big Art Show at Blue's school. With the help of some other characters from the series, the player will assemble and embellish many pieces to be displayed in the art show while learning some art basics such as color-mixing, shapes, textures, and primary colors. Each activity allows the player to create and save several pieces in Blue's portfolio. <text:s/>The player is provided with a checklist inside the portfolio, showing the characters to assist and activities to be finished before the Art Show may commence: **Help Periwinkle illustrate her storybook using crayons and stickers **Create an invitation to the Really Big Art Show with Marky Marker **Find some recyclable pieces for Al Luminum and assemble a diorama using a blueprint **Mix colors to advance through a hopscotch board game **Put together shapes to create a mural and story with Chalk Girl - watch it animate Once all the activities have been finished, the player is ready to participate in the Art Show and select his favorite art piece to award a ribbon to. <text:s/>Blue's Art Time Activities uses a point-and-click and click-and-drag method as in other <text:s/>Blue's Clues games and allows the player to print his completed pieces; an option that can be turned off by a parent. The game is intended for the 3 - 6 year-old, complementing a preschool artistic curriculum as well as providing creative free play. </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arttime&quot;&gt; &lt;year&gt;2000&lt;/year&gt; &lt;rating&gt;ESRB - EC (Early Childhood)&lt;/rating&gt; &lt;title&gt;Blue's Art Time Activities &lt;/title&gt; &lt;pub&gt;Humongous Entertainment, Inc.&lt;/pub&gt; &lt;dev&gt;Humongous Entertainment, Inc.&lt;/dev&gt; &lt;genre&gt;Educational&lt;/genre&gt; &lt;score&gt;3.9&lt;/score&gt; &lt;player&gt;1 Player&lt;/player&gt; &lt;story&gt;In Blue's Art Time Activities - based on the children's television series Blue's Clues - Blue and her human friend Steve invite the player to join them as they prepare for the Really Big Art Show at Blue's school. With the help of some other characters from the series, the player will assemble and embellish many pieces to be displayed in the art show while learning some art basics such as color-mixing, shapes, textures, and primary colors. Each activity allows the player to create and save several pieces in Blue's portfolio.  The player is provided with a checklist inside the portfolio, showing the characters to assist and activities to be finished before the Art Show may commence: **Help Periwinkle illustrate her storybook using crayons and stickers **Create an invitation to the Really Big Art Show with Marky Marker **Find some recyclable pieces for Al Luminum and assemble a diorama using a blueprint **Mix colors to advance through a hopscotch board game **Put together shapes to create a mural and story with Chalk Girl - watch it animate Once all the activities have been finished, the player is ready to participate in the Art Show and select his favorite art piece to award a ribbon to.  Blue's Art Time Activities uses a point-and-click and click-and-drag method as in other  Blue's Clues games and allows the player to print his completed pieces; an option that can be turned off by a parent. The game is intended for the 3 - 6 year-old, complementing a preschool artistic curriculum as well as providing creative free play. &lt;/story&gt; &lt;/game&gt;">
            <text:p>&lt;game name="arttime"&gt; &lt;year&gt;2000&lt;/year&gt; &lt;rating&gt;ESRB - EC (Early Childhood)&lt;/rating&gt; &lt;title&gt;Blue's Art Time Activities &lt;/title&gt; &lt;pub&gt;Humongous Entertainment, Inc.&lt;/pub&gt; &lt;dev&gt;Humongous Entertainment, Inc.&lt;/dev&gt; &lt;genre&gt;Educational&lt;/genre&gt; &lt;score&gt;3.9&lt;/score&gt; &lt;player&gt;1 Player&lt;/player&gt; &lt;story&gt;In Blue's Art Time Activities - based on the children's television series Blue's Clues - Blue and her human friend Steve invite the player to join them as they prepare for the Really Big Art Show at Blue's school. With the help of some other characters from the series, the player will assemble and embellish many pieces to be displayed in the art show while learning some art basics such as color-mixing, shapes, textures, and primary colors. Each activity allows the player to create and save several pieces in Blue's portfolio. <text:s/>The player is provided with a checklist inside the portfolio, showing the characters to assist and activities to be finished before the Art Show may commence: **Help Periwinkle illustrate her storybook using crayons and stickers **Create an invitation to the Really Big Art Show with Marky Marker **Find some recyclable pieces for Al Luminum and assemble a diorama using a blueprint **Mix colors to advance through a hopscotch board game **Put together shapes to create a mural and story with Chalk Girl - watch it animate Once all the activities have been finished, the player is ready to participate in the Art Show and select his favorite art piece to award a ribbon to. <text:s/>Blue's Art Time Activities uses a point-and-click and click-and-drag method as in other <text:s/>Blue's Clues games and allows the player to print his completed pieces; an option that can be turned off by a parent. The game is intended for the 3 - 6 year-old, complementing a preschool artistic curriculum as well as providing creative free play. &lt;/story&gt; &lt;/game&gt;</text:p>
          </table:table-cell>
          <table:table-cell table:number-columns-repeated="1012"/>
        </table:table-row>
        <table:table-row table:style-name="ro1">
          <table:table-cell office:value-type="string">
            <text:p>BluesBirthday</text:p>
          </table:table-cell>
          <table:table-cell office:value-type="string">
            <text:p>1999</text:p>
          </table:table-cell>
          <table:table-cell office:value-type="string">
            <text:p>ESRB - EC (Early Childhood)</text:p>
          </table:table-cell>
          <table:table-cell office:value-type="string">
            <text:p>Blue's Birthday Adventure - Red </text:p>
          </table:table-cell>
          <table:table-cell table:number-columns-repeated="2" office:value-type="string">
            <text:p>Humongous Entertainment, Inc.</text:p>
          </table:table-cell>
          <table:table-cell office:value-type="string">
            <text:p>Educational</text:p>
          </table:table-cell>
          <table:table-cell office:value-type="string">
            <text:p>4.3</text:p>
          </table:table-cell>
          <table:table-cell office:value-type="string">
            <text:p>1 Player</text:p>
          </table:table-cell>
          <table:table-cell office:value-type="string">
            <text:p>In Blue's Clues: Blue's Birthday Adventure, spotted puppy Blue and her human friend Steve prepare for Blue's birthday party. Four questions are posed to the player: What does Blue want to do at her party? What does Blue want to play at her party? What does Blue want to give her guests at her party? What does Blue want to eat at her party? As in the Blue's Clues television show that the characters are based on and in Blue's Treasure Hunt, each question can be solved by discovering "clues" indicated by blue paw prints. As each set of three clues is collected, Steve retires to his thinking chair to ponder the clues, and the player must select the most likely combination from a group of three pictures. The player's reward is the party itself with a special activity dictated by the question that was solved. <text:s/>There are two discs, each one covering two questions, or pathways - each pathway is a complete game, and can be played independently of the others, in any order. There are nine directed activities in the game: **Find My Friend **Tickety's Puzzles **Pizza Making **Flower Picking **Party Toys **Hide and Seek **Find Turquoise **Treasure Hunt **Mixed-up Music These activities are set to an intermediate difficulty level as a default, and will adjust automatically up as a level is completed, or down if the player seems to be having a problem. They can also be set manually from the Pathway selection screen. In addition, there are some purely creative play activities that don't have difficulty levels, such as choosing a gift for Blue and selecting puppets and scenery for the puppet show. As in other Blue's Clues games gameplay uses the mouse to point, click and drag. <text:s/>Parents can view a printable progress report available from the sign-in screen, which shows what activities and at what levels the user has played. </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BluesBirthday&quot;&gt; &lt;year&gt;1999&lt;/year&gt; &lt;rating&gt;ESRB - EC (Early Childhood)&lt;/rating&gt; &lt;title&gt;Blue's Birthday Adventure - Red &lt;/title&gt; &lt;pub&gt;Humongous Entertainment, Inc.&lt;/pub&gt; &lt;dev&gt;Humongous Entertainment, Inc.&lt;/dev&gt; &lt;genre&gt;Educational&lt;/genre&gt; &lt;score&gt;4.3&lt;/score&gt; &lt;player&gt;1 Player&lt;/player&gt; &lt;story&gt;In Blue's Clues: Blue's Birthday Adventure, spotted puppy Blue and her human friend Steve prepare for Blue's birthday party. Four questions are posed to the player: What does Blue want to do at her party? What does Blue want to play at her party? What does Blue want to give her guests at her party? What does Blue want to eat at her party? As in the Blue's Clues television show that the characters are based on and in Blue's Treasure Hunt, each question can be solved by discovering &quot;clues&quot; indicated by blue paw prints. As each set of three clues is collected, Steve retires to his thinking chair to ponder the clues, and the player must select the most likely combination from a group of three pictures. The player's reward is the party itself with a special activity dictated by the question that was solved.  There are two discs, each one covering two questions, or pathways - each pathway is a complete game, and can be played independently of the others, in any order. There are nine directed activities in the game: **Find My Friend **Tickety's Puzzles **Pizza Making **Flower Picking **Party Toys **Hide and Seek **Find Turquoise **Treasure Hunt **Mixed-up Music These activities are set to an intermediate difficulty level as a default, and will adjust automatically up as a level is completed, or down if the player seems to be having a problem. They can also be set manually from the Pathway selection screen. In addition, there are some purely creative play activities that don't have difficulty levels, such as choosing a gift for Blue and selecting puppets and scenery for the puppet show. As in other Blue's Clues games gameplay uses the mouse to point, click and drag.  Parents can view a printable progress report available from the sign-in screen, which shows what activities and at what levels the user has played. &lt;/story&gt; &lt;/game&gt;">
            <text:p>&lt;game name="BluesBirthday"&gt; &lt;year&gt;1999&lt;/year&gt; &lt;rating&gt;ESRB - EC (Early Childhood)&lt;/rating&gt; &lt;title&gt;Blue's Birthday Adventure - Red &lt;/title&gt; &lt;pub&gt;Humongous Entertainment, Inc.&lt;/pub&gt; &lt;dev&gt;Humongous Entertainment, Inc.&lt;/dev&gt; &lt;genre&gt;Educational&lt;/genre&gt; &lt;score&gt;4.3&lt;/score&gt; &lt;player&gt;1 Player&lt;/player&gt; &lt;story&gt;In Blue's Clues: Blue's Birthday Adventure, spotted puppy Blue and her human friend Steve prepare for Blue's birthday party. Four questions are posed to the player: What does Blue want to do at her party? What does Blue want to play at her party? What does Blue want to give her guests at her party? What does Blue want to eat at her party? As in the Blue's Clues television show that the characters are based on and in Blue's Treasure Hunt, each question can be solved by discovering "clues" indicated by blue paw prints. As each set of three clues is collected, Steve retires to his thinking chair to ponder the clues, and the player must select the most likely combination from a group of three pictures. The player's reward is the party itself with a special activity dictated by the question that was solved. <text:s/>There are two discs, each one covering two questions, or pathways - each pathway is a complete game, and can be played independently of the others, in any order. There are nine directed activities in the game: **Find My Friend **Tickety's Puzzles **Pizza Making **Flower Picking **Party Toys **Hide and Seek **Find Turquoise **Treasure Hunt **Mixed-up Music These activities are set to an intermediate difficulty level as a default, and will adjust automatically up as a level is completed, or down if the player seems to be having a problem. They can also be set manually from the Pathway selection screen. In addition, there are some purely creative play activities that don't have difficulty levels, such as choosing a gift for Blue and selecting puppets and scenery for the puppet show. As in other Blue's Clues games gameplay uses the mouse to point, click and drag. <text:s/>Parents can view a printable progress report available from the sign-in screen, which shows what activities and at what levels the user has played. &lt;/story&gt; &lt;/game&gt;</text:p>
          </table:table-cell>
          <table:table-cell table:number-columns-repeated="1012"/>
        </table:table-row>
        <table:table-row table:style-name="ro1">
          <table:table-cell office:value-type="string">
            <text:p>BluesBirthday-1</text:p>
          </table:table-cell>
          <table:table-cell office:value-type="string">
            <text:p>1999</text:p>
          </table:table-cell>
          <table:table-cell office:value-type="string">
            <text:p>ESRB - EC (Early Childhood)</text:p>
          </table:table-cell>
          <table:table-cell office:value-type="string">
            <text:p>Blue's Birthday Adventure - Yellow </text:p>
          </table:table-cell>
          <table:table-cell table:number-columns-repeated="2" office:value-type="string">
            <text:p>Humongous Entertainment, Inc.</text:p>
          </table:table-cell>
          <table:table-cell office:value-type="string">
            <text:p>Educational</text:p>
          </table:table-cell>
          <table:table-cell office:value-type="string">
            <text:p>4.3</text:p>
          </table:table-cell>
          <table:table-cell office:value-type="string">
            <text:p>1 Player</text:p>
          </table:table-cell>
          <table:table-cell office:value-type="string">
            <text:p>In Blue's Clues: Blue's Birthday Adventure, spotted puppy Blue and her human friend Steve prepare for Blue's birthday party. Four questions are posed to the player: What does Blue want to do at her party? What does Blue want to play at her party? What does Blue want to give her guests at her party? What does Blue want to eat at her party? As in the Blue's Clues television show that the characters are based on and in Blue's Treasure Hunt, each question can be solved by discovering "clues" indicated by blue paw prints. As each set of three clues is collected, Steve retires to his thinking chair to ponder the clues, and the player must select the most likely combination from a group of three pictures. The player's reward is the party itself with a special activity dictated by the question that was solved. <text:s/>There are two discs, each one covering two questions, or pathways - each pathway is a complete game, and can be played independently of the others, in any order. There are nine directed activities in the game: **Find My Friend **Tickety's Puzzles **Pizza Making **Flower Picking **Party Toys **Hide and Seek **Find Turquoise **Treasure Hunt **Mixed-up Music These activities are set to an intermediate difficulty level as a default, and will adjust automatically up as a level is completed, or down if the player seems to be having a problem. They can also be set manually from the Pathway selection screen. In addition, there are some purely creative play activities that don't have difficulty levels, such as choosing a gift for Blue and selecting puppets and scenery for the puppet show. As in other Blue's Clues games gameplay uses the mouse to point, click and drag. <text:s/>Parents can view a printable progress report available from the sign-in screen, which shows what activities and at what levels the user has played. </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BluesBirthday-1&quot;&gt; &lt;year&gt;1999&lt;/year&gt; &lt;rating&gt;ESRB - EC (Early Childhood)&lt;/rating&gt; &lt;title&gt;Blue's Birthday Adventure - Yellow &lt;/title&gt; &lt;pub&gt;Humongous Entertainment, Inc.&lt;/pub&gt; &lt;dev&gt;Humongous Entertainment, Inc.&lt;/dev&gt; &lt;genre&gt;Educational&lt;/genre&gt; &lt;score&gt;4.3&lt;/score&gt; &lt;player&gt;1 Player&lt;/player&gt; &lt;story&gt;In Blue's Clues: Blue's Birthday Adventure, spotted puppy Blue and her human friend Steve prepare for Blue's birthday party. Four questions are posed to the player: What does Blue want to do at her party? What does Blue want to play at her party? What does Blue want to give her guests at her party? What does Blue want to eat at her party? As in the Blue's Clues television show that the characters are based on and in Blue's Treasure Hunt, each question can be solved by discovering &quot;clues&quot; indicated by blue paw prints. As each set of three clues is collected, Steve retires to his thinking chair to ponder the clues, and the player must select the most likely combination from a group of three pictures. The player's reward is the party itself with a special activity dictated by the question that was solved.  There are two discs, each one covering two questions, or pathways - each pathway is a complete game, and can be played independently of the others, in any order. There are nine directed activities in the game: **Find My Friend **Tickety's Puzzles **Pizza Making **Flower Picking **Party Toys **Hide and Seek **Find Turquoise **Treasure Hunt **Mixed-up Music These activities are set to an intermediate difficulty level as a default, and will adjust automatically up as a level is completed, or down if the player seems to be having a problem. They can also be set manually from the Pathway selection screen. In addition, there are some purely creative play activities that don't have difficulty levels, such as choosing a gift for Blue and selecting puppets and scenery for the puppet show. As in other Blue's Clues games gameplay uses the mouse to point, click and drag.  Parents can view a printable progress report available from the sign-in screen, which shows what activities and at what levels the user has played. &lt;/story&gt; &lt;/game&gt;">
            <text:p>&lt;game name="BluesBirthday-1"&gt; &lt;year&gt;1999&lt;/year&gt; &lt;rating&gt;ESRB - EC (Early Childhood)&lt;/rating&gt; &lt;title&gt;Blue's Birthday Adventure - Yellow &lt;/title&gt; &lt;pub&gt;Humongous Entertainment, Inc.&lt;/pub&gt; &lt;dev&gt;Humongous Entertainment, Inc.&lt;/dev&gt; &lt;genre&gt;Educational&lt;/genre&gt; &lt;score&gt;4.3&lt;/score&gt; &lt;player&gt;1 Player&lt;/player&gt; &lt;story&gt;In Blue's Clues: Blue's Birthday Adventure, spotted puppy Blue and her human friend Steve prepare for Blue's birthday party. Four questions are posed to the player: What does Blue want to do at her party? What does Blue want to play at her party? What does Blue want to give her guests at her party? What does Blue want to eat at her party? As in the Blue's Clues television show that the characters are based on and in Blue's Treasure Hunt, each question can be solved by discovering "clues" indicated by blue paw prints. As each set of three clues is collected, Steve retires to his thinking chair to ponder the clues, and the player must select the most likely combination from a group of three pictures. The player's reward is the party itself with a special activity dictated by the question that was solved. <text:s/>There are two discs, each one covering two questions, or pathways - each pathway is a complete game, and can be played independently of the others, in any order. There are nine directed activities in the game: **Find My Friend **Tickety's Puzzles **Pizza Making **Flower Picking **Party Toys **Hide and Seek **Find Turquoise **Treasure Hunt **Mixed-up Music These activities are set to an intermediate difficulty level as a default, and will adjust automatically up as a level is completed, or down if the player seems to be having a problem. They can also be set manually from the Pathway selection screen. In addition, there are some purely creative play activities that don't have difficulty levels, such as choosing a gift for Blue and selecting puppets and scenery for the puppet show. As in other Blue's Clues games gameplay uses the mouse to point, click and drag. <text:s/>Parents can view a printable progress report available from the sign-in screen, which shows what activities and at what levels the user has played. &lt;/story&gt; &lt;/game&gt;</text:p>
          </table:table-cell>
          <table:table-cell table:number-columns-repeated="1012"/>
        </table:table-row>
        <table:table-row table:style-name="ro1">
          <table:table-cell office:value-type="string">
            <text:p>readtime</text:p>
          </table:table-cell>
          <table:table-cell office:value-type="string">
            <text:p>2000</text:p>
          </table:table-cell>
          <table:table-cell office:value-type="string">
            <text:p>ESRB - EC (Early Childhood)</text:p>
          </table:table-cell>
          <table:table-cell office:value-type="string">
            <text:p>Blue's Reading Time Activities </text:p>
          </table:table-cell>
          <table:table-cell table:number-columns-repeated="2" office:value-type="string">
            <text:p>Humongous Entertainment, Inc.</text:p>
          </table:table-cell>
          <table:table-cell office:value-type="string">
            <text:p>Educational</text:p>
          </table:table-cell>
          <table:table-cell office:value-type="string">
            <text:p>4.2</text:p>
          </table:table-cell>
          <table:table-cell office:value-type="string">
            <text:p>1 Player</text:p>
          </table:table-cell>
          <table:table-cell office:value-type="string">
            <text:p>This Blue's Clues title from Humongous is based on the USA TV show version of Blue's Clues. The in-game images are taken from the show, or in the same form of real, clay and paper items. The same style of early-education interaction and feedback is used in the game as the TV show has. <text:s/>This collection of activities focuses on reading skills, under the guise of creating newspapers for the Blue's Clues folks. In-game activities include: - Dictionary (screens of thematic items that have mixed up labels or labels that need to be attached). - Neighborhood News (Collect all the powerful words i.e. verbs to move Blue along the path) - Word Match (match all the corresponding pictures and word cards until you have none left - a card game) - Sticker Story Maker (a madlib system that uses stickers with words/images on them to build the story) <text:s/>When you get enough newspapers made, you'll get puzzle pieces. When all 45 newspapers are made, you get the entire puzzle and a payoff. </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readtime&quot;&gt; &lt;year&gt;2000&lt;/year&gt; &lt;rating&gt;ESRB - EC (Early Childhood)&lt;/rating&gt; &lt;title&gt;Blue's Reading Time Activities &lt;/title&gt; &lt;pub&gt;Humongous Entertainment, Inc.&lt;/pub&gt; &lt;dev&gt;Humongous Entertainment, Inc.&lt;/dev&gt; &lt;genre&gt;Educational&lt;/genre&gt; &lt;score&gt;4.2&lt;/score&gt; &lt;player&gt;1 Player&lt;/player&gt; &lt;story&gt;This Blue's Clues title from Humongous is based on the USA TV show version of Blue's Clues. The in-game images are taken from the show, or in the same form of real, clay and paper items. The same style of early-education interaction and feedback is used in the game as the TV show has.  This collection of activities focuses on reading skills, under the guise of creating newspapers for the Blue's Clues folks. In-game activities include: - Dictionary (screens of thematic items that have mixed up labels or labels that need to be attached). - Neighborhood News (Collect all the powerful words i.e. verbs to move Blue along the path) - Word Match (match all the corresponding pictures and word cards until you have none left - a card game) - Sticker Story Maker (a madlib system that uses stickers with words/images on them to build the story)  When you get enough newspapers made, you'll get puzzle pieces. When all 45 newspapers are made, you get the entire puzzle and a payoff. &lt;/story&gt; &lt;/game&gt;">
            <text:p>&lt;game name="readtime"&gt; &lt;year&gt;2000&lt;/year&gt; &lt;rating&gt;ESRB - EC (Early Childhood)&lt;/rating&gt; &lt;title&gt;Blue's Reading Time Activities &lt;/title&gt; &lt;pub&gt;Humongous Entertainment, Inc.&lt;/pub&gt; &lt;dev&gt;Humongous Entertainment, Inc.&lt;/dev&gt; &lt;genre&gt;Educational&lt;/genre&gt; &lt;score&gt;4.2&lt;/score&gt; &lt;player&gt;1 Player&lt;/player&gt; &lt;story&gt;This Blue's Clues title from Humongous is based on the USA TV show version of Blue's Clues. The in-game images are taken from the show, or in the same form of real, clay and paper items. The same style of early-education interaction and feedback is used in the game as the TV show has. <text:s/>This collection of activities focuses on reading skills, under the guise of creating newspapers for the Blue's Clues folks. In-game activities include: - Dictionary (screens of thematic items that have mixed up labels or labels that need to be attached). - Neighborhood News (Collect all the powerful words i.e. verbs to move Blue along the path) - Word Match (match all the corresponding pictures and word cards until you have none left - a card game) - Sticker Story Maker (a madlib system that uses stickers with words/images on them to build the story) <text:s/>When you get enough newspapers made, you'll get puzzle pieces. When all 45 newspapers are made, you get the entire puzzle and a payoff. &lt;/story&gt; &lt;/game&gt;</text:p>
          </table:table-cell>
          <table:table-cell table:number-columns-repeated="1012"/>
        </table:table-row>
        <table:table-row table:style-name="ro1">
          <table:table-cell office:value-type="string">
            <text:p>BluesTreasureHunt</text:p>
          </table:table-cell>
          <table:table-cell office:value-type="string">
            <text:p>1999</text:p>
          </table:table-cell>
          <table:table-cell office:value-type="string">
            <text:p>ESRB - EC (Early Childhood)</text:p>
          </table:table-cell>
          <table:table-cell office:value-type="string">
            <text:p>Blue's Treasure Hunt <text:s/>Disc 1</text:p>
          </table:table-cell>
          <table:table-cell table:number-columns-repeated="2" office:value-type="string">
            <text:p>Humongous Entertainment, Inc.</text:p>
          </table:table-cell>
          <table:table-cell office:value-type="string">
            <text:p>Educational</text:p>
          </table:table-cell>
          <table:table-cell office:value-type="string">
            <text:p>3.6</text:p>
          </table:table-cell>
          <table:table-cell office:value-type="string">
            <text:p>1 Player</text:p>
          </table:table-cell>
          <table:table-cell office:value-type="string">
            <text:p>This is another Blue's Clues CD-ROM game from Humongous Entertainment, which features the USA Blue's characters including video footage of the human character Steve. This two CD game allows multiple pre-school kids to each have their own settings, by entering names. The game is controlled by the mouse, with plenty of things to click on. The images are a collection of real-world, clay, and paper - just like the Blue's Clues TV show. And, of course, there are paw prints to find. <text:s/>In this game, you help Blue and Steve enter the Land of Great Discovery. To do so, you must complete three unique treasure hunts (these can change each time), multi-level pre-school learning, a Blue skidoo and lots of locations. <text:s/>Activities include: - Bedtimes Stories (early reading, rhyming, storytelling) - Catch the leaves (simple motor skills) - Mixed-up Painting (Visual id and discrimination skills) - Find The Numbers (Number/Color id, inductive reasoning) - Which Pictures (logical thinking, listening, verbal/visual cues) - Magenta's Photo Album (sequencing, storytelling) - Lights On! (visual memory, visual discrimination) - Painting ( creative expression, color recognition) </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BluesTreasureHunt&quot;&gt; &lt;year&gt;1999&lt;/year&gt; &lt;rating&gt;ESRB - EC (Early Childhood)&lt;/rating&gt; &lt;title&gt;Blue's Treasure Hunt  Disc 1&lt;/title&gt; &lt;pub&gt;Humongous Entertainment, Inc.&lt;/pub&gt; &lt;dev&gt;Humongous Entertainment, Inc.&lt;/dev&gt; &lt;genre&gt;Educational&lt;/genre&gt; &lt;score&gt;3.6&lt;/score&gt; &lt;player&gt;1 Player&lt;/player&gt; &lt;story&gt;This is another Blue's Clues CD-ROM game from Humongous Entertainment, which features the USA Blue's characters including video footage of the human character Steve. This two CD game allows multiple pre-school kids to each have their own settings, by entering names. The game is controlled by the mouse, with plenty of things to click on. The images are a collection of real-world, clay, and paper - just like the Blue's Clues TV show. And, of course, there are paw prints to find.  In this game, you help Blue and Steve enter the Land of Great Discovery. To do so, you must complete three unique treasure hunts (these can change each time), multi-level pre-school learning, a Blue skidoo and lots of locations.  Activities include: - Bedtimes Stories (early reading, rhyming, storytelling) - Catch the leaves (simple motor skills) - Mixed-up Painting (Visual id and discrimination skills) - Find The Numbers (Number/Color id, inductive reasoning) - Which Pictures (logical thinking, listening, verbal/visual cues) - Magenta's Photo Album (sequencing, storytelling) - Lights On! (visual memory, visual discrimination) - Painting ( creative expression, color recognition) &lt;/story&gt; &lt;/game&gt;">
            <text:p>&lt;game name="BluesTreasureHunt"&gt; &lt;year&gt;1999&lt;/year&gt; &lt;rating&gt;ESRB - EC (Early Childhood)&lt;/rating&gt; &lt;title&gt;Blue's Treasure Hunt <text:s/>Disc 1&lt;/title&gt; &lt;pub&gt;Humongous Entertainment, Inc.&lt;/pub&gt; &lt;dev&gt;Humongous Entertainment, Inc.&lt;/dev&gt; &lt;genre&gt;Educational&lt;/genre&gt; &lt;score&gt;3.6&lt;/score&gt; &lt;player&gt;1 Player&lt;/player&gt; &lt;story&gt;This is another Blue's Clues CD-ROM game from Humongous Entertainment, which features the USA Blue's characters including video footage of the human character Steve. This two CD game allows multiple pre-school kids to each have their own settings, by entering names. The game is controlled by the mouse, with plenty of things to click on. The images are a collection of real-world, clay, and paper - just like the Blue's Clues TV show. And, of course, there are paw prints to find. <text:s/>In this game, you help Blue and Steve enter the Land of Great Discovery. To do so, you must complete three unique treasure hunts (these can change each time), multi-level pre-school learning, a Blue skidoo and lots of locations. <text:s/>Activities include: - Bedtimes Stories (early reading, rhyming, storytelling) - Catch the leaves (simple motor skills) - Mixed-up Painting (Visual id and discrimination skills) - Find The Numbers (Number/Color id, inductive reasoning) - Which Pictures (logical thinking, listening, verbal/visual cues) - Magenta's Photo Album (sequencing, storytelling) - Lights On! (visual memory, visual discrimination) - Painting ( creative expression, color recognition) &lt;/story&gt; &lt;/game&gt;</text:p>
          </table:table-cell>
          <table:table-cell table:number-columns-repeated="1012"/>
        </table:table-row>
        <table:table-row table:style-name="ro1">
          <table:table-cell office:value-type="string">
            <text:p>BluesTreasureHunt-win</text:p>
          </table:table-cell>
          <table:table-cell office:value-type="string">
            <text:p>1999</text:p>
          </table:table-cell>
          <table:table-cell office:value-type="string">
            <text:p>ESRB - EC (Early Childhood)</text:p>
          </table:table-cell>
          <table:table-cell office:value-type="string">
            <text:p>Blue's Treasure Hunt <text:s/>Disc 2</text:p>
          </table:table-cell>
          <table:table-cell table:number-columns-repeated="2" office:value-type="string">
            <text:p>Humongous Entertainment, Inc.</text:p>
          </table:table-cell>
          <table:table-cell office:value-type="string">
            <text:p>Educational</text:p>
          </table:table-cell>
          <table:table-cell office:value-type="string">
            <text:p>3.6</text:p>
          </table:table-cell>
          <table:table-cell office:value-type="string">
            <text:p>1 Player</text:p>
          </table:table-cell>
          <table:table-cell office:value-type="string">
            <text:p>This is another Blue's Clues CD-ROM game from Humongous Entertainment, which features the USA Blue's characters including video footage of the human character Steve. This two CD game allows multiple pre-school kids to each have their own settings, by entering names. The game is controlled by the mouse, with plenty of things to click on. The images are a collection of real-world, clay, and paper - just like the Blue's Clues TV show. And, of course, there are paw prints to find. <text:s/>In this game, you help Blue and Steve enter the Land of Great Discovery. To do so, you must complete three unique treasure hunts (these can change each time), multi-level pre-school learning, a Blue skidoo and lots of locations. <text:s/>Activities include: - Bedtimes Stories (early reading, rhyming, storytelling) - Catch the leaves (simple motor skills) - Mixed-up Painting (Visual id and discrimination skills) - Find The Numbers (Number/Color id, inductive reasoning) - Which Pictures (logical thinking, listening, verbal/visual cues) - Magenta's Photo Album (sequencing, storytelling) - Lights On! (visual memory, visual discrimination) - Painting ( creative expression, color recognition) </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BluesTreasureHunt-win&quot;&gt; &lt;year&gt;1999&lt;/year&gt; &lt;rating&gt;ESRB - EC (Early Childhood)&lt;/rating&gt; &lt;title&gt;Blue's Treasure Hunt  Disc 2&lt;/title&gt; &lt;pub&gt;Humongous Entertainment, Inc.&lt;/pub&gt; &lt;dev&gt;Humongous Entertainment, Inc.&lt;/dev&gt; &lt;genre&gt;Educational&lt;/genre&gt; &lt;score&gt;3.6&lt;/score&gt; &lt;player&gt;1 Player&lt;/player&gt; &lt;story&gt;This is another Blue's Clues CD-ROM game from Humongous Entertainment, which features the USA Blue's characters including video footage of the human character Steve. This two CD game allows multiple pre-school kids to each have their own settings, by entering names. The game is controlled by the mouse, with plenty of things to click on. The images are a collection of real-world, clay, and paper - just like the Blue's Clues TV show. And, of course, there are paw prints to find.  In this game, you help Blue and Steve enter the Land of Great Discovery. To do so, you must complete three unique treasure hunts (these can change each time), multi-level pre-school learning, a Blue skidoo and lots of locations.  Activities include: - Bedtimes Stories (early reading, rhyming, storytelling) - Catch the leaves (simple motor skills) - Mixed-up Painting (Visual id and discrimination skills) - Find The Numbers (Number/Color id, inductive reasoning) - Which Pictures (logical thinking, listening, verbal/visual cues) - Magenta's Photo Album (sequencing, storytelling) - Lights On! (visual memory, visual discrimination) - Painting ( creative expression, color recognition) &lt;/story&gt; &lt;/game&gt;">
            <text:p>&lt;game name="BluesTreasureHunt-win"&gt; &lt;year&gt;1999&lt;/year&gt; &lt;rating&gt;ESRB - EC (Early Childhood)&lt;/rating&gt; &lt;title&gt;Blue's Treasure Hunt <text:s/>Disc 2&lt;/title&gt; &lt;pub&gt;Humongous Entertainment, Inc.&lt;/pub&gt; &lt;dev&gt;Humongous Entertainment, Inc.&lt;/dev&gt; &lt;genre&gt;Educational&lt;/genre&gt; &lt;score&gt;3.6&lt;/score&gt; &lt;player&gt;1 Player&lt;/player&gt; &lt;story&gt;This is another Blue's Clues CD-ROM game from Humongous Entertainment, which features the USA Blue's characters including video footage of the human character Steve. This two CD game allows multiple pre-school kids to each have their own settings, by entering names. The game is controlled by the mouse, with plenty of things to click on. The images are a collection of real-world, clay, and paper - just like the Blue's Clues TV show. And, of course, there are paw prints to find. <text:s/>In this game, you help Blue and Steve enter the Land of Great Discovery. To do so, you must complete three unique treasure hunts (these can change each time), multi-level pre-school learning, a Blue skidoo and lots of locations. <text:s/>Activities include: - Bedtimes Stories (early reading, rhyming, storytelling) - Catch the leaves (simple motor skills) - Mixed-up Painting (Visual id and discrimination skills) - Find The Numbers (Number/Color id, inductive reasoning) - Which Pictures (logical thinking, listening, verbal/visual cues) - Magenta's Photo Album (sequencing, storytelling) - Lights On! (visual memory, visual discrimination) - Painting ( creative expression, color recognition) &lt;/story&gt; &lt;/game&gt;</text:p>
          </table:table-cell>
          <table:table-cell table:number-columns-repeated="1012"/>
        </table:table-row>
        <table:table-row table:style-name="ro1">
          <table:table-cell office:value-type="string">
            <text:p>sword1</text:p>
          </table:table-cell>
          <table:table-cell office:value-type="string">
            <text:p>1996</text:p>
          </table:table-cell>
          <table:table-cell office:value-type="string">
            <text:p>ESRB - T (Teen)</text:p>
          </table:table-cell>
          <table:table-cell office:value-type="string">
            <text:p>Broken Sword I - The Shadows of the Templars </text:p>
          </table:table-cell>
          <table:table-cell office:value-type="string">
            <text:p>Virgin Interactive Entertainment, Inc.</text:p>
          </table:table-cell>
          <table:table-cell office:value-type="string">
            <text:p>Revolution Software</text:p>
          </table:table-cell>
          <table:table-cell office:value-type="string">
            <text:p>Adventure</text:p>
          </table:table-cell>
          <table:table-cell office:value-type="string">
            <text:p>4.1</text:p>
          </table:table-cell>
          <table:table-cell office:value-type="string">
            <text:p>1 Player</text:p>
          </table:table-cell>
          <table:table-cell office:value-type="string">
            <text:p>George Stobbart is an American tourist spending his autumn vacation in Paris. He barely escapes a bombing of a café and decides to investigate the clues left behind by the killer. This eventually leads him to a mystery dating back to the legend of the Knights Templar. The Shadows of the Templars <text:s/>is the first part in the Broken Sword series. It is a third-person puzzle-solving point-and-click adventure game with 2D cartoon-like graphics. The player moves the character around using the mouse, examines the environment, talks to other people and collects items stored in an inventory. These items need to be used or combined with other items to solve puzzles. George gets help from Nicole Collard, a French journalist. The story is divided into eleven chapters and takes place in locations such as Paris, Ireland, Syria, and others.</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sword1&quot;&gt; &lt;year&gt;1996&lt;/year&gt; &lt;rating&gt;ESRB - T (Teen)&lt;/rating&gt; &lt;title&gt;Broken Sword I - The Shadows of the Templars &lt;/title&gt; &lt;pub&gt;Virgin Interactive Entertainment, Inc.&lt;/pub&gt; &lt;dev&gt;Revolution Software&lt;/dev&gt; &lt;genre&gt;Adventure&lt;/genre&gt; &lt;score&gt;4.1&lt;/score&gt; &lt;player&gt;1 Player&lt;/player&gt; &lt;story&gt;George Stobbart is an American tourist spending his autumn vacation in Paris. He barely escapes a bombing of a café and decides to investigate the clues left behind by the killer. This eventually leads him to a mystery dating back to the legend of the Knights Templar. The Shadows of the Templars  is the first part in the Broken Sword series. It is a third-person puzzle-solving point-and-click adventure game with 2D cartoon-like graphics. The player moves the character around using the mouse, examines the environment, talks to other people and collects items stored in an inventory. These items need to be used or combined with other items to solve puzzles. George gets help from Nicole Collard, a French journalist. The story is divided into eleven chapters and takes place in locations such as Paris, Ireland, Syria, and others.&lt;/story&gt; &lt;/game&gt;">
            <text:p>&lt;game name="sword1"&gt; &lt;year&gt;1996&lt;/year&gt; &lt;rating&gt;ESRB - T (Teen)&lt;/rating&gt; &lt;title&gt;Broken Sword I - The Shadows of the Templars &lt;/title&gt; &lt;pub&gt;Virgin Interactive Entertainment, Inc.&lt;/pub&gt; &lt;dev&gt;Revolution Software&lt;/dev&gt; &lt;genre&gt;Adventure&lt;/genre&gt; &lt;score&gt;4.1&lt;/score&gt; &lt;player&gt;1 Player&lt;/player&gt; &lt;story&gt;George Stobbart is an American tourist spending his autumn vacation in Paris. He barely escapes a bombing of a café and decides to investigate the clues left behind by the killer. This eventually leads him to a mystery dating back to the legend of the Knights Templar. The Shadows of the Templars <text:s/>is the first part in the Broken Sword series. It is a third-person puzzle-solving point-and-click adventure game with 2D cartoon-like graphics. The player moves the character around using the mouse, examines the environment, talks to other people and collects items stored in an inventory. These items need to be used or combined with other items to solve puzzles. George gets help from Nicole Collard, a French journalist. The story is divided into eleven chapters and takes place in locations such as Paris, Ireland, Syria, and others.&lt;/story&gt; &lt;/game&gt;</text:p>
          </table:table-cell>
          <table:table-cell table:number-columns-repeated="1012"/>
        </table:table-row>
        <table:table-row table:style-name="ro1">
          <table:table-cell office:value-type="string">
            <text:p>sword2</text:p>
          </table:table-cell>
          <table:table-cell office:value-type="string">
            <text:p>1997</text:p>
          </table:table-cell>
          <table:table-cell office:value-type="string">
            <text:p>ESRB - T (Teen)</text:p>
          </table:table-cell>
          <table:table-cell office:value-type="string">
            <text:p>Broken Sword II - The Smoking Mirror </text:p>
          </table:table-cell>
          <table:table-cell office:value-type="string">
            <text:p>Virgin Interactive Entertainment, Inc.</text:p>
          </table:table-cell>
          <table:table-cell office:value-type="string">
            <text:p>Revolution Software</text:p>
          </table:table-cell>
          <table:table-cell office:value-type="string">
            <text:p>Adventure</text:p>
          </table:table-cell>
          <table:table-cell office:value-type="string">
            <text:p>4.0</text:p>
          </table:table-cell>
          <table:table-cell office:value-type="string">
            <text:p>1 Player</text:p>
          </table:table-cell>
          <table:table-cell office:value-type="string">
            <text:p>Broken Sword: The Smoking Mirror is the sequel to Circle of Blood and the second game in the Broken Sword series. The player alternately controls George Stobbart, the protagonist of the first game, and Nicole Collard, the French journalist he met in the first game and who has since become his girlfriend. The game starts with George witnessing the kidnapping of Nicole. This event eventually leads to an investigation into a conspiracy revolving around a forthcoming solar eclipse and the evil Aztec god Tezcatlipoca. The locations visited throughout the game include Paris, Marseilles, London, Quaramonte, the jungle, a Caribbean environment, and a zombie island. Certain locations from the previous game make a return. <text:s/>The game is entirely in 2D and gameplay is in typical point-and-click fashion. The player moves the character around using the mouse, examines the environment, talks to other people, and collect items stored in an inventory. These items need to be used or combined with other items to solve puzzles.</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sword2&quot;&gt; &lt;year&gt;1997&lt;/year&gt; &lt;rating&gt;ESRB - T (Teen)&lt;/rating&gt; &lt;title&gt;Broken Sword II - The Smoking Mirror &lt;/title&gt; &lt;pub&gt;Virgin Interactive Entertainment, Inc.&lt;/pub&gt; &lt;dev&gt;Revolution Software&lt;/dev&gt; &lt;genre&gt;Adventure&lt;/genre&gt; &lt;score&gt;4.0&lt;/score&gt; &lt;player&gt;1 Player&lt;/player&gt; &lt;story&gt;Broken Sword: The Smoking Mirror is the sequel to Circle of Blood and the second game in the Broken Sword series. The player alternately controls George Stobbart, the protagonist of the first game, and Nicole Collard, the French journalist he met in the first game and who has since become his girlfriend. The game starts with George witnessing the kidnapping of Nicole. This event eventually leads to an investigation into a conspiracy revolving around a forthcoming solar eclipse and the evil Aztec god Tezcatlipoca. The locations visited throughout the game include Paris, Marseilles, London, Quaramonte, the jungle, a Caribbean environment, and a zombie island. Certain locations from the previous game make a return.  The game is entirely in 2D and gameplay is in typical point-and-click fashion. The player moves the character around using the mouse, examines the environment, talks to other people, and collect items stored in an inventory. These items need to be used or combined with other items to solve puzzles.&lt;/story&gt; &lt;/game&gt;">
            <text:p>&lt;game name="sword2"&gt; &lt;year&gt;1997&lt;/year&gt; &lt;rating&gt;ESRB - T (Teen)&lt;/rating&gt; &lt;title&gt;Broken Sword II - The Smoking Mirror &lt;/title&gt; &lt;pub&gt;Virgin Interactive Entertainment, Inc.&lt;/pub&gt; &lt;dev&gt;Revolution Software&lt;/dev&gt; &lt;genre&gt;Adventure&lt;/genre&gt; &lt;score&gt;4.0&lt;/score&gt; &lt;player&gt;1 Player&lt;/player&gt; &lt;story&gt;Broken Sword: The Smoking Mirror is the sequel to Circle of Blood and the second game in the Broken Sword series. The player alternately controls George Stobbart, the protagonist of the first game, and Nicole Collard, the French journalist he met in the first game and who has since become his girlfriend. The game starts with George witnessing the kidnapping of Nicole. This event eventually leads to an investigation into a conspiracy revolving around a forthcoming solar eclipse and the evil Aztec god Tezcatlipoca. The locations visited throughout the game include Paris, Marseilles, London, Quaramonte, the jungle, a Caribbean environment, and a zombie island. Certain locations from the previous game make a return. <text:s/>The game is entirely in 2D and gameplay is in typical point-and-click fashion. The player moves the character around using the mouse, examines the environment, talks to other people, and collect items stored in an inventory. These items need to be used or combined with other items to solve puzzles.&lt;/story&gt; &lt;/game&gt;</text:p>
          </table:table-cell>
          <table:table-cell table:number-columns-repeated="1012"/>
        </table:table-row>
        <table:table-row table:style-name="ro1">
          <table:table-cell office:value-type="string">
            <text:p>tucker</text:p>
          </table:table-cell>
          <table:table-cell office:value-type="string">
            <text:p>1996</text:p>
          </table:table-cell>
          <table:table-cell office:value-type="string">
            <text:p>ESRB - E (Everyone)</text:p>
          </table:table-cell>
          <table:table-cell office:value-type="string">
            <text:p>Bud Tucker in Double Trouble </text:p>
          </table:table-cell>
          <table:table-cell office:value-type="string">
            <text:p>TopWare CD-Service AG</text:p>
          </table:table-cell>
          <table:table-cell office:value-type="string">
            <text:p>Merit Studios</text:p>
          </table:table-cell>
          <table:table-cell office:value-type="string">
            <text:p>Adventure</text:p>
          </table:table-cell>
          <table:table-cell office:value-type="string">
            <text:p>3.3</text:p>
          </table:table-cell>
          <table:table-cell office:value-type="string">
            <text:p>1 Player</text:p>
          </table:table-cell>
          <table:table-cell office:value-type="string">
            <text:p>This wacky adventure puts the player in the shoes of Bud Tucker, a pizza delivery boy during the day and lab assistant at nights. One day, Bud found the Professor missing and later learns he's been kidnapped by the evil Dick Tate! Tate, an insane, whiny sob wishes to create a world filled with the people he loves most...himself. To do that, he plans to use one of the Professor's invention and clone a billion versions of himself to populate the world. It's up to Bud Tucker to track down the loon and the Professor before Barryville becomes Tate Town. <text:s/>Bud Tucker in Double Trouble is a point &amp; click adventure where the player explores and uncovers clues in a town called Barryville. The game play consists of picking up items and using it when necessary. The player can perform various actions (pick up, use, etc) which can be displayed in words as well as icons, The game is divided into three parts beginning with Bud Tucker locked up in a crumbly hotel in Seedy Street. Speech is available in the game as well as subtitles. </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tucker&quot;&gt; &lt;year&gt;1996&lt;/year&gt; &lt;rating&gt;ESRB - E (Everyone)&lt;/rating&gt; &lt;title&gt;Bud Tucker in Double Trouble &lt;/title&gt; &lt;pub&gt;TopWare CD-Service AG&lt;/pub&gt; &lt;dev&gt;Merit Studios&lt;/dev&gt; &lt;genre&gt;Adventure&lt;/genre&gt; &lt;score&gt;3.3&lt;/score&gt; &lt;player&gt;1 Player&lt;/player&gt; &lt;story&gt;This wacky adventure puts the player in the shoes of Bud Tucker, a pizza delivery boy during the day and lab assistant at nights. One day, Bud found the Professor missing and later learns he's been kidnapped by the evil Dick Tate! Tate, an insane, whiny sob wishes to create a world filled with the people he loves most...himself. To do that, he plans to use one of the Professor's invention and clone a billion versions of himself to populate the world. It's up to Bud Tucker to track down the loon and the Professor before Barryville becomes Tate Town.  Bud Tucker in Double Trouble is a point &amp; click adventure where the player explores and uncovers clues in a town called Barryville. The game play consists of picking up items and using it when necessary. The player can perform various actions (pick up, use, etc) which can be displayed in words as well as icons, The game is divided into three parts beginning with Bud Tucker locked up in a crumbly hotel in Seedy Street. Speech is available in the game as well as subtitles. &lt;/story&gt; &lt;/game&gt;">
            <text:p>&lt;game name="tucker"&gt; &lt;year&gt;1996&lt;/year&gt; &lt;rating&gt;ESRB - E (Everyone)&lt;/rating&gt; &lt;title&gt;Bud Tucker in Double Trouble &lt;/title&gt; &lt;pub&gt;TopWare CD-Service AG&lt;/pub&gt; &lt;dev&gt;Merit Studios&lt;/dev&gt; &lt;genre&gt;Adventure&lt;/genre&gt; &lt;score&gt;3.3&lt;/score&gt; &lt;player&gt;1 Player&lt;/player&gt; &lt;story&gt;This wacky adventure puts the player in the shoes of Bud Tucker, a pizza delivery boy during the day and lab assistant at nights. One day, Bud found the Professor missing and later learns he's been kidnapped by the evil Dick Tate! Tate, an insane, whiny sob wishes to create a world filled with the people he loves most...himself. To do that, he plans to use one of the Professor's invention and clone a billion versions of himself to populate the world. It's up to Bud Tucker to track down the loon and the Professor before Barryville becomes Tate Town. <text:s/>Bud Tucker in Double Trouble is a point &amp; click adventure where the player explores and uncovers clues in a town called Barryville. The game play consists of picking up items and using it when necessary. The player can perform various actions (pick up, use, etc) which can be displayed in words as well as icons, The game is divided into three parts beginning with Bud Tucker locked up in a crumbly hotel in Seedy Street. Speech is available in the game as well as subtitles. &lt;/story&gt; &lt;/game&gt;</text:p>
          </table:table-cell>
          <table:table-cell table:number-columns-repeated="1012"/>
        </table:table-row>
        <table:table-row table:style-name="ro1">
          <table:table-cell office:value-type="string">
            <text:p>castlebrain</text:p>
          </table:table-cell>
          <table:table-cell office:value-type="string">
            <text:p>1991</text:p>
          </table:table-cell>
          <table:table-cell office:value-type="string">
            <text:p>ESRB - E (Everyone)</text:p>
          </table:table-cell>
          <table:table-cell office:value-type="string">
            <text:p>Castle of Dr. Brain </text:p>
          </table:table-cell>
          <table:table-cell table:number-columns-repeated="2" office:value-type="string">
            <text:p>Sierra On-Line, Inc.</text:p>
          </table:table-cell>
          <table:table-cell office:value-type="string">
            <text:p>Educational</text:p>
          </table:table-cell>
          <table:table-cell office:value-type="string">
            <text:p>4.1</text:p>
          </table:table-cell>
          <table:table-cell office:value-type="string">
            <text:p>1 Player</text:p>
          </table:table-cell>
          <table:table-cell office:value-type="string">
            <text:p>Castle of Dr. Brain is the first in a two-part series of educational puzzle-games from Sierra. This brain-blasting game is set, how surprisingly, in Dr. Brain's castle, where the player will have to beat Dr. Brain's traps and puzzles in order to fulfill the assignment given. </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castlebrain&quot;&gt; &lt;year&gt;1991&lt;/year&gt; &lt;rating&gt;ESRB - E (Everyone)&lt;/rating&gt; &lt;title&gt;Castle of Dr. Brain &lt;/title&gt; &lt;pub&gt;Sierra On-Line, Inc.&lt;/pub&gt; &lt;dev&gt;Sierra On-Line, Inc.&lt;/dev&gt; &lt;genre&gt;Educational&lt;/genre&gt; &lt;score&gt;4.1&lt;/score&gt; &lt;player&gt;1 Player&lt;/player&gt; &lt;story&gt;Castle of Dr. Brain is the first in a two-part series of educational puzzle-games from Sierra. This brain-blasting game is set, how surprisingly, in Dr. Brain's castle, where the player will have to beat Dr. Brain's traps and puzzles in order to fulfill the assignment given. &lt;/story&gt; &lt;/game&gt;">
            <text:p>&lt;game name="castlebrain"&gt; &lt;year&gt;1991&lt;/year&gt; &lt;rating&gt;ESRB - E (Everyone)&lt;/rating&gt; &lt;title&gt;Castle of Dr. Brain &lt;/title&gt; &lt;pub&gt;Sierra On-Line, Inc.&lt;/pub&gt; &lt;dev&gt;Sierra On-Line, Inc.&lt;/dev&gt; &lt;genre&gt;Educational&lt;/genre&gt; &lt;score&gt;4.1&lt;/score&gt; &lt;player&gt;1 Player&lt;/player&gt; &lt;story&gt;Castle of Dr. Brain is the first in a two-part series of educational puzzle-games from Sierra. This brain-blasting game is set, how surprisingly, in Dr. Brain's castle, where the player will have to beat Dr. Brain's traps and puzzles in order to fulfill the assignment given. &lt;/story&gt; &lt;/game&gt;</text:p>
          </table:table-cell>
          <table:table-cell table:number-columns-repeated="1012"/>
        </table:table-row>
        <table:table-row table:style-name="ro1">
          <table:table-cell office:value-type="string">
            <text:p>iceman</text:p>
          </table:table-cell>
          <table:table-cell office:value-type="string">
            <text:p>1989</text:p>
          </table:table-cell>
          <table:table-cell office:value-type="string">
            <text:p>ESRB - E (Everyone)</text:p>
          </table:table-cell>
          <table:table-cell office:value-type="string">
            <text:p>Codename - ICEMAN </text:p>
          </table:table-cell>
          <table:table-cell table:number-columns-repeated="2" office:value-type="string">
            <text:p>Sierra On-Line, Inc.</text:p>
          </table:table-cell>
          <table:table-cell office:value-type="string">
            <text:p>Adventure</text:p>
          </table:table-cell>
          <table:table-cell office:value-type="string">
            <text:p>3.3</text:p>
          </table:table-cell>
          <table:table-cell office:value-type="string">
            <text:p>1 Player</text:p>
          </table:table-cell>
          <table:table-cell office:value-type="string">
            <text:p>In the beginning of the 21st century, Earth is experiencing a global oil shortage. Surprisingly, Tunisia remains one of the few countries still in possession of large quantities of high-quality oil. USA and Soviet governments race each other in their attempts to purchase as much oil as possible. Finally, the Soviets take a step further and kidnap the US ambassador, hoping to provoke an international incident. Naval Officer Johnny Westland is sent to Tunisia with the order of rescuing the ambassador and preventing further escalation of the conflict. <text:s/>Code-Name: Iceman is primarily an adventure game similar to Sierra's other works in that genre. The player navigates the protagonist in eight different directions from third-person view, and types text commands to interact with the environment. The command "Look" may be typed separately and lead to different text descriptions depending on where on screen the protagonist is positioned. The game is similar to Police Quest series in that it relies on realistic procedures, in this case military instructions, first aid, etc. The player may reach dead ends and resort to restoring an earlier save if some of these procedures are not followed properly. In addition, a considerable portion of the game consists of submarine simulation, requiring the player to navigate a submarine and fight enemy craft.</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iceman&quot;&gt; &lt;year&gt;1989&lt;/year&gt; &lt;rating&gt;ESRB - E (Everyone)&lt;/rating&gt; &lt;title&gt;Codename - ICEMAN &lt;/title&gt; &lt;pub&gt;Sierra On-Line, Inc.&lt;/pub&gt; &lt;dev&gt;Sierra On-Line, Inc.&lt;/dev&gt; &lt;genre&gt;Adventure&lt;/genre&gt; &lt;score&gt;3.3&lt;/score&gt; &lt;player&gt;1 Player&lt;/player&gt; &lt;story&gt;In the beginning of the 21st century, Earth is experiencing a global oil shortage. Surprisingly, Tunisia remains one of the few countries still in possession of large quantities of high-quality oil. USA and Soviet governments race each other in their attempts to purchase as much oil as possible. Finally, the Soviets take a step further and kidnap the US ambassador, hoping to provoke an international incident. Naval Officer Johnny Westland is sent to Tunisia with the order of rescuing the ambassador and preventing further escalation of the conflict.  Code-Name: Iceman is primarily an adventure game similar to Sierra's other works in that genre. The player navigates the protagonist in eight different directions from third-person view, and types text commands to interact with the environment. The command &quot;Look&quot; may be typed separately and lead to different text descriptions depending on where on screen the protagonist is positioned. The game is similar to Police Quest series in that it relies on realistic procedures, in this case military instructions, first aid, etc. The player may reach dead ends and resort to restoring an earlier save if some of these procedures are not followed properly. In addition, a considerable portion of the game consists of submarine simulation, requiring the player to navigate a submarine and fight enemy craft.&lt;/story&gt; &lt;/game&gt;">
            <text:p>&lt;game name="iceman"&gt; &lt;year&gt;1989&lt;/year&gt; &lt;rating&gt;ESRB - E (Everyone)&lt;/rating&gt; &lt;title&gt;Codename - ICEMAN &lt;/title&gt; &lt;pub&gt;Sierra On-Line, Inc.&lt;/pub&gt; &lt;dev&gt;Sierra On-Line, Inc.&lt;/dev&gt; &lt;genre&gt;Adventure&lt;/genre&gt; &lt;score&gt;3.3&lt;/score&gt; &lt;player&gt;1 Player&lt;/player&gt; &lt;story&gt;In the beginning of the 21st century, Earth is experiencing a global oil shortage. Surprisingly, Tunisia remains one of the few countries still in possession of large quantities of high-quality oil. USA and Soviet governments race each other in their attempts to purchase as much oil as possible. Finally, the Soviets take a step further and kidnap the US ambassador, hoping to provoke an international incident. Naval Officer Johnny Westland is sent to Tunisia with the order of rescuing the ambassador and preventing further escalation of the conflict. <text:s/>Code-Name: Iceman is primarily an adventure game similar to Sierra's other works in that genre. The player navigates the protagonist in eight different directions from third-person view, and types text commands to interact with the environment. The command "Look" may be typed separately and lead to different text descriptions depending on where on screen the protagonist is positioned. The game is similar to Police Quest series in that it relies on realistic procedures, in this case military instructions, first aid, etc. The player may reach dead ends and resort to restoring an earlier save if some of these procedures are not followed properly. In addition, a considerable portion of the game consists of submarine simulation, requiring the player to navigate a submarine and fight enemy craft.&lt;/story&gt; &lt;/game&gt;</text:p>
          </table:table-cell>
          <table:table-cell table:number-columns-repeated="1012"/>
        </table:table-row>
        <table:table-row table:style-name="ro1">
          <table:table-cell office:value-type="string">
            <text:p>camelot</text:p>
          </table:table-cell>
          <table:table-cell office:value-type="string">
            <text:p>1989</text:p>
          </table:table-cell>
          <table:table-cell office:value-type="string">
            <text:p>ESRB - E (Everyone)</text:p>
          </table:table-cell>
          <table:table-cell office:value-type="string">
            <text:p>Conquests of Camelot - King Arthur, Quest for the Grail </text:p>
          </table:table-cell>
          <table:table-cell table:number-columns-repeated="2" office:value-type="string">
            <text:p>Sierra On-Line, Inc.</text:p>
          </table:table-cell>
          <table:table-cell office:value-type="string">
            <text:p>Adventure</text:p>
          </table:table-cell>
          <table:table-cell office:value-type="string">
            <text:p>3.8</text:p>
          </table:table-cell>
          <table:table-cell office:value-type="string">
            <text:p>1 Player</text:p>
          </table:table-cell>
          <table:table-cell office:value-type="string">
            <text:p>It is the ninth century, and Camelot, the legendary castle ruled by King Arthur, has fallen under a curse. Famine and drought plague the kingdom because of the love triangle between the king, his wife Gwenhyver, and the knight Launcelot. It appears that only the mysterious Holy Grail can restore Camelot, and three knights - Launcelot, Gawaine, and Galahad - embark on a journey to find it, and soon disappear without trace. King Arthur leaves his castle in search of the missing knights, hoping to locate the Grail as well. His quest takes him to real and mythical locations in England, and later to Jerusalem and other areas of the Holy Land. <text:s/>Conquests of Camelot is an adventure game that requires the player to input text commands, mostly by combining verbs and objects (such as "look man", "take purse", etc.). A few commands (such as "ask about") have keyboard shortcuts. Unlike most other adventures, the game does not focus extensively on inventory-based puzzles. Rather, it presents a diverse array of tasks depending on concrete situations. These involve exploration, solving riddles, gathering information, participating in arcade sequences such as jousting, and others. Rudimentary money management is present as well. Many problems have different solutions, and it is possible to reach the final part of the game even without having completed some of the essential quests (e.g. failing to save the knights). However, Arthur is being judged by the game in three different categories: skill (referring to the action sequences), wisdom (evaluating the amount of cultural information gathered), and soul (determining the moral value of Arthur's action). Failure to achieve a high score in the last category leads to a bad ending. <text:s/>The game is set in a concrete historical period, but adds an alternate reality to it, assuming that pagan deities really existed, but were overshadowed by Christian worship. However, there are only a few references to real religious practices of the time or any historical characters.</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camelot&quot;&gt; &lt;year&gt;1989&lt;/year&gt; &lt;rating&gt;ESRB - E (Everyone)&lt;/rating&gt; &lt;title&gt;Conquests of Camelot - King Arthur, Quest for the Grail &lt;/title&gt; &lt;pub&gt;Sierra On-Line, Inc.&lt;/pub&gt; &lt;dev&gt;Sierra On-Line, Inc.&lt;/dev&gt; &lt;genre&gt;Adventure&lt;/genre&gt; &lt;score&gt;3.8&lt;/score&gt; &lt;player&gt;1 Player&lt;/player&gt; &lt;story&gt;It is the ninth century, and Camelot, the legendary castle ruled by King Arthur, has fallen under a curse. Famine and drought plague the kingdom because of the love triangle between the king, his wife Gwenhyver, and the knight Launcelot. It appears that only the mysterious Holy Grail can restore Camelot, and three knights - Launcelot, Gawaine, and Galahad - embark on a journey to find it, and soon disappear without trace. King Arthur leaves his castle in search of the missing knights, hoping to locate the Grail as well. His quest takes him to real and mythical locations in England, and later to Jerusalem and other areas of the Holy Land.  Conquests of Camelot is an adventure game that requires the player to input text commands, mostly by combining verbs and objects (such as &quot;look man&quot;, &quot;take purse&quot;, etc.). A few commands (such as &quot;ask about&quot;) have keyboard shortcuts. Unlike most other adventures, the game does not focus extensively on inventory-based puzzles. Rather, it presents a diverse array of tasks depending on concrete situations. These involve exploration, solving riddles, gathering information, participating in arcade sequences such as jousting, and others. Rudimentary money management is present as well. Many problems have different solutions, and it is possible to reach the final part of the game even without having completed some of the essential quests (e.g. failing to save the knights). However, Arthur is being judged by the game in three different categories: skill (referring to the action sequences), wisdom (evaluating the amount of cultural information gathered), and soul (determining the moral value of Arthur's action). Failure to achieve a high score in the last category leads to a bad ending.  The game is set in a concrete historical period, but adds an alternate reality to it, assuming that pagan deities really existed, but were overshadowed by Christian worship. However, there are only a few references to real religious practices of the time or any historical characters.&lt;/story&gt; &lt;/game&gt;">
            <text:p>&lt;game name="camelot"&gt; &lt;year&gt;1989&lt;/year&gt; &lt;rating&gt;ESRB - E (Everyone)&lt;/rating&gt; &lt;title&gt;Conquests of Camelot - King Arthur, Quest for the Grail &lt;/title&gt; &lt;pub&gt;Sierra On-Line, Inc.&lt;/pub&gt; &lt;dev&gt;Sierra On-Line, Inc.&lt;/dev&gt; &lt;genre&gt;Adventure&lt;/genre&gt; &lt;score&gt;3.8&lt;/score&gt; &lt;player&gt;1 Player&lt;/player&gt; &lt;story&gt;It is the ninth century, and Camelot, the legendary castle ruled by King Arthur, has fallen under a curse. Famine and drought plague the kingdom because of the love triangle between the king, his wife Gwenhyver, and the knight Launcelot. It appears that only the mysterious Holy Grail can restore Camelot, and three knights - Launcelot, Gawaine, and Galahad - embark on a journey to find it, and soon disappear without trace. King Arthur leaves his castle in search of the missing knights, hoping to locate the Grail as well. His quest takes him to real and mythical locations in England, and later to Jerusalem and other areas of the Holy Land. <text:s/>Conquests of Camelot is an adventure game that requires the player to input text commands, mostly by combining verbs and objects (such as "look man", "take purse", etc.). A few commands (such as "ask about") have keyboard shortcuts. Unlike most other adventures, the game does not focus extensively on inventory-based puzzles. Rather, it presents a diverse array of tasks depending on concrete situations. These involve exploration, solving riddles, gathering information, participating in arcade sequences such as jousting, and others. Rudimentary money management is present as well. Many problems have different solutions, and it is possible to reach the final part of the game even without having completed some of the essential quests (e.g. failing to save the knights). However, Arthur is being judged by the game in three different categories: skill (referring to the action sequences), wisdom (evaluating the amount of cultural information gathered), and soul (determining the moral value of Arthur's action). Failure to achieve a high score in the last category leads to a bad ending. <text:s/>The game is set in a concrete historical period, but adds an alternate reality to it, assuming that pagan deities really existed, but were overshadowed by Christian worship. However, there are only a few references to real religious practices of the time or any historical characters.&lt;/story&gt; &lt;/game&gt;</text:p>
          </table:table-cell>
          <table:table-cell table:number-columns-repeated="1012"/>
        </table:table-row>
        <table:table-row table:style-name="ro1">
          <table:table-cell office:value-type="string">
            <text:p>longbow</text:p>
          </table:table-cell>
          <table:table-cell office:value-type="string">
            <text:p>1991</text:p>
          </table:table-cell>
          <table:table-cell office:value-type="string">
            <text:p>ESRB - E (Everyone)</text:p>
          </table:table-cell>
          <table:table-cell office:value-type="string">
            <text:p>Conquests of the Longbow - The Legend of Robin Hood </text:p>
          </table:table-cell>
          <table:table-cell table:number-columns-repeated="2" office:value-type="string">
            <text:p>Sierra On-Line, Inc.</text:p>
          </table:table-cell>
          <table:table-cell office:value-type="string">
            <text:p>Adventure</text:p>
          </table:table-cell>
          <table:table-cell office:value-type="string">
            <text:p>4.0</text:p>
          </table:table-cell>
          <table:table-cell office:value-type="string">
            <text:p>1 Player</text:p>
          </table:table-cell>
          <table:table-cell office:value-type="string">
            <text:p>The year is 1193, and the Third Crusade has just ended. Richard the Lionheart, King of England, returns to Europe from the Holy Land. On the way, he is ambushed and abducted by the soldiers of the Austrian duke Leopold. The duke demands a large ransom to be paid in exchange for the king's freedom. However, the king's brother, Prince John, is content with the situation and plotting to take the throne for himself. That is when the legendary Robin Hood, one who robs from the rich and gives to the poor, decides to raise the money needed to liberate the king, with the help of his fellow outlaws of Sherwood Forest. <text:s/>Conquests of the Longbow is an adventure game and a follow-up to Conquests of Camelot. It uses an icon-based interface common to most contemporary Sierra adventures. Like its spiritual predecessor, it differs from most other games in the genre by reducing traditional inventory-based puzzles in favor of exploration and varied tasks dictated by the situation at hand. These include talking to characters, gathering information, making decisions, solving riddles, or participating in mini-games such as combat, archery contest, and Nine Men's Morris (with adjustable difficulty). <text:s/>The game is divided into days; each day is completed when certain tasks have been fulfilled. It is, however, possible to fail some of those tasks and still advance the plot. Several situations can be handled in different ways. The player's decisions affect Robin Hood's ranking towards the end of the game. Number of points scored, the amount of money collected for the ransom, and the fate of Robin's fellow outlaws are considered when awarding the rank. Depending on these factors the player reaches one of the four possible endings, ranging from Robin getting hanged to a happy conclusion of his love life.</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longbow&quot;&gt; &lt;year&gt;1991&lt;/year&gt; &lt;rating&gt;ESRB - E (Everyone)&lt;/rating&gt; &lt;title&gt;Conquests of the Longbow - The Legend of Robin Hood &lt;/title&gt; &lt;pub&gt;Sierra On-Line, Inc.&lt;/pub&gt; &lt;dev&gt;Sierra On-Line, Inc.&lt;/dev&gt; &lt;genre&gt;Adventure&lt;/genre&gt; &lt;score&gt;4.0&lt;/score&gt; &lt;player&gt;1 Player&lt;/player&gt; &lt;story&gt;The year is 1193, and the Third Crusade has just ended. Richard the Lionheart, King of England, returns to Europe from the Holy Land. On the way, he is ambushed and abducted by the soldiers of the Austrian duke Leopold. The duke demands a large ransom to be paid in exchange for the king's freedom. However, the king's brother, Prince John, is content with the situation and plotting to take the throne for himself. That is when the legendary Robin Hood, one who robs from the rich and gives to the poor, decides to raise the money needed to liberate the king, with the help of his fellow outlaws of Sherwood Forest.  Conquests of the Longbow is an adventure game and a follow-up to Conquests of Camelot. It uses an icon-based interface common to most contemporary Sierra adventures. Like its spiritual predecessor, it differs from most other games in the genre by reducing traditional inventory-based puzzles in favor of exploration and varied tasks dictated by the situation at hand. These include talking to characters, gathering information, making decisions, solving riddles, or participating in mini-games such as combat, archery contest, and Nine Men's Morris (with adjustable difficulty).  The game is divided into days; each day is completed when certain tasks have been fulfilled. It is, however, possible to fail some of those tasks and still advance the plot. Several situations can be handled in different ways. The player's decisions affect Robin Hood's ranking towards the end of the game. Number of points scored, the amount of money collected for the ransom, and the fate of Robin's fellow outlaws are considered when awarding the rank. Depending on these factors the player reaches one of the four possible endings, ranging from Robin getting hanged to a happy conclusion of his love life.&lt;/story&gt; &lt;/game&gt;">
            <text:p>&lt;game name="longbow"&gt; &lt;year&gt;1991&lt;/year&gt; &lt;rating&gt;ESRB - E (Everyone)&lt;/rating&gt; &lt;title&gt;Conquests of the Longbow - The Legend of Robin Hood &lt;/title&gt; &lt;pub&gt;Sierra On-Line, Inc.&lt;/pub&gt; &lt;dev&gt;Sierra On-Line, Inc.&lt;/dev&gt; &lt;genre&gt;Adventure&lt;/genre&gt; &lt;score&gt;4.0&lt;/score&gt; &lt;player&gt;1 Player&lt;/player&gt; &lt;story&gt;The year is 1193, and the Third Crusade has just ended. Richard the Lionheart, King of England, returns to Europe from the Holy Land. On the way, he is ambushed and abducted by the soldiers of the Austrian duke Leopold. The duke demands a large ransom to be paid in exchange for the king's freedom. However, the king's brother, Prince John, is content with the situation and plotting to take the throne for himself. That is when the legendary Robin Hood, one who robs from the rich and gives to the poor, decides to raise the money needed to liberate the king, with the help of his fellow outlaws of Sherwood Forest. <text:s/>Conquests of the Longbow is an adventure game and a follow-up to Conquests of Camelot. It uses an icon-based interface common to most contemporary Sierra adventures. Like its spiritual predecessor, it differs from most other games in the genre by reducing traditional inventory-based puzzles in favor of exploration and varied tasks dictated by the situation at hand. These include talking to characters, gathering information, making decisions, solving riddles, or participating in mini-games such as combat, archery contest, and Nine Men's Morris (with adjustable difficulty). <text:s/>The game is divided into days; each day is completed when certain tasks have been fulfilled. It is, however, possible to fail some of those tasks and still advance the plot. Several situations can be handled in different ways. The player's decisions affect Robin Hood's ranking towards the end of the game. Number of points scored, the amount of money collected for the ransom, and the fate of Robin's fellow outlaws are considered when awarding the rank. Depending on these factors the player reaches one of the four possible endings, ranging from Robin getting hanged to a happy conclusion of his love life.&lt;/story&gt; &lt;/game&gt;</text:p>
          </table:table-cell>
          <table:table-cell table:number-columns-repeated="1012"/>
        </table:table-row>
        <table:table-row table:style-name="ro1">
          <table:table-cell office:value-type="string">
            <text:p>cruise</text:p>
          </table:table-cell>
          <table:table-cell office:value-type="string">
            <text:p>1991</text:p>
          </table:table-cell>
          <table:table-cell office:value-type="string">
            <text:p>ESRB - T (Teen)</text:p>
          </table:table-cell>
          <table:table-cell office:value-type="string">
            <text:p>Cruise for a Corpse </text:p>
          </table:table-cell>
          <table:table-cell office:value-type="string">
            <text:p>Interplay Entertainment Corp.</text:p>
          </table:table-cell>
          <table:table-cell office:value-type="string">
            <text:p>Delphine Software International</text:p>
          </table:table-cell>
          <table:table-cell office:value-type="string">
            <text:p>Adventure</text:p>
          </table:table-cell>
          <table:table-cell office:value-type="string">
            <text:p>3.4</text:p>
          </table:table-cell>
          <table:table-cell office:value-type="string">
            <text:p>1 Player</text:p>
          </table:table-cell>
          <table:table-cell office:value-type="string">
            <text:p>1927. When Inspector Raoul Dusentier is invited to a cruise upon a mighty sailing ship by the wealthy businessman Niklos Karaboudjan, he looks forward to nothing but a relaxing week on the sea. Instead, his host manages to get himself killed on the second day. Murdered, to be exact. Too convenient that a policeman is aboard -- Dusentier sets out to search for suspects. He doesn't need to search long. Why is it that none of the family members seem awfully sad about the demise of the old man? Is the mysterious Father Fabiani really as pious as he says? In the tradition of Agatha Christie, each and every person on board has a motive for the murder. <text:s/>Cruise for a Corpse is a graphic adventure game with a point-and-click interface.You advance in the plot not so much by solving common object-based puzzles, but by talking to the right persons about the right subjects at the right time, thus collecting clues. You will also find pieces of evidence scattered throughout the ship. However, most items suddenly appear in cupboards and drawers that were previously empty. The clock advances in ten-minute-steps whenever you discover an interesting clue, which conveniently informs you of your progress. The protagonists move around the ship; so whenever time passes, different persons to talk to might appear at certain locations. <text:s/>With this game, Delphine Software's Cinematique interface reached "Evolution 2". Instead of containing a fixed number of verbs, the command menu is now context-sensitive. The mouse cursor will change its appearance when moved over an interesting object; a left-click brings up a set of appropriate verbs. For example, a cupboard may be opened and searched, whereas a key can be picked up and turned. A right-click accesses the inventory. The game features polygonal characters.</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cruise&quot;&gt; &lt;year&gt;1991&lt;/year&gt; &lt;rating&gt;ESRB - T (Teen)&lt;/rating&gt; &lt;title&gt;Cruise for a Corpse &lt;/title&gt; &lt;pub&gt;Interplay Entertainment Corp.&lt;/pub&gt; &lt;dev&gt;Delphine Software International&lt;/dev&gt; &lt;genre&gt;Adventure&lt;/genre&gt; &lt;score&gt;3.4&lt;/score&gt; &lt;player&gt;1 Player&lt;/player&gt; &lt;story&gt;1927. When Inspector Raoul Dusentier is invited to a cruise upon a mighty sailing ship by the wealthy businessman Niklos Karaboudjan, he looks forward to nothing but a relaxing week on the sea. Instead, his host manages to get himself killed on the second day. Murdered, to be exact. Too convenient that a policeman is aboard -- Dusentier sets out to search for suspects. He doesn't need to search long. Why is it that none of the family members seem awfully sad about the demise of the old man? Is the mysterious Father Fabiani really as pious as he says? In the tradition of Agatha Christie, each and every person on board has a motive for the murder.  Cruise for a Corpse is a graphic adventure game with a point-and-click interface.You advance in the plot not so much by solving common object-based puzzles, but by talking to the right persons about the right subjects at the right time, thus collecting clues. You will also find pieces of evidence scattered throughout the ship. However, most items suddenly appear in cupboards and drawers that were previously empty. The clock advances in ten-minute-steps whenever you discover an interesting clue, which conveniently informs you of your progress. The protagonists move around the ship; so whenever time passes, different persons to talk to might appear at certain locations.  With this game, Delphine Software's Cinematique interface reached &quot;Evolution 2&quot;. Instead of containing a fixed number of verbs, the command menu is now context-sensitive. The mouse cursor will change its appearance when moved over an interesting object; a left-click brings up a set of appropriate verbs. For example, a cupboard may be opened and searched, whereas a key can be picked up and turned. A right-click accesses the inventory. The game features polygonal characters.&lt;/story&gt; &lt;/game&gt;">
            <text:p>&lt;game name="cruise"&gt; &lt;year&gt;1991&lt;/year&gt; &lt;rating&gt;ESRB - T (Teen)&lt;/rating&gt; &lt;title&gt;Cruise for a Corpse &lt;/title&gt; &lt;pub&gt;Interplay Entertainment Corp.&lt;/pub&gt; &lt;dev&gt;Delphine Software International&lt;/dev&gt; &lt;genre&gt;Adventure&lt;/genre&gt; &lt;score&gt;3.4&lt;/score&gt; &lt;player&gt;1 Player&lt;/player&gt; &lt;story&gt;1927. When Inspector Raoul Dusentier is invited to a cruise upon a mighty sailing ship by the wealthy businessman Niklos Karaboudjan, he looks forward to nothing but a relaxing week on the sea. Instead, his host manages to get himself killed on the second day. Murdered, to be exact. Too convenient that a policeman is aboard -- Dusentier sets out to search for suspects. He doesn't need to search long. Why is it that none of the family members seem awfully sad about the demise of the old man? Is the mysterious Father Fabiani really as pious as he says? In the tradition of Agatha Christie, each and every person on board has a motive for the murder. <text:s/>Cruise for a Corpse is a graphic adventure game with a point-and-click interface.You advance in the plot not so much by solving common object-based puzzles, but by talking to the right persons about the right subjects at the right time, thus collecting clues. You will also find pieces of evidence scattered throughout the ship. However, most items suddenly appear in cupboards and drawers that were previously empty. The clock advances in ten-minute-steps whenever you discover an interesting clue, which conveniently informs you of your progress. The protagonists move around the ship; so whenever time passes, different persons to talk to might appear at certain locations. <text:s/>With this game, Delphine Software's Cinematique interface reached "Evolution 2". Instead of containing a fixed number of verbs, the command menu is now context-sensitive. The mouse cursor will change its appearance when moved over an interesting object; a left-click brings up a set of appropriate verbs. For example, a cupboard may be opened and searched, whereas a key can be picked up and turned. A right-click accesses the inventory. The game features polygonal characters.&lt;/story&gt; &lt;/game&gt;</text:p>
          </table:table-cell>
          <table:table-cell table:number-columns-repeated="1012"/>
        </table:table-row>
        <table:table-row table:style-name="ro1">
          <table:table-cell office:value-type="string">
            <text:p>comi</text:p>
          </table:table-cell>
          <table:table-cell office:value-type="string">
            <text:p>1997</text:p>
          </table:table-cell>
          <table:table-cell office:value-type="string">
            <text:p>ESRB - E (Everyone)</text:p>
          </table:table-cell>
          <table:table-cell office:value-type="string">
            <text:p>Curse of Monkey Island, The </text:p>
          </table:table-cell>
          <table:table-cell table:number-columns-repeated="2" office:value-type="string">
            <text:p>LucasArts Entertainment Company LLC</text:p>
          </table:table-cell>
          <table:table-cell office:value-type="string">
            <text:p>Adventure</text:p>
          </table:table-cell>
          <table:table-cell office:value-type="string">
            <text:p>4.1</text:p>
          </table:table-cell>
          <table:table-cell office:value-type="string">
            <text:p>1 Player</text:p>
          </table:table-cell>
          <table:table-cell office:value-type="string">
            <text:p>Having barely escaped LeChuck's dreadful amusement park, Guybrush Threepwood finds himself stuck in the middle of the sea, with nothing in his boat but a sausage and a diary. Musing over the events that have led him into this predicament, Guybrush suddenly discovers a ship navigated by none other than his archenemy. Once again, Guybrush saves his beloved Elaine from the claws of his undead rival. In the midst of the treasure that belonged to the defeated foe Guybrush finds a ring. Overwhelmed by his love to Elaine, he proposes marriage to her and gives her the ring. What he doesn't know is that the ring is cursed; before he is able to realize what is happening, Elaine is turned into a gold statue. Will Guybrush be able to lift the curse and to save his one and only love? <text:s/>This third installment of the Monkey Island is, like its predecessors, a humorous puzzle-solving adventure game. The game features cartoon-style SVGA graphics and (for the first time in the series) voice-overs for all the conversations. The interface no longer involves a list of verbs that occupies a part of the screen; instead, it follows the same principle as in Full Throttle: the player chooses first the object to interact with, then the action from a menu that appears. Like the second game, The Curse of Monkey Island has two difficulty levels.</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comi&quot;&gt; &lt;year&gt;1997&lt;/year&gt; &lt;rating&gt;ESRB - E (Everyone)&lt;/rating&gt; &lt;title&gt;Curse of Monkey Island, The &lt;/title&gt; &lt;pub&gt;LucasArts Entertainment Company LLC&lt;/pub&gt; &lt;dev&gt;LucasArts Entertainment Company LLC&lt;/dev&gt; &lt;genre&gt;Adventure&lt;/genre&gt; &lt;score&gt;4.1&lt;/score&gt; &lt;player&gt;1 Player&lt;/player&gt; &lt;story&gt;Having barely escaped LeChuck's dreadful amusement park, Guybrush Threepwood finds himself stuck in the middle of the sea, with nothing in his boat but a sausage and a diary. Musing over the events that have led him into this predicament, Guybrush suddenly discovers a ship navigated by none other than his archenemy. Once again, Guybrush saves his beloved Elaine from the claws of his undead rival. In the midst of the treasure that belonged to the defeated foe Guybrush finds a ring. Overwhelmed by his love to Elaine, he proposes marriage to her and gives her the ring. What he doesn't know is that the ring is cursed; before he is able to realize what is happening, Elaine is turned into a gold statue. Will Guybrush be able to lift the curse and to save his one and only love?  This third installment of the Monkey Island is, like its predecessors, a humorous puzzle-solving adventure game. The game features cartoon-style SVGA graphics and (for the first time in the series) voice-overs for all the conversations. The interface no longer involves a list of verbs that occupies a part of the screen; instead, it follows the same principle as in Full Throttle: the player chooses first the object to interact with, then the action from a menu that appears. Like the second game, The Curse of Monkey Island has two difficulty levels.&lt;/story&gt; &lt;/game&gt;">
            <text:p>&lt;game name="comi"&gt; &lt;year&gt;1997&lt;/year&gt; &lt;rating&gt;ESRB - E (Everyone)&lt;/rating&gt; &lt;title&gt;Curse of Monkey Island, The &lt;/title&gt; &lt;pub&gt;LucasArts Entertainment Company LLC&lt;/pub&gt; &lt;dev&gt;LucasArts Entertainment Company LLC&lt;/dev&gt; &lt;genre&gt;Adventure&lt;/genre&gt; &lt;score&gt;4.1&lt;/score&gt; &lt;player&gt;1 Player&lt;/player&gt; &lt;story&gt;Having barely escaped LeChuck's dreadful amusement park, Guybrush Threepwood finds himself stuck in the middle of the sea, with nothing in his boat but a sausage and a diary. Musing over the events that have led him into this predicament, Guybrush suddenly discovers a ship navigated by none other than his archenemy. Once again, Guybrush saves his beloved Elaine from the claws of his undead rival. In the midst of the treasure that belonged to the defeated foe Guybrush finds a ring. Overwhelmed by his love to Elaine, he proposes marriage to her and gives her the ring. What he doesn't know is that the ring is cursed; before he is able to realize what is happening, Elaine is turned into a gold statue. Will Guybrush be able to lift the curse and to save his one and only love? <text:s/>This third installment of the Monkey Island is, like its predecessors, a humorous puzzle-solving adventure game. The game features cartoon-style SVGA graphics and (for the first time in the series) voice-overs for all the conversations. The interface no longer involves a list of verbs that occupies a part of the screen; instead, it follows the same principle as in Full Throttle: the player chooses first the object to interact with, then the action from a menu that appears. Like the second game, The Curse of Monkey Island has two difficulty levels.&lt;/story&gt; &lt;/game&gt;</text:p>
          </table:table-cell>
          <table:table-cell table:number-columns-repeated="1012"/>
        </table:table-row>
        <table:table-row table:style-name="ro1">
          <table:table-cell office:value-type="string">
            <text:p>darby-win</text:p>
          </table:table-cell>
          <table:table-cell office:value-type="string">
            <text:p>1996</text:p>
          </table:table-cell>
          <table:table-cell office:value-type="string">
            <text:p>ESRB - EC (Early Childhood)</text:p>
          </table:table-cell>
          <table:table-cell office:value-type="string">
            <text:p>Darby the Dragon </text:p>
          </table:table-cell>
          <table:table-cell office:value-type="string">
            <text:p>Broderbund Software</text:p>
          </table:table-cell>
          <table:table-cell office:value-type="string">
            <text:p>Capitol Multimedia, Inc.</text:p>
          </table:table-cell>
          <table:table-cell office:value-type="string">
            <text:p>Adventure</text:p>
          </table:table-cell>
          <table:table-cell office:value-type="string">
            <text:p>3.6</text:p>
          </table:table-cell>
          <table:table-cell office:value-type="string">
            <text:p>1 Player</text:p>
          </table:table-cell>
          <table:table-cell office:value-type="string">
            <text:p>Darby is the prince of Dragondale, and one day he finds a magic wand just lying around. Intrigued, he takes it and goes to show it to his big sister. They then have a fight over it and he wishes she was smaller than him. Well, it turns out to be a magic wand, because it grants his wish! Darby has to go on a quest to find the items he needs to restore his sister's size. Darby the Dragon is an adventure game for children with a single-click interface, in the style of Freddi Fish, and many other such adventure games. Darby has an inventory at the bottom of the screen and solves adventure game puzzles, which are solved through use of the inventory items and clicking on things. <text:s/>Players are able to create magic spells, gather clues from singing minstrels, design puppet theatre stages, create magic masks, as well as a quick action game and listen to narrated storybooks.</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darby-win&quot;&gt; &lt;year&gt;1996&lt;/year&gt; &lt;rating&gt;ESRB - EC (Early Childhood)&lt;/rating&gt; &lt;title&gt;Darby the Dragon &lt;/title&gt; &lt;pub&gt;Broderbund Software&lt;/pub&gt; &lt;dev&gt;Capitol Multimedia, Inc.&lt;/dev&gt; &lt;genre&gt;Adventure&lt;/genre&gt; &lt;score&gt;3.6&lt;/score&gt; &lt;player&gt;1 Player&lt;/player&gt; &lt;story&gt;Darby is the prince of Dragondale, and one day he finds a magic wand just lying around. Intrigued, he takes it and goes to show it to his big sister. They then have a fight over it and he wishes she was smaller than him. Well, it turns out to be a magic wand, because it grants his wish! Darby has to go on a quest to find the items he needs to restore his sister's size. Darby the Dragon is an adventure game for children with a single-click interface, in the style of Freddi Fish, and many other such adventure games. Darby has an inventory at the bottom of the screen and solves adventure game puzzles, which are solved through use of the inventory items and clicking on things.  Players are able to create magic spells, gather clues from singing minstrels, design puppet theatre stages, create magic masks, as well as a quick action game and listen to narrated storybooks.&lt;/story&gt; &lt;/game&gt;">
            <text:p>&lt;game name="darby-win"&gt; &lt;year&gt;1996&lt;/year&gt; &lt;rating&gt;ESRB - EC (Early Childhood)&lt;/rating&gt; &lt;title&gt;Darby the Dragon &lt;/title&gt; &lt;pub&gt;Broderbund Software&lt;/pub&gt; &lt;dev&gt;Capitol Multimedia, Inc.&lt;/dev&gt; &lt;genre&gt;Adventure&lt;/genre&gt; &lt;score&gt;3.6&lt;/score&gt; &lt;player&gt;1 Player&lt;/player&gt; &lt;story&gt;Darby is the prince of Dragondale, and one day he finds a magic wand just lying around. Intrigued, he takes it and goes to show it to his big sister. They then have a fight over it and he wishes she was smaller than him. Well, it turns out to be a magic wand, because it grants his wish! Darby has to go on a quest to find the items he needs to restore his sister's size. Darby the Dragon is an adventure game for children with a single-click interface, in the style of Freddi Fish, and many other such adventure games. Darby has an inventory at the bottom of the screen and solves adventure game puzzles, which are solved through use of the inventory items and clicking on things. <text:s/>Players are able to create magic spells, gather clues from singing minstrels, design puppet theatre stages, create magic masks, as well as a quick action game and listen to narrated storybooks.&lt;/story&gt; &lt;/game&gt;</text:p>
          </table:table-cell>
          <table:table-cell table:number-columns-repeated="1012"/>
        </table:table-row>
        <table:table-row table:style-name="ro1">
          <table:table-cell office:value-type="string">
            <text:p>tentacle</text:p>
          </table:table-cell>
          <table:table-cell office:value-type="string">
            <text:p>1993</text:p>
          </table:table-cell>
          <table:table-cell office:value-type="string">
            <text:p>ESRB - E (Everyone)</text:p>
          </table:table-cell>
          <table:table-cell office:value-type="string">
            <text:p>Day of the Tentacle </text:p>
          </table:table-cell>
          <table:table-cell table:number-columns-repeated="2" office:value-type="string">
            <text:p>LucasArts Entertainment Company LLC</text:p>
          </table:table-cell>
          <table:table-cell office:value-type="string">
            <text:p>Adventure</text:p>
          </table:table-cell>
          <table:table-cell office:value-type="string">
            <text:p>4.2</text:p>
          </table:table-cell>
          <table:table-cell office:value-type="string">
            <text:p>1 Player</text:p>
          </table:table-cell>
          <table:table-cell office:value-type="string">
            <text:p>Purple Tentacle, one of the crazy Dr. Fred's creations, drinks contaminated water from Dr. Fred's Sludge-o-matic. He mutates into an insane genius and grows arms, and now he's plotting to take over the world. In an effort to stop him, Dr. Fred sends three friends, Bernard, Hoagie and Laverne back in time to yesterday, in order for them to turn off the Sludge-o-matic and stop the sludge from spilling into the river, thus preventing the whole incident. Naturally, the cheap doctor uses a fake diamond over a real one in his time machine, which blows up sending Hoagie 200 years into the past and Laverne 200 years into the future. Now the player must bring back Hoagie and Laverne, with the help of the time machine's ability to move objects between time periods, and then stop evil Purple from taking over the world. <text:s/>Day of the Tentacle is a point-and-click adventure game and a sequel to Maniac Mansion. The player controls Bernard, and later also Hoagie and Laverne, being able to switch between them at any time. By using the commands at the bottom of the screen, the character can pick up items, use them on other things, talk to people and more. Any of the three friends can also send his items across time to another friend. The game takes place in the same area, but in three different eras, and thus affecting history takes a vital part in some puzzles. For instance, Hoagie can hide an item in the 18th century, and Laverne discovers it in the 23rd century - but by then, the item may have been affected by time and changed its properties. </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tentacle&quot;&gt; &lt;year&gt;1993&lt;/year&gt; &lt;rating&gt;ESRB - E (Everyone)&lt;/rating&gt; &lt;title&gt;Day of the Tentacle &lt;/title&gt; &lt;pub&gt;LucasArts Entertainment Company LLC&lt;/pub&gt; &lt;dev&gt;LucasArts Entertainment Company LLC&lt;/dev&gt; &lt;genre&gt;Adventure&lt;/genre&gt; &lt;score&gt;4.2&lt;/score&gt; &lt;player&gt;1 Player&lt;/player&gt; &lt;story&gt;Purple Tentacle, one of the crazy Dr. Fred's creations, drinks contaminated water from Dr. Fred's Sludge-o-matic. He mutates into an insane genius and grows arms, and now he's plotting to take over the world. In an effort to stop him, Dr. Fred sends three friends, Bernard, Hoagie and Laverne back in time to yesterday, in order for them to turn off the Sludge-o-matic and stop the sludge from spilling into the river, thus preventing the whole incident. Naturally, the cheap doctor uses a fake diamond over a real one in his time machine, which blows up sending Hoagie 200 years into the past and Laverne 200 years into the future. Now the player must bring back Hoagie and Laverne, with the help of the time machine's ability to move objects between time periods, and then stop evil Purple from taking over the world.  Day of the Tentacle is a point-and-click adventure game and a sequel to Maniac Mansion. The player controls Bernard, and later also Hoagie and Laverne, being able to switch between them at any time. By using the commands at the bottom of the screen, the character can pick up items, use them on other things, talk to people and more. Any of the three friends can also send his items across time to another friend. The game takes place in the same area, but in three different eras, and thus affecting history takes a vital part in some puzzles. For instance, Hoagie can hide an item in the 18th century, and Laverne discovers it in the 23rd century - but by then, the item may have been affected by time and changed its properties. &lt;/story&gt; &lt;/game&gt;">
            <text:p>&lt;game name="tentacle"&gt; &lt;year&gt;1993&lt;/year&gt; &lt;rating&gt;ESRB - E (Everyone)&lt;/rating&gt; &lt;title&gt;Day of the Tentacle &lt;/title&gt; &lt;pub&gt;LucasArts Entertainment Company LLC&lt;/pub&gt; &lt;dev&gt;LucasArts Entertainment Company LLC&lt;/dev&gt; &lt;genre&gt;Adventure&lt;/genre&gt; &lt;score&gt;4.2&lt;/score&gt; &lt;player&gt;1 Player&lt;/player&gt; &lt;story&gt;Purple Tentacle, one of the crazy Dr. Fred's creations, drinks contaminated water from Dr. Fred's Sludge-o-matic. He mutates into an insane genius and grows arms, and now he's plotting to take over the world. In an effort to stop him, Dr. Fred sends three friends, Bernard, Hoagie and Laverne back in time to yesterday, in order for them to turn off the Sludge-o-matic and stop the sludge from spilling into the river, thus preventing the whole incident. Naturally, the cheap doctor uses a fake diamond over a real one in his time machine, which blows up sending Hoagie 200 years into the past and Laverne 200 years into the future. Now the player must bring back Hoagie and Laverne, with the help of the time machine's ability to move objects between time periods, and then stop evil Purple from taking over the world. <text:s/>Day of the Tentacle is a point-and-click adventure game and a sequel to Maniac Mansion. The player controls Bernard, and later also Hoagie and Laverne, being able to switch between them at any time. By using the commands at the bottom of the screen, the character can pick up items, use them on other things, talk to people and more. Any of the three friends can also send his items across time to another friend. The game takes place in the same area, but in three different eras, and thus affecting history takes a vital part in some puzzles. For instance, Hoagie can hide an item in the 18th century, and Laverne discovers it in the 23rd century - but by then, the item may have been affected by time and changed its properties. &lt;/story&gt; &lt;/game&gt;</text:p>
          </table:table-cell>
          <table:table-cell table:number-columns-repeated="1012"/>
        </table:table-row>
        <table:table-row table:style-name="ro1">
          <table:table-cell office:value-type="string">
            <text:p>dig</text:p>
          </table:table-cell>
          <table:table-cell office:value-type="string">
            <text:p>1995</text:p>
          </table:table-cell>
          <table:table-cell office:value-type="string">
            <text:p>ESRB - E (Everyone)</text:p>
          </table:table-cell>
          <table:table-cell office:value-type="string">
            <text:p>Dig, The </text:p>
          </table:table-cell>
          <table:table-cell table:number-columns-repeated="2" office:value-type="string">
            <text:p>LucasArts Entertainment Company LLC</text:p>
          </table:table-cell>
          <table:table-cell office:value-type="string">
            <text:p>Adventure</text:p>
          </table:table-cell>
          <table:table-cell office:value-type="string">
            <text:p>3.9</text:p>
          </table:table-cell>
          <table:table-cell office:value-type="string">
            <text:p>1 Player</text:p>
          </table:table-cell>
          <table:table-cell office:value-type="string">
            <text:p>A group of scientists discovers an asteroid that is on its way to a collision with the Earth. Is there any way to prevent the disaster? Boston Low, a NASA veteran, is sent to command a space expedition on the asteroid. Accompanied by the journalist Maggie Robbins and the archaeologist Brink, Boston investigates the asteroid and finds a strange structure that undoubtedly belongs to an alien civilization. During the course of investigations, the team finds itself on a seemingly deserted planet. They have no knowledge of the planet and no possibility of going back. Will they ever discover the secret of this strange world and find a way to get home? <text:s/>The Dig is a point-and-click adventure game with a simple one-cursor interface. Most of the puzzles are inventory-based, tending to be somewhat more complex than in most preceding LucasArts' adventure games. There are also a few logic-based puzzles, which require understanding and manipulation of alien technology and life forms on the planet. Traditional branching dialogue system is utilized; however, the game focuses more on puzzle-solving than on conversations to advance the plot. The game's story is influenced by science fiction literature and movies, and strives to be realistic, departing from the comedy style of LucasArts' adventures. Despite that, humorous elements are present in some of the dialogues and text descriptions. The game utilizes hand-drawn graphics with a few pre-rendered 3D images</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dig&quot;&gt; &lt;year&gt;1995&lt;/year&gt; &lt;rating&gt;ESRB - E (Everyone)&lt;/rating&gt; &lt;title&gt;Dig, The &lt;/title&gt; &lt;pub&gt;LucasArts Entertainment Company LLC&lt;/pub&gt; &lt;dev&gt;LucasArts Entertainment Company LLC&lt;/dev&gt; &lt;genre&gt;Adventure&lt;/genre&gt; &lt;score&gt;3.9&lt;/score&gt; &lt;player&gt;1 Player&lt;/player&gt; &lt;story&gt;A group of scientists discovers an asteroid that is on its way to a collision with the Earth. Is there any way to prevent the disaster? Boston Low, a NASA veteran, is sent to command a space expedition on the asteroid. Accompanied by the journalist Maggie Robbins and the archaeologist Brink, Boston investigates the asteroid and finds a strange structure that undoubtedly belongs to an alien civilization. During the course of investigations, the team finds itself on a seemingly deserted planet. They have no knowledge of the planet and no possibility of going back. Will they ever discover the secret of this strange world and find a way to get home?  The Dig is a point-and-click adventure game with a simple one-cursor interface. Most of the puzzles are inventory-based, tending to be somewhat more complex than in most preceding LucasArts' adventure games. There are also a few logic-based puzzles, which require understanding and manipulation of alien technology and life forms on the planet. Traditional branching dialogue system is utilized; however, the game focuses more on puzzle-solving than on conversations to advance the plot. The game's story is influenced by science fiction literature and movies, and strives to be realistic, departing from the comedy style of LucasArts' adventures. Despite that, humorous elements are present in some of the dialogues and text descriptions. The game utilizes hand-drawn graphics with a few pre-rendered 3D images&lt;/story&gt; &lt;/game&gt;">
            <text:p>&lt;game name="dig"&gt; &lt;year&gt;1995&lt;/year&gt; &lt;rating&gt;ESRB - E (Everyone)&lt;/rating&gt; &lt;title&gt;Dig, The &lt;/title&gt; &lt;pub&gt;LucasArts Entertainment Company LLC&lt;/pub&gt; &lt;dev&gt;LucasArts Entertainment Company LLC&lt;/dev&gt; &lt;genre&gt;Adventure&lt;/genre&gt; &lt;score&gt;3.9&lt;/score&gt; &lt;player&gt;1 Player&lt;/player&gt; &lt;story&gt;A group of scientists discovers an asteroid that is on its way to a collision with the Earth. Is there any way to prevent the disaster? Boston Low, a NASA veteran, is sent to command a space expedition on the asteroid. Accompanied by the journalist Maggie Robbins and the archaeologist Brink, Boston investigates the asteroid and finds a strange structure that undoubtedly belongs to an alien civilization. During the course of investigations, the team finds itself on a seemingly deserted planet. They have no knowledge of the planet and no possibility of going back. Will they ever discover the secret of this strange world and find a way to get home? <text:s/>The Dig is a point-and-click adventure game with a simple one-cursor interface. Most of the puzzles are inventory-based, tending to be somewhat more complex than in most preceding LucasArts' adventure games. There are also a few logic-based puzzles, which require understanding and manipulation of alien technology and life forms on the planet. Traditional branching dialogue system is utilized; however, the game focuses more on puzzle-solving than on conversations to advance the plot. The game's story is influenced by science fiction literature and movies, and strives to be realistic, departing from the comedy style of LucasArts' adventures. Despite that, humorous elements are present in some of the dialogues and text descriptions. The game utilizes hand-drawn graphics with a few pre-rendered 3D images&lt;/story&gt; &lt;/game&gt;</text:p>
          </table:table-cell>
          <table:table-cell table:number-columns-repeated="1012"/>
        </table:table-row>
        <table:table-row table:style-name="ro1">
          <table:table-cell office:value-type="string">
            <text:p>dw-cd</text:p>
          </table:table-cell>
          <table:table-cell office:value-type="string">
            <text:p>1995</text:p>
          </table:table-cell>
          <table:table-cell office:value-type="string">
            <text:p>ESRB - T (Teen)</text:p>
          </table:table-cell>
          <table:table-cell office:value-type="string">
            <text:p>Discworld 1 </text:p>
          </table:table-cell>
          <table:table-cell office:value-type="string">
            <text:p>Psygnosis Limited</text:p>
          </table:table-cell>
          <table:table-cell office:value-type="string">
            <text:p>Teeny Weeny Games</text:p>
          </table:table-cell>
          <table:table-cell office:value-type="string">
            <text:p>Adventure</text:p>
          </table:table-cell>
          <table:table-cell office:value-type="string">
            <text:p>4.1</text:p>
          </table:table-cell>
          <table:table-cell office:value-type="string">
            <text:p>1 Player</text:p>
          </table:table-cell>
          <table:table-cell office:value-type="string">
            <text:p>This adventure game puts the player in the shoes of Rincewind, a wizard whose sole purpose in life is to stay alive. He appears to be very good at it as well, because apparently the universe has decided to continuously challenge him. The game takes place in the humorous fantasy world created by Terry Pratchett. The world is called the Discworld, as it is actually a flat disc carried on the backs of four gigantic elephants, which themselves stand on the back of an even larger turtle. <text:s/>The story is loosely based on the novel "Guards! Guards!". Both in the book and the game, a dragon is summoned by a group of mysterious conspirators and now terrorizes the city state of Ankh-Morpork. Being the most expendable wizard of the Unseen University, Rincewind is given the task to get rid of the beast (only in the game though; in the book, the city's nightwatch has to deal with the problem). <text:s/>Discworld is a classical point-and-click adventure game with a few original features. For example, Rincewind's inventory is limited to two objects, and the majority of his belongings is stored in the Luggage, an intelligent chest with dozens of little feet. Furthermore, at a certain point in the game the player gains access to a time-traveling device and has to send Rincewind to the past and back in order to solve some of the puzzles.</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dw-cd&quot;&gt; &lt;year&gt;1995&lt;/year&gt; &lt;rating&gt;ESRB - T (Teen)&lt;/rating&gt; &lt;title&gt;Discworld 1 &lt;/title&gt; &lt;pub&gt;Psygnosis Limited&lt;/pub&gt; &lt;dev&gt;Teeny Weeny Games&lt;/dev&gt; &lt;genre&gt;Adventure&lt;/genre&gt; &lt;score&gt;4.1&lt;/score&gt; &lt;player&gt;1 Player&lt;/player&gt; &lt;story&gt;This adventure game puts the player in the shoes of Rincewind, a wizard whose sole purpose in life is to stay alive. He appears to be very good at it as well, because apparently the universe has decided to continuously challenge him. The game takes place in the humorous fantasy world created by Terry Pratchett. The world is called the Discworld, as it is actually a flat disc carried on the backs of four gigantic elephants, which themselves stand on the back of an even larger turtle.  The story is loosely based on the novel &quot;Guards! Guards!&quot;. Both in the book and the game, a dragon is summoned by a group of mysterious conspirators and now terrorizes the city state of Ankh-Morpork. Being the most expendable wizard of the Unseen University, Rincewind is given the task to get rid of the beast (only in the game though; in the book, the city's nightwatch has to deal with the problem).  Discworld is a classical point-and-click adventure game with a few original features. For example, Rincewind's inventory is limited to two objects, and the majority of his belongings is stored in the Luggage, an intelligent chest with dozens of little feet. Furthermore, at a certain point in the game the player gains access to a time-traveling device and has to send Rincewind to the past and back in order to solve some of the puzzles.&lt;/story&gt; &lt;/game&gt;">
            <text:p>&lt;game name="dw-cd"&gt; &lt;year&gt;1995&lt;/year&gt; &lt;rating&gt;ESRB - T (Teen)&lt;/rating&gt; &lt;title&gt;Discworld 1 &lt;/title&gt; &lt;pub&gt;Psygnosis Limited&lt;/pub&gt; &lt;dev&gt;Teeny Weeny Games&lt;/dev&gt; &lt;genre&gt;Adventure&lt;/genre&gt; &lt;score&gt;4.1&lt;/score&gt; &lt;player&gt;1 Player&lt;/player&gt; &lt;story&gt;This adventure game puts the player in the shoes of Rincewind, a wizard whose sole purpose in life is to stay alive. He appears to be very good at it as well, because apparently the universe has decided to continuously challenge him. The game takes place in the humorous fantasy world created by Terry Pratchett. The world is called the Discworld, as it is actually a flat disc carried on the backs of four gigantic elephants, which themselves stand on the back of an even larger turtle. <text:s/>The story is loosely based on the novel "Guards! Guards!". Both in the book and the game, a dragon is summoned by a group of mysterious conspirators and now terrorizes the city state of Ankh-Morpork. Being the most expendable wizard of the Unseen University, Rincewind is given the task to get rid of the beast (only in the game though; in the book, the city's nightwatch has to deal with the problem). <text:s/>Discworld is a classical point-and-click adventure game with a few original features. For example, Rincewind's inventory is limited to two objects, and the majority of his belongings is stored in the Luggage, an intelligent chest with dozens of little feet. Furthermore, at a certain point in the game the player gains access to a time-traveling device and has to send Rincewind to the past and back in order to solve some of the puzzles.&lt;/story&gt; &lt;/game&gt;</text:p>
          </table:table-cell>
          <table:table-cell table:number-columns-repeated="1012"/>
        </table:table-row>
        <table:table-row table:style-name="ro1">
          <table:table-cell office:value-type="string">
            <text:p>dw2-gb</text:p>
          </table:table-cell>
          <table:table-cell office:value-type="string">
            <text:p>1996</text:p>
          </table:table-cell>
          <table:table-cell office:value-type="string">
            <text:p>ESRB - T (Teen)</text:p>
          </table:table-cell>
          <table:table-cell office:value-type="string">
            <text:p>Discworld 2 - Missing presumed...!? </text:p>
          </table:table-cell>
          <table:table-cell office:value-type="string">
            <text:p>Psygnosis Limited</text:p>
          </table:table-cell>
          <table:table-cell office:value-type="string">
            <text:p>Perfect Entertainment</text:p>
          </table:table-cell>
          <table:table-cell office:value-type="string">
            <text:p>Adventure</text:p>
          </table:table-cell>
          <table:table-cell office:value-type="string">
            <text:p>3.9</text:p>
          </table:table-cell>
          <table:table-cell office:value-type="string">
            <text:p>1 Player</text:p>
          </table:table-cell>
          <table:table-cell office:value-type="string">
            <text:p>Discworld 2 - Missing presumed...!? casts players again in the role of Rincewind, from the first game. <text:s/>Death, the grim reaper, who normally ushers the Discworld inhabitants into the afterlife, is on an extended vacation. This means that those whose "time is up" are faltering around in limbo. Now it's up to Rincewind to bring him back or suffer the fate of immortality. <text:s/>Gameplay is divided into 4 Acts. There are many locations to explore and a multitude of obstacles in Rincewind's path to overcome. Conversations with characters and interaction with inventory objects is necessary to move ahead. <text:s/>The game features unique humour similar to the previous game.</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dw2-gb&quot;&gt; &lt;year&gt;1996&lt;/year&gt; &lt;rating&gt;ESRB - T (Teen)&lt;/rating&gt; &lt;title&gt;Discworld 2 - Missing presumed...!? &lt;/title&gt; &lt;pub&gt;Psygnosis Limited&lt;/pub&gt; &lt;dev&gt;Perfect Entertainment&lt;/dev&gt; &lt;genre&gt;Adventure&lt;/genre&gt; &lt;score&gt;3.9&lt;/score&gt; &lt;player&gt;1 Player&lt;/player&gt; &lt;story&gt;Discworld 2 - Missing presumed...!? casts players again in the role of Rincewind, from the first game.  Death, the grim reaper, who normally ushers the Discworld inhabitants into the afterlife, is on an extended vacation. This means that those whose &quot;time is up&quot; are faltering around in limbo. Now it's up to Rincewind to bring him back or suffer the fate of immortality.  Gameplay is divided into 4 Acts. There are many locations to explore and a multitude of obstacles in Rincewind's path to overcome. Conversations with characters and interaction with inventory objects is necessary to move ahead.  The game features unique humour similar to the previous game.&lt;/story&gt; &lt;/game&gt;">
            <text:p>&lt;game name="dw2-gb"&gt; &lt;year&gt;1996&lt;/year&gt; &lt;rating&gt;ESRB - T (Teen)&lt;/rating&gt; &lt;title&gt;Discworld 2 - Missing presumed...!? &lt;/title&gt; &lt;pub&gt;Psygnosis Limited&lt;/pub&gt; &lt;dev&gt;Perfect Entertainment&lt;/dev&gt; &lt;genre&gt;Adventure&lt;/genre&gt; &lt;score&gt;3.9&lt;/score&gt; &lt;player&gt;1 Player&lt;/player&gt; &lt;story&gt;Discworld 2 - Missing presumed...!? casts players again in the role of Rincewind, from the first game. <text:s/>Death, the grim reaper, who normally ushers the Discworld inhabitants into the afterlife, is on an extended vacation. This means that those whose "time is up" are faltering around in limbo. Now it's up to Rincewind to bring him back or suffer the fate of immortality. <text:s/>Gameplay is divided into 4 Acts. There are many locations to explore and a multitude of obstacles in Rincewind's path to overcome. Conversations with characters and interaction with inventory objects is necessary to move ahead. <text:s/>The game features unique humour similar to the previous game.&lt;/story&gt; &lt;/game&gt;</text:p>
          </table:table-cell>
          <table:table-cell table:number-columns-repeated="1012"/>
        </table:table-row>
        <table:table-row table:style-name="ro1">
          <table:table-cell office:value-type="string">
            <text:p>draci</text:p>
          </table:table-cell>
          <table:table-cell office:value-type="string">
            <text:p>1995</text:p>
          </table:table-cell>
          <table:table-cell office:value-type="string">
            <text:p>ESRB - E (Everyone)</text:p>
          </table:table-cell>
          <table:table-cell office:value-type="string">
            <text:p>Dragon History </text:p>
          </table:table-cell>
          <table:table-cell office:value-type="string">
            <text:p>Vochozka Trading</text:p>
          </table:table-cell>
          <table:table-cell office:value-type="string">
            <text:p>NoSense</text:p>
          </table:table-cell>
          <table:table-cell office:value-type="string">
            <text:p>Adventure</text:p>
          </table:table-cell>
          <table:table-cell office:value-type="string">
            <text:p>2.8</text:p>
          </table:table-cell>
          <table:table-cell office:value-type="string">
            <text:p>1 Player</text:p>
          </table:table-cell>
          <table:table-cell office:value-type="string">
            <text:p>Bert is a young dragon that lives with his parents Berta and Herbert in a magical land, where dragons got civilized, started to wear clothes and live peacefully with humans. One day, Herbert suddenly disappears, with rumors saying the he left his wife and son behind to search for a lost treasure. Meanwhile, a magical wand called Eveline decides to rule the world out of boredom, using Bert to cast a petrifying spell on the marionettes of a traveling puppeteer and cause other mischief among the local population. Now, Bert must fix all the trouble caused by Eveline, and search for his missing father. <text:s/>Dragon History <text:s/>is a Czech point-and-click adventure game, originally the first Czech CD game ever to be published in 1995, and later released as open-source freeware in 2006 by the original developer. It follows the standards of the genre, where the main objective is to collect a series of scenery objects and use them to solve puzzles. The inventory shows the interior of a brown sack, and can be accessed by placing the cursor on the top of the screen. A map showing an overhead view of the land can be summoned by positioning the cursor at the bottom. New places are automatically added to the map as the player explores the surroundings, allowing instantaneous travel to any of the previously visited locations. <text:s/>The dialogue with other characters uses the branching tree system implemented by several other games, where multiple questions and answers appear listed as options at the bottom and the player has to select one of them. There is no menu with verbs, instead all the actions are performed with the right mouse button, while the left one is used to get descriptions of objects and portions of the scenery.</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draci&quot;&gt; &lt;year&gt;1995&lt;/year&gt; &lt;rating&gt;ESRB - E (Everyone)&lt;/rating&gt; &lt;title&gt;Dragon History &lt;/title&gt; &lt;pub&gt;Vochozka Trading&lt;/pub&gt; &lt;dev&gt;NoSense&lt;/dev&gt; &lt;genre&gt;Adventure&lt;/genre&gt; &lt;score&gt;2.8&lt;/score&gt; &lt;player&gt;1 Player&lt;/player&gt; &lt;story&gt;Bert is a young dragon that lives with his parents Berta and Herbert in a magical land, where dragons got civilized, started to wear clothes and live peacefully with humans. One day, Herbert suddenly disappears, with rumors saying the he left his wife and son behind to search for a lost treasure. Meanwhile, a magical wand called Eveline decides to rule the world out of boredom, using Bert to cast a petrifying spell on the marionettes of a traveling puppeteer and cause other mischief among the local population. Now, Bert must fix all the trouble caused by Eveline, and search for his missing father.  Dragon History  is a Czech point-and-click adventure game, originally the first Czech CD game ever to be published in 1995, and later released as open-source freeware in 2006 by the original developer. It follows the standards of the genre, where the main objective is to collect a series of scenery objects and use them to solve puzzles. The inventory shows the interior of a brown sack, and can be accessed by placing the cursor on the top of the screen. A map showing an overhead view of the land can be summoned by positioning the cursor at the bottom. New places are automatically added to the map as the player explores the surroundings, allowing instantaneous travel to any of the previously visited locations.  The dialogue with other characters uses the branching tree system implemented by several other games, where multiple questions and answers appear listed as options at the bottom and the player has to select one of them. There is no menu with verbs, instead all the actions are performed with the right mouse button, while the left one is used to get descriptions of objects and portions of the scenery.&lt;/story&gt; &lt;/game&gt;">
            <text:p>&lt;game name="draci"&gt; &lt;year&gt;1995&lt;/year&gt; &lt;rating&gt;ESRB - E (Everyone)&lt;/rating&gt; &lt;title&gt;Dragon History &lt;/title&gt; &lt;pub&gt;Vochozka Trading&lt;/pub&gt; &lt;dev&gt;NoSense&lt;/dev&gt; &lt;genre&gt;Adventure&lt;/genre&gt; &lt;score&gt;2.8&lt;/score&gt; &lt;player&gt;1 Player&lt;/player&gt; &lt;story&gt;Bert is a young dragon that lives with his parents Berta and Herbert in a magical land, where dragons got civilized, started to wear clothes and live peacefully with humans. One day, Herbert suddenly disappears, with rumors saying the he left his wife and son behind to search for a lost treasure. Meanwhile, a magical wand called Eveline decides to rule the world out of boredom, using Bert to cast a petrifying spell on the marionettes of a traveling puppeteer and cause other mischief among the local population. Now, Bert must fix all the trouble caused by Eveline, and search for his missing father. <text:s/>Dragon History <text:s/>is a Czech point-and-click adventure game, originally the first Czech CD game ever to be published in 1995, and later released as open-source freeware in 2006 by the original developer. It follows the standards of the genre, where the main objective is to collect a series of scenery objects and use them to solve puzzles. The inventory shows the interior of a brown sack, and can be accessed by placing the cursor on the top of the screen. A map showing an overhead view of the land can be summoned by positioning the cursor at the bottom. New places are automatically added to the map as the player explores the surroundings, allowing instantaneous travel to any of the previously visited locations. <text:s/>The dialogue with other characters uses the branching tree system implemented by several other games, where multiple questions and answers appear listed as options at the bottom and the player has to select one of them. There is no menu with verbs, instead all the actions are performed with the right mouse button, while the left one is used to get descriptions of objects and portions of the scenery.&lt;/story&gt; &lt;/game&gt;</text:p>
          </table:table-cell>
          <table:table-cell table:number-columns-repeated="1012"/>
        </table:table-row>
        <table:table-row table:style-name="ro1">
          <table:table-cell office:value-type="string">
            <text:p>drascula</text:p>
          </table:table-cell>
          <table:table-cell office:value-type="string">
            <text:p>1996</text:p>
          </table:table-cell>
          <table:table-cell office:value-type="string">
            <text:p>ESRB - E (Everyone)</text:p>
          </table:table-cell>
          <table:table-cell office:value-type="string">
            <text:p>Drascula - The Vampire Strikes Back </text:p>
          </table:table-cell>
          <table:table-cell office:value-type="string">
            <text:p>Digital Dreams Multimedia</text:p>
          </table:table-cell>
          <table:table-cell office:value-type="string">
            <text:p>Alcachofa Soft</text:p>
          </table:table-cell>
          <table:table-cell office:value-type="string">
            <text:p>Adventure</text:p>
          </table:table-cell>
          <table:table-cell office:value-type="string">
            <text:p>3.2</text:p>
          </table:table-cell>
          <table:table-cell office:value-type="string">
            <text:p>1 Player</text:p>
          </table:table-cell>
          <table:table-cell office:value-type="string">
            <text:p>You are John Hacker, a common guy sent by a British property company to speak with 'Count Dráscula' about some lands. By chance you meet a gorgeous blond girl who is kidnapped by the Count himself, and you, John Hacker, set on a fun yet dangerous quest to rescue her.</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drascula&quot;&gt; &lt;year&gt;1996&lt;/year&gt; &lt;rating&gt;ESRB - E (Everyone)&lt;/rating&gt; &lt;title&gt;Drascula - The Vampire Strikes Back &lt;/title&gt; &lt;pub&gt;Digital Dreams Multimedia&lt;/pub&gt; &lt;dev&gt;Alcachofa Soft&lt;/dev&gt; &lt;genre&gt;Adventure&lt;/genre&gt; &lt;score&gt;3.2&lt;/score&gt; &lt;player&gt;1 Player&lt;/player&gt; &lt;story&gt;You are John Hacker, a common guy sent by a British property company to speak with 'Count Dráscula' about some lands. By chance you meet a gorgeous blond girl who is kidnapped by the Count himself, and you, John Hacker, set on a fun yet dangerous quest to rescue her.&lt;/story&gt; &lt;/game&gt;">
            <text:p>&lt;game name="drascula"&gt; &lt;year&gt;1996&lt;/year&gt; &lt;rating&gt;ESRB - E (Everyone)&lt;/rating&gt; &lt;title&gt;Drascula - The Vampire Strikes Back &lt;/title&gt; &lt;pub&gt;Digital Dreams Multimedia&lt;/pub&gt; &lt;dev&gt;Alcachofa Soft&lt;/dev&gt; &lt;genre&gt;Adventure&lt;/genre&gt; &lt;score&gt;3.2&lt;/score&gt; &lt;player&gt;1 Player&lt;/player&gt; &lt;story&gt;You are John Hacker, a common guy sent by a British property company to speak with 'Count Dráscula' about some lands. By chance you meet a gorgeous blond girl who is kidnapped by the Count himself, and you, John Hacker, set on a fun yet dangerous quest to rescue her.&lt;/story&gt; &lt;/game&gt;</text:p>
          </table:table-cell>
          <table:table-cell table:number-columns-repeated="1012"/>
        </table:table-row>
        <table:table-row table:style-name="ro1">
          <table:table-cell office:value-type="string">
            <text:p>dreamweb-cd</text:p>
          </table:table-cell>
          <table:table-cell office:value-type="string">
            <text:p>1994</text:p>
          </table:table-cell>
          <table:table-cell office:value-type="string">
            <text:p>ESRB - T (Teen)</text:p>
          </table:table-cell>
          <table:table-cell office:value-type="string">
            <text:p>Dreamweb </text:p>
          </table:table-cell>
          <table:table-cell office:value-type="string">
            <text:p>Empire Interactive Entertainment</text:p>
          </table:table-cell>
          <table:table-cell office:value-type="string">
            <text:p>Creative Reality</text:p>
          </table:table-cell>
          <table:table-cell office:value-type="string">
            <text:p>Adventure</text:p>
          </table:table-cell>
          <table:table-cell office:value-type="string">
            <text:p>3.9</text:p>
          </table:table-cell>
          <table:table-cell office:value-type="string">
            <text:p>1 Player</text:p>
          </table:table-cell>
          <table:table-cell office:value-type="string">
            <text:p>Ryan, a bartender from a dystopian future can't sleep peacefully for months. His nights are sequences of nightmares and strange dreams, days with frequent black-outs with strange visions, until one night a figure in monk attire appears to him, and tells him the story of the seven evil ones, uniting to destroy to Dreamweb, the only barrier between the world and darkness. The monk makes a proposition: Ryan becomes the "deliverer": the one who would keep the Dreamweb safe by killing those who try to destroy it. <text:s/>Descending into paranoia and just wanting dreams to stop, Ryan accepts the mission, then wakes up in a puddle of cold sweat, next to his beloved girlfriend in her house, and late for work. Again. <text:s/>DreamWeb is a top-down adventure game set in a gritty futuristic dystopian city. Each location takes only a small portion of the screen without panning (except an optional small zoom window in the corner that follows the cursor), with the player interacting with objects and people by simply clicking them. Ryan has a limited inventory space, and as a lot of objects can be picked up (many without any use), the player must rationalize what might be useful and what just serves as filler. Dialogue is straightforward, with no options, but still required to advance in the game (to find new locations, for instance). In situations where many adventure games usually feature an indirect approach to solve a problem, Ryan often faces himself with situations where it's "killed or be killed", which result in deaths (sometimes of innocents). The game also contains a few scenes with graphically explicit sexual situations. <text:s/>The original release of the game included Diary Of a (Mad?) Man, a 40-page diary telling the descent of Ryan into madness, or his destiny, written by Stephen Marley, providing a complete background to the events leading to the start of the game.</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dreamweb-cd&quot;&gt; &lt;year&gt;1994&lt;/year&gt; &lt;rating&gt;ESRB - T (Teen)&lt;/rating&gt; &lt;title&gt;Dreamweb &lt;/title&gt; &lt;pub&gt;Empire Interactive Entertainment&lt;/pub&gt; &lt;dev&gt;Creative Reality&lt;/dev&gt; &lt;genre&gt;Adventure&lt;/genre&gt; &lt;score&gt;3.9&lt;/score&gt; &lt;player&gt;1 Player&lt;/player&gt; &lt;story&gt;Ryan, a bartender from a dystopian future can't sleep peacefully for months. His nights are sequences of nightmares and strange dreams, days with frequent black-outs with strange visions, until one night a figure in monk attire appears to him, and tells him the story of the seven evil ones, uniting to destroy to Dreamweb, the only barrier between the world and darkness. The monk makes a proposition: Ryan becomes the &quot;deliverer&quot;: the one who would keep the Dreamweb safe by killing those who try to destroy it.  Descending into paranoia and just wanting dreams to stop, Ryan accepts the mission, then wakes up in a puddle of cold sweat, next to his beloved girlfriend in her house, and late for work. Again.  DreamWeb is a top-down adventure game set in a gritty futuristic dystopian city. Each location takes only a small portion of the screen without panning (except an optional small zoom window in the corner that follows the cursor), with the player interacting with objects and people by simply clicking them. Ryan has a limited inventory space, and as a lot of objects can be picked up (many without any use), the player must rationalize what might be useful and what just serves as filler. Dialogue is straightforward, with no options, but still required to advance in the game (to find new locations, for instance). In situations where many adventure games usually feature an indirect approach to solve a problem, Ryan often faces himself with situations where it's &quot;killed or be killed&quot;, which result in deaths (sometimes of innocents). The game also contains a few scenes with graphically explicit sexual situations.  The original release of the game included Diary Of a (Mad?) Man, a 40-page diary telling the descent of Ryan into madness, or his destiny, written by Stephen Marley, providing a complete background to the events leading to the start of the game.&lt;/story&gt; &lt;/game&gt;">
            <text:p>&lt;game name="dreamweb-cd"&gt; &lt;year&gt;1994&lt;/year&gt; &lt;rating&gt;ESRB - T (Teen)&lt;/rating&gt; &lt;title&gt;Dreamweb &lt;/title&gt; &lt;pub&gt;Empire Interactive Entertainment&lt;/pub&gt; &lt;dev&gt;Creative Reality&lt;/dev&gt; &lt;genre&gt;Adventure&lt;/genre&gt; &lt;score&gt;3.9&lt;/score&gt; &lt;player&gt;1 Player&lt;/player&gt; &lt;story&gt;Ryan, a bartender from a dystopian future can't sleep peacefully for months. His nights are sequences of nightmares and strange dreams, days with frequent black-outs with strange visions, until one night a figure in monk attire appears to him, and tells him the story of the seven evil ones, uniting to destroy to Dreamweb, the only barrier between the world and darkness. The monk makes a proposition: Ryan becomes the "deliverer": the one who would keep the Dreamweb safe by killing those who try to destroy it. <text:s/>Descending into paranoia and just wanting dreams to stop, Ryan accepts the mission, then wakes up in a puddle of cold sweat, next to his beloved girlfriend in her house, and late for work. Again. <text:s/>DreamWeb is a top-down adventure game set in a gritty futuristic dystopian city. Each location takes only a small portion of the screen without panning (except an optional small zoom window in the corner that follows the cursor), with the player interacting with objects and people by simply clicking them. Ryan has a limited inventory space, and as a lot of objects can be picked up (many without any use), the player must rationalize what might be useful and what just serves as filler. Dialogue is straightforward, with no options, but still required to advance in the game (to find new locations, for instance). In situations where many adventure games usually feature an indirect approach to solve a problem, Ryan often faces himself with situations where it's "killed or be killed", which result in deaths (sometimes of innocents). The game also contains a few scenes with graphically explicit sexual situations. <text:s/>The original release of the game included Diary Of a (Mad?) Man, a 40-page diary telling the descent of Ryan into madness, or his destiny, written by Stephen Marley, providing a complete background to the events leading to the start of the game.&lt;/story&gt; &lt;/game&gt;</text:p>
          </table:table-cell>
          <table:table-cell table:number-columns-repeated="1012"/>
        </table:table-row>
        <table:table-row table:style-name="ro1">
          <table:table-cell office:value-type="string">
            <text:p>ecoquest-cd</text:p>
          </table:table-cell>
          <table:table-cell office:value-type="string">
            <text:p>1991</text:p>
          </table:table-cell>
          <table:table-cell office:value-type="string">
            <text:p>ESRB - E (Everyone)</text:p>
          </table:table-cell>
          <table:table-cell office:value-type="string">
            <text:p>EcoQuest 1 - The Search for Cetus </text:p>
          </table:table-cell>
          <table:table-cell table:number-columns-repeated="2" office:value-type="string">
            <text:p>Sierra On-Line, Inc.</text:p>
          </table:table-cell>
          <table:table-cell office:value-type="string">
            <text:p>Educational</text:p>
          </table:table-cell>
          <table:table-cell office:value-type="string">
            <text:p>3.9</text:p>
          </table:table-cell>
          <table:table-cell office:value-type="string">
            <text:p>1 Player</text:p>
          </table:table-cell>
          <table:table-cell office:value-type="string">
            <text:p>In EcoQuest: The Search for Cetus, the player is cast into the role of Adam, the twelve-year-old son of the famous ecologist Noah Greene. One day, his father rescues a dolphin from an abandoned fish net. As Adam becomes more friendly with the creature, he is amazed to discover that the dolphin can talk! Adam finds out that his new friend is Delphineus, the messenger of the whale king Cetus. As a qualified scuba diver, Adam is chosen to venture into the underwater kingdom of animals known as Eluria, and help its inhabitants. <text:s/>The game's interface and basic gameplay are similar to those of other Sierra adventures: the player interacts with the environment by selecting icons that represent verb commands ("Look", "Talk", "Use", etc.) and applying them to objects or characters. Compared to most other adventure games by the same company, the difficulty level is lower, with the intention of making the game more suitable for younger players; for instance, it is impossible to "die" or get irrevocably stuck in the game. Despite its supernatural elements, EcoQuest contains educational material. The inhabitants of the deep sea are realistically depicted, and there is plenty of information concerning their life habits, environment, and the threats posed to them by human beings.</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ecoquest-cd&quot;&gt; &lt;year&gt;1991&lt;/year&gt; &lt;rating&gt;ESRB - E (Everyone)&lt;/rating&gt; &lt;title&gt;EcoQuest 1 - The Search for Cetus &lt;/title&gt; &lt;pub&gt;Sierra On-Line, Inc.&lt;/pub&gt; &lt;dev&gt;Sierra On-Line, Inc.&lt;/dev&gt; &lt;genre&gt;Educational&lt;/genre&gt; &lt;score&gt;3.9&lt;/score&gt; &lt;player&gt;1 Player&lt;/player&gt; &lt;story&gt;In EcoQuest: The Search for Cetus, the player is cast into the role of Adam, the twelve-year-old son of the famous ecologist Noah Greene. One day, his father rescues a dolphin from an abandoned fish net. As Adam becomes more friendly with the creature, he is amazed to discover that the dolphin can talk! Adam finds out that his new friend is Delphineus, the messenger of the whale king Cetus. As a qualified scuba diver, Adam is chosen to venture into the underwater kingdom of animals known as Eluria, and help its inhabitants.  The game's interface and basic gameplay are similar to those of other Sierra adventures: the player interacts with the environment by selecting icons that represent verb commands (&quot;Look&quot;, &quot;Talk&quot;, &quot;Use&quot;, etc.) and applying them to objects or characters. Compared to most other adventure games by the same company, the difficulty level is lower, with the intention of making the game more suitable for younger players; for instance, it is impossible to &quot;die&quot; or get irrevocably stuck in the game. Despite its supernatural elements, EcoQuest contains educational material. The inhabitants of the deep sea are realistically depicted, and there is plenty of information concerning their life habits, environment, and the threats posed to them by human beings.&lt;/story&gt; &lt;/game&gt;">
            <text:p>&lt;game name="ecoquest-cd"&gt; &lt;year&gt;1991&lt;/year&gt; &lt;rating&gt;ESRB - E (Everyone)&lt;/rating&gt; &lt;title&gt;EcoQuest 1 - The Search for Cetus &lt;/title&gt; &lt;pub&gt;Sierra On-Line, Inc.&lt;/pub&gt; &lt;dev&gt;Sierra On-Line, Inc.&lt;/dev&gt; &lt;genre&gt;Educational&lt;/genre&gt; &lt;score&gt;3.9&lt;/score&gt; &lt;player&gt;1 Player&lt;/player&gt; &lt;story&gt;In EcoQuest: The Search for Cetus, the player is cast into the role of Adam, the twelve-year-old son of the famous ecologist Noah Greene. One day, his father rescues a dolphin from an abandoned fish net. As Adam becomes more friendly with the creature, he is amazed to discover that the dolphin can talk! Adam finds out that his new friend is Delphineus, the messenger of the whale king Cetus. As a qualified scuba diver, Adam is chosen to venture into the underwater kingdom of animals known as Eluria, and help its inhabitants. <text:s/>The game's interface and basic gameplay are similar to those of other Sierra adventures: the player interacts with the environment by selecting icons that represent verb commands ("Look", "Talk", "Use", etc.) and applying them to objects or characters. Compared to most other adventure games by the same company, the difficulty level is lower, with the intention of making the game more suitable for younger players; for instance, it is impossible to "die" or get irrevocably stuck in the game. Despite its supernatural elements, EcoQuest contains educational material. The inhabitants of the deep sea are realistically depicted, and there is plenty of information concerning their life habits, environment, and the threats posed to them by human beings.&lt;/story&gt; &lt;/game&gt;</text:p>
          </table:table-cell>
          <table:table-cell table:number-columns-repeated="1012"/>
        </table:table-row>
        <table:table-row table:style-name="ro1">
          <table:table-cell office:value-type="string">
            <text:p>ecoquest2</text:p>
          </table:table-cell>
          <table:table-cell office:value-type="string">
            <text:p>1993</text:p>
          </table:table-cell>
          <table:table-cell office:value-type="string">
            <text:p>ESRB - E (Everyone)</text:p>
          </table:table-cell>
          <table:table-cell office:value-type="string">
            <text:p>EcoQuest 2 - Lost Secret of the Rainforest </text:p>
          </table:table-cell>
          <table:table-cell table:number-columns-repeated="2" office:value-type="string">
            <text:p>Sierra On-Line, Inc.</text:p>
          </table:table-cell>
          <table:table-cell office:value-type="string">
            <text:p>Educational</text:p>
          </table:table-cell>
          <table:table-cell office:value-type="string">
            <text:p>4.0</text:p>
          </table:table-cell>
          <table:table-cell office:value-type="string">
            <text:p>1 Player</text:p>
          </table:table-cell>
          <table:table-cell office:value-type="string">
            <text:p>In Lost Secret of the Rainforest the player controls a boy named Adam Greene who, along with his father Noah, a doctor of ecology, travels to the town Iquitos in South America, to meet the Ecology Emergency Network. The two intend to go on an expedition up the Amazon river and try to establish contact with a native tribe known as the Grove People. After having separated from his father, Adam must venture into the rainforest, discover the secret of the mysterious Forest Heart and find the lost City of Gold in his pursuit of a remedy for the Grove People. <text:s/>This sequel to EcoQuest: The Search for Cetus is similar to its predecessor in presentation and gameplay, being an adventure game with educational elements. Like the first game, it has an icon-based interface and does not allow the player to get irrevocably stuck in the game or let the player character die. A specific feature of this installment is the so-called "Ecorder", a device Adam uses to record information about the flora and fauna of the area he explores.</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ecoquest2&quot;&gt; &lt;year&gt;1993&lt;/year&gt; &lt;rating&gt;ESRB - E (Everyone)&lt;/rating&gt; &lt;title&gt;EcoQuest 2 - Lost Secret of the Rainforest &lt;/title&gt; &lt;pub&gt;Sierra On-Line, Inc.&lt;/pub&gt; &lt;dev&gt;Sierra On-Line, Inc.&lt;/dev&gt; &lt;genre&gt;Educational&lt;/genre&gt; &lt;score&gt;4.0&lt;/score&gt; &lt;player&gt;1 Player&lt;/player&gt; &lt;story&gt;In Lost Secret of the Rainforest the player controls a boy named Adam Greene who, along with his father Noah, a doctor of ecology, travels to the town Iquitos in South America, to meet the Ecology Emergency Network. The two intend to go on an expedition up the Amazon river and try to establish contact with a native tribe known as the Grove People. After having separated from his father, Adam must venture into the rainforest, discover the secret of the mysterious Forest Heart and find the lost City of Gold in his pursuit of a remedy for the Grove People.  This sequel to EcoQuest: The Search for Cetus is similar to its predecessor in presentation and gameplay, being an adventure game with educational elements. Like the first game, it has an icon-based interface and does not allow the player to get irrevocably stuck in the game or let the player character die. A specific feature of this installment is the so-called &quot;Ecorder&quot;, a device Adam uses to record information about the flora and fauna of the area he explores.&lt;/story&gt; &lt;/game&gt;">
            <text:p>&lt;game name="ecoquest2"&gt; &lt;year&gt;1993&lt;/year&gt; &lt;rating&gt;ESRB - E (Everyone)&lt;/rating&gt; &lt;title&gt;EcoQuest 2 - Lost Secret of the Rainforest &lt;/title&gt; &lt;pub&gt;Sierra On-Line, Inc.&lt;/pub&gt; &lt;dev&gt;Sierra On-Line, Inc.&lt;/dev&gt; &lt;genre&gt;Educational&lt;/genre&gt; &lt;score&gt;4.0&lt;/score&gt; &lt;player&gt;1 Player&lt;/player&gt; &lt;story&gt;In Lost Secret of the Rainforest the player controls a boy named Adam Greene who, along with his father Noah, a doctor of ecology, travels to the town Iquitos in South America, to meet the Ecology Emergency Network. The two intend to go on an expedition up the Amazon river and try to establish contact with a native tribe known as the Grove People. After having separated from his father, Adam must venture into the rainforest, discover the secret of the mysterious Forest Heart and find the lost City of Gold in his pursuit of a remedy for the Grove People. <text:s/>This sequel to EcoQuest: The Search for Cetus is similar to its predecessor in presentation and gameplay, being an adventure game with educational elements. Like the first game, it has an icon-based interface and does not allow the player to get irrevocably stuck in the game or let the player character die. A specific feature of this installment is the so-called "Ecorder", a device Adam uses to record information about the flora and fauna of the area he explores.&lt;/story&gt; &lt;/game&gt;</text:p>
          </table:table-cell>
          <table:table-cell table:number-columns-repeated="1012"/>
        </table:table-row>
        <table:table-row table:style-name="ro1">
          <table:table-cell office:value-type="string">
            <text:p>elvira1</text:p>
          </table:table-cell>
          <table:table-cell office:value-type="string">
            <text:p>1990</text:p>
          </table:table-cell>
          <table:table-cell office:value-type="string">
            <text:p>ESRB - T (Teen)</text:p>
          </table:table-cell>
          <table:table-cell office:value-type="string">
            <text:p>Elvira 1 - Mistress of the Dark </text:p>
          </table:table-cell>
          <table:table-cell office:value-type="string">
            <text:p>Accolade, Inc.</text:p>
          </table:table-cell>
          <table:table-cell office:value-type="string">
            <text:p>Horrorsoft</text:p>
          </table:table-cell>
          <table:table-cell office:value-type="string">
            <text:p>Adventure</text:p>
          </table:table-cell>
          <table:table-cell office:value-type="string">
            <text:p>3.2</text:p>
          </table:table-cell>
          <table:table-cell office:value-type="string">
            <text:p>1 Player</text:p>
          </table:table-cell>
          <table:table-cell office:value-type="string">
            <text:p>Elvira: Mistress of the Dark is an adventure game. The game uses a first-person perspective in which the hero wanders around solving puzzles, and combating with undead creatures that have overrun Elvira’s Castle. <text:s/>This game features dozens of different death sequences. If the cook in the kitchen kills you, for example, you can see your head floating in her cauldron. The game also has a real-time combat system. You have to time your attacks and blocks in order to defeat the enemy.</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elvira1&quot;&gt; &lt;year&gt;1990&lt;/year&gt; &lt;rating&gt;ESRB - T (Teen)&lt;/rating&gt; &lt;title&gt;Elvira 1 - Mistress of the Dark &lt;/title&gt; &lt;pub&gt;Accolade, Inc.&lt;/pub&gt; &lt;dev&gt;Horrorsoft&lt;/dev&gt; &lt;genre&gt;Adventure&lt;/genre&gt; &lt;score&gt;3.2&lt;/score&gt; &lt;player&gt;1 Player&lt;/player&gt; &lt;story&gt;Elvira: Mistress of the Dark is an adventure game. The game uses a first-person perspective in which the hero wanders around solving puzzles, and combating with undead creatures that have overrun Elvira’s Castle.  This game features dozens of different death sequences. If the cook in the kitchen kills you, for example, you can see your head floating in her cauldron. The game also has a real-time combat system. You have to time your attacks and blocks in order to defeat the enemy.&lt;/story&gt; &lt;/game&gt;">
            <text:p>&lt;game name="elvira1"&gt; &lt;year&gt;1990&lt;/year&gt; &lt;rating&gt;ESRB - T (Teen)&lt;/rating&gt; &lt;title&gt;Elvira 1 - Mistress of the Dark &lt;/title&gt; &lt;pub&gt;Accolade, Inc.&lt;/pub&gt; &lt;dev&gt;Horrorsoft&lt;/dev&gt; &lt;genre&gt;Adventure&lt;/genre&gt; &lt;score&gt;3.2&lt;/score&gt; &lt;player&gt;1 Player&lt;/player&gt; &lt;story&gt;Elvira: Mistress of the Dark is an adventure game. The game uses a first-person perspective in which the hero wanders around solving puzzles, and combating with undead creatures that have overrun Elvira’s Castle. <text:s/>This game features dozens of different death sequences. If the cook in the kitchen kills you, for example, you can see your head floating in her cauldron. The game also has a real-time combat system. You have to time your attacks and blocks in order to defeat the enemy.&lt;/story&gt; &lt;/game&gt;</text:p>
          </table:table-cell>
          <table:table-cell table:number-columns-repeated="1012"/>
        </table:table-row>
        <table:table-row table:style-name="ro1">
          <table:table-cell office:value-type="string">
            <text:p>elvira2</text:p>
          </table:table-cell>
          <table:table-cell office:value-type="string">
            <text:p>1992</text:p>
          </table:table-cell>
          <table:table-cell office:value-type="string">
            <text:p>ESRB - T (Teen)</text:p>
          </table:table-cell>
          <table:table-cell office:value-type="string">
            <text:p>Elvira 2 - The Jaws of Cerberus </text:p>
          </table:table-cell>
          <table:table-cell office:value-type="string">
            <text:p>Accolade, Inc.</text:p>
          </table:table-cell>
          <table:table-cell office:value-type="string">
            <text:p>Horrorsoft</text:p>
          </table:table-cell>
          <table:table-cell office:value-type="string">
            <text:p>Adventure</text:p>
          </table:table-cell>
          <table:table-cell office:value-type="string">
            <text:p>3.5</text:p>
          </table:table-cell>
          <table:table-cell office:value-type="string">
            <text:p>1 Player</text:p>
          </table:table-cell>
          <table:table-cell office:value-type="string">
            <text:p>Elvira - a horror movie star, a witch, and your girlfriend - is in trouble. A demon Cerberus has kidnapped her in order to kill her and gain her power. To save Elvira, you arrive at the studios of Black Widow Productions, where she is being held. Unfortunately, the whole studio is filled with monsters, as the horror movie sets have turned real. Elvira II: The Jaws of Cerberus is an adventure/RPG first-person game. You begin by choosing one of the four classes for your character (which determines your starting attributes, such as Strength, Intelligence etc.). For movement, you click the arrows in the bottom-right corner of the screen. Collecting items can be done via clicking on them in the first-person view window and dragging them into your inventory. (You can also click the "room" icon to see all the items that you've found in the room so far.) Should you encounter monsters, you fight by clicking on them. You can choose one of the four tactics (Normal, Defense, Fierce, Berserk) when fighting, and there's a number of different weapons you can find in the game. If you meet someone who doesn't want to murder you (a very rare occurrence) you can talk to him, though conversations are pretty simple and consist mainly of short phrases. As you defeat monsters, explore the game world and cast spells (see below), you get experience. Once you have enough experience, you gain a level, and your attributes improve. Thanks to Elvira's spellbook she gave you, you have the ability to create and cast spells. Some spells can be used to heal yourself, protect you in combat or damage your enemies, other are necessary to solve certain puzzles and make progress in the game. Creating a spell requires you to be of high enough level and to have the proper ingredients, different for every spell. The ingredients are usually gone forever once the spell is ready, so beware and don't use up any items vital for completing the game! Casting a spell requires you to use some amount of Power Points (PP), which regenerate automatically but slowly. What's more, you only get a limited number of castings when you prepare a spell, so don't waste them. </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elvira2&quot;&gt; &lt;year&gt;1992&lt;/year&gt; &lt;rating&gt;ESRB - T (Teen)&lt;/rating&gt; &lt;title&gt;Elvira 2 - The Jaws of Cerberus &lt;/title&gt; &lt;pub&gt;Accolade, Inc.&lt;/pub&gt; &lt;dev&gt;Horrorsoft&lt;/dev&gt; &lt;genre&gt;Adventure&lt;/genre&gt; &lt;score&gt;3.5&lt;/score&gt; &lt;player&gt;1 Player&lt;/player&gt; &lt;story&gt;Elvira - a horror movie star, a witch, and your girlfriend - is in trouble. A demon Cerberus has kidnapped her in order to kill her and gain her power. To save Elvira, you arrive at the studios of Black Widow Productions, where she is being held. Unfortunately, the whole studio is filled with monsters, as the horror movie sets have turned real. Elvira II: The Jaws of Cerberus is an adventure/RPG first-person game. You begin by choosing one of the four classes for your character (which determines your starting attributes, such as Strength, Intelligence etc.). For movement, you click the arrows in the bottom-right corner of the screen. Collecting items can be done via clicking on them in the first-person view window and dragging them into your inventory. (You can also click the &quot;room&quot; icon to see all the items that you've found in the room so far.) Should you encounter monsters, you fight by clicking on them. You can choose one of the four tactics (Normal, Defense, Fierce, Berserk) when fighting, and there's a number of different weapons you can find in the game. If you meet someone who doesn't want to murder you (a very rare occurrence) you can talk to him, though conversations are pretty simple and consist mainly of short phrases. As you defeat monsters, explore the game world and cast spells (see below), you get experience. Once you have enough experience, you gain a level, and your attributes improve. Thanks to Elvira's spellbook she gave you, you have the ability to create and cast spells. Some spells can be used to heal yourself, protect you in combat or damage your enemies, other are necessary to solve certain puzzles and make progress in the game. Creating a spell requires you to be of high enough level and to have the proper ingredients, different for every spell. The ingredients are usually gone forever once the spell is ready, so beware and don't use up any items vital for completing the game! Casting a spell requires you to use some amount of Power Points (PP), which regenerate automatically but slowly. What's more, you only get a limited number of castings when you prepare a spell, so don't waste them. &lt;/story&gt; &lt;/game&gt;">
            <text:p>&lt;game name="elvira2"&gt; &lt;year&gt;1992&lt;/year&gt; &lt;rating&gt;ESRB - T (Teen)&lt;/rating&gt; &lt;title&gt;Elvira 2 - The Jaws of Cerberus &lt;/title&gt; &lt;pub&gt;Accolade, Inc.&lt;/pub&gt; &lt;dev&gt;Horrorsoft&lt;/dev&gt; &lt;genre&gt;Adventure&lt;/genre&gt; &lt;score&gt;3.5&lt;/score&gt; &lt;player&gt;1 Player&lt;/player&gt; &lt;story&gt;Elvira - a horror movie star, a witch, and your girlfriend - is in trouble. A demon Cerberus has kidnapped her in order to kill her and gain her power. To save Elvira, you arrive at the studios of Black Widow Productions, where she is being held. Unfortunately, the whole studio is filled with monsters, as the horror movie sets have turned real. Elvira II: The Jaws of Cerberus is an adventure/RPG first-person game. You begin by choosing one of the four classes for your character (which determines your starting attributes, such as Strength, Intelligence etc.). For movement, you click the arrows in the bottom-right corner of the screen. Collecting items can be done via clicking on them in the first-person view window and dragging them into your inventory. (You can also click the "room" icon to see all the items that you've found in the room so far.) Should you encounter monsters, you fight by clicking on them. You can choose one of the four tactics (Normal, Defense, Fierce, Berserk) when fighting, and there's a number of different weapons you can find in the game. If you meet someone who doesn't want to murder you (a very rare occurrence) you can talk to him, though conversations are pretty simple and consist mainly of short phrases. As you defeat monsters, explore the game world and cast spells (see below), you get experience. Once you have enough experience, you gain a level, and your attributes improve. Thanks to Elvira's spellbook she gave you, you have the ability to create and cast spells. Some spells can be used to heal yourself, protect you in combat or damage your enemies, other are necessary to solve certain puzzles and make progress in the game. Creating a spell requires you to be of high enough level and to have the proper ingredients, different for every spell. The ingredients are usually gone forever once the spell is ready, so beware and don't use up any items vital for completing the game! Casting a spell requires you to use some amount of Power Points (PP), which regenerate automatically but slowly. What's more, you only get a limited number of castings when you prepare a spell, so don't waste them. &lt;/story&gt; &lt;/game&gt;</text:p>
          </table:table-cell>
          <table:table-cell table:number-columns-repeated="1012"/>
        </table:table-row>
        <table:table-row table:style-name="ro1">
          <table:table-cell office:value-type="string">
            <text:p>eob</text:p>
          </table:table-cell>
          <table:table-cell office:value-type="string">
            <text:p>1990</text:p>
          </table:table-cell>
          <table:table-cell office:value-type="string">
            <text:p>ESRB - T (Teen)</text:p>
          </table:table-cell>
          <table:table-cell office:value-type="string">
            <text:p>Eye of the Beholder </text:p>
          </table:table-cell>
          <table:table-cell office:value-type="string">
            <text:p>Strategic Simulations, Inc.</text:p>
          </table:table-cell>
          <table:table-cell office:value-type="string">
            <text:p>Westwood Studios</text:p>
          </table:table-cell>
          <table:table-cell office:value-type="string">
            <text:p>Role-Playing</text:p>
          </table:table-cell>
          <table:table-cell office:value-type="string">
            <text:p>3.8</text:p>
          </table:table-cell>
          <table:table-cell office:value-type="string">
            <text:p>1 Player</text:p>
          </table:table-cell>
          <table:table-cell office:value-type="string">
            <text:p>Something evil is lurking below the city of Waterdeep. The Lords of Waterdeep summon a group of heroes to investigate, but someone or something has been watching the proceedings. After the heroes enter the sewers, the ceiling collapses behind them. The only way out is the way down, into a dungeon filled with monsters, traps and puzzles. <text:s/>Eye of the Beholder is a dungeon crawler RPG with a first-person perspective based on the 2nd Edition AD&amp;D rules. The starting party consists of four characters and up to two NPCs can join later. Combat and magic happen in real time, similarly to Dungeon Master. There is a variety of monsters to fight and spells to cast. The game features a point-and-click interface for fighting, spellcasting and handling objects.</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eob&quot;&gt; &lt;year&gt;1990&lt;/year&gt; &lt;rating&gt;ESRB - T (Teen)&lt;/rating&gt; &lt;title&gt;Eye of the Beholder &lt;/title&gt; &lt;pub&gt;Strategic Simulations, Inc.&lt;/pub&gt; &lt;dev&gt;Westwood Studios&lt;/dev&gt; &lt;genre&gt;Role-Playing&lt;/genre&gt; &lt;score&gt;3.8&lt;/score&gt; &lt;player&gt;1 Player&lt;/player&gt; &lt;story&gt;Something evil is lurking below the city of Waterdeep. The Lords of Waterdeep summon a group of heroes to investigate, but someone or something has been watching the proceedings. After the heroes enter the sewers, the ceiling collapses behind them. The only way out is the way down, into a dungeon filled with monsters, traps and puzzles.  Eye of the Beholder is a dungeon crawler RPG with a first-person perspective based on the 2nd Edition AD&amp;D rules. The starting party consists of four characters and up to two NPCs can join later. Combat and magic happen in real time, similarly to Dungeon Master. There is a variety of monsters to fight and spells to cast. The game features a point-and-click interface for fighting, spellcasting and handling objects.&lt;/story&gt; &lt;/game&gt;">
            <text:p>&lt;game name="eob"&gt; &lt;year&gt;1990&lt;/year&gt; &lt;rating&gt;ESRB - T (Teen)&lt;/rating&gt; &lt;title&gt;Eye of the Beholder &lt;/title&gt; &lt;pub&gt;Strategic Simulations, Inc.&lt;/pub&gt; &lt;dev&gt;Westwood Studios&lt;/dev&gt; &lt;genre&gt;Role-Playing&lt;/genre&gt; &lt;score&gt;3.8&lt;/score&gt; &lt;player&gt;1 Player&lt;/player&gt; &lt;story&gt;Something evil is lurking below the city of Waterdeep. The Lords of Waterdeep summon a group of heroes to investigate, but someone or something has been watching the proceedings. After the heroes enter the sewers, the ceiling collapses behind them. The only way out is the way down, into a dungeon filled with monsters, traps and puzzles. <text:s/>Eye of the Beholder is a dungeon crawler RPG with a first-person perspective based on the 2nd Edition AD&amp;D rules. The starting party consists of four characters and up to two NPCs can join later. Combat and magic happen in real time, similarly to Dungeon Master. There is a variety of monsters to fight and spells to cast. The game features a point-and-click interface for fighting, spellcasting and handling objects.&lt;/story&gt; &lt;/game&gt;</text:p>
          </table:table-cell>
          <table:table-cell table:number-columns-repeated="1012"/>
        </table:table-row>
        <table:table-row table:style-name="ro1">
          <table:table-cell office:value-type="string">
            <text:p>eob2</text:p>
          </table:table-cell>
          <table:table-cell office:value-type="string">
            <text:p>1991</text:p>
          </table:table-cell>
          <table:table-cell office:value-type="string">
            <text:p>ESRB - T (Teen)</text:p>
          </table:table-cell>
          <table:table-cell office:value-type="string">
            <text:p>Eye of the Beholder II - The Legend of Darkmoon </text:p>
          </table:table-cell>
          <table:table-cell office:value-type="string">
            <text:p>Strategic Simulations, Inc.</text:p>
          </table:table-cell>
          <table:table-cell office:value-type="string">
            <text:p>Westwood Studios</text:p>
          </table:table-cell>
          <table:table-cell office:value-type="string">
            <text:p>Role-Playing</text:p>
          </table:table-cell>
          <table:table-cell office:value-type="string">
            <text:p>3.9</text:p>
          </table:table-cell>
          <table:table-cell office:value-type="string">
            <text:p>1 Player</text:p>
          </table:table-cell>
          <table:table-cell office:value-type="string">
            <text:p>The Archmage Khelben summons the Heroes of Waterdeep, slayers of the Beholder Xanathar, for another mission. Strange things are happening in the forests near Waterdeep, centered around the Temple Darkmoon. People have been disappearing and shallow graves containing human remains have been found. Khelben teleports the party to the forests near Darkmoon so they may find out what kind of evil is working in the towers of the temple. <text:s/>Eye of the Beholder II: The Legend of Darkmoon is, like its predecessor, a first-person dungeon-crawling role-playing game based on the second edition of AD&amp;D rules. It uses the same point-and-click gameplay mechanics and controls as the first game, with only minor changes. The game is set entirely in pseudo-3D maze-like areas; no automapping is available. Combat flows in real time, and characters can move as a single unit to lure enemies or avoid blows. <text:s/>A starting party consists of four characters, which can be transferred from the earlier game or created from scratch. Six classes (Fighter, Ranger, Paladin, Cleric, Mage, and Thief) are available. Characters can reach higher levels and learn new spells, must face new and tough monsters, and solve multiple puzzles. Compared to the first game, many more illustrated NPC encounters and cutscenes were added.</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eob2&quot;&gt; &lt;year&gt;1991&lt;/year&gt; &lt;rating&gt;ESRB - T (Teen)&lt;/rating&gt; &lt;title&gt;Eye of the Beholder II - The Legend of Darkmoon &lt;/title&gt; &lt;pub&gt;Strategic Simulations, Inc.&lt;/pub&gt; &lt;dev&gt;Westwood Studios&lt;/dev&gt; &lt;genre&gt;Role-Playing&lt;/genre&gt; &lt;score&gt;3.9&lt;/score&gt; &lt;player&gt;1 Player&lt;/player&gt; &lt;story&gt;The Archmage Khelben summons the Heroes of Waterdeep, slayers of the Beholder Xanathar, for another mission. Strange things are happening in the forests near Waterdeep, centered around the Temple Darkmoon. People have been disappearing and shallow graves containing human remains have been found. Khelben teleports the party to the forests near Darkmoon so they may find out what kind of evil is working in the towers of the temple.  Eye of the Beholder II: The Legend of Darkmoon is, like its predecessor, a first-person dungeon-crawling role-playing game based on the second edition of AD&amp;D rules. It uses the same point-and-click gameplay mechanics and controls as the first game, with only minor changes. The game is set entirely in pseudo-3D maze-like areas; no automapping is available. Combat flows in real time, and characters can move as a single unit to lure enemies or avoid blows.  A starting party consists of four characters, which can be transferred from the earlier game or created from scratch. Six classes (Fighter, Ranger, Paladin, Cleric, Mage, and Thief) are available. Characters can reach higher levels and learn new spells, must face new and tough monsters, and solve multiple puzzles. Compared to the first game, many more illustrated NPC encounters and cutscenes were added.&lt;/story&gt; &lt;/game&gt;">
            <text:p>&lt;game name="eob2"&gt; &lt;year&gt;1991&lt;/year&gt; &lt;rating&gt;ESRB - T (Teen)&lt;/rating&gt; &lt;title&gt;Eye of the Beholder II - The Legend of Darkmoon &lt;/title&gt; &lt;pub&gt;Strategic Simulations, Inc.&lt;/pub&gt; &lt;dev&gt;Westwood Studios&lt;/dev&gt; &lt;genre&gt;Role-Playing&lt;/genre&gt; &lt;score&gt;3.9&lt;/score&gt; &lt;player&gt;1 Player&lt;/player&gt; &lt;story&gt;The Archmage Khelben summons the Heroes of Waterdeep, slayers of the Beholder Xanathar, for another mission. Strange things are happening in the forests near Waterdeep, centered around the Temple Darkmoon. People have been disappearing and shallow graves containing human remains have been found. Khelben teleports the party to the forests near Darkmoon so they may find out what kind of evil is working in the towers of the temple. <text:s/>Eye of the Beholder II: The Legend of Darkmoon is, like its predecessor, a first-person dungeon-crawling role-playing game based on the second edition of AD&amp;D rules. It uses the same point-and-click gameplay mechanics and controls as the first game, with only minor changes. The game is set entirely in pseudo-3D maze-like areas; no automapping is available. Combat flows in real time, and characters can move as a single unit to lure enemies or avoid blows. <text:s/>A starting party consists of four characters, which can be transferred from the earlier game or created from scratch. Six classes (Fighter, Ranger, Paladin, Cleric, Mage, and Thief) are available. Characters can reach higher levels and learn new spells, must face new and tough monsters, and solve multiple puzzles. Compared to the first game, many more illustrated NPC encounters and cutscenes were added.&lt;/story&gt; &lt;/game&gt;</text:p>
          </table:table-cell>
          <table:table-cell table:number-columns-repeated="1012"/>
        </table:table-row>
        <table:table-row table:style-name="ro1">
          <table:table-cell office:value-type="string">
            <text:p>fascination</text:p>
          </table:table-cell>
          <table:table-cell office:value-type="string">
            <text:p>1991</text:p>
          </table:table-cell>
          <table:table-cell office:value-type="string">
            <text:p>ESRB - M (Mature)</text:p>
          </table:table-cell>
          <table:table-cell office:value-type="string">
            <text:p>Fascination </text:p>
          </table:table-cell>
          <table:table-cell table:number-columns-repeated="2" office:value-type="string">
            <text:p>Coktel Vision</text:p>
          </table:table-cell>
          <table:table-cell office:value-type="string">
            <text:p>Adventure</text:p>
          </table:table-cell>
          <table:table-cell office:value-type="string">
            <text:p>3.2</text:p>
          </table:table-cell>
          <table:table-cell office:value-type="string">
            <text:p>1 Player</text:p>
          </table:table-cell>
          <table:table-cell office:value-type="string">
            <text:p>Fascination is a mature-themed adventure. The game is about a business man who has invented a chemical drug that increases the sex-drive. Unfortunately he was assasinated, and you accidentally get hold of the drug sample. Your mission is to try to deliver the sample to the right person and avoid being made out as the murderer. </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fascination&quot;&gt; &lt;year&gt;1991&lt;/year&gt; &lt;rating&gt;ESRB - M (Mature)&lt;/rating&gt; &lt;title&gt;Fascination &lt;/title&gt; &lt;pub&gt;Coktel Vision&lt;/pub&gt; &lt;dev&gt;Coktel Vision&lt;/dev&gt; &lt;genre&gt;Adventure&lt;/genre&gt; &lt;score&gt;3.2&lt;/score&gt; &lt;player&gt;1 Player&lt;/player&gt; &lt;story&gt;Fascination is a mature-themed adventure. The game is about a business man who has invented a chemical drug that increases the sex-drive. Unfortunately he was assasinated, and you accidentally get hold of the drug sample. Your mission is to try to deliver the sample to the right person and avoid being made out as the murderer. &lt;/story&gt; &lt;/game&gt;">
            <text:p>&lt;game name="fascination"&gt; &lt;year&gt;1991&lt;/year&gt; &lt;rating&gt;ESRB - M (Mature)&lt;/rating&gt; &lt;title&gt;Fascination &lt;/title&gt; &lt;pub&gt;Coktel Vision&lt;/pub&gt; &lt;dev&gt;Coktel Vision&lt;/dev&gt; &lt;genre&gt;Adventure&lt;/genre&gt; &lt;score&gt;3.2&lt;/score&gt; &lt;player&gt;1 Player&lt;/player&gt; &lt;story&gt;Fascination is a mature-themed adventure. The game is about a business man who has invented a chemical drug that increases the sex-drive. Unfortunately he was assasinated, and you accidentally get hold of the drug sample. Your mission is to try to deliver the sample to the right person and avoid being made out as the murderer. &lt;/story&gt; &lt;/game&gt;</text:p>
          </table:table-cell>
          <table:table-cell table:number-columns-repeated="1012"/>
        </table:table-row>
        <table:table-row table:style-name="ro1">
          <table:table-cell office:value-type="string">
            <text:p>fbear-win</text:p>
          </table:table-cell>
          <table:table-cell office:value-type="string">
            <text:p>1992</text:p>
          </table:table-cell>
          <table:table-cell office:value-type="string">
            <text:p>ESRB - EC (Early Childhood)</text:p>
          </table:table-cell>
          <table:table-cell office:value-type="string">
            <text:p>Fatty Bear's Birthday Surprise </text:p>
          </table:table-cell>
          <table:table-cell table:number-columns-repeated="2" office:value-type="string">
            <text:p>Humongous Entertainment, Inc.</text:p>
          </table:table-cell>
          <table:table-cell office:value-type="string">
            <text:p>Educational</text:p>
          </table:table-cell>
          <table:table-cell office:value-type="string">
            <text:p>3.8</text:p>
          </table:table-cell>
          <table:table-cell office:value-type="string">
            <text:p>1 Player</text:p>
          </table:table-cell>
          <table:table-cell office:value-type="string">
            <text:p>Fatty Bear must help the other toys prepare a surprise party for Kayla. He must find the ingredients for a cake and then make it, find the missing letters for the happy birthday sign and blow up some balloons among other things. The game also includes bowling and piano minigames. This is an adventure game designed for children aged 3-8 that uses an enhanced version of the SCUMM engine originally developed for Maniac Mansion by Ron Gilbert who is Project Leader, Producer, Co-Designer and one of the interpreter programmers for this title.</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fbear-win&quot;&gt; &lt;year&gt;1992&lt;/year&gt; &lt;rating&gt;ESRB - EC (Early Childhood)&lt;/rating&gt; &lt;title&gt;Fatty Bear's Birthday Surprise &lt;/title&gt; &lt;pub&gt;Humongous Entertainment, Inc.&lt;/pub&gt; &lt;dev&gt;Humongous Entertainment, Inc.&lt;/dev&gt; &lt;genre&gt;Educational&lt;/genre&gt; &lt;score&gt;3.8&lt;/score&gt; &lt;player&gt;1 Player&lt;/player&gt; &lt;story&gt;Fatty Bear must help the other toys prepare a surprise party for Kayla. He must find the ingredients for a cake and then make it, find the missing letters for the happy birthday sign and blow up some balloons among other things. The game also includes bowling and piano minigames. This is an adventure game designed for children aged 3-8 that uses an enhanced version of the SCUMM engine originally developed for Maniac Mansion by Ron Gilbert who is Project Leader, Producer, Co-Designer and one of the interpreter programmers for this title.&lt;/story&gt; &lt;/game&gt;">
            <text:p>&lt;game name="fbear-win"&gt; &lt;year&gt;1992&lt;/year&gt; &lt;rating&gt;ESRB - EC (Early Childhood)&lt;/rating&gt; &lt;title&gt;Fatty Bear's Birthday Surprise &lt;/title&gt; &lt;pub&gt;Humongous Entertainment, Inc.&lt;/pub&gt; &lt;dev&gt;Humongous Entertainment, Inc.&lt;/dev&gt; &lt;genre&gt;Educational&lt;/genre&gt; &lt;score&gt;3.8&lt;/score&gt; &lt;player&gt;1 Player&lt;/player&gt; &lt;story&gt;Fatty Bear must help the other toys prepare a surprise party for Kayla. He must find the ingredients for a cake and then make it, find the missing letters for the happy birthday sign and blow up some balloons among other things. The game also includes bowling and piano minigames. This is an adventure game designed for children aged 3-8 that uses an enhanced version of the SCUMM engine originally developed for Maniac Mansion by Ron Gilbert who is Project Leader, Producer, Co-Designer and one of the interpreter programmers for this title.&lt;/story&gt; &lt;/game&gt;</text:p>
          </table:table-cell>
          <table:table-cell table:number-columns-repeated="1012"/>
        </table:table-row>
        <table:table-row table:style-name="ro1">
          <table:table-cell office:value-type="string">
            <text:p>fbpack</text:p>
          </table:table-cell>
          <table:table-cell office:value-type="string">
            <text:p>1994</text:p>
          </table:table-cell>
          <table:table-cell office:value-type="string">
            <text:p>ESRB - EC (Early Childhood)</text:p>
          </table:table-cell>
          <table:table-cell office:value-type="string">
            <text:p>Fatty Bear's Fun Pack </text:p>
          </table:table-cell>
          <table:table-cell table:number-columns-repeated="2" office:value-type="string">
            <text:p>Humongous Entertainment, Inc.</text:p>
          </table:table-cell>
          <table:table-cell office:value-type="string">
            <text:p>Educational</text:p>
          </table:table-cell>
          <table:table-cell office:value-type="string">
            <text:p>3.6</text:p>
          </table:table-cell>
          <table:table-cell office:value-type="string">
            <text:p>1 Player</text:p>
          </table:table-cell>
          <table:table-cell office:value-type="string">
            <text:p>In Fatty Bear's FunPack, you play against Fatty Bear in either Reversi (a classic game of strategy and logic), Lines &amp; Boxes ( a childhood classic involving a grid of dots and the players draw lines to create boxes), and the card game Go Fish. Designed for kids 3-8, each of these games has 4 difficulty levels. <text:s/>In addition, you can play Tangrams, a centuries-old game where are shown a shape and given a number of smaller pieces and have to put them together to make the shape. The game gets harder as you progress. <text:s/>Finally, there is the Fatty Bear's Paint Set activity, which has 35 pictures to color. Although there are 5 basic colors in the palette, you can also mix up different colors - even different shades.</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fbpack&quot;&gt; &lt;year&gt;1994&lt;/year&gt; &lt;rating&gt;ESRB - EC (Early Childhood)&lt;/rating&gt; &lt;title&gt;Fatty Bear's Fun Pack &lt;/title&gt; &lt;pub&gt;Humongous Entertainment, Inc.&lt;/pub&gt; &lt;dev&gt;Humongous Entertainment, Inc.&lt;/dev&gt; &lt;genre&gt;Educational&lt;/genre&gt; &lt;score&gt;3.6&lt;/score&gt; &lt;player&gt;1 Player&lt;/player&gt; &lt;story&gt;In Fatty Bear's FunPack, you play against Fatty Bear in either Reversi (a classic game of strategy and logic), Lines &amp; Boxes ( a childhood classic involving a grid of dots and the players draw lines to create boxes), and the card game Go Fish. Designed for kids 3-8, each of these games has 4 difficulty levels.  In addition, you can play Tangrams, a centuries-old game where are shown a shape and given a number of smaller pieces and have to put them together to make the shape. The game gets harder as you progress.  Finally, there is the Fatty Bear's Paint Set activity, which has 35 pictures to color. Although there are 5 basic colors in the palette, you can also mix up different colors - even different shades.&lt;/story&gt; &lt;/game&gt;">
            <text:p>&lt;game name="fbpack"&gt; &lt;year&gt;1994&lt;/year&gt; &lt;rating&gt;ESRB - EC (Early Childhood)&lt;/rating&gt; &lt;title&gt;Fatty Bear's Fun Pack &lt;/title&gt; &lt;pub&gt;Humongous Entertainment, Inc.&lt;/pub&gt; &lt;dev&gt;Humongous Entertainment, Inc.&lt;/dev&gt; &lt;genre&gt;Educational&lt;/genre&gt; &lt;score&gt;3.6&lt;/score&gt; &lt;player&gt;1 Player&lt;/player&gt; &lt;story&gt;In Fatty Bear's FunPack, you play against Fatty Bear in either Reversi (a classic game of strategy and logic), Lines &amp; Boxes ( a childhood classic involving a grid of dots and the players draw lines to create boxes), and the card game Go Fish. Designed for kids 3-8, each of these games has 4 difficulty levels. <text:s/>In addition, you can play Tangrams, a centuries-old game where are shown a shape and given a number of smaller pieces and have to put them together to make the shape. The game gets harder as you progress. <text:s/>Finally, there is the Fatty Bear's Paint Set activity, which has 35 pictures to color. Although there are 5 basic colors in the palette, you can also mix up different colors - even different shades.&lt;/story&gt; &lt;/game&gt;</text:p>
          </table:table-cell>
          <table:table-cell table:number-columns-repeated="1012"/>
        </table:table-row>
        <table:table-row table:style-name="ro1">
          <table:table-cell office:value-type="string">
            <text:p>feeble-win</text:p>
          </table:table-cell>
          <table:table-cell office:value-type="string">
            <text:p>1997</text:p>
          </table:table-cell>
          <table:table-cell office:value-type="string">
            <text:p>ESRB - T (Teen)</text:p>
          </table:table-cell>
          <table:table-cell office:value-type="string">
            <text:p>Feeble Files, The </text:p>
          </table:table-cell>
          <table:table-cell office:value-type="string">
            <text:p>Adventure Soft Publishing Ltd.</text:p>
          </table:table-cell>
          <table:table-cell office:value-type="string">
            <text:p>Adventure Soft</text:p>
          </table:table-cell>
          <table:table-cell office:value-type="string">
            <text:p>Adventure</text:p>
          </table:table-cell>
          <table:table-cell office:value-type="string">
            <text:p>3.9</text:p>
          </table:table-cell>
          <table:table-cell office:value-type="string">
            <text:p>1 Player</text:p>
          </table:table-cell>
          <table:table-cell office:value-type="string">
            <text:p>This is a humorous point and click adventure game from the creator of the Simon the Sorcerer series of games. You play an alien called Feeble (who is voiced by Robert Llewyllyn, best known for his role in the science-fiction sitcom, Red Dwarf). He lives in a world controlled by the Omni-Brain, which aims to keep everybody happy and successful. As such, unhappy people are killed, and over a million laws exist. <text:s/>Feeble works for the Ministry of Galactic Uncertainty's crop-circle division, which involves creating crop circles on less advanced planets than his own, as a way to cause panic on those planets and stifle their intellectual development. <text:s/>As Feeble, your goal is to overthrow this system. Devious behaviour is required to achieve this. Over 5000 lines of spoken dialogue are included, as well as 80 locations.</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feeble-win&quot;&gt; &lt;year&gt;1997&lt;/year&gt; &lt;rating&gt;ESRB - T (Teen)&lt;/rating&gt; &lt;title&gt;Feeble Files, The &lt;/title&gt; &lt;pub&gt;Adventure Soft Publishing Ltd.&lt;/pub&gt; &lt;dev&gt;Adventure Soft&lt;/dev&gt; &lt;genre&gt;Adventure&lt;/genre&gt; &lt;score&gt;3.9&lt;/score&gt; &lt;player&gt;1 Player&lt;/player&gt; &lt;story&gt;This is a humorous point and click adventure game from the creator of the Simon the Sorcerer series of games. You play an alien called Feeble (who is voiced by Robert Llewyllyn, best known for his role in the science-fiction sitcom, Red Dwarf). He lives in a world controlled by the Omni-Brain, which aims to keep everybody happy and successful. As such, unhappy people are killed, and over a million laws exist.  Feeble works for the Ministry of Galactic Uncertainty's crop-circle division, which involves creating crop circles on less advanced planets than his own, as a way to cause panic on those planets and stifle their intellectual development.  As Feeble, your goal is to overthrow this system. Devious behaviour is required to achieve this. Over 5000 lines of spoken dialogue are included, as well as 80 locations.&lt;/story&gt; &lt;/game&gt;">
            <text:p>&lt;game name="feeble-win"&gt; &lt;year&gt;1997&lt;/year&gt; &lt;rating&gt;ESRB - T (Teen)&lt;/rating&gt; &lt;title&gt;Feeble Files, The &lt;/title&gt; &lt;pub&gt;Adventure Soft Publishing Ltd.&lt;/pub&gt; &lt;dev&gt;Adventure Soft&lt;/dev&gt; &lt;genre&gt;Adventure&lt;/genre&gt; &lt;score&gt;3.9&lt;/score&gt; &lt;player&gt;1 Player&lt;/player&gt; &lt;story&gt;This is a humorous point and click adventure game from the creator of the Simon the Sorcerer series of games. You play an alien called Feeble (who is voiced by Robert Llewyllyn, best known for his role in the science-fiction sitcom, Red Dwarf). He lives in a world controlled by the Omni-Brain, which aims to keep everybody happy and successful. As such, unhappy people are killed, and over a million laws exist. <text:s/>Feeble works for the Ministry of Galactic Uncertainty's crop-circle division, which involves creating crop circles on less advanced planets than his own, as a way to cause panic on those planets and stifle their intellectual development. <text:s/>As Feeble, your goal is to overthrow this system. Devious behaviour is required to achieve this. Over 5000 lines of spoken dialogue are included, as well as 80 locations.&lt;/story&gt; &lt;/game&gt;</text:p>
          </table:table-cell>
          <table:table-cell table:number-columns-repeated="1012"/>
        </table:table-row>
        <table:table-row table:style-name="ro1">
          <table:table-cell office:value-type="string">
            <text:p>queen</text:p>
          </table:table-cell>
          <table:table-cell office:value-type="string">
            <text:p>1995</text:p>
          </table:table-cell>
          <table:table-cell office:value-type="string">
            <text:p>ESRB - E (Everyone)</text:p>
          </table:table-cell>
          <table:table-cell office:value-type="string">
            <text:p>Flight of the Amazon Queen </text:p>
          </table:table-cell>
          <table:table-cell office:value-type="string">
            <text:p>WarnerActive</text:p>
          </table:table-cell>
          <table:table-cell office:value-type="string">
            <text:p>Interactive Binary Illusions</text:p>
          </table:table-cell>
          <table:table-cell office:value-type="string">
            <text:p>Adventure</text:p>
          </table:table-cell>
          <table:table-cell office:value-type="string">
            <text:p>3.8</text:p>
          </table:table-cell>
          <table:table-cell office:value-type="string">
            <text:p>1 Player</text:p>
          </table:table-cell>
          <table:table-cell office:value-type="string">
            <text:p>Joe King is the hero of this point and click adventure. His plane is carrying actress Faye Russell when it crash lands in a remote jungle, and he must battle through 100 screens of adventure and puzzle. The game's feel is influenced by hammy B-movies, and the characters are quite stereotyped and comic. As standard in point and click adventures, a set of icons at the bottom of the screen allow you to interact with visible characters and items in the main view area.</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queen&quot;&gt; &lt;year&gt;1995&lt;/year&gt; &lt;rating&gt;ESRB - E (Everyone)&lt;/rating&gt; &lt;title&gt;Flight of the Amazon Queen &lt;/title&gt; &lt;pub&gt;WarnerActive&lt;/pub&gt; &lt;dev&gt;Interactive Binary Illusions&lt;/dev&gt; &lt;genre&gt;Adventure&lt;/genre&gt; &lt;score&gt;3.8&lt;/score&gt; &lt;player&gt;1 Player&lt;/player&gt; &lt;story&gt;Joe King is the hero of this point and click adventure. His plane is carrying actress Faye Russell when it crash lands in a remote jungle, and he must battle through 100 screens of adventure and puzzle. The game's feel is influenced by hammy B-movies, and the characters are quite stereotyped and comic. As standard in point and click adventures, a set of icons at the bottom of the screen allow you to interact with visible characters and items in the main view area.&lt;/story&gt; &lt;/game&gt;">
            <text:p>&lt;game name="queen"&gt; &lt;year&gt;1995&lt;/year&gt; &lt;rating&gt;ESRB - E (Everyone)&lt;/rating&gt; &lt;title&gt;Flight of the Amazon Queen &lt;/title&gt; &lt;pub&gt;WarnerActive&lt;/pub&gt; &lt;dev&gt;Interactive Binary Illusions&lt;/dev&gt; &lt;genre&gt;Adventure&lt;/genre&gt; &lt;score&gt;3.8&lt;/score&gt; &lt;player&gt;1 Player&lt;/player&gt; &lt;story&gt;Joe King is the hero of this point and click adventure. His plane is carrying actress Faye Russell when it crash lands in a remote jungle, and he must battle through 100 screens of adventure and puzzle. The game's feel is influenced by hammy B-movies, and the characters are quite stereotyped and comic. As standard in point and click adventures, a set of icons at the bottom of the screen allow you to interact with visible characters and items in the main view area.&lt;/story&gt; &lt;/game&gt;</text:p>
          </table:table-cell>
          <table:table-cell table:number-columns-repeated="1012"/>
        </table:table-row>
        <table:table-row table:style-name="ro1">
          <table:table-cell office:value-type="string">
            <text:p>maze-us</text:p>
          </table:table-cell>
          <table:table-cell office:value-type="string">
            <text:p>1999</text:p>
          </table:table-cell>
          <table:table-cell office:value-type="string">
            <text:p>ESRB - EC (Early Childhood)</text:p>
          </table:table-cell>
          <table:table-cell office:value-type="string">
            <text:p>Freddi Fish &amp; Luther's Maze Madness </text:p>
          </table:table-cell>
          <table:table-cell table:number-columns-repeated="2" office:value-type="string">
            <text:p>Humongous Entertainment, Inc.</text:p>
          </table:table-cell>
          <table:table-cell office:value-type="string">
            <text:p>Action</text:p>
          </table:table-cell>
          <table:table-cell office:value-type="string">
            <text:p>4.0</text:p>
          </table:table-cell>
          <table:table-cell office:value-type="string">
            <text:p>1 Player</text:p>
          </table:table-cell>
          <table:table-cell office:value-type="string">
            <text:p>In Maze Madness, Freddi's friend Luther has managed to accidentally scatter Grandma Grouper's kelp seeds throughout a gigantic set of underwater mazes. You control Freddi Fish, who sets out to find and recover all of the missing kelp seeds. As she advances through 50 levels (plus bonus rounds), you'll need to solve simple puzzles, avoid pesky critters, and pick up special items which will help her on her way. After all of the kelp seeds have been picked up in a maze, Freddi will automatically advance to the next round. <text:s/>The player controls Freddi by using the mouse or keyboard. The cursor keys move Freddi, while the Enter and Ctrl keys allow Freddi to fire when she has the Bubble-Shooter power-up. If you choose to use the mouse, simply move the cursor arrow to a target location for Freddi, click the left mouse button, and she'll attempt to swim toward the target - Freddi will be able to navigate corners, but only one at a time, so if she's unable to swim to the target, try breaking the trip up into shorter pieces. If Freddi has the Bubble-Shooter powerup, she'll fire bubbles if she is directly facing the target, and if the mouse button is held down briefly. The game allows multiple people to play the game with their progress recorded under their own name. The game allows you to save or exit the game after each level is finished, and previously finished levels can be re-played. <text:s/>The game also comes with a level editor, that is icon-based rather than text-based so non-readers can use it.</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maze-us&quot;&gt; &lt;year&gt;1999&lt;/year&gt; &lt;rating&gt;ESRB - EC (Early Childhood)&lt;/rating&gt; &lt;title&gt;Freddi Fish &amp; Luther's Maze Madness &lt;/title&gt; &lt;pub&gt;Humongous Entertainment, Inc.&lt;/pub&gt; &lt;dev&gt;Humongous Entertainment, Inc.&lt;/dev&gt; &lt;genre&gt;Action&lt;/genre&gt; &lt;score&gt;4.0&lt;/score&gt; &lt;player&gt;1 Player&lt;/player&gt; &lt;story&gt;In Maze Madness, Freddi's friend Luther has managed to accidentally scatter Grandma Grouper's kelp seeds throughout a gigantic set of underwater mazes. You control Freddi Fish, who sets out to find and recover all of the missing kelp seeds. As she advances through 50 levels (plus bonus rounds), you'll need to solve simple puzzles, avoid pesky critters, and pick up special items which will help her on her way. After all of the kelp seeds have been picked up in a maze, Freddi will automatically advance to the next round.  The player controls Freddi by using the mouse or keyboard. The cursor keys move Freddi, while the Enter and Ctrl keys allow Freddi to fire when she has the Bubble-Shooter power-up. If you choose to use the mouse, simply move the cursor arrow to a target location for Freddi, click the left mouse button, and she'll attempt to swim toward the target - Freddi will be able to navigate corners, but only one at a time, so if she's unable to swim to the target, try breaking the trip up into shorter pieces. If Freddi has the Bubble-Shooter powerup, she'll fire bubbles if she is directly facing the target, and if the mouse button is held down briefly. The game allows multiple people to play the game with their progress recorded under their own name. The game allows you to save or exit the game after each level is finished, and previously finished levels can be re-played.  The game also comes with a level editor, that is icon-based rather than text-based so non-readers can use it.&lt;/story&gt; &lt;/game&gt;">
            <text:p>&lt;game name="maze-us"&gt; &lt;year&gt;1999&lt;/year&gt; &lt;rating&gt;ESRB - EC (Early Childhood)&lt;/rating&gt; &lt;title&gt;Freddi Fish &amp; Luther's Maze Madness &lt;/title&gt; &lt;pub&gt;Humongous Entertainment, Inc.&lt;/pub&gt; &lt;dev&gt;Humongous Entertainment, Inc.&lt;/dev&gt; &lt;genre&gt;Action&lt;/genre&gt; &lt;score&gt;4.0&lt;/score&gt; &lt;player&gt;1 Player&lt;/player&gt; &lt;story&gt;In Maze Madness, Freddi's friend Luther has managed to accidentally scatter Grandma Grouper's kelp seeds throughout a gigantic set of underwater mazes. You control Freddi Fish, who sets out to find and recover all of the missing kelp seeds. As she advances through 50 levels (plus bonus rounds), you'll need to solve simple puzzles, avoid pesky critters, and pick up special items which will help her on her way. After all of the kelp seeds have been picked up in a maze, Freddi will automatically advance to the next round. <text:s/>The player controls Freddi by using the mouse or keyboard. The cursor keys move Freddi, while the Enter and Ctrl keys allow Freddi to fire when she has the Bubble-Shooter power-up. If you choose to use the mouse, simply move the cursor arrow to a target location for Freddi, click the left mouse button, and she'll attempt to swim toward the target - Freddi will be able to navigate corners, but only one at a time, so if she's unable to swim to the target, try breaking the trip up into shorter pieces. If Freddi has the Bubble-Shooter powerup, she'll fire bubbles if she is directly facing the target, and if the mouse button is held down briefly. The game allows multiple people to play the game with their progress recorded under their own name. The game allows you to save or exit the game after each level is finished, and previously finished levels can be re-played. <text:s/>The game also comes with a level editor, that is icon-based rather than text-based so non-readers can use it.&lt;/story&gt; &lt;/game&gt;</text:p>
          </table:table-cell>
          <table:table-cell table:number-columns-repeated="1012"/>
        </table:table-row>
        <table:table-row table:style-name="ro1">
          <table:table-cell office:value-type="string">
            <text:p>water-win-us</text:p>
          </table:table-cell>
          <table:table-cell office:value-type="string">
            <text:p>1999</text:p>
          </table:table-cell>
          <table:table-cell office:value-type="string">
            <text:p>ESRB - EC (Early Childhood)</text:p>
          </table:table-cell>
          <table:table-cell office:value-type="string">
            <text:p>Freddi Fish &amp; Luther's Water Worries </text:p>
          </table:table-cell>
          <table:table-cell table:number-columns-repeated="2" office:value-type="string">
            <text:p>Humongous Entertainment, Inc.</text:p>
          </table:table-cell>
          <table:table-cell office:value-type="string">
            <text:p>Action</text:p>
          </table:table-cell>
          <table:table-cell office:value-type="string">
            <text:p>3.9</text:p>
          </table:table-cell>
          <table:table-cell office:value-type="string">
            <text:p>1-2 Players</text:p>
          </table:table-cell>
          <table:table-cell office:value-type="string">
            <text:p>In Water Worries, you play Luther, a young green fish who gets sucked into a whirlpool and must find his way out. Luther's search will eventually take him through 100 underwater levels jam-packed full of action and adventure. On the way home, Luther will need to be aware of the hazards around him, while picking up worm doodles which will allow him to advance further. Bubbles, which are constantly rising from deep within the whirlpool, will force the water level down if they are allowed to reach the water's surface. If the water level becomes too low, Luther will have to retry the level, minus one energy level. To prevent this from happening, Luther must use his trusty slingshot and unlimited supply of ammo to pop the bubbles before they reach the surface. Luther also needs to be careful when navigating the whirlpool, since running into a bubble may render him momentarily trapped and unable to fire his slingshot.</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water-win-us&quot;&gt; &lt;year&gt;1999&lt;/year&gt; &lt;rating&gt;ESRB - EC (Early Childhood)&lt;/rating&gt; &lt;title&gt;Freddi Fish &amp; Luther's Water Worries &lt;/title&gt; &lt;pub&gt;Humongous Entertainment, Inc.&lt;/pub&gt; &lt;dev&gt;Humongous Entertainment, Inc.&lt;/dev&gt; &lt;genre&gt;Action&lt;/genre&gt; &lt;score&gt;3.9&lt;/score&gt; &lt;player&gt;1-2 Players&lt;/player&gt; &lt;story&gt;In Water Worries, you play Luther, a young green fish who gets sucked into a whirlpool and must find his way out. Luther's search will eventually take him through 100 underwater levels jam-packed full of action and adventure. On the way home, Luther will need to be aware of the hazards around him, while picking up worm doodles which will allow him to advance further. Bubbles, which are constantly rising from deep within the whirlpool, will force the water level down if they are allowed to reach the water's surface. If the water level becomes too low, Luther will have to retry the level, minus one energy level. To prevent this from happening, Luther must use his trusty slingshot and unlimited supply of ammo to pop the bubbles before they reach the surface. Luther also needs to be careful when navigating the whirlpool, since running into a bubble may render him momentarily trapped and unable to fire his slingshot.&lt;/story&gt; &lt;/game&gt;">
            <text:p>&lt;game name="water-win-us"&gt; &lt;year&gt;1999&lt;/year&gt; &lt;rating&gt;ESRB - EC (Early Childhood)&lt;/rating&gt; &lt;title&gt;Freddi Fish &amp; Luther's Water Worries &lt;/title&gt; &lt;pub&gt;Humongous Entertainment, Inc.&lt;/pub&gt; &lt;dev&gt;Humongous Entertainment, Inc.&lt;/dev&gt; &lt;genre&gt;Action&lt;/genre&gt; &lt;score&gt;3.9&lt;/score&gt; &lt;player&gt;1-2 Players&lt;/player&gt; &lt;story&gt;In Water Worries, you play Luther, a young green fish who gets sucked into a whirlpool and must find his way out. Luther's search will eventually take him through 100 underwater levels jam-packed full of action and adventure. On the way home, Luther will need to be aware of the hazards around him, while picking up worm doodles which will allow him to advance further. Bubbles, which are constantly rising from deep within the whirlpool, will force the water level down if they are allowed to reach the water's surface. If the water level becomes too low, Luther will have to retry the level, minus one energy level. To prevent this from happening, Luther must use his trusty slingshot and unlimited supply of ammo to pop the bubbles before they reach the surface. Luther also needs to be careful when navigating the whirlpool, since running into a bubble may render him momentarily trapped and unable to fire his slingshot.&lt;/story&gt; &lt;/game&gt;</text:p>
          </table:table-cell>
          <table:table-cell table:number-columns-repeated="1012"/>
        </table:table-row>
        <table:table-row table:style-name="ro1">
          <table:table-cell office:value-type="string">
            <text:p>freddi-win</text:p>
          </table:table-cell>
          <table:table-cell office:value-type="string">
            <text:p>1994</text:p>
          </table:table-cell>
          <table:table-cell office:value-type="string">
            <text:p>ESRB - EC (Early Childhood)</text:p>
          </table:table-cell>
          <table:table-cell office:value-type="string">
            <text:p>Freddi Fish 1 - The Case of the Missing Kelp Seeds </text:p>
          </table:table-cell>
          <table:table-cell table:number-columns-repeated="2" office:value-type="string">
            <text:p>Humongous Entertainment, Inc.</text:p>
          </table:table-cell>
          <table:table-cell office:value-type="string">
            <text:p>Educational</text:p>
          </table:table-cell>
          <table:table-cell office:value-type="string">
            <text:p>4.0</text:p>
          </table:table-cell>
          <table:table-cell office:value-type="string">
            <text:p>1 Player</text:p>
          </table:table-cell>
          <table:table-cell office:value-type="string">
            <text:p>Freddi Fish and her pal Luther must find Grandma Grouper's missing kelp seeds. Without them, all the sea creatures will starve. Freddi and Luther follow clues through underwater caves and canyons and outwit two criminal sharks to recover the kelp seeds</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freddi-win&quot;&gt; &lt;year&gt;1994&lt;/year&gt; &lt;rating&gt;ESRB - EC (Early Childhood)&lt;/rating&gt; &lt;title&gt;Freddi Fish 1 - The Case of the Missing Kelp Seeds &lt;/title&gt; &lt;pub&gt;Humongous Entertainment, Inc.&lt;/pub&gt; &lt;dev&gt;Humongous Entertainment, Inc.&lt;/dev&gt; &lt;genre&gt;Educational&lt;/genre&gt; &lt;score&gt;4.0&lt;/score&gt; &lt;player&gt;1 Player&lt;/player&gt; &lt;story&gt;Freddi Fish and her pal Luther must find Grandma Grouper's missing kelp seeds. Without them, all the sea creatures will starve. Freddi and Luther follow clues through underwater caves and canyons and outwit two criminal sharks to recover the kelp seeds&lt;/story&gt; &lt;/game&gt;">
            <text:p>&lt;game name="freddi-win"&gt; &lt;year&gt;1994&lt;/year&gt; &lt;rating&gt;ESRB - EC (Early Childhood)&lt;/rating&gt; &lt;title&gt;Freddi Fish 1 - The Case of the Missing Kelp Seeds &lt;/title&gt; &lt;pub&gt;Humongous Entertainment, Inc.&lt;/pub&gt; &lt;dev&gt;Humongous Entertainment, Inc.&lt;/dev&gt; &lt;genre&gt;Educational&lt;/genre&gt; &lt;score&gt;4.0&lt;/score&gt; &lt;player&gt;1 Player&lt;/player&gt; &lt;story&gt;Freddi Fish and her pal Luther must find Grandma Grouper's missing kelp seeds. Without them, all the sea creatures will starve. Freddi and Luther follow clues through underwater caves and canyons and outwit two criminal sharks to recover the kelp seeds&lt;/story&gt; &lt;/game&gt;</text:p>
          </table:table-cell>
          <table:table-cell table:number-columns-repeated="1012"/>
        </table:table-row>
        <table:table-row table:style-name="ro1">
          <table:table-cell office:value-type="string">
            <text:p>freddi2-win</text:p>
          </table:table-cell>
          <table:table-cell office:value-type="string">
            <text:p>1996</text:p>
          </table:table-cell>
          <table:table-cell office:value-type="string">
            <text:p>ESRB - EC (Early Childhood)</text:p>
          </table:table-cell>
          <table:table-cell office:value-type="string">
            <text:p>Freddi Fish 2 - The Case of the Haunted Schoolhouse </text:p>
          </table:table-cell>
          <table:table-cell table:number-columns-repeated="2" office:value-type="string">
            <text:p>Humongous Entertainment, Inc.</text:p>
          </table:table-cell>
          <table:table-cell office:value-type="string">
            <text:p>Educational</text:p>
          </table:table-cell>
          <table:table-cell office:value-type="string">
            <text:p>4.0</text:p>
          </table:table-cell>
          <table:table-cell office:value-type="string">
            <text:p>1 Player</text:p>
          </table:table-cell>
          <table:table-cell office:value-type="string">
            <text:p>The second episode of the educational game series, this time a ghost haunts Luther's schoolhouse and steals children's toys. In addition to the usual blend of education with humor, there is a "space invaders" clone mini-game, and a movie theater where you can take a break and watch mini-movies.</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freddi2-win&quot;&gt; &lt;year&gt;1996&lt;/year&gt; &lt;rating&gt;ESRB - EC (Early Childhood)&lt;/rating&gt; &lt;title&gt;Freddi Fish 2 - The Case of the Haunted Schoolhouse &lt;/title&gt; &lt;pub&gt;Humongous Entertainment, Inc.&lt;/pub&gt; &lt;dev&gt;Humongous Entertainment, Inc.&lt;/dev&gt; &lt;genre&gt;Educational&lt;/genre&gt; &lt;score&gt;4.0&lt;/score&gt; &lt;player&gt;1 Player&lt;/player&gt; &lt;story&gt;The second episode of the educational game series, this time a ghost haunts Luther's schoolhouse and steals children's toys. In addition to the usual blend of education with humor, there is a &quot;space invaders&quot; clone mini-game, and a movie theater where you can take a break and watch mini-movies.&lt;/story&gt; &lt;/game&gt;">
            <text:p>&lt;game name="freddi2-win"&gt; &lt;year&gt;1996&lt;/year&gt; &lt;rating&gt;ESRB - EC (Early Childhood)&lt;/rating&gt; &lt;title&gt;Freddi Fish 2 - The Case of the Haunted Schoolhouse &lt;/title&gt; &lt;pub&gt;Humongous Entertainment, Inc.&lt;/pub&gt; &lt;dev&gt;Humongous Entertainment, Inc.&lt;/dev&gt; &lt;genre&gt;Educational&lt;/genre&gt; &lt;score&gt;4.0&lt;/score&gt; &lt;player&gt;1 Player&lt;/player&gt; &lt;story&gt;The second episode of the educational game series, this time a ghost haunts Luther's schoolhouse and steals children's toys. In addition to the usual blend of education with humor, there is a "space invaders" clone mini-game, and a movie theater where you can take a break and watch mini-movies.&lt;/story&gt; &lt;/game&gt;</text:p>
          </table:table-cell>
          <table:table-cell table:number-columns-repeated="1012"/>
        </table:table-row>
        <table:table-row table:style-name="ro1">
          <table:table-cell office:value-type="string">
            <text:p>freddi3-win</text:p>
          </table:table-cell>
          <table:table-cell office:value-type="string">
            <text:p>1998</text:p>
          </table:table-cell>
          <table:table-cell office:value-type="string">
            <text:p>ESRB - EC (Early Childhood)</text:p>
          </table:table-cell>
          <table:table-cell office:value-type="string">
            <text:p>Freddi Fish 3 - The Case of the Stolen Conch Shell </text:p>
          </table:table-cell>
          <table:table-cell table:number-columns-repeated="2" office:value-type="string">
            <text:p>Humongous Entertainment, Inc.</text:p>
          </table:table-cell>
          <table:table-cell office:value-type="string">
            <text:p>Educational</text:p>
          </table:table-cell>
          <table:table-cell office:value-type="string">
            <text:p>4.1</text:p>
          </table:table-cell>
          <table:table-cell office:value-type="string">
            <text:p>1 Player</text:p>
          </table:table-cell>
          <table:table-cell office:value-type="string">
            <text:p>Freddi Fish and her pal Luther are back in another installment of this animated edutainment adventure series. The Great Conch Shell used to signal the start of the Founder's Day Festival has been stolen. Freddi and Luther have to find the missing shell, discover the identity of the criminal, and clear Luther's uncle, who has been jailed as the prime suspect. Gameplay is inventory based adventure style, peppered with a host of mini-games that are a hallmark of Humongous Entertainment's kids adventure titles. The mini games here include playing a huge pipe organ and testing your mettle at a host of carnival midway games.</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freddi3-win&quot;&gt; &lt;year&gt;1998&lt;/year&gt; &lt;rating&gt;ESRB - EC (Early Childhood)&lt;/rating&gt; &lt;title&gt;Freddi Fish 3 - The Case of the Stolen Conch Shell &lt;/title&gt; &lt;pub&gt;Humongous Entertainment, Inc.&lt;/pub&gt; &lt;dev&gt;Humongous Entertainment, Inc.&lt;/dev&gt; &lt;genre&gt;Educational&lt;/genre&gt; &lt;score&gt;4.1&lt;/score&gt; &lt;player&gt;1 Player&lt;/player&gt; &lt;story&gt;Freddi Fish and her pal Luther are back in another installment of this animated edutainment adventure series. The Great Conch Shell used to signal the start of the Founder's Day Festival has been stolen. Freddi and Luther have to find the missing shell, discover the identity of the criminal, and clear Luther's uncle, who has been jailed as the prime suspect. Gameplay is inventory based adventure style, peppered with a host of mini-games that are a hallmark of Humongous Entertainment's kids adventure titles. The mini games here include playing a huge pipe organ and testing your mettle at a host of carnival midway games.&lt;/story&gt; &lt;/game&gt;">
            <text:p>&lt;game name="freddi3-win"&gt; &lt;year&gt;1998&lt;/year&gt; &lt;rating&gt;ESRB - EC (Early Childhood)&lt;/rating&gt; &lt;title&gt;Freddi Fish 3 - The Case of the Stolen Conch Shell &lt;/title&gt; &lt;pub&gt;Humongous Entertainment, Inc.&lt;/pub&gt; &lt;dev&gt;Humongous Entertainment, Inc.&lt;/dev&gt; &lt;genre&gt;Educational&lt;/genre&gt; &lt;score&gt;4.1&lt;/score&gt; &lt;player&gt;1 Player&lt;/player&gt; &lt;story&gt;Freddi Fish and her pal Luther are back in another installment of this animated edutainment adventure series. The Great Conch Shell used to signal the start of the Founder's Day Festival has been stolen. Freddi and Luther have to find the missing shell, discover the identity of the criminal, and clear Luther's uncle, who has been jailed as the prime suspect. Gameplay is inventory based adventure style, peppered with a host of mini-games that are a hallmark of Humongous Entertainment's kids adventure titles. The mini games here include playing a huge pipe organ and testing your mettle at a host of carnival midway games.&lt;/story&gt; &lt;/game&gt;</text:p>
          </table:table-cell>
          <table:table-cell table:number-columns-repeated="1012"/>
        </table:table-row>
        <table:table-row table:style-name="ro1">
          <table:table-cell office:value-type="string">
            <text:p>freddi4-win</text:p>
          </table:table-cell>
          <table:table-cell office:value-type="string">
            <text:p>1999</text:p>
          </table:table-cell>
          <table:table-cell office:value-type="string">
            <text:p>ESRB - EC (Early Childhood)</text:p>
          </table:table-cell>
          <table:table-cell office:value-type="string">
            <text:p>Freddi Fish 4 - The Case of the Hogfish Rustlers of Briny Gulch </text:p>
          </table:table-cell>
          <table:table-cell table:number-columns-repeated="2" office:value-type="string">
            <text:p>Humongous Entertainment, Inc.</text:p>
          </table:table-cell>
          <table:table-cell office:value-type="string">
            <text:p>Educational</text:p>
          </table:table-cell>
          <table:table-cell office:value-type="string">
            <text:p>4.0</text:p>
          </table:table-cell>
          <table:table-cell office:value-type="string">
            <text:p>1 Player</text:p>
          </table:table-cell>
          <table:table-cell office:value-type="string">
            <text:p>Set in an underwater version of the Wild West, The Case of The Hogfish Rustlers of Briny Gulch is the fourth installment in the Humongous Entertainment Games Freddi Fish adventure series. It is geared toward children ages 3-8. Like its predecessors FF4 is a colorful animated adventure that ties together a number of mini-games. Cousin Calico's prize-winning Hogfish have been rustled, and the player must help Freddi solve the mystery. There are many environments to point-and-click through as the plot advances. The player searches for clues, collects items and interacts with colorful game characters. The game and story are both dynamic, so every time the game is played the player will have a different experience. <text:s/>There are three mini-games also featured in FF4. These are: <text:s/>**Stella's Sodaloon. A Nickelodeon machine where kids can view some old-fashioned movie clips. **The Interactive Wanted Poster. Filled with outlaws with wacky names like Crazy Fin Sally, and Crooked Hat Pebblefield. Kids get to mix and match the different descriptive words that distinguish the outlaws' outstanding characteristic and their crime. <text:s/>**The Oysteroid Arcade. Shoot pearls out of a clam in order to burst air bubbles before they get too close. Modeled after the arcade classic Asteroids, the larger bubbles split and make 2 smaller ones. <text:s/>The educational focus of this edutainment title is on the development of strategic thinking skills, problem solving, decision making strategies, deductive and inductive reasoning, sequencing and memory skills, hypothesis, testing and evaluation.</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freddi4-win&quot;&gt; &lt;year&gt;1999&lt;/year&gt; &lt;rating&gt;ESRB - EC (Early Childhood)&lt;/rating&gt; &lt;title&gt;Freddi Fish 4 - The Case of the Hogfish Rustlers of Briny Gulch &lt;/title&gt; &lt;pub&gt;Humongous Entertainment, Inc.&lt;/pub&gt; &lt;dev&gt;Humongous Entertainment, Inc.&lt;/dev&gt; &lt;genre&gt;Educational&lt;/genre&gt; &lt;score&gt;4.0&lt;/score&gt; &lt;player&gt;1 Player&lt;/player&gt; &lt;story&gt;Set in an underwater version of the Wild West, The Case of The Hogfish Rustlers of Briny Gulch is the fourth installment in the Humongous Entertainment Games Freddi Fish adventure series. It is geared toward children ages 3-8. Like its predecessors FF4 is a colorful animated adventure that ties together a number of mini-games. Cousin Calico's prize-winning Hogfish have been rustled, and the player must help Freddi solve the mystery. There are many environments to point-and-click through as the plot advances. The player searches for clues, collects items and interacts with colorful game characters. The game and story are both dynamic, so every time the game is played the player will have a different experience.  There are three mini-games also featured in FF4. These are:  **Stella's Sodaloon. A Nickelodeon machine where kids can view some old-fashioned movie clips. **The Interactive Wanted Poster. Filled with outlaws with wacky names like Crazy Fin Sally, and Crooked Hat Pebblefield. Kids get to mix and match the different descriptive words that distinguish the outlaws' outstanding characteristic and their crime.  **The Oysteroid Arcade. Shoot pearls out of a clam in order to burst air bubbles before they get too close. Modeled after the arcade classic Asteroids, the larger bubbles split and make 2 smaller ones.  The educational focus of this edutainment title is on the development of strategic thinking skills, problem solving, decision making strategies, deductive and inductive reasoning, sequencing and memory skills, hypothesis, testing and evaluation.&lt;/story&gt; &lt;/game&gt;">
            <text:p>&lt;game name="freddi4-win"&gt; &lt;year&gt;1999&lt;/year&gt; &lt;rating&gt;ESRB - EC (Early Childhood)&lt;/rating&gt; &lt;title&gt;Freddi Fish 4 - The Case of the Hogfish Rustlers of Briny Gulch &lt;/title&gt; &lt;pub&gt;Humongous Entertainment, Inc.&lt;/pub&gt; &lt;dev&gt;Humongous Entertainment, Inc.&lt;/dev&gt; &lt;genre&gt;Educational&lt;/genre&gt; &lt;score&gt;4.0&lt;/score&gt; &lt;player&gt;1 Player&lt;/player&gt; &lt;story&gt;Set in an underwater version of the Wild West, The Case of The Hogfish Rustlers of Briny Gulch is the fourth installment in the Humongous Entertainment Games Freddi Fish adventure series. It is geared toward children ages 3-8. Like its predecessors FF4 is a colorful animated adventure that ties together a number of mini-games. Cousin Calico's prize-winning Hogfish have been rustled, and the player must help Freddi solve the mystery. There are many environments to point-and-click through as the plot advances. The player searches for clues, collects items and interacts with colorful game characters. The game and story are both dynamic, so every time the game is played the player will have a different experience. <text:s/>There are three mini-games also featured in FF4. These are: <text:s/>**Stella's Sodaloon. A Nickelodeon machine where kids can view some old-fashioned movie clips. **The Interactive Wanted Poster. Filled with outlaws with wacky names like Crazy Fin Sally, and Crooked Hat Pebblefield. Kids get to mix and match the different descriptive words that distinguish the outlaws' outstanding characteristic and their crime. <text:s/>**The Oysteroid Arcade. Shoot pearls out of a clam in order to burst air bubbles before they get too close. Modeled after the arcade classic Asteroids, the larger bubbles split and make 2 smaller ones. <text:s/>The educational focus of this edutainment title is on the development of strategic thinking skills, problem solving, decision making strategies, deductive and inductive reasoning, sequencing and memory skills, hypothesis, testing and evaluation.&lt;/story&gt; &lt;/game&gt;</text:p>
          </table:table-cell>
          <table:table-cell table:number-columns-repeated="1012"/>
        </table:table-row>
        <table:table-row table:style-name="ro1">
          <table:table-cell office:value-type="string">
            <text:p>freddicove</text:p>
          </table:table-cell>
          <table:table-cell office:value-type="string">
            <text:p>2001</text:p>
          </table:table-cell>
          <table:table-cell office:value-type="string">
            <text:p>ESRB - EC (Early Childhood)</text:p>
          </table:table-cell>
          <table:table-cell office:value-type="string">
            <text:p>Freddi Fish 5 - The Case of the Creature of Coral Cove </text:p>
          </table:table-cell>
          <table:table-cell table:number-columns-repeated="2" office:value-type="string">
            <text:p>Humongous Entertainment, Inc.</text:p>
          </table:table-cell>
          <table:table-cell office:value-type="string">
            <text:p>Educational</text:p>
          </table:table-cell>
          <table:table-cell office:value-type="string">
            <text:p>4.2</text:p>
          </table:table-cell>
          <table:table-cell office:value-type="string">
            <text:p>1 Player</text:p>
          </table:table-cell>
          <table:table-cell office:value-type="string">
            <text:p>It's time for Freddi Fish to solve another mystery in this fifth installment of the kids edutainment series. She (Freddi is a girl) and her best friend Luthor have to figure out what's going on with Coral Cove. The mayor wants to open it as a tourist attraction, but it seems to be inhabited by a sea monster. <text:s/>The gameplay here is traditional adventure gaming fare, with the complexity tuned way down to make it accessible to the 4-7 year olds that are the intended consumers. Explore various locations, pick up items that you'll find useful later on, and interact with lots of colorful characters in order to get clues to solving the sea monster mystery. Freddi Fish 5 also contains a mini-game that is a variation of Battleship using fish instead of ships</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freddicove&quot;&gt; &lt;year&gt;2001&lt;/year&gt; &lt;rating&gt;ESRB - EC (Early Childhood)&lt;/rating&gt; &lt;title&gt;Freddi Fish 5 - The Case of the Creature of Coral Cove &lt;/title&gt; &lt;pub&gt;Humongous Entertainment, Inc.&lt;/pub&gt; &lt;dev&gt;Humongous Entertainment, Inc.&lt;/dev&gt; &lt;genre&gt;Educational&lt;/genre&gt; &lt;score&gt;4.2&lt;/score&gt; &lt;player&gt;1 Player&lt;/player&gt; &lt;story&gt;It's time for Freddi Fish to solve another mystery in this fifth installment of the kids edutainment series. She (Freddi is a girl) and her best friend Luthor have to figure out what's going on with Coral Cove. The mayor wants to open it as a tourist attraction, but it seems to be inhabited by a sea monster.  The gameplay here is traditional adventure gaming fare, with the complexity tuned way down to make it accessible to the 4-7 year olds that are the intended consumers. Explore various locations, pick up items that you'll find useful later on, and interact with lots of colorful characters in order to get clues to solving the sea monster mystery. Freddi Fish 5 also contains a mini-game that is a variation of Battleship using fish instead of ships&lt;/story&gt; &lt;/game&gt;">
            <text:p>&lt;game name="freddicove"&gt; &lt;year&gt;2001&lt;/year&gt; &lt;rating&gt;ESRB - EC (Early Childhood)&lt;/rating&gt; &lt;title&gt;Freddi Fish 5 - The Case of the Creature of Coral Cove &lt;/title&gt; &lt;pub&gt;Humongous Entertainment, Inc.&lt;/pub&gt; &lt;dev&gt;Humongous Entertainment, Inc.&lt;/dev&gt; &lt;genre&gt;Educational&lt;/genre&gt; &lt;score&gt;4.2&lt;/score&gt; &lt;player&gt;1 Player&lt;/player&gt; &lt;story&gt;It's time for Freddi Fish to solve another mystery in this fifth installment of the kids edutainment series. She (Freddi is a girl) and her best friend Luthor have to figure out what's going on with Coral Cove. The mayor wants to open it as a tourist attraction, but it seems to be inhabited by a sea monster. <text:s/>The gameplay here is traditional adventure gaming fare, with the complexity tuned way down to make it accessible to the 4-7 year olds that are the intended consumers. Explore various locations, pick up items that you'll find useful later on, and interact with lots of colorful characters in order to get clues to solving the sea monster mystery. Freddi Fish 5 also contains a mini-game that is a variation of Battleship using fish instead of ships&lt;/story&gt; &lt;/game&gt;</text:p>
          </table:table-cell>
          <table:table-cell table:number-columns-repeated="1012"/>
        </table:table-row>
        <table:table-row table:style-name="ro1">
          <table:table-cell office:value-type="string">
            <text:p>freddypharkas-cd</text:p>
          </table:table-cell>
          <table:table-cell office:value-type="string">
            <text:p>1993</text:p>
          </table:table-cell>
          <table:table-cell office:value-type="string">
            <text:p>ESRB - T (Teen)</text:p>
          </table:table-cell>
          <table:table-cell office:value-type="string">
            <text:p>Freddy Pharkas - Frontier Pharmacist </text:p>
          </table:table-cell>
          <table:table-cell table:number-columns-repeated="2" office:value-type="string">
            <text:p>Sierra On-Line, Inc.</text:p>
          </table:table-cell>
          <table:table-cell office:value-type="string">
            <text:p>Adventure</text:p>
          </table:table-cell>
          <table:table-cell office:value-type="string">
            <text:p>4.1</text:p>
          </table:table-cell>
          <table:table-cell office:value-type="string">
            <text:p>1 Player</text:p>
          </table:table-cell>
          <table:table-cell office:value-type="string">
            <text:p>Freddy Pharkas was one of the fastest guns in the American West of the 1880's. However, in one particular gunfight with an outlaw named Kenny, he was outgunned and had his ear shot off. This traumatic experience caused Freddy to give up his pistols and enroll in the school of pharmacology. Blocking out the memories of his past, Freddy arrives in the town of Coarsegold with the dream to own and run his own pharmacy. Working with the town's doctor, Freddy is able to fill prescriptions, mix concoctions and diagnose simple symptoms. Business among the townsfolk is brisk however, the good times are not to last as suddenly townsfolk are run out of town and businesses are being foreclosed and boarded up. Freddy must deal with the town's problems, and discover the larger plot, or risk having a fancy shop in an empty town and losing all his customers. <text:s/>Freddy Pharkas: Frontier Pharmacist is a humorous point-and-click adventure game bearing many similarities to other Sierra titles in the same genre, in particular Leisure Suit Larry series. Players use the command bar at the top of the screen to choose a verb command that is combined with locations and objects visible to the player. Freddy can walk to new locations, look at particular objects, attempt to use objects, talk to people and enter his inventory to access items that have been picked up. Like other Sierra games, successful actions add to the player's score, judging the player on 1000 points.</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freddypharkas-cd&quot;&gt; &lt;year&gt;1993&lt;/year&gt; &lt;rating&gt;ESRB - T (Teen)&lt;/rating&gt; &lt;title&gt;Freddy Pharkas - Frontier Pharmacist &lt;/title&gt; &lt;pub&gt;Sierra On-Line, Inc.&lt;/pub&gt; &lt;dev&gt;Sierra On-Line, Inc.&lt;/dev&gt; &lt;genre&gt;Adventure&lt;/genre&gt; &lt;score&gt;4.1&lt;/score&gt; &lt;player&gt;1 Player&lt;/player&gt; &lt;story&gt;Freddy Pharkas was one of the fastest guns in the American West of the 1880's. However, in one particular gunfight with an outlaw named Kenny, he was outgunned and had his ear shot off. This traumatic experience caused Freddy to give up his pistols and enroll in the school of pharmacology. Blocking out the memories of his past, Freddy arrives in the town of Coarsegold with the dream to own and run his own pharmacy. Working with the town's doctor, Freddy is able to fill prescriptions, mix concoctions and diagnose simple symptoms. Business among the townsfolk is brisk however, the good times are not to last as suddenly townsfolk are run out of town and businesses are being foreclosed and boarded up. Freddy must deal with the town's problems, and discover the larger plot, or risk having a fancy shop in an empty town and losing all his customers.  Freddy Pharkas: Frontier Pharmacist is a humorous point-and-click adventure game bearing many similarities to other Sierra titles in the same genre, in particular Leisure Suit Larry series. Players use the command bar at the top of the screen to choose a verb command that is combined with locations and objects visible to the player. Freddy can walk to new locations, look at particular objects, attempt to use objects, talk to people and enter his inventory to access items that have been picked up. Like other Sierra games, successful actions add to the player's score, judging the player on 1000 points.&lt;/story&gt; &lt;/game&gt;">
            <text:p>&lt;game name="freddypharkas-cd"&gt; &lt;year&gt;1993&lt;/year&gt; &lt;rating&gt;ESRB - T (Teen)&lt;/rating&gt; &lt;title&gt;Freddy Pharkas - Frontier Pharmacist &lt;/title&gt; &lt;pub&gt;Sierra On-Line, Inc.&lt;/pub&gt; &lt;dev&gt;Sierra On-Line, Inc.&lt;/dev&gt; &lt;genre&gt;Adventure&lt;/genre&gt; &lt;score&gt;4.1&lt;/score&gt; &lt;player&gt;1 Player&lt;/player&gt; &lt;story&gt;Freddy Pharkas was one of the fastest guns in the American West of the 1880's. However, in one particular gunfight with an outlaw named Kenny, he was outgunned and had his ear shot off. This traumatic experience caused Freddy to give up his pistols and enroll in the school of pharmacology. Blocking out the memories of his past, Freddy arrives in the town of Coarsegold with the dream to own and run his own pharmacy. Working with the town's doctor, Freddy is able to fill prescriptions, mix concoctions and diagnose simple symptoms. Business among the townsfolk is brisk however, the good times are not to last as suddenly townsfolk are run out of town and businesses are being foreclosed and boarded up. Freddy must deal with the town's problems, and discover the larger plot, or risk having a fancy shop in an empty town and losing all his customers. <text:s/>Freddy Pharkas: Frontier Pharmacist is a humorous point-and-click adventure game bearing many similarities to other Sierra titles in the same genre, in particular Leisure Suit Larry series. Players use the command bar at the top of the screen to choose a verb command that is combined with locations and objects visible to the player. Freddy can walk to new locations, look at particular objects, attempt to use objects, talk to people and enter his inventory to access items that have been picked up. Like other Sierra games, successful actions add to the player's score, judging the player on 1000 points.&lt;/story&gt; &lt;/game&gt;</text:p>
          </table:table-cell>
          <table:table-cell table:number-columns-repeated="1012"/>
        </table:table-row>
        <table:table-row table:style-name="ro1">
          <table:table-cell office:value-type="string">
            <text:p>ft</text:p>
          </table:table-cell>
          <table:table-cell office:value-type="string">
            <text:p>1995</text:p>
          </table:table-cell>
          <table:table-cell office:value-type="string">
            <text:p>ESRB - T (Teen)</text:p>
          </table:table-cell>
          <table:table-cell office:value-type="string">
            <text:p>Full Throttle </text:p>
          </table:table-cell>
          <table:table-cell table:number-columns-repeated="2" office:value-type="string">
            <text:p>LucasArts Entertainment Company LLC</text:p>
          </table:table-cell>
          <table:table-cell office:value-type="string">
            <text:p>Driving</text:p>
          </table:table-cell>
          <table:table-cell office:value-type="string">
            <text:p>4.1</text:p>
          </table:table-cell>
          <table:table-cell office:value-type="string">
            <text:p>1 Player</text:p>
          </table:table-cell>
          <table:table-cell office:value-type="string">
            <text:p>Future technology paved way to the creation of hovercrafts, which began to gradually replace motorized vehicles. Ben is the leader of the Polecats, one of the toughest biker gangs on the road. One day he drives over and damages a hovercraft limousine which belongs to Malcolm Corley, owner of Corley Motors, the last domestic motorcycle manufacturer. Later, Ben is having a bit of good clean fun at the Kick Stand Bar when Corley drops by for a bit of reminiscing. This leads to a meeting with Corley Motors' vice president Adrian Ripburger, who has his own sinister plans concerning the company, the Polecats, and the future of motorized vehicles. Ben refuses to co-operate and must now face the consequences and do everything in his power to bring Ripburger to justice. <text:s/>Full Throttle is a third-person puzzle-solving adventure game. The graphics are cartoon-style, similarly to LucasArts' previous adventure games Day of the Tentacle and Sam &amp; Max Hit The Road. The game features a revamped interface: instead of choosing a command verb or an action icon and then interacting with an object, the player can now simply point at it, and the available action icons will appear automatically. These include the standard "use", "examine", and "speak" actions, but also a separate foot icon for kicking. As in other LucasArts adventure games, the player can select different responses during most conversations. However, compared to their previous works in the genre, Full Throttle is more streamlined, with less exploration, dialogue options or puzzles. Cinematic cartoon-style cutscenes are used to advance the plot. The game also includes a few simple action driving sequences, during which the player is required to navigate a motorcycle and fight hostile bikers by punching and kicking them, as well as using crude weapons such as chains and planks.</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ft&quot;&gt; &lt;year&gt;1995&lt;/year&gt; &lt;rating&gt;ESRB - T (Teen)&lt;/rating&gt; &lt;title&gt;Full Throttle &lt;/title&gt; &lt;pub&gt;LucasArts Entertainment Company LLC&lt;/pub&gt; &lt;dev&gt;LucasArts Entertainment Company LLC&lt;/dev&gt; &lt;genre&gt;Driving&lt;/genre&gt; &lt;score&gt;4.1&lt;/score&gt; &lt;player&gt;1 Player&lt;/player&gt; &lt;story&gt;Future technology paved way to the creation of hovercrafts, which began to gradually replace motorized vehicles. Ben is the leader of the Polecats, one of the toughest biker gangs on the road. One day he drives over and damages a hovercraft limousine which belongs to Malcolm Corley, owner of Corley Motors, the last domestic motorcycle manufacturer. Later, Ben is having a bit of good clean fun at the Kick Stand Bar when Corley drops by for a bit of reminiscing. This leads to a meeting with Corley Motors' vice president Adrian Ripburger, who has his own sinister plans concerning the company, the Polecats, and the future of motorized vehicles. Ben refuses to co-operate and must now face the consequences and do everything in his power to bring Ripburger to justice.  Full Throttle is a third-person puzzle-solving adventure game. The graphics are cartoon-style, similarly to LucasArts' previous adventure games Day of the Tentacle and Sam &amp; Max Hit The Road. The game features a revamped interface: instead of choosing a command verb or an action icon and then interacting with an object, the player can now simply point at it, and the available action icons will appear automatically. These include the standard &quot;use&quot;, &quot;examine&quot;, and &quot;speak&quot; actions, but also a separate foot icon for kicking. As in other LucasArts adventure games, the player can select different responses during most conversations. However, compared to their previous works in the genre, Full Throttle is more streamlined, with less exploration, dialogue options or puzzles. Cinematic cartoon-style cutscenes are used to advance the plot. The game also includes a few simple action driving sequences, during which the player is required to navigate a motorcycle and fight hostile bikers by punching and kicking them, as well as using crude weapons such as chains and planks.&lt;/story&gt; &lt;/game&gt;">
            <text:p>&lt;game name="ft"&gt; &lt;year&gt;1995&lt;/year&gt; &lt;rating&gt;ESRB - T (Teen)&lt;/rating&gt; &lt;title&gt;Full Throttle &lt;/title&gt; &lt;pub&gt;LucasArts Entertainment Company LLC&lt;/pub&gt; &lt;dev&gt;LucasArts Entertainment Company LLC&lt;/dev&gt; &lt;genre&gt;Driving&lt;/genre&gt; &lt;score&gt;4.1&lt;/score&gt; &lt;player&gt;1 Player&lt;/player&gt; &lt;story&gt;Future technology paved way to the creation of hovercrafts, which began to gradually replace motorized vehicles. Ben is the leader of the Polecats, one of the toughest biker gangs on the road. One day he drives over and damages a hovercraft limousine which belongs to Malcolm Corley, owner of Corley Motors, the last domestic motorcycle manufacturer. Later, Ben is having a bit of good clean fun at the Kick Stand Bar when Corley drops by for a bit of reminiscing. This leads to a meeting with Corley Motors' vice president Adrian Ripburger, who has his own sinister plans concerning the company, the Polecats, and the future of motorized vehicles. Ben refuses to co-operate and must now face the consequences and do everything in his power to bring Ripburger to justice. <text:s/>Full Throttle is a third-person puzzle-solving adventure game. The graphics are cartoon-style, similarly to LucasArts' previous adventure games Day of the Tentacle and Sam &amp; Max Hit The Road. The game features a revamped interface: instead of choosing a command verb or an action icon and then interacting with an object, the player can now simply point at it, and the available action icons will appear automatically. These include the standard "use", "examine", and "speak" actions, but also a separate foot icon for kicking. As in other LucasArts adventure games, the player can select different responses during most conversations. However, compared to their previous works in the genre, Full Throttle is more streamlined, with less exploration, dialogue options or puzzles. Cinematic cartoon-style cutscenes are used to advance the plot. The game also includes a few simple action driving sequences, during which the player is required to navigate a motorcycle and fight hostile bikers by punching and kicking them, as well as using crude weapons such as chains and planks.&lt;/story&gt; &lt;/game&gt;</text:p>
          </table:table-cell>
          <table:table-cell table:number-columns-repeated="1012"/>
        </table:table-row>
        <table:table-row table:style-name="ro1">
          <table:table-cell office:value-type="string">
            <text:p>fw-cd-us</text:p>
          </table:table-cell>
          <table:table-cell office:value-type="string">
            <text:p>1986</text:p>
          </table:table-cell>
          <table:table-cell office:value-type="string">
            <text:p>ESRB - T (Teen)</text:p>
          </table:table-cell>
          <table:table-cell office:value-type="string">
            <text:p>Future Wars </text:p>
          </table:table-cell>
          <table:table-cell office:value-type="string">
            <text:p>Interplay Productions, Inc.</text:p>
          </table:table-cell>
          <table:table-cell office:value-type="string">
            <text:p>Delphine Software</text:p>
          </table:table-cell>
          <table:table-cell office:value-type="string">
            <text:p>Adventure</text:p>
          </table:table-cell>
          <table:table-cell office:value-type="string">
            <text:p>3.4</text:p>
          </table:table-cell>
          <table:table-cell office:value-type="string">
            <text:p>1 Player</text:p>
          </table:table-cell>
          <table:table-cell office:value-type="string">
            <text:p>Future Wars is a sci-fi turn-based strategy game in the vein of classical TBS games like Battle Isle or Advance Wars. The rock-paper-scissors principle makes Future Wars easy to learn but difficult to master. The campaign mode, which offers roughly 8-10 hours game play, is about the young cadet Max and his buddy Bud going to the academy of the global forces, the most important military unit, where ambitious, young recruits trained to reach the top of the Armed Global Forces. <text:s/>Beside a campaign mode the game offers several other game modes like Hotseat, "Play per mail" (sounds funny but it works), AI vs. AI etc. <text:s/>Also the game offers a wide range of customizing possibilities: an easy-to-use editor to create own maps, the possibility to create your own textures and/or balancing sheets till even the possibility to integrate your own AI.</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fw-cd-us&quot;&gt; &lt;year&gt;1986&lt;/year&gt; &lt;rating&gt;ESRB - T (Teen)&lt;/rating&gt; &lt;title&gt;Future Wars &lt;/title&gt; &lt;pub&gt;Interplay Productions, Inc.&lt;/pub&gt; &lt;dev&gt;Delphine Software&lt;/dev&gt; &lt;genre&gt;Adventure&lt;/genre&gt; &lt;score&gt;3.4&lt;/score&gt; &lt;player&gt;1 Player&lt;/player&gt; &lt;story&gt;Future Wars is a sci-fi turn-based strategy game in the vein of classical TBS games like Battle Isle or Advance Wars. The rock-paper-scissors principle makes Future Wars easy to learn but difficult to master. The campaign mode, which offers roughly 8-10 hours game play, is about the young cadet Max and his buddy Bud going to the academy of the global forces, the most important military unit, where ambitious, young recruits trained to reach the top of the Armed Global Forces.  Beside a campaign mode the game offers several other game modes like Hotseat, &quot;Play per mail&quot; (sounds funny but it works), AI vs. AI etc.  Also the game offers a wide range of customizing possibilities: an easy-to-use editor to create own maps, the possibility to create your own textures and/or balancing sheets till even the possibility to integrate your own AI.&lt;/story&gt; &lt;/game&gt;">
            <text:p>&lt;game name="fw-cd-us"&gt; &lt;year&gt;1986&lt;/year&gt; &lt;rating&gt;ESRB - T (Teen)&lt;/rating&gt; &lt;title&gt;Future Wars &lt;/title&gt; &lt;pub&gt;Interplay Productions, Inc.&lt;/pub&gt; &lt;dev&gt;Delphine Software&lt;/dev&gt; &lt;genre&gt;Adventure&lt;/genre&gt; &lt;score&gt;3.4&lt;/score&gt; &lt;player&gt;1 Player&lt;/player&gt; &lt;story&gt;Future Wars is a sci-fi turn-based strategy game in the vein of classical TBS games like Battle Isle or Advance Wars. The rock-paper-scissors principle makes Future Wars easy to learn but difficult to master. The campaign mode, which offers roughly 8-10 hours game play, is about the young cadet Max and his buddy Bud going to the academy of the global forces, the most important military unit, where ambitious, young recruits trained to reach the top of the Armed Global Forces. <text:s/>Beside a campaign mode the game offers several other game modes like Hotseat, "Play per mail" (sounds funny but it works), AI vs. AI etc. <text:s/>Also the game offers a wide range of customizing possibilities: an easy-to-use editor to create own maps, the possibility to create your own textures and/or balancing sheets till even the possibility to integrate your own AI.&lt;/story&gt; &lt;/game&gt;</text:p>
          </table:table-cell>
          <table:table-cell table:number-columns-repeated="1012"/>
        </table:table-row>
        <table:table-row table:style-name="ro1">
          <table:table-cell office:value-type="string">
            <text:p>geisha</text:p>
          </table:table-cell>
          <table:table-cell office:value-type="string">
            <text:p>1990</text:p>
          </table:table-cell>
          <table:table-cell office:value-type="string">
            <text:p>ESRB - M (Mature)</text:p>
          </table:table-cell>
          <table:table-cell office:value-type="string">
            <text:p>Geisha </text:p>
          </table:table-cell>
          <table:table-cell office:value-type="string">
            <text:p>Tomahawk</text:p>
          </table:table-cell>
          <table:table-cell office:value-type="string">
            <text:p>Coktel Vision</text:p>
          </table:table-cell>
          <table:table-cell office:value-type="string">
            <text:p>Adventure</text:p>
          </table:table-cell>
          <table:table-cell office:value-type="string">
            <text:p>2.4</text:p>
          </table:table-cell>
          <table:table-cell office:value-type="string">
            <text:p>1 Player</text:p>
          </table:table-cell>
          <table:table-cell office:value-type="string">
            <text:p>Geisha is an erotic adventure game. A mad scientist kidnapped the protagonist's girlfriend Eva, and wants to transform her into some sort of a futuristic geisha (half-machine, half-human). The hero travels to Tokyo and must face various dangers to prevent this from happening. The game uses a point-and-click interface (with mouse support) and has several small sub-games included, such as a simple card game, a jigsaw puzzle with a time limit, a short arcade sequence, and others.</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geisha&quot;&gt; &lt;year&gt;1990&lt;/year&gt; &lt;rating&gt;ESRB - M (Mature)&lt;/rating&gt; &lt;title&gt;Geisha &lt;/title&gt; &lt;pub&gt;Tomahawk&lt;/pub&gt; &lt;dev&gt;Coktel Vision&lt;/dev&gt; &lt;genre&gt;Adventure&lt;/genre&gt; &lt;score&gt;2.4&lt;/score&gt; &lt;player&gt;1 Player&lt;/player&gt; &lt;story&gt;Geisha is an erotic adventure game. A mad scientist kidnapped the protagonist's girlfriend Eva, and wants to transform her into some sort of a futuristic geisha (half-machine, half-human). The hero travels to Tokyo and must face various dangers to prevent this from happening. The game uses a point-and-click interface (with mouse support) and has several small sub-games included, such as a simple card game, a jigsaw puzzle with a time limit, a short arcade sequence, and others.&lt;/story&gt; &lt;/game&gt;">
            <text:p>&lt;game name="geisha"&gt; &lt;year&gt;1990&lt;/year&gt; &lt;rating&gt;ESRB - M (Mature)&lt;/rating&gt; &lt;title&gt;Geisha &lt;/title&gt; &lt;pub&gt;Tomahawk&lt;/pub&gt; &lt;dev&gt;Coktel Vision&lt;/dev&gt; &lt;genre&gt;Adventure&lt;/genre&gt; &lt;score&gt;2.4&lt;/score&gt; &lt;player&gt;1 Player&lt;/player&gt; &lt;story&gt;Geisha is an erotic adventure game. A mad scientist kidnapped the protagonist's girlfriend Eva, and wants to transform her into some sort of a futuristic geisha (half-machine, half-human). The hero travels to Tokyo and must face various dangers to prevent this from happening. The game uses a point-and-click interface (with mouse support) and has several small sub-games included, such as a simple card game, a jigsaw puzzle with a time limit, a short arcade sequence, and others.&lt;/story&gt; &lt;/game&gt;</text:p>
          </table:table-cell>
          <table:table-cell table:number-columns-repeated="1012"/>
        </table:table-row>
        <table:table-row table:style-name="ro1">
          <table:table-cell office:value-type="string">
            <text:p>gob1cd-us</text:p>
          </table:table-cell>
          <table:table-cell office:value-type="string">
            <text:p>1991</text:p>
          </table:table-cell>
          <table:table-cell office:value-type="string">
            <text:p>ESRB - E (Everyone)</text:p>
          </table:table-cell>
          <table:table-cell office:value-type="string">
            <text:p>Gobliiins 1 </text:p>
          </table:table-cell>
          <table:table-cell office:value-type="string">
            <text:p>Sierra On-Line, Inc.</text:p>
          </table:table-cell>
          <table:table-cell office:value-type="string">
            <text:p>Coktel Vision</text:p>
          </table:table-cell>
          <table:table-cell office:value-type="string">
            <text:p>Adventure</text:p>
          </table:table-cell>
          <table:table-cell office:value-type="string">
            <text:p>3.7</text:p>
          </table:table-cell>
          <table:table-cell office:value-type="string">
            <text:p>1 Player</text:p>
          </table:table-cell>
          <table:table-cell office:value-type="string">
            <text:p>Gobliiins is a puzzle game with adventure elements, in which the player controls a team of three goblins: Oups, Ignatius and Asgard (Hooter, Dwayne, and BoBo in the US release) to find four magic components. A voodoo doll has turned their king Angoulafre mad and by collecting the components they can track down Niak the Wizard, the only one who can make things right. The player needs to solve various puzzles by combining the different skills of the three goblins. It's possible to switch between them and control them separately. Most of the puzzles are based on coordinated actions. One of the goblins can cast powerful but erratic spells, another can collect and use objects, and the last can hit things. Action icons are activated at the bottom of the screen. The game takes place in 22 stages, each of which has puzzles that must be solved in order to advance. The characters have limited energy, which can be sapped by traps.</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gob1cd-us&quot;&gt; &lt;year&gt;1991&lt;/year&gt; &lt;rating&gt;ESRB - E (Everyone)&lt;/rating&gt; &lt;title&gt;Gobliiins 1 &lt;/title&gt; &lt;pub&gt;Sierra On-Line, Inc.&lt;/pub&gt; &lt;dev&gt;Coktel Vision&lt;/dev&gt; &lt;genre&gt;Adventure&lt;/genre&gt; &lt;score&gt;3.7&lt;/score&gt; &lt;player&gt;1 Player&lt;/player&gt; &lt;story&gt;Gobliiins is a puzzle game with adventure elements, in which the player controls a team of three goblins: Oups, Ignatius and Asgard (Hooter, Dwayne, and BoBo in the US release) to find four magic components. A voodoo doll has turned their king Angoulafre mad and by collecting the components they can track down Niak the Wizard, the only one who can make things right. The player needs to solve various puzzles by combining the different skills of the three goblins. It's possible to switch between them and control them separately. Most of the puzzles are based on coordinated actions. One of the goblins can cast powerful but erratic spells, another can collect and use objects, and the last can hit things. Action icons are activated at the bottom of the screen. The game takes place in 22 stages, each of which has puzzles that must be solved in order to advance. The characters have limited energy, which can be sapped by traps.&lt;/story&gt; &lt;/game&gt;">
            <text:p>&lt;game name="gob1cd-us"&gt; &lt;year&gt;1991&lt;/year&gt; &lt;rating&gt;ESRB - E (Everyone)&lt;/rating&gt; &lt;title&gt;Gobliiins 1 &lt;/title&gt; &lt;pub&gt;Sierra On-Line, Inc.&lt;/pub&gt; &lt;dev&gt;Coktel Vision&lt;/dev&gt; &lt;genre&gt;Adventure&lt;/genre&gt; &lt;score&gt;3.7&lt;/score&gt; &lt;player&gt;1 Player&lt;/player&gt; &lt;story&gt;Gobliiins is a puzzle game with adventure elements, in which the player controls a team of three goblins: Oups, Ignatius and Asgard (Hooter, Dwayne, and BoBo in the US release) to find four magic components. A voodoo doll has turned their king Angoulafre mad and by collecting the components they can track down Niak the Wizard, the only one who can make things right. The player needs to solve various puzzles by combining the different skills of the three goblins. It's possible to switch between them and control them separately. Most of the puzzles are based on coordinated actions. One of the goblins can cast powerful but erratic spells, another can collect and use objects, and the last can hit things. Action icons are activated at the bottom of the screen. The game takes place in 22 stages, each of which has puzzles that must be solved in order to advance. The characters have limited energy, which can be sapped by traps.&lt;/story&gt; &lt;/game&gt;</text:p>
          </table:table-cell>
          <table:table-cell table:number-columns-repeated="1012"/>
        </table:table-row>
        <table:table-row table:style-name="ro1">
          <table:table-cell office:value-type="string">
            <text:p>gob2cd-us</text:p>
          </table:table-cell>
          <table:table-cell office:value-type="string">
            <text:p>1992</text:p>
          </table:table-cell>
          <table:table-cell office:value-type="string">
            <text:p>ESRB - E (Everyone)</text:p>
          </table:table-cell>
          <table:table-cell office:value-type="string">
            <text:p>Gobliins 2 </text:p>
          </table:table-cell>
          <table:table-cell office:value-type="string">
            <text:p>Sierra On-Line, Inc.</text:p>
          </table:table-cell>
          <table:table-cell office:value-type="string">
            <text:p>Coktel Vision</text:p>
          </table:table-cell>
          <table:table-cell office:value-type="string">
            <text:p>Adventure</text:p>
          </table:table-cell>
          <table:table-cell office:value-type="string">
            <text:p>3.9</text:p>
          </table:table-cell>
          <table:table-cell office:value-type="string">
            <text:p>1 Player</text:p>
          </table:table-cell>
          <table:table-cell office:value-type="string">
            <text:p>The second in the series of adventure-puzzle games. In this installation, you only have two imps to control instead of three. <text:s/>Someone has kidnapped the prince and it's up to you and two hilarious sidekicks, Winkle and Fingus, to rescue him. Winkle is a reckless jokester, while Fingus is careful and has a gift for solving puzzles. Luckily, they're blessed with extraordinary vitality. In other words, they never die. That'll sure come in handy when you're up against Wily Wizard's traps, maniacal monsters, and twisted and perplexing puzzles. </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gob2cd-us&quot;&gt; &lt;year&gt;1992&lt;/year&gt; &lt;rating&gt;ESRB - E (Everyone)&lt;/rating&gt; &lt;title&gt;Gobliins 2 &lt;/title&gt; &lt;pub&gt;Sierra On-Line, Inc.&lt;/pub&gt; &lt;dev&gt;Coktel Vision&lt;/dev&gt; &lt;genre&gt;Adventure&lt;/genre&gt; &lt;score&gt;3.9&lt;/score&gt; &lt;player&gt;1 Player&lt;/player&gt; &lt;story&gt;The second in the series of adventure-puzzle games. In this installation, you only have two imps to control instead of three.  Someone has kidnapped the prince and it's up to you and two hilarious sidekicks, Winkle and Fingus, to rescue him. Winkle is a reckless jokester, while Fingus is careful and has a gift for solving puzzles. Luckily, they're blessed with extraordinary vitality. In other words, they never die. That'll sure come in handy when you're up against Wily Wizard's traps, maniacal monsters, and twisted and perplexing puzzles. &lt;/story&gt; &lt;/game&gt;">
            <text:p>&lt;game name="gob2cd-us"&gt; &lt;year&gt;1992&lt;/year&gt; &lt;rating&gt;ESRB - E (Everyone)&lt;/rating&gt; &lt;title&gt;Gobliins 2 &lt;/title&gt; &lt;pub&gt;Sierra On-Line, Inc.&lt;/pub&gt; &lt;dev&gt;Coktel Vision&lt;/dev&gt; &lt;genre&gt;Adventure&lt;/genre&gt; &lt;score&gt;3.9&lt;/score&gt; &lt;player&gt;1 Player&lt;/player&gt; &lt;story&gt;The second in the series of adventure-puzzle games. In this installation, you only have two imps to control instead of three. <text:s/>Someone has kidnapped the prince and it's up to you and two hilarious sidekicks, Winkle and Fingus, to rescue him. Winkle is a reckless jokester, while Fingus is careful and has a gift for solving puzzles. Luckily, they're blessed with extraordinary vitality. In other words, they never die. That'll sure come in handy when you're up against Wily Wizard's traps, maniacal monsters, and twisted and perplexing puzzles. &lt;/story&gt; &lt;/game&gt;</text:p>
          </table:table-cell>
          <table:table-cell table:number-columns-repeated="1012"/>
        </table:table-row>
        <table:table-row table:style-name="ro1">
          <table:table-cell office:value-type="string">
            <text:p>gob3cd</text:p>
          </table:table-cell>
          <table:table-cell office:value-type="string">
            <text:p>1993</text:p>
          </table:table-cell>
          <table:table-cell office:value-type="string">
            <text:p>ESRB - E (Everyone)</text:p>
          </table:table-cell>
          <table:table-cell office:value-type="string">
            <text:p>Goblins Quest 3 </text:p>
          </table:table-cell>
          <table:table-cell office:value-type="string">
            <text:p>Sierra On-Line, Inc.</text:p>
          </table:table-cell>
          <table:table-cell office:value-type="string">
            <text:p>Coktel Vision</text:p>
          </table:table-cell>
          <table:table-cell office:value-type="string">
            <text:p>Adventure</text:p>
          </table:table-cell>
          <table:table-cell office:value-type="string">
            <text:p>3.9</text:p>
          </table:table-cell>
          <table:table-cell office:value-type="string">
            <text:p>1 Player</text:p>
          </table:table-cell>
          <table:table-cell office:value-type="string">
            <text:p>It is said that there is a mysterious labyrinth harboring great secrets that might fulfill the wishes of those who discover them. Two countries respectively ruled by Queen Xina and King Bodd have been competing over the right to explore the labyrinth. However, strange events started happening one after the other: the guardian of the labyrinth died, his daughter disappeared, and King Bodd apparently fell under some sort of a curse. A goblin reporter named Blount get caught in the midst of these events as he attempts to interview the queen and the king. As if that weren't enough, Blount also gets bitten by a werewolf and falls in love, and must find a way to deal with both predicaments. <text:s/>Goblins Quest is the third entry in the Gobliiins series. Like its predecessors, it is a puzzle adventure game with the emphasis on solving complex tasks confined to smaller areas rather than on exploration. Most levels occupy more than one screen and allow limited navigation between different areas. As the reduction of the title to a single "i" implies, this installment only features one controllable goblin. However, at various points of the game Blount will require assistance from other player-controlled characters such as Chump the parrot, Ooya the magician, and Fulbert the snake. In addition, Blount's own spontaneous transformation into a werewolf may affect the solution of some puzzles. The hero will also undergo a few other mutations and drastically change his size during the course of the game.</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gob3cd&quot;&gt; &lt;year&gt;1993&lt;/year&gt; &lt;rating&gt;ESRB - E (Everyone)&lt;/rating&gt; &lt;title&gt;Goblins Quest 3 &lt;/title&gt; &lt;pub&gt;Sierra On-Line, Inc.&lt;/pub&gt; &lt;dev&gt;Coktel Vision&lt;/dev&gt; &lt;genre&gt;Adventure&lt;/genre&gt; &lt;score&gt;3.9&lt;/score&gt; &lt;player&gt;1 Player&lt;/player&gt; &lt;story&gt;It is said that there is a mysterious labyrinth harboring great secrets that might fulfill the wishes of those who discover them. Two countries respectively ruled by Queen Xina and King Bodd have been competing over the right to explore the labyrinth. However, strange events started happening one after the other: the guardian of the labyrinth died, his daughter disappeared, and King Bodd apparently fell under some sort of a curse. A goblin reporter named Blount get caught in the midst of these events as he attempts to interview the queen and the king. As if that weren't enough, Blount also gets bitten by a werewolf and falls in love, and must find a way to deal with both predicaments.  Goblins Quest is the third entry in the Gobliiins series. Like its predecessors, it is a puzzle adventure game with the emphasis on solving complex tasks confined to smaller areas rather than on exploration. Most levels occupy more than one screen and allow limited navigation between different areas. As the reduction of the title to a single &quot;i&quot; implies, this installment only features one controllable goblin. However, at various points of the game Blount will require assistance from other player-controlled characters such as Chump the parrot, Ooya the magician, and Fulbert the snake. In addition, Blount's own spontaneous transformation into a werewolf may affect the solution of some puzzles. The hero will also undergo a few other mutations and drastically change his size during the course of the game.&lt;/story&gt; &lt;/game&gt;">
            <text:p>&lt;game name="gob3cd"&gt; &lt;year&gt;1993&lt;/year&gt; &lt;rating&gt;ESRB - E (Everyone)&lt;/rating&gt; &lt;title&gt;Goblins Quest 3 &lt;/title&gt; &lt;pub&gt;Sierra On-Line, Inc.&lt;/pub&gt; &lt;dev&gt;Coktel Vision&lt;/dev&gt; &lt;genre&gt;Adventure&lt;/genre&gt; &lt;score&gt;3.9&lt;/score&gt; &lt;player&gt;1 Player&lt;/player&gt; &lt;story&gt;It is said that there is a mysterious labyrinth harboring great secrets that might fulfill the wishes of those who discover them. Two countries respectively ruled by Queen Xina and King Bodd have been competing over the right to explore the labyrinth. However, strange events started happening one after the other: the guardian of the labyrinth died, his daughter disappeared, and King Bodd apparently fell under some sort of a curse. A goblin reporter named Blount get caught in the midst of these events as he attempts to interview the queen and the king. As if that weren't enough, Blount also gets bitten by a werewolf and falls in love, and must find a way to deal with both predicaments. <text:s/>Goblins Quest is the third entry in the Gobliiins series. Like its predecessors, it is a puzzle adventure game with the emphasis on solving complex tasks confined to smaller areas rather than on exploration. Most levels occupy more than one screen and allow limited navigation between different areas. As the reduction of the title to a single "i" implies, this installment only features one controllable goblin. However, at various points of the game Blount will require assistance from other player-controlled characters such as Chump the parrot, Ooya the magician, and Fulbert the snake. In addition, Blount's own spontaneous transformation into a werewolf may affect the solution of some puzzles. The hero will also undergo a few other mutations and drastically change his size during the course of the game.&lt;/story&gt; &lt;/game&gt;</text:p>
          </table:table-cell>
          <table:table-cell table:number-columns-repeated="1012"/>
        </table:table-row>
        <table:table-row table:style-name="ro1">
          <table:table-cell office:value-type="string">
            <text:p>goldrush</text:p>
          </table:table-cell>
          <table:table-cell office:value-type="string">
            <text:p>1988</text:p>
          </table:table-cell>
          <table:table-cell office:value-type="string">
            <text:p>ESRB - E (Everyone)</text:p>
          </table:table-cell>
          <table:table-cell office:value-type="string">
            <text:p>Gold Rush! </text:p>
          </table:table-cell>
          <table:table-cell table:number-columns-repeated="2" office:value-type="string">
            <text:p>Sierra On-Line, Inc.</text:p>
          </table:table-cell>
          <table:table-cell office:value-type="string">
            <text:p>Adventure</text:p>
          </table:table-cell>
          <table:table-cell office:value-type="string">
            <text:p>3.5</text:p>
          </table:table-cell>
          <table:table-cell office:value-type="string">
            <text:p>1 Player</text:p>
          </table:table-cell>
          <table:table-cell office:value-type="string">
            <text:p>In Gold Rush!, Jerrod Wilson (the player character) receives a letter from his long-lost brother (who fled the city years before when was hastily accused and convicted of a crime he didn't commit) asking him to join in Sacramento, California. If that's not enough for Jerrod sell everything and give his hometown Brooklyn a fond adieu, under the stamp was one of the first nuggets of Californian gold seen in the Atlantic shores of the United States. So, Jerrod bids farewell to his peaceful life as a newspaper editor, and becomes a fore-runner in the the great Gold Rush of 1849, hoping to find his brother and "strike gold" (literally). <text:s/>Released late into the lifespan of Sierra's AGI engine, Gold Rush! features some tricks not seen before the more advanced SCI engine, such as enlarged characters, but it is best known for the three routes available to reach California: by land, travel by boat to reach the Atlantic shore of Panama, cross the isthmus, and then get a second boat in the Pacific shore, or making the dangerous all-boat trip by Cape Horn. Each route has its dangers: Cholera might strike as you make your way across the Northern states or your boat might sink. As usual with Sierra adventures, instant killing happens if the player is careless, but will also happen at random. Other important (and innovative) concept is the game being timed. If Jerrod takes too long to leave Brooklyn, passages to California increase in price, and his house devalues.</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goldrush&quot;&gt; &lt;year&gt;1988&lt;/year&gt; &lt;rating&gt;ESRB - E (Everyone)&lt;/rating&gt; &lt;title&gt;Gold Rush! &lt;/title&gt; &lt;pub&gt;Sierra On-Line, Inc.&lt;/pub&gt; &lt;dev&gt;Sierra On-Line, Inc.&lt;/dev&gt; &lt;genre&gt;Adventure&lt;/genre&gt; &lt;score&gt;3.5&lt;/score&gt; &lt;player&gt;1 Player&lt;/player&gt; &lt;story&gt;In Gold Rush!, Jerrod Wilson (the player character) receives a letter from his long-lost brother (who fled the city years before when was hastily accused and convicted of a crime he didn't commit) asking him to join in Sacramento, California. If that's not enough for Jerrod sell everything and give his hometown Brooklyn a fond adieu, under the stamp was one of the first nuggets of Californian gold seen in the Atlantic shores of the United States. So, Jerrod bids farewell to his peaceful life as a newspaper editor, and becomes a fore-runner in the the great Gold Rush of 1849, hoping to find his brother and &quot;strike gold&quot; (literally).  Released late into the lifespan of Sierra's AGI engine, Gold Rush! features some tricks not seen before the more advanced SCI engine, such as enlarged characters, but it is best known for the three routes available to reach California: by land, travel by boat to reach the Atlantic shore of Panama, cross the isthmus, and then get a second boat in the Pacific shore, or making the dangerous all-boat trip by Cape Horn. Each route has its dangers: Cholera might strike as you make your way across the Northern states or your boat might sink. As usual with Sierra adventures, instant killing happens if the player is careless, but will also happen at random. Other important (and innovative) concept is the game being timed. If Jerrod takes too long to leave Brooklyn, passages to California increase in price, and his house devalues.&lt;/story&gt; &lt;/game&gt;">
            <text:p>&lt;game name="goldrush"&gt; &lt;year&gt;1988&lt;/year&gt; &lt;rating&gt;ESRB - E (Everyone)&lt;/rating&gt; &lt;title&gt;Gold Rush! &lt;/title&gt; &lt;pub&gt;Sierra On-Line, Inc.&lt;/pub&gt; &lt;dev&gt;Sierra On-Line, Inc.&lt;/dev&gt; &lt;genre&gt;Adventure&lt;/genre&gt; &lt;score&gt;3.5&lt;/score&gt; &lt;player&gt;1 Player&lt;/player&gt; &lt;story&gt;In Gold Rush!, Jerrod Wilson (the player character) receives a letter from his long-lost brother (who fled the city years before when was hastily accused and convicted of a crime he didn't commit) asking him to join in Sacramento, California. If that's not enough for Jerrod sell everything and give his hometown Brooklyn a fond adieu, under the stamp was one of the first nuggets of Californian gold seen in the Atlantic shores of the United States. So, Jerrod bids farewell to his peaceful life as a newspaper editor, and becomes a fore-runner in the the great Gold Rush of 1849, hoping to find his brother and "strike gold" (literally). <text:s/>Released late into the lifespan of Sierra's AGI engine, Gold Rush! features some tricks not seen before the more advanced SCI engine, such as enlarged characters, but it is best known for the three routes available to reach California: by land, travel by boat to reach the Atlantic shore of Panama, cross the isthmus, and then get a second boat in the Pacific shore, or making the dangerous all-boat trip by Cape Horn. Each route has its dangers: Cholera might strike as you make your way across the Northern states or your boat might sink. As usual with Sierra adventures, instant killing happens if the player is careless, but will also happen at random. Other important (and innovative) concept is the game being timed. If Jerrod takes too long to leave Brooklyn, passages to California increase in price, and his house devalues.&lt;/story&gt; &lt;/game&gt;</text:p>
          </table:table-cell>
          <table:table-cell table:number-columns-repeated="1012"/>
        </table:table-row>
        <table:table-row table:style-name="ro1">
          <table:table-cell office:value-type="string">
            <text:p>gregory-win</text:p>
          </table:table-cell>
          <table:table-cell office:value-type="string">
            <text:p>1994</text:p>
          </table:table-cell>
          <table:table-cell office:value-type="string">
            <text:p>ESRB - E (Everyone)</text:p>
          </table:table-cell>
          <table:table-cell office:value-type="string">
            <text:p>Gregory and the Hot Air Balloon </text:p>
          </table:table-cell>
          <table:table-cell table:number-columns-repeated="2" office:value-type="string">
            <text:p>Broderbund Software</text:p>
          </table:table-cell>
          <table:table-cell office:value-type="string">
            <text:p>Adventure</text:p>
          </table:table-cell>
          <table:table-cell office:value-type="string">
            <text:p>3.8</text:p>
          </table:table-cell>
          <table:table-cell office:value-type="string">
            <text:p>1 Player</text:p>
          </table:table-cell>
          <table:table-cell office:value-type="string">
            <text:p>Gregory and the Hot Air Balloon is a children's point-and-click adventure game which follows the adventures of Gregory and his pet lizard, Newt, as they fly around in their hot air balloon. </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gregory-win&quot;&gt; &lt;year&gt;1994&lt;/year&gt; &lt;rating&gt;ESRB - E (Everyone)&lt;/rating&gt; &lt;title&gt;Gregory and the Hot Air Balloon &lt;/title&gt; &lt;pub&gt;Broderbund Software&lt;/pub&gt; &lt;dev&gt;Broderbund Software&lt;/dev&gt; &lt;genre&gt;Adventure&lt;/genre&gt; &lt;score&gt;3.8&lt;/score&gt; &lt;player&gt;1 Player&lt;/player&gt; &lt;story&gt;Gregory and the Hot Air Balloon is a children's point-and-click adventure game which follows the adventures of Gregory and his pet lizard, Newt, as they fly around in their hot air balloon. &lt;/story&gt; &lt;/game&gt;">
            <text:p>&lt;game name="gregory-win"&gt; &lt;year&gt;1994&lt;/year&gt; &lt;rating&gt;ESRB - E (Everyone)&lt;/rating&gt; &lt;title&gt;Gregory and the Hot Air Balloon &lt;/title&gt; &lt;pub&gt;Broderbund Software&lt;/pub&gt; &lt;dev&gt;Broderbund Software&lt;/dev&gt; &lt;genre&gt;Adventure&lt;/genre&gt; &lt;score&gt;3.8&lt;/score&gt; &lt;player&gt;1 Player&lt;/player&gt; &lt;story&gt;Gregory and the Hot Air Balloon is a children's point-and-click adventure game which follows the adventures of Gregory and his pet lizard, Newt, as they fly around in their hot air balloon. &lt;/story&gt; &lt;/game&gt;</text:p>
          </table:table-cell>
          <table:table-cell table:number-columns-repeated="1012"/>
        </table:table-row>
        <table:table-row table:style-name="ro1">
          <table:table-cell office:value-type="string">
            <text:p>qfg1</text:p>
          </table:table-cell>
          <table:table-cell office:value-type="string">
            <text:p>1989</text:p>
          </table:table-cell>
          <table:table-cell office:value-type="string">
            <text:p>ESRB - E (Everyone)</text:p>
          </table:table-cell>
          <table:table-cell office:value-type="string">
            <text:p>Hero's Quest - So You Want To Be A Hero </text:p>
          </table:table-cell>
          <table:table-cell table:number-columns-repeated="2" office:value-type="string">
            <text:p>Sierra On-Line, Inc.</text:p>
          </table:table-cell>
          <table:table-cell office:value-type="string">
            <text:p>Adventure</text:p>
          </table:table-cell>
          <table:table-cell office:value-type="string">
            <text:p>4.1</text:p>
          </table:table-cell>
          <table:table-cell office:value-type="string">
            <text:p>1 Player</text:p>
          </table:table-cell>
          <table:table-cell office:value-type="string">
            <text:p>The little town of Spielburg is populated mostly by beer-drinking humans and some centaurs who like working in the field. Spielburg is surrounded by forests and mountains, where all kinds of weird creatures dwell: ogres, goblins, talking foxes, stupid magicians, and others. Lately, Spielburg has been assaulted by brigands; besides, the witch Baba Yaga is not to be trusted. The town has everything it needs--even a Thieves Guild--except a strong, brave hero who would protect it. So when a wandering adventurer enters the town, he quickly realizes that his skills might be of use. <text:s/>Hero's Quest: So You Want to Be a Hero is a hybrid game that contains Role-Playing and Adventure elements. It is visually very similar to other Quest titles by Sierra (such as for example Space Quest), but the gameplay--besides the usual exploration, conversations with characters, and the solving an occasional puzzle with the help of inventory items--also involves combat and character development. In the beginning of the game, the player chooses a character class for the protagonist--either a Fighter, a Mage, or a Thief. The choice of class will influence not only the combat, but also many other events in the game. Puzzles might have different solutions depending on the class and the amount of ability points in various categories. <text:s/>The main character's skills and abilities are raised directly by repeatedly performing appropriate actions, e.g. fighting enemies, practicing, climbing, throwing objects, etc. Many of those activities are necessary to perform in order to successfully complete the game. Combat takes the player to a separate screen (represented by the enemy's picture) and involves timed selection of commands such as Attack, Parry, etc. The interaction with the game-world is performed by typing verb commands or conversation topics. <text:s/>The game features a day/night cycle, which also includes character schedules. The main character can get hungry and tired, so feeding him and getting some rest is essential.</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qfg1&quot;&gt; &lt;year&gt;1989&lt;/year&gt; &lt;rating&gt;ESRB - E (Everyone)&lt;/rating&gt; &lt;title&gt;Hero's Quest - So You Want To Be A Hero &lt;/title&gt; &lt;pub&gt;Sierra On-Line, Inc.&lt;/pub&gt; &lt;dev&gt;Sierra On-Line, Inc.&lt;/dev&gt; &lt;genre&gt;Adventure&lt;/genre&gt; &lt;score&gt;4.1&lt;/score&gt; &lt;player&gt;1 Player&lt;/player&gt; &lt;story&gt;The little town of Spielburg is populated mostly by beer-drinking humans and some centaurs who like working in the field. Spielburg is surrounded by forests and mountains, where all kinds of weird creatures dwell: ogres, goblins, talking foxes, stupid magicians, and others. Lately, Spielburg has been assaulted by brigands; besides, the witch Baba Yaga is not to be trusted. The town has everything it needs--even a Thieves Guild--except a strong, brave hero who would protect it. So when a wandering adventurer enters the town, he quickly realizes that his skills might be of use.  Hero's Quest: So You Want to Be a Hero is a hybrid game that contains Role-Playing and Adventure elements. It is visually very similar to other Quest titles by Sierra (such as for example Space Quest), but the gameplay--besides the usual exploration, conversations with characters, and the solving an occasional puzzle with the help of inventory items--also involves combat and character development. In the beginning of the game, the player chooses a character class for the protagonist--either a Fighter, a Mage, or a Thief. The choice of class will influence not only the combat, but also many other events in the game. Puzzles might have different solutions depending on the class and the amount of ability points in various categories.  The main character's skills and abilities are raised directly by repeatedly performing appropriate actions, e.g. fighting enemies, practicing, climbing, throwing objects, etc. Many of those activities are necessary to perform in order to successfully complete the game. Combat takes the player to a separate screen (represented by the enemy's picture) and involves timed selection of commands such as Attack, Parry, etc. The interaction with the game-world is performed by typing verb commands or conversation topics.  The game features a day/night cycle, which also includes character schedules. The main character can get hungry and tired, so feeding him and getting some rest is essential.&lt;/story&gt; &lt;/game&gt;">
            <text:p>&lt;game name="qfg1"&gt; &lt;year&gt;1989&lt;/year&gt; &lt;rating&gt;ESRB - E (Everyone)&lt;/rating&gt; &lt;title&gt;Hero's Quest - So You Want To Be A Hero &lt;/title&gt; &lt;pub&gt;Sierra On-Line, Inc.&lt;/pub&gt; &lt;dev&gt;Sierra On-Line, Inc.&lt;/dev&gt; &lt;genre&gt;Adventure&lt;/genre&gt; &lt;score&gt;4.1&lt;/score&gt; &lt;player&gt;1 Player&lt;/player&gt; &lt;story&gt;The little town of Spielburg is populated mostly by beer-drinking humans and some centaurs who like working in the field. Spielburg is surrounded by forests and mountains, where all kinds of weird creatures dwell: ogres, goblins, talking foxes, stupid magicians, and others. Lately, Spielburg has been assaulted by brigands; besides, the witch Baba Yaga is not to be trusted. The town has everything it needs--even a Thieves Guild--except a strong, brave hero who would protect it. So when a wandering adventurer enters the town, he quickly realizes that his skills might be of use. <text:s/>Hero's Quest: So You Want to Be a Hero is a hybrid game that contains Role-Playing and Adventure elements. It is visually very similar to other Quest titles by Sierra (such as for example Space Quest), but the gameplay--besides the usual exploration, conversations with characters, and the solving an occasional puzzle with the help of inventory items--also involves combat and character development. In the beginning of the game, the player chooses a character class for the protagonist--either a Fighter, a Mage, or a Thief. The choice of class will influence not only the combat, but also many other events in the game. Puzzles might have different solutions depending on the class and the amount of ability points in various categories. <text:s/>The main character's skills and abilities are raised directly by repeatedly performing appropriate actions, e.g. fighting enemies, practicing, climbing, throwing objects, etc. Many of those activities are necessary to perform in order to successfully complete the game. Combat takes the player to a separate screen (represented by the enemy's picture) and involves timed selection of commands such as Attack, Parry, etc. The interaction with the game-world is performed by typing verb commands or conversation topics. <text:s/>The game features a day/night cycle, which also includes character schedules. The main character can get hungry and tired, so feeding him and getting some rest is essential.&lt;/story&gt; &lt;/game&gt;</text:p>
          </table:table-cell>
          <table:table-cell table:number-columns-repeated="1012"/>
        </table:table-row>
        <table:table-row table:style-name="ro1">
          <table:table-cell office:value-type="string">
            <text:p>hopkins-win</text:p>
          </table:table-cell>
          <table:table-cell office:value-type="string">
            <text:p>1998</text:p>
          </table:table-cell>
          <table:table-cell office:value-type="string">
            <text:p>ESRB - M (Mature)</text:p>
          </table:table-cell>
          <table:table-cell office:value-type="string">
            <text:p>Hopkins FBI </text:p>
          </table:table-cell>
          <table:table-cell office:value-type="string">
            <text:p>MP Entertainment</text:p>
          </table:table-cell>
          <table:table-cell office:value-type="string">
            <text:p>Kult</text:p>
          </table:table-cell>
          <table:table-cell office:value-type="string">
            <text:p>Adventure</text:p>
          </table:table-cell>
          <table:table-cell office:value-type="string">
            <text:p>3.4</text:p>
          </table:table-cell>
          <table:table-cell office:value-type="string">
            <text:p>1 Player</text:p>
          </table:table-cell>
          <table:table-cell office:value-type="string">
            <text:p>The infamous terrorist Bernie Berckson was sentenced to death and electrocuted twice. Somehow, he remained alive, and managed to escape. Now, he's leading a new criminal organisation. As Special Agent Hopkins, you must find and arrest him and anyone belonging to his gang.</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hopkins-win&quot;&gt; &lt;year&gt;1998&lt;/year&gt; &lt;rating&gt;ESRB - M (Mature)&lt;/rating&gt; &lt;title&gt;Hopkins FBI &lt;/title&gt; &lt;pub&gt;MP Entertainment&lt;/pub&gt; &lt;dev&gt;Kult&lt;/dev&gt; &lt;genre&gt;Adventure&lt;/genre&gt; &lt;score&gt;3.4&lt;/score&gt; &lt;player&gt;1 Player&lt;/player&gt; &lt;story&gt;The infamous terrorist Bernie Berckson was sentenced to death and electrocuted twice. Somehow, he remained alive, and managed to escape. Now, he's leading a new criminal organisation. As Special Agent Hopkins, you must find and arrest him and anyone belonging to his gang.&lt;/story&gt; &lt;/game&gt;">
            <text:p>&lt;game name="hopkins-win"&gt; &lt;year&gt;1998&lt;/year&gt; &lt;rating&gt;ESRB - M (Mature)&lt;/rating&gt; &lt;title&gt;Hopkins FBI &lt;/title&gt; &lt;pub&gt;MP Entertainment&lt;/pub&gt; &lt;dev&gt;Kult&lt;/dev&gt; &lt;genre&gt;Adventure&lt;/genre&gt; &lt;score&gt;3.4&lt;/score&gt; &lt;player&gt;1 Player&lt;/player&gt; &lt;story&gt;The infamous terrorist Bernie Berckson was sentenced to death and electrocuted twice. Somehow, he remained alive, and managed to escape. Now, he's leading a new criminal organisation. As Special Agent Hopkins, you must find and arrest him and anyone belonging to his gang.&lt;/story&gt; &lt;/game&gt;</text:p>
          </table:table-cell>
          <table:table-cell table:number-columns-repeated="1012"/>
        </table:table-row>
        <table:table-row table:style-name="ro1">
          <table:table-cell office:value-type="string">
            <text:p>hoyle1</text:p>
          </table:table-cell>
          <table:table-cell office:value-type="string">
            <text:p>1989</text:p>
          </table:table-cell>
          <table:table-cell office:value-type="string">
            <text:p>ESRB - E (Everyone)</text:p>
          </table:table-cell>
          <table:table-cell office:value-type="string">
            <text:p>Hoyle Official Book Of Games - Volume 1 </text:p>
          </table:table-cell>
          <table:table-cell table:number-columns-repeated="2" office:value-type="string">
            <text:p>Sierra On-Line, Inc.</text:p>
          </table:table-cell>
          <table:table-cell office:value-type="string">
            <text:p>Casino</text:p>
          </table:table-cell>
          <table:table-cell office:value-type="string">
            <text:p>3.7</text:p>
          </table:table-cell>
          <table:table-cell office:value-type="string">
            <text:p>1 Player</text:p>
          </table:table-cell>
          <table:table-cell office:value-type="string">
            <text:p>Play six different card games (Crazy Eights, Old Maid, Hearts, Gin Rummy, Cribbage, and Klondike Solitaire) against 0-3 computer opponents (as appropriate for each game). There are 18 available computer opponents, including characters from other Sierra games (Colonel Henry Dijon, Shelly LeBlanc, Officer Sonny Bonds, Larry Laffer, King Graham, Roger Wilco and Princess Rosella), Sierra employees (Warren Schwader and Jerry Moore) and their children, and others. The different opponents play the different games at different skill levels, and are broken up into "Serious" and "Not-So-Serious" categories. All the opponents will taunt you (in character) as you play (though you can turn off in-game conversation if it's too distracting). </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hoyle1&quot;&gt; &lt;year&gt;1989&lt;/year&gt; &lt;rating&gt;ESRB - E (Everyone)&lt;/rating&gt; &lt;title&gt;Hoyle Official Book Of Games - Volume 1 &lt;/title&gt; &lt;pub&gt;Sierra On-Line, Inc.&lt;/pub&gt; &lt;dev&gt;Sierra On-Line, Inc.&lt;/dev&gt; &lt;genre&gt;Casino&lt;/genre&gt; &lt;score&gt;3.7&lt;/score&gt; &lt;player&gt;1 Player&lt;/player&gt; &lt;story&gt;Play six different card games (Crazy Eights, Old Maid, Hearts, Gin Rummy, Cribbage, and Klondike Solitaire) against 0-3 computer opponents (as appropriate for each game). There are 18 available computer opponents, including characters from other Sierra games (Colonel Henry Dijon, Shelly LeBlanc, Officer Sonny Bonds, Larry Laffer, King Graham, Roger Wilco and Princess Rosella), Sierra employees (Warren Schwader and Jerry Moore) and their children, and others. The different opponents play the different games at different skill levels, and are broken up into &quot;Serious&quot; and &quot;Not-So-Serious&quot; categories. All the opponents will taunt you (in character) as you play (though you can turn off in-game conversation if it's too distracting). &lt;/story&gt; &lt;/game&gt;">
            <text:p>&lt;game name="hoyle1"&gt; &lt;year&gt;1989&lt;/year&gt; &lt;rating&gt;ESRB - E (Everyone)&lt;/rating&gt; &lt;title&gt;Hoyle Official Book Of Games - Volume 1 &lt;/title&gt; &lt;pub&gt;Sierra On-Line, Inc.&lt;/pub&gt; &lt;dev&gt;Sierra On-Line, Inc.&lt;/dev&gt; &lt;genre&gt;Casino&lt;/genre&gt; &lt;score&gt;3.7&lt;/score&gt; &lt;player&gt;1 Player&lt;/player&gt; &lt;story&gt;Play six different card games (Crazy Eights, Old Maid, Hearts, Gin Rummy, Cribbage, and Klondike Solitaire) against 0-3 computer opponents (as appropriate for each game). There are 18 available computer opponents, including characters from other Sierra games (Colonel Henry Dijon, Shelly LeBlanc, Officer Sonny Bonds, Larry Laffer, King Graham, Roger Wilco and Princess Rosella), Sierra employees (Warren Schwader and Jerry Moore) and their children, and others. The different opponents play the different games at different skill levels, and are broken up into "Serious" and "Not-So-Serious" categories. All the opponents will taunt you (in character) as you play (though you can turn off in-game conversation if it's too distracting). &lt;/story&gt; &lt;/game&gt;</text:p>
          </table:table-cell>
          <table:table-cell table:number-columns-repeated="1012"/>
        </table:table-row>
        <table:table-row table:style-name="ro1">
          <table:table-cell office:value-type="string">
            <text:p>hoyle2</text:p>
          </table:table-cell>
          <table:table-cell office:value-type="string">
            <text:p>1990</text:p>
          </table:table-cell>
          <table:table-cell office:value-type="string">
            <text:p>ESRB - E (Everyone)</text:p>
          </table:table-cell>
          <table:table-cell office:value-type="string">
            <text:p>Hoyle Official Book Of Games - Volume 2 </text:p>
          </table:table-cell>
          <table:table-cell table:number-columns-repeated="2" office:value-type="string">
            <text:p>Sierra On-Line, Inc.</text:p>
          </table:table-cell>
          <table:table-cell office:value-type="string">
            <text:p>Casino</text:p>
          </table:table-cell>
          <table:table-cell office:value-type="string">
            <text:p>3.9</text:p>
          </table:table-cell>
          <table:table-cell office:value-type="string">
            <text:p>1 Player</text:p>
          </table:table-cell>
          <table:table-cell office:value-type="string">
            <text:p>The next volume of Hoyle Book of Games features 28 Solitaire games: Calculation, 8 Off, Strategy, Shamrocks, Eagle Wing, Yukon, Beleaguered Castle, Eliminator, Klondike, Slide, Canfield, Bowling, Golf, Nestor, Flower Garden, Aces Up, Scorpion, Gaps, Spiderette, Penguin, La Belle Lucie, Pyramid, Fortress, Triplets, Baker's Dozen, Poker Square, Cribbage Square, Bristol.</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hoyle2&quot;&gt; &lt;year&gt;1990&lt;/year&gt; &lt;rating&gt;ESRB - E (Everyone)&lt;/rating&gt; &lt;title&gt;Hoyle Official Book Of Games - Volume 2 &lt;/title&gt; &lt;pub&gt;Sierra On-Line, Inc.&lt;/pub&gt; &lt;dev&gt;Sierra On-Line, Inc.&lt;/dev&gt; &lt;genre&gt;Casino&lt;/genre&gt; &lt;score&gt;3.9&lt;/score&gt; &lt;player&gt;1 Player&lt;/player&gt; &lt;story&gt;The next volume of Hoyle Book of Games features 28 Solitaire games: Calculation, 8 Off, Strategy, Shamrocks, Eagle Wing, Yukon, Beleaguered Castle, Eliminator, Klondike, Slide, Canfield, Bowling, Golf, Nestor, Flower Garden, Aces Up, Scorpion, Gaps, Spiderette, Penguin, La Belle Lucie, Pyramid, Fortress, Triplets, Baker's Dozen, Poker Square, Cribbage Square, Bristol.&lt;/story&gt; &lt;/game&gt;">
            <text:p>&lt;game name="hoyle2"&gt; &lt;year&gt;1990&lt;/year&gt; &lt;rating&gt;ESRB - E (Everyone)&lt;/rating&gt; &lt;title&gt;Hoyle Official Book Of Games - Volume 2 &lt;/title&gt; &lt;pub&gt;Sierra On-Line, Inc.&lt;/pub&gt; &lt;dev&gt;Sierra On-Line, Inc.&lt;/dev&gt; &lt;genre&gt;Casino&lt;/genre&gt; &lt;score&gt;3.9&lt;/score&gt; &lt;player&gt;1 Player&lt;/player&gt; &lt;story&gt;The next volume of Hoyle Book of Games features 28 Solitaire games: Calculation, 8 Off, Strategy, Shamrocks, Eagle Wing, Yukon, Beleaguered Castle, Eliminator, Klondike, Slide, Canfield, Bowling, Golf, Nestor, Flower Garden, Aces Up, Scorpion, Gaps, Spiderette, Penguin, La Belle Lucie, Pyramid, Fortress, Triplets, Baker's Dozen, Poker Square, Cribbage Square, Bristol.&lt;/story&gt; &lt;/game&gt;</text:p>
          </table:table-cell>
          <table:table-cell table:number-columns-repeated="1012"/>
        </table:table-row>
        <table:table-row table:style-name="ro1">
          <table:table-cell office:value-type="string">
            <text:p>hoyle3</text:p>
          </table:table-cell>
          <table:table-cell office:value-type="string">
            <text:p>1992</text:p>
          </table:table-cell>
          <table:table-cell office:value-type="string">
            <text:p>ESRB - E (Everyone)</text:p>
          </table:table-cell>
          <table:table-cell office:value-type="string">
            <text:p>Hoyle Official Book Of Games - Volume 3 </text:p>
          </table:table-cell>
          <table:table-cell table:number-columns-repeated="2" office:value-type="string">
            <text:p>Sierra On-Line, Inc.</text:p>
          </table:table-cell>
          <table:table-cell office:value-type="string">
            <text:p>Casino</text:p>
          </table:table-cell>
          <table:table-cell office:value-type="string">
            <text:p>3.9</text:p>
          </table:table-cell>
          <table:table-cell office:value-type="string">
            <text:p>1-4 Players</text:p>
          </table:table-cell>
          <table:table-cell office:value-type="string">
            <text:p>Six board games are transformed to the computer screen in the third Hoyle's release. Snakes &amp; Ladders, Backgammon, Yacht / Yahtzee, Checkers, Dominoes and Pachisi / Parcheesi all feature, with animated graphics and sound effects. As there is no time-sensitive action, and the game rules are familiar, these packs were designed to appeal to a wider range of people than most computer games. <text:s/>At least one human player is required - other players can be human or computer. The 18 computer opponents from the first Hoyle's game return, many of them modeled on other Sierra characters such as Larry Laffer, and again some play 'good' and some play 'evil'.</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hoyle3&quot;&gt; &lt;year&gt;1992&lt;/year&gt; &lt;rating&gt;ESRB - E (Everyone)&lt;/rating&gt; &lt;title&gt;Hoyle Official Book Of Games - Volume 3 &lt;/title&gt; &lt;pub&gt;Sierra On-Line, Inc.&lt;/pub&gt; &lt;dev&gt;Sierra On-Line, Inc.&lt;/dev&gt; &lt;genre&gt;Casino&lt;/genre&gt; &lt;score&gt;3.9&lt;/score&gt; &lt;player&gt;1-4 Players&lt;/player&gt; &lt;story&gt;Six board games are transformed to the computer screen in the third Hoyle's release. Snakes &amp; Ladders, Backgammon, Yacht / Yahtzee, Checkers, Dominoes and Pachisi / Parcheesi all feature, with animated graphics and sound effects. As there is no time-sensitive action, and the game rules are familiar, these packs were designed to appeal to a wider range of people than most computer games.  At least one human player is required - other players can be human or computer. The 18 computer opponents from the first Hoyle's game return, many of them modeled on other Sierra characters such as Larry Laffer, and again some play 'good' and some play 'evil'.&lt;/story&gt; &lt;/game&gt;">
            <text:p>&lt;game name="hoyle3"&gt; &lt;year&gt;1992&lt;/year&gt; &lt;rating&gt;ESRB - E (Everyone)&lt;/rating&gt; &lt;title&gt;Hoyle Official Book Of Games - Volume 3 &lt;/title&gt; &lt;pub&gt;Sierra On-Line, Inc.&lt;/pub&gt; &lt;dev&gt;Sierra On-Line, Inc.&lt;/dev&gt; &lt;genre&gt;Casino&lt;/genre&gt; &lt;score&gt;3.9&lt;/score&gt; &lt;player&gt;1-4 Players&lt;/player&gt; &lt;story&gt;Six board games are transformed to the computer screen in the third Hoyle's release. Snakes &amp; Ladders, Backgammon, Yacht / Yahtzee, Checkers, Dominoes and Pachisi / Parcheesi all feature, with animated graphics and sound effects. As there is no time-sensitive action, and the game rules are familiar, these packs were designed to appeal to a wider range of people than most computer games. <text:s/>At least one human player is required - other players can be human or computer. The 18 computer opponents from the first Hoyle's game return, many of them modeled on other Sierra characters such as Larry Laffer, and again some play 'good' and some play 'evil'.&lt;/story&gt; &lt;/game&gt;</text:p>
          </table:table-cell>
          <table:table-cell table:number-columns-repeated="1012"/>
        </table:table-row>
        <table:table-row table:style-name="ro1">
          <table:table-cell office:value-type="string">
            <text:p>hugo1</text:p>
          </table:table-cell>
          <table:table-cell office:value-type="string">
            <text:p>1990</text:p>
          </table:table-cell>
          <table:table-cell office:value-type="string">
            <text:p>ESRB - E (Everyone)</text:p>
          </table:table-cell>
          <table:table-cell office:value-type="string">
            <text:p>Hugo 1 - Hugo's House of Horrors </text:p>
          </table:table-cell>
          <table:table-cell table:number-columns-repeated="2" office:value-type="string">
            <text:p>Gray Design Associates</text:p>
          </table:table-cell>
          <table:table-cell office:value-type="string">
            <text:p>Adventure</text:p>
          </table:table-cell>
          <table:table-cell office:value-type="string">
            <text:p>3.1</text:p>
          </table:table-cell>
          <table:table-cell office:value-type="string">
            <text:p>1 Player</text:p>
          </table:table-cell>
          <table:table-cell office:value-type="string">
            <text:p>You are Hugo and you have to save your girlfriend, who had went to babysit a baby in a haunted house. Gameplay is similar to traditional Sierra-style adventures.</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hugo1&quot;&gt; &lt;year&gt;1990&lt;/year&gt; &lt;rating&gt;ESRB - E (Everyone)&lt;/rating&gt; &lt;title&gt;Hugo 1 - Hugo's House of Horrors &lt;/title&gt; &lt;pub&gt;Gray Design Associates&lt;/pub&gt; &lt;dev&gt;Gray Design Associates&lt;/dev&gt; &lt;genre&gt;Adventure&lt;/genre&gt; &lt;score&gt;3.1&lt;/score&gt; &lt;player&gt;1 Player&lt;/player&gt; &lt;story&gt;You are Hugo and you have to save your girlfriend, who had went to babysit a baby in a haunted house. Gameplay is similar to traditional Sierra-style adventures.&lt;/story&gt; &lt;/game&gt;">
            <text:p>&lt;game name="hugo1"&gt; &lt;year&gt;1990&lt;/year&gt; &lt;rating&gt;ESRB - E (Everyone)&lt;/rating&gt; &lt;title&gt;Hugo 1 - Hugo's House of Horrors &lt;/title&gt; &lt;pub&gt;Gray Design Associates&lt;/pub&gt; &lt;dev&gt;Gray Design Associates&lt;/dev&gt; &lt;genre&gt;Adventure&lt;/genre&gt; &lt;score&gt;3.1&lt;/score&gt; &lt;player&gt;1 Player&lt;/player&gt; &lt;story&gt;You are Hugo and you have to save your girlfriend, who had went to babysit a baby in a haunted house. Gameplay is similar to traditional Sierra-style adventures.&lt;/story&gt; &lt;/game&gt;</text:p>
          </table:table-cell>
          <table:table-cell table:number-columns-repeated="1012"/>
        </table:table-row>
        <table:table-row table:style-name="ro1">
          <table:table-cell office:value-type="string">
            <text:p>hugo2</text:p>
          </table:table-cell>
          <table:table-cell office:value-type="string">
            <text:p>1991</text:p>
          </table:table-cell>
          <table:table-cell office:value-type="string">
            <text:p>ESRB - E (Everyone)</text:p>
          </table:table-cell>
          <table:table-cell office:value-type="string">
            <text:p>Hugo 2 - Whodunit </text:p>
          </table:table-cell>
          <table:table-cell table:number-columns-repeated="2" office:value-type="string">
            <text:p>Gray Design Associates</text:p>
          </table:table-cell>
          <table:table-cell office:value-type="string">
            <text:p>Adventure</text:p>
          </table:table-cell>
          <table:table-cell office:value-type="string">
            <text:p>2.6</text:p>
          </table:table-cell>
          <table:table-cell office:value-type="string">
            <text:p>1 Player</text:p>
          </table:table-cell>
          <table:table-cell office:value-type="string">
            <text:p>Hugo II: Whodunit? is the second game in the Hugo adventure game series. <text:s/>Hugo and his wife, Penelope, arrive to stay at the mansion that belongs to Hugo's Great Uncle Horace. Penelope falls asleep in the bedroom, while Hugo accidentally finds a bookcase passage and is locked in a secret room. Penelope wakes up, only to witness Uncle Horace's murder through the keyhole. The player controls Penelope (and later, briefly, Hugo) and must solve the murder. Much like its predecessor, Hugo's House of Horrors, Hugo II: Whodunit? is an adventure game in the style of Sierra's AGI games. The player moves Penelope with arrow keys and types in commands on the bottom of the screen. </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hugo2&quot;&gt; &lt;year&gt;1991&lt;/year&gt; &lt;rating&gt;ESRB - E (Everyone)&lt;/rating&gt; &lt;title&gt;Hugo 2 - Whodunit &lt;/title&gt; &lt;pub&gt;Gray Design Associates&lt;/pub&gt; &lt;dev&gt;Gray Design Associates&lt;/dev&gt; &lt;genre&gt;Adventure&lt;/genre&gt; &lt;score&gt;2.6&lt;/score&gt; &lt;player&gt;1 Player&lt;/player&gt; &lt;story&gt;Hugo II: Whodunit? is the second game in the Hugo adventure game series.  Hugo and his wife, Penelope, arrive to stay at the mansion that belongs to Hugo's Great Uncle Horace. Penelope falls asleep in the bedroom, while Hugo accidentally finds a bookcase passage and is locked in a secret room. Penelope wakes up, only to witness Uncle Horace's murder through the keyhole. The player controls Penelope (and later, briefly, Hugo) and must solve the murder. Much like its predecessor, Hugo's House of Horrors, Hugo II: Whodunit? is an adventure game in the style of Sierra's AGI games. The player moves Penelope with arrow keys and types in commands on the bottom of the screen. &lt;/story&gt; &lt;/game&gt;">
            <text:p>&lt;game name="hugo2"&gt; &lt;year&gt;1991&lt;/year&gt; &lt;rating&gt;ESRB - E (Everyone)&lt;/rating&gt; &lt;title&gt;Hugo 2 - Whodunit &lt;/title&gt; &lt;pub&gt;Gray Design Associates&lt;/pub&gt; &lt;dev&gt;Gray Design Associates&lt;/dev&gt; &lt;genre&gt;Adventure&lt;/genre&gt; &lt;score&gt;2.6&lt;/score&gt; &lt;player&gt;1 Player&lt;/player&gt; &lt;story&gt;Hugo II: Whodunit? is the second game in the Hugo adventure game series. <text:s/>Hugo and his wife, Penelope, arrive to stay at the mansion that belongs to Hugo's Great Uncle Horace. Penelope falls asleep in the bedroom, while Hugo accidentally finds a bookcase passage and is locked in a secret room. Penelope wakes up, only to witness Uncle Horace's murder through the keyhole. The player controls Penelope (and later, briefly, Hugo) and must solve the murder. Much like its predecessor, Hugo's House of Horrors, Hugo II: Whodunit? is an adventure game in the style of Sierra's AGI games. The player moves Penelope with arrow keys and types in commands on the bottom of the screen. &lt;/story&gt; &lt;/game&gt;</text:p>
          </table:table-cell>
          <table:table-cell table:number-columns-repeated="1012"/>
        </table:table-row>
        <table:table-row table:style-name="ro1">
          <table:table-cell office:value-type="string">
            <text:p>hugo3</text:p>
          </table:table-cell>
          <table:table-cell office:value-type="string">
            <text:p>1992</text:p>
          </table:table-cell>
          <table:table-cell office:value-type="string">
            <text:p>ESRB - E (Everyone)</text:p>
          </table:table-cell>
          <table:table-cell office:value-type="string">
            <text:p>Hugo 3 - Jungle of Doom </text:p>
          </table:table-cell>
          <table:table-cell table:number-columns-repeated="2" office:value-type="string">
            <text:p>Gray Design Associates</text:p>
          </table:table-cell>
          <table:table-cell office:value-type="string">
            <text:p>Adventure</text:p>
          </table:table-cell>
          <table:table-cell office:value-type="string">
            <text:p>2.8</text:p>
          </table:table-cell>
          <table:table-cell office:value-type="string">
            <text:p>1 Player</text:p>
          </table:table-cell>
          <table:table-cell office:value-type="string">
            <text:p>Hugo III: Jungle of Doom is the third and final installment in the EGA adventure series Hugo. The game features the existing engine in previous Hugo games along with some new features. These include a turbo button, and a "hints" feature. In this game Hugo and his girlfriend Penolope crash in a jungle somewhere in South America and she is soon bitten by a poisonous snake. As Hugo you venture through the jungle, confront a witch doctor and try to find the "pool of life". The Hugo series goes on to become a 3d first person shooter, Nitemare-3D.</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hugo3&quot;&gt; &lt;year&gt;1992&lt;/year&gt; &lt;rating&gt;ESRB - E (Everyone)&lt;/rating&gt; &lt;title&gt;Hugo 3 - Jungle of Doom &lt;/title&gt; &lt;pub&gt;Gray Design Associates&lt;/pub&gt; &lt;dev&gt;Gray Design Associates&lt;/dev&gt; &lt;genre&gt;Adventure&lt;/genre&gt; &lt;score&gt;2.8&lt;/score&gt; &lt;player&gt;1 Player&lt;/player&gt; &lt;story&gt;Hugo III: Jungle of Doom is the third and final installment in the EGA adventure series Hugo. The game features the existing engine in previous Hugo games along with some new features. These include a turbo button, and a &quot;hints&quot; feature. In this game Hugo and his girlfriend Penolope crash in a jungle somewhere in South America and she is soon bitten by a poisonous snake. As Hugo you venture through the jungle, confront a witch doctor and try to find the &quot;pool of life&quot;. The Hugo series goes on to become a 3d first person shooter, Nitemare-3D.&lt;/story&gt; &lt;/game&gt;">
            <text:p>&lt;game name="hugo3"&gt; &lt;year&gt;1992&lt;/year&gt; &lt;rating&gt;ESRB - E (Everyone)&lt;/rating&gt; &lt;title&gt;Hugo 3 - Jungle of Doom &lt;/title&gt; &lt;pub&gt;Gray Design Associates&lt;/pub&gt; &lt;dev&gt;Gray Design Associates&lt;/dev&gt; &lt;genre&gt;Adventure&lt;/genre&gt; &lt;score&gt;2.8&lt;/score&gt; &lt;player&gt;1 Player&lt;/player&gt; &lt;story&gt;Hugo III: Jungle of Doom is the third and final installment in the EGA adventure series Hugo. The game features the existing engine in previous Hugo games along with some new features. These include a turbo button, and a "hints" feature. In this game Hugo and his girlfriend Penolope crash in a jungle somewhere in South America and she is soon bitten by a poisonous snake. As Hugo you venture through the jungle, confront a witch doctor and try to find the "pool of life". The Hugo series goes on to become a 3d first person shooter, Nitemare-3D.&lt;/story&gt; &lt;/game&gt;</text:p>
          </table:table-cell>
          <table:table-cell table:number-columns-repeated="1012"/>
        </table:table-row>
        <table:table-row table:style-name="ro1">
          <table:table-cell office:value-type="string">
            <text:p>ihnm</text:p>
          </table:table-cell>
          <table:table-cell office:value-type="string">
            <text:p>1995</text:p>
          </table:table-cell>
          <table:table-cell office:value-type="string">
            <text:p>ESRB - T (Teen)</text:p>
          </table:table-cell>
          <table:table-cell office:value-type="string">
            <text:p>I Have No Mouth and I Must Scream </text:p>
          </table:table-cell>
          <table:table-cell office:value-type="string">
            <text:p>Cyberdreams, Inc.</text:p>
          </table:table-cell>
          <table:table-cell office:value-type="string">
            <text:p>The Dreamers Guild</text:p>
          </table:table-cell>
          <table:table-cell office:value-type="string">
            <text:p>Adventure</text:p>
          </table:table-cell>
          <table:table-cell office:value-type="string">
            <text:p>3.8</text:p>
          </table:table-cell>
          <table:table-cell office:value-type="string">
            <text:p>1 Player</text:p>
          </table:table-cell>
          <table:table-cell office:value-type="string">
            <text:p>The game is based on a collection of short stories by Harlan Ellison. After the Cold War, the computers of the USA, Russia and China take over the world and wipe out almost the entire human race. The Allied Mastercomputer (called AM) holds the last five humans as prisoners to torture them. Any of them has to face his or her past in a virtual adventure AM has designed for them. There they encounter their fears and weaknesses. <text:s/>The player can choose which of the protagonists he wants to be but in fact he has to complete all of the six stories in order to solve the game. There are different ways of completing the game depending on the humanity the player shows. <text:s/>The voiceacting features Harlan Ellison as AM.</text:p>
          </table:table-cell>
          <table:table-cell table:style-name="Default"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ihnm&quot;&gt; &lt;year&gt;1995&lt;/year&gt; &lt;rating&gt;ESRB - T (Teen)&lt;/rating&gt; &lt;title&gt;I Have No Mouth and I Must Scream &lt;/title&gt; &lt;pub&gt;Cyberdreams, Inc.&lt;/pub&gt; &lt;dev&gt;The Dreamers Guild&lt;/dev&gt; &lt;genre&gt;Adventure&lt;/genre&gt; &lt;score&gt;3.8&lt;/score&gt; &lt;player&gt;1 Player&lt;/player&gt; &lt;story&gt;The game is based on a collection of short stories by Harlan Ellison. After the Cold War, the computers of the USA, Russia and China take over the world and wipe out almost the entire human race. The Allied Mastercomputer (called AM) holds the last five humans as prisoners to torture them. Any of them has to face his or her past in a virtual adventure AM has designed for them. There they encounter their fears and weaknesses.  The player can choose which of the protagonists he wants to be but in fact he has to complete all of the six stories in order to solve the game. There are different ways of completing the game depending on the humanity the player shows.  The voiceacting features Harlan Ellison as AM.&lt;/story&gt; &lt;/game&gt;">
            <text:p>&lt;game name="ihnm"&gt; &lt;year&gt;1995&lt;/year&gt; &lt;rating&gt;ESRB - T (Teen)&lt;/rating&gt; &lt;title&gt;I Have No Mouth and I Must Scream &lt;/title&gt; &lt;pub&gt;Cyberdreams, Inc.&lt;/pub&gt; &lt;dev&gt;The Dreamers Guild&lt;/dev&gt; &lt;genre&gt;Adventure&lt;/genre&gt; &lt;score&gt;3.8&lt;/score&gt; &lt;player&gt;1 Player&lt;/player&gt; &lt;story&gt;The game is based on a collection of short stories by Harlan Ellison. After the Cold War, the computers of the USA, Russia and China take over the world and wipe out almost the entire human race. The Allied Mastercomputer (called AM) holds the last five humans as prisoners to torture them. Any of them has to face his or her past in a virtual adventure AM has designed for them. There they encounter their fears and weaknesses. <text:s/>The player can choose which of the protagonists he wants to be but in fact he has to complete all of the six stories in order to solve the game. There are different ways of completing the game depending on the humanity the player shows. <text:s/>The voiceacting features Harlan Ellison as AM.&lt;/story&gt; &lt;/game&gt;</text:p>
          </table:table-cell>
          <table:table-cell table:number-columns-repeated="1012"/>
        </table:table-row>
        <table:table-row table:style-name="ro1">
          <table:table-cell office:value-type="string">
            <text:p>atlantis-fm</text:p>
          </table:table-cell>
          <table:table-cell office:value-type="string">
            <text:p>1992</text:p>
          </table:table-cell>
          <table:table-cell office:value-type="string">
            <text:p>ESRB - E (Everyone)</text:p>
          </table:table-cell>
          <table:table-cell office:value-type="string">
            <text:p>Indiana Jones and the Fate of Atlantis [FM Towns]</text:p>
          </table:table-cell>
          <table:table-cell office:value-type="string">
            <text:p>Victor Entertainment Inc.</text:p>
          </table:table-cell>
          <table:table-cell office:value-type="string">
            <text:p>Lucasfilm Games LLC</text:p>
          </table:table-cell>
          <table:table-cell office:value-type="string">
            <text:p>Adventure</text:p>
          </table:table-cell>
          <table:table-cell office:value-type="string">
            <text:p>4.2</text:p>
          </table:table-cell>
          <table:table-cell office:value-type="string">
            <text:p>1 Player</text:p>
          </table:table-cell>
          <table:table-cell office:value-type="string">
            <text:p>Indiana Jones is back! The great archaeologist and adventurer has to solve a grand mystery once again, aided by his trusty whip, his sharp wit, and his courage. A man who calls himself Mr. Smith is interested in a certain ancient statue. When the unsuspecting Indy hands it over to the client, he finds out that Mr. Smith is in fact a colonel in the Nazi army! Why was he so interested in that statue? A young woman who had once worked together with Indy, the pretty red-haired (and a bit troublesome) Sophia, tells him the whole thing must have a connection with the legendary lost continent Atlantis. Gathering clues from all over the world, Indy and Sophia embark on a grand journey across the globe. <text:s/>Indiana Jones and the Fate of Atlantis is a puzzle-solving adventure game conceived in the spirit of Indiana Jones movies; however, it is not based on a specific movie, introducing a new, independent story. The game utilizes LucasArts' SCUMM system, with action verbs the player chooses from a menu; objects that can be interacted with are highlighted. The game contains many puzzles of various kinds (mostly inventory-based) and dialogues with multiple choices. There are also a few simple hand-to-hand fights against the Nazis, some of which can be avoided. <text:s/>The middle part of the game can be played in three "modes": co-operation (Indy and Sophia), adventure (Indy alone), and action (Indy alone, with less puzzles and more action). In each mode there are different locations to visit, different puzzles to solve, and different characters to meet. The CD version of the game adds voice-overs to all the conversations.</text:p>
          </table:table-cell>
          <table:table-cell table:style-name="Default"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atlantis-fm&quot;&gt; &lt;year&gt;1992&lt;/year&gt; &lt;rating&gt;ESRB - E (Everyone)&lt;/rating&gt; &lt;title&gt;Indiana Jones and the Fate of Atlantis [FM Towns]&lt;/title&gt; &lt;pub&gt;Victor Entertainment Inc.&lt;/pub&gt; &lt;dev&gt;Lucasfilm Games LLC&lt;/dev&gt; &lt;genre&gt;Adventure&lt;/genre&gt; &lt;score&gt;4.2&lt;/score&gt; &lt;player&gt;1 Player&lt;/player&gt; &lt;story&gt;Indiana Jones is back! The great archaeologist and adventurer has to solve a grand mystery once again, aided by his trusty whip, his sharp wit, and his courage. A man who calls himself Mr. Smith is interested in a certain ancient statue. When the unsuspecting Indy hands it over to the client, he finds out that Mr. Smith is in fact a colonel in the Nazi army! Why was he so interested in that statue? A young woman who had once worked together with Indy, the pretty red-haired (and a bit troublesome) Sophia, tells him the whole thing must have a connection with the legendary lost continent Atlantis. Gathering clues from all over the world, Indy and Sophia embark on a grand journey across the globe.  Indiana Jones and the Fate of Atlantis is a puzzle-solving adventure game conceived in the spirit of Indiana Jones movies; however, it is not based on a specific movie, introducing a new, independent story. The game utilizes LucasArts' SCUMM system, with action verbs the player chooses from a menu; objects that can be interacted with are highlighted. The game contains many puzzles of various kinds (mostly inventory-based) and dialogues with multiple choices. There are also a few simple hand-to-hand fights against the Nazis, some of which can be avoided.  The middle part of the game can be played in three &quot;modes&quot;: co-operation (Indy and Sophia), adventure (Indy alone), and action (Indy alone, with less puzzles and more action). In each mode there are different locations to visit, different puzzles to solve, and different characters to meet. The CD version of the game adds voice-overs to all the conversations.&lt;/story&gt; &lt;/game&gt;">
            <text:p>&lt;game name="atlantis-fm"&gt; &lt;year&gt;1992&lt;/year&gt; &lt;rating&gt;ESRB - E (Everyone)&lt;/rating&gt; &lt;title&gt;Indiana Jones and the Fate of Atlantis [FM Towns]&lt;/title&gt; &lt;pub&gt;Victor Entertainment Inc.&lt;/pub&gt; &lt;dev&gt;Lucasfilm Games LLC&lt;/dev&gt; &lt;genre&gt;Adventure&lt;/genre&gt; &lt;score&gt;4.2&lt;/score&gt; &lt;player&gt;1 Player&lt;/player&gt; &lt;story&gt;Indiana Jones is back! The great archaeologist and adventurer has to solve a grand mystery once again, aided by his trusty whip, his sharp wit, and his courage. A man who calls himself Mr. Smith is interested in a certain ancient statue. When the unsuspecting Indy hands it over to the client, he finds out that Mr. Smith is in fact a colonel in the Nazi army! Why was he so interested in that statue? A young woman who had once worked together with Indy, the pretty red-haired (and a bit troublesome) Sophia, tells him the whole thing must have a connection with the legendary lost continent Atlantis. Gathering clues from all over the world, Indy and Sophia embark on a grand journey across the globe. <text:s/>Indiana Jones and the Fate of Atlantis is a puzzle-solving adventure game conceived in the spirit of Indiana Jones movies; however, it is not based on a specific movie, introducing a new, independent story. The game utilizes LucasArts' SCUMM system, with action verbs the player chooses from a menu; objects that can be interacted with are highlighted. The game contains many puzzles of various kinds (mostly inventory-based) and dialogues with multiple choices. There are also a few simple hand-to-hand fights against the Nazis, some of which can be avoided. <text:s/>The middle part of the game can be played in three "modes": co-operation (Indy and Sophia), adventure (Indy alone), and action (Indy alone, with less puzzles and more action). In each mode there are different locations to visit, different puzzles to solve, and different characters to meet. The CD version of the game adds voice-overs to all the conversations.&lt;/story&gt; &lt;/game&gt;</text:p>
          </table:table-cell>
          <table:table-cell table:number-columns-repeated="1012"/>
        </table:table-row>
        <table:table-row table:style-name="ro1">
          <table:table-cell office:value-type="string">
            <text:p>indy3-fm</text:p>
          </table:table-cell>
          <table:table-cell office:value-type="string">
            <text:p>1989</text:p>
          </table:table-cell>
          <table:table-cell office:value-type="string">
            <text:p>ESRB - T (Teen)</text:p>
          </table:table-cell>
          <table:table-cell office:value-type="string">
            <text:p>Indiana Jones and the Last Crusade [FM Towns]</text:p>
          </table:table-cell>
          <table:table-cell office:value-type="string">
            <text:p>Fujitsu Interactive</text:p>
          </table:table-cell>
          <table:table-cell office:value-type="string">
            <text:p>Lucasfilm Games LLC</text:p>
          </table:table-cell>
          <table:table-cell office:value-type="string">
            <text:p>Action</text:p>
          </table:table-cell>
          <table:table-cell office:value-type="string">
            <text:p>4.7</text:p>
          </table:table-cell>
          <table:table-cell office:value-type="string">
            <text:p>1 Player</text:p>
          </table:table-cell>
          <table:table-cell office:value-type="string">
            <text:p>It is 1938 and adventurer Indiana Jones is joined by his father on this quest, preventing Adolf Hitler from capturing the Holy Grail. He will have to deal with Nazi guards, the Luftwaffe and enemy spies as he tries to stop the tyrannical Nazi leader. <text:s/>The Graphic Adventure uses the same SCUMM gameplay system as the previous Maniac Mansion. Most of the screen is used for a visual rendition of the current scene. At the bottom of the screen are words, which can be clicked on using the mouse to activate their functions. For example, objects can be picked up, used, pushed or pulled, and turned on and off. Most locations are from the movie, but some further scenes are added. <text:s/>In keeping with Indiana's action-man persona, the game also features pure action scenes. Unlike most Lucasfilm adventures, you can die.</text:p>
          </table:table-cell>
          <table:table-cell table:style-name="Default"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indy3-fm&quot;&gt; &lt;year&gt;1989&lt;/year&gt; &lt;rating&gt;ESRB - T (Teen)&lt;/rating&gt; &lt;title&gt;Indiana Jones and the Last Crusade [FM Towns]&lt;/title&gt; &lt;pub&gt;Fujitsu Interactive&lt;/pub&gt; &lt;dev&gt;Lucasfilm Games LLC&lt;/dev&gt; &lt;genre&gt;Action&lt;/genre&gt; &lt;score&gt;4.7&lt;/score&gt; &lt;player&gt;1 Player&lt;/player&gt; &lt;story&gt;It is 1938 and adventurer Indiana Jones is joined by his father on this quest, preventing Adolf Hitler from capturing the Holy Grail. He will have to deal with Nazi guards, the Luftwaffe and enemy spies as he tries to stop the tyrannical Nazi leader.  The Graphic Adventure uses the same SCUMM gameplay system as the previous Maniac Mansion. Most of the screen is used for a visual rendition of the current scene. At the bottom of the screen are words, which can be clicked on using the mouse to activate their functions. For example, objects can be picked up, used, pushed or pulled, and turned on and off. Most locations are from the movie, but some further scenes are added.  In keeping with Indiana's action-man persona, the game also features pure action scenes. Unlike most Lucasfilm adventures, you can die.&lt;/story&gt; &lt;/game&gt;">
            <text:p>&lt;game name="indy3-fm"&gt; &lt;year&gt;1989&lt;/year&gt; &lt;rating&gt;ESRB - T (Teen)&lt;/rating&gt; &lt;title&gt;Indiana Jones and the Last Crusade [FM Towns]&lt;/title&gt; &lt;pub&gt;Fujitsu Interactive&lt;/pub&gt; &lt;dev&gt;Lucasfilm Games LLC&lt;/dev&gt; &lt;genre&gt;Action&lt;/genre&gt; &lt;score&gt;4.7&lt;/score&gt; &lt;player&gt;1 Player&lt;/player&gt; &lt;story&gt;It is 1938 and adventurer Indiana Jones is joined by his father on this quest, preventing Adolf Hitler from capturing the Holy Grail. He will have to deal with Nazi guards, the Luftwaffe and enemy spies as he tries to stop the tyrannical Nazi leader. <text:s/>The Graphic Adventure uses the same SCUMM gameplay system as the previous Maniac Mansion. Most of the screen is used for a visual rendition of the current scene. At the bottom of the screen are words, which can be clicked on using the mouse to activate their functions. For example, objects can be picked up, used, pushed or pulled, and turned on and off. Most locations are from the movie, but some further scenes are added. <text:s/>In keeping with Indiana's action-man persona, the game also features pure action scenes. Unlike most Lucasfilm adventures, you can die.&lt;/story&gt; &lt;/game&gt;</text:p>
          </table:table-cell>
          <table:table-cell table:number-columns-repeated="1012"/>
        </table:table-row>
        <table:table-row table:style-name="ro1">
          <table:table-cell office:value-type="string">
            <text:p>ite-cd</text:p>
          </table:table-cell>
          <table:table-cell office:value-type="string">
            <text:p>1994</text:p>
          </table:table-cell>
          <table:table-cell office:value-type="string">
            <text:p>ESRB - E (Everyone)</text:p>
          </table:table-cell>
          <table:table-cell office:value-type="string">
            <text:p>Inherit the Earth - Quest for the Orb </text:p>
          </table:table-cell>
          <table:table-cell office:value-type="string">
            <text:p>New World Computing, Inc.</text:p>
          </table:table-cell>
          <table:table-cell office:value-type="string">
            <text:p>The Dreamers Guild</text:p>
          </table:table-cell>
          <table:table-cell office:value-type="string">
            <text:p>Adventure</text:p>
          </table:table-cell>
          <table:table-cell office:value-type="string">
            <text:p>3.8</text:p>
          </table:table-cell>
          <table:table-cell office:value-type="string">
            <text:p>1 Player</text:p>
          </table:table-cell>
          <table:table-cell office:value-type="string">
            <text:p>In this game you are Rif, a young fox, who is falsely accused of stealing the magical orb of storms. This orb is capable of predicting when storms will arrive. Obviously this is important to farmers, but it is just as important to the boar tribe, for their supply of mud. <text:s/>You'll have to find the Orb and the real thief, to clear your name, save your girlfriend and prevent war with the boar tribe. While your doing this you'll encounter a much larger mystery: What is the origin of the tribes? Legend has it that the humans gave the animals the power of thought and speech, and then vanished. Who were they and what happened to them?</text:p>
          </table:table-cell>
          <table:table-cell table:style-name="Default"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ite-cd&quot;&gt; &lt;year&gt;1994&lt;/year&gt; &lt;rating&gt;ESRB - E (Everyone)&lt;/rating&gt; &lt;title&gt;Inherit the Earth - Quest for the Orb &lt;/title&gt; &lt;pub&gt;New World Computing, Inc.&lt;/pub&gt; &lt;dev&gt;The Dreamers Guild&lt;/dev&gt; &lt;genre&gt;Adventure&lt;/genre&gt; &lt;score&gt;3.8&lt;/score&gt; &lt;player&gt;1 Player&lt;/player&gt; &lt;story&gt;In this game you are Rif, a young fox, who is falsely accused of stealing the magical orb of storms. This orb is capable of predicting when storms will arrive. Obviously this is important to farmers, but it is just as important to the boar tribe, for their supply of mud.  You'll have to find the Orb and the real thief, to clear your name, save your girlfriend and prevent war with the boar tribe. While your doing this you'll encounter a much larger mystery: What is the origin of the tribes? Legend has it that the humans gave the animals the power of thought and speech, and then vanished. Who were they and what happened to them?&lt;/story&gt; &lt;/game&gt;">
            <text:p>&lt;game name="ite-cd"&gt; &lt;year&gt;1994&lt;/year&gt; &lt;rating&gt;ESRB - E (Everyone)&lt;/rating&gt; &lt;title&gt;Inherit the Earth - Quest for the Orb &lt;/title&gt; &lt;pub&gt;New World Computing, Inc.&lt;/pub&gt; &lt;dev&gt;The Dreamers Guild&lt;/dev&gt; &lt;genre&gt;Adventure&lt;/genre&gt; &lt;score&gt;3.8&lt;/score&gt; &lt;player&gt;1 Player&lt;/player&gt; &lt;story&gt;In this game you are Rif, a young fox, who is falsely accused of stealing the magical orb of storms. This orb is capable of predicting when storms will arrive. Obviously this is important to farmers, but it is just as important to the boar tribe, for their supply of mud. <text:s/>You'll have to find the Orb and the real thief, to clear your name, save your girlfriend and prevent war with the boar tribe. While your doing this you'll encounter a much larger mystery: What is the origin of the tribes? Legend has it that the humans gave the animals the power of thought and speech, and then vanished. Who were they and what happened to them?&lt;/story&gt; &lt;/game&gt;</text:p>
          </table:table-cell>
          <table:table-cell table:number-columns-repeated="1012"/>
        </table:table-row>
        <table:table-row table:style-name="ro1">
          <table:table-cell office:value-type="string">
            <text:p>islandbrain</text:p>
          </table:table-cell>
          <table:table-cell office:value-type="string">
            <text:p>1992</text:p>
          </table:table-cell>
          <table:table-cell office:value-type="string">
            <text:p>ESRB - E (Everyone)</text:p>
          </table:table-cell>
          <table:table-cell office:value-type="string">
            <text:p>Island of Dr. Brain, The </text:p>
          </table:table-cell>
          <table:table-cell table:number-columns-repeated="2" office:value-type="string">
            <text:p>Sierra On-Line, Inc.</text:p>
          </table:table-cell>
          <table:table-cell office:value-type="string">
            <text:p>Educational</text:p>
          </table:table-cell>
          <table:table-cell office:value-type="string">
            <text:p>4.0</text:p>
          </table:table-cell>
          <table:table-cell office:value-type="string">
            <text:p>1 Player</text:p>
          </table:table-cell>
          <table:table-cell office:value-type="string">
            <text:p>In the sequel to Castle of Dr. Brain, you will have to assist Dr. Brain in retrieving a battery for one of his experiments - the plans for which were stolen by Dr. Brain's archrival scientist. In order to beat the scientist, you will have to tour the Island of Dr. Brain in search of the elusive battery. On your way you will have to solve a plethora of puzzles in various difficulty levels, and even find use for a bunch of pink flamingoes! </text:p>
          </table:table-cell>
          <table:table-cell table:style-name="Default"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islandbrain&quot;&gt; &lt;year&gt;1992&lt;/year&gt; &lt;rating&gt;ESRB - E (Everyone)&lt;/rating&gt; &lt;title&gt;Island of Dr. Brain, The &lt;/title&gt; &lt;pub&gt;Sierra On-Line, Inc.&lt;/pub&gt; &lt;dev&gt;Sierra On-Line, Inc.&lt;/dev&gt; &lt;genre&gt;Educational&lt;/genre&gt; &lt;score&gt;4.0&lt;/score&gt; &lt;player&gt;1 Player&lt;/player&gt; &lt;story&gt;In the sequel to Castle of Dr. Brain, you will have to assist Dr. Brain in retrieving a battery for one of his experiments - the plans for which were stolen by Dr. Brain's archrival scientist. In order to beat the scientist, you will have to tour the Island of Dr. Brain in search of the elusive battery. On your way you will have to solve a plethora of puzzles in various difficulty levels, and even find use for a bunch of pink flamingoes! &lt;/story&gt; &lt;/game&gt;">
            <text:p>&lt;game name="islandbrain"&gt; &lt;year&gt;1992&lt;/year&gt; &lt;rating&gt;ESRB - E (Everyone)&lt;/rating&gt; &lt;title&gt;Island of Dr. Brain, The &lt;/title&gt; &lt;pub&gt;Sierra On-Line, Inc.&lt;/pub&gt; &lt;dev&gt;Sierra On-Line, Inc.&lt;/dev&gt; &lt;genre&gt;Educational&lt;/genre&gt; &lt;score&gt;4.0&lt;/score&gt; &lt;player&gt;1 Player&lt;/player&gt; &lt;story&gt;In the sequel to Castle of Dr. Brain, you will have to assist Dr. Brain in retrieving a battery for one of his experiments - the plans for which were stolen by Dr. Brain's archrival scientist. In order to beat the scientist, you will have to tour the Island of Dr. Brain in search of the elusive battery. On your way you will have to solve a plethora of puzzles in various difficulty levels, and even find use for a bunch of pink flamingoes! &lt;/story&gt; &lt;/game&gt;</text:p>
          </table:table-cell>
          <table:table-cell table:number-columns-repeated="1012"/>
        </table:table-row>
        <table:table-row table:style-name="ro1">
          <table:table-cell office:value-type="string">
            <text:p>jones-cd</text:p>
          </table:table-cell>
          <table:table-cell office:value-type="string">
            <text:p>1990</text:p>
          </table:table-cell>
          <table:table-cell office:value-type="string">
            <text:p>ESRB - E (Everyone)</text:p>
          </table:table-cell>
          <table:table-cell office:value-type="string">
            <text:p>Jones In The Fast Lane </text:p>
          </table:table-cell>
          <table:table-cell table:number-columns-repeated="2" office:value-type="string">
            <text:p>Sierra On-Line, Inc.</text:p>
          </table:table-cell>
          <table:table-cell office:value-type="string">
            <text:p>Simulation</text:p>
          </table:table-cell>
          <table:table-cell office:value-type="string">
            <text:p>3.8</text:p>
          </table:table-cell>
          <table:table-cell office:value-type="string">
            <text:p>1-4 Players</text:p>
          </table:table-cell>
          <table:table-cell office:value-type="string">
            <text:p>Jones in the Fast Lane is a simulation of a person's life, presented as a turn-based strategy game. You can play by yourself, or compete with other human players or the computer-controlled Jones. At the beginning of the game you determine what your goals are, in four categories - Money, Happiness, Education and Career: the higher your goals, the longer the game. The game itself is presented as something akin to a board game. The board represents the city where you live. Each turn (here, a turn represents a week of your life) you have limited time to act, and you have to choose how to spend it. Walking somewhere else costs you time, as well as working, learning, and looking for a job. The first thing you should do is looking for a job at an employment center. Since initially you have no education, experience or work history, you can only choose the simplest, lowest-paying jobs - such as a janitor or a cook. Later on, as you enroll into various courses at an university, you'll get smart enough to get the high-ranking jobs. But remember that some jobs require you to buy and wear expensive clothes. Work isn't mandatory, and you can dedicate time to working whenever you feel like it. The money you get can be spent in many ways. You can buy a snack at a fast food restaurant (you should eat something each week, or next week you'll have less time due to hunger). You can buy some appliances for your house, lottery tickets, newspapers and more. You can also store your money in the bank (a wise choice, considering the ubiquity of pickpockets) or invest into stock market. Remember that you have to pay rent for your house - if you don't pay for a long time, your landlord will garnish some amount from the money you earn at work. But if you get enough cash, you can rent a luxury apartment and move out of the stinky hole inside which you've been spending your life earlier!</text:p>
          </table:table-cell>
          <table:table-cell table:style-name="Default"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jones-cd&quot;&gt; &lt;year&gt;1990&lt;/year&gt; &lt;rating&gt;ESRB - E (Everyone)&lt;/rating&gt; &lt;title&gt;Jones In The Fast Lane &lt;/title&gt; &lt;pub&gt;Sierra On-Line, Inc.&lt;/pub&gt; &lt;dev&gt;Sierra On-Line, Inc.&lt;/dev&gt; &lt;genre&gt;Simulation&lt;/genre&gt; &lt;score&gt;3.8&lt;/score&gt; &lt;player&gt;1-4 Players&lt;/player&gt; &lt;story&gt;Jones in the Fast Lane is a simulation of a person's life, presented as a turn-based strategy game. You can play by yourself, or compete with other human players or the computer-controlled Jones. At the beginning of the game you determine what your goals are, in four categories - Money, Happiness, Education and Career: the higher your goals, the longer the game. The game itself is presented as something akin to a board game. The board represents the city where you live. Each turn (here, a turn represents a week of your life) you have limited time to act, and you have to choose how to spend it. Walking somewhere else costs you time, as well as working, learning, and looking for a job. The first thing you should do is looking for a job at an employment center. Since initially you have no education, experience or work history, you can only choose the simplest, lowest-paying jobs - such as a janitor or a cook. Later on, as you enroll into various courses at an university, you'll get smart enough to get the high-ranking jobs. But remember that some jobs require you to buy and wear expensive clothes. Work isn't mandatory, and you can dedicate time to working whenever you feel like it. The money you get can be spent in many ways. You can buy a snack at a fast food restaurant (you should eat something each week, or next week you'll have less time due to hunger). You can buy some appliances for your house, lottery tickets, newspapers and more. You can also store your money in the bank (a wise choice, considering the ubiquity of pickpockets) or invest into stock market. Remember that you have to pay rent for your house - if you don't pay for a long time, your landlord will garnish some amount from the money you earn at work. But if you get enough cash, you can rent a luxury apartment and move out of the stinky hole inside which you've been spending your life earlier!&lt;/story&gt; &lt;/game&gt;">
            <text:p>&lt;game name="jones-cd"&gt; &lt;year&gt;1990&lt;/year&gt; &lt;rating&gt;ESRB - E (Everyone)&lt;/rating&gt; &lt;title&gt;Jones In The Fast Lane &lt;/title&gt; &lt;pub&gt;Sierra On-Line, Inc.&lt;/pub&gt; &lt;dev&gt;Sierra On-Line, Inc.&lt;/dev&gt; &lt;genre&gt;Simulation&lt;/genre&gt; &lt;score&gt;3.8&lt;/score&gt; &lt;player&gt;1-4 Players&lt;/player&gt; &lt;story&gt;Jones in the Fast Lane is a simulation of a person's life, presented as a turn-based strategy game. You can play by yourself, or compete with other human players or the computer-controlled Jones. At the beginning of the game you determine what your goals are, in four categories - Money, Happiness, Education and Career: the higher your goals, the longer the game. The game itself is presented as something akin to a board game. The board represents the city where you live. Each turn (here, a turn represents a week of your life) you have limited time to act, and you have to choose how to spend it. Walking somewhere else costs you time, as well as working, learning, and looking for a job. The first thing you should do is looking for a job at an employment center. Since initially you have no education, experience or work history, you can only choose the simplest, lowest-paying jobs - such as a janitor or a cook. Later on, as you enroll into various courses at an university, you'll get smart enough to get the high-ranking jobs. But remember that some jobs require you to buy and wear expensive clothes. Work isn't mandatory, and you can dedicate time to working whenever you feel like it. The money you get can be spent in many ways. You can buy a snack at a fast food restaurant (you should eat something each week, or next week you'll have less time due to hunger). You can buy some appliances for your house, lottery tickets, newspapers and more. You can also store your money in the bank (a wise choice, considering the ubiquity of pickpockets) or invest into stock market. Remember that you have to pay rent for your house - if you don't pay for a long time, your landlord will garnish some amount from the money you earn at work. But if you get enough cash, you can rent a luxury apartment and move out of the stinky hole inside which you've been spending your life earlier!&lt;/story&gt; &lt;/game&gt;</text:p>
          </table:table-cell>
          <table:table-cell table:number-columns-repeated="1012"/>
        </table:table-row>
        <table:table-row table:style-name="ro1">
          <table:table-cell office:value-type="string">
            <text:p>pegasus-mac</text:p>
          </table:table-cell>
          <table:table-cell office:value-type="string">
            <text:p>1997</text:p>
          </table:table-cell>
          <table:table-cell office:value-type="string">
            <text:p>ESRB - T (Teen)</text:p>
          </table:table-cell>
          <table:table-cell office:value-type="string">
            <text:p>Journeyman Project, The - Pegasus Prime </text:p>
          </table:table-cell>
          <table:table-cell table:number-columns-repeated="2" office:value-type="string">
            <text:p>Presto Studios, Inc.</text:p>
          </table:table-cell>
          <table:table-cell office:value-type="string">
            <text:p>Adventure</text:p>
          </table:table-cell>
          <table:table-cell office:value-type="string">
            <text:p>3.5</text:p>
          </table:table-cell>
          <table:table-cell office:value-type="string">
            <text:p>1 Player</text:p>
          </table:table-cell>
          <table:table-cell office:value-type="string">
            <text:p>The Journeyman Project: Pegasus Prime is a remake of the earlier The Journeyman Project. The game's graphics and sound have been updated, the game has been modified to be more like the second game in the series Buried in Time and the third game (not released yet then) Legacy of Time. The story is the same as "The Journeyman Project (Turbo!)" and for the first time in the original story Agent 5 is called "Gage Blackwood".</text:p>
          </table:table-cell>
          <table:table-cell table:style-name="Default"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pegasus-mac&quot;&gt; &lt;year&gt;1997&lt;/year&gt; &lt;rating&gt;ESRB - T (Teen)&lt;/rating&gt; &lt;title&gt;Journeyman Project, The - Pegasus Prime &lt;/title&gt; &lt;pub&gt;Presto Studios, Inc.&lt;/pub&gt; &lt;dev&gt;Presto Studios, Inc.&lt;/dev&gt; &lt;genre&gt;Adventure&lt;/genre&gt; &lt;score&gt;3.5&lt;/score&gt; &lt;player&gt;1 Player&lt;/player&gt; &lt;story&gt;The Journeyman Project: Pegasus Prime is a remake of the earlier The Journeyman Project. The game's graphics and sound have been updated, the game has been modified to be more like the second game in the series Buried in Time and the third game (not released yet then) Legacy of Time. The story is the same as &quot;The Journeyman Project (Turbo!)&quot; and for the first time in the original story Agent 5 is called &quot;Gage Blackwood&quot;.&lt;/story&gt; &lt;/game&gt;">
            <text:p>&lt;game name="pegasus-mac"&gt; &lt;year&gt;1997&lt;/year&gt; &lt;rating&gt;ESRB - T (Teen)&lt;/rating&gt; &lt;title&gt;Journeyman Project, The - Pegasus Prime &lt;/title&gt; &lt;pub&gt;Presto Studios, Inc.&lt;/pub&gt; &lt;dev&gt;Presto Studios, Inc.&lt;/dev&gt; &lt;genre&gt;Adventure&lt;/genre&gt; &lt;score&gt;3.5&lt;/score&gt; &lt;player&gt;1 Player&lt;/player&gt; &lt;story&gt;The Journeyman Project: Pegasus Prime is a remake of the earlier The Journeyman Project. The game's graphics and sound have been updated, the game has been modified to be more like the second game in the series Buried in Time and the third game (not released yet then) Legacy of Time. The story is the same as "The Journeyman Project (Turbo!)" and for the first time in the original story Agent 5 is called "Gage Blackwood".&lt;/story&gt; &lt;/game&gt;</text:p>
          </table:table-cell>
          <table:table-cell table:number-columns-repeated="1012"/>
        </table:table-row>
        <table:table-row table:style-name="ro1">
          <table:table-cell office:value-type="string">
            <text:p>kq1sci</text:p>
          </table:table-cell>
          <table:table-cell office:value-type="string">
            <text:p>1990</text:p>
          </table:table-cell>
          <table:table-cell office:value-type="string">
            <text:p>ESRB - E (Everyone)</text:p>
          </table:table-cell>
          <table:table-cell office:value-type="string">
            <text:p>King's Quest 1 - Quest for the Crown [VGA Remake]</text:p>
          </table:table-cell>
          <table:table-cell table:number-columns-repeated="2" office:value-type="string">
            <text:p>Sierra On-Line, Inc.</text:p>
          </table:table-cell>
          <table:table-cell office:value-type="string">
            <text:p>Adventure</text:p>
          </table:table-cell>
          <table:table-cell office:value-type="string">
            <text:p>3.4</text:p>
          </table:table-cell>
          <table:table-cell office:value-type="string">
            <text:p>1 Player</text:p>
          </table:table-cell>
          <table:table-cell office:value-type="string">
            <text:p>King's Quest: Quest for the Crown is a remake of King's Quest using Chris Jones' Adventure Game Studio engine. Unlike Sierra's own earlier remake of the same game, this version features VGA graphics, an icon-based point-and-click interface, voices (optional) and MP3 music (optional). <text:s/>In 2009 AGD Interactive released King's Quest I VGA 4.0, which can be considered a remake of their original 2001 remake. It contains the following enhancements: **Newly enhanced game backgrounds and character dialog portraits **A new "no dead-ends" gameplay mode (optional) to ensure that the game can be completed from any point **Full narrator speech and lip-syncing for all characters **Windows Vista support **Native Ogg Theora movies, which means in-game cutscenes and movies will now play in Linux and PC emulations under Macs **Full digital speech and music tracks are now included as part of the download rather than being separate downloads </text:p>
          </table:table-cell>
          <table:table-cell table:style-name="Default"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kq1sci&quot;&gt; &lt;year&gt;1990&lt;/year&gt; &lt;rating&gt;ESRB - E (Everyone)&lt;/rating&gt; &lt;title&gt;King's Quest 1 - Quest for the Crown [VGA Remake]&lt;/title&gt; &lt;pub&gt;Sierra On-Line, Inc.&lt;/pub&gt; &lt;dev&gt;Sierra On-Line, Inc.&lt;/dev&gt; &lt;genre&gt;Adventure&lt;/genre&gt; &lt;score&gt;3.4&lt;/score&gt; &lt;player&gt;1 Player&lt;/player&gt; &lt;story&gt;King's Quest: Quest for the Crown is a remake of King's Quest using Chris Jones' Adventure Game Studio engine. Unlike Sierra's own earlier remake of the same game, this version features VGA graphics, an icon-based point-and-click interface, voices (optional) and MP3 music (optional).  In 2009 AGD Interactive released King's Quest I VGA 4.0, which can be considered a remake of their original 2001 remake. It contains the following enhancements: **Newly enhanced game backgrounds and character dialog portraits **A new &quot;no dead-ends&quot; gameplay mode (optional) to ensure that the game can be completed from any point **Full narrator speech and lip-syncing for all characters **Windows Vista support **Native Ogg Theora movies, which means in-game cutscenes and movies will now play in Linux and PC emulations under Macs **Full digital speech and music tracks are now included as part of the download rather than being separate downloads &lt;/story&gt; &lt;/game&gt;">
            <text:p>&lt;game name="kq1sci"&gt; &lt;year&gt;1990&lt;/year&gt; &lt;rating&gt;ESRB - E (Everyone)&lt;/rating&gt; &lt;title&gt;King's Quest 1 - Quest for the Crown [VGA Remake]&lt;/title&gt; &lt;pub&gt;Sierra On-Line, Inc.&lt;/pub&gt; &lt;dev&gt;Sierra On-Line, Inc.&lt;/dev&gt; &lt;genre&gt;Adventure&lt;/genre&gt; &lt;score&gt;3.4&lt;/score&gt; &lt;player&gt;1 Player&lt;/player&gt; &lt;story&gt;King's Quest: Quest for the Crown is a remake of King's Quest using Chris Jones' Adventure Game Studio engine. Unlike Sierra's own earlier remake of the same game, this version features VGA graphics, an icon-based point-and-click interface, voices (optional) and MP3 music (optional). <text:s/>In 2009 AGD Interactive released King's Quest I VGA 4.0, which can be considered a remake of their original 2001 remake. It contains the following enhancements: **Newly enhanced game backgrounds and character dialog portraits **A new "no dead-ends" gameplay mode (optional) to ensure that the game can be completed from any point **Full narrator speech and lip-syncing for all characters **Windows Vista support **Native Ogg Theora movies, which means in-game cutscenes and movies will now play in Linux and PC emulations under Macs **Full digital speech and music tracks are now included as part of the download rather than being separate downloads &lt;/story&gt; &lt;/game&gt;</text:p>
          </table:table-cell>
          <table:table-cell table:number-columns-repeated="1012"/>
        </table:table-row>
        <table:table-row table:style-name="ro1">
          <table:table-cell office:value-type="string">
            <text:p>kq1</text:p>
          </table:table-cell>
          <table:table-cell office:value-type="string">
            <text:p>1983</text:p>
          </table:table-cell>
          <table:table-cell office:value-type="string">
            <text:p>ESRB - E (Everyone)</text:p>
          </table:table-cell>
          <table:table-cell office:value-type="string">
            <text:p>King's Quest 1 - Quest for the Crown </text:p>
          </table:table-cell>
          <table:table-cell table:number-columns-repeated="2" office:value-type="string">
            <text:p>Sierra On-Line, Inc.</text:p>
          </table:table-cell>
          <table:table-cell office:value-type="string">
            <text:p>Adventure</text:p>
          </table:table-cell>
          <table:table-cell office:value-type="string">
            <text:p>3.4</text:p>
          </table:table-cell>
          <table:table-cell office:value-type="string">
            <text:p>1 Player</text:p>
          </table:table-cell>
          <table:table-cell office:value-type="string">
            <text:p>King's Quest is commonly considered the progenitor of third-person-perspective adventure games. As opposed to earlier graphic adventures, the player is able to navigate the protagonist on screen in eight directions, creating an effect of three-dimensional exploration. The player character can also be obscured from view when hiding behind an object, is subjected to gravity, and has different animations for actions such as picking up an item, falling, swimming, etc. Graham can be moved around with arrow keys and perform various actions when the player types commands, normally consisting of noun and verb combinations (e.g. "Take flower", "Talk man", etc.). <text:s/>The game world consists of a cyclic outdoor area with places of interest (houses, characters, etc.) that must be found through exploration. Much of the kingdom is accessible to Graham from the beginning, and there are only a few restrictions imposed on traveling. In order to complete the game, the player has to procure certain items and use them in correct situations or with specific characters. Some of the puzzles rely on fairy tales, and a good knowledge of those makes them easier to solve. The game awards the player points for most of the actions he makes Graham perform. Since some of those are not crucial to completion, it is quite possible to finish the game without having attained the full score. Some of the tasks in the game have multiple solutions, though the game may grant the player less points if he chooses the simpler one. Many hazards await Graham on his journey, and death is frequent if the player is not careful. The game can also be rendered unwinnable by failing to collect a specific item or wasting it. </text:p>
          </table:table-cell>
          <table:table-cell table:style-name="Default"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kq1&quot;&gt; &lt;year&gt;1983&lt;/year&gt; &lt;rating&gt;ESRB - E (Everyone)&lt;/rating&gt; &lt;title&gt;King's Quest 1 - Quest for the Crown &lt;/title&gt; &lt;pub&gt;Sierra On-Line, Inc.&lt;/pub&gt; &lt;dev&gt;Sierra On-Line, Inc.&lt;/dev&gt; &lt;genre&gt;Adventure&lt;/genre&gt; &lt;score&gt;3.4&lt;/score&gt; &lt;player&gt;1 Player&lt;/player&gt; &lt;story&gt;King's Quest is commonly considered the progenitor of third-person-perspective adventure games. As opposed to earlier graphic adventures, the player is able to navigate the protagonist on screen in eight directions, creating an effect of three-dimensional exploration. The player character can also be obscured from view when hiding behind an object, is subjected to gravity, and has different animations for actions such as picking up an item, falling, swimming, etc. Graham can be moved around with arrow keys and perform various actions when the player types commands, normally consisting of noun and verb combinations (e.g. &quot;Take flower&quot;, &quot;Talk man&quot;, etc.).  The game world consists of a cyclic outdoor area with places of interest (houses, characters, etc.) that must be found through exploration. Much of the kingdom is accessible to Graham from the beginning, and there are only a few restrictions imposed on traveling. In order to complete the game, the player has to procure certain items and use them in correct situations or with specific characters. Some of the puzzles rely on fairy tales, and a good knowledge of those makes them easier to solve. The game awards the player points for most of the actions he makes Graham perform. Since some of those are not crucial to completion, it is quite possible to finish the game without having attained the full score. Some of the tasks in the game have multiple solutions, though the game may grant the player less points if he chooses the simpler one. Many hazards await Graham on his journey, and death is frequent if the player is not careful. The game can also be rendered unwinnable by failing to collect a specific item or wasting it. &lt;/story&gt; &lt;/game&gt;">
            <text:p>&lt;game name="kq1"&gt; &lt;year&gt;1983&lt;/year&gt; &lt;rating&gt;ESRB - E (Everyone)&lt;/rating&gt; &lt;title&gt;King's Quest 1 - Quest for the Crown &lt;/title&gt; &lt;pub&gt;Sierra On-Line, Inc.&lt;/pub&gt; &lt;dev&gt;Sierra On-Line, Inc.&lt;/dev&gt; &lt;genre&gt;Adventure&lt;/genre&gt; &lt;score&gt;3.4&lt;/score&gt; &lt;player&gt;1 Player&lt;/player&gt; &lt;story&gt;King's Quest is commonly considered the progenitor of third-person-perspective adventure games. As opposed to earlier graphic adventures, the player is able to navigate the protagonist on screen in eight directions, creating an effect of three-dimensional exploration. The player character can also be obscured from view when hiding behind an object, is subjected to gravity, and has different animations for actions such as picking up an item, falling, swimming, etc. Graham can be moved around with arrow keys and perform various actions when the player types commands, normally consisting of noun and verb combinations (e.g. "Take flower", "Talk man", etc.). <text:s/>The game world consists of a cyclic outdoor area with places of interest (houses, characters, etc.) that must be found through exploration. Much of the kingdom is accessible to Graham from the beginning, and there are only a few restrictions imposed on traveling. In order to complete the game, the player has to procure certain items and use them in correct situations or with specific characters. Some of the puzzles rely on fairy tales, and a good knowledge of those makes them easier to solve. The game awards the player points for most of the actions he makes Graham perform. Since some of those are not crucial to completion, it is quite possible to finish the game without having attained the full score. Some of the tasks in the game have multiple solutions, though the game may grant the player less points if he chooses the simpler one. Many hazards await Graham on his journey, and death is frequent if the player is not careful. The game can also be rendered unwinnable by failing to collect a specific item or wasting it. &lt;/story&gt; &lt;/game&gt;</text:p>
          </table:table-cell>
          <table:table-cell table:number-columns-repeated="1012"/>
        </table:table-row>
        <table:table-row table:style-name="ro1">
          <table:table-cell office:value-type="string">
            <text:p>kq2</text:p>
          </table:table-cell>
          <table:table-cell office:value-type="string">
            <text:p>1985</text:p>
          </table:table-cell>
          <table:table-cell office:value-type="string">
            <text:p>ESRB - E (Everyone)</text:p>
          </table:table-cell>
          <table:table-cell office:value-type="string">
            <text:p>King's Quest 2 - Romancing the Throne </text:p>
          </table:table-cell>
          <table:table-cell table:number-columns-repeated="2" office:value-type="string">
            <text:p>Sierra On-Line, Inc.</text:p>
          </table:table-cell>
          <table:table-cell office:value-type="string">
            <text:p>Adventure</text:p>
          </table:table-cell>
          <table:table-cell office:value-type="string">
            <text:p>3.1</text:p>
          </table:table-cell>
          <table:table-cell office:value-type="string">
            <text:p>1 Player</text:p>
          </table:table-cell>
          <table:table-cell office:value-type="string">
            <text:p>After having recovered the three treasures, King Graham has been crowned king. Now having needing a queen for companionship, Graham searches the land for a maiden, but to no avail, so he turns to the magic mirror for help. The mirror shows him a beautiful girl locked away in a quartz tower in a faraway land of Kolyma, and must find three keys that are used to unlock the door that will lead to her. King's Quest II: Romancing the Throne is a graphic adventure game. As is typical for Sierra's AGI games, players move Graham around with arrow keys and perform actions by typing commands in the interface, which are usually combination of verbs and nouns. The game is similar to its predecessor in structure and gameplay system. Like Daventry, Kolyma is a large cyclical world consisting of interconnected screens. Compared to the first game, it is bigger and busier, with more locations and places of interest. Puzzles follow a similar format; knowledge of fairy tales is advisable for solving some of them, and complex solutions grant the player more points than a brute force approach possible in some cases.</text:p>
          </table:table-cell>
          <table:table-cell table:style-name="Default"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kq2&quot;&gt; &lt;year&gt;1985&lt;/year&gt; &lt;rating&gt;ESRB - E (Everyone)&lt;/rating&gt; &lt;title&gt;King's Quest 2 - Romancing the Throne &lt;/title&gt; &lt;pub&gt;Sierra On-Line, Inc.&lt;/pub&gt; &lt;dev&gt;Sierra On-Line, Inc.&lt;/dev&gt; &lt;genre&gt;Adventure&lt;/genre&gt; &lt;score&gt;3.1&lt;/score&gt; &lt;player&gt;1 Player&lt;/player&gt; &lt;story&gt;After having recovered the three treasures, King Graham has been crowned king. Now having needing a queen for companionship, Graham searches the land for a maiden, but to no avail, so he turns to the magic mirror for help. The mirror shows him a beautiful girl locked away in a quartz tower in a faraway land of Kolyma, and must find three keys that are used to unlock the door that will lead to her. King's Quest II: Romancing the Throne is a graphic adventure game. As is typical for Sierra's AGI games, players move Graham around with arrow keys and perform actions by typing commands in the interface, which are usually combination of verbs and nouns. The game is similar to its predecessor in structure and gameplay system. Like Daventry, Kolyma is a large cyclical world consisting of interconnected screens. Compared to the first game, it is bigger and busier, with more locations and places of interest. Puzzles follow a similar format; knowledge of fairy tales is advisable for solving some of them, and complex solutions grant the player more points than a brute force approach possible in some cases.&lt;/story&gt; &lt;/game&gt;">
            <text:p>&lt;game name="kq2"&gt; &lt;year&gt;1985&lt;/year&gt; &lt;rating&gt;ESRB - E (Everyone)&lt;/rating&gt; &lt;title&gt;King's Quest 2 - Romancing the Throne &lt;/title&gt; &lt;pub&gt;Sierra On-Line, Inc.&lt;/pub&gt; &lt;dev&gt;Sierra On-Line, Inc.&lt;/dev&gt; &lt;genre&gt;Adventure&lt;/genre&gt; &lt;score&gt;3.1&lt;/score&gt; &lt;player&gt;1 Player&lt;/player&gt; &lt;story&gt;After having recovered the three treasures, King Graham has been crowned king. Now having needing a queen for companionship, Graham searches the land for a maiden, but to no avail, so he turns to the magic mirror for help. The mirror shows him a beautiful girl locked away in a quartz tower in a faraway land of Kolyma, and must find three keys that are used to unlock the door that will lead to her. King's Quest II: Romancing the Throne is a graphic adventure game. As is typical for Sierra's AGI games, players move Graham around with arrow keys and perform actions by typing commands in the interface, which are usually combination of verbs and nouns. The game is similar to its predecessor in structure and gameplay system. Like Daventry, Kolyma is a large cyclical world consisting of interconnected screens. Compared to the first game, it is bigger and busier, with more locations and places of interest. Puzzles follow a similar format; knowledge of fairy tales is advisable for solving some of them, and complex solutions grant the player more points than a brute force approach possible in some cases.&lt;/story&gt; &lt;/game&gt;</text:p>
          </table:table-cell>
          <table:table-cell table:number-columns-repeated="1012"/>
        </table:table-row>
        <table:table-row table:style-name="ro1">
          <table:table-cell office:value-type="string">
            <text:p>kq3</text:p>
          </table:table-cell>
          <table:table-cell office:value-type="string">
            <text:p>1986</text:p>
          </table:table-cell>
          <table:table-cell office:value-type="string">
            <text:p>ESRB - E (Everyone)</text:p>
          </table:table-cell>
          <table:table-cell office:value-type="string">
            <text:p>King's Quest 3 - To Heir is Human </text:p>
          </table:table-cell>
          <table:table-cell table:number-columns-repeated="2" office:value-type="string">
            <text:p>Sierra On-Line, Inc.</text:p>
          </table:table-cell>
          <table:table-cell office:value-type="string">
            <text:p>Adventure</text:p>
          </table:table-cell>
          <table:table-cell office:value-type="string">
            <text:p>3.8</text:p>
          </table:table-cell>
          <table:table-cell office:value-type="string">
            <text:p>1 Player</text:p>
          </table:table-cell>
          <table:table-cell office:value-type="string">
            <text:p>King Graham and Queen Valanice had two children, Alexander and Rosella, and the kingdom was once peaceful. It wasn't long until Alexander was snatched from his crib and things started to take a turn for the worse. A three-headed dragon threatens the ever-peaceful Daventry, and requires a maiden to be sacrificed every year. Rosella is the chosen one. <text:s/>Meanwhile, in a secluded house atop a mountain in the land of Llewdor, the evil wizard called Manannan keeps a young lad named Gwydion as his slave, forcing him to do menial tasks as he prepares his spells and observes the country through his telescope. Gwydion must find a way to outsmart the wizard, escape, and eventually discover the truth about his own identity. <text:s/>King's Quest III: To Heir is Human is an adventure game similar in basic gameplay mechanics to its predecessor The player navigates Gwydion with arrow keys and interacts with the environment by typing verb and noun combination commands. Llewdor consists of interconnected screens that loop once the player character reaches the border of the land. Throughout the course of the game, Gwydion will also travel to other locations and have a magic map at his disposal, allowing him to teleport to different areas. There are more items to collect in this installment, and more complex actions required to execute, raising the difficulty level. A large part of the game proceeds in real time, with Mannanan following his own schedule, forcing the player to plan and time his actions. There is also a time limit imposed on the game's first major quest. </text:p>
          </table:table-cell>
          <table:table-cell table:style-name="Default"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kq3&quot;&gt; &lt;year&gt;1986&lt;/year&gt; &lt;rating&gt;ESRB - E (Everyone)&lt;/rating&gt; &lt;title&gt;King's Quest 3 - To Heir is Human &lt;/title&gt; &lt;pub&gt;Sierra On-Line, Inc.&lt;/pub&gt; &lt;dev&gt;Sierra On-Line, Inc.&lt;/dev&gt; &lt;genre&gt;Adventure&lt;/genre&gt; &lt;score&gt;3.8&lt;/score&gt; &lt;player&gt;1 Player&lt;/player&gt; &lt;story&gt;King Graham and Queen Valanice had two children, Alexander and Rosella, and the kingdom was once peaceful. It wasn't long until Alexander was snatched from his crib and things started to take a turn for the worse. A three-headed dragon threatens the ever-peaceful Daventry, and requires a maiden to be sacrificed every year. Rosella is the chosen one.  Meanwhile, in a secluded house atop a mountain in the land of Llewdor, the evil wizard called Manannan keeps a young lad named Gwydion as his slave, forcing him to do menial tasks as he prepares his spells and observes the country through his telescope. Gwydion must find a way to outsmart the wizard, escape, and eventually discover the truth about his own identity.  King's Quest III: To Heir is Human is an adventure game similar in basic gameplay mechanics to its predecessor The player navigates Gwydion with arrow keys and interacts with the environment by typing verb and noun combination commands. Llewdor consists of interconnected screens that loop once the player character reaches the border of the land. Throughout the course of the game, Gwydion will also travel to other locations and have a magic map at his disposal, allowing him to teleport to different areas. There are more items to collect in this installment, and more complex actions required to execute, raising the difficulty level. A large part of the game proceeds in real time, with Mannanan following his own schedule, forcing the player to plan and time his actions. There is also a time limit imposed on the game's first major quest. &lt;/story&gt; &lt;/game&gt;">
            <text:p>&lt;game name="kq3"&gt; &lt;year&gt;1986&lt;/year&gt; &lt;rating&gt;ESRB - E (Everyone)&lt;/rating&gt; &lt;title&gt;King's Quest 3 - To Heir is Human &lt;/title&gt; &lt;pub&gt;Sierra On-Line, Inc.&lt;/pub&gt; &lt;dev&gt;Sierra On-Line, Inc.&lt;/dev&gt; &lt;genre&gt;Adventure&lt;/genre&gt; &lt;score&gt;3.8&lt;/score&gt; &lt;player&gt;1 Player&lt;/player&gt; &lt;story&gt;King Graham and Queen Valanice had two children, Alexander and Rosella, and the kingdom was once peaceful. It wasn't long until Alexander was snatched from his crib and things started to take a turn for the worse. A three-headed dragon threatens the ever-peaceful Daventry, and requires a maiden to be sacrificed every year. Rosella is the chosen one. <text:s/>Meanwhile, in a secluded house atop a mountain in the land of Llewdor, the evil wizard called Manannan keeps a young lad named Gwydion as his slave, forcing him to do menial tasks as he prepares his spells and observes the country through his telescope. Gwydion must find a way to outsmart the wizard, escape, and eventually discover the truth about his own identity. <text:s/>King's Quest III: To Heir is Human is an adventure game similar in basic gameplay mechanics to its predecessor The player navigates Gwydion with arrow keys and interacts with the environment by typing verb and noun combination commands. Llewdor consists of interconnected screens that loop once the player character reaches the border of the land. Throughout the course of the game, Gwydion will also travel to other locations and have a magic map at his disposal, allowing him to teleport to different areas. There are more items to collect in this installment, and more complex actions required to execute, raising the difficulty level. A large part of the game proceeds in real time, with Mannanan following his own schedule, forcing the player to plan and time his actions. There is also a time limit imposed on the game's first major quest. &lt;/story&gt; &lt;/game&gt;</text:p>
          </table:table-cell>
          <table:table-cell table:number-columns-repeated="1012"/>
        </table:table-row>
        <table:table-row table:style-name="ro1">
          <table:table-cell office:value-type="string">
            <text:p>kq4sci</text:p>
          </table:table-cell>
          <table:table-cell office:value-type="string">
            <text:p>1988</text:p>
          </table:table-cell>
          <table:table-cell office:value-type="string">
            <text:p>ESRB - E (Everyone)</text:p>
          </table:table-cell>
          <table:table-cell office:value-type="string">
            <text:p>King's Quest 4 - The Perils of Rosella </text:p>
          </table:table-cell>
          <table:table-cell table:number-columns-repeated="2" office:value-type="string">
            <text:p>Sierra On-Line, Inc.</text:p>
          </table:table-cell>
          <table:table-cell office:value-type="string">
            <text:p>Adventure</text:p>
          </table:table-cell>
          <table:table-cell office:value-type="string">
            <text:p>3.8</text:p>
          </table:table-cell>
          <table:table-cell office:value-type="string">
            <text:p>1 Player</text:p>
          </table:table-cell>
          <table:table-cell office:value-type="string">
            <text:p>King Graham and Queen Valanice were glad to have their children back. Graham thinks that it is time to pass onto them his old adventurers' hat. When he throws it across the room, he suffers a heart attack and collapses on the floor, and he is carried off to bed. The only way that Graham's health can be restored is by retrieving the magic fruit in the faraway land of Tamir. A beautiful fairy called Genesta offers Rosella the chance to be transported to the land, and find the fruit. But once she gets transported, she cannot be sent back unless she helps the fairy regain her talisman that was stolen by the evil witch, Lolotte. King's Quest IV: The Perils of Rosella is the first game in the series to have a female protagonist. Rosella will meet characters that will either help or hinder her. The player moves Rosella around with arrow keys, and have her perform actions by typing commands. Unlike the previous King's Quest games, which used the AGI engine, this installment uses the new SCI engine with more detailed graphics; the most visible effect is that the game is paused while the player is typing, giving unlimited time to complete even the longest commands. An AGI version of the game, however, was released as well. <text:s/>Gameplay-wise, the game is similar to the first two installments of the series, with a large interconnected world open for exploration and no time limit imposed. The game is the first in the series to have a day and night cycle; certain actions can be performed only during a specific time. </text:p>
          </table:table-cell>
          <table:table-cell table:style-name="Default"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kq4sci&quot;&gt; &lt;year&gt;1988&lt;/year&gt; &lt;rating&gt;ESRB - E (Everyone)&lt;/rating&gt; &lt;title&gt;King's Quest 4 - The Perils of Rosella &lt;/title&gt; &lt;pub&gt;Sierra On-Line, Inc.&lt;/pub&gt; &lt;dev&gt;Sierra On-Line, Inc.&lt;/dev&gt; &lt;genre&gt;Adventure&lt;/genre&gt; &lt;score&gt;3.8&lt;/score&gt; &lt;player&gt;1 Player&lt;/player&gt; &lt;story&gt;King Graham and Queen Valanice were glad to have their children back. Graham thinks that it is time to pass onto them his old adventurers' hat. When he throws it across the room, he suffers a heart attack and collapses on the floor, and he is carried off to bed. The only way that Graham's health can be restored is by retrieving the magic fruit in the faraway land of Tamir. A beautiful fairy called Genesta offers Rosella the chance to be transported to the land, and find the fruit. But once she gets transported, she cannot be sent back unless she helps the fairy regain her talisman that was stolen by the evil witch, Lolotte. King's Quest IV: The Perils of Rosella is the first game in the series to have a female protagonist. Rosella will meet characters that will either help or hinder her. The player moves Rosella around with arrow keys, and have her perform actions by typing commands. Unlike the previous King's Quest games, which used the AGI engine, this installment uses the new SCI engine with more detailed graphics; the most visible effect is that the game is paused while the player is typing, giving unlimited time to complete even the longest commands. An AGI version of the game, however, was released as well.  Gameplay-wise, the game is similar to the first two installments of the series, with a large interconnected world open for exploration and no time limit imposed. The game is the first in the series to have a day and night cycle; certain actions can be performed only during a specific time. &lt;/story&gt; &lt;/game&gt;">
            <text:p>&lt;game name="kq4sci"&gt; &lt;year&gt;1988&lt;/year&gt; &lt;rating&gt;ESRB - E (Everyone)&lt;/rating&gt; &lt;title&gt;King's Quest 4 - The Perils of Rosella &lt;/title&gt; &lt;pub&gt;Sierra On-Line, Inc.&lt;/pub&gt; &lt;dev&gt;Sierra On-Line, Inc.&lt;/dev&gt; &lt;genre&gt;Adventure&lt;/genre&gt; &lt;score&gt;3.8&lt;/score&gt; &lt;player&gt;1 Player&lt;/player&gt; &lt;story&gt;King Graham and Queen Valanice were glad to have their children back. Graham thinks that it is time to pass onto them his old adventurers' hat. When he throws it across the room, he suffers a heart attack and collapses on the floor, and he is carried off to bed. The only way that Graham's health can be restored is by retrieving the magic fruit in the faraway land of Tamir. A beautiful fairy called Genesta offers Rosella the chance to be transported to the land, and find the fruit. But once she gets transported, she cannot be sent back unless she helps the fairy regain her talisman that was stolen by the evil witch, Lolotte. King's Quest IV: The Perils of Rosella is the first game in the series to have a female protagonist. Rosella will meet characters that will either help or hinder her. The player moves Rosella around with arrow keys, and have her perform actions by typing commands. Unlike the previous King's Quest games, which used the AGI engine, this installment uses the new SCI engine with more detailed graphics; the most visible effect is that the game is paused while the player is typing, giving unlimited time to complete even the longest commands. An AGI version of the game, however, was released as well. <text:s/>Gameplay-wise, the game is similar to the first two installments of the series, with a large interconnected world open for exploration and no time limit imposed. The game is the first in the series to have a day and night cycle; certain actions can be performed only during a specific time. &lt;/story&gt; &lt;/game&gt;</text:p>
          </table:table-cell>
          <table:table-cell table:number-columns-repeated="1012"/>
        </table:table-row>
        <table:table-row table:style-name="ro1">
          <table:table-cell office:value-type="string">
            <text:p>kq5-cd</text:p>
          </table:table-cell>
          <table:table-cell office:value-type="string">
            <text:p>1990</text:p>
          </table:table-cell>
          <table:table-cell office:value-type="string">
            <text:p>ESRB - E (Everyone)</text:p>
          </table:table-cell>
          <table:table-cell office:value-type="string">
            <text:p>King's Quest 5 - Absence Makes the Heart go Yonder </text:p>
          </table:table-cell>
          <table:table-cell table:number-columns-repeated="2" office:value-type="string">
            <text:p>Sierra On-Line, Inc.</text:p>
          </table:table-cell>
          <table:table-cell office:value-type="string">
            <text:p>Adventure</text:p>
          </table:table-cell>
          <table:table-cell office:value-type="string">
            <text:p>3.9</text:p>
          </table:table-cell>
          <table:table-cell office:value-type="string">
            <text:p>1 Player</text:p>
          </table:table-cell>
          <table:table-cell office:value-type="string">
            <text:p>On a beautiful sunny day, King Graham of Daventry decides to take a stroll in the woods surrounding his castle. When he returns, he discovers with horror that his home, Daventry Castle, has completely disappeared! Graham is at a loss, and wonders how this could have happened, when a talking owl named Cedric appears. He tells him that he saw the whole thing, and that an evil wizard named Mordack whisked the entire castle away, along with Graham's family in it. Cedric offers to take him to his homeland, Serenia, where his master, the wizard Crispin resides. Surely Crispin will be able to help King Graham rescue his family from Mordack's clutches. <text:s/>King's Quest V: Absence Makes the Heart Go Yonder is an adventure game, and the first from Sierra to use a point-and-click mouse interface. Rather than typing commands on a keyboard to interact with the game world and use the arrow keys to walk around, King's Quest V instead simplifies all actions down to base commands. To access the different cursors, the player can move the mouse to the top of the screen, revealing a hidden menu with each of the different actions, as well as game options and the inventory bag. By clicking the "Walk" cursor on the screen, Graham will walk as close as he can to the appropriate area. Clicking the "Eye" cursor on items will provide a description, the same as typing "Look at". The "Hand" cursor is a multipurpose cursor that can be used to push, pull, interact with and pick up objects. The "Head" cursor is used to talk to people (and in the strange world of King's Quest, often objects and animals, too). Players can also right-click to cycle through the different available cursors. Inventory that Graham picks up now gets placed into a bag. By clicking on the bag, this opens up a sub-window that displays all the inventory that Graham currently has. In here, players can look at or interact with objects, combine them with other objects, or pick them up to use them in the game environment as another cursor. <text:s/>As with most Sierra games, it is quite possible to die. Bumping into witches, poisonous scorpions, falling off edges of cliffs, dying of thirst in the desert, and many other objects, locations and characters will send Graham to an untimely demise. The player must be cautious as they explore Serenia - frequent game saving across multiple files is usually the best course of action to make sure that you don't get stuck or have to start right from the game's very beginning.</text:p>
          </table:table-cell>
          <table:table-cell table:style-name="Default"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kq5-cd&quot;&gt; &lt;year&gt;1990&lt;/year&gt; &lt;rating&gt;ESRB - E (Everyone)&lt;/rating&gt; &lt;title&gt;King's Quest 5 - Absence Makes the Heart go Yonder &lt;/title&gt; &lt;pub&gt;Sierra On-Line, Inc.&lt;/pub&gt; &lt;dev&gt;Sierra On-Line, Inc.&lt;/dev&gt; &lt;genre&gt;Adventure&lt;/genre&gt; &lt;score&gt;3.9&lt;/score&gt; &lt;player&gt;1 Player&lt;/player&gt; &lt;story&gt;On a beautiful sunny day, King Graham of Daventry decides to take a stroll in the woods surrounding his castle. When he returns, he discovers with horror that his home, Daventry Castle, has completely disappeared! Graham is at a loss, and wonders how this could have happened, when a talking owl named Cedric appears. He tells him that he saw the whole thing, and that an evil wizard named Mordack whisked the entire castle away, along with Graham's family in it. Cedric offers to take him to his homeland, Serenia, where his master, the wizard Crispin resides. Surely Crispin will be able to help King Graham rescue his family from Mordack's clutches.  King's Quest V: Absence Makes the Heart Go Yonder is an adventure game, and the first from Sierra to use a point-and-click mouse interface. Rather than typing commands on a keyboard to interact with the game world and use the arrow keys to walk around, King's Quest V instead simplifies all actions down to base commands. To access the different cursors, the player can move the mouse to the top of the screen, revealing a hidden menu with each of the different actions, as well as game options and the inventory bag. By clicking the &quot;Walk&quot; cursor on the screen, Graham will walk as close as he can to the appropriate area. Clicking the &quot;Eye&quot; cursor on items will provide a description, the same as typing &quot;Look at&quot;. The &quot;Hand&quot; cursor is a multipurpose cursor that can be used to push, pull, interact with and pick up objects. The &quot;Head&quot; cursor is used to talk to people (and in the strange world of King's Quest, often objects and animals, too). Players can also right-click to cycle through the different available cursors. Inventory that Graham picks up now gets placed into a bag. By clicking on the bag, this opens up a sub-window that displays all the inventory that Graham currently has. In here, players can look at or interact with objects, combine them with other objects, or pick them up to use them in the game environment as another cursor.  As with most Sierra games, it is quite possible to die. Bumping into witches, poisonous scorpions, falling off edges of cliffs, dying of thirst in the desert, and many other objects, locations and characters will send Graham to an untimely demise. The player must be cautious as they explore Serenia - frequent game saving across multiple files is usually the best course of action to make sure that you don't get stuck or have to start right from the game's very beginning.&lt;/story&gt; &lt;/game&gt;">
            <text:p>&lt;game name="kq5-cd"&gt; &lt;year&gt;1990&lt;/year&gt; &lt;rating&gt;ESRB - E (Everyone)&lt;/rating&gt; &lt;title&gt;King's Quest 5 - Absence Makes the Heart go Yonder &lt;/title&gt; &lt;pub&gt;Sierra On-Line, Inc.&lt;/pub&gt; &lt;dev&gt;Sierra On-Line, Inc.&lt;/dev&gt; &lt;genre&gt;Adventure&lt;/genre&gt; &lt;score&gt;3.9&lt;/score&gt; &lt;player&gt;1 Player&lt;/player&gt; &lt;story&gt;On a beautiful sunny day, King Graham of Daventry decides to take a stroll in the woods surrounding his castle. When he returns, he discovers with horror that his home, Daventry Castle, has completely disappeared! Graham is at a loss, and wonders how this could have happened, when a talking owl named Cedric appears. He tells him that he saw the whole thing, and that an evil wizard named Mordack whisked the entire castle away, along with Graham's family in it. Cedric offers to take him to his homeland, Serenia, where his master, the wizard Crispin resides. Surely Crispin will be able to help King Graham rescue his family from Mordack's clutches. <text:s/>King's Quest V: Absence Makes the Heart Go Yonder is an adventure game, and the first from Sierra to use a point-and-click mouse interface. Rather than typing commands on a keyboard to interact with the game world and use the arrow keys to walk around, King's Quest V instead simplifies all actions down to base commands. To access the different cursors, the player can move the mouse to the top of the screen, revealing a hidden menu with each of the different actions, as well as game options and the inventory bag. By clicking the "Walk" cursor on the screen, Graham will walk as close as he can to the appropriate area. Clicking the "Eye" cursor on items will provide a description, the same as typing "Look at". The "Hand" cursor is a multipurpose cursor that can be used to push, pull, interact with and pick up objects. The "Head" cursor is used to talk to people (and in the strange world of King's Quest, often objects and animals, too). Players can also right-click to cycle through the different available cursors. Inventory that Graham picks up now gets placed into a bag. By clicking on the bag, this opens up a sub-window that displays all the inventory that Graham currently has. In here, players can look at or interact with objects, combine them with other objects, or pick them up to use them in the game environment as another cursor. <text:s/>As with most Sierra games, it is quite possible to die. Bumping into witches, poisonous scorpions, falling off edges of cliffs, dying of thirst in the desert, and many other objects, locations and characters will send Graham to an untimely demise. The player must be cautious as they explore Serenia - frequent game saving across multiple files is usually the best course of action to make sure that you don't get stuck or have to start right from the game's very beginning.&lt;/story&gt; &lt;/game&gt;</text:p>
          </table:table-cell>
          <table:table-cell table:number-columns-repeated="1012"/>
        </table:table-row>
        <table:table-row table:style-name="ro1">
          <table:table-cell office:value-type="string">
            <text:p>kq6-cd-win</text:p>
          </table:table-cell>
          <table:table-cell office:value-type="string">
            <text:p>1992</text:p>
          </table:table-cell>
          <table:table-cell office:value-type="string">
            <text:p>ESRB - E (Everyone)</text:p>
          </table:table-cell>
          <table:table-cell office:value-type="string">
            <text:p>King's Quest 6 - Heir Today, Gone Tomorrow </text:p>
          </table:table-cell>
          <table:table-cell table:number-columns-repeated="2" office:value-type="string">
            <text:p>Sierra On-Line, Inc.</text:p>
          </table:table-cell>
          <table:table-cell office:value-type="string">
            <text:p>Adventure</text:p>
          </table:table-cell>
          <table:table-cell office:value-type="string">
            <text:p>4.2</text:p>
          </table:table-cell>
          <table:table-cell office:value-type="string">
            <text:p>1 Player</text:p>
          </table:table-cell>
          <table:table-cell office:value-type="string">
            <text:p>For months Prince Alexander of Daventry has shut himself away from the world, thinking only of Princess Cassima, who he met while imprisoned in the previous game. Eventually he can take it no longer, and he hires a ship to search for the Land of the Green Isles located on the edge of the world. After months of searching he finally sets sight upon the island kingdom, only for a freak storm to strike the ship, destroying it and leaving him the only survivor. His troubles are far from over, however, as he soon finds out that the King and Queen have passed away, the Greens Isles are on the brink of war, and his beloved Princess Cassima may even be held prisoner by the royal vizier. <text:s/>Like its predecessors in the series, King's Quest VI: Heir Today, Gone Tomorrow is a third-person puzzle-solving adventure game. For Alexander to save the Isles, he must travel between the Land's four magical islands, each based on myth and fables, and encounter people and strange beasts that will either help or hinder him. Alexander must be careful as well, because, as with all the King's Quest games, poor choices or missteps will often prove fatal for the Prince. Puzzles are solved linearly, although late in the game there are two completely different paths to take to reach the final confrontation. Like the previous game, actions are performed using a point-and-click interface with icons that represent verbs ("walk", "examine", "use", "talk", etc.). </text:p>
          </table:table-cell>
          <table:table-cell table:style-name="Default"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kq6-cd-win&quot;&gt; &lt;year&gt;1992&lt;/year&gt; &lt;rating&gt;ESRB - E (Everyone)&lt;/rating&gt; &lt;title&gt;King's Quest 6 - Heir Today, Gone Tomorrow &lt;/title&gt; &lt;pub&gt;Sierra On-Line, Inc.&lt;/pub&gt; &lt;dev&gt;Sierra On-Line, Inc.&lt;/dev&gt; &lt;genre&gt;Adventure&lt;/genre&gt; &lt;score&gt;4.2&lt;/score&gt; &lt;player&gt;1 Player&lt;/player&gt; &lt;story&gt;For months Prince Alexander of Daventry has shut himself away from the world, thinking only of Princess Cassima, who he met while imprisoned in the previous game. Eventually he can take it no longer, and he hires a ship to search for the Land of the Green Isles located on the edge of the world. After months of searching he finally sets sight upon the island kingdom, only for a freak storm to strike the ship, destroying it and leaving him the only survivor. His troubles are far from over, however, as he soon finds out that the King and Queen have passed away, the Greens Isles are on the brink of war, and his beloved Princess Cassima may even be held prisoner by the royal vizier.  Like its predecessors in the series, King's Quest VI: Heir Today, Gone Tomorrow is a third-person puzzle-solving adventure game. For Alexander to save the Isles, he must travel between the Land's four magical islands, each based on myth and fables, and encounter people and strange beasts that will either help or hinder him. Alexander must be careful as well, because, as with all the King's Quest games, poor choices or missteps will often prove fatal for the Prince. Puzzles are solved linearly, although late in the game there are two completely different paths to take to reach the final confrontation. Like the previous game, actions are performed using a point-and-click interface with icons that represent verbs (&quot;walk&quot;, &quot;examine&quot;, &quot;use&quot;, &quot;talk&quot;, etc.). &lt;/story&gt; &lt;/game&gt;">
            <text:p>&lt;game name="kq6-cd-win"&gt; &lt;year&gt;1992&lt;/year&gt; &lt;rating&gt;ESRB - E (Everyone)&lt;/rating&gt; &lt;title&gt;King's Quest 6 - Heir Today, Gone Tomorrow &lt;/title&gt; &lt;pub&gt;Sierra On-Line, Inc.&lt;/pub&gt; &lt;dev&gt;Sierra On-Line, Inc.&lt;/dev&gt; &lt;genre&gt;Adventure&lt;/genre&gt; &lt;score&gt;4.2&lt;/score&gt; &lt;player&gt;1 Player&lt;/player&gt; &lt;story&gt;For months Prince Alexander of Daventry has shut himself away from the world, thinking only of Princess Cassima, who he met while imprisoned in the previous game. Eventually he can take it no longer, and he hires a ship to search for the Land of the Green Isles located on the edge of the world. After months of searching he finally sets sight upon the island kingdom, only for a freak storm to strike the ship, destroying it and leaving him the only survivor. His troubles are far from over, however, as he soon finds out that the King and Queen have passed away, the Greens Isles are on the brink of war, and his beloved Princess Cassima may even be held prisoner by the royal vizier. <text:s/>Like its predecessors in the series, King's Quest VI: Heir Today, Gone Tomorrow is a third-person puzzle-solving adventure game. For Alexander to save the Isles, he must travel between the Land's four magical islands, each based on myth and fables, and encounter people and strange beasts that will either help or hinder him. Alexander must be careful as well, because, as with all the King's Quest games, poor choices or missteps will often prove fatal for the Prince. Puzzles are solved linearly, although late in the game there are two completely different paths to take to reach the final confrontation. Like the previous game, actions are performed using a point-and-click interface with icons that represent verbs ("walk", "examine", "use", "talk", etc.). &lt;/story&gt; &lt;/game&gt;</text:p>
          </table:table-cell>
          <table:table-cell table:number-columns-repeated="1012"/>
        </table:table-row>
        <table:table-row table:style-name="ro1">
          <table:table-cell office:value-type="string">
            <text:p>lol-cd</text:p>
          </table:table-cell>
          <table:table-cell office:value-type="string">
            <text:p>1993</text:p>
          </table:table-cell>
          <table:table-cell office:value-type="string">
            <text:p>ESRB - T (Teen)</text:p>
          </table:table-cell>
          <table:table-cell office:value-type="string">
            <text:p>Lands of Lore - The Throne of Chaos </text:p>
          </table:table-cell>
          <table:table-cell office:value-type="string">
            <text:p>Virgin Games, Inc.</text:p>
          </table:table-cell>
          <table:table-cell office:value-type="string">
            <text:p>Westwood Studios</text:p>
          </table:table-cell>
          <table:table-cell office:value-type="string">
            <text:p>Role-Playing</text:p>
          </table:table-cell>
          <table:table-cell office:value-type="string">
            <text:p>4.1</text:p>
          </table:table-cell>
          <table:table-cell office:value-type="string">
            <text:p>1 Player</text:p>
          </table:table-cell>
          <table:table-cell office:value-type="string">
            <text:p>The Dark Army is on the move again, led by the evil sorceress Scotia. Her goal is obvious: to destroy Gladstone Keep and its ruler King Richard. Scotia herself has recently become more powerful after acquiring "the Mask" from the Urban Mines, gaining the ability to shape-shift. She is virtually unstoppable and able to infiltrate Gladstone Keep, poisoning King Richard. If it were not for the intervention of Sorceress Dawn, this monarch would surely be dead. In order to find a cure for the King's illness, a band of heroes must set out on an adventure, and keep themselves alive from the Dark Army forces. <text:s/>Lands of Lore: Throne of Chaos is a real-time dungeon-crawling role-playing game viewed from first-person perspective. Players begin by choosing one of the four available protagonists: the Dracoid Ak'shel (high magic power), the Huline Kieran (high speed), and two humans: Michael (high strength) and Conrad (balanced character). Each has their weaknesses and strengths, but all abilities in the game can be eventually upgraded. <text:s/>Much of the game consists of exploring pseudo-3D maze-like dungeons. Most of them contain secret areas and it is sometimes necessary to solve puzzle to advance. Real-time combat involves clicking on either attack or magic icon for each character. Depending on their speed attribute they will need a certain amount of cooldown time before the player can activate them again. Point-and-click interface allows interaction with some background objects, sometimes eliciting comments from the protagonist or his companions. <text:s/>The game does not feature manual character development, introducing instead a semi-automatic form of leveling up, where skills of the hero and the companions are divided into Fighting, Magic and Rogue skills. Each skill level will increase when killing enemies using a particular type of attack: melee weapons increase the Fighting skills, magic increases the Magic skill, and ranged weapons increase the Rogue skills. In the course of the game players will form a party of up to three heroes in the quest for the cure. The player is able to equip these characters with new weapons and armor in a "paper doll" styled interface. The CD version includes full speech.</text:p>
          </table:table-cell>
          <table:table-cell table:style-name="Default"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lol-cd&quot;&gt; &lt;year&gt;1993&lt;/year&gt; &lt;rating&gt;ESRB - T (Teen)&lt;/rating&gt; &lt;title&gt;Lands of Lore - The Throne of Chaos &lt;/title&gt; &lt;pub&gt;Virgin Games, Inc.&lt;/pub&gt; &lt;dev&gt;Westwood Studios&lt;/dev&gt; &lt;genre&gt;Role-Playing&lt;/genre&gt; &lt;score&gt;4.1&lt;/score&gt; &lt;player&gt;1 Player&lt;/player&gt; &lt;story&gt;The Dark Army is on the move again, led by the evil sorceress Scotia. Her goal is obvious: to destroy Gladstone Keep and its ruler King Richard. Scotia herself has recently become more powerful after acquiring &quot;the Mask&quot; from the Urban Mines, gaining the ability to shape-shift. She is virtually unstoppable and able to infiltrate Gladstone Keep, poisoning King Richard. If it were not for the intervention of Sorceress Dawn, this monarch would surely be dead. In order to find a cure for the King's illness, a band of heroes must set out on an adventure, and keep themselves alive from the Dark Army forces.  Lands of Lore: Throne of Chaos is a real-time dungeon-crawling role-playing game viewed from first-person perspective. Players begin by choosing one of the four available protagonists: the Dracoid Ak'shel (high magic power), the Huline Kieran (high speed), and two humans: Michael (high strength) and Conrad (balanced character). Each has their weaknesses and strengths, but all abilities in the game can be eventually upgraded.  Much of the game consists of exploring pseudo-3D maze-like dungeons. Most of them contain secret areas and it is sometimes necessary to solve puzzle to advance. Real-time combat involves clicking on either attack or magic icon for each character. Depending on their speed attribute they will need a certain amount of cooldown time before the player can activate them again. Point-and-click interface allows interaction with some background objects, sometimes eliciting comments from the protagonist or his companions.  The game does not feature manual character development, introducing instead a semi-automatic form of leveling up, where skills of the hero and the companions are divided into Fighting, Magic and Rogue skills. Each skill level will increase when killing enemies using a particular type of attack: melee weapons increase the Fighting skills, magic increases the Magic skill, and ranged weapons increase the Rogue skills. In the course of the game players will form a party of up to three heroes in the quest for the cure. The player is able to equip these characters with new weapons and armor in a &quot;paper doll&quot; styled interface. The CD version includes full speech.&lt;/story&gt; &lt;/game&gt;">
            <text:p>&lt;game name="lol-cd"&gt; &lt;year&gt;1993&lt;/year&gt; &lt;rating&gt;ESRB - T (Teen)&lt;/rating&gt; &lt;title&gt;Lands of Lore - The Throne of Chaos &lt;/title&gt; &lt;pub&gt;Virgin Games, Inc.&lt;/pub&gt; &lt;dev&gt;Westwood Studios&lt;/dev&gt; &lt;genre&gt;Role-Playing&lt;/genre&gt; &lt;score&gt;4.1&lt;/score&gt; &lt;player&gt;1 Player&lt;/player&gt; &lt;story&gt;The Dark Army is on the move again, led by the evil sorceress Scotia. Her goal is obvious: to destroy Gladstone Keep and its ruler King Richard. Scotia herself has recently become more powerful after acquiring "the Mask" from the Urban Mines, gaining the ability to shape-shift. She is virtually unstoppable and able to infiltrate Gladstone Keep, poisoning King Richard. If it were not for the intervention of Sorceress Dawn, this monarch would surely be dead. In order to find a cure for the King's illness, a band of heroes must set out on an adventure, and keep themselves alive from the Dark Army forces. <text:s/>Lands of Lore: Throne of Chaos is a real-time dungeon-crawling role-playing game viewed from first-person perspective. Players begin by choosing one of the four available protagonists: the Dracoid Ak'shel (high magic power), the Huline Kieran (high speed), and two humans: Michael (high strength) and Conrad (balanced character). Each has their weaknesses and strengths, but all abilities in the game can be eventually upgraded. <text:s/>Much of the game consists of exploring pseudo-3D maze-like dungeons. Most of them contain secret areas and it is sometimes necessary to solve puzzle to advance. Real-time combat involves clicking on either attack or magic icon for each character. Depending on their speed attribute they will need a certain amount of cooldown time before the player can activate them again. Point-and-click interface allows interaction with some background objects, sometimes eliciting comments from the protagonist or his companions. <text:s/>The game does not feature manual character development, introducing instead a semi-automatic form of leveling up, where skills of the hero and the companions are divided into Fighting, Magic and Rogue skills. Each skill level will increase when killing enemies using a particular type of attack: melee weapons increase the Fighting skills, magic increases the Magic skill, and ranged weapons increase the Rogue skills. In the course of the game players will form a party of up to three heroes in the quest for the cure. The player is able to equip these characters with new weapons and armor in a "paper doll" styled interface. The CD version includes full speech.&lt;/story&gt; &lt;/game&gt;</text:p>
          </table:table-cell>
          <table:table-cell table:number-columns-repeated="1012"/>
        </table:table-row>
        <table:table-row table:style-name="ro1">
          <table:table-cell office:value-type="string">
            <text:p>laurabow</text:p>
          </table:table-cell>
          <table:table-cell office:value-type="string">
            <text:p>1989</text:p>
          </table:table-cell>
          <table:table-cell office:value-type="string">
            <text:p>ESRB - T (Teen)</text:p>
          </table:table-cell>
          <table:table-cell office:value-type="string">
            <text:p>Laura Bow 1 - The Colonel's Bequest </text:p>
          </table:table-cell>
          <table:table-cell table:number-columns-repeated="2" office:value-type="string">
            <text:p>Sierra On-Line, Inc.</text:p>
          </table:table-cell>
          <table:table-cell office:value-type="string">
            <text:p>Adventure</text:p>
          </table:table-cell>
          <table:table-cell office:value-type="string">
            <text:p>3.8</text:p>
          </table:table-cell>
          <table:table-cell office:value-type="string">
            <text:p>1 Player</text:p>
          </table:table-cell>
          <table:table-cell office:value-type="string">
            <text:p>The year is 1925. Laura Bow is a young student attending the Tulane University in New Orleans, and an aspiring journalist. Her friend Lillian invites her to spend a weekend in a mansion belonging to her uncle, Colonel Henri Dijon, a veteran of Spanish-American war and the owner of a large, but decaying sugar plantation on a secluded island. During the dinner Laura meets members of Lillian's extended family and their alleged friends. As Laura begins to explore the mansion and talk to its inhabitants, she unravels old family feuds and realizes some of those people - if not all - have their own plans and schemes. It all gets much worse when strange accidents and murders start to occur. Laura must investigate those gruesome events and find the culprit. <text:s/>The Colonel's Bequest is a detective mystery adventure game very similar in style and presentation to Agatha Christie's novels. The game world is confined to the island and consists of numerous interconnected areas, such as various rooms in the mansion, garden, smaller structures, etc. The player is free to explore much of the game's world right from the beginning, with only a few areas being initially inaccessible. The game's clock advances a quarter of an hour each time Laura performs an action pertaining to the plot. Characters have their own schedules and clues are often obtained by discretely observing their actions. The player interacts with the environment by typing verb-object command combinations (such as "Look Garden", "Talk Colonel", etc.). Some of the most common actions have keyboard shortcuts. The gameplay largely focuses on exploration. Much of the plot stays in the background and can be uncovered by talking to the characters about various topics (mostly other people). There is an inventory and a few puzzles, but they play a much less prominent role in the game compared to other adventures by Sierra. It is possible to complete the game without having discovered the entire plot or even without having identified the murderer. There is no scoring system, but after the game is finished the player is given a detective ranking and told about story branches or other elements he might have missed.</text:p>
          </table:table-cell>
          <table:table-cell table:style-name="Default"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laurabow&quot;&gt; &lt;year&gt;1989&lt;/year&gt; &lt;rating&gt;ESRB - T (Teen)&lt;/rating&gt; &lt;title&gt;Laura Bow 1 - The Colonel's Bequest &lt;/title&gt; &lt;pub&gt;Sierra On-Line, Inc.&lt;/pub&gt; &lt;dev&gt;Sierra On-Line, Inc.&lt;/dev&gt; &lt;genre&gt;Adventure&lt;/genre&gt; &lt;score&gt;3.8&lt;/score&gt; &lt;player&gt;1 Player&lt;/player&gt; &lt;story&gt;The year is 1925. Laura Bow is a young student attending the Tulane University in New Orleans, and an aspiring journalist. Her friend Lillian invites her to spend a weekend in a mansion belonging to her uncle, Colonel Henri Dijon, a veteran of Spanish-American war and the owner of a large, but decaying sugar plantation on a secluded island. During the dinner Laura meets members of Lillian's extended family and their alleged friends. As Laura begins to explore the mansion and talk to its inhabitants, she unravels old family feuds and realizes some of those people - if not all - have their own plans and schemes. It all gets much worse when strange accidents and murders start to occur. Laura must investigate those gruesome events and find the culprit.  The Colonel's Bequest is a detective mystery adventure game very similar in style and presentation to Agatha Christie's novels. The game world is confined to the island and consists of numerous interconnected areas, such as various rooms in the mansion, garden, smaller structures, etc. The player is free to explore much of the game's world right from the beginning, with only a few areas being initially inaccessible. The game's clock advances a quarter of an hour each time Laura performs an action pertaining to the plot. Characters have their own schedules and clues are often obtained by discretely observing their actions. The player interacts with the environment by typing verb-object command combinations (such as &quot;Look Garden&quot;, &quot;Talk Colonel&quot;, etc.). Some of the most common actions have keyboard shortcuts. The gameplay largely focuses on exploration. Much of the plot stays in the background and can be uncovered by talking to the characters about various topics (mostly other people). There is an inventory and a few puzzles, but they play a much less prominent role in the game compared to other adventures by Sierra. It is possible to complete the game without having discovered the entire plot or even without having identified the murderer. There is no scoring system, but after the game is finished the player is given a detective ranking and told about story branches or other elements he might have missed.&lt;/story&gt; &lt;/game&gt;">
            <text:p>&lt;game name="laurabow"&gt; &lt;year&gt;1989&lt;/year&gt; &lt;rating&gt;ESRB - T (Teen)&lt;/rating&gt; &lt;title&gt;Laura Bow 1 - The Colonel's Bequest &lt;/title&gt; &lt;pub&gt;Sierra On-Line, Inc.&lt;/pub&gt; &lt;dev&gt;Sierra On-Line, Inc.&lt;/dev&gt; &lt;genre&gt;Adventure&lt;/genre&gt; &lt;score&gt;3.8&lt;/score&gt; &lt;player&gt;1 Player&lt;/player&gt; &lt;story&gt;The year is 1925. Laura Bow is a young student attending the Tulane University in New Orleans, and an aspiring journalist. Her friend Lillian invites her to spend a weekend in a mansion belonging to her uncle, Colonel Henri Dijon, a veteran of Spanish-American war and the owner of a large, but decaying sugar plantation on a secluded island. During the dinner Laura meets members of Lillian's extended family and their alleged friends. As Laura begins to explore the mansion and talk to its inhabitants, she unravels old family feuds and realizes some of those people - if not all - have their own plans and schemes. It all gets much worse when strange accidents and murders start to occur. Laura must investigate those gruesome events and find the culprit. <text:s/>The Colonel's Bequest is a detective mystery adventure game very similar in style and presentation to Agatha Christie's novels. The game world is confined to the island and consists of numerous interconnected areas, such as various rooms in the mansion, garden, smaller structures, etc. The player is free to explore much of the game's world right from the beginning, with only a few areas being initially inaccessible. The game's clock advances a quarter of an hour each time Laura performs an action pertaining to the plot. Characters have their own schedules and clues are often obtained by discretely observing their actions. The player interacts with the environment by typing verb-object command combinations (such as "Look Garden", "Talk Colonel", etc.). Some of the most common actions have keyboard shortcuts. The gameplay largely focuses on exploration. Much of the plot stays in the background and can be uncovered by talking to the characters about various topics (mostly other people). There is an inventory and a few puzzles, but they play a much less prominent role in the game compared to other adventures by Sierra. It is possible to complete the game without having discovered the entire plot or even without having identified the murderer. There is no scoring system, but after the game is finished the player is given a detective ranking and told about story branches or other elements he might have missed.&lt;/story&gt; &lt;/game&gt;</text:p>
          </table:table-cell>
          <table:table-cell table:number-columns-repeated="1012"/>
        </table:table-row>
        <table:table-row table:style-name="ro1">
          <table:table-cell office:value-type="string">
            <text:p>laurabow2-cd</text:p>
          </table:table-cell>
          <table:table-cell office:value-type="string">
            <text:p>1992</text:p>
          </table:table-cell>
          <table:table-cell office:value-type="string">
            <text:p>ESRB - T (Teen)</text:p>
          </table:table-cell>
          <table:table-cell office:value-type="string">
            <text:p>Laura Bow 2 - The Dagger of Amon-Ra </text:p>
          </table:table-cell>
          <table:table-cell table:number-columns-repeated="2" office:value-type="string">
            <text:p>Sierra On-Line, Inc.</text:p>
          </table:table-cell>
          <table:table-cell office:value-type="string">
            <text:p>Adventure</text:p>
          </table:table-cell>
          <table:table-cell office:value-type="string">
            <text:p>3.7</text:p>
          </table:table-cell>
          <table:table-cell office:value-type="string">
            <text:p>1 Player</text:p>
          </table:table-cell>
          <table:table-cell office:value-type="string">
            <text:p>One year after the events described in The Colonel's Bequest, Laura Bow, fresh out of college, is hired by a New York newspaper to write a story about the newest exhibit acquired by the local Leyendecker Museum, an ancient Egyptian dagger. However, during a party to celebrate the opening of the museum's new section, someone is murdered, the dagger is stolen, and Laura, after asking to be allowed to investigate, is locked in with the rest of the guests. This sets the stage for a series of murders, and it is up to Laura to find the person responsible for them. <text:s/>The Dagger of Amon Ra plays similarly to the The Colonel's Bequest, focusing primarily on exploration and clue-gathering rather than on solving puzzles, although there are more instances of inventory item collection and usage in the sequel. With the exception of the introductory act, the entire game is set in the museum. The player navigates Laura through its rooms and interacts with characters to gather information and uncover their true motives. The game's clock advances when it is triggered by certain actions or simply by moving from location to location. Some information and events may only be available in specific places and at specific times. Near the end of the game Laura will be asked to make a case to to the coroner, which involves answering a series of questions concerning the crimes. Depending on his playing style, clues discovered, and deductive skills, the player may or may not have the correct answers to all the questions. <text:s/>Unlike its predecessor - and like most other contemporary Sierra adventures - the game utilizes an icon-based interface instead of typing verb-object commands to interact with the environments. Topics can also be chosen from a list when the player selects the "Ask" command. The CD version features full speech, including narration.</text:p>
          </table:table-cell>
          <table:table-cell table:style-name="Default"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laurabow2-cd&quot;&gt; &lt;year&gt;1992&lt;/year&gt; &lt;rating&gt;ESRB - T (Teen)&lt;/rating&gt; &lt;title&gt;Laura Bow 2 - The Dagger of Amon-Ra &lt;/title&gt; &lt;pub&gt;Sierra On-Line, Inc.&lt;/pub&gt; &lt;dev&gt;Sierra On-Line, Inc.&lt;/dev&gt; &lt;genre&gt;Adventure&lt;/genre&gt; &lt;score&gt;3.7&lt;/score&gt; &lt;player&gt;1 Player&lt;/player&gt; &lt;story&gt;One year after the events described in The Colonel's Bequest, Laura Bow, fresh out of college, is hired by a New York newspaper to write a story about the newest exhibit acquired by the local Leyendecker Museum, an ancient Egyptian dagger. However, during a party to celebrate the opening of the museum's new section, someone is murdered, the dagger is stolen, and Laura, after asking to be allowed to investigate, is locked in with the rest of the guests. This sets the stage for a series of murders, and it is up to Laura to find the person responsible for them.  The Dagger of Amon Ra plays similarly to the The Colonel's Bequest, focusing primarily on exploration and clue-gathering rather than on solving puzzles, although there are more instances of inventory item collection and usage in the sequel. With the exception of the introductory act, the entire game is set in the museum. The player navigates Laura through its rooms and interacts with characters to gather information and uncover their true motives. The game's clock advances when it is triggered by certain actions or simply by moving from location to location. Some information and events may only be available in specific places and at specific times. Near the end of the game Laura will be asked to make a case to to the coroner, which involves answering a series of questions concerning the crimes. Depending on his playing style, clues discovered, and deductive skills, the player may or may not have the correct answers to all the questions.  Unlike its predecessor - and like most other contemporary Sierra adventures - the game utilizes an icon-based interface instead of typing verb-object commands to interact with the environments. Topics can also be chosen from a list when the player selects the &quot;Ask&quot; command. The CD version features full speech, including narration.&lt;/story&gt; &lt;/game&gt;">
            <text:p>&lt;game name="laurabow2-cd"&gt; &lt;year&gt;1992&lt;/year&gt; &lt;rating&gt;ESRB - T (Teen)&lt;/rating&gt; &lt;title&gt;Laura Bow 2 - The Dagger of Amon-Ra &lt;/title&gt; &lt;pub&gt;Sierra On-Line, Inc.&lt;/pub&gt; &lt;dev&gt;Sierra On-Line, Inc.&lt;/dev&gt; &lt;genre&gt;Adventure&lt;/genre&gt; &lt;score&gt;3.7&lt;/score&gt; &lt;player&gt;1 Player&lt;/player&gt; &lt;story&gt;One year after the events described in The Colonel's Bequest, Laura Bow, fresh out of college, is hired by a New York newspaper to write a story about the newest exhibit acquired by the local Leyendecker Museum, an ancient Egyptian dagger. However, during a party to celebrate the opening of the museum's new section, someone is murdered, the dagger is stolen, and Laura, after asking to be allowed to investigate, is locked in with the rest of the guests. This sets the stage for a series of murders, and it is up to Laura to find the person responsible for them. <text:s/>The Dagger of Amon Ra plays similarly to the The Colonel's Bequest, focusing primarily on exploration and clue-gathering rather than on solving puzzles, although there are more instances of inventory item collection and usage in the sequel. With the exception of the introductory act, the entire game is set in the museum. The player navigates Laura through its rooms and interacts with characters to gather information and uncover their true motives. The game's clock advances when it is triggered by certain actions or simply by moving from location to location. Some information and events may only be available in specific places and at specific times. Near the end of the game Laura will be asked to make a case to to the coroner, which involves answering a series of questions concerning the crimes. Depending on his playing style, clues discovered, and deductive skills, the player may or may not have the correct answers to all the questions. <text:s/>Unlike its predecessor - and like most other contemporary Sierra adventures - the game utilizes an icon-based interface instead of typing verb-object commands to interact with the environments. Topics can also be chosen from a list when the player selects the "Ask" command. The CD version features full speech, including narration.&lt;/story&gt; &lt;/game&gt;</text:p>
          </table:table-cell>
          <table:table-cell table:number-columns-repeated="1012"/>
        </table:table-row>
        <table:table-row table:style-name="ro1">
          <table:table-cell office:value-type="string">
            <text:p>lgop2</text:p>
          </table:table-cell>
          <table:table-cell office:value-type="string">
            <text:p>1986</text:p>
          </table:table-cell>
          <table:table-cell office:value-type="string">
            <text:p>ESRB - T (Teen)</text:p>
          </table:table-cell>
          <table:table-cell office:value-type="string">
            <text:p>Leather Goddesses of Phobos 2 </text:p>
          </table:table-cell>
          <table:table-cell table:number-columns-repeated="2" office:value-type="string">
            <text:p>Infocom, Inc.</text:p>
          </table:table-cell>
          <table:table-cell office:value-type="string">
            <text:p>Adventure</text:p>
          </table:table-cell>
          <table:table-cell office:value-type="string">
            <text:p>3.7</text:p>
          </table:table-cell>
          <table:table-cell office:value-type="string">
            <text:p>1 Player</text:p>
          </table:table-cell>
          <table:table-cell office:value-type="string">
            <text:p>Almost twenty years passed since the inhabitants of Earth defeated the Leather Goddesses of Phobos. The year now is 1958, and the scientific world is excited at the news of the discovery of a new planet in the Solar System, a so-called "Planet X". One night, a spaceship crash-lands in the small town of Atom City, Nevada, home to a military base and a nuclear power plant. The alien Barth, a self-described "Pulsating Inconvenience" from Planet X, brings terrible news to the people of Earth: the Goddesses have conquered Planet X and forced its denizens to become sex slaves. Gas Pump Girls is the sequel to Leather Goddesses of Phobos. The player can choose between three different protagonists: the alien Barth, the gas station owner Zeke, or Lydia, the daughter of the astronomer who discovered Planet X. Barth's scenario involves different tasks, while the humans' gameplay is largely identical, with the exception of different dialogues. Unlike the previous game, the sequel is a graphical adventure without any text input. The player interacts with the environment in a point-and-click fashion, with a "smart cursor" that automatically changes its shape depending on the possible action that can be executed with a person or an object. The game has multiple-choice conversations, many of which are optional.</text:p>
          </table:table-cell>
          <table:table-cell table:style-name="Default"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lgop2&quot;&gt; &lt;year&gt;1986&lt;/year&gt; &lt;rating&gt;ESRB - T (Teen)&lt;/rating&gt; &lt;title&gt;Leather Goddesses of Phobos 2 &lt;/title&gt; &lt;pub&gt;Infocom, Inc.&lt;/pub&gt; &lt;dev&gt;Infocom, Inc.&lt;/dev&gt; &lt;genre&gt;Adventure&lt;/genre&gt; &lt;score&gt;3.7&lt;/score&gt; &lt;player&gt;1 Player&lt;/player&gt; &lt;story&gt;Almost twenty years passed since the inhabitants of Earth defeated the Leather Goddesses of Phobos. The year now is 1958, and the scientific world is excited at the news of the discovery of a new planet in the Solar System, a so-called &quot;Planet X&quot;. One night, a spaceship crash-lands in the small town of Atom City, Nevada, home to a military base and a nuclear power plant. The alien Barth, a self-described &quot;Pulsating Inconvenience&quot; from Planet X, brings terrible news to the people of Earth: the Goddesses have conquered Planet X and forced its denizens to become sex slaves. Gas Pump Girls is the sequel to Leather Goddesses of Phobos. The player can choose between three different protagonists: the alien Barth, the gas station owner Zeke, or Lydia, the daughter of the astronomer who discovered Planet X. Barth's scenario involves different tasks, while the humans' gameplay is largely identical, with the exception of different dialogues. Unlike the previous game, the sequel is a graphical adventure without any text input. The player interacts with the environment in a point-and-click fashion, with a &quot;smart cursor&quot; that automatically changes its shape depending on the possible action that can be executed with a person or an object. The game has multiple-choice conversations, many of which are optional.&lt;/story&gt; &lt;/game&gt;">
            <text:p>&lt;game name="lgop2"&gt; &lt;year&gt;1986&lt;/year&gt; &lt;rating&gt;ESRB - T (Teen)&lt;/rating&gt; &lt;title&gt;Leather Goddesses of Phobos 2 &lt;/title&gt; &lt;pub&gt;Infocom, Inc.&lt;/pub&gt; &lt;dev&gt;Infocom, Inc.&lt;/dev&gt; &lt;genre&gt;Adventure&lt;/genre&gt; &lt;score&gt;3.7&lt;/score&gt; &lt;player&gt;1 Player&lt;/player&gt; &lt;story&gt;Almost twenty years passed since the inhabitants of Earth defeated the Leather Goddesses of Phobos. The year now is 1958, and the scientific world is excited at the news of the discovery of a new planet in the Solar System, a so-called "Planet X". One night, a spaceship crash-lands in the small town of Atom City, Nevada, home to a military base and a nuclear power plant. The alien Barth, a self-described "Pulsating Inconvenience" from Planet X, brings terrible news to the people of Earth: the Goddesses have conquered Planet X and forced its denizens to become sex slaves. Gas Pump Girls is the sequel to Leather Goddesses of Phobos. The player can choose between three different protagonists: the alien Barth, the gas station owner Zeke, or Lydia, the daughter of the astronomer who discovered Planet X. Barth's scenario involves different tasks, while the humans' gameplay is largely identical, with the exception of different dialogues. Unlike the previous game, the sequel is a graphical adventure without any text input. The player interacts with the environment in a point-and-click fashion, with a "smart cursor" that automatically changes its shape depending on the possible action that can be executed with a person or an object. The game has multiple-choice conversations, many of which are optional.&lt;/story&gt; &lt;/game&gt;</text:p>
          </table:table-cell>
          <table:table-cell table:number-columns-repeated="1012"/>
        </table:table-row>
        <table:table-row table:style-name="ro1">
          <table:table-cell office:value-type="string">
            <text:p>kyra1-cd</text:p>
          </table:table-cell>
          <table:table-cell office:value-type="string">
            <text:p>1992</text:p>
          </table:table-cell>
          <table:table-cell office:value-type="string">
            <text:p>ESRB - E (Everyone)</text:p>
          </table:table-cell>
          <table:table-cell office:value-type="string">
            <text:p>Legend of Kyrandia, The </text:p>
          </table:table-cell>
          <table:table-cell office:value-type="string">
            <text:p>Virgin Games, Inc.</text:p>
          </table:table-cell>
          <table:table-cell office:value-type="string">
            <text:p>Westwood Software</text:p>
          </table:table-cell>
          <table:table-cell office:value-type="string">
            <text:p>Adventure</text:p>
          </table:table-cell>
          <table:table-cell office:value-type="string">
            <text:p>3.9</text:p>
          </table:table-cell>
          <table:table-cell office:value-type="string">
            <text:p>1 Player</text:p>
          </table:table-cell>
          <table:table-cell office:value-type="string">
            <text:p>The Legend of Kyrandia is the first in a trilogy of adventure games by Westwood. In this game the player controls Brandon, grandson of Kallak - a wizard of the realm of Kyrandia. Malcolm, a psychotic jester imprisoned in the past by Kallak, has broken free and wishes to take over the land as well as lay down his revenge. He turns Kallak into stone leaving him with only his eyes, so that Kallak is not denied his tears for Kyrandia's sake. <text:s/>This is where Brandon steps in; returning home shortly afterwards only to find that his grandfather has been turned into stone, Brandon is being told by a messenger from the Realm of the Land that he has been chosen to embark on a journey that will rid this realm of Malcolm and his evil. He has to prove himself not only a hero, but a worthy heir to the crown and ultimately of becoming a king. <text:s/>Throughout the journey Brandon will collect many items and also learn how to master magic. Available spells include disappearing, healing yourself, summoning ice upon fire and shifting into a wisp. Interaction with the environment is confined to highlighted items, and a single cursor is used for all actions, without differentiating precise commands.</text:p>
          </table:table-cell>
          <table:table-cell table:style-name="Default"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kyra1-cd&quot;&gt; &lt;year&gt;1992&lt;/year&gt; &lt;rating&gt;ESRB - E (Everyone)&lt;/rating&gt; &lt;title&gt;Legend of Kyrandia, The &lt;/title&gt; &lt;pub&gt;Virgin Games, Inc.&lt;/pub&gt; &lt;dev&gt;Westwood Software&lt;/dev&gt; &lt;genre&gt;Adventure&lt;/genre&gt; &lt;score&gt;3.9&lt;/score&gt; &lt;player&gt;1 Player&lt;/player&gt; &lt;story&gt;The Legend of Kyrandia is the first in a trilogy of adventure games by Westwood. In this game the player controls Brandon, grandson of Kallak - a wizard of the realm of Kyrandia. Malcolm, a psychotic jester imprisoned in the past by Kallak, has broken free and wishes to take over the land as well as lay down his revenge. He turns Kallak into stone leaving him with only his eyes, so that Kallak is not denied his tears for Kyrandia's sake.  This is where Brandon steps in; returning home shortly afterwards only to find that his grandfather has been turned into stone, Brandon is being told by a messenger from the Realm of the Land that he has been chosen to embark on a journey that will rid this realm of Malcolm and his evil. He has to prove himself not only a hero, but a worthy heir to the crown and ultimately of becoming a king.  Throughout the journey Brandon will collect many items and also learn how to master magic. Available spells include disappearing, healing yourself, summoning ice upon fire and shifting into a wisp. Interaction with the environment is confined to highlighted items, and a single cursor is used for all actions, without differentiating precise commands.&lt;/story&gt; &lt;/game&gt;">
            <text:p>&lt;game name="kyra1-cd"&gt; &lt;year&gt;1992&lt;/year&gt; &lt;rating&gt;ESRB - E (Everyone)&lt;/rating&gt; &lt;title&gt;Legend of Kyrandia, The &lt;/title&gt; &lt;pub&gt;Virgin Games, Inc.&lt;/pub&gt; &lt;dev&gt;Westwood Software&lt;/dev&gt; &lt;genre&gt;Adventure&lt;/genre&gt; &lt;score&gt;3.9&lt;/score&gt; &lt;player&gt;1 Player&lt;/player&gt; &lt;story&gt;The Legend of Kyrandia is the first in a trilogy of adventure games by Westwood. In this game the player controls Brandon, grandson of Kallak - a wizard of the realm of Kyrandia. Malcolm, a psychotic jester imprisoned in the past by Kallak, has broken free and wishes to take over the land as well as lay down his revenge. He turns Kallak into stone leaving him with only his eyes, so that Kallak is not denied his tears for Kyrandia's sake. <text:s/>This is where Brandon steps in; returning home shortly afterwards only to find that his grandfather has been turned into stone, Brandon is being told by a messenger from the Realm of the Land that he has been chosen to embark on a journey that will rid this realm of Malcolm and his evil. He has to prove himself not only a hero, but a worthy heir to the crown and ultimately of becoming a king. <text:s/>Throughout the journey Brandon will collect many items and also learn how to master magic. Available spells include disappearing, healing yourself, summoning ice upon fire and shifting into a wisp. Interaction with the environment is confined to highlighted items, and a single cursor is used for all actions, without differentiating precise commands.&lt;/story&gt; &lt;/game&gt;</text:p>
          </table:table-cell>
          <table:table-cell table:number-columns-repeated="1012"/>
        </table:table-row>
        <table:table-row table:style-name="ro1">
          <table:table-cell office:value-type="string">
            <text:p>kyra3</text:p>
          </table:table-cell>
          <table:table-cell office:value-type="string">
            <text:p>1994</text:p>
          </table:table-cell>
          <table:table-cell office:value-type="string">
            <text:p>ESRB - T (Teen)</text:p>
          </table:table-cell>
          <table:table-cell office:value-type="string">
            <text:p>Legend of Kyrandia, The - Book Three - Malcolm's Revenge </text:p>
          </table:table-cell>
          <table:table-cell office:value-type="string">
            <text:p>Virgin Interactive Entertainment, Inc.</text:p>
          </table:table-cell>
          <table:table-cell office:value-type="string">
            <text:p>Westwood Software</text:p>
          </table:table-cell>
          <table:table-cell office:value-type="string">
            <text:p>Adventure</text:p>
          </table:table-cell>
          <table:table-cell office:value-type="string">
            <text:p>4.0</text:p>
          </table:table-cell>
          <table:table-cell office:value-type="string">
            <text:p>1 Player</text:p>
          </table:table-cell>
          <table:table-cell office:value-type="string">
            <text:p>Everyone blamed the jester Malcolm for allegedly turning everyone to stone and killing the King and the Queen of Kyrandia. Their son Brandon eventually turned Malcolm himself into stone. However, a thunderbolt strikes the jester, liberating him from his predicament. Now it's his turn to tell the world his version of the truth, whether in his usual mischievous manner or by becoming a nicer person. <text:s/>Malcolm's Revenge is the third entry in the Legend of Kyrandia series and, like its predecessors, an adventure game focusing on inventory-based puzzles. The basic gameplay is similar to the previous entries: the "smart cursor" is responsible for all the actions in the game - taking, using, talking, etc. During conversations, it is possible to control Malcolm's level of truthfulness as well as his "good" and "bad" attitude. Many puzzles in the game have multiple solutions, though the main story remains unchanged for the most part.</text:p>
          </table:table-cell>
          <table:table-cell table:style-name="Default"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kyra3&quot;&gt; &lt;year&gt;1994&lt;/year&gt; &lt;rating&gt;ESRB - T (Teen)&lt;/rating&gt; &lt;title&gt;Legend of Kyrandia, The - Book Three - Malcolm's Revenge &lt;/title&gt; &lt;pub&gt;Virgin Interactive Entertainment, Inc.&lt;/pub&gt; &lt;dev&gt;Westwood Software&lt;/dev&gt; &lt;genre&gt;Adventure&lt;/genre&gt; &lt;score&gt;4.0&lt;/score&gt; &lt;player&gt;1 Player&lt;/player&gt; &lt;story&gt;Everyone blamed the jester Malcolm for allegedly turning everyone to stone and killing the King and the Queen of Kyrandia. Their son Brandon eventually turned Malcolm himself into stone. However, a thunderbolt strikes the jester, liberating him from his predicament. Now it's his turn to tell the world his version of the truth, whether in his usual mischievous manner or by becoming a nicer person.  Malcolm's Revenge is the third entry in the Legend of Kyrandia series and, like its predecessors, an adventure game focusing on inventory-based puzzles. The basic gameplay is similar to the previous entries: the &quot;smart cursor&quot; is responsible for all the actions in the game - taking, using, talking, etc. During conversations, it is possible to control Malcolm's level of truthfulness as well as his &quot;good&quot; and &quot;bad&quot; attitude. Many puzzles in the game have multiple solutions, though the main story remains unchanged for the most part.&lt;/story&gt; &lt;/game&gt;">
            <text:p>&lt;game name="kyra3"&gt; &lt;year&gt;1994&lt;/year&gt; &lt;rating&gt;ESRB - T (Teen)&lt;/rating&gt; &lt;title&gt;Legend of Kyrandia, The - Book Three - Malcolm's Revenge &lt;/title&gt; &lt;pub&gt;Virgin Interactive Entertainment, Inc.&lt;/pub&gt; &lt;dev&gt;Westwood Software&lt;/dev&gt; &lt;genre&gt;Adventure&lt;/genre&gt; &lt;score&gt;4.0&lt;/score&gt; &lt;player&gt;1 Player&lt;/player&gt; &lt;story&gt;Everyone blamed the jester Malcolm for allegedly turning everyone to stone and killing the King and the Queen of Kyrandia. Their son Brandon eventually turned Malcolm himself into stone. However, a thunderbolt strikes the jester, liberating him from his predicament. Now it's his turn to tell the world his version of the truth, whether in his usual mischievous manner or by becoming a nicer person. <text:s/>Malcolm's Revenge is the third entry in the Legend of Kyrandia series and, like its predecessors, an adventure game focusing on inventory-based puzzles. The basic gameplay is similar to the previous entries: the "smart cursor" is responsible for all the actions in the game - taking, using, talking, etc. During conversations, it is possible to control Malcolm's level of truthfulness as well as his "good" and "bad" attitude. Many puzzles in the game have multiple solutions, though the main story remains unchanged for the most part.&lt;/story&gt; &lt;/game&gt;</text:p>
          </table:table-cell>
          <table:table-cell table:number-columns-repeated="1012"/>
        </table:table-row>
        <table:table-row table:style-name="ro1">
          <table:table-cell office:value-type="string">
            <text:p>kyra2-cd</text:p>
          </table:table-cell>
          <table:table-cell office:value-type="string">
            <text:p>1993</text:p>
          </table:table-cell>
          <table:table-cell office:value-type="string">
            <text:p>ESRB - E (Everyone)</text:p>
          </table:table-cell>
          <table:table-cell office:value-type="string">
            <text:p>Legend of Kyrandia, The - Book Two - The Hand of Fate </text:p>
          </table:table-cell>
          <table:table-cell office:value-type="string">
            <text:p>Virgin Games, Inc.</text:p>
          </table:table-cell>
          <table:table-cell office:value-type="string">
            <text:p>Westwood Software</text:p>
          </table:table-cell>
          <table:table-cell office:value-type="string">
            <text:p>Adventure</text:p>
          </table:table-cell>
          <table:table-cell office:value-type="string">
            <text:p>4.0</text:p>
          </table:table-cell>
          <table:table-cell office:value-type="string">
            <text:p>1 Player</text:p>
          </table:table-cell>
          <table:table-cell office:value-type="string">
            <text:p>In the first part of this trilogy, Brandon, soon to be a king and only heir to the throne, determined to stop the evil jester Malcolm. Now, Kyrandia is disappearing. The high council found the cure for that - the anchor from the center of the world. When the young sorceress Zanthia comes to that anchor, she realizes it is not the answer. Her friend Marco is in possession of a giant hand, and it looks like that hand is responsible for the sabotage. Now, Zanthia must save Kyrandia before everything else vanishes without a trace. <text:s/>Hand of Fate is the second installment in the Kyrandia series. The gameplay is similar to that of the previous game. Interaction is possible only with highlighted objects on the screen, and is reduced to a single cursor, without the distinction of separate commands. There are also no branching dialogues. Many of the puzzles involve picking up ingredients and concocting magic spells out of them.</text:p>
          </table:table-cell>
          <table:table-cell table:style-name="Default"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kyra2-cd&quot;&gt; &lt;year&gt;1993&lt;/year&gt; &lt;rating&gt;ESRB - E (Everyone)&lt;/rating&gt; &lt;title&gt;Legend of Kyrandia, The - Book Two - The Hand of Fate &lt;/title&gt; &lt;pub&gt;Virgin Games, Inc.&lt;/pub&gt; &lt;dev&gt;Westwood Software&lt;/dev&gt; &lt;genre&gt;Adventure&lt;/genre&gt; &lt;score&gt;4.0&lt;/score&gt; &lt;player&gt;1 Player&lt;/player&gt; &lt;story&gt;In the first part of this trilogy, Brandon, soon to be a king and only heir to the throne, determined to stop the evil jester Malcolm. Now, Kyrandia is disappearing. The high council found the cure for that - the anchor from the center of the world. When the young sorceress Zanthia comes to that anchor, she realizes it is not the answer. Her friend Marco is in possession of a giant hand, and it looks like that hand is responsible for the sabotage. Now, Zanthia must save Kyrandia before everything else vanishes without a trace.  Hand of Fate is the second installment in the Kyrandia series. The gameplay is similar to that of the previous game. Interaction is possible only with highlighted objects on the screen, and is reduced to a single cursor, without the distinction of separate commands. There are also no branching dialogues. Many of the puzzles involve picking up ingredients and concocting magic spells out of them.&lt;/story&gt; &lt;/game&gt;">
            <text:p>&lt;game name="kyra2-cd"&gt; &lt;year&gt;1993&lt;/year&gt; &lt;rating&gt;ESRB - E (Everyone)&lt;/rating&gt; &lt;title&gt;Legend of Kyrandia, The - Book Two - The Hand of Fate &lt;/title&gt; &lt;pub&gt;Virgin Games, Inc.&lt;/pub&gt; &lt;dev&gt;Westwood Software&lt;/dev&gt; &lt;genre&gt;Adventure&lt;/genre&gt; &lt;score&gt;4.0&lt;/score&gt; &lt;player&gt;1 Player&lt;/player&gt; &lt;story&gt;In the first part of this trilogy, Brandon, soon to be a king and only heir to the throne, determined to stop the evil jester Malcolm. Now, Kyrandia is disappearing. The high council found the cure for that - the anchor from the center of the world. When the young sorceress Zanthia comes to that anchor, she realizes it is not the answer. Her friend Marco is in possession of a giant hand, and it looks like that hand is responsible for the sabotage. Now, Zanthia must save Kyrandia before everything else vanishes without a trace. <text:s/>Hand of Fate is the second installment in the Kyrandia series. The gameplay is similar to that of the previous game. Interaction is possible only with highlighted objects on the screen, and is reduced to a single cursor, without the distinction of separate commands. There are also no branching dialogues. Many of the puzzles involve picking up ingredients and concocting magic spells out of them.&lt;/story&gt; &lt;/game&gt;</text:p>
          </table:table-cell>
          <table:table-cell table:number-columns-repeated="1012"/>
        </table:table-row>
        <table:table-row table:style-name="ro1">
          <table:table-cell office:value-type="string">
            <text:p>lsl1sci</text:p>
          </table:table-cell>
          <table:table-cell office:value-type="string">
            <text:p>1991</text:p>
          </table:table-cell>
          <table:table-cell office:value-type="string">
            <text:p>ESRB - M (Mature)</text:p>
          </table:table-cell>
          <table:table-cell office:value-type="string">
            <text:p>Leisure Suit Larry 1 - In the Land of the Lounge Lizards [VGA Remake]</text:p>
          </table:table-cell>
          <table:table-cell table:number-columns-repeated="2" office:value-type="string">
            <text:p>Sierra On-Line, Inc.</text:p>
          </table:table-cell>
          <table:table-cell office:value-type="string">
            <text:p>Adventure</text:p>
          </table:table-cell>
          <table:table-cell office:value-type="string">
            <text:p>3.9</text:p>
          </table:table-cell>
          <table:table-cell office:value-type="string">
            <text:p>1 Player</text:p>
          </table:table-cell>
          <table:table-cell office:value-type="string">
            <text:p>Leisure Suit Larry 1: In the Land of the Lounge Lizards is a remake of the first game in the Leisure Suit Larry series. It introduces a new interface. Instead of typing commands, the player performs the desired actions by choosing appropriate icons, and then clicking on objects on the screen to interact with them. The graphics are now 256 color VGA. There is also much more music than in the original version, and it supports more advanced sound formats.</text:p>
          </table:table-cell>
          <table:table-cell table:style-name="Default"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lsl1sci&quot;&gt; &lt;year&gt;1991&lt;/year&gt; &lt;rating&gt;ESRB - M (Mature)&lt;/rating&gt; &lt;title&gt;Leisure Suit Larry 1 - In the Land of the Lounge Lizards [VGA Remake]&lt;/title&gt; &lt;pub&gt;Sierra On-Line, Inc.&lt;/pub&gt; &lt;dev&gt;Sierra On-Line, Inc.&lt;/dev&gt; &lt;genre&gt;Adventure&lt;/genre&gt; &lt;score&gt;3.9&lt;/score&gt; &lt;player&gt;1 Player&lt;/player&gt; &lt;story&gt;Leisure Suit Larry 1: In the Land of the Lounge Lizards is a remake of the first game in the Leisure Suit Larry series. It introduces a new interface. Instead of typing commands, the player performs the desired actions by choosing appropriate icons, and then clicking on objects on the screen to interact with them. The graphics are now 256 color VGA. There is also much more music than in the original version, and it supports more advanced sound formats.&lt;/story&gt; &lt;/game&gt;">
            <text:p>&lt;game name="lsl1sci"&gt; &lt;year&gt;1991&lt;/year&gt; &lt;rating&gt;ESRB - M (Mature)&lt;/rating&gt; &lt;title&gt;Leisure Suit Larry 1 - In the Land of the Lounge Lizards [VGA Remake]&lt;/title&gt; &lt;pub&gt;Sierra On-Line, Inc.&lt;/pub&gt; &lt;dev&gt;Sierra On-Line, Inc.&lt;/dev&gt; &lt;genre&gt;Adventure&lt;/genre&gt; &lt;score&gt;3.9&lt;/score&gt; &lt;player&gt;1 Player&lt;/player&gt; &lt;story&gt;Leisure Suit Larry 1: In the Land of the Lounge Lizards is a remake of the first game in the Leisure Suit Larry series. It introduces a new interface. Instead of typing commands, the player performs the desired actions by choosing appropriate icons, and then clicking on objects on the screen to interact with them. The graphics are now 256 color VGA. There is also much more music than in the original version, and it supports more advanced sound formats.&lt;/story&gt; &lt;/game&gt;</text:p>
          </table:table-cell>
          <table:table-cell table:number-columns-repeated="1012"/>
        </table:table-row>
        <table:table-row table:style-name="ro1">
          <table:table-cell office:value-type="string">
            <text:p>lsl1</text:p>
          </table:table-cell>
          <table:table-cell office:value-type="string">
            <text:p>1987</text:p>
          </table:table-cell>
          <table:table-cell office:value-type="string">
            <text:p>ESRB - M (Mature)</text:p>
          </table:table-cell>
          <table:table-cell office:value-type="string">
            <text:p>Leisure Suit Larry 1 - In the Land of the Lounge Lizards </text:p>
          </table:table-cell>
          <table:table-cell table:number-columns-repeated="2" office:value-type="string">
            <text:p>Sierra On-Line, Inc.</text:p>
          </table:table-cell>
          <table:table-cell office:value-type="string">
            <text:p>Adventure</text:p>
          </table:table-cell>
          <table:table-cell office:value-type="string">
            <text:p>3.9</text:p>
          </table:table-cell>
          <table:table-cell office:value-type="string">
            <text:p>1 Player</text:p>
          </table:table-cell>
          <table:table-cell office:value-type="string">
            <text:p>Larry Laffer is a short, tacky, balding, forty-year-old man who has been living with his mother until recently. He used to be in the software business, but decided to leave everything behind as he moved to the city of Lost Wages in pursuit of sexual fulfillment. Clad in a white polyester leisure suit, Larry finds himself outside of Lefty's Bar, determined to finally lose his virginity - or commit suicide if he is unable to achieve that goal before dawn. <text:s/>Leisure Suit Larry in the Land of the Lounge Lizards is the first game in Al Lowe's Leisure Suit Larry series, largely inspired by the text adventure Softporn Adventure, though with a greatly enhanced script containing more humorous descriptions and dialogue. The gameplay is similar to other third-person Sierra adventures: a text parser is used to input commands for interaction with a graphical environment. Progress is achieved by collecting various items and figuring out which of those may be essential for conquering the hearts of the several female characters appearing in the game. <text:s/>The game allows the player to access most of its locations (a bar, a casino, a convenience store, etc.) from the very beginning, with only a few key ones being barred due to the lack of a crucial item. Moving between some of the locations can only be done by cab. Paying for those trips, as well as procuring some of the items, requires the player to manage Larry's finance by gambling at the casino. Typical of Sierra games, progress is tracked through a set amount of points, awarded for advancement or minor actions. There are several ways to die in the game, most presented in a humorous fashion. The game contains adult situations and semi-implicit depictions of sex.</text:p>
          </table:table-cell>
          <table:table-cell table:style-name="Default"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lsl1&quot;&gt; &lt;year&gt;1987&lt;/year&gt; &lt;rating&gt;ESRB - M (Mature)&lt;/rating&gt; &lt;title&gt;Leisure Suit Larry 1 - In the Land of the Lounge Lizards &lt;/title&gt; &lt;pub&gt;Sierra On-Line, Inc.&lt;/pub&gt; &lt;dev&gt;Sierra On-Line, Inc.&lt;/dev&gt; &lt;genre&gt;Adventure&lt;/genre&gt; &lt;score&gt;3.9&lt;/score&gt; &lt;player&gt;1 Player&lt;/player&gt; &lt;story&gt;Larry Laffer is a short, tacky, balding, forty-year-old man who has been living with his mother until recently. He used to be in the software business, but decided to leave everything behind as he moved to the city of Lost Wages in pursuit of sexual fulfillment. Clad in a white polyester leisure suit, Larry finds himself outside of Lefty's Bar, determined to finally lose his virginity - or commit suicide if he is unable to achieve that goal before dawn.  Leisure Suit Larry in the Land of the Lounge Lizards is the first game in Al Lowe's Leisure Suit Larry series, largely inspired by the text adventure Softporn Adventure, though with a greatly enhanced script containing more humorous descriptions and dialogue. The gameplay is similar to other third-person Sierra adventures: a text parser is used to input commands for interaction with a graphical environment. Progress is achieved by collecting various items and figuring out which of those may be essential for conquering the hearts of the several female characters appearing in the game.  The game allows the player to access most of its locations (a bar, a casino, a convenience store, etc.) from the very beginning, with only a few key ones being barred due to the lack of a crucial item. Moving between some of the locations can only be done by cab. Paying for those trips, as well as procuring some of the items, requires the player to manage Larry's finance by gambling at the casino. Typical of Sierra games, progress is tracked through a set amount of points, awarded for advancement or minor actions. There are several ways to die in the game, most presented in a humorous fashion. The game contains adult situations and semi-implicit depictions of sex.&lt;/story&gt; &lt;/game&gt;">
            <text:p>&lt;game name="lsl1"&gt; &lt;year&gt;1987&lt;/year&gt; &lt;rating&gt;ESRB - M (Mature)&lt;/rating&gt; &lt;title&gt;Leisure Suit Larry 1 - In the Land of the Lounge Lizards &lt;/title&gt; &lt;pub&gt;Sierra On-Line, Inc.&lt;/pub&gt; &lt;dev&gt;Sierra On-Line, Inc.&lt;/dev&gt; &lt;genre&gt;Adventure&lt;/genre&gt; &lt;score&gt;3.9&lt;/score&gt; &lt;player&gt;1 Player&lt;/player&gt; &lt;story&gt;Larry Laffer is a short, tacky, balding, forty-year-old man who has been living with his mother until recently. He used to be in the software business, but decided to leave everything behind as he moved to the city of Lost Wages in pursuit of sexual fulfillment. Clad in a white polyester leisure suit, Larry finds himself outside of Lefty's Bar, determined to finally lose his virginity - or commit suicide if he is unable to achieve that goal before dawn. <text:s/>Leisure Suit Larry in the Land of the Lounge Lizards is the first game in Al Lowe's Leisure Suit Larry series, largely inspired by the text adventure Softporn Adventure, though with a greatly enhanced script containing more humorous descriptions and dialogue. The gameplay is similar to other third-person Sierra adventures: a text parser is used to input commands for interaction with a graphical environment. Progress is achieved by collecting various items and figuring out which of those may be essential for conquering the hearts of the several female characters appearing in the game. <text:s/>The game allows the player to access most of its locations (a bar, a casino, a convenience store, etc.) from the very beginning, with only a few key ones being barred due to the lack of a crucial item. Moving between some of the locations can only be done by cab. Paying for those trips, as well as procuring some of the items, requires the player to manage Larry's finance by gambling at the casino. Typical of Sierra games, progress is tracked through a set amount of points, awarded for advancement or minor actions. There are several ways to die in the game, most presented in a humorous fashion. The game contains adult situations and semi-implicit depictions of sex.&lt;/story&gt; &lt;/game&gt;</text:p>
          </table:table-cell>
          <table:table-cell table:number-columns-repeated="1012"/>
        </table:table-row>
        <table:table-row table:style-name="ro1">
          <table:table-cell office:value-type="string">
            <text:p>lsl2</text:p>
          </table:table-cell>
          <table:table-cell office:value-type="string">
            <text:p>1988</text:p>
          </table:table-cell>
          <table:table-cell office:value-type="string">
            <text:p>ESRB - M (Mature)</text:p>
          </table:table-cell>
          <table:table-cell office:value-type="string">
            <text:p>Leisure Suit Larry 2 - Goes Looking for Love </text:p>
          </table:table-cell>
          <table:table-cell table:number-columns-repeated="2" office:value-type="string">
            <text:p>Sierra On-Line, Inc.</text:p>
          </table:table-cell>
          <table:table-cell office:value-type="string">
            <text:p>Adventure</text:p>
          </table:table-cell>
          <table:table-cell office:value-type="string">
            <text:p>3.6</text:p>
          </table:table-cell>
          <table:table-cell office:value-type="string">
            <text:p>1 Player</text:p>
          </table:table-cell>
          <table:table-cell office:value-type="string">
            <text:p>Leisure Suit Larry Goes Looking for Love (In Several Wrong Places) is the second game in Al Lowe's Leisure Suit Larry series. Continuing the plot of the previous game, the swinging single Larry Laffer has finally found his true love and is happily living with her. Right? Wrong!.. Because Larry is mercilessly thrown out by his great love and is left all alone, penniless, and womanless, in Los Angeles. Accidentally, Larry comes into contact with KGB agents who will pursue him all over the globe from now on. And there is also the evil doctor Noontonyt plotting evil schemes on a remote tropical island... Looks like Larry will have to forget about his women-related problems for now... or is it so? <text:s/>The second game in the series introduces an improved engine (allowing for full-screen graphics and mouse control for movement). As opposed to the first game, which relied on exploration of one large area, the sequel has a more linear progression, the player being continuously taken to new locations as dictated by the plot. There are less puzzles in this installment than in the previous game; however, the number of ways to die has increased, danger awaiting Larry in most places he visits.</text:p>
          </table:table-cell>
          <table:table-cell table:style-name="Default"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lsl2&quot;&gt; &lt;year&gt;1988&lt;/year&gt; &lt;rating&gt;ESRB - M (Mature)&lt;/rating&gt; &lt;title&gt;Leisure Suit Larry 2 - Goes Looking for Love &lt;/title&gt; &lt;pub&gt;Sierra On-Line, Inc.&lt;/pub&gt; &lt;dev&gt;Sierra On-Line, Inc.&lt;/dev&gt; &lt;genre&gt;Adventure&lt;/genre&gt; &lt;score&gt;3.6&lt;/score&gt; &lt;player&gt;1 Player&lt;/player&gt; &lt;story&gt;Leisure Suit Larry Goes Looking for Love (In Several Wrong Places) is the second game in Al Lowe's Leisure Suit Larry series. Continuing the plot of the previous game, the swinging single Larry Laffer has finally found his true love and is happily living with her. Right? Wrong!.. Because Larry is mercilessly thrown out by his great love and is left all alone, penniless, and womanless, in Los Angeles. Accidentally, Larry comes into contact with KGB agents who will pursue him all over the globe from now on. And there is also the evil doctor Noontonyt plotting evil schemes on a remote tropical island... Looks like Larry will have to forget about his women-related problems for now... or is it so?  The second game in the series introduces an improved engine (allowing for full-screen graphics and mouse control for movement). As opposed to the first game, which relied on exploration of one large area, the sequel has a more linear progression, the player being continuously taken to new locations as dictated by the plot. There are less puzzles in this installment than in the previous game; however, the number of ways to die has increased, danger awaiting Larry in most places he visits.&lt;/story&gt; &lt;/game&gt;">
            <text:p>&lt;game name="lsl2"&gt; &lt;year&gt;1988&lt;/year&gt; &lt;rating&gt;ESRB - M (Mature)&lt;/rating&gt; &lt;title&gt;Leisure Suit Larry 2 - Goes Looking for Love &lt;/title&gt; &lt;pub&gt;Sierra On-Line, Inc.&lt;/pub&gt; &lt;dev&gt;Sierra On-Line, Inc.&lt;/dev&gt; &lt;genre&gt;Adventure&lt;/genre&gt; &lt;score&gt;3.6&lt;/score&gt; &lt;player&gt;1 Player&lt;/player&gt; &lt;story&gt;Leisure Suit Larry Goes Looking for Love (In Several Wrong Places) is the second game in Al Lowe's Leisure Suit Larry series. Continuing the plot of the previous game, the swinging single Larry Laffer has finally found his true love and is happily living with her. Right? Wrong!.. Because Larry is mercilessly thrown out by his great love and is left all alone, penniless, and womanless, in Los Angeles. Accidentally, Larry comes into contact with KGB agents who will pursue him all over the globe from now on. And there is also the evil doctor Noontonyt plotting evil schemes on a remote tropical island... Looks like Larry will have to forget about his women-related problems for now... or is it so? <text:s/>The second game in the series introduces an improved engine (allowing for full-screen graphics and mouse control for movement). As opposed to the first game, which relied on exploration of one large area, the sequel has a more linear progression, the player being continuously taken to new locations as dictated by the plot. There are less puzzles in this installment than in the previous game; however, the number of ways to die has increased, danger awaiting Larry in most places he visits.&lt;/story&gt; &lt;/game&gt;</text:p>
          </table:table-cell>
          <table:table-cell table:number-columns-repeated="1012"/>
        </table:table-row>
        <table:table-row table:style-name="ro1">
          <table:table-cell office:value-type="string">
            <text:p>lsl3</text:p>
          </table:table-cell>
          <table:table-cell office:value-type="string">
            <text:p>1989</text:p>
          </table:table-cell>
          <table:table-cell office:value-type="string">
            <text:p>ESRB - M (Mature)</text:p>
          </table:table-cell>
          <table:table-cell office:value-type="string">
            <text:p>Leisure Suit Larry 3 - Passionate Patti in Pursuit of the Pulsating Pectorals </text:p>
          </table:table-cell>
          <table:table-cell table:number-columns-repeated="2" office:value-type="string">
            <text:p>Sierra On-Line, Inc.</text:p>
          </table:table-cell>
          <table:table-cell office:value-type="string">
            <text:p>Adventure</text:p>
          </table:table-cell>
          <table:table-cell office:value-type="string">
            <text:p>3.9</text:p>
          </table:table-cell>
          <table:table-cell office:value-type="string">
            <text:p>1 Player</text:p>
          </table:table-cell>
          <table:table-cell office:value-type="string">
            <text:p>Passionate Patti in Pursuit of the Pulsating Pectorals! is the third game in Al Lowe's Leisure Suit Larry series. Larry Laffer has finally found the woman of his dreams, and can happily live with her together on the beautiful tropical island... until he gets thrown out of the house by his wife. His boss, who happens to be his (now ex-) father-in-law, fires him. Larry is all alone, without a woman, without a job, on an island that has long ceased to be a "tropical paradise" and is exploited by entertainers, lawyers, and alike. But never despair! Dressed in his irresistible leisure suit, Larry is about to conquer the world (or at least its female population) anew. Watch out, fairer sex, because Larry is back to his swinging self! <text:s/>The game uses the same text-based interface and the same graphical engine as the previous entry in the series. The structure of the game, however, is more similar to that of the first installment: most of the time, the player is confined to one large area which can be freely explored. Unlike the two previous Larry games, the player does not just control Larry, but also - in the second half of the game - the enigmatic and beautiful pianist Patti, helping them to reach an ending that will finally bring happiness into Larry's life.</text:p>
          </table:table-cell>
          <table:table-cell table:style-name="Default"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lsl3&quot;&gt; &lt;year&gt;1989&lt;/year&gt; &lt;rating&gt;ESRB - M (Mature)&lt;/rating&gt; &lt;title&gt;Leisure Suit Larry 3 - Passionate Patti in Pursuit of the Pulsating Pectorals &lt;/title&gt; &lt;pub&gt;Sierra On-Line, Inc.&lt;/pub&gt; &lt;dev&gt;Sierra On-Line, Inc.&lt;/dev&gt; &lt;genre&gt;Adventure&lt;/genre&gt; &lt;score&gt;3.9&lt;/score&gt; &lt;player&gt;1 Player&lt;/player&gt; &lt;story&gt;Passionate Patti in Pursuit of the Pulsating Pectorals! is the third game in Al Lowe's Leisure Suit Larry series. Larry Laffer has finally found the woman of his dreams, and can happily live with her together on the beautiful tropical island... until he gets thrown out of the house by his wife. His boss, who happens to be his (now ex-) father-in-law, fires him. Larry is all alone, without a woman, without a job, on an island that has long ceased to be a &quot;tropical paradise&quot; and is exploited by entertainers, lawyers, and alike. But never despair! Dressed in his irresistible leisure suit, Larry is about to conquer the world (or at least its female population) anew. Watch out, fairer sex, because Larry is back to his swinging self!  The game uses the same text-based interface and the same graphical engine as the previous entry in the series. The structure of the game, however, is more similar to that of the first installment: most of the time, the player is confined to one large area which can be freely explored. Unlike the two previous Larry games, the player does not just control Larry, but also - in the second half of the game - the enigmatic and beautiful pianist Patti, helping them to reach an ending that will finally bring happiness into Larry's life.&lt;/story&gt; &lt;/game&gt;">
            <text:p>&lt;game name="lsl3"&gt; &lt;year&gt;1989&lt;/year&gt; &lt;rating&gt;ESRB - M (Mature)&lt;/rating&gt; &lt;title&gt;Leisure Suit Larry 3 - Passionate Patti in Pursuit of the Pulsating Pectorals &lt;/title&gt; &lt;pub&gt;Sierra On-Line, Inc.&lt;/pub&gt; &lt;dev&gt;Sierra On-Line, Inc.&lt;/dev&gt; &lt;genre&gt;Adventure&lt;/genre&gt; &lt;score&gt;3.9&lt;/score&gt; &lt;player&gt;1 Player&lt;/player&gt; &lt;story&gt;Passionate Patti in Pursuit of the Pulsating Pectorals! is the third game in Al Lowe's Leisure Suit Larry series. Larry Laffer has finally found the woman of his dreams, and can happily live with her together on the beautiful tropical island... until he gets thrown out of the house by his wife. His boss, who happens to be his (now ex-) father-in-law, fires him. Larry is all alone, without a woman, without a job, on an island that has long ceased to be a "tropical paradise" and is exploited by entertainers, lawyers, and alike. But never despair! Dressed in his irresistible leisure suit, Larry is about to conquer the world (or at least its female population) anew. Watch out, fairer sex, because Larry is back to his swinging self! <text:s/>The game uses the same text-based interface and the same graphical engine as the previous entry in the series. The structure of the game, however, is more similar to that of the first installment: most of the time, the player is confined to one large area which can be freely explored. Unlike the two previous Larry games, the player does not just control Larry, but also - in the second half of the game - the enigmatic and beautiful pianist Patti, helping them to reach an ending that will finally bring happiness into Larry's life.&lt;/story&gt; &lt;/game&gt;</text:p>
          </table:table-cell>
          <table:table-cell table:number-columns-repeated="1012"/>
        </table:table-row>
        <table:table-row table:style-name="ro1">
          <table:table-cell office:value-type="string">
            <text:p>lsl5</text:p>
          </table:table-cell>
          <table:table-cell office:value-type="string">
            <text:p>1991</text:p>
          </table:table-cell>
          <table:table-cell office:value-type="string">
            <text:p>ESRB - M (Mature)</text:p>
          </table:table-cell>
          <table:table-cell office:value-type="string">
            <text:p>Leisure Suit Larry 5 - Passionate Patti Does a Little Undercover Work </text:p>
          </table:table-cell>
          <table:table-cell table:number-columns-repeated="2" office:value-type="string">
            <text:p>Sierra On-Line, Inc.</text:p>
          </table:table-cell>
          <table:table-cell office:value-type="string">
            <text:p>Adventure</text:p>
          </table:table-cell>
          <table:table-cell office:value-type="string">
            <text:p>3.7</text:p>
          </table:table-cell>
          <table:table-cell office:value-type="string">
            <text:p>1 Player</text:p>
          </table:table-cell>
          <table:table-cell office:value-type="string">
            <text:p>Passionate Patti Does a Little Undercover Work! is (despite the number) the fourth game in Al Lowe's Leisure Suit Larry series. The middle-aged would-be-womanizer Larry Laffer fell off a boat during a cruise and sustained amnesia, forgetting how he and his sweetheart Patti got separated, how Larry got a job in LA, how Patti got a job with the FBI, and what happened in (the never released) Larry 4. Now Larry and Patti are working independently on two cases that are connected to each other, even though the heroes aren't aware of that. Larry's new bosses are involved in shady business, while Patti agrees to take a break from her career as a performing pianist and become an undercover agent. Will the two be together ever again? <text:s/>Unlike the previous games with their text input, Larry 5 utilizes a graphical, icon-based interface. The player uses verb commands ("Look", "Talk", "Use" etc.) to interact with the environment. In a way not quite typical for Sierra's adventure games, it is impossible to "die" in Larry 5, and the amount of "dead ends" (unwinnable situations) is greatly reduced. The game is also less puzzle-oriented, allowing the player to proceed even if he/she fails to solve the required puzzle in some cases. However, the player is awarded more points for finding the "right" solution. As in the third game, both Larry and Patti are available as playable characters during different chapters of the story.</text:p>
          </table:table-cell>
          <table:table-cell table:style-name="Default"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lsl5&quot;&gt; &lt;year&gt;1991&lt;/year&gt; &lt;rating&gt;ESRB - M (Mature)&lt;/rating&gt; &lt;title&gt;Leisure Suit Larry 5 - Passionate Patti Does a Little Undercover Work &lt;/title&gt; &lt;pub&gt;Sierra On-Line, Inc.&lt;/pub&gt; &lt;dev&gt;Sierra On-Line, Inc.&lt;/dev&gt; &lt;genre&gt;Adventure&lt;/genre&gt; &lt;score&gt;3.7&lt;/score&gt; &lt;player&gt;1 Player&lt;/player&gt; &lt;story&gt;Passionate Patti Does a Little Undercover Work! is (despite the number) the fourth game in Al Lowe's Leisure Suit Larry series. The middle-aged would-be-womanizer Larry Laffer fell off a boat during a cruise and sustained amnesia, forgetting how he and his sweetheart Patti got separated, how Larry got a job in LA, how Patti got a job with the FBI, and what happened in (the never released) Larry 4. Now Larry and Patti are working independently on two cases that are connected to each other, even though the heroes aren't aware of that. Larry's new bosses are involved in shady business, while Patti agrees to take a break from her career as a performing pianist and become an undercover agent. Will the two be together ever again?  Unlike the previous games with their text input, Larry 5 utilizes a graphical, icon-based interface. The player uses verb commands (&quot;Look&quot;, &quot;Talk&quot;, &quot;Use&quot; etc.) to interact with the environment. In a way not quite typical for Sierra's adventure games, it is impossible to &quot;die&quot; in Larry 5, and the amount of &quot;dead ends&quot; (unwinnable situations) is greatly reduced. The game is also less puzzle-oriented, allowing the player to proceed even if he/she fails to solve the required puzzle in some cases. However, the player is awarded more points for finding the &quot;right&quot; solution. As in the third game, both Larry and Patti are available as playable characters during different chapters of the story.&lt;/story&gt; &lt;/game&gt;">
            <text:p>&lt;game name="lsl5"&gt; &lt;year&gt;1991&lt;/year&gt; &lt;rating&gt;ESRB - M (Mature)&lt;/rating&gt; &lt;title&gt;Leisure Suit Larry 5 - Passionate Patti Does a Little Undercover Work &lt;/title&gt; &lt;pub&gt;Sierra On-Line, Inc.&lt;/pub&gt; &lt;dev&gt;Sierra On-Line, Inc.&lt;/dev&gt; &lt;genre&gt;Adventure&lt;/genre&gt; &lt;score&gt;3.7&lt;/score&gt; &lt;player&gt;1 Player&lt;/player&gt; &lt;story&gt;Passionate Patti Does a Little Undercover Work! is (despite the number) the fourth game in Al Lowe's Leisure Suit Larry series. The middle-aged would-be-womanizer Larry Laffer fell off a boat during a cruise and sustained amnesia, forgetting how he and his sweetheart Patti got separated, how Larry got a job in LA, how Patti got a job with the FBI, and what happened in (the never released) Larry 4. Now Larry and Patti are working independently on two cases that are connected to each other, even though the heroes aren't aware of that. Larry's new bosses are involved in shady business, while Patti agrees to take a break from her career as a performing pianist and become an undercover agent. Will the two be together ever again? <text:s/>Unlike the previous games with their text input, Larry 5 utilizes a graphical, icon-based interface. The player uses verb commands ("Look", "Talk", "Use" etc.) to interact with the environment. In a way not quite typical for Sierra's adventure games, it is impossible to "die" in Larry 5, and the amount of "dead ends" (unwinnable situations) is greatly reduced. The game is also less puzzle-oriented, allowing the player to proceed even if he/she fails to solve the required puzzle in some cases. However, the player is awarded more points for finding the "right" solution. As in the third game, both Larry and Patti are available as playable characters during different chapters of the story.&lt;/story&gt; &lt;/game&gt;</text:p>
          </table:table-cell>
          <table:table-cell table:number-columns-repeated="1012"/>
        </table:table-row>
        <table:table-row table:style-name="ro1">
          <table:table-cell office:value-type="string">
            <text:p>lsl6-cd</text:p>
          </table:table-cell>
          <table:table-cell office:value-type="string">
            <text:p>1993</text:p>
          </table:table-cell>
          <table:table-cell office:value-type="string">
            <text:p>ESRB - M (Mature)</text:p>
          </table:table-cell>
          <table:table-cell office:value-type="string">
            <text:p>Leisure Suit Larry 6 - Shape Up or Slip Out! </text:p>
          </table:table-cell>
          <table:table-cell table:number-columns-repeated="2" office:value-type="string">
            <text:p>Sierra On-Line, Inc.</text:p>
          </table:table-cell>
          <table:table-cell office:value-type="string">
            <text:p>Adventure</text:p>
          </table:table-cell>
          <table:table-cell office:value-type="string">
            <text:p>4.0</text:p>
          </table:table-cell>
          <table:table-cell office:value-type="string">
            <text:p>1 Player</text:p>
          </table:table-cell>
          <table:table-cell office:value-type="string">
            <text:p>Shape Up or Slip Out! is the fifth game in Al Lowe's Leisure Suit Larry series. All the events from the previous games are forgotten. Larry is once again single, and again his goal is to capture the interest of various ladies. By sheer coincidence, Larry finds himself on a TV Game Show called "Stallions". He wins a weekend at the Spa Resort, La Costa Lotta. Naturally, there are some beautiful women in the spa who are just dreaming about such a wonderful, handsome man as Larry! Uh... or is it really so? It is the player's goal to find out! <text:s/>This instalment focuses more on conversations with women and puzzles than on the storyline. The entire game is spent at La Costa Lotta. There are plenty of traditional inventory-based puzzles to solve in the game. Larry can die, but the player is allowed to try again every time that happens, without the need to restore a saved game. This is also the first Larry game with SVGA graphics, and voice-overs in the CD version.</text:p>
          </table:table-cell>
          <table:table-cell table:style-name="Default"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lsl6-cd&quot;&gt; &lt;year&gt;1993&lt;/year&gt; &lt;rating&gt;ESRB - M (Mature)&lt;/rating&gt; &lt;title&gt;Leisure Suit Larry 6 - Shape Up or Slip Out! &lt;/title&gt; &lt;pub&gt;Sierra On-Line, Inc.&lt;/pub&gt; &lt;dev&gt;Sierra On-Line, Inc.&lt;/dev&gt; &lt;genre&gt;Adventure&lt;/genre&gt; &lt;score&gt;4.0&lt;/score&gt; &lt;player&gt;1 Player&lt;/player&gt; &lt;story&gt;Shape Up or Slip Out! is the fifth game in Al Lowe's Leisure Suit Larry series. All the events from the previous games are forgotten. Larry is once again single, and again his goal is to capture the interest of various ladies. By sheer coincidence, Larry finds himself on a TV Game Show called &quot;Stallions&quot;. He wins a weekend at the Spa Resort, La Costa Lotta. Naturally, there are some beautiful women in the spa who are just dreaming about such a wonderful, handsome man as Larry! Uh... or is it really so? It is the player's goal to find out!  This instalment focuses more on conversations with women and puzzles than on the storyline. The entire game is spent at La Costa Lotta. There are plenty of traditional inventory-based puzzles to solve in the game. Larry can die, but the player is allowed to try again every time that happens, without the need to restore a saved game. This is also the first Larry game with SVGA graphics, and voice-overs in the CD version.&lt;/story&gt; &lt;/game&gt;">
            <text:p>&lt;game name="lsl6-cd"&gt; &lt;year&gt;1993&lt;/year&gt; &lt;rating&gt;ESRB - M (Mature)&lt;/rating&gt; &lt;title&gt;Leisure Suit Larry 6 - Shape Up or Slip Out! &lt;/title&gt; &lt;pub&gt;Sierra On-Line, Inc.&lt;/pub&gt; &lt;dev&gt;Sierra On-Line, Inc.&lt;/dev&gt; &lt;genre&gt;Adventure&lt;/genre&gt; &lt;score&gt;4.0&lt;/score&gt; &lt;player&gt;1 Player&lt;/player&gt; &lt;story&gt;Shape Up or Slip Out! is the fifth game in Al Lowe's Leisure Suit Larry series. All the events from the previous games are forgotten. Larry is once again single, and again his goal is to capture the interest of various ladies. By sheer coincidence, Larry finds himself on a TV Game Show called "Stallions". He wins a weekend at the Spa Resort, La Costa Lotta. Naturally, there are some beautiful women in the spa who are just dreaming about such a wonderful, handsome man as Larry! Uh... or is it really so? It is the player's goal to find out! <text:s/>This instalment focuses more on conversations with women and puzzles than on the storyline. The entire game is spent at La Costa Lotta. There are plenty of traditional inventory-based puzzles to solve in the game. Larry can die, but the player is allowed to try again every time that happens, without the need to restore a saved game. This is also the first Larry game with SVGA graphics, and voice-overs in the CD version.&lt;/story&gt; &lt;/game&gt;</text:p>
          </table:table-cell>
          <table:table-cell table:number-columns-repeated="1012"/>
        </table:table-row>
        <table:table-row table:style-name="ro1">
          <table:table-cell office:value-type="string">
            <text:p>airport-win</text:p>
          </table:table-cell>
          <table:table-cell office:value-type="string">
            <text:p>1995</text:p>
          </table:table-cell>
          <table:table-cell office:value-type="string">
            <text:p>ESRB - EC (Early Childhood)</text:p>
          </table:table-cell>
          <table:table-cell office:value-type="string">
            <text:p>Let's Explore the Airport with Buzzy </text:p>
          </table:table-cell>
          <table:table-cell table:number-columns-repeated="2" office:value-type="string">
            <text:p>Humongous Entertainment, Inc.</text:p>
          </table:table-cell>
          <table:table-cell office:value-type="string">
            <text:p>Educational</text:p>
          </table:table-cell>
          <table:table-cell office:value-type="string">
            <text:p>3.4</text:p>
          </table:table-cell>
          <table:table-cell office:value-type="string">
            <text:p>1 Player</text:p>
          </table:table-cell>
          <table:table-cell office:value-type="string">
            <text:p>The Airport allows kids 3-8 (or any age) to explore a modern airport, with their guide Buzzy The Knowledge Bug. Kids can visit over 40 location, from hangers, to control towers, to cockpits. Items in each location can be clicked on for either amusing animations, or to ask "What is This?" which will take them directly to the encyclopedia page describing that item. The encyclopedia has more than 200 descriptions in it. It also has an index, to jump directly back to interesting items. The encyclopedia is text, but Buzzy can also read the text for young players. <text:s/>In addition, the game has 5 Time To Play mini-games. The Coloring Book has 15 different pictures to color and print out. Trivia contains 100 airport-related questions with answers within the game - for pre-readers, Buzzy will read the question out loud and also provide hints. There are 3 difficulty levels for this game. In Lost Luggage, you work your way through 99 levels of conveyor belt puzzle madness, trying to get all the moving luggage to their proper destination. True detectives will like the Find It game, where the game picks 10 items within the game and you go find them. This game has 3 difficulty levels. Finally, there's What Is It? This is a picture/word matching game, with three difficulty levels and 33 pictures per level - all from the airport environment. </text:p>
          </table:table-cell>
          <table:table-cell table:style-name="Default"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airport-win&quot;&gt; &lt;year&gt;1995&lt;/year&gt; &lt;rating&gt;ESRB - EC (Early Childhood)&lt;/rating&gt; &lt;title&gt;Let's Explore the Airport with Buzzy &lt;/title&gt; &lt;pub&gt;Humongous Entertainment, Inc.&lt;/pub&gt; &lt;dev&gt;Humongous Entertainment, Inc.&lt;/dev&gt; &lt;genre&gt;Educational&lt;/genre&gt; &lt;score&gt;3.4&lt;/score&gt; &lt;player&gt;1 Player&lt;/player&gt; &lt;story&gt;The Airport allows kids 3-8 (or any age) to explore a modern airport, with their guide Buzzy The Knowledge Bug. Kids can visit over 40 location, from hangers, to control towers, to cockpits. Items in each location can be clicked on for either amusing animations, or to ask &quot;What is This?&quot; which will take them directly to the encyclopedia page describing that item. The encyclopedia has more than 200 descriptions in it. It also has an index, to jump directly back to interesting items. The encyclopedia is text, but Buzzy can also read the text for young players.  In addition, the game has 5 Time To Play mini-games. The Coloring Book has 15 different pictures to color and print out. Trivia contains 100 airport-related questions with answers within the game - for pre-readers, Buzzy will read the question out loud and also provide hints. There are 3 difficulty levels for this game. In Lost Luggage, you work your way through 99 levels of conveyor belt puzzle madness, trying to get all the moving luggage to their proper destination. True detectives will like the Find It game, where the game picks 10 items within the game and you go find them. This game has 3 difficulty levels. Finally, there's What Is It? This is a picture/word matching game, with three difficulty levels and 33 pictures per level - all from the airport environment. &lt;/story&gt; &lt;/game&gt;">
            <text:p>&lt;game name="airport-win"&gt; &lt;year&gt;1995&lt;/year&gt; &lt;rating&gt;ESRB - EC (Early Childhood)&lt;/rating&gt; &lt;title&gt;Let's Explore the Airport with Buzzy &lt;/title&gt; &lt;pub&gt;Humongous Entertainment, Inc.&lt;/pub&gt; &lt;dev&gt;Humongous Entertainment, Inc.&lt;/dev&gt; &lt;genre&gt;Educational&lt;/genre&gt; &lt;score&gt;3.4&lt;/score&gt; &lt;player&gt;1 Player&lt;/player&gt; &lt;story&gt;The Airport allows kids 3-8 (or any age) to explore a modern airport, with their guide Buzzy The Knowledge Bug. Kids can visit over 40 location, from hangers, to control towers, to cockpits. Items in each location can be clicked on for either amusing animations, or to ask "What is This?" which will take them directly to the encyclopedia page describing that item. The encyclopedia has more than 200 descriptions in it. It also has an index, to jump directly back to interesting items. The encyclopedia is text, but Buzzy can also read the text for young players. <text:s/>In addition, the game has 5 Time To Play mini-games. The Coloring Book has 15 different pictures to color and print out. Trivia contains 100 airport-related questions with answers within the game - for pre-readers, Buzzy will read the question out loud and also provide hints. There are 3 difficulty levels for this game. In Lost Luggage, you work your way through 99 levels of conveyor belt puzzle madness, trying to get all the moving luggage to their proper destination. True detectives will like the Find It game, where the game picks 10 items within the game and you go find them. This game has 3 difficulty levels. Finally, there's What Is It? This is a picture/word matching game, with three difficulty levels and 33 pictures per level - all from the airport environment. &lt;/story&gt; &lt;/game&gt;</text:p>
          </table:table-cell>
          <table:table-cell table:number-columns-repeated="1012"/>
        </table:table-row>
        <table:table-row table:style-name="ro1">
          <table:table-cell office:value-type="string">
            <text:p>farm-win</text:p>
          </table:table-cell>
          <table:table-cell office:value-type="string">
            <text:p>1996</text:p>
          </table:table-cell>
          <table:table-cell office:value-type="string">
            <text:p>ESRB - EC (Early Childhood)</text:p>
          </table:table-cell>
          <table:table-cell office:value-type="string">
            <text:p>Let's Explore the Farm with Buzzy </text:p>
          </table:table-cell>
          <table:table-cell table:number-columns-repeated="2" office:value-type="string">
            <text:p>Humongous Entertainment, Inc.</text:p>
          </table:table-cell>
          <table:table-cell office:value-type="string">
            <text:p>Educational</text:p>
          </table:table-cell>
          <table:table-cell office:value-type="string">
            <text:p>3.7</text:p>
          </table:table-cell>
          <table:table-cell office:value-type="string">
            <text:p>1 Player</text:p>
          </table:table-cell>
          <table:table-cell office:value-type="string">
            <text:p>The Farm allows kids 3-8 (or any age) to explore the idyllic farm, as depicted in movies - orchards, horse, gardens, cows, chickens, waterwheel, fields, a pond - it's all here. <text:s/>Kids learn about the operation of a farm in over 40 different locations around the farm, with their guide Buzzy The Knowledge Bug. Go inside the red barn &amp; milk a cow, or check out the growing vegetables in the garden, watch the waterwheel grind away, or peek inside the chicken coop. Items in each location can be clicked on for either amusing animations, or to ask "What is This?" which will take them directly to the encyclopedia page describing that item. The encyclopedia has more than 200 descriptions in it. It also has an index, to jump directly back to interesting items, and the pictures in the index take you to a spot in the farm that the item can be found. The encyclopedia is text, but Buzzy can also read the text for young players. <text:s/>In addition, the game has 5 Time To Play mini-games. The Coloring Book has 15 different pictures to color and print out. Trivia contains 100 farm-related questions with answers within the game - for pre-readers, Buzzy will read the question out loud and also provide hints. There are 3 difficulty levels for this game. In Eggs Away, you have to catch the eggs that the chickens lay before they hit the ground - catch enough and you move onto the next level. But you have to watch out for the rats. There's also the Find It game, where the game randomly picks 10 items (out of 110 possible) within the game and you go find them around the farm. This game has 3 difficulty levels. Finally, there's Spell It. This spelling game has three difficulty levels - at the easiest level you just add a single missing letter to a word (there's a picture of the farm-related item); at the medium level you have to figure out the word based on a picture; at the hardest level there's no picture. The on-screen cows indicate your progress in the harder levels. . </text:p>
          </table:table-cell>
          <table:table-cell table:style-name="Default"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farm-win&quot;&gt; &lt;year&gt;1996&lt;/year&gt; &lt;rating&gt;ESRB - EC (Early Childhood)&lt;/rating&gt; &lt;title&gt;Let's Explore the Farm with Buzzy &lt;/title&gt; &lt;pub&gt;Humongous Entertainment, Inc.&lt;/pub&gt; &lt;dev&gt;Humongous Entertainment, Inc.&lt;/dev&gt; &lt;genre&gt;Educational&lt;/genre&gt; &lt;score&gt;3.7&lt;/score&gt; &lt;player&gt;1 Player&lt;/player&gt; &lt;story&gt;The Farm allows kids 3-8 (or any age) to explore the idyllic farm, as depicted in movies - orchards, horse, gardens, cows, chickens, waterwheel, fields, a pond - it's all here.  Kids learn about the operation of a farm in over 40 different locations around the farm, with their guide Buzzy The Knowledge Bug. Go inside the red barn &amp; milk a cow, or check out the growing vegetables in the garden, watch the waterwheel grind away, or peek inside the chicken coop. Items in each location can be clicked on for either amusing animations, or to ask &quot;What is This?&quot; which will take them directly to the encyclopedia page describing that item. The encyclopedia has more than 200 descriptions in it. It also has an index, to jump directly back to interesting items, and the pictures in the index take you to a spot in the farm that the item can be found. The encyclopedia is text, but Buzzy can also read the text for young players.  In addition, the game has 5 Time To Play mini-games. The Coloring Book has 15 different pictures to color and print out. Trivia contains 100 farm-related questions with answers within the game - for pre-readers, Buzzy will read the question out loud and also provide hints. There are 3 difficulty levels for this game. In Eggs Away, you have to catch the eggs that the chickens lay before they hit the ground - catch enough and you move onto the next level. But you have to watch out for the rats. There's also the Find It game, where the game randomly picks 10 items (out of 110 possible) within the game and you go find them around the farm. This game has 3 difficulty levels. Finally, there's Spell It. This spelling game has three difficulty levels - at the easiest level you just add a single missing letter to a word (there's a picture of the farm-related item); at the medium level you have to figure out the word based on a picture; at the hardest level there's no picture. The on-screen cows indicate your progress in the harder levels. . &lt;/story&gt; &lt;/game&gt;">
            <text:p>&lt;game name="farm-win"&gt; &lt;year&gt;1996&lt;/year&gt; &lt;rating&gt;ESRB - EC (Early Childhood)&lt;/rating&gt; &lt;title&gt;Let's Explore the Farm with Buzzy &lt;/title&gt; &lt;pub&gt;Humongous Entertainment, Inc.&lt;/pub&gt; &lt;dev&gt;Humongous Entertainment, Inc.&lt;/dev&gt; &lt;genre&gt;Educational&lt;/genre&gt; &lt;score&gt;3.7&lt;/score&gt; &lt;player&gt;1 Player&lt;/player&gt; &lt;story&gt;The Farm allows kids 3-8 (or any age) to explore the idyllic farm, as depicted in movies - orchards, horse, gardens, cows, chickens, waterwheel, fields, a pond - it's all here. <text:s/>Kids learn about the operation of a farm in over 40 different locations around the farm, with their guide Buzzy The Knowledge Bug. Go inside the red barn &amp; milk a cow, or check out the growing vegetables in the garden, watch the waterwheel grind away, or peek inside the chicken coop. Items in each location can be clicked on for either amusing animations, or to ask "What is This?" which will take them directly to the encyclopedia page describing that item. The encyclopedia has more than 200 descriptions in it. It also has an index, to jump directly back to interesting items, and the pictures in the index take you to a spot in the farm that the item can be found. The encyclopedia is text, but Buzzy can also read the text for young players. <text:s/>In addition, the game has 5 Time To Play mini-games. The Coloring Book has 15 different pictures to color and print out. Trivia contains 100 farm-related questions with answers within the game - for pre-readers, Buzzy will read the question out loud and also provide hints. There are 3 difficulty levels for this game. In Eggs Away, you have to catch the eggs that the chickens lay before they hit the ground - catch enough and you move onto the next level. But you have to watch out for the rats. There's also the Find It game, where the game randomly picks 10 items (out of 110 possible) within the game and you go find them around the farm. This game has 3 difficulty levels. Finally, there's Spell It. This spelling game has three difficulty levels - at the easiest level you just add a single missing letter to a word (there's a picture of the farm-related item); at the medium level you have to figure out the word based on a picture; at the hardest level there's no picture. The on-screen cows indicate your progress in the harder levels. . &lt;/story&gt; &lt;/game&gt;</text:p>
          </table:table-cell>
          <table:table-cell table:number-columns-repeated="1012"/>
        </table:table-row>
        <table:table-row table:style-name="ro1">
          <table:table-cell office:value-type="string">
            <text:p>jungle-win</text:p>
          </table:table-cell>
          <table:table-cell office:value-type="string">
            <text:p>1995</text:p>
          </table:table-cell>
          <table:table-cell office:value-type="string">
            <text:p>ESRB - EC (Early Childhood)</text:p>
          </table:table-cell>
          <table:table-cell office:value-type="string">
            <text:p>Let's Explore the Jungle with Buzzy </text:p>
          </table:table-cell>
          <table:table-cell table:number-columns-repeated="2" office:value-type="string">
            <text:p>Humongous Entertainment, Inc.</text:p>
          </table:table-cell>
          <table:table-cell office:value-type="string">
            <text:p>Educational</text:p>
          </table:table-cell>
          <table:table-cell office:value-type="string">
            <text:p>4.0</text:p>
          </table:table-cell>
          <table:table-cell office:value-type="string">
            <text:p>1 Player</text:p>
          </table:table-cell>
          <table:table-cell office:value-type="string">
            <text:p>This game allows children to explore Humongous versions of the South American, African and Southeast Asian jungles, and learn about some of the animal and plant life there. Like "The Airport" and "The Farm" titles, this game features Buzzy the Knowledge Bug as a guide. He reads aloud questions, answers, and the names of objects. In addition, he provides tips and suggestions and points out interesting facts. Kids can explore the three environments, each of which has quite a few locations, where they can click on things for fun animations or instead ask "What Is This?" and go to a micro-encyclopedia for each item which describes the item and shows where they are from. The 210-item encyclopedia also has an index, so kids can jump right to items - clicking on the picture on the page will take you a place where that bug, bird, plant, or animal can be found. The encyclopedia has text, but will also read to the child if they wish - you can have it read each word by just holding the cursor over the word too. The pages also have colored hyper-linked words that are topics of other pages in the encyclopedia. <text:s/>The game also has 5 mini-games, such as Trivia or Find It (shown game-related images and then have to go find them), or a 15-page coloring book (which can be printed out and has mixable colors) and Jungle Jumble (spelling/unscramble game). The Anteater Feeder mini-game is just for fun, an 100-level arcade version of the old carnival shooting game except the weapon is an anteater's tongue and you eat bugs. These games have difficulty settings, to make things harder or easier.</text:p>
          </table:table-cell>
          <table:table-cell table:style-name="Default"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jungle-win&quot;&gt; &lt;year&gt;1995&lt;/year&gt; &lt;rating&gt;ESRB - EC (Early Childhood)&lt;/rating&gt; &lt;title&gt;Let's Explore the Jungle with Buzzy &lt;/title&gt; &lt;pub&gt;Humongous Entertainment, Inc.&lt;/pub&gt; &lt;dev&gt;Humongous Entertainment, Inc.&lt;/dev&gt; &lt;genre&gt;Educational&lt;/genre&gt; &lt;score&gt;4.0&lt;/score&gt; &lt;player&gt;1 Player&lt;/player&gt; &lt;story&gt;This game allows children to explore Humongous versions of the South American, African and Southeast Asian jungles, and learn about some of the animal and plant life there. Like &quot;The Airport&quot; and &quot;The Farm&quot; titles, this game features Buzzy the Knowledge Bug as a guide. He reads aloud questions, answers, and the names of objects. In addition, he provides tips and suggestions and points out interesting facts. Kids can explore the three environments, each of which has quite a few locations, where they can click on things for fun animations or instead ask &quot;What Is This?&quot; and go to a micro-encyclopedia for each item which describes the item and shows where they are from. The 210-item encyclopedia also has an index, so kids can jump right to items - clicking on the picture on the page will take you a place where that bug, bird, plant, or animal can be found. The encyclopedia has text, but will also read to the child if they wish - you can have it read each word by just holding the cursor over the word too. The pages also have colored hyper-linked words that are topics of other pages in the encyclopedia.  The game also has 5 mini-games, such as Trivia or Find It (shown game-related images and then have to go find them), or a 15-page coloring book (which can be printed out and has mixable colors) and Jungle Jumble (spelling/unscramble game). The Anteater Feeder mini-game is just for fun, an 100-level arcade version of the old carnival shooting game except the weapon is an anteater's tongue and you eat bugs. These games have difficulty settings, to make things harder or easier.&lt;/story&gt; &lt;/game&gt;">
            <text:p>&lt;game name="jungle-win"&gt; &lt;year&gt;1995&lt;/year&gt; &lt;rating&gt;ESRB - EC (Early Childhood)&lt;/rating&gt; &lt;title&gt;Let's Explore the Jungle with Buzzy &lt;/title&gt; &lt;pub&gt;Humongous Entertainment, Inc.&lt;/pub&gt; &lt;dev&gt;Humongous Entertainment, Inc.&lt;/dev&gt; &lt;genre&gt;Educational&lt;/genre&gt; &lt;score&gt;4.0&lt;/score&gt; &lt;player&gt;1 Player&lt;/player&gt; &lt;story&gt;This game allows children to explore Humongous versions of the South American, African and Southeast Asian jungles, and learn about some of the animal and plant life there. Like "The Airport" and "The Farm" titles, this game features Buzzy the Knowledge Bug as a guide. He reads aloud questions, answers, and the names of objects. In addition, he provides tips and suggestions and points out interesting facts. Kids can explore the three environments, each of which has quite a few locations, where they can click on things for fun animations or instead ask "What Is This?" and go to a micro-encyclopedia for each item which describes the item and shows where they are from. The 210-item encyclopedia also has an index, so kids can jump right to items - clicking on the picture on the page will take you a place where that bug, bird, plant, or animal can be found. The encyclopedia has text, but will also read to the child if they wish - you can have it read each word by just holding the cursor over the word too. The pages also have colored hyper-linked words that are topics of other pages in the encyclopedia. <text:s/>The game also has 5 mini-games, such as Trivia or Find It (shown game-related images and then have to go find them), or a 15-page coloring book (which can be printed out and has mixable colors) and Jungle Jumble (spelling/unscramble game). The Anteater Feeder mini-game is just for fun, an 100-level arcade version of the old carnival shooting game except the weapon is an anteater's tongue and you eat bugs. These games have difficulty settings, to make things harder or easier.&lt;/story&gt; &lt;/game&gt;</text:p>
          </table:table-cell>
          <table:table-cell table:number-columns-repeated="1012"/>
        </table:table-row>
        <table:table-row table:style-name="ro1">
          <table:table-cell office:value-type="string">
            <text:p>tortoise-win</text:p>
          </table:table-cell>
          <table:table-cell office:value-type="string">
            <text:p>1993</text:p>
          </table:table-cell>
          <table:table-cell office:value-type="string">
            <text:p>ESRB - E (Everyone)</text:p>
          </table:table-cell>
          <table:table-cell office:value-type="string">
            <text:p>Living Books - Aesop's Fables - The Tortoise And The Hare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3.5</text:p>
          </table:table-cell>
          <table:table-cell office:value-type="string">
            <text:p>1 Player</text:p>
          </table:table-cell>
          <table:table-cell office:value-type="string">
            <text:p>Based on Aesop’s tale of determination and perseverance, Living Books brings the story of The Tortoise and the Hare. Who hasn’t heard the story about the slow tortoise that, in the end, wins the race against the speedy hare? The story is presented across a baker's dozen of screens. Each starts with simple narration which allows and encourages reading along. Then the user can interact with many items on each page for exploration and fun. In theme with other Living Books series, the title presents pages that are drawn in a brightly colored cartoon style. Many hidden objects within the pages are waiting to be found by clicking on them to start a fun animation sequence. You can also click on any of the words of the story and hear them repeated to promote reading skills.</text:p>
          </table:table-cell>
          <table:table-cell table:style-name="Default"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tortoise-win&quot;&gt; &lt;year&gt;1993&lt;/year&gt; &lt;rating&gt;ESRB - E (Everyone)&lt;/rating&gt; &lt;title&gt;Living Books - Aesop's Fables - The Tortoise And The Hare &lt;/title&gt; &lt;pub&gt;Broderbund Software&lt;/pub&gt; &lt;dev&gt;Living Books&lt;/dev&gt; &lt;genre&gt;Miscellaneous&lt;/genre&gt; &lt;score&gt;3.5&lt;/score&gt; &lt;player&gt;1 Player&lt;/player&gt; &lt;story&gt;Based on Aesop’s tale of determination and perseverance, Living Books brings the story of The Tortoise and the Hare. Who hasn’t heard the story about the slow tortoise that, in the end, wins the race against the speedy hare? The story is presented across a baker's dozen of screens. Each starts with simple narration which allows and encourages reading along. Then the user can interact with many items on each page for exploration and fun. In theme with other Living Books series, the title presents pages that are drawn in a brightly colored cartoon style. Many hidden objects within the pages are waiting to be found by clicking on them to start a fun animation sequence. You can also click on any of the words of the story and hear them repeated to promote reading skills.&lt;/story&gt; &lt;/game&gt;">
            <text:p>&lt;game name="tortoise-win"&gt; &lt;year&gt;1993&lt;/year&gt; &lt;rating&gt;ESRB - E (Everyone)&lt;/rating&gt; &lt;title&gt;Living Books - Aesop's Fables - The Tortoise And The Hare &lt;/title&gt; &lt;pub&gt;Broderbund Software&lt;/pub&gt; &lt;dev&gt;Living Books&lt;/dev&gt; &lt;genre&gt;Miscellaneous&lt;/genre&gt; &lt;score&gt;3.5&lt;/score&gt; &lt;player&gt;1 Player&lt;/player&gt; &lt;story&gt;Based on Aesop’s tale of determination and perseverance, Living Books brings the story of The Tortoise and the Hare. Who hasn’t heard the story about the slow tortoise that, in the end, wins the race against the speedy hare? The story is presented across a baker's dozen of screens. Each starts with simple narration which allows and encourages reading along. Then the user can interact with many items on each page for exploration and fun. In theme with other Living Books series, the title presents pages that are drawn in a brightly colored cartoon style. Many hidden objects within the pages are waiting to be found by clicking on them to start a fun animation sequence. You can also click on any of the words of the story and hear them repeated to promote reading skills.&lt;/story&gt; &lt;/game&gt;</text:p>
          </table:table-cell>
          <table:table-cell table:number-columns-repeated="1012"/>
        </table:table-row>
        <table:table-row table:style-name="ro1">
          <table:table-cell office:value-type="string">
            <text:p>arthurcomp-win</text:p>
          </table:table-cell>
          <table:table-cell office:value-type="string">
            <text:p>1997</text:p>
          </table:table-cell>
          <table:table-cell office:value-type="string">
            <text:p>ESRB - E (Everyone)</text:p>
          </table:table-cell>
          <table:table-cell office:value-type="string">
            <text:p>Living Books - Arthur's Computer Adventure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3.9</text:p>
          </table:table-cell>
          <table:table-cell office:value-type="string">
            <text:p>1 Player</text:p>
          </table:table-cell>
          <table:table-cell office:value-type="string">
            <text:p>Arthur is excited about a brand new computer game called "Deep Dark Sea." Specifically, the goal of the game is to find "the thing," which if done, he'll win the prizes. Eager to do this, he spends all the time he can, but doesn't actually make it before bed-time. The next morning, Arthur invites Buster over, but can't use the computer since Mrs. Read is working on it. She tells them to stay off of it after taking a trip to her office, but they're both too anxious and choose to play the game anyway. They come across a treasure chest, and find out it's the "thing" they were looking for. They jump for the computer fighting over the mouse, and accidentally knock the keyboard off the desk, and the screen goes blank. Since turning the computer off and on again didn't solve the problem, they run through the manuals looking for a solution, and then decide to look for the Brain thinking he will know the solution. After searching for a long time, they finally see him at the pond, but he turns out to be no help either. As a last resort they go to the computer store asking for a solution. He explains his problem to the computer expert but the computer expert says that the fees for fixing are too high. Arthur then says that it would be more birthday money than he ever would see in his whole life. Mrs. Read comes home before they can fix it as a result, and Arthur is too nervous to talk to her. He desperately tries to keep her away from the computer, but Arthur is eventually forced to admit his mistake. Arthur asks if he is going to get punished and Mrs. Reed says "Of course. You did something you weren't supposed to do". D.W. tells Mrs. Reed to make the punishment "really good". Mrs. Read tells him he's being grounded from the computer for one whole week, but instead of getting back to her work, she decides to try the game out. When Arthur and D.W. are already for bed, she decided to play Arthur's Game: Deep Dark Sea. </text:p>
          </table:table-cell>
          <table:table-cell table:style-name="Default"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arthurcomp-win&quot;&gt; &lt;year&gt;1997&lt;/year&gt; &lt;rating&gt;ESRB - E (Everyone)&lt;/rating&gt; &lt;title&gt;Living Books - Arthur's Computer Adventure &lt;/title&gt; &lt;pub&gt;Broderbund Software&lt;/pub&gt; &lt;dev&gt;Living Books&lt;/dev&gt; &lt;genre&gt;Miscellaneous&lt;/genre&gt; &lt;score&gt;3.9&lt;/score&gt; &lt;player&gt;1 Player&lt;/player&gt; &lt;story&gt;Arthur is excited about a brand new computer game called &quot;Deep Dark Sea.&quot; Specifically, the goal of the game is to find &quot;the thing,&quot; which if done, he'll win the prizes. Eager to do this, he spends all the time he can, but doesn't actually make it before bed-time. The next morning, Arthur invites Buster over, but can't use the computer since Mrs. Read is working on it. She tells them to stay off of it after taking a trip to her office, but they're both too anxious and choose to play the game anyway. They come across a treasure chest, and find out it's the &quot;thing&quot; they were looking for. They jump for the computer fighting over the mouse, and accidentally knock the keyboard off the desk, and the screen goes blank. Since turning the computer off and on again didn't solve the problem, they run through the manuals looking for a solution, and then decide to look for the Brain thinking he will know the solution. After searching for a long time, they finally see him at the pond, but he turns out to be no help either. As a last resort they go to the computer store asking for a solution. He explains his problem to the computer expert but the computer expert says that the fees for fixing are too high. Arthur then says that it would be more birthday money than he ever would see in his whole life. Mrs. Read comes home before they can fix it as a result, and Arthur is too nervous to talk to her. He desperately tries to keep her away from the computer, but Arthur is eventually forced to admit his mistake. Arthur asks if he is going to get punished and Mrs. Reed says &quot;Of course. You did something you weren't supposed to do&quot;. D.W. tells Mrs. Reed to make the punishment &quot;really good&quot;. Mrs. Read tells him he's being grounded from the computer for one whole week, but instead of getting back to her work, she decides to try the game out. When Arthur and D.W. are already for bed, she decided to play Arthur's Game: Deep Dark Sea. &lt;/story&gt; &lt;/game&gt;">
            <text:p>&lt;game name="arthurcomp-win"&gt; &lt;year&gt;1997&lt;/year&gt; &lt;rating&gt;ESRB - E (Everyone)&lt;/rating&gt; &lt;title&gt;Living Books - Arthur's Computer Adventure &lt;/title&gt; &lt;pub&gt;Broderbund Software&lt;/pub&gt; &lt;dev&gt;Living Books&lt;/dev&gt; &lt;genre&gt;Miscellaneous&lt;/genre&gt; &lt;score&gt;3.9&lt;/score&gt; &lt;player&gt;1 Player&lt;/player&gt; &lt;story&gt;Arthur is excited about a brand new computer game called "Deep Dark Sea." Specifically, the goal of the game is to find "the thing," which if done, he'll win the prizes. Eager to do this, he spends all the time he can, but doesn't actually make it before bed-time. The next morning, Arthur invites Buster over, but can't use the computer since Mrs. Read is working on it. She tells them to stay off of it after taking a trip to her office, but they're both too anxious and choose to play the game anyway. They come across a treasure chest, and find out it's the "thing" they were looking for. They jump for the computer fighting over the mouse, and accidentally knock the keyboard off the desk, and the screen goes blank. Since turning the computer off and on again didn't solve the problem, they run through the manuals looking for a solution, and then decide to look for the Brain thinking he will know the solution. After searching for a long time, they finally see him at the pond, but he turns out to be no help either. As a last resort they go to the computer store asking for a solution. He explains his problem to the computer expert but the computer expert says that the fees for fixing are too high. Arthur then says that it would be more birthday money than he ever would see in his whole life. Mrs. Read comes home before they can fix it as a result, and Arthur is too nervous to talk to her. He desperately tries to keep her away from the computer, but Arthur is eventually forced to admit his mistake. Arthur asks if he is going to get punished and Mrs. Reed says "Of course. You did something you weren't supposed to do". D.W. tells Mrs. Reed to make the punishment "really good". Mrs. Read tells him he's being grounded from the computer for one whole week, but instead of getting back to her work, she decides to try the game out. When Arthur and D.W. are already for bed, she decided to play Arthur's Game: Deep Dark Sea. &lt;/story&gt; &lt;/game&gt;</text:p>
          </table:table-cell>
          <table:table-cell table:number-columns-repeated="1012"/>
        </table:table-row>
        <table:table-row table:style-name="ro1">
          <table:table-cell office:value-type="string">
            <text:p>arthur-win</text:p>
          </table:table-cell>
          <table:table-cell office:value-type="string">
            <text:p>1993</text:p>
          </table:table-cell>
          <table:table-cell office:value-type="string">
            <text:p>ESRB - E (Everyone)</text:p>
          </table:table-cell>
          <table:table-cell office:value-type="string">
            <text:p>Living Books - Arthur's Teacher Trouble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4.2</text:p>
          </table:table-cell>
          <table:table-cell office:value-type="string">
            <text:p>1 Player</text:p>
          </table:table-cell>
          <table:table-cell office:value-type="string">
            <text:p>Arthur's Teacher Trouble is a single-player educational game that's based on the eleventh book in the Arthur series written and illustrated by Marc Brown. <text:s/>The story starts at the beginning of a new term. Arthur's now in third grade and has a new teacher, Mr. Ratburn. Arthur is sure that third grade means trouble as Mr. Ratburn has a reputation for handing out lots of homework and, sure enough, he assigns the class homework on the very first day of school. The next day, Mr. Ratburn gives the class a hundred spelling words to learn. Everyone goes home to study because there will be a spelling test based on these words. The day of the test arrives and everyone does very well but only two pupils get all their words correct, Arthur and The Brain. These two are picked to represent Mr. Ratburn's class in the all-school spellathon. <text:s/>The game has two modes of play, 'Let Me Play' and 'Read To Me'. In the 'Read To Me' mode the game reads the story to the player highlighting the words being spoken as it progresses. This takes around nine and a half minutes to complete and each screen/page of the book is animated. The 'Let Me Play' mode allows the player to interact with each page much more. Clicking on posters on the noticeboard will cause the pictures to dance, when his mum bakes cookies they sing and so-on. <text:s/>The game plays in either English (US) or Spanish, the disc has audio tracks that can be played through a CD player as well as demo versions of Just Grandma and Me, The Tortoise and the Hare, and The New Kid on the Block.</text:p>
          </table:table-cell>
          <table:table-cell table:style-name="Default"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arthur-win&quot;&gt; &lt;year&gt;1993&lt;/year&gt; &lt;rating&gt;ESRB - E (Everyone)&lt;/rating&gt; &lt;title&gt;Living Books - Arthur's Teacher Trouble &lt;/title&gt; &lt;pub&gt;Broderbund Software&lt;/pub&gt; &lt;dev&gt;Living Books&lt;/dev&gt; &lt;genre&gt;Miscellaneous&lt;/genre&gt; &lt;score&gt;4.2&lt;/score&gt; &lt;player&gt;1 Player&lt;/player&gt; &lt;story&gt;Arthur's Teacher Trouble is a single-player educational game that's based on the eleventh book in the Arthur series written and illustrated by Marc Brown.  The story starts at the beginning of a new term. Arthur's now in third grade and has a new teacher, Mr. Ratburn. Arthur is sure that third grade means trouble as Mr. Ratburn has a reputation for handing out lots of homework and, sure enough, he assigns the class homework on the very first day of school. The next day, Mr. Ratburn gives the class a hundred spelling words to learn. Everyone goes home to study because there will be a spelling test based on these words. The day of the test arrives and everyone does very well but only two pupils get all their words correct, Arthur and The Brain. These two are picked to represent Mr. Ratburn's class in the all-school spellathon.  The game has two modes of play, 'Let Me Play' and 'Read To Me'. In the 'Read To Me' mode the game reads the story to the player highlighting the words being spoken as it progresses. This takes around nine and a half minutes to complete and each screen/page of the book is animated. The 'Let Me Play' mode allows the player to interact with each page much more. Clicking on posters on the noticeboard will cause the pictures to dance, when his mum bakes cookies they sing and so-on.  The game plays in either English (US) or Spanish, the disc has audio tracks that can be played through a CD player as well as demo versions of Just Grandma and Me, The Tortoise and the Hare, and The New Kid on the Block.&lt;/story&gt; &lt;/game&gt;">
            <text:p>&lt;game name="arthur-win"&gt; &lt;year&gt;1993&lt;/year&gt; &lt;rating&gt;ESRB - E (Everyone)&lt;/rating&gt; &lt;title&gt;Living Books - Arthur's Teacher Trouble &lt;/title&gt; &lt;pub&gt;Broderbund Software&lt;/pub&gt; &lt;dev&gt;Living Books&lt;/dev&gt; &lt;genre&gt;Miscellaneous&lt;/genre&gt; &lt;score&gt;4.2&lt;/score&gt; &lt;player&gt;1 Player&lt;/player&gt; &lt;story&gt;Arthur's Teacher Trouble is a single-player educational game that's based on the eleventh book in the Arthur series written and illustrated by Marc Brown. <text:s/>The story starts at the beginning of a new term. Arthur's now in third grade and has a new teacher, Mr. Ratburn. Arthur is sure that third grade means trouble as Mr. Ratburn has a reputation for handing out lots of homework and, sure enough, he assigns the class homework on the very first day of school. The next day, Mr. Ratburn gives the class a hundred spelling words to learn. Everyone goes home to study because there will be a spelling test based on these words. The day of the test arrives and everyone does very well but only two pupils get all their words correct, Arthur and The Brain. These two are picked to represent Mr. Ratburn's class in the all-school spellathon. <text:s/>The game has two modes of play, 'Let Me Play' and 'Read To Me'. In the 'Read To Me' mode the game reads the story to the player highlighting the words being spoken as it progresses. This takes around nine and a half minutes to complete and each screen/page of the book is animated. The 'Let Me Play' mode allows the player to interact with each page much more. Clicking on posters on the noticeboard will cause the pictures to dance, when his mum bakes cookies they sing and so-on. <text:s/>The game plays in either English (US) or Spanish, the disc has audio tracks that can be played through a CD player as well as demo versions of Just Grandma and Me, The Tortoise and the Hare, and The New Kid on the Block.&lt;/story&gt; &lt;/game&gt;</text:p>
          </table:table-cell>
          <table:table-cell table:number-columns-repeated="1012"/>
        </table:table-row>
        <table:table-row table:style-name="ro1">
          <table:table-cell office:value-type="string">
            <text:p>seussabc-win</text:p>
          </table:table-cell>
          <table:table-cell office:value-type="string">
            <text:p>1995</text:p>
          </table:table-cell>
          <table:table-cell office:value-type="string">
            <text:p>ESRB - E (Everyone)</text:p>
          </table:table-cell>
          <table:table-cell office:value-type="string">
            <text:p>Living Books - Dr. Seuss ABC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4.2</text:p>
          </table:table-cell>
          <table:table-cell office:value-type="string">
            <text:p>1 Player</text:p>
          </table:table-cell>
          <table:table-cell office:value-type="string">
            <text:p>Dr. Seuss’s ABC is a Living Book adaptation based on Dr. Seuss’s original picture book. In this book, children learn all about the alphabet while uncovering a few surprises along the way. Every word can be clicked to hear the pronunciation. This gives them a head start into learning new words. The recommended age group is 3 to 7. There is also an alphabet song included in the game.</text:p>
          </table:table-cell>
          <table:table-cell table:style-name="Default"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seussabc-win&quot;&gt; &lt;year&gt;1995&lt;/year&gt; &lt;rating&gt;ESRB - E (Everyone)&lt;/rating&gt; &lt;title&gt;Living Books - Dr. Seuss ABC &lt;/title&gt; &lt;pub&gt;Broderbund Software&lt;/pub&gt; &lt;dev&gt;Living Books&lt;/dev&gt; &lt;genre&gt;Miscellaneous&lt;/genre&gt; &lt;score&gt;4.2&lt;/score&gt; &lt;player&gt;1 Player&lt;/player&gt; &lt;story&gt;Dr. Seuss’s ABC is a Living Book adaptation based on Dr. Seuss’s original picture book. In this book, children learn all about the alphabet while uncovering a few surprises along the way. Every word can be clicked to hear the pronunciation. This gives them a head start into learning new words. The recommended age group is 3 to 7. There is also an alphabet song included in the game.&lt;/story&gt; &lt;/game&gt;">
            <text:p>&lt;game name="seussabc-win"&gt; &lt;year&gt;1995&lt;/year&gt; &lt;rating&gt;ESRB - E (Everyone)&lt;/rating&gt; &lt;title&gt;Living Books - Dr. Seuss ABC &lt;/title&gt; &lt;pub&gt;Broderbund Software&lt;/pub&gt; &lt;dev&gt;Living Books&lt;/dev&gt; &lt;genre&gt;Miscellaneous&lt;/genre&gt; &lt;score&gt;4.2&lt;/score&gt; &lt;player&gt;1 Player&lt;/player&gt; &lt;story&gt;Dr. Seuss’s ABC is a Living Book adaptation based on Dr. Seuss’s original picture book. In this book, children learn all about the alphabet while uncovering a few surprises along the way. Every word can be clicked to hear the pronunciation. This gives them a head start into learning new words. The recommended age group is 3 to 7. There is also an alphabet song included in the game.&lt;/story&gt; &lt;/game&gt;</text:p>
          </table:table-cell>
          <table:table-cell table:number-columns-repeated="1012"/>
        </table:table-row>
        <table:table-row table:style-name="ro1">
          <table:table-cell office:value-type="string">
            <text:p>greeneggs-win</text:p>
          </table:table-cell>
          <table:table-cell office:value-type="string">
            <text:p>1996</text:p>
          </table:table-cell>
          <table:table-cell office:value-type="string">
            <text:p>ESRB - E (Everyone)</text:p>
          </table:table-cell>
          <table:table-cell office:value-type="string">
            <text:p>Living Books - Green Eggs and Ham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4.0</text:p>
          </table:table-cell>
          <table:table-cell office:value-type="string">
            <text:p>1 Player</text:p>
          </table:table-cell>
          <table:table-cell office:value-type="string">
            <text:p>Green Eggs and Ham is the second Dr. Seuss Living Book Adaptation from Broderbund. The story features Sam-I-Am, who repeatedly asks the questions based on an object, e.g. “Would you Could you on a boat?”. This leads to his grumpy friend saying “I do not like Green Eggs an Ham”. The story gets more dramatic as it progresses. There are some activities featuring characters from the story like the Fox in a Box, and the Mouse in the House. The game features word recognition, vocabulary, reading comprehension and computer literacy. Every page is clickable for a few surprises. In Read to Me, the program automatically turns the pages leaving out the games as the story progresses.</text:p>
          </table:table-cell>
          <table:table-cell table:style-name="Default"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greeneggs-win&quot;&gt; &lt;year&gt;1996&lt;/year&gt; &lt;rating&gt;ESRB - E (Everyone)&lt;/rating&gt; &lt;title&gt;Living Books - Green Eggs and Ham &lt;/title&gt; &lt;pub&gt;Broderbund Software&lt;/pub&gt; &lt;dev&gt;Living Books&lt;/dev&gt; &lt;genre&gt;Miscellaneous&lt;/genre&gt; &lt;score&gt;4.0&lt;/score&gt; &lt;player&gt;1 Player&lt;/player&gt; &lt;story&gt;Green Eggs and Ham is the second Dr. Seuss Living Book Adaptation from Broderbund. The story features Sam-I-Am, who repeatedly asks the questions based on an object, e.g. “Would you Could you on a boat?”. This leads to his grumpy friend saying “I do not like Green Eggs an Ham”. The story gets more dramatic as it progresses. There are some activities featuring characters from the story like the Fox in a Box, and the Mouse in the House. The game features word recognition, vocabulary, reading comprehension and computer literacy. Every page is clickable for a few surprises. In Read to Me, the program automatically turns the pages leaving out the games as the story progresses.&lt;/story&gt; &lt;/game&gt;">
            <text:p>&lt;game name="greeneggs-win"&gt; &lt;year&gt;1996&lt;/year&gt; &lt;rating&gt;ESRB - E (Everyone)&lt;/rating&gt; &lt;title&gt;Living Books - Green Eggs and Ham &lt;/title&gt; &lt;pub&gt;Broderbund Software&lt;/pub&gt; &lt;dev&gt;Living Books&lt;/dev&gt; &lt;genre&gt;Miscellaneous&lt;/genre&gt; &lt;score&gt;4.0&lt;/score&gt; &lt;player&gt;1 Player&lt;/player&gt; &lt;story&gt;Green Eggs and Ham is the second Dr. Seuss Living Book Adaptation from Broderbund. The story features Sam-I-Am, who repeatedly asks the questions based on an object, e.g. “Would you Could you on a boat?”. This leads to his grumpy friend saying “I do not like Green Eggs an Ham”. The story gets more dramatic as it progresses. There are some activities featuring characters from the story like the Fox in a Box, and the Mouse in the House. The game features word recognition, vocabulary, reading comprehension and computer literacy. Every page is clickable for a few surprises. In Read to Me, the program automatically turns the pages leaving out the games as the story progresses.&lt;/story&gt; &lt;/game&gt;</text:p>
          </table:table-cell>
          <table:table-cell table:number-columns-repeated="1012"/>
        </table:table-row>
        <table:table-row table:style-name="ro1">
          <table:table-cell office:value-type="string">
            <text:p>harryhh-win</text:p>
          </table:table-cell>
          <table:table-cell office:value-type="string">
            <text:p>1994</text:p>
          </table:table-cell>
          <table:table-cell office:value-type="string">
            <text:p>ESRB - E (Everyone)</text:p>
          </table:table-cell>
          <table:table-cell office:value-type="string">
            <text:p>Living Books - Harry and the Haunted House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4.5</text:p>
          </table:table-cell>
          <table:table-cell office:value-type="string">
            <text:p>1 Player</text:p>
          </table:table-cell>
          <table:table-cell office:value-type="string">
            <text:p>This is an "electronic book", a game designed for kids which consists of a linearly-told story through still screens filled with hot-spots where kids can click and get animations, sounds, etc. <text:s/>In this game, Harry and his friends Stinky, Earl, and Amy are playing baseball when Harry hits one into the window of an old abandoned house. So the team embarks on a rescue mission to get the ball back from the seemingly haunted house. <text:s/>The graphics in the game are all colorful cartoon drawings and the game has numerous sound options that include full narration or the specific pronunciation of any word the player clicks on.</text:p>
          </table:table-cell>
          <table:table-cell table:style-name="Default"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harryhh-win&quot;&gt; &lt;year&gt;1994&lt;/year&gt; &lt;rating&gt;ESRB - E (Everyone)&lt;/rating&gt; &lt;title&gt;Living Books - Harry and the Haunted House &lt;/title&gt; &lt;pub&gt;Broderbund Software&lt;/pub&gt; &lt;dev&gt;Living Books&lt;/dev&gt; &lt;genre&gt;Miscellaneous&lt;/genre&gt; &lt;score&gt;4.5&lt;/score&gt; &lt;player&gt;1 Player&lt;/player&gt; &lt;story&gt;This is an &quot;electronic book&quot;, a game designed for kids which consists of a linearly-told story through still screens filled with hot-spots where kids can click and get animations, sounds, etc.  In this game, Harry and his friends Stinky, Earl, and Amy are playing baseball when Harry hits one into the window of an old abandoned house. So the team embarks on a rescue mission to get the ball back from the seemingly haunted house.  The graphics in the game are all colorful cartoon drawings and the game has numerous sound options that include full narration or the specific pronunciation of any word the player clicks on.&lt;/story&gt; &lt;/game&gt;">
            <text:p>&lt;game name="harryhh-win"&gt; &lt;year&gt;1994&lt;/year&gt; &lt;rating&gt;ESRB - E (Everyone)&lt;/rating&gt; &lt;title&gt;Living Books - Harry and the Haunted House &lt;/title&gt; &lt;pub&gt;Broderbund Software&lt;/pub&gt; &lt;dev&gt;Living Books&lt;/dev&gt; &lt;genre&gt;Miscellaneous&lt;/genre&gt; &lt;score&gt;4.5&lt;/score&gt; &lt;player&gt;1 Player&lt;/player&gt; &lt;story&gt;This is an "electronic book", a game designed for kids which consists of a linearly-told story through still screens filled with hot-spots where kids can click and get animations, sounds, etc. <text:s/>In this game, Harry and his friends Stinky, Earl, and Amy are playing baseball when Harry hits one into the window of an old abandoned house. So the team embarks on a rescue mission to get the ball back from the seemingly haunted house. <text:s/>The graphics in the game are all colorful cartoon drawings and the game has numerous sound options that include full narration or the specific pronunciation of any word the player clicks on.&lt;/story&gt; &lt;/game&gt;</text:p>
          </table:table-cell>
          <table:table-cell table:number-columns-repeated="1012"/>
        </table:table-row>
        <table:table-row table:style-name="ro1">
          <table:table-cell office:value-type="string">
            <text:p>grandma-win</text:p>
          </table:table-cell>
          <table:table-cell office:value-type="string">
            <text:p>1992</text:p>
          </table:table-cell>
          <table:table-cell office:value-type="string">
            <text:p>ESRB - E (Everyone)</text:p>
          </table:table-cell>
          <table:table-cell office:value-type="string">
            <text:p>Living Books - Just Grandma and Me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3.7</text:p>
          </table:table-cell>
          <table:table-cell office:value-type="string">
            <text:p>1 Player</text:p>
          </table:table-cell>
          <table:table-cell office:value-type="string">
            <text:p>Just Grandma and Me is a story book game, based on the book by Mercer Mayer. Little Critter goes with his Grandmother to the beach, and you get to have fun with them. After the first part of the story is read to you, you can click on objects in the background, and have some amusement.</text:p>
          </table:table-cell>
          <table:table-cell table:style-name="Default"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grandma-win&quot;&gt; &lt;year&gt;1992&lt;/year&gt; &lt;rating&gt;ESRB - E (Everyone)&lt;/rating&gt; &lt;title&gt;Living Books - Just Grandma and Me &lt;/title&gt; &lt;pub&gt;Broderbund Software&lt;/pub&gt; &lt;dev&gt;Living Books&lt;/dev&gt; &lt;genre&gt;Miscellaneous&lt;/genre&gt; &lt;score&gt;3.7&lt;/score&gt; &lt;player&gt;1 Player&lt;/player&gt; &lt;story&gt;Just Grandma and Me is a story book game, based on the book by Mercer Mayer. Little Critter goes with his Grandmother to the beach, and you get to have fun with them. After the first part of the story is read to you, you can click on objects in the background, and have some amusement.&lt;/story&gt; &lt;/game&gt;">
            <text:p>&lt;game name="grandma-win"&gt; &lt;year&gt;1992&lt;/year&gt; &lt;rating&gt;ESRB - E (Everyone)&lt;/rating&gt; &lt;title&gt;Living Books - Just Grandma and Me &lt;/title&gt; &lt;pub&gt;Broderbund Software&lt;/pub&gt; &lt;dev&gt;Living Books&lt;/dev&gt; &lt;genre&gt;Miscellaneous&lt;/genre&gt; &lt;score&gt;3.7&lt;/score&gt; &lt;player&gt;1 Player&lt;/player&gt; &lt;story&gt;Just Grandma and Me is a story book game, based on the book by Mercer Mayer. Little Critter goes with his Grandmother to the beach, and you get to have fun with them. After the first part of the story is read to you, you can click on objects in the background, and have some amusement.&lt;/story&gt; &lt;/game&gt;</text:p>
          </table:table-cell>
          <table:table-cell table:number-columns-repeated="1012"/>
        </table:table-row>
        <table:table-row table:style-name="ro1">
          <table:table-cell office:value-type="string">
            <text:p>lilmonster-win</text:p>
          </table:table-cell>
          <table:table-cell office:value-type="string">
            <text:p>1994</text:p>
          </table:table-cell>
          <table:table-cell office:value-type="string">
            <text:p>ESRB - E (Everyone)</text:p>
          </table:table-cell>
          <table:table-cell office:value-type="string">
            <text:p>Living Books - Little Monster at School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3.9</text:p>
          </table:table-cell>
          <table:table-cell office:value-type="string">
            <text:p>1 Player</text:p>
          </table:table-cell>
          <table:table-cell office:value-type="string">
            <text:p>Little Monster at School is an interactive story game, based on the book by Mercer Meyer. <text:s/>Little Monster explains how school is fun and things to do in school, along with trying to help a monster kid named Yally get along with school. On the pages after the first part of the story is read to the player. Objects in the background may be clicked to reveal hidden surprises. While playing, click on some of background objects and find a little furry mutant.</text:p>
          </table:table-cell>
          <table:table-cell table:style-name="Default"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lilmonster-win&quot;&gt; &lt;year&gt;1994&lt;/year&gt; &lt;rating&gt;ESRB - E (Everyone)&lt;/rating&gt; &lt;title&gt;Living Books - Little Monster at School &lt;/title&gt; &lt;pub&gt;Broderbund Software&lt;/pub&gt; &lt;dev&gt;Living Books&lt;/dev&gt; &lt;genre&gt;Miscellaneous&lt;/genre&gt; &lt;score&gt;3.9&lt;/score&gt; &lt;player&gt;1 Player&lt;/player&gt; &lt;story&gt;Little Monster at School is an interactive story game, based on the book by Mercer Meyer.  Little Monster explains how school is fun and things to do in school, along with trying to help a monster kid named Yally get along with school. On the pages after the first part of the story is read to the player. Objects in the background may be clicked to reveal hidden surprises. While playing, click on some of background objects and find a little furry mutant.&lt;/story&gt; &lt;/game&gt;">
            <text:p>&lt;game name="lilmonster-win"&gt; &lt;year&gt;1994&lt;/year&gt; &lt;rating&gt;ESRB - E (Everyone)&lt;/rating&gt; &lt;title&gt;Living Books - Little Monster at School &lt;/title&gt; &lt;pub&gt;Broderbund Software&lt;/pub&gt; &lt;dev&gt;Living Books&lt;/dev&gt; &lt;genre&gt;Miscellaneous&lt;/genre&gt; &lt;score&gt;3.9&lt;/score&gt; &lt;player&gt;1 Player&lt;/player&gt; &lt;story&gt;Little Monster at School is an interactive story game, based on the book by Mercer Meyer. <text:s/>Little Monster explains how school is fun and things to do in school, along with trying to help a monster kid named Yally get along with school. On the pages after the first part of the story is read to the player. Objects in the background may be clicked to reveal hidden surprises. While playing, click on some of background objects and find a little furry mutant.&lt;/story&gt; &lt;/game&gt;</text:p>
          </table:table-cell>
          <table:table-cell table:number-columns-repeated="1012"/>
        </table:table-row>
        <table:table-row table:style-name="ro1">
          <table:table-cell office:value-type="string">
            <text:p>ruff-win</text:p>
          </table:table-cell>
          <table:table-cell office:value-type="string">
            <text:p>1994</text:p>
          </table:table-cell>
          <table:table-cell office:value-type="string">
            <text:p>ESRB - E (Everyone)</text:p>
          </table:table-cell>
          <table:table-cell office:value-type="string">
            <text:p>Living Books - Ruff's Bone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3.9</text:p>
          </table:table-cell>
          <table:table-cell office:value-type="string">
            <text:p>1 Player</text:p>
          </table:table-cell>
          <table:table-cell office:value-type="string">
            <text:p>Ruff’s Bone is a Living Book created by Eli Noyes, who is best known for his work for Sesame Street, Disney, Pixar, Nickelodeon, and countless others. <text:s/>In this story, Ruff is so excited about his bone, but when his trainer throws it in the yard, Ruff has to go look for it. There are zany and interesting things Ruff has discovered throughout the story. Every page is clickable to uncover some surprises.</text:p>
          </table:table-cell>
          <table:table-cell table:style-name="Default"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ruff-win&quot;&gt; &lt;year&gt;1994&lt;/year&gt; &lt;rating&gt;ESRB - E (Everyone)&lt;/rating&gt; &lt;title&gt;Living Books - Ruff's Bone &lt;/title&gt; &lt;pub&gt;Broderbund Software&lt;/pub&gt; &lt;dev&gt;Living Books&lt;/dev&gt; &lt;genre&gt;Miscellaneous&lt;/genre&gt; &lt;score&gt;3.9&lt;/score&gt; &lt;player&gt;1 Player&lt;/player&gt; &lt;story&gt;Ruff’s Bone is a Living Book created by Eli Noyes, who is best known for his work for Sesame Street, Disney, Pixar, Nickelodeon, and countless others.  In this story, Ruff is so excited about his bone, but when his trainer throws it in the yard, Ruff has to go look for it. There are zany and interesting things Ruff has discovered throughout the story. Every page is clickable to uncover some surprises.&lt;/story&gt; &lt;/game&gt;">
            <text:p>&lt;game name="ruff-win"&gt; &lt;year&gt;1994&lt;/year&gt; &lt;rating&gt;ESRB - E (Everyone)&lt;/rating&gt; &lt;title&gt;Living Books - Ruff's Bone &lt;/title&gt; &lt;pub&gt;Broderbund Software&lt;/pub&gt; &lt;dev&gt;Living Books&lt;/dev&gt; &lt;genre&gt;Miscellaneous&lt;/genre&gt; &lt;score&gt;3.9&lt;/score&gt; &lt;player&gt;1 Player&lt;/player&gt; &lt;story&gt;Ruff’s Bone is a Living Book created by Eli Noyes, who is best known for his work for Sesame Street, Disney, Pixar, Nickelodeon, and countless others. <text:s/>In this story, Ruff is so excited about his bone, but when his trainer throws it in the yard, Ruff has to go look for it. There are zany and interesting things Ruff has discovered throughout the story. Every page is clickable to uncover some surprises.&lt;/story&gt; &lt;/game&gt;</text:p>
          </table:table-cell>
          <table:table-cell table:number-columns-repeated="1012"/>
        </table:table-row>
        <table:table-row table:style-name="ro1">
          <table:table-cell office:value-type="string">
            <text:p>sheila-win</text:p>
          </table:table-cell>
          <table:table-cell office:value-type="string">
            <text:p>1996</text:p>
          </table:table-cell>
          <table:table-cell office:value-type="string">
            <text:p>ESRB - E (Everyone)</text:p>
          </table:table-cell>
          <table:table-cell office:value-type="string">
            <text:p>Living Books - Sheila Rae, The Brave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3.5</text:p>
          </table:table-cell>
          <table:table-cell office:value-type="string">
            <text:p>1 Player</text:p>
          </table:table-cell>
          <table:table-cell office:value-type="string">
            <text:p>Shelia Rae, the Brave is an interactive storybook based on the book by Kevin Henkes. Venture with Shelia Rae in her town and she'll show you how brave she is and how she loves her family. After the first part of the story is read, players can click all over the screen to find lots of hidden surprises. The game also includes a special Treasure Hunt game and a Sing Along section where players can listen to the characters songs that they sing in the story. There is even a demo section to take a short look at some other games by Living Books. </text:p>
          </table:table-cell>
          <table:table-cell table:style-name="Default"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sheila-win&quot;&gt; &lt;year&gt;1996&lt;/year&gt; &lt;rating&gt;ESRB - E (Everyone)&lt;/rating&gt; &lt;title&gt;Living Books - Sheila Rae, The Brave &lt;/title&gt; &lt;pub&gt;Broderbund Software&lt;/pub&gt; &lt;dev&gt;Living Books&lt;/dev&gt; &lt;genre&gt;Miscellaneous&lt;/genre&gt; &lt;score&gt;3.5&lt;/score&gt; &lt;player&gt;1 Player&lt;/player&gt; &lt;story&gt;Shelia Rae, the Brave is an interactive storybook based on the book by Kevin Henkes. Venture with Shelia Rae in her town and she'll show you how brave she is and how she loves her family. After the first part of the story is read, players can click all over the screen to find lots of hidden surprises. The game also includes a special Treasure Hunt game and a Sing Along section where players can listen to the characters songs that they sing in the story. There is even a demo section to take a short look at some other games by Living Books. &lt;/story&gt; &lt;/game&gt;">
            <text:p>&lt;game name="sheila-win"&gt; &lt;year&gt;1996&lt;/year&gt; &lt;rating&gt;ESRB - E (Everyone)&lt;/rating&gt; &lt;title&gt;Living Books - Sheila Rae, The Brave &lt;/title&gt; &lt;pub&gt;Broderbund Software&lt;/pub&gt; &lt;dev&gt;Living Books&lt;/dev&gt; &lt;genre&gt;Miscellaneous&lt;/genre&gt; &lt;score&gt;3.5&lt;/score&gt; &lt;player&gt;1 Player&lt;/player&gt; &lt;story&gt;Shelia Rae, the Brave is an interactive storybook based on the book by Kevin Henkes. Venture with Shelia Rae in her town and she'll show you how brave she is and how she loves her family. After the first part of the story is read, players can click all over the screen to find lots of hidden surprises. The game also includes a special Treasure Hunt game and a Sing Along section where players can listen to the characters songs that they sing in the story. There is even a demo section to take a short look at some other games by Living Books. &lt;/story&gt; &lt;/game&gt;</text:p>
          </table:table-cell>
          <table:table-cell table:number-columns-repeated="1012"/>
        </table:table-row>
        <table:table-row table:style-name="ro1">
          <table:table-cell office:value-type="string">
            <text:p>stellaluna-win</text:p>
          </table:table-cell>
          <table:table-cell office:value-type="string">
            <text:p>1996</text:p>
          </table:table-cell>
          <table:table-cell office:value-type="string">
            <text:p>ESRB - E (Everyone)</text:p>
          </table:table-cell>
          <table:table-cell office:value-type="string">
            <text:p>Living Books - Stellaluna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3.7</text:p>
          </table:table-cell>
          <table:table-cell office:value-type="string">
            <text:p>1 Player</text:p>
          </table:table-cell>
          <table:table-cell office:value-type="string">
            <text:p>Stellaluna is a Living Book adaptation based on Jannell Cannon’s original picture book. The story is about a bat named Stellaluna, who lost her mother due to an owl crashing into her. Stellaluna has to find her mother, but she meets new friends throughout the story. There is also a Bat Quiz in which children test their knowledge of Bats. In Let Me Play, every page can be clicked to uncover a surprise or two.</text:p>
          </table:table-cell>
          <table:table-cell table:style-name="Default"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stellaluna-win&quot;&gt; &lt;year&gt;1996&lt;/year&gt; &lt;rating&gt;ESRB - E (Everyone)&lt;/rating&gt; &lt;title&gt;Living Books - Stellaluna &lt;/title&gt; &lt;pub&gt;Broderbund Software&lt;/pub&gt; &lt;dev&gt;Living Books&lt;/dev&gt; &lt;genre&gt;Miscellaneous&lt;/genre&gt; &lt;score&gt;3.7&lt;/score&gt; &lt;player&gt;1 Player&lt;/player&gt; &lt;story&gt;Stellaluna is a Living Book adaptation based on Jannell Cannon’s original picture book. The story is about a bat named Stellaluna, who lost her mother due to an owl crashing into her. Stellaluna has to find her mother, but she meets new friends throughout the story. There is also a Bat Quiz in which children test their knowledge of Bats. In Let Me Play, every page can be clicked to uncover a surprise or two.&lt;/story&gt; &lt;/game&gt;">
            <text:p>&lt;game name="stellaluna-win"&gt; &lt;year&gt;1996&lt;/year&gt; &lt;rating&gt;ESRB - E (Everyone)&lt;/rating&gt; &lt;title&gt;Living Books - Stellaluna &lt;/title&gt; &lt;pub&gt;Broderbund Software&lt;/pub&gt; &lt;dev&gt;Living Books&lt;/dev&gt; &lt;genre&gt;Miscellaneous&lt;/genre&gt; &lt;score&gt;3.7&lt;/score&gt; &lt;player&gt;1 Player&lt;/player&gt; &lt;story&gt;Stellaluna is a Living Book adaptation based on Jannell Cannon’s original picture book. The story is about a bat named Stellaluna, who lost her mother due to an owl crashing into her. Stellaluna has to find her mother, but she meets new friends throughout the story. There is also a Bat Quiz in which children test their knowledge of Bats. In Let Me Play, every page can be clicked to uncover a surprise or two.&lt;/story&gt; &lt;/game&gt;</text:p>
          </table:table-cell>
          <table:table-cell table:number-columns-repeated="1012"/>
        </table:table-row>
        <table:table-row table:style-name="ro1">
          <table:table-cell office:value-type="string">
            <text:p>bearfight-win</text:p>
          </table:table-cell>
          <table:table-cell office:value-type="string">
            <text:p>1995</text:p>
          </table:table-cell>
          <table:table-cell office:value-type="string">
            <text:p>ESRB - E (Everyone)</text:p>
          </table:table-cell>
          <table:table-cell office:value-type="string">
            <text:p>Living Books - The Berenstain Bears Get in a Fight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4.0</text:p>
          </table:table-cell>
          <table:table-cell office:value-type="string">
            <text:p>1 Player</text:p>
          </table:table-cell>
          <table:table-cell office:value-type="string">
            <text:p>The Berenstain Bears Get in a Fight is a living book adaptation of Stan and Jan Berenstain’s original picture book. The story is about Brother and Sister Bear fighting with each other, but Mother Bear has plans to fix the situation. Every page is read out loud, and can be clicked on to find hidden surprises throughout the story. In Read to Me, the story automatically goes through the pages without the need of turning the pages manually in a real book.</text:p>
          </table:table-cell>
          <table:table-cell table:style-name="Default"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bearfight-win&quot;&gt; &lt;year&gt;1995&lt;/year&gt; &lt;rating&gt;ESRB - E (Everyone)&lt;/rating&gt; &lt;title&gt;Living Books - The Berenstain Bears Get in a Fight &lt;/title&gt; &lt;pub&gt;Broderbund Software&lt;/pub&gt; &lt;dev&gt;Living Books&lt;/dev&gt; &lt;genre&gt;Miscellaneous&lt;/genre&gt; &lt;score&gt;4.0&lt;/score&gt; &lt;player&gt;1 Player&lt;/player&gt; &lt;story&gt;The Berenstain Bears Get in a Fight is a living book adaptation of Stan and Jan Berenstain’s original picture book. The story is about Brother and Sister Bear fighting with each other, but Mother Bear has plans to fix the situation. Every page is read out loud, and can be clicked on to find hidden surprises throughout the story. In Read to Me, the story automatically goes through the pages without the need of turning the pages manually in a real book.&lt;/story&gt; &lt;/game&gt;">
            <text:p>&lt;game name="bearfight-win"&gt; &lt;year&gt;1995&lt;/year&gt; &lt;rating&gt;ESRB - E (Everyone)&lt;/rating&gt; &lt;title&gt;Living Books - The Berenstain Bears Get in a Fight &lt;/title&gt; &lt;pub&gt;Broderbund Software&lt;/pub&gt; &lt;dev&gt;Living Books&lt;/dev&gt; &lt;genre&gt;Miscellaneous&lt;/genre&gt; &lt;score&gt;4.0&lt;/score&gt; &lt;player&gt;1 Player&lt;/player&gt; &lt;story&gt;The Berenstain Bears Get in a Fight is a living book adaptation of Stan and Jan Berenstain’s original picture book. The story is about Brother and Sister Bear fighting with each other, but Mother Bear has plans to fix the situation. Every page is read out loud, and can be clicked on to find hidden surprises throughout the story. In Read to Me, the story automatically goes through the pages without the need of turning the pages manually in a real book.&lt;/story&gt; &lt;/game&gt;</text:p>
          </table:table-cell>
          <table:table-cell table:number-columns-repeated="1012"/>
        </table:table-row>
        <table:table-row table:style-name="ro1">
          <table:table-cell office:value-type="string">
            <text:p>beardark-win</text:p>
          </table:table-cell>
          <table:table-cell office:value-type="string">
            <text:p>1996</text:p>
          </table:table-cell>
          <table:table-cell office:value-type="string">
            <text:p>ESRB - E (Everyone)</text:p>
          </table:table-cell>
          <table:table-cell office:value-type="string">
            <text:p>Living Books - The Berenstain Bears in the Dark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3.9</text:p>
          </table:table-cell>
          <table:table-cell office:value-type="string">
            <text:p>1 Player</text:p>
          </table:table-cell>
          <table:table-cell office:value-type="string">
            <text:p>The story opens in the library, where Sister Bear impatiently waits for Brother to check out a book. He finds one titled The Case of the Crying Cave, and Sister remarks that it sounds scary, and by contrast, borrows a much more cutesy book. Once they get home, both start to read their books, but Sister gets a little bored with hers, and begins reading with Brother. Brother begins to dramatize the book, and makes a howling noise that freaks out Sister. When they go to bed that night, Sister begins to picture dark things as spooky, and has trouble sleeping. Brother then makes a wailing noise, which causes her to cry for help. Mama and Papa rush into the kids' bedroom, tripping over each other, and Sister falls on top of them. Mama and Papa try to convince her that there's nothing to be afraid of, but it doesn't do any good at all, and both siblings fight whether to sleep with the lights on or off. The next morning, the Bear family is too tired to do anything. This finally leads to Papa explaining that her imagination has been taking control of her and making the dark look spooky. He takes her upstairs to the attic, and she tries not to let her imagination take her over. She soon begins to learn that she was only fooling herself and there was really nothing to be afraid of. Papa proceeds to show her his old night light, telling her that even he was afraid of the dark once, which puts Sister in disbelief. She goes back downstairs and decides to finish reading the rest of The Case of the Crying Cave. She gets disappointed when the wailing noise heard in the book turned out to just be wind, and remarks about this to Brother that night. The story has ended with Brother feeling a little uneasy about the darkness, and deciding that maybe he's had quite enough mysteries for a while. </text:p>
          </table:table-cell>
          <table:table-cell table:style-name="Default"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beardark-win&quot;&gt; &lt;year&gt;1996&lt;/year&gt; &lt;rating&gt;ESRB - E (Everyone)&lt;/rating&gt; &lt;title&gt;Living Books - The Berenstain Bears in the Dark &lt;/title&gt; &lt;pub&gt;Broderbund Software&lt;/pub&gt; &lt;dev&gt;Living Books&lt;/dev&gt; &lt;genre&gt;Miscellaneous&lt;/genre&gt; &lt;score&gt;3.9&lt;/score&gt; &lt;player&gt;1 Player&lt;/player&gt; &lt;story&gt;The story opens in the library, where Sister Bear impatiently waits for Brother to check out a book. He finds one titled The Case of the Crying Cave, and Sister remarks that it sounds scary, and by contrast, borrows a much more cutesy book. Once they get home, both start to read their books, but Sister gets a little bored with hers, and begins reading with Brother. Brother begins to dramatize the book, and makes a howling noise that freaks out Sister. When they go to bed that night, Sister begins to picture dark things as spooky, and has trouble sleeping. Brother then makes a wailing noise, which causes her to cry for help. Mama and Papa rush into the kids' bedroom, tripping over each other, and Sister falls on top of them. Mama and Papa try to convince her that there's nothing to be afraid of, but it doesn't do any good at all, and both siblings fight whether to sleep with the lights on or off. The next morning, the Bear family is too tired to do anything. This finally leads to Papa explaining that her imagination has been taking control of her and making the dark look spooky. He takes her upstairs to the attic, and she tries not to let her imagination take her over. She soon begins to learn that she was only fooling herself and there was really nothing to be afraid of. Papa proceeds to show her his old night light, telling her that even he was afraid of the dark once, which puts Sister in disbelief. She goes back downstairs and decides to finish reading the rest of The Case of the Crying Cave. She gets disappointed when the wailing noise heard in the book turned out to just be wind, and remarks about this to Brother that night. The story has ended with Brother feeling a little uneasy about the darkness, and deciding that maybe he's had quite enough mysteries for a while. &lt;/story&gt; &lt;/game&gt;">
            <text:p>&lt;game name="beardark-win"&gt; &lt;year&gt;1996&lt;/year&gt; &lt;rating&gt;ESRB - E (Everyone)&lt;/rating&gt; &lt;title&gt;Living Books - The Berenstain Bears in the Dark &lt;/title&gt; &lt;pub&gt;Broderbund Software&lt;/pub&gt; &lt;dev&gt;Living Books&lt;/dev&gt; &lt;genre&gt;Miscellaneous&lt;/genre&gt; &lt;score&gt;3.9&lt;/score&gt; &lt;player&gt;1 Player&lt;/player&gt; &lt;story&gt;The story opens in the library, where Sister Bear impatiently waits for Brother to check out a book. He finds one titled The Case of the Crying Cave, and Sister remarks that it sounds scary, and by contrast, borrows a much more cutesy book. Once they get home, both start to read their books, but Sister gets a little bored with hers, and begins reading with Brother. Brother begins to dramatize the book, and makes a howling noise that freaks out Sister. When they go to bed that night, Sister begins to picture dark things as spooky, and has trouble sleeping. Brother then makes a wailing noise, which causes her to cry for help. Mama and Papa rush into the kids' bedroom, tripping over each other, and Sister falls on top of them. Mama and Papa try to convince her that there's nothing to be afraid of, but it doesn't do any good at all, and both siblings fight whether to sleep with the lights on or off. The next morning, the Bear family is too tired to do anything. This finally leads to Papa explaining that her imagination has been taking control of her and making the dark look spooky. He takes her upstairs to the attic, and she tries not to let her imagination take her over. She soon begins to learn that she was only fooling herself and there was really nothing to be afraid of. Papa proceeds to show her his old night light, telling her that even he was afraid of the dark once, which puts Sister in disbelief. She goes back downstairs and decides to finish reading the rest of The Case of the Crying Cave. She gets disappointed when the wailing noise heard in the book turned out to just be wind, and remarks about this to Brother that night. The story has ended with Brother feeling a little uneasy about the darkness, and deciding that maybe he's had quite enough mysteries for a while. &lt;/story&gt; &lt;/game&gt;</text:p>
          </table:table-cell>
          <table:table-cell table:number-columns-repeated="1012"/>
        </table:table-row>
        <table:table-row table:style-name="ro1">
          <table:table-cell office:value-type="string">
            <text:p>newkid-win</text:p>
          </table:table-cell>
          <table:table-cell office:value-type="string">
            <text:p>1993</text:p>
          </table:table-cell>
          <table:table-cell office:value-type="string">
            <text:p>ESRB - E (Everyone)</text:p>
          </table:table-cell>
          <table:table-cell office:value-type="string">
            <text:p>Living Books - The New Kid on the Block </text:p>
          </table:table-cell>
          <table:table-cell office:value-type="string">
            <text:p>Broderbund Software</text:p>
          </table:table-cell>
          <table:table-cell office:value-type="string">
            <text:p>Living Books</text:p>
          </table:table-cell>
          <table:table-cell office:value-type="string">
            <text:p>Miscellaneous</text:p>
          </table:table-cell>
          <table:table-cell office:value-type="string">
            <text:p>4.3</text:p>
          </table:table-cell>
          <table:table-cell office:value-type="string">
            <text:p>1 Player</text:p>
          </table:table-cell>
          <table:table-cell office:value-type="string">
            <text:p>The fourth entry in the Living Books series written by Jack Prelutsky, this is a collection of 17 poems as opposed to the standard picture book adaptation usually seen in this series. Some of the poems included are "I Spied My Shadow Slinking" and "Homework! Oh, Homework!". <text:s/>The game can be played in two modes, "Read to Me" and "Let Me Play." The former mode reads the poem all the way through, then lets the user either replay it or go the next one. The latter reads the poem by stanza. Once the stanza has been read through, the player can click on the picture and the words in the story for all sorts of reactions. Most of the time the animations will describe what the clicked on word means.</text:p>
          </table:table-cell>
          <table:table-cell table:style-name="Default"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newkid-win&quot;&gt; &lt;year&gt;1993&lt;/year&gt; &lt;rating&gt;ESRB - E (Everyone)&lt;/rating&gt; &lt;title&gt;Living Books - The New Kid on the Block &lt;/title&gt; &lt;pub&gt;Broderbund Software&lt;/pub&gt; &lt;dev&gt;Living Books&lt;/dev&gt; &lt;genre&gt;Miscellaneous&lt;/genre&gt; &lt;score&gt;4.3&lt;/score&gt; &lt;player&gt;1 Player&lt;/player&gt; &lt;story&gt;The fourth entry in the Living Books series written by Jack Prelutsky, this is a collection of 17 poems as opposed to the standard picture book adaptation usually seen in this series. Some of the poems included are &quot;I Spied My Shadow Slinking&quot; and &quot;Homework! Oh, Homework!&quot;.  The game can be played in two modes, &quot;Read to Me&quot; and &quot;Let Me Play.&quot; The former mode reads the poem all the way through, then lets the user either replay it or go the next one. The latter reads the poem by stanza. Once the stanza has been read through, the player can click on the picture and the words in the story for all sorts of reactions. Most of the time the animations will describe what the clicked on word means.&lt;/story&gt; &lt;/game&gt;">
            <text:p>&lt;game name="newkid-win"&gt; &lt;year&gt;1993&lt;/year&gt; &lt;rating&gt;ESRB - E (Everyone)&lt;/rating&gt; &lt;title&gt;Living Books - The New Kid on the Block &lt;/title&gt; &lt;pub&gt;Broderbund Software&lt;/pub&gt; &lt;dev&gt;Living Books&lt;/dev&gt; &lt;genre&gt;Miscellaneous&lt;/genre&gt; &lt;score&gt;4.3&lt;/score&gt; &lt;player&gt;1 Player&lt;/player&gt; &lt;story&gt;The fourth entry in the Living Books series written by Jack Prelutsky, this is a collection of 17 poems as opposed to the standard picture book adaptation usually seen in this series. Some of the poems included are "I Spied My Shadow Slinking" and "Homework! Oh, Homework!". <text:s/>The game can be played in two modes, "Read to Me" and "Let Me Play." The former mode reads the poem all the way through, then lets the user either replay it or go the next one. The latter reads the poem by stanza. Once the stanza has been read through, the player can click on the picture and the words in the story for all sorts of reactions. Most of the time the animations will describe what the clicked on word means.&lt;/story&gt; &lt;/game&gt;</text:p>
          </table:table-cell>
          <table:table-cell table:number-columns-repeated="1012"/>
        </table:table-row>
        <table:table-row table:style-name="ro1">
          <table:table-cell office:value-type="string">
            <text:p>loom-vga</text:p>
          </table:table-cell>
          <table:table-cell office:value-type="string">
            <text:p>1992</text:p>
          </table:table-cell>
          <table:table-cell office:value-type="string">
            <text:p>ESRB - E (Everyone)</text:p>
          </table:table-cell>
          <table:table-cell office:value-type="string">
            <text:p>Loom </text:p>
          </table:table-cell>
          <table:table-cell table:number-columns-repeated="2" office:value-type="string">
            <text:p>Lucasfilm Games LLC</text:p>
          </table:table-cell>
          <table:table-cell office:value-type="string">
            <text:p>Adventure</text:p>
          </table:table-cell>
          <table:table-cell office:value-type="string">
            <text:p>4.1</text:p>
          </table:table-cell>
          <table:table-cell office:value-type="string">
            <text:p>1 Player</text:p>
          </table:table-cell>
          <table:table-cell office:value-type="string">
            <text:p>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text:s/>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text:s/>Loom is an adventure game that sets itself apart from other titles in the genre through its unique gameplay system: the player character does not carry items around, but rather manipulates objects through the use of spells (called "drafts" in the game). The drafts themselves are woven by playing magical notes on a special instrument called "distaff".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reversed", i.e. played backwards, in order to execute the opposite action (for example, closing something instead of opening). As the game progresses Bobbin learns to play higher notes on the distaff, allowing him to access more drafts. <text:s/>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 <text:s/>The CD DOS version of the game has enhanced 256-color graphics, audio tracks, and full voice acting. However, it also removes a few close-up scenes and conversations. The FM Towns version preserves these scenes and includes similar graphical and musical enhancements, but has no voice acting.</text:p>
          </table:table-cell>
          <table:table-cell table:style-name="Default"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loom-vga&quot;&gt; &lt;year&gt;1992&lt;/year&gt; &lt;rating&gt;ESRB - E (Everyone)&lt;/rating&gt; &lt;title&gt;Loom &lt;/title&gt; &lt;pub&gt;Lucasfilm Games LLC&lt;/pub&gt; &lt;dev&gt;Lucasfilm Games LLC&lt;/dev&gt; &lt;genre&gt;Adventure&lt;/genre&gt; &lt;score&gt;4.1&lt;/score&gt; &lt;player&gt;1 Player&lt;/player&gt; &lt;story&gt;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Loom is an adventure game that sets itself apart from other titles in the genre through its unique gameplay system: the player character does not carry items around, but rather manipulates objects through the use of spells (called &quot;drafts&quot; in the game). The drafts themselves are woven by playing magical notes on a special instrument called &quot;distaff&quot;.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quot;reversed&quot;, i.e. played backwards, in order to execute the opposite action (for example, closing something instead of opening). As the game progresses Bobbin learns to play higher notes on the distaff, allowing him to access more drafts.  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  The CD DOS version of the game has enhanced 256-color graphics, audio tracks, and full voice acting. However, it also removes a few close-up scenes and conversations. The FM Towns version preserves these scenes and includes similar graphical and musical enhancements, but has no voice acting.&lt;/story&gt; &lt;/game&gt;">
            <text:p>&lt;game name="loom-vga"&gt; &lt;year&gt;1992&lt;/year&gt; &lt;rating&gt;ESRB - E (Everyone)&lt;/rating&gt; &lt;title&gt;Loom &lt;/title&gt; &lt;pub&gt;Lucasfilm Games LLC&lt;/pub&gt; &lt;dev&gt;Lucasfilm Games LLC&lt;/dev&gt; &lt;genre&gt;Adventure&lt;/genre&gt; &lt;score&gt;4.1&lt;/score&gt; &lt;player&gt;1 Player&lt;/player&gt; &lt;story&gt;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text:s/>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text:s/>Loom is an adventure game that sets itself apart from other titles in the genre through its unique gameplay system: the player character does not carry items around, but rather manipulates objects through the use of spells (called "drafts" in the game). The drafts themselves are woven by playing magical notes on a special instrument called "distaff".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reversed", i.e. played backwards, in order to execute the opposite action (for example, closing something instead of opening). As the game progresses Bobbin learns to play higher notes on the distaff, allowing him to access more drafts. <text:s/>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 <text:s/>The CD DOS version of the game has enhanced 256-color graphics, audio tracks, and full voice acting. However, it also removes a few close-up scenes and conversations. The FM Towns version preserves these scenes and includes similar graphical and musical enhancements, but has no voice acting.&lt;/story&gt; &lt;/game&gt;</text:p>
          </table:table-cell>
          <table:table-cell table:number-columns-repeated="1012"/>
        </table:table-row>
        <table:table-row table:style-name="ro1">
          <table:table-cell office:value-type="string">
            <text:p>loom-fm</text:p>
          </table:table-cell>
          <table:table-cell office:value-type="string">
            <text:p>1991</text:p>
          </table:table-cell>
          <table:table-cell office:value-type="string">
            <text:p>ESRB - E (Everyone)</text:p>
          </table:table-cell>
          <table:table-cell office:value-type="string">
            <text:p>Loom [FM Towns]</text:p>
          </table:table-cell>
          <table:table-cell office:value-type="string">
            <text:p>Fujitsu Interactive</text:p>
          </table:table-cell>
          <table:table-cell office:value-type="string">
            <text:p>Lucasfilm Games LLC</text:p>
          </table:table-cell>
          <table:table-cell office:value-type="string">
            <text:p>Adventure</text:p>
          </table:table-cell>
          <table:table-cell office:value-type="string">
            <text:p>4.2</text:p>
          </table:table-cell>
          <table:table-cell office:value-type="string">
            <text:p>1 Player</text:p>
          </table:table-cell>
          <table:table-cell office:value-type="string">
            <text:p>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text:s/>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text:s/>Loom is an adventure game that sets itself apart from other titles in the genre through its unique gameplay system: the player character does not carry items around, but rather manipulates objects through the use of spells (called "drafts" in the game). The drafts themselves are woven by playing magical notes on a special instrument called "distaff".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reversed", i.e. played backwards, in order to execute the opposite action (for example, closing something instead of opening). As the game progresses Bobbin learns to play higher notes on the distaff, allowing him to access more drafts. <text:s/>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 <text:s/>The CD DOS version of the game has enhanced 256-color graphics, audio tracks, and full voice acting. However, it also removes a few close-up scenes and conversations. The FM Towns version preserves these scenes and includes similar graphical and musical enhancements, but has no voice acting.</text:p>
          </table:table-cell>
          <table:table-cell table:style-name="Default"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loom-fm&quot;&gt; &lt;year&gt;1991&lt;/year&gt; &lt;rating&gt;ESRB - E (Everyone)&lt;/rating&gt; &lt;title&gt;Loom [FM Towns]&lt;/title&gt; &lt;pub&gt;Fujitsu Interactive&lt;/pub&gt; &lt;dev&gt;Lucasfilm Games LLC&lt;/dev&gt; &lt;genre&gt;Adventure&lt;/genre&gt; &lt;score&gt;4.2&lt;/score&gt; &lt;player&gt;1 Player&lt;/player&gt; &lt;story&gt;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Loom is an adventure game that sets itself apart from other titles in the genre through its unique gameplay system: the player character does not carry items around, but rather manipulates objects through the use of spells (called &quot;drafts&quot; in the game). The drafts themselves are woven by playing magical notes on a special instrument called &quot;distaff&quot;.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quot;reversed&quot;, i.e. played backwards, in order to execute the opposite action (for example, closing something instead of opening). As the game progresses Bobbin learns to play higher notes on the distaff, allowing him to access more drafts.  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  The CD DOS version of the game has enhanced 256-color graphics, audio tracks, and full voice acting. However, it also removes a few close-up scenes and conversations. The FM Towns version preserves these scenes and includes similar graphical and musical enhancements, but has no voice acting.&lt;/story&gt; &lt;/game&gt;">
            <text:p>&lt;game name="loom-fm"&gt; &lt;year&gt;1991&lt;/year&gt; &lt;rating&gt;ESRB - E (Everyone)&lt;/rating&gt; &lt;title&gt;Loom [FM Towns]&lt;/title&gt; &lt;pub&gt;Fujitsu Interactive&lt;/pub&gt; &lt;dev&gt;Lucasfilm Games LLC&lt;/dev&gt; &lt;genre&gt;Adventure&lt;/genre&gt; &lt;score&gt;4.2&lt;/score&gt; &lt;player&gt;1 Player&lt;/player&gt; &lt;story&gt;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text:s/>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text:s/>Loom is an adventure game that sets itself apart from other titles in the genre through its unique gameplay system: the player character does not carry items around, but rather manipulates objects through the use of spells (called "drafts" in the game). The drafts themselves are woven by playing magical notes on a special instrument called "distaff".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reversed", i.e. played backwards, in order to execute the opposite action (for example, closing something instead of opening). As the game progresses Bobbin learns to play higher notes on the distaff, allowing him to access more drafts. <text:s/>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 <text:s/>The CD DOS version of the game has enhanced 256-color graphics, audio tracks, and full voice acting. However, it also removes a few close-up scenes and conversations. The FM Towns version preserves these scenes and includes similar graphical and musical enhancements, but has no voice acting.&lt;/story&gt; &lt;/game&gt;</text:p>
          </table:table-cell>
          <table:table-cell table:number-columns-repeated="1012"/>
        </table:table-row>
        <table:table-row table:style-name="ro1">
          <table:table-cell office:value-type="string">
            <text:p>loom-ega</text:p>
          </table:table-cell>
          <table:table-cell office:value-type="string">
            <text:p>1990</text:p>
          </table:table-cell>
          <table:table-cell office:value-type="string">
            <text:p>ESRB - E (Everyone)</text:p>
          </table:table-cell>
          <table:table-cell office:value-type="string">
            <text:p>Loom </text:p>
          </table:table-cell>
          <table:table-cell table:number-columns-repeated="2" office:value-type="string">
            <text:p>Lucasfilm Games LLC</text:p>
          </table:table-cell>
          <table:table-cell office:value-type="string">
            <text:p>Adventure</text:p>
          </table:table-cell>
          <table:table-cell office:value-type="string">
            <text:p>4.1</text:p>
          </table:table-cell>
          <table:table-cell office:value-type="string">
            <text:p>1 Player</text:p>
          </table:table-cell>
          <table:table-cell office:value-type="string">
            <text:p>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text:s/>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text:s/>Loom is an adventure game that sets itself apart from other titles in the genre through its unique gameplay system: the player character does not carry items around, but rather manipulates objects through the use of spells (called "drafts" in the game). The drafts themselves are woven by playing magical notes on a special instrument called "distaff".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reversed", i.e. played backwards, in order to execute the opposite action (for example, closing something instead of opening). As the game progresses Bobbin learns to play higher notes on the distaff, allowing him to access more drafts. <text:s/>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 <text:s/>The CD DOS version of the game has enhanced 256-color graphics, audio tracks, and full voice acting. However, it also removes a few close-up scenes and conversations. The FM Towns version preserves these scenes and includes similar graphical and musical enhancements, but has no voice acting.</text:p>
          </table:table-cell>
          <table:table-cell table:style-name="Default"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loom-ega&quot;&gt; &lt;year&gt;1990&lt;/year&gt; &lt;rating&gt;ESRB - E (Everyone)&lt;/rating&gt; &lt;title&gt;Loom &lt;/title&gt; &lt;pub&gt;Lucasfilm Games LLC&lt;/pub&gt; &lt;dev&gt;Lucasfilm Games LLC&lt;/dev&gt; &lt;genre&gt;Adventure&lt;/genre&gt; &lt;score&gt;4.1&lt;/score&gt; &lt;player&gt;1 Player&lt;/player&gt; &lt;story&gt;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Loom is an adventure game that sets itself apart from other titles in the genre through its unique gameplay system: the player character does not carry items around, but rather manipulates objects through the use of spells (called &quot;drafts&quot; in the game). The drafts themselves are woven by playing magical notes on a special instrument called &quot;distaff&quot;.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quot;reversed&quot;, i.e. played backwards, in order to execute the opposite action (for example, closing something instead of opening). As the game progresses Bobbin learns to play higher notes on the distaff, allowing him to access more drafts.  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  The CD DOS version of the game has enhanced 256-color graphics, audio tracks, and full voice acting. However, it also removes a few close-up scenes and conversations. The FM Towns version preserves these scenes and includes similar graphical and musical enhancements, but has no voice acting.&lt;/story&gt; &lt;/game&gt;">
            <text:p>&lt;game name="loom-ega"&gt; &lt;year&gt;1990&lt;/year&gt; &lt;rating&gt;ESRB - E (Everyone)&lt;/rating&gt; &lt;title&gt;Loom &lt;/title&gt; &lt;pub&gt;Lucasfilm Games LLC&lt;/pub&gt; &lt;dev&gt;Lucasfilm Games LLC&lt;/dev&gt; &lt;genre&gt;Adventure&lt;/genre&gt; &lt;score&gt;4.1&lt;/score&gt; &lt;player&gt;1 Player&lt;/player&gt; &lt;story&gt;The Age of the Great Guilds has arrived. Communities and states comprised of people united by a common trade were created. The Guild of Weavers has achieved such mastery in their trade that they discovered the secret of weaving the very fabric of reality. They were treated with suspicion by other guilds, who eventually accused them of practicing witchcraft and banned them to a secluded island, which they called Loom. <text:s/>Bobbin Threadbare is a young man from the Guild of Weavers. He is outcast from the guild and blamed for the lack of prosperity in recent times, though he does not know why. On his seventeenth birthday he is summoned by the Elders of the guild, who intend to decide his fate. However, shortly thereafter all the inhabitants of the village except Bobbin are turned into swans. Bobbin finds out that he is the child of the Great Loom, found by Lady Cygna, who tried to use the loom's powers to save the guild. Bobbin's stepmother Dame Hetchel teaches him the art of weaving magical drafts, and Bobbin embarks on a journey to find the lost flock, and the answers to his questions. <text:s/>Loom is an adventure game that sets itself apart from other titles in the genre through its unique gameplay system: the player character does not carry items around, but rather manipulates objects through the use of spells (called "drafts" in the game). The drafts themselves are woven by playing magical notes on a special instrument called "distaff". All the puzzles in the game are solved by learning and correctly applying these drafts. Each draft is a sequence of four notes within one octave. The player learns new drafts by exploring the environment and interacting with it through a simple point-and-click interface. Once a draft has been learned, it may be applied in a different situation in order to solve a problem. Drafts range from simple general actions (such as opening) to more specific and complex commands, e.g. turning straw into gold. Drafts can also be "reversed", i.e. played backwards, in order to execute the opposite action (for example, closing something instead of opening). As the game progresses Bobbin learns to play higher notes on the distaff, allowing him to access more drafts. <text:s/>The game features three difficulty levels, differentiating them by changing the way the interface works. The easiest level displays names of the notes as well as marking the correspondent areas on the distaff; Standard level features the distaff with the marks at the bottom of the screen, but no written notes; whereas Expert does not display the marks at all, requiring the player to memorize and play the drafts by ear. <text:s/>The CD DOS version of the game has enhanced 256-color graphics, audio tracks, and full voice acting. However, it also removes a few close-up scenes and conversations. The FM Towns version preserves these scenes and includes similar graphical and musical enhancements, but has no voice acting.&lt;/story&gt; &lt;/game&gt;</text:p>
          </table:table-cell>
          <table:table-cell table:number-columns-repeated="1012"/>
        </table:table-row>
        <table:table-row table:style-name="ro1">
          <table:table-cell office:value-type="string">
            <text:p>lit-us</text:p>
          </table:table-cell>
          <table:table-cell office:value-type="string">
            <text:p>1993</text:p>
          </table:table-cell>
          <table:table-cell office:value-type="string">
            <text:p>ESRB - E (Everyone)</text:p>
          </table:table-cell>
          <table:table-cell office:value-type="string">
            <text:p>Lost in Time </text:p>
          </table:table-cell>
          <table:table-cell table:number-columns-repeated="2" office:value-type="string">
            <text:p>Coktel Vision</text:p>
          </table:table-cell>
          <table:table-cell office:value-type="string">
            <text:p>Adventure</text:p>
          </table:table-cell>
          <table:table-cell office:value-type="string">
            <text:p>3.4</text:p>
          </table:table-cell>
          <table:table-cell office:value-type="string">
            <text:p>1 Player</text:p>
          </table:table-cell>
          <table:table-cell office:value-type="string">
            <text:p>In 1992, a woman named Doralice was investigating a shipwreck when suddenly it started moving. Unable to understand what's going on, Doralice investigates the ship and eventually finds out that she was chosen by the Space Time Patrol to travel back in time, to the year 1840. It appears that a man from the 22th century named Jarlath Equs has obtained a sample of a highly powerful and enigmatic element known as Americium 1492, and traveled back in time in order to hide it together with other treasure on the island of St. Cristobald. Doralice mission is to stop Jarlath at all costs - even if that means endangering her own future existence, for she herself is the descendant of Jarlath's wife and her lover... <text:s/>Lost in Time is a puzzle-solving adventure game. Most of the gameplay is dedicated to exploring the surroundings and combining inventory items or using them with other objects to solve puzzles. The navigation and the manipulation of objects is performed from a first-person perspective. The game uses short video clips (sometimes with live actors) as graphical "comments" to the player's actions or as cutscenes.</text:p>
          </table:table-cell>
          <table:table-cell table:style-name="Default"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lit-us&quot;&gt; &lt;year&gt;1993&lt;/year&gt; &lt;rating&gt;ESRB - E (Everyone)&lt;/rating&gt; &lt;title&gt;Lost in Time &lt;/title&gt; &lt;pub&gt;Coktel Vision&lt;/pub&gt; &lt;dev&gt;Coktel Vision&lt;/dev&gt; &lt;genre&gt;Adventure&lt;/genre&gt; &lt;score&gt;3.4&lt;/score&gt; &lt;player&gt;1 Player&lt;/player&gt; &lt;story&gt;In 1992, a woman named Doralice was investigating a shipwreck when suddenly it started moving. Unable to understand what's going on, Doralice investigates the ship and eventually finds out that she was chosen by the Space Time Patrol to travel back in time, to the year 1840. It appears that a man from the 22th century named Jarlath Equs has obtained a sample of a highly powerful and enigmatic element known as Americium 1492, and traveled back in time in order to hide it together with other treasure on the island of St. Cristobald. Doralice mission is to stop Jarlath at all costs - even if that means endangering her own future existence, for she herself is the descendant of Jarlath's wife and her lover...  Lost in Time is a puzzle-solving adventure game. Most of the gameplay is dedicated to exploring the surroundings and combining inventory items or using them with other objects to solve puzzles. The navigation and the manipulation of objects is performed from a first-person perspective. The game uses short video clips (sometimes with live actors) as graphical &quot;comments&quot; to the player's actions or as cutscenes.&lt;/story&gt; &lt;/game&gt;">
            <text:p>&lt;game name="lit-us"&gt; &lt;year&gt;1993&lt;/year&gt; &lt;rating&gt;ESRB - E (Everyone)&lt;/rating&gt; &lt;title&gt;Lost in Time &lt;/title&gt; &lt;pub&gt;Coktel Vision&lt;/pub&gt; &lt;dev&gt;Coktel Vision&lt;/dev&gt; &lt;genre&gt;Adventure&lt;/genre&gt; &lt;score&gt;3.4&lt;/score&gt; &lt;player&gt;1 Player&lt;/player&gt; &lt;story&gt;In 1992, a woman named Doralice was investigating a shipwreck when suddenly it started moving. Unable to understand what's going on, Doralice investigates the ship and eventually finds out that she was chosen by the Space Time Patrol to travel back in time, to the year 1840. It appears that a man from the 22th century named Jarlath Equs has obtained a sample of a highly powerful and enigmatic element known as Americium 1492, and traveled back in time in order to hide it together with other treasure on the island of St. Cristobald. Doralice mission is to stop Jarlath at all costs - even if that means endangering her own future existence, for she herself is the descendant of Jarlath's wife and her lover... <text:s/>Lost in Time is a puzzle-solving adventure game. Most of the gameplay is dedicated to exploring the surroundings and combining inventory items or using them with other objects to solve puzzles. The navigation and the manipulation of objects is performed from a first-person perspective. The game uses short video clips (sometimes with live actors) as graphical "comments" to the player's actions or as cutscenes.&lt;/story&gt; &lt;/game&gt;</text:p>
          </table:table-cell>
          <table:table-cell table:number-columns-repeated="1012"/>
        </table:table-row>
        <table:table-row table:style-name="ro1">
          <table:table-cell office:value-type="string">
            <text:p>lure</text:p>
          </table:table-cell>
          <table:table-cell office:value-type="string">
            <text:p>1992</text:p>
          </table:table-cell>
          <table:table-cell office:value-type="string">
            <text:p>ESRB - T (Teen)</text:p>
          </table:table-cell>
          <table:table-cell office:value-type="string">
            <text:p>Lure of the Temptress </text:p>
          </table:table-cell>
          <table:table-cell office:value-type="string">
            <text:p>Konami of America, Inc.</text:p>
          </table:table-cell>
          <table:table-cell office:value-type="string">
            <text:p>Revolution Software</text:p>
          </table:table-cell>
          <table:table-cell office:value-type="string">
            <text:p>Adventure</text:p>
          </table:table-cell>
          <table:table-cell office:value-type="string">
            <text:p>3.5</text:p>
          </table:table-cell>
          <table:table-cell office:value-type="string">
            <text:p>1 Player</text:p>
          </table:table-cell>
          <table:table-cell office:value-type="string">
            <text:p>The medieval town of Turnvale has fallen into the hands of the evil sorceress Selena. She is controlling an army of an orc-like warrior race skorl, who serve her with devotion. The skorl hate humans and have terrorized the town and the nearby land. Diermot is an ordinary fellow who was captured by the skorl and thrown into prison. His first task will be to escape. After gaining his freedom, Diermot will also have to find out how to liberate his entire homeland from the clutches of the villains. <text:s/>This adventure game utilizes a special system called Virtual Theater. Non-playable characters will walk around and perform different actions regardless of the player's interaction with them. There is a variety of options and commands, including the possibility of interaction with a supporting character, whom the player can give orders in order to solve some of the game's puzzles.</text:p>
          </table:table-cell>
          <table:table-cell table:style-name="Default"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lure&quot;&gt; &lt;year&gt;1992&lt;/year&gt; &lt;rating&gt;ESRB - T (Teen)&lt;/rating&gt; &lt;title&gt;Lure of the Temptress &lt;/title&gt; &lt;pub&gt;Konami of America, Inc.&lt;/pub&gt; &lt;dev&gt;Revolution Software&lt;/dev&gt; &lt;genre&gt;Adventure&lt;/genre&gt; &lt;score&gt;3.5&lt;/score&gt; &lt;player&gt;1 Player&lt;/player&gt; &lt;story&gt;The medieval town of Turnvale has fallen into the hands of the evil sorceress Selena. She is controlling an army of an orc-like warrior race skorl, who serve her with devotion. The skorl hate humans and have terrorized the town and the nearby land. Diermot is an ordinary fellow who was captured by the skorl and thrown into prison. His first task will be to escape. After gaining his freedom, Diermot will also have to find out how to liberate his entire homeland from the clutches of the villains.  This adventure game utilizes a special system called Virtual Theater. Non-playable characters will walk around and perform different actions regardless of the player's interaction with them. There is a variety of options and commands, including the possibility of interaction with a supporting character, whom the player can give orders in order to solve some of the game's puzzles.&lt;/story&gt; &lt;/game&gt;">
            <text:p>&lt;game name="lure"&gt; &lt;year&gt;1992&lt;/year&gt; &lt;rating&gt;ESRB - T (Teen)&lt;/rating&gt; &lt;title&gt;Lure of the Temptress &lt;/title&gt; &lt;pub&gt;Konami of America, Inc.&lt;/pub&gt; &lt;dev&gt;Revolution Software&lt;/dev&gt; &lt;genre&gt;Adventure&lt;/genre&gt; &lt;score&gt;3.5&lt;/score&gt; &lt;player&gt;1 Player&lt;/player&gt; &lt;story&gt;The medieval town of Turnvale has fallen into the hands of the evil sorceress Selena. She is controlling an army of an orc-like warrior race skorl, who serve her with devotion. The skorl hate humans and have terrorized the town and the nearby land. Diermot is an ordinary fellow who was captured by the skorl and thrown into prison. His first task will be to escape. After gaining his freedom, Diermot will also have to find out how to liberate his entire homeland from the clutches of the villains. <text:s/>This adventure game utilizes a special system called Virtual Theater. Non-playable characters will walk around and perform different actions regardless of the player's interaction with them. There is a variety of options and commands, including the possibility of interaction with a supporting character, whom the player can give orders in order to solve some of the game's puzzles.&lt;/story&gt; &lt;/game&gt;</text:p>
          </table:table-cell>
          <table:table-cell table:number-columns-repeated="1012"/>
        </table:table-row>
        <table:table-row table:style-name="ro1">
          <table:table-cell office:value-type="string">
            <text:p>babayaga-win</text:p>
          </table:table-cell>
          <table:table-cell office:value-type="string">
            <text:p>1995</text:p>
          </table:table-cell>
          <table:table-cell office:value-type="string">
            <text:p>ESRB - EC (Early Childhood)</text:p>
          </table:table-cell>
          <table:table-cell office:value-type="string">
            <text:p>Magic Tales - Baba Yaga and the Magic Geese </text:p>
          </table:table-cell>
          <table:table-cell office:value-type="string">
            <text:p>Davidson </text:p>
          </table:table-cell>
          <table:table-cell office:value-type="string">
            <text:p>Animation Magic</text:p>
          </table:table-cell>
          <table:table-cell office:value-type="string">
            <text:p>Educational</text:p>
          </table:table-cell>
          <table:table-cell office:value-type="string">
            <text:p>3.5</text:p>
          </table:table-cell>
          <table:table-cell office:value-type="string">
            <text:p>1 Player</text:p>
          </table:table-cell>
          <table:table-cell office:value-type="string">
            <text:p>Magic Tales: Baba Yaga and the Magic Geese is an interactive book for children. It is based on the Russian fairy tale The Magic Swan Geese. A young girl is left with the task of watching her younger brother, but she lost track of him, and the Baba Yaga's (a witch-like creature in Slavic folklore) magic swan geese took him away. </text:p>
          </table:table-cell>
          <table:table-cell table:style-name="Default"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babayaga-win&quot;&gt; &lt;year&gt;1995&lt;/year&gt; &lt;rating&gt;ESRB - EC (Early Childhood)&lt;/rating&gt; &lt;title&gt;Magic Tales - Baba Yaga and the Magic Geese &lt;/title&gt; &lt;pub&gt;Davidson &lt;/pub&gt; &lt;dev&gt;Animation Magic&lt;/dev&gt; &lt;genre&gt;Educational&lt;/genre&gt; &lt;score&gt;3.5&lt;/score&gt; &lt;player&gt;1 Player&lt;/player&gt; &lt;story&gt;Magic Tales: Baba Yaga and the Magic Geese is an interactive book for children. It is based on the Russian fairy tale The Magic Swan Geese. A young girl is left with the task of watching her younger brother, but she lost track of him, and the Baba Yaga's (a witch-like creature in Slavic folklore) magic swan geese took him away. &lt;/story&gt; &lt;/game&gt;">
            <text:p>&lt;game name="babayaga-win"&gt; &lt;year&gt;1995&lt;/year&gt; &lt;rating&gt;ESRB - EC (Early Childhood)&lt;/rating&gt; &lt;title&gt;Magic Tales - Baba Yaga and the Magic Geese &lt;/title&gt; &lt;pub&gt;Davidson &lt;/pub&gt; &lt;dev&gt;Animation Magic&lt;/dev&gt; &lt;genre&gt;Educational&lt;/genre&gt; &lt;score&gt;3.5&lt;/score&gt; &lt;player&gt;1 Player&lt;/player&gt; &lt;story&gt;Magic Tales: Baba Yaga and the Magic Geese is an interactive book for children. It is based on the Russian fairy tale The Magic Swan Geese. A young girl is left with the task of watching her younger brother, but she lost track of him, and the Baba Yaga's (a witch-like creature in Slavic folklore) magic swan geese took him away. &lt;/story&gt; &lt;/game&gt;</text:p>
          </table:table-cell>
          <table:table-cell table:number-columns-repeated="1012"/>
        </table:table-row>
        <table:table-row table:style-name="ro1">
          <table:table-cell office:value-type="string">
            <text:p>imoking-win</text:p>
          </table:table-cell>
          <table:table-cell office:value-type="string">
            <text:p>1995</text:p>
          </table:table-cell>
          <table:table-cell office:value-type="string">
            <text:p>ESRB - EC (Early Childhood)</text:p>
          </table:table-cell>
          <table:table-cell office:value-type="string">
            <text:p>Magic Tales - Imo and The King </text:p>
          </table:table-cell>
          <table:table-cell office:value-type="string">
            <text:p>Davidson </text:p>
          </table:table-cell>
          <table:table-cell office:value-type="string">
            <text:p>Animation Magic</text:p>
          </table:table-cell>
          <table:table-cell office:value-type="string">
            <text:p>Educational</text:p>
          </table:table-cell>
          <table:table-cell office:value-type="string">
            <text:p>3.7</text:p>
          </table:table-cell>
          <table:table-cell office:value-type="string">
            <text:p>1 Player</text:p>
          </table:table-cell>
          <table:table-cell office:value-type="string">
            <text:p>Magic Tales: Imo and the King is an interactive book for children. It is based on the African folk tale "The Three Tests". A boy named Imo is on a quest to become king by passing three tests. These tests are accomplished with the help of friends Imo has made by his generous acts of kindness. </text:p>
          </table:table-cell>
          <table:table-cell table:style-name="Default"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imoking-win&quot;&gt; &lt;year&gt;1995&lt;/year&gt; &lt;rating&gt;ESRB - EC (Early Childhood)&lt;/rating&gt; &lt;title&gt;Magic Tales - Imo and The King &lt;/title&gt; &lt;pub&gt;Davidson &lt;/pub&gt; &lt;dev&gt;Animation Magic&lt;/dev&gt; &lt;genre&gt;Educational&lt;/genre&gt; &lt;score&gt;3.7&lt;/score&gt; &lt;player&gt;1 Player&lt;/player&gt; &lt;story&gt;Magic Tales: Imo and the King is an interactive book for children. It is based on the African folk tale &quot;The Three Tests&quot;. A boy named Imo is on a quest to become king by passing three tests. These tests are accomplished with the help of friends Imo has made by his generous acts of kindness. &lt;/story&gt; &lt;/game&gt;">
            <text:p>&lt;game name="imoking-win"&gt; &lt;year&gt;1995&lt;/year&gt; &lt;rating&gt;ESRB - EC (Early Childhood)&lt;/rating&gt; &lt;title&gt;Magic Tales - Imo and The King &lt;/title&gt; &lt;pub&gt;Davidson &lt;/pub&gt; &lt;dev&gt;Animation Magic&lt;/dev&gt; &lt;genre&gt;Educational&lt;/genre&gt; &lt;score&gt;3.7&lt;/score&gt; &lt;player&gt;1 Player&lt;/player&gt; &lt;story&gt;Magic Tales: Imo and the King is an interactive book for children. It is based on the African folk tale "The Three Tests". A boy named Imo is on a quest to become king by passing three tests. These tests are accomplished with the help of friends Imo has made by his generous acts of kindness. &lt;/story&gt; &lt;/game&gt;</text:p>
          </table:table-cell>
          <table:table-cell table:number-columns-repeated="1012"/>
        </table:table-row>
        <table:table-row table:style-name="ro1">
          <table:table-cell office:value-type="string">
            <text:p>liam-win</text:p>
          </table:table-cell>
          <table:table-cell office:value-type="string">
            <text:p>1996</text:p>
          </table:table-cell>
          <table:table-cell office:value-type="string">
            <text:p>ESRB - EC (Early Childhood)</text:p>
          </table:table-cell>
          <table:table-cell office:value-type="string">
            <text:p>Magic Tales - Liam Finds a Story </text:p>
          </table:table-cell>
          <table:table-cell office:value-type="string">
            <text:p>Davidson </text:p>
          </table:table-cell>
          <table:table-cell office:value-type="string">
            <text:p>Animation Magic</text:p>
          </table:table-cell>
          <table:table-cell office:value-type="string">
            <text:p>Educational</text:p>
          </table:table-cell>
          <table:table-cell office:value-type="string">
            <text:p>3.5</text:p>
          </table:table-cell>
          <table:table-cell office:value-type="string">
            <text:p>1 Player</text:p>
          </table:table-cell>
          <table:table-cell office:value-type="string">
            <text:p>Magic Tales: Liam Finds a Story is an interactive book for children. It is based on an Irish folk tale. A boy named Liam must search for an original story in order to appease a gluttonous fairy who captured his family. </text:p>
          </table:table-cell>
          <table:table-cell table:style-name="Default"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liam-win&quot;&gt; &lt;year&gt;1996&lt;/year&gt; &lt;rating&gt;ESRB - EC (Early Childhood)&lt;/rating&gt; &lt;title&gt;Magic Tales - Liam Finds a Story &lt;/title&gt; &lt;pub&gt;Davidson &lt;/pub&gt; &lt;dev&gt;Animation Magic&lt;/dev&gt; &lt;genre&gt;Educational&lt;/genre&gt; &lt;score&gt;3.5&lt;/score&gt; &lt;player&gt;1 Player&lt;/player&gt; &lt;story&gt;Magic Tales: Liam Finds a Story is an interactive book for children. It is based on an Irish folk tale. A boy named Liam must search for an original story in order to appease a gluttonous fairy who captured his family. &lt;/story&gt; &lt;/game&gt;">
            <text:p>&lt;game name="liam-win"&gt; &lt;year&gt;1996&lt;/year&gt; &lt;rating&gt;ESRB - EC (Early Childhood)&lt;/rating&gt; &lt;title&gt;Magic Tales - Liam Finds a Story &lt;/title&gt; &lt;pub&gt;Davidson &lt;/pub&gt; &lt;dev&gt;Animation Magic&lt;/dev&gt; &lt;genre&gt;Educational&lt;/genre&gt; &lt;score&gt;3.5&lt;/score&gt; &lt;player&gt;1 Player&lt;/player&gt; &lt;story&gt;Magic Tales: Liam Finds a Story is an interactive book for children. It is based on an Irish folk tale. A boy named Liam must search for an original story in order to appease a gluttonous fairy who captured his family. &lt;/story&gt; &lt;/game&gt;</text:p>
          </table:table-cell>
          <table:table-cell table:number-columns-repeated="1012"/>
        </table:table-row>
        <table:table-row table:style-name="ro1">
          <table:table-cell office:value-type="string">
            <text:p>sleepingcub-win</text:p>
          </table:table-cell>
          <table:table-cell office:value-type="string">
            <text:p>1996</text:p>
          </table:table-cell>
          <table:table-cell office:value-type="string">
            <text:p>ESRB - EC (Early Childhood)</text:p>
          </table:table-cell>
          <table:table-cell office:value-type="string">
            <text:p>Magic Tales - Sleeping Cub's Test of Courage </text:p>
          </table:table-cell>
          <table:table-cell office:value-type="string">
            <text:p>Davidson </text:p>
          </table:table-cell>
          <table:table-cell office:value-type="string">
            <text:p>Animation Magic</text:p>
          </table:table-cell>
          <table:table-cell office:value-type="string">
            <text:p>Educational</text:p>
          </table:table-cell>
          <table:table-cell office:value-type="string">
            <text:p>3.7</text:p>
          </table:table-cell>
          <table:table-cell office:value-type="string">
            <text:p>1 Player</text:p>
          </table:table-cell>
          <table:table-cell office:value-type="string">
            <text:p>Magic Tales: Sleeping Cub's Test of Courage is an interactive book for children. It is based on a Native American folk tale. A boy named Sleeping Cub goes in search of the mystical elk dogs in order to help him on his quest to find the vanishing buffalo. </text:p>
          </table:table-cell>
          <table:table-cell table:style-name="Default"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sleepingcub-win&quot;&gt; &lt;year&gt;1996&lt;/year&gt; &lt;rating&gt;ESRB - EC (Early Childhood)&lt;/rating&gt; &lt;title&gt;Magic Tales - Sleeping Cub's Test of Courage &lt;/title&gt; &lt;pub&gt;Davidson &lt;/pub&gt; &lt;dev&gt;Animation Magic&lt;/dev&gt; &lt;genre&gt;Educational&lt;/genre&gt; &lt;score&gt;3.7&lt;/score&gt; &lt;player&gt;1 Player&lt;/player&gt; &lt;story&gt;Magic Tales: Sleeping Cub's Test of Courage is an interactive book for children. It is based on a Native American folk tale. A boy named Sleeping Cub goes in search of the mystical elk dogs in order to help him on his quest to find the vanishing buffalo. &lt;/story&gt; &lt;/game&gt;">
            <text:p>&lt;game name="sleepingcub-win"&gt; &lt;year&gt;1996&lt;/year&gt; &lt;rating&gt;ESRB - EC (Early Childhood)&lt;/rating&gt; &lt;title&gt;Magic Tales - Sleeping Cub's Test of Courage &lt;/title&gt; &lt;pub&gt;Davidson &lt;/pub&gt; &lt;dev&gt;Animation Magic&lt;/dev&gt; &lt;genre&gt;Educational&lt;/genre&gt; &lt;score&gt;3.7&lt;/score&gt; &lt;player&gt;1 Player&lt;/player&gt; &lt;story&gt;Magic Tales: Sleeping Cub's Test of Courage is an interactive book for children. It is based on a Native American folk tale. A boy named Sleeping Cub goes in search of the mystical elk dogs in order to help him on his quest to find the vanishing buffalo. &lt;/story&gt; &lt;/game&gt;</text:p>
          </table:table-cell>
          <table:table-cell table:number-columns-repeated="1012"/>
        </table:table-row>
        <table:table-row table:style-name="ro1">
          <table:table-cell office:value-type="string">
            <text:p>littlesamurai-win</text:p>
          </table:table-cell>
          <table:table-cell office:value-type="string">
            <text:p>1995</text:p>
          </table:table-cell>
          <table:table-cell office:value-type="string">
            <text:p>ESRB - EC (Early Childhood)</text:p>
          </table:table-cell>
          <table:table-cell office:value-type="string">
            <text:p>Magic Tales - The Little Samurai </text:p>
          </table:table-cell>
          <table:table-cell office:value-type="string">
            <text:p>Davidson </text:p>
          </table:table-cell>
          <table:table-cell office:value-type="string">
            <text:p>Animation Magic</text:p>
          </table:table-cell>
          <table:table-cell office:value-type="string">
            <text:p>Educational</text:p>
          </table:table-cell>
          <table:table-cell office:value-type="string">
            <text:p>3.9</text:p>
          </table:table-cell>
          <table:table-cell office:value-type="string">
            <text:p>1 Player</text:p>
          </table:table-cell>
          <table:table-cell office:value-type="string">
            <text:p>Magic Tales: The Little Samurai is an interactive book for children. It is based on a Japanese folk tale. A boy named Taro journeys to the emperor's palace in the hopes that he can become a mighty samurai warrior. </text:p>
          </table:table-cell>
          <table:table-cell table:style-name="Default"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littlesamurai-win&quot;&gt; &lt;year&gt;1995&lt;/year&gt; &lt;rating&gt;ESRB - EC (Early Childhood)&lt;/rating&gt; &lt;title&gt;Magic Tales - The Little Samurai &lt;/title&gt; &lt;pub&gt;Davidson &lt;/pub&gt; &lt;dev&gt;Animation Magic&lt;/dev&gt; &lt;genre&gt;Educational&lt;/genre&gt; &lt;score&gt;3.9&lt;/score&gt; &lt;player&gt;1 Player&lt;/player&gt; &lt;story&gt;Magic Tales: The Little Samurai is an interactive book for children. It is based on a Japanese folk tale. A boy named Taro journeys to the emperor's palace in the hopes that he can become a mighty samurai warrior. &lt;/story&gt; &lt;/game&gt;">
            <text:p>&lt;game name="littlesamurai-win"&gt; &lt;year&gt;1995&lt;/year&gt; &lt;rating&gt;ESRB - EC (Early Childhood)&lt;/rating&gt; &lt;title&gt;Magic Tales - The Little Samurai &lt;/title&gt; &lt;pub&gt;Davidson &lt;/pub&gt; &lt;dev&gt;Animation Magic&lt;/dev&gt; &lt;genre&gt;Educational&lt;/genre&gt; &lt;score&gt;3.9&lt;/score&gt; &lt;player&gt;1 Player&lt;/player&gt; &lt;story&gt;Magic Tales: The Little Samurai is an interactive book for children. It is based on a Japanese folk tale. A boy named Taro journeys to the emperor's palace in the hopes that he can become a mighty samurai warrior. &lt;/story&gt; &lt;/game&gt;</text:p>
          </table:table-cell>
          <table:table-cell table:number-columns-repeated="1012"/>
        </table:table-row>
        <table:table-row table:style-name="ro1">
          <table:table-cell office:value-type="string">
            <text:p>princess-win</text:p>
          </table:table-cell>
          <table:table-cell office:value-type="string">
            <text:p>1996</text:p>
          </table:table-cell>
          <table:table-cell office:value-type="string">
            <text:p>ESRB - EC (Early Childhood)</text:p>
          </table:table-cell>
          <table:table-cell office:value-type="string">
            <text:p>Magic Tales - The Princess and the Crab </text:p>
          </table:table-cell>
          <table:table-cell office:value-type="string">
            <text:p>Davidson </text:p>
          </table:table-cell>
          <table:table-cell office:value-type="string">
            <text:p>Animation Magic</text:p>
          </table:table-cell>
          <table:table-cell office:value-type="string">
            <text:p>Educational</text:p>
          </table:table-cell>
          <table:table-cell office:value-type="string">
            <text:p>3.3</text:p>
          </table:table-cell>
          <table:table-cell office:value-type="string">
            <text:p>1 Player</text:p>
          </table:table-cell>
          <table:table-cell office:value-type="string">
            <text:p>Magic Tales: The Princess and the Crab is an interactive book for children. It is based on an Italian folk tale. A princess must undergo a series of difficult challenges, and overcome her fears, in order to rescue a prince who has been put under the spell of an evil fairy. </text:p>
          </table:table-cell>
          <table:table-cell table:style-name="Default"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princess-win&quot;&gt; &lt;year&gt;1996&lt;/year&gt; &lt;rating&gt;ESRB - EC (Early Childhood)&lt;/rating&gt; &lt;title&gt;Magic Tales - The Princess and the Crab &lt;/title&gt; &lt;pub&gt;Davidson &lt;/pub&gt; &lt;dev&gt;Animation Magic&lt;/dev&gt; &lt;genre&gt;Educational&lt;/genre&gt; &lt;score&gt;3.3&lt;/score&gt; &lt;player&gt;1 Player&lt;/player&gt; &lt;story&gt;Magic Tales: The Princess and the Crab is an interactive book for children. It is based on an Italian folk tale. A princess must undergo a series of difficult challenges, and overcome her fears, in order to rescue a prince who has been put under the spell of an evil fairy. &lt;/story&gt; &lt;/game&gt;">
            <text:p>&lt;game name="princess-win"&gt; &lt;year&gt;1996&lt;/year&gt; &lt;rating&gt;ESRB - EC (Early Childhood)&lt;/rating&gt; &lt;title&gt;Magic Tales - The Princess and the Crab &lt;/title&gt; &lt;pub&gt;Davidson &lt;/pub&gt; &lt;dev&gt;Animation Magic&lt;/dev&gt; &lt;genre&gt;Educational&lt;/genre&gt; &lt;score&gt;3.3&lt;/score&gt; &lt;player&gt;1 Player&lt;/player&gt; &lt;story&gt;Magic Tales: The Princess and the Crab is an interactive book for children. It is based on an Italian folk tale. A princess must undergo a series of difficult challenges, and overcome her fears, in order to rescue a prince who has been put under the spell of an evil fairy. &lt;/story&gt; &lt;/game&gt;</text:p>
          </table:table-cell>
          <table:table-cell table:number-columns-repeated="1012"/>
        </table:table-row>
        <table:table-row table:style-name="ro1">
          <table:table-cell office:value-type="string">
            <text:p>manhole-cd</text:p>
          </table:table-cell>
          <table:table-cell office:value-type="string">
            <text:p>1988</text:p>
          </table:table-cell>
          <table:table-cell office:value-type="string">
            <text:p>ESRB - EC (Early Childhood)</text:p>
          </table:table-cell>
          <table:table-cell office:value-type="string">
            <text:p>Manhole, The - Enhanced </text:p>
          </table:table-cell>
          <table:table-cell office:value-type="string">
            <text:p>Activision Publishing, Inc.</text:p>
          </table:table-cell>
          <table:table-cell office:value-type="string">
            <text:p>Cyan Worlds</text:p>
          </table:table-cell>
          <table:table-cell office:value-type="string">
            <text:p>Educational</text:p>
          </table:table-cell>
          <table:table-cell office:value-type="string">
            <text:p>3.7</text:p>
          </table:table-cell>
          <table:table-cell office:value-type="string">
            <text:p>1 Player</text:p>
          </table:table-cell>
          <table:table-cell office:value-type="string">
            <text:p>Like Alice in Wonderland, you are a child jumping into a magical world filled with fantastical places and peculiar characters. The world can be navigated screen by screen, by clicking the mouse where you want to go. Many objects on each screen can be clicked to find hidden animations and sounds. Exploring the completely open world, you can listen to and have educational conversations with Mr. Rabbit, Mr. Dragon, and others. <text:s/>The Manhole is aimed at children, and focuses on exploration and experimentation. There is no progress to be made, no goal to be reached, and the player can not fail. The entire world is accessible from the start. <text:s/>The original Macintosh version consists of six black-and-white stacks for the Macintosh's HyperCard software. Ports to other systems added color graphics.</text:p>
          </table:table-cell>
          <table:table-cell table:style-name="Default"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manhole-cd&quot;&gt; &lt;year&gt;1988&lt;/year&gt; &lt;rating&gt;ESRB - EC (Early Childhood)&lt;/rating&gt; &lt;title&gt;Manhole, The - Enhanced &lt;/title&gt; &lt;pub&gt;Activision Publishing, Inc.&lt;/pub&gt; &lt;dev&gt;Cyan Worlds&lt;/dev&gt; &lt;genre&gt;Educational&lt;/genre&gt; &lt;score&gt;3.7&lt;/score&gt; &lt;player&gt;1 Player&lt;/player&gt; &lt;story&gt;Like Alice in Wonderland, you are a child jumping into a magical world filled with fantastical places and peculiar characters. The world can be navigated screen by screen, by clicking the mouse where you want to go. Many objects on each screen can be clicked to find hidden animations and sounds. Exploring the completely open world, you can listen to and have educational conversations with Mr. Rabbit, Mr. Dragon, and others.  The Manhole is aimed at children, and focuses on exploration and experimentation. There is no progress to be made, no goal to be reached, and the player can not fail. The entire world is accessible from the start.  The original Macintosh version consists of six black-and-white stacks for the Macintosh's HyperCard software. Ports to other systems added color graphics.&lt;/story&gt; &lt;/game&gt;">
            <text:p>&lt;game name="manhole-cd"&gt; &lt;year&gt;1988&lt;/year&gt; &lt;rating&gt;ESRB - EC (Early Childhood)&lt;/rating&gt; &lt;title&gt;Manhole, The - Enhanced &lt;/title&gt; &lt;pub&gt;Activision Publishing, Inc.&lt;/pub&gt; &lt;dev&gt;Cyan Worlds&lt;/dev&gt; &lt;genre&gt;Educational&lt;/genre&gt; &lt;score&gt;3.7&lt;/score&gt; &lt;player&gt;1 Player&lt;/player&gt; &lt;story&gt;Like Alice in Wonderland, you are a child jumping into a magical world filled with fantastical places and peculiar characters. The world can be navigated screen by screen, by clicking the mouse where you want to go. Many objects on each screen can be clicked to find hidden animations and sounds. Exploring the completely open world, you can listen to and have educational conversations with Mr. Rabbit, Mr. Dragon, and others. <text:s/>The Manhole is aimed at children, and focuses on exploration and experimentation. There is no progress to be made, no goal to be reached, and the player can not fail. The entire world is accessible from the start. <text:s/>The original Macintosh version consists of six black-and-white stacks for the Macintosh's HyperCard software. Ports to other systems added color graphics.&lt;/story&gt; &lt;/game&gt;</text:p>
          </table:table-cell>
          <table:table-cell table:number-columns-repeated="1012"/>
        </table:table-row>
        <table:table-row table:style-name="ro1">
          <table:table-cell office:value-type="string">
            <text:p>mh1</text:p>
          </table:table-cell>
          <table:table-cell office:value-type="string">
            <text:p>1988</text:p>
          </table:table-cell>
          <table:table-cell office:value-type="string">
            <text:p>ESRB - T (Teen)</text:p>
          </table:table-cell>
          <table:table-cell office:value-type="string">
            <text:p>Manhunter 1 - New York </text:p>
          </table:table-cell>
          <table:table-cell office:value-type="string">
            <text:p>Sierra On-Line, Inc.</text:p>
          </table:table-cell>
          <table:table-cell office:value-type="string">
            <text:p>Evryware</text:p>
          </table:table-cell>
          <table:table-cell office:value-type="string">
            <text:p>Adventure</text:p>
          </table:table-cell>
          <table:table-cell office:value-type="string">
            <text:p>3.5</text:p>
          </table:table-cell>
          <table:table-cell office:value-type="string">
            <text:p>1 Player</text:p>
          </table:table-cell>
          <table:table-cell office:value-type="string">
            <text:p>The Earth has been invaded by the Orb Alliance, and a tightly restricted regime instituted for the humans that remain. Brown monk robes are the only garments allowed, speaking is a capital offense, and every human has been implanted with a tracking chip recording their every move. To track down criminals, the Orbs enlist "Manhunters" - humans given access to advanced technology and selected to be a combination of police officers and bounty hunters. The player controls one such Manhunter as he unravels a conspiracy inside the decaying heart of the New York ruins, and a mysterious serial killer on the loose. <text:s/>Each chapter begins with the Orbs assigning the player's nameless Manhunter with a crime (such as murder) or target to investigate. The player gains leads through the use of the "MAD" computer, which displays the logs of all civilian movement in an area in an overhead map view. By starting with the victim and following the people who encountered him that day, the player can then go to a first-person investigation view at various New York landmarks to find clues to the suspect's identity. At the end of the day, the player must report the correct name of their suspect to the Orbs. <text:s/>Manhunter uses a modified version of Sierra's AGI interpreter, with a rudimentary point-and-click interface used to locate and uncover clues at the investigation sites. At various times throughout the investigation, the player will also have to directly control the Manhunter in arcade-style challenges, like dodging gang attacks or throwing knives between a bar patron's fingers. </text:p>
          </table:table-cell>
          <table:table-cell table:style-name="Default"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mh1&quot;&gt; &lt;year&gt;1988&lt;/year&gt; &lt;rating&gt;ESRB - T (Teen)&lt;/rating&gt; &lt;title&gt;Manhunter 1 - New York &lt;/title&gt; &lt;pub&gt;Sierra On-Line, Inc.&lt;/pub&gt; &lt;dev&gt;Evryware&lt;/dev&gt; &lt;genre&gt;Adventure&lt;/genre&gt; &lt;score&gt;3.5&lt;/score&gt; &lt;player&gt;1 Player&lt;/player&gt; &lt;story&gt;The Earth has been invaded by the Orb Alliance, and a tightly restricted regime instituted for the humans that remain. Brown monk robes are the only garments allowed, speaking is a capital offense, and every human has been implanted with a tracking chip recording their every move. To track down criminals, the Orbs enlist &quot;Manhunters&quot; - humans given access to advanced technology and selected to be a combination of police officers and bounty hunters. The player controls one such Manhunter as he unravels a conspiracy inside the decaying heart of the New York ruins, and a mysterious serial killer on the loose.  Each chapter begins with the Orbs assigning the player's nameless Manhunter with a crime (such as murder) or target to investigate. The player gains leads through the use of the &quot;MAD&quot; computer, which displays the logs of all civilian movement in an area in an overhead map view. By starting with the victim and following the people who encountered him that day, the player can then go to a first-person investigation view at various New York landmarks to find clues to the suspect's identity. At the end of the day, the player must report the correct name of their suspect to the Orbs.  Manhunter uses a modified version of Sierra's AGI interpreter, with a rudimentary point-and-click interface used to locate and uncover clues at the investigation sites. At various times throughout the investigation, the player will also have to directly control the Manhunter in arcade-style challenges, like dodging gang attacks or throwing knives between a bar patron's fingers. &lt;/story&gt; &lt;/game&gt;">
            <text:p>&lt;game name="mh1"&gt; &lt;year&gt;1988&lt;/year&gt; &lt;rating&gt;ESRB - T (Teen)&lt;/rating&gt; &lt;title&gt;Manhunter 1 - New York &lt;/title&gt; &lt;pub&gt;Sierra On-Line, Inc.&lt;/pub&gt; &lt;dev&gt;Evryware&lt;/dev&gt; &lt;genre&gt;Adventure&lt;/genre&gt; &lt;score&gt;3.5&lt;/score&gt; &lt;player&gt;1 Player&lt;/player&gt; &lt;story&gt;The Earth has been invaded by the Orb Alliance, and a tightly restricted regime instituted for the humans that remain. Brown monk robes are the only garments allowed, speaking is a capital offense, and every human has been implanted with a tracking chip recording their every move. To track down criminals, the Orbs enlist "Manhunters" - humans given access to advanced technology and selected to be a combination of police officers and bounty hunters. The player controls one such Manhunter as he unravels a conspiracy inside the decaying heart of the New York ruins, and a mysterious serial killer on the loose. <text:s/>Each chapter begins with the Orbs assigning the player's nameless Manhunter with a crime (such as murder) or target to investigate. The player gains leads through the use of the "MAD" computer, which displays the logs of all civilian movement in an area in an overhead map view. By starting with the victim and following the people who encountered him that day, the player can then go to a first-person investigation view at various New York landmarks to find clues to the suspect's identity. At the end of the day, the player must report the correct name of their suspect to the Orbs. <text:s/>Manhunter uses a modified version of Sierra's AGI interpreter, with a rudimentary point-and-click interface used to locate and uncover clues at the investigation sites. At various times throughout the investigation, the player will also have to directly control the Manhunter in arcade-style challenges, like dodging gang attacks or throwing knives between a bar patron's fingers. &lt;/story&gt; &lt;/game&gt;</text:p>
          </table:table-cell>
          <table:table-cell table:number-columns-repeated="1012"/>
        </table:table-row>
        <table:table-row table:style-name="ro1">
          <table:table-cell office:value-type="string">
            <text:p>mh2</text:p>
          </table:table-cell>
          <table:table-cell office:value-type="string">
            <text:p>1989</text:p>
          </table:table-cell>
          <table:table-cell office:value-type="string">
            <text:p>ESRB - T (Teen)</text:p>
          </table:table-cell>
          <table:table-cell office:value-type="string">
            <text:p>Manhunter 2 - San Francisco </text:p>
          </table:table-cell>
          <table:table-cell office:value-type="string">
            <text:p>Sierra On-Line, Inc.</text:p>
          </table:table-cell>
          <table:table-cell office:value-type="string">
            <text:p>Evryware</text:p>
          </table:table-cell>
          <table:table-cell office:value-type="string">
            <text:p>Adventure</text:p>
          </table:table-cell>
          <table:table-cell office:value-type="string">
            <text:p>3.4</text:p>
          </table:table-cell>
          <table:table-cell office:value-type="string">
            <text:p>1 Player</text:p>
          </table:table-cell>
          <table:table-cell office:value-type="string">
            <text:p>Picking up immediately where Manhunter: New York left off, Manhunter 2: San Francisco has the player crash-landing their stolen ship in the City by the Bay after trying unsuccessfully to keep up with enigmatic serial killer Phil. Left with no alternatives, the player assumes the identity of a local Manhunter and solves more crimes for the alien Orbs while searching for Phil and working for the local human resistance. <text:s/>Manhunter 2 presents the same urban decay and oppressive alien invader regime as visualized in the original, this time using streets and landmarks from the Bay Area. The Golden Gate Bridge, Coit Tower, Alcatraz prison, and the TransAmerica Pyramid all receive alien makeovers. New puzzles, new characters, and new investigations await as the player tracks Phil by his string of strangled corpses. <text:s/>All concepts and gameplay elements from Manhunter: New York return. The player again uses the MAD tracking device to follow suspects provided by the alien Orbs and uses clues found through first-person location investigation to discover the suspects' name. Occasional arcade sequences bring mixed challenges, and though they cannot be skipped, a new difficulty option has been implemented. The same point-and-click gameplay (no typing required) is used to navigate the game world.</text:p>
          </table:table-cell>
          <table:table-cell table:style-name="Default"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mh2&quot;&gt; &lt;year&gt;1989&lt;/year&gt; &lt;rating&gt;ESRB - T (Teen)&lt;/rating&gt; &lt;title&gt;Manhunter 2 - San Francisco &lt;/title&gt; &lt;pub&gt;Sierra On-Line, Inc.&lt;/pub&gt; &lt;dev&gt;Evryware&lt;/dev&gt; &lt;genre&gt;Adventure&lt;/genre&gt; &lt;score&gt;3.4&lt;/score&gt; &lt;player&gt;1 Player&lt;/player&gt; &lt;story&gt;Picking up immediately where Manhunter: New York left off, Manhunter 2: San Francisco has the player crash-landing their stolen ship in the City by the Bay after trying unsuccessfully to keep up with enigmatic serial killer Phil. Left with no alternatives, the player assumes the identity of a local Manhunter and solves more crimes for the alien Orbs while searching for Phil and working for the local human resistance.  Manhunter 2 presents the same urban decay and oppressive alien invader regime as visualized in the original, this time using streets and landmarks from the Bay Area. The Golden Gate Bridge, Coit Tower, Alcatraz prison, and the TransAmerica Pyramid all receive alien makeovers. New puzzles, new characters, and new investigations await as the player tracks Phil by his string of strangled corpses.  All concepts and gameplay elements from Manhunter: New York return. The player again uses the MAD tracking device to follow suspects provided by the alien Orbs and uses clues found through first-person location investigation to discover the suspects' name. Occasional arcade sequences bring mixed challenges, and though they cannot be skipped, a new difficulty option has been implemented. The same point-and-click gameplay (no typing required) is used to navigate the game world.&lt;/story&gt; &lt;/game&gt;">
            <text:p>&lt;game name="mh2"&gt; &lt;year&gt;1989&lt;/year&gt; &lt;rating&gt;ESRB - T (Teen)&lt;/rating&gt; &lt;title&gt;Manhunter 2 - San Francisco &lt;/title&gt; &lt;pub&gt;Sierra On-Line, Inc.&lt;/pub&gt; &lt;dev&gt;Evryware&lt;/dev&gt; &lt;genre&gt;Adventure&lt;/genre&gt; &lt;score&gt;3.4&lt;/score&gt; &lt;player&gt;1 Player&lt;/player&gt; &lt;story&gt;Picking up immediately where Manhunter: New York left off, Manhunter 2: San Francisco has the player crash-landing their stolen ship in the City by the Bay after trying unsuccessfully to keep up with enigmatic serial killer Phil. Left with no alternatives, the player assumes the identity of a local Manhunter and solves more crimes for the alien Orbs while searching for Phil and working for the local human resistance. <text:s/>Manhunter 2 presents the same urban decay and oppressive alien invader regime as visualized in the original, this time using streets and landmarks from the Bay Area. The Golden Gate Bridge, Coit Tower, Alcatraz prison, and the TransAmerica Pyramid all receive alien makeovers. New puzzles, new characters, and new investigations await as the player tracks Phil by his string of strangled corpses. <text:s/>All concepts and gameplay elements from Manhunter: New York return. The player again uses the MAD tracking device to follow suspects provided by the alien Orbs and uses clues found through first-person location investigation to discover the suspects' name. Occasional arcade sequences bring mixed challenges, and though they cannot be skipped, a new difficulty option has been implemented. The same point-and-click gameplay (no typing required) is used to navigate the game world.&lt;/story&gt; &lt;/game&gt;</text:p>
          </table:table-cell>
          <table:table-cell table:number-columns-repeated="1012"/>
        </table:table-row>
        <table:table-row table:style-name="ro1">
          <table:table-cell office:value-type="string">
            <text:p>maniac-v1</text:p>
          </table:table-cell>
          <table:table-cell office:value-type="string">
            <text:p>1987</text:p>
          </table:table-cell>
          <table:table-cell office:value-type="string">
            <text:p>ESRB - E (Everyone)</text:p>
          </table:table-cell>
          <table:table-cell office:value-type="string">
            <text:p>Maniac Mansion v1</text:p>
          </table:table-cell>
          <table:table-cell table:number-columns-repeated="2" office:value-type="string">
            <text:p>Lucasfilm Games LLC</text:p>
          </table:table-cell>
          <table:table-cell office:value-type="string">
            <text:p>Adventure</text:p>
          </table:table-cell>
          <table:table-cell office:value-type="string">
            <text:p>3.9</text:p>
          </table:table-cell>
          <table:table-cell office:value-type="string">
            <text:p>1 Player</text:p>
          </table:table-cell>
          <table:table-cell office:value-type="string">
            <text:p>The Edison mansion has always been a creepy old house on the edge of town. There have been rumors of strange experiments going on and of odd creatures living amongst the Edison family. There is even a story that a meteorite once crashed near the home nearly 20 years ago. More immediately, a girl named Sandy has gone missing from the local highschool and her boyfriend Dave swears that he saw Dr. Fred abducting her. Dave knows that he cannot do it alone and will need help from two other students if he has any hope of infiltrating the mansion and rescuing Sandy. <text:s/>Players start by choosing two students to accompany Dave to the Edison mansion, and can then switch between these three characters at will. Most actions are carried out by selecting verbs on the screen and applying them to an object (such as "OPEN Door"). Each character maintains a separate personality and may have a different way to solve a problem from his classmates. Thus many of the puzzles can be overcome in different ways depending on the character being used. If any one of the kids are captured by the Edisons, they are thrown into the dungeon and must be rescued themselves by any character who still has their freedom.</text:p>
          </table:table-cell>
          <table:table-cell table:style-name="Default"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maniac-v1&quot;&gt; &lt;year&gt;1987&lt;/year&gt; &lt;rating&gt;ESRB - E (Everyone)&lt;/rating&gt; &lt;title&gt;Maniac Mansion v1&lt;/title&gt; &lt;pub&gt;Lucasfilm Games LLC&lt;/pub&gt; &lt;dev&gt;Lucasfilm Games LLC&lt;/dev&gt; &lt;genre&gt;Adventure&lt;/genre&gt; &lt;score&gt;3.9&lt;/score&gt; &lt;player&gt;1 Player&lt;/player&gt; &lt;story&gt;The Edison mansion has always been a creepy old house on the edge of town. There have been rumors of strange experiments going on and of odd creatures living amongst the Edison family. There is even a story that a meteorite once crashed near the home nearly 20 years ago. More immediately, a girl named Sandy has gone missing from the local highschool and her boyfriend Dave swears that he saw Dr. Fred abducting her. Dave knows that he cannot do it alone and will need help from two other students if he has any hope of infiltrating the mansion and rescuing Sandy.  Players start by choosing two students to accompany Dave to the Edison mansion, and can then switch between these three characters at will. Most actions are carried out by selecting verbs on the screen and applying them to an object (such as &quot;OPEN Door&quot;). Each character maintains a separate personality and may have a different way to solve a problem from his classmates. Thus many of the puzzles can be overcome in different ways depending on the character being used. If any one of the kids are captured by the Edisons, they are thrown into the dungeon and must be rescued themselves by any character who still has their freedom.&lt;/story&gt; &lt;/game&gt;">
            <text:p>&lt;game name="maniac-v1"&gt; &lt;year&gt;1987&lt;/year&gt; &lt;rating&gt;ESRB - E (Everyone)&lt;/rating&gt; &lt;title&gt;Maniac Mansion v1&lt;/title&gt; &lt;pub&gt;Lucasfilm Games LLC&lt;/pub&gt; &lt;dev&gt;Lucasfilm Games LLC&lt;/dev&gt; &lt;genre&gt;Adventure&lt;/genre&gt; &lt;score&gt;3.9&lt;/score&gt; &lt;player&gt;1 Player&lt;/player&gt; &lt;story&gt;The Edison mansion has always been a creepy old house on the edge of town. There have been rumors of strange experiments going on and of odd creatures living amongst the Edison family. There is even a story that a meteorite once crashed near the home nearly 20 years ago. More immediately, a girl named Sandy has gone missing from the local highschool and her boyfriend Dave swears that he saw Dr. Fred abducting her. Dave knows that he cannot do it alone and will need help from two other students if he has any hope of infiltrating the mansion and rescuing Sandy. <text:s/>Players start by choosing two students to accompany Dave to the Edison mansion, and can then switch between these three characters at will. Most actions are carried out by selecting verbs on the screen and applying them to an object (such as "OPEN Door"). Each character maintains a separate personality and may have a different way to solve a problem from his classmates. Thus many of the puzzles can be overcome in different ways depending on the character being used. If any one of the kids are captured by the Edisons, they are thrown into the dungeon and must be rescued themselves by any character who still has their freedom.&lt;/story&gt; &lt;/game&gt;</text:p>
          </table:table-cell>
          <table:table-cell table:number-columns-repeated="1012"/>
        </table:table-row>
        <table:table-row table:style-name="ro1">
          <table:table-cell office:value-type="string">
            <text:p>maniac-v2</text:p>
          </table:table-cell>
          <table:table-cell office:value-type="string">
            <text:p>1987</text:p>
          </table:table-cell>
          <table:table-cell office:value-type="string">
            <text:p>ESRB - E (Everyone)</text:p>
          </table:table-cell>
          <table:table-cell office:value-type="string">
            <text:p>Maniac Mansion v2 Enhanced</text:p>
          </table:table-cell>
          <table:table-cell table:number-columns-repeated="2" office:value-type="string">
            <text:p>Lucasfilm Games LLC</text:p>
          </table:table-cell>
          <table:table-cell office:value-type="string">
            <text:p>Adventure</text:p>
          </table:table-cell>
          <table:table-cell office:value-type="string">
            <text:p>3.9</text:p>
          </table:table-cell>
          <table:table-cell office:value-type="string">
            <text:p>1 Player</text:p>
          </table:table-cell>
          <table:table-cell office:value-type="string">
            <text:p>Seventeen years after the initial release of the classic LucasArts adventure Maniac Mansion, the game has been revamped for modern systems in a 256-colour freeware remake by fans. Aside from the crisp graphics, they improved the SCUMM-interface itself and it now features digital sound effects and continuous background music, designed with the Adventure Game Studio engine. Although it is a complete remake built from scratch, the designers kept the gameplay, story and the many gags from the original game intact.</text:p>
          </table:table-cell>
          <table:table-cell table:style-name="Default"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maniac-v2&quot;&gt; &lt;year&gt;1987&lt;/year&gt; &lt;rating&gt;ESRB - E (Everyone)&lt;/rating&gt; &lt;title&gt;Maniac Mansion v2 Enhanced&lt;/title&gt; &lt;pub&gt;Lucasfilm Games LLC&lt;/pub&gt; &lt;dev&gt;Lucasfilm Games LLC&lt;/dev&gt; &lt;genre&gt;Adventure&lt;/genre&gt; &lt;score&gt;3.9&lt;/score&gt; &lt;player&gt;1 Player&lt;/player&gt; &lt;story&gt;Seventeen years after the initial release of the classic LucasArts adventure Maniac Mansion, the game has been revamped for modern systems in a 256-colour freeware remake by fans. Aside from the crisp graphics, they improved the SCUMM-interface itself and it now features digital sound effects and continuous background music, designed with the Adventure Game Studio engine. Although it is a complete remake built from scratch, the designers kept the gameplay, story and the many gags from the original game intact.&lt;/story&gt; &lt;/game&gt;">
            <text:p>&lt;game name="maniac-v2"&gt; &lt;year&gt;1987&lt;/year&gt; &lt;rating&gt;ESRB - E (Everyone)&lt;/rating&gt; &lt;title&gt;Maniac Mansion v2 Enhanced&lt;/title&gt; &lt;pub&gt;Lucasfilm Games LLC&lt;/pub&gt; &lt;dev&gt;Lucasfilm Games LLC&lt;/dev&gt; &lt;genre&gt;Adventure&lt;/genre&gt; &lt;score&gt;3.9&lt;/score&gt; &lt;player&gt;1 Player&lt;/player&gt; &lt;story&gt;Seventeen years after the initial release of the classic LucasArts adventure Maniac Mansion, the game has been revamped for modern systems in a 256-colour freeware remake by fans. Aside from the crisp graphics, they improved the SCUMM-interface itself and it now features digital sound effects and continuous background music, designed with the Adventure Game Studio engine. Although it is a complete remake built from scratch, the designers kept the gameplay, story and the many gags from the original game intact.&lt;/story&gt; &lt;/game&gt;</text:p>
          </table:table-cell>
          <table:table-cell table:number-columns-repeated="1012"/>
        </table:table-row>
        <table:table-row table:style-name="ro1">
          <table:table-cell office:value-type="string">
            <text:p>mickey</text:p>
          </table:table-cell>
          <table:table-cell office:value-type="string">
            <text:p>1986</text:p>
          </table:table-cell>
          <table:table-cell office:value-type="string">
            <text:p>ESRB - EC (Early Childhood)</text:p>
          </table:table-cell>
          <table:table-cell office:value-type="string">
            <text:p>Mickey's Space Adventure </text:p>
          </table:table-cell>
          <table:table-cell office:value-type="string">
            <text:p>Sierra On-Line, Inc.</text:p>
          </table:table-cell>
          <table:table-cell office:value-type="string">
            <text:p>Walt Disney Computer Software, Inc.</text:p>
          </table:table-cell>
          <table:table-cell office:value-type="string">
            <text:p>Educational</text:p>
          </table:table-cell>
          <table:table-cell office:value-type="string">
            <text:p>3.7</text:p>
          </table:table-cell>
          <table:table-cell office:value-type="string">
            <text:p>1 Player</text:p>
          </table:table-cell>
          <table:table-cell office:value-type="string">
            <text:p>Walking along one day, Mickey and Pluto come across a spaceship. After boarding the ship, they are given a quest by XL30 from the planet Oron. A long time ago, a thief stole the planets memory crystal and broke it up into nine pieces, hiding them on each planet in the solar system. It is Mickey's job to travel to each planet and locate the crystals so the inhabitants of the planet Oron may receive their memory back. Information about the different planets and locations visited are displayed on arrival, and XL30 may occasionally give clues through the ships computer. The interface for the game doesn't use a text parser, instead short sentences are created by using the cursor keys to highlight the necessary words from a selection on the screen. The game will also suggest better options if an illogical or impossible action is requested.</text:p>
          </table:table-cell>
          <table:table-cell table:style-name="Default"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mickey&quot;&gt; &lt;year&gt;1986&lt;/year&gt; &lt;rating&gt;ESRB - EC (Early Childhood)&lt;/rating&gt; &lt;title&gt;Mickey's Space Adventure &lt;/title&gt; &lt;pub&gt;Sierra On-Line, Inc.&lt;/pub&gt; &lt;dev&gt;Walt Disney Computer Software, Inc.&lt;/dev&gt; &lt;genre&gt;Educational&lt;/genre&gt; &lt;score&gt;3.7&lt;/score&gt; &lt;player&gt;1 Player&lt;/player&gt; &lt;story&gt;Walking along one day, Mickey and Pluto come across a spaceship. After boarding the ship, they are given a quest by XL30 from the planet Oron. A long time ago, a thief stole the planets memory crystal and broke it up into nine pieces, hiding them on each planet in the solar system. It is Mickey's job to travel to each planet and locate the crystals so the inhabitants of the planet Oron may receive their memory back. Information about the different planets and locations visited are displayed on arrival, and XL30 may occasionally give clues through the ships computer. The interface for the game doesn't use a text parser, instead short sentences are created by using the cursor keys to highlight the necessary words from a selection on the screen. The game will also suggest better options if an illogical or impossible action is requested.&lt;/story&gt; &lt;/game&gt;">
            <text:p>&lt;game name="mickey"&gt; &lt;year&gt;1986&lt;/year&gt; &lt;rating&gt;ESRB - EC (Early Childhood)&lt;/rating&gt; &lt;title&gt;Mickey's Space Adventure &lt;/title&gt; &lt;pub&gt;Sierra On-Line, Inc.&lt;/pub&gt; &lt;dev&gt;Walt Disney Computer Software, Inc.&lt;/dev&gt; &lt;genre&gt;Educational&lt;/genre&gt; &lt;score&gt;3.7&lt;/score&gt; &lt;player&gt;1 Player&lt;/player&gt; &lt;story&gt;Walking along one day, Mickey and Pluto come across a spaceship. After boarding the ship, they are given a quest by XL30 from the planet Oron. A long time ago, a thief stole the planets memory crystal and broke it up into nine pieces, hiding them on each planet in the solar system. It is Mickey's job to travel to each planet and locate the crystals so the inhabitants of the planet Oron may receive their memory back. Information about the different planets and locations visited are displayed on arrival, and XL30 may occasionally give clues through the ships computer. The interface for the game doesn't use a text parser, instead short sentences are created by using the cursor keys to highlight the necessary words from a selection on the screen. The game will also suggest better options if an illogical or impossible action is requested.&lt;/story&gt; &lt;/game&gt;</text:p>
          </table:table-cell>
          <table:table-cell table:number-columns-repeated="1012"/>
        </table:table-row>
        <table:table-row table:style-name="ro1">
          <table:table-cell office:value-type="string">
            <text:p>fairytales</text:p>
          </table:table-cell>
          <table:table-cell office:value-type="string">
            <text:p>1991</text:p>
          </table:table-cell>
          <table:table-cell office:value-type="string">
            <text:p>ESRB - E (Everyone)</text:p>
          </table:table-cell>
          <table:table-cell office:value-type="string">
            <text:p>Mixed Up Fairy Tales </text:p>
          </table:table-cell>
          <table:table-cell table:number-columns-repeated="2" office:value-type="string">
            <text:p>Sierra On-Line, Inc.</text:p>
          </table:table-cell>
          <table:table-cell office:value-type="string">
            <text:p>Adventure</text:p>
          </table:table-cell>
          <table:table-cell office:value-type="string">
            <text:p>3.9</text:p>
          </table:table-cell>
          <table:table-cell office:value-type="string">
            <text:p>1 Player</text:p>
          </table:table-cell>
          <table:table-cell office:value-type="string">
            <text:p>Bookend has been mixing up Bookwyrm's fairy tales and you have to set things right by aiding well known fairy tale characters such as Cinderella and Snow White. <text:s/>To set things right, you will need to go around acquiring objects, such as Jack's magical beans, to give to Jack so that he can raise a beanstock. <text:s/>The game is designed with younger gamers in mind, and features a simple VGA interface with two actions, "Do" and "See"; rather than the full hidden icon bar used in other Sierra games.</text:p>
          </table:table-cell>
          <table:table-cell table:style-name="Default"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fairytales&quot;&gt; &lt;year&gt;1991&lt;/year&gt; &lt;rating&gt;ESRB - E (Everyone)&lt;/rating&gt; &lt;title&gt;Mixed Up Fairy Tales &lt;/title&gt; &lt;pub&gt;Sierra On-Line, Inc.&lt;/pub&gt; &lt;dev&gt;Sierra On-Line, Inc.&lt;/dev&gt; &lt;genre&gt;Adventure&lt;/genre&gt; &lt;score&gt;3.9&lt;/score&gt; &lt;player&gt;1 Player&lt;/player&gt; &lt;story&gt;Bookend has been mixing up Bookwyrm's fairy tales and you have to set things right by aiding well known fairy tale characters such as Cinderella and Snow White.  To set things right, you will need to go around acquiring objects, such as Jack's magical beans, to give to Jack so that he can raise a beanstock.  The game is designed with younger gamers in mind, and features a simple VGA interface with two actions, &quot;Do&quot; and &quot;See&quot;; rather than the full hidden icon bar used in other Sierra games.&lt;/story&gt; &lt;/game&gt;">
            <text:p>&lt;game name="fairytales"&gt; &lt;year&gt;1991&lt;/year&gt; &lt;rating&gt;ESRB - E (Everyone)&lt;/rating&gt; &lt;title&gt;Mixed Up Fairy Tales &lt;/title&gt; &lt;pub&gt;Sierra On-Line, Inc.&lt;/pub&gt; &lt;dev&gt;Sierra On-Line, Inc.&lt;/dev&gt; &lt;genre&gt;Adventure&lt;/genre&gt; &lt;score&gt;3.9&lt;/score&gt; &lt;player&gt;1 Player&lt;/player&gt; &lt;story&gt;Bookend has been mixing up Bookwyrm's fairy tales and you have to set things right by aiding well known fairy tale characters such as Cinderella and Snow White. <text:s/>To set things right, you will need to go around acquiring objects, such as Jack's magical beans, to give to Jack so that he can raise a beanstock. <text:s/>The game is designed with younger gamers in mind, and features a simple VGA interface with two actions, "Do" and "See"; rather than the full hidden icon bar used in other Sierra games.&lt;/story&gt; &lt;/game&gt;</text:p>
          </table:table-cell>
          <table:table-cell table:number-columns-repeated="1012"/>
        </table:table-row>
        <table:table-row table:style-name="ro1">
          <table:table-cell office:value-type="string">
            <text:p>mixedup</text:p>
          </table:table-cell>
          <table:table-cell office:value-type="string">
            <text:p>1987</text:p>
          </table:table-cell>
          <table:table-cell office:value-type="string">
            <text:p>ESRB - EC (Early Childhood)</text:p>
          </table:table-cell>
          <table:table-cell office:value-type="string">
            <text:p>Mixed Up Mother Goose [1987]</text:p>
          </table:table-cell>
          <table:table-cell table:number-columns-repeated="2" office:value-type="string">
            <text:p>Sierra On-Line, Inc.</text:p>
          </table:table-cell>
          <table:table-cell office:value-type="string">
            <text:p>Educational</text:p>
          </table:table-cell>
          <table:table-cell office:value-type="string">
            <text:p>3.5</text:p>
          </table:table-cell>
          <table:table-cell office:value-type="string">
            <text:p>1 Player</text:p>
          </table:table-cell>
          <table:table-cell office:value-type="string">
            <text:p>Mixed-Up Mother Goose is a classic "Sierra-style" adventure game for kids, based on the various classic nursery rhymes (Humpty Dumpty, etc.). All the rhymes from all over the land have gotten mixed up, and it is up to the child to find the missing pieces and give them back to who needs them.</text:p>
          </table:table-cell>
          <table:table-cell table:style-name="Default"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mixedup&quot;&gt; &lt;year&gt;1987&lt;/year&gt; &lt;rating&gt;ESRB - EC (Early Childhood)&lt;/rating&gt; &lt;title&gt;Mixed Up Mother Goose [1987]&lt;/title&gt; &lt;pub&gt;Sierra On-Line, Inc.&lt;/pub&gt; &lt;dev&gt;Sierra On-Line, Inc.&lt;/dev&gt; &lt;genre&gt;Educational&lt;/genre&gt; &lt;score&gt;3.5&lt;/score&gt; &lt;player&gt;1 Player&lt;/player&gt; &lt;story&gt;Mixed-Up Mother Goose is a classic &quot;Sierra-style&quot; adventure game for kids, based on the various classic nursery rhymes (Humpty Dumpty, etc.). All the rhymes from all over the land have gotten mixed up, and it is up to the child to find the missing pieces and give them back to who needs them.&lt;/story&gt; &lt;/game&gt;">
            <text:p>&lt;game name="mixedup"&gt; &lt;year&gt;1987&lt;/year&gt; &lt;rating&gt;ESRB - EC (Early Childhood)&lt;/rating&gt; &lt;title&gt;Mixed Up Mother Goose [1987]&lt;/title&gt; &lt;pub&gt;Sierra On-Line, Inc.&lt;/pub&gt; &lt;dev&gt;Sierra On-Line, Inc.&lt;/dev&gt; &lt;genre&gt;Educational&lt;/genre&gt; &lt;score&gt;3.5&lt;/score&gt; &lt;player&gt;1 Player&lt;/player&gt; &lt;story&gt;Mixed-Up Mother Goose is a classic "Sierra-style" adventure game for kids, based on the various classic nursery rhymes (Humpty Dumpty, etc.). All the rhymes from all over the land have gotten mixed up, and it is up to the child to find the missing pieces and give them back to who needs them.&lt;/story&gt; &lt;/game&gt;</text:p>
          </table:table-cell>
          <table:table-cell table:number-columns-repeated="1012"/>
        </table:table-row>
        <table:table-row table:style-name="ro1">
          <table:table-cell office:value-type="string">
            <text:p>mothergoose256</text:p>
          </table:table-cell>
          <table:table-cell office:value-type="string">
            <text:p>1990</text:p>
          </table:table-cell>
          <table:table-cell office:value-type="string">
            <text:p>ESRB - EC (Early Childhood)</text:p>
          </table:table-cell>
          <table:table-cell office:value-type="string">
            <text:p>Mixed Up Mother Goose [1990]</text:p>
          </table:table-cell>
          <table:table-cell table:number-columns-repeated="2" office:value-type="string">
            <text:p>Sierra On-Line, Inc.</text:p>
          </table:table-cell>
          <table:table-cell office:value-type="string">
            <text:p>Educational</text:p>
          </table:table-cell>
          <table:table-cell office:value-type="string">
            <text:p>3.8</text:p>
          </table:table-cell>
          <table:table-cell office:value-type="string">
            <text:p>1 Player</text:p>
          </table:table-cell>
          <table:table-cell office:value-type="string">
            <text:p>This is an updated version of Roberta Williams' Mixed-Up Mother Goose. This version utilizes Sierra's SCI game interpreter and features enhanced graphics and sound. <text:s/>The gameplay remains the same as the previous version; all of the nursery rhymes in Mother Goose Land have become mixed up! Your goal is to set things straight by locating missing items for each of the fairy tale characters in the land. When wandering around the land you can talk to the different characters (each from a different nursery rhyme) to find out what item it is they need; for example, Little Bo Peep is looking for her sheep and Jack Be Nimble lost his candle stick. The items are scattered about the land, and when you locate one pick it up and return it to the appropriate character. When successful, the complete nursery rhyme will play with the lyrics appearing on screen. You can only carry one item at a time, so you may need to remember where you spotted or dropped items not being carried! Also, each time the game is played objects will be in a new location. Included with the game is a map of Mother Goose Land which may help you locate the different fairy tale characters. </text:p>
          </table:table-cell>
          <table:table-cell table:style-name="Default"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mothergoose256&quot;&gt; &lt;year&gt;1990&lt;/year&gt; &lt;rating&gt;ESRB - EC (Early Childhood)&lt;/rating&gt; &lt;title&gt;Mixed Up Mother Goose [1990]&lt;/title&gt; &lt;pub&gt;Sierra On-Line, Inc.&lt;/pub&gt; &lt;dev&gt;Sierra On-Line, Inc.&lt;/dev&gt; &lt;genre&gt;Educational&lt;/genre&gt; &lt;score&gt;3.8&lt;/score&gt; &lt;player&gt;1 Player&lt;/player&gt; &lt;story&gt;This is an updated version of Roberta Williams' Mixed-Up Mother Goose. This version utilizes Sierra's SCI game interpreter and features enhanced graphics and sound.  The gameplay remains the same as the previous version; all of the nursery rhymes in Mother Goose Land have become mixed up! Your goal is to set things straight by locating missing items for each of the fairy tale characters in the land. When wandering around the land you can talk to the different characters (each from a different nursery rhyme) to find out what item it is they need; for example, Little Bo Peep is looking for her sheep and Jack Be Nimble lost his candle stick. The items are scattered about the land, and when you locate one pick it up and return it to the appropriate character. When successful, the complete nursery rhyme will play with the lyrics appearing on screen. You can only carry one item at a time, so you may need to remember where you spotted or dropped items not being carried! Also, each time the game is played objects will be in a new location. Included with the game is a map of Mother Goose Land which may help you locate the different fairy tale characters. &lt;/story&gt; &lt;/game&gt;">
            <text:p>&lt;game name="mothergoose256"&gt; &lt;year&gt;1990&lt;/year&gt; &lt;rating&gt;ESRB - EC (Early Childhood)&lt;/rating&gt; &lt;title&gt;Mixed Up Mother Goose [1990]&lt;/title&gt; &lt;pub&gt;Sierra On-Line, Inc.&lt;/pub&gt; &lt;dev&gt;Sierra On-Line, Inc.&lt;/dev&gt; &lt;genre&gt;Educational&lt;/genre&gt; &lt;score&gt;3.8&lt;/score&gt; &lt;player&gt;1 Player&lt;/player&gt; &lt;story&gt;This is an updated version of Roberta Williams' Mixed-Up Mother Goose. This version utilizes Sierra's SCI game interpreter and features enhanced graphics and sound. <text:s/>The gameplay remains the same as the previous version; all of the nursery rhymes in Mother Goose Land have become mixed up! Your goal is to set things straight by locating missing items for each of the fairy tale characters in the land. When wandering around the land you can talk to the different characters (each from a different nursery rhyme) to find out what item it is they need; for example, Little Bo Peep is looking for her sheep and Jack Be Nimble lost his candle stick. The items are scattered about the land, and when you locate one pick it up and return it to the appropriate character. When successful, the complete nursery rhyme will play with the lyrics appearing on screen. You can only carry one item at a time, so you may need to remember where you spotted or dropped items not being carried! Also, each time the game is played objects will be in a new location. Included with the game is a map of Mother Goose Land which may help you locate the different fairy tale characters. &lt;/story&gt; &lt;/game&gt;</text:p>
          </table:table-cell>
          <table:table-cell table:number-columns-repeated="1012"/>
        </table:table-row>
        <table:table-row table:style-name="ro1">
          <table:table-cell office:value-type="string">
            <text:p>monkey2</text:p>
          </table:table-cell>
          <table:table-cell office:value-type="string">
            <text:p>1991</text:p>
          </table:table-cell>
          <table:table-cell office:value-type="string">
            <text:p>ESRB - E10+ (Everyone 10+)</text:p>
          </table:table-cell>
          <table:table-cell office:value-type="string">
            <text:p>Monkey Island 2 - LeChuck's Revenge </text:p>
          </table:table-cell>
          <table:table-cell table:number-columns-repeated="2" office:value-type="string">
            <text:p>Lucasfilm Games LLC</text:p>
          </table:table-cell>
          <table:table-cell office:value-type="string">
            <text:p>Adventure</text:p>
          </table:table-cell>
          <table:table-cell office:value-type="string">
            <text:p>4.2</text:p>
          </table:table-cell>
          <table:table-cell office:value-type="string">
            <text:p>1 Player</text:p>
          </table:table-cell>
          <table:table-cell office:value-type="string">
            <text:p>Guybrush Threepwood, the mighty pirate who can hold his breath for ten minutes, could have lived quietly and happily with his sweetheart Elaine, the governor of Melee Island. But the restless pirate spirit won't let Guybrush in peace. Things don't go very well with Elaine, and Guybrush (now with a beard) embarks on a new adventure: searching for the legendary treasure of Big Whoop. However, the evil ghost pirate LeChuck hasn't left the stage yet. His subordinates are trying to bring him back from the dead one more time. Will Guybrush be able to defeat his archenemy again? <text:s/>Monkey Island 2: LeChuck's Revenge is a puzzle-solving adventure game and a sequel to The Secret of Monkey Island. It utilizes the same command-based SCUMM interface (the player uses verb commands on highlighted objects) and branching dialogue system (choosing between several different responses during conversations) that were used in its predecessor. The game features hand-painted graphics, and is the first to utilize LucasArts' iMUSE system, which synchronizes music with visual action on the screen by providing smooth transition between themes. <text:s/>The events of the game take place on a new set of islands; a part of the game allows the player to explore several islands simultaneously. Uncommonly for adventure games, LeChuck's Revenge features two difficulty levels. The easier one is dubbed Monkey Island 2 Lite; it bypasses or simplifies some of the harder puzzles.</text:p>
          </table:table-cell>
          <table:table-cell table:style-name="Default"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monkey2&quot;&gt; &lt;year&gt;1991&lt;/year&gt; &lt;rating&gt;ESRB - E10+ (Everyone 10+)&lt;/rating&gt; &lt;title&gt;Monkey Island 2 - LeChuck's Revenge &lt;/title&gt; &lt;pub&gt;Lucasfilm Games LLC&lt;/pub&gt; &lt;dev&gt;Lucasfilm Games LLC&lt;/dev&gt; &lt;genre&gt;Adventure&lt;/genre&gt; &lt;score&gt;4.2&lt;/score&gt; &lt;player&gt;1 Player&lt;/player&gt; &lt;story&gt;Guybrush Threepwood, the mighty pirate who can hold his breath for ten minutes, could have lived quietly and happily with his sweetheart Elaine, the governor of Melee Island. But the restless pirate spirit won't let Guybrush in peace. Things don't go very well with Elaine, and Guybrush (now with a beard) embarks on a new adventure: searching for the legendary treasure of Big Whoop. However, the evil ghost pirate LeChuck hasn't left the stage yet. His subordinates are trying to bring him back from the dead one more time. Will Guybrush be able to defeat his archenemy again?  Monkey Island 2: LeChuck's Revenge is a puzzle-solving adventure game and a sequel to The Secret of Monkey Island. It utilizes the same command-based SCUMM interface (the player uses verb commands on highlighted objects) and branching dialogue system (choosing between several different responses during conversations) that were used in its predecessor. The game features hand-painted graphics, and is the first to utilize LucasArts' iMUSE system, which synchronizes music with visual action on the screen by providing smooth transition between themes.  The events of the game take place on a new set of islands; a part of the game allows the player to explore several islands simultaneously. Uncommonly for adventure games, LeChuck's Revenge features two difficulty levels. The easier one is dubbed Monkey Island 2 Lite; it bypasses or simplifies some of the harder puzzles.&lt;/story&gt; &lt;/game&gt;">
            <text:p>&lt;game name="monkey2"&gt; &lt;year&gt;1991&lt;/year&gt; &lt;rating&gt;ESRB - E10+ (Everyone 10+)&lt;/rating&gt; &lt;title&gt;Monkey Island 2 - LeChuck's Revenge &lt;/title&gt; &lt;pub&gt;Lucasfilm Games LLC&lt;/pub&gt; &lt;dev&gt;Lucasfilm Games LLC&lt;/dev&gt; &lt;genre&gt;Adventure&lt;/genre&gt; &lt;score&gt;4.2&lt;/score&gt; &lt;player&gt;1 Player&lt;/player&gt; &lt;story&gt;Guybrush Threepwood, the mighty pirate who can hold his breath for ten minutes, could have lived quietly and happily with his sweetheart Elaine, the governor of Melee Island. But the restless pirate spirit won't let Guybrush in peace. Things don't go very well with Elaine, and Guybrush (now with a beard) embarks on a new adventure: searching for the legendary treasure of Big Whoop. However, the evil ghost pirate LeChuck hasn't left the stage yet. His subordinates are trying to bring him back from the dead one more time. Will Guybrush be able to defeat his archenemy again? <text:s/>Monkey Island 2: LeChuck's Revenge is a puzzle-solving adventure game and a sequel to The Secret of Monkey Island. It utilizes the same command-based SCUMM interface (the player uses verb commands on highlighted objects) and branching dialogue system (choosing between several different responses during conversations) that were used in its predecessor. The game features hand-painted graphics, and is the first to utilize LucasArts' iMUSE system, which synchronizes music with visual action on the screen by providing smooth transition between themes. <text:s/>The events of the game take place on a new set of islands; a part of the game allows the player to explore several islands simultaneously. Uncommonly for adventure games, LeChuck's Revenge features two difficulty levels. The easier one is dubbed Monkey Island 2 Lite; it bypasses or simplifies some of the harder puzzles.&lt;/story&gt; &lt;/game&gt;</text:p>
          </table:table-cell>
          <table:table-cell table:number-columns-repeated="1012"/>
        </table:table-row>
        <table:table-row table:style-name="ro1">
          <table:table-cell office:value-type="string">
            <text:p>nippon</text:p>
          </table:table-cell>
          <table:table-cell office:value-type="string">
            <text:p>1992</text:p>
          </table:table-cell>
          <table:table-cell office:value-type="string">
            <text:p>ESRB - T (Teen)</text:p>
          </table:table-cell>
          <table:table-cell office:value-type="string">
            <text:p>Nippon Safes Inc. </text:p>
          </table:table-cell>
          <table:table-cell table:number-columns-repeated="2" office:value-type="string">
            <text:p>Dynabyte</text:p>
          </table:table-cell>
          <table:table-cell office:value-type="string">
            <text:p>Adventure</text:p>
          </table:table-cell>
          <table:table-cell office:value-type="string">
            <text:p>3.4</text:p>
          </table:table-cell>
          <table:table-cell office:value-type="string">
            <text:p>1 Player</text:p>
          </table:table-cell>
          <table:table-cell office:value-type="string">
            <text:p>Nippon Safes, Inc. is the predecessor to Big Red Adventure, both being cartoon adventure games by Italian developer Dynabyte. As in its followup, here players take the role of three different heroes (though, opposite to Goblins series, one at time). They are Doug, the smart safe cracker; Dino, the strong, but dumb, boxer; and Donna, the sexy club dancer. The game takes place in Tokyo. While all three characters explore almost the same areas, each of the heroes has its own story to follow and puzzles to solve. You can choose which character would you like to play first, and which - lastly. When you have finished all three sub-plots, you'll get a final with all three characters acting altogether. <text:s/>The game features cartoonish, comics-style graphics, unique icon-based interface and non-linear plot. It is also full of Italian humor, and the game is played more like a comedy, rather then crime-based adventure. </text:p>
          </table:table-cell>
          <table:table-cell table:style-name="Default"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nippon&quot;&gt; &lt;year&gt;1992&lt;/year&gt; &lt;rating&gt;ESRB - T (Teen)&lt;/rating&gt; &lt;title&gt;Nippon Safes Inc. &lt;/title&gt; &lt;pub&gt;Dynabyte&lt;/pub&gt; &lt;dev&gt;Dynabyte&lt;/dev&gt; &lt;genre&gt;Adventure&lt;/genre&gt; &lt;score&gt;3.4&lt;/score&gt; &lt;player&gt;1 Player&lt;/player&gt; &lt;story&gt;Nippon Safes, Inc. is the predecessor to Big Red Adventure, both being cartoon adventure games by Italian developer Dynabyte. As in its followup, here players take the role of three different heroes (though, opposite to Goblins series, one at time). They are Doug, the smart safe cracker; Dino, the strong, but dumb, boxer; and Donna, the sexy club dancer. The game takes place in Tokyo. While all three characters explore almost the same areas, each of the heroes has its own story to follow and puzzles to solve. You can choose which character would you like to play first, and which - lastly. When you have finished all three sub-plots, you'll get a final with all three characters acting altogether.  The game features cartoonish, comics-style graphics, unique icon-based interface and non-linear plot. It is also full of Italian humor, and the game is played more like a comedy, rather then crime-based adventure. &lt;/story&gt; &lt;/game&gt;">
            <text:p>&lt;game name="nippon"&gt; &lt;year&gt;1992&lt;/year&gt; &lt;rating&gt;ESRB - T (Teen)&lt;/rating&gt; &lt;title&gt;Nippon Safes Inc. &lt;/title&gt; &lt;pub&gt;Dynabyte&lt;/pub&gt; &lt;dev&gt;Dynabyte&lt;/dev&gt; &lt;genre&gt;Adventure&lt;/genre&gt; &lt;score&gt;3.4&lt;/score&gt; &lt;player&gt;1 Player&lt;/player&gt; &lt;story&gt;Nippon Safes, Inc. is the predecessor to Big Red Adventure, both being cartoon adventure games by Italian developer Dynabyte. As in its followup, here players take the role of three different heroes (though, opposite to Goblins series, one at time). They are Doug, the smart safe cracker; Dino, the strong, but dumb, boxer; and Donna, the sexy club dancer. The game takes place in Tokyo. While all three characters explore almost the same areas, each of the heroes has its own story to follow and puzzles to solve. You can choose which character would you like to play first, and which - lastly. When you have finished all three sub-plots, you'll get a final with all three characters acting altogether. <text:s/>The game features cartoonish, comics-style graphics, unique icon-based interface and non-linear plot. It is also full of Italian humor, and the game is played more like a comedy, rather then crime-based adventure. &lt;/story&gt; &lt;/game&gt;</text:p>
          </table:table-cell>
          <table:table-cell table:number-columns-repeated="1012"/>
        </table:table-row>
        <table:table-row table:style-name="ro1">
          <table:table-cell office:value-type="string">
            <text:p>littlered-gb</text:p>
          </table:table-cell>
          <table:table-cell office:value-type="string">
            <text:p>1991</text:p>
          </table:table-cell>
          <table:table-cell office:value-type="string">
            <text:p>ESRB - EC (Early Childhood)</text:p>
          </table:table-cell>
          <table:table-cell office:value-type="string">
            <text:p>Once Upon A Time - Little Red Riding Hood </text:p>
          </table:table-cell>
          <table:table-cell table:number-columns-repeated="2" office:value-type="string">
            <text:p>Coktel Vision</text:p>
          </table:table-cell>
          <table:table-cell office:value-type="string">
            <text:p>Adventure</text:p>
          </table:table-cell>
          <table:table-cell office:value-type="string">
            <text:p>4.0</text:p>
          </table:table-cell>
          <table:table-cell office:value-type="string">
            <text:p>1 Player</text:p>
          </table:table-cell>
          <table:table-cell office:value-type="string">
            <text:p>Based on Charles Perrault's tale, the game is an interactive book for kids and another part in the Once Upon A Time series. <text:s/>The player can take the role of both Little Red Riding Hood and the Wolf. Depending on this choice, the game has different objectives. <text:s/>As Little Red Riding Hood, the player should: 1.gather all items necessary to bring the cake to your Grandmother or find the houses of lost animals in a first-person perspective point-and-click view 2.travel through the forest catching butterflies, or collect the nuts brought by friends, and avoid the wasps in a third-person perspective side view 3.interact with the Wolf and knock him out with a stick in first-person perspective point-and-click view As the Wolf, the player should: 1.gather all items necessary to go hunting or chase the animals out of their houses in a first-person perspective point-and-click view 2.travel through the forest catching birds or squirrels to eat, and avoid his old foe Raven in a third-person perspective side view 3.interact with Little Red Riding Hood and knock her out with his claws in a first-person perspective point-and-click view Three difficulty levels are available. After finishing the game, the player can replay the game starting from one of five 'checkpoints'.</text:p>
          </table:table-cell>
          <table:table-cell table:style-name="Default"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littlered-gb&quot;&gt; &lt;year&gt;1991&lt;/year&gt; &lt;rating&gt;ESRB - EC (Early Childhood)&lt;/rating&gt; &lt;title&gt;Once Upon A Time - Little Red Riding Hood &lt;/title&gt; &lt;pub&gt;Coktel Vision&lt;/pub&gt; &lt;dev&gt;Coktel Vision&lt;/dev&gt; &lt;genre&gt;Adventure&lt;/genre&gt; &lt;score&gt;4.0&lt;/score&gt; &lt;player&gt;1 Player&lt;/player&gt; &lt;story&gt;Based on Charles Perrault's tale, the game is an interactive book for kids and another part in the Once Upon A Time series.  The player can take the role of both Little Red Riding Hood and the Wolf. Depending on this choice, the game has different objectives.  As Little Red Riding Hood, the player should: 1.gather all items necessary to bring the cake to your Grandmother or find the houses of lost animals in a first-person perspective point-and-click view 2.travel through the forest catching butterflies, or collect the nuts brought by friends, and avoid the wasps in a third-person perspective side view 3.interact with the Wolf and knock him out with a stick in first-person perspective point-and-click view As the Wolf, the player should: 1.gather all items necessary to go hunting or chase the animals out of their houses in a first-person perspective point-and-click view 2.travel through the forest catching birds or squirrels to eat, and avoid his old foe Raven in a third-person perspective side view 3.interact with Little Red Riding Hood and knock her out with his claws in a first-person perspective point-and-click view Three difficulty levels are available. After finishing the game, the player can replay the game starting from one of five 'checkpoints'.&lt;/story&gt; &lt;/game&gt;">
            <text:p>&lt;game name="littlered-gb"&gt; &lt;year&gt;1991&lt;/year&gt; &lt;rating&gt;ESRB - EC (Early Childhood)&lt;/rating&gt; &lt;title&gt;Once Upon A Time - Little Red Riding Hood &lt;/title&gt; &lt;pub&gt;Coktel Vision&lt;/pub&gt; &lt;dev&gt;Coktel Vision&lt;/dev&gt; &lt;genre&gt;Adventure&lt;/genre&gt; &lt;score&gt;4.0&lt;/score&gt; &lt;player&gt;1 Player&lt;/player&gt; &lt;story&gt;Based on Charles Perrault's tale, the game is an interactive book for kids and another part in the Once Upon A Time series. <text:s/>The player can take the role of both Little Red Riding Hood and the Wolf. Depending on this choice, the game has different objectives. <text:s/>As Little Red Riding Hood, the player should: 1.gather all items necessary to bring the cake to your Grandmother or find the houses of lost animals in a first-person perspective point-and-click view 2.travel through the forest catching butterflies, or collect the nuts brought by friends, and avoid the wasps in a third-person perspective side view 3.interact with the Wolf and knock him out with a stick in first-person perspective point-and-click view As the Wolf, the player should: 1.gather all items necessary to go hunting or chase the animals out of their houses in a first-person perspective point-and-click view 2.travel through the forest catching birds or squirrels to eat, and avoid his old foe Raven in a third-person perspective side view 3.interact with Little Red Riding Hood and knock her out with his claws in a first-person perspective point-and-click view Three difficulty levels are available. After finishing the game, the player can replay the game starting from one of five 'checkpoints'.&lt;/story&gt; &lt;/game&gt;</text:p>
          </table:table-cell>
          <table:table-cell table:number-columns-repeated="1012"/>
        </table:table-row>
        <table:table-row table:style-name="ro1">
          <table:table-cell office:value-type="string">
            <text:p>pjgames-us</text:p>
          </table:table-cell>
          <table:table-cell office:value-type="string">
            <text:p>2001</text:p>
          </table:table-cell>
          <table:table-cell office:value-type="string">
            <text:p>ESRB - E (Everyone)</text:p>
          </table:table-cell>
          <table:table-cell office:value-type="string">
            <text:p>Pajama Sam - Games to Play on Any Day </text:p>
          </table:table-cell>
          <table:table-cell table:number-columns-repeated="2" office:value-type="string">
            <text:p>Humongous Entertainment, Inc.</text:p>
          </table:table-cell>
          <table:table-cell office:value-type="string">
            <text:p>Strategy</text:p>
          </table:table-cell>
          <table:table-cell office:value-type="string">
            <text:p>2.9</text:p>
          </table:table-cell>
          <table:table-cell office:value-type="string">
            <text:p>1-2 Players</text:p>
          </table:table-cell>
          <table:table-cell office:value-type="string">
            <text:p>This collection of games is based off of the Junior Adventure character Pajama Sam - specifically, his game "You Are What You Eat From Your Head To Your Feet". As that game was based on food, so many of these familiar games have a food slant to them. And many of the characters found it the adventure game are found in these games too. <text:s/>There are 10 games in this package, with 3 difficulty levels and three modes (1 player vs computer, 2 players and Demo - where the computer plays against itself). Games include Goody Goody Gumdrops (reversi), Jumping Beans (checkers), Fans &amp; Teleporters (chutes&amp;ladders), Rockpile (oware), Happy Fun Square ( lines&amp; boxes), Jigsaw Jumble (jigsaw puzzles), Super Slider (sliding tiles), Concentrate (concentration), Cheese &amp; Crackers ( tic-tac-toe) and 4 Cheese Pizza (a "board" game).</text:p>
          </table:table-cell>
          <table:table-cell table:style-name="Default"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pjgames-us&quot;&gt; &lt;year&gt;2001&lt;/year&gt; &lt;rating&gt;ESRB - E (Everyone)&lt;/rating&gt; &lt;title&gt;Pajama Sam - Games to Play on Any Day &lt;/title&gt; &lt;pub&gt;Humongous Entertainment, Inc.&lt;/pub&gt; &lt;dev&gt;Humongous Entertainment, Inc.&lt;/dev&gt; &lt;genre&gt;Strategy&lt;/genre&gt; &lt;score&gt;2.9&lt;/score&gt; &lt;player&gt;1-2 Players&lt;/player&gt; &lt;story&gt;This collection of games is based off of the Junior Adventure character Pajama Sam - specifically, his game &quot;You Are What You Eat From Your Head To Your Feet&quot;. As that game was based on food, so many of these familiar games have a food slant to them. And many of the characters found it the adventure game are found in these games too.  There are 10 games in this package, with 3 difficulty levels and three modes (1 player vs computer, 2 players and Demo - where the computer plays against itself). Games include Goody Goody Gumdrops (reversi), Jumping Beans (checkers), Fans &amp; Teleporters (chutes&amp;ladders), Rockpile (oware), Happy Fun Square ( lines&amp; boxes), Jigsaw Jumble (jigsaw puzzles), Super Slider (sliding tiles), Concentrate (concentration), Cheese &amp; Crackers ( tic-tac-toe) and 4 Cheese Pizza (a &quot;board&quot; game).&lt;/story&gt; &lt;/game&gt;">
            <text:p>&lt;game name="pjgames-us"&gt; &lt;year&gt;2001&lt;/year&gt; &lt;rating&gt;ESRB - E (Everyone)&lt;/rating&gt; &lt;title&gt;Pajama Sam - Games to Play on Any Day &lt;/title&gt; &lt;pub&gt;Humongous Entertainment, Inc.&lt;/pub&gt; &lt;dev&gt;Humongous Entertainment, Inc.&lt;/dev&gt; &lt;genre&gt;Strategy&lt;/genre&gt; &lt;score&gt;2.9&lt;/score&gt; &lt;player&gt;1-2 Players&lt;/player&gt; &lt;story&gt;This collection of games is based off of the Junior Adventure character Pajama Sam - specifically, his game "You Are What You Eat From Your Head To Your Feet". As that game was based on food, so many of these familiar games have a food slant to them. And many of the characters found it the adventure game are found in these games too. <text:s/>There are 10 games in this package, with 3 difficulty levels and three modes (1 player vs computer, 2 players and Demo - where the computer plays against itself). Games include Goody Goody Gumdrops (reversi), Jumping Beans (checkers), Fans &amp; Teleporters (chutes&amp;ladders), Rockpile (oware), Happy Fun Square ( lines&amp; boxes), Jigsaw Jumble (jigsaw puzzles), Super Slider (sliding tiles), Concentrate (concentration), Cheese &amp; Crackers ( tic-tac-toe) and 4 Cheese Pizza (a "board" game).&lt;/story&gt; &lt;/game&gt;</text:p>
          </table:table-cell>
          <table:table-cell table:number-columns-repeated="1012"/>
        </table:table-row>
        <table:table-row table:style-name="ro1">
          <table:table-cell office:value-type="string">
            <text:p>pajama-us</text:p>
          </table:table-cell>
          <table:table-cell office:value-type="string">
            <text:p>1996</text:p>
          </table:table-cell>
          <table:table-cell office:value-type="string">
            <text:p>ESRB - EC (Early Childhood)</text:p>
          </table:table-cell>
          <table:table-cell office:value-type="string">
            <text:p>Pajama Sam 1 - No Need to Hide When It's Dark Outside </text:p>
          </table:table-cell>
          <table:table-cell table:number-columns-repeated="2" office:value-type="string">
            <text:p>Humongous Entertainment, Inc.</text:p>
          </table:table-cell>
          <table:table-cell office:value-type="string">
            <text:p>Educational</text:p>
          </table:table-cell>
          <table:table-cell office:value-type="string">
            <text:p>3.3</text:p>
          </table:table-cell>
          <table:table-cell office:value-type="string">
            <text:p>1 Player</text:p>
          </table:table-cell>
          <table:table-cell office:value-type="string">
            <text:p>Sam, a big fan of Pajama Man is to afraid to sleep, with Darkness in his closet. So he turns himself into Pajama Sam! With his Flashlight, his mask and Signature edition Pajama Man Lunchbox. Going into his closet, to The Land of Darkness, His things are stolen by trees, and are hidden throughout The Land of Darkness. <text:s/>Its up to you to help Sam get around The Land of Darkness to find his stolen stuff. Along the way help Sam collect his missing socks, and solve challenging puzzles to help Sam find his stuff. <text:s/>When you play different times getting Sam's stuff will seem easy, but as you play the game different times finding Sam's stuff gets harder. The game features collecting a lot of useful items such as an oil can, a pick axe and a magnet, and running into new friends such as Otto the boat and King the mine car. </text:p>
          </table:table-cell>
          <table:table-cell table:style-name="Default"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pajama-us&quot;&gt; &lt;year&gt;1996&lt;/year&gt; &lt;rating&gt;ESRB - EC (Early Childhood)&lt;/rating&gt; &lt;title&gt;Pajama Sam 1 - No Need to Hide When It's Dark Outside &lt;/title&gt; &lt;pub&gt;Humongous Entertainment, Inc.&lt;/pub&gt; &lt;dev&gt;Humongous Entertainment, Inc.&lt;/dev&gt; &lt;genre&gt;Educational&lt;/genre&gt; &lt;score&gt;3.3&lt;/score&gt; &lt;player&gt;1 Player&lt;/player&gt; &lt;story&gt;Sam, a big fan of Pajama Man is to afraid to sleep, with Darkness in his closet. So he turns himself into Pajama Sam! With his Flashlight, his mask and Signature edition Pajama Man Lunchbox. Going into his closet, to The Land of Darkness, His things are stolen by trees, and are hidden throughout The Land of Darkness.  Its up to you to help Sam get around The Land of Darkness to find his stolen stuff. Along the way help Sam collect his missing socks, and solve challenging puzzles to help Sam find his stuff.  When you play different times getting Sam's stuff will seem easy, but as you play the game different times finding Sam's stuff gets harder. The game features collecting a lot of useful items such as an oil can, a pick axe and a magnet, and running into new friends such as Otto the boat and King the mine car. &lt;/story&gt; &lt;/game&gt;">
            <text:p>&lt;game name="pajama-us"&gt; &lt;year&gt;1996&lt;/year&gt; &lt;rating&gt;ESRB - EC (Early Childhood)&lt;/rating&gt; &lt;title&gt;Pajama Sam 1 - No Need to Hide When It's Dark Outside &lt;/title&gt; &lt;pub&gt;Humongous Entertainment, Inc.&lt;/pub&gt; &lt;dev&gt;Humongous Entertainment, Inc.&lt;/dev&gt; &lt;genre&gt;Educational&lt;/genre&gt; &lt;score&gt;3.3&lt;/score&gt; &lt;player&gt;1 Player&lt;/player&gt; &lt;story&gt;Sam, a big fan of Pajama Man is to afraid to sleep, with Darkness in his closet. So he turns himself into Pajama Sam! With his Flashlight, his mask and Signature edition Pajama Man Lunchbox. Going into his closet, to The Land of Darkness, His things are stolen by trees, and are hidden throughout The Land of Darkness. <text:s/>Its up to you to help Sam get around The Land of Darkness to find his stolen stuff. Along the way help Sam collect his missing socks, and solve challenging puzzles to help Sam find his stuff. <text:s/>When you play different times getting Sam's stuff will seem easy, but as you play the game different times finding Sam's stuff gets harder. The game features collecting a lot of useful items such as an oil can, a pick axe and a magnet, and running into new friends such as Otto the boat and King the mine car. &lt;/story&gt; &lt;/game&gt;</text:p>
          </table:table-cell>
          <table:table-cell table:number-columns-repeated="1012"/>
        </table:table-row>
        <table:table-row table:style-name="ro1">
          <table:table-cell office:value-type="string">
            <text:p>pajama2-win-us</text:p>
          </table:table-cell>
          <table:table-cell office:value-type="string">
            <text:p>1998</text:p>
          </table:table-cell>
          <table:table-cell office:value-type="string">
            <text:p>ESRB - EC (Early Childhood)</text:p>
          </table:table-cell>
          <table:table-cell office:value-type="string">
            <text:p>Pajama Sam 2 - Thunder and Lightning Aren't so Frightening </text:p>
          </table:table-cell>
          <table:table-cell table:number-columns-repeated="2" office:value-type="string">
            <text:p>Humongous Entertainment, Inc.</text:p>
          </table:table-cell>
          <table:table-cell office:value-type="string">
            <text:p>Educational</text:p>
          </table:table-cell>
          <table:table-cell office:value-type="string">
            <text:p>4.1</text:p>
          </table:table-cell>
          <table:table-cell office:value-type="string">
            <text:p>1 Player</text:p>
          </table:table-cell>
          <table:table-cell office:value-type="string">
            <text:p>Sam, it seems, is afraid of thunder and lightning. But not when he's Pajama Sam, superhero! Help PJ Sam as he journeys to World Wide Weather, in an attempt to conquer his fear of thunderstorms. There he accidentally throws things in a tizzy, sending weather all over the world. He'll need your help to explore his odd world and get past the puzzles and games, as well as help new friends - all before Mother Nature finds out. <text:s/>The puzzles vary each time you start a new game and, as usual, there are plenty of amusing animations when you click on things. A game for kids 3-8.</text:p>
          </table:table-cell>
          <table:table-cell table:style-name="Default"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pajama2-win-us&quot;&gt; &lt;year&gt;1998&lt;/year&gt; &lt;rating&gt;ESRB - EC (Early Childhood)&lt;/rating&gt; &lt;title&gt;Pajama Sam 2 - Thunder and Lightning Aren't so Frightening &lt;/title&gt; &lt;pub&gt;Humongous Entertainment, Inc.&lt;/pub&gt; &lt;dev&gt;Humongous Entertainment, Inc.&lt;/dev&gt; &lt;genre&gt;Educational&lt;/genre&gt; &lt;score&gt;4.1&lt;/score&gt; &lt;player&gt;1 Player&lt;/player&gt; &lt;story&gt;Sam, it seems, is afraid of thunder and lightning. But not when he's Pajama Sam, superhero! Help PJ Sam as he journeys to World Wide Weather, in an attempt to conquer his fear of thunderstorms. There he accidentally throws things in a tizzy, sending weather all over the world. He'll need your help to explore his odd world and get past the puzzles and games, as well as help new friends - all before Mother Nature finds out.  The puzzles vary each time you start a new game and, as usual, there are plenty of amusing animations when you click on things. A game for kids 3-8.&lt;/story&gt; &lt;/game&gt;">
            <text:p>&lt;game name="pajama2-win-us"&gt; &lt;year&gt;1998&lt;/year&gt; &lt;rating&gt;ESRB - EC (Early Childhood)&lt;/rating&gt; &lt;title&gt;Pajama Sam 2 - Thunder and Lightning Aren't so Frightening &lt;/title&gt; &lt;pub&gt;Humongous Entertainment, Inc.&lt;/pub&gt; &lt;dev&gt;Humongous Entertainment, Inc.&lt;/dev&gt; &lt;genre&gt;Educational&lt;/genre&gt; &lt;score&gt;4.1&lt;/score&gt; &lt;player&gt;1 Player&lt;/player&gt; &lt;story&gt;Sam, it seems, is afraid of thunder and lightning. But not when he's Pajama Sam, superhero! Help PJ Sam as he journeys to World Wide Weather, in an attempt to conquer his fear of thunderstorms. There he accidentally throws things in a tizzy, sending weather all over the world. He'll need your help to explore his odd world and get past the puzzles and games, as well as help new friends - all before Mother Nature finds out. <text:s/>The puzzles vary each time you start a new game and, as usual, there are plenty of amusing animations when you click on things. A game for kids 3-8.&lt;/story&gt; &lt;/game&gt;</text:p>
          </table:table-cell>
          <table:table-cell table:number-columns-repeated="1012"/>
        </table:table-row>
        <table:table-row table:style-name="ro1">
          <table:table-cell office:value-type="string">
            <text:p>pajama3-us</text:p>
          </table:table-cell>
          <table:table-cell office:value-type="string">
            <text:p>2000</text:p>
          </table:table-cell>
          <table:table-cell office:value-type="string">
            <text:p>ESRB - EC (Early Childhood)</text:p>
          </table:table-cell>
          <table:table-cell office:value-type="string">
            <text:p>Pajama Sam 3 - You Are What You Eat From Your Head to Your Feet </text:p>
          </table:table-cell>
          <table:table-cell table:number-columns-repeated="2" office:value-type="string">
            <text:p>Humongous Entertainment, Inc.</text:p>
          </table:table-cell>
          <table:table-cell office:value-type="string">
            <text:p>Educational</text:p>
          </table:table-cell>
          <table:table-cell office:value-type="string">
            <text:p>3.7</text:p>
          </table:table-cell>
          <table:table-cell office:value-type="string">
            <text:p>1 Player</text:p>
          </table:table-cell>
          <table:table-cell office:value-type="string">
            <text:p>The third and currently the latest game in the Pajama Sam Series, part of the Humongous' popular "Junior Adventure" titles designed for children ages three to eight. You're playing Sam who once again assumes the role of Pajama Sam at times when he needs facing his fears. This time you suddenly find yourself in the midst of a food squabble when you try to chase down some snickering cookies! And you are called to find the 4 missing delegates of MopTop Island's emergency peace conference that has to be made to calm the island population after the incident of the fats and the sweets. They are both forcing the healthy foods off of the island. <text:s/>Pajama Sam 3 takes place in front of beautifully hand-drawn interactive backgrounds where each screen has a multitude of fun things to click on like Humongous' other adventures. There are also some mini-games within the main game to catch more of the player's attention. The main mini-game is to collect 20 tops from Sam's favorite Chocamok cookie boxes so that he could get a "Pajama Man Action Figure with Titanic Elbow Thrust"! You usually come across these boxes since they could be hidden anywhere around the island. <text:s/>Children are invited to learn healthful food awareness, listening and decision-making skills and other educational concepts and lessons in the game. Along their journey, they can interact more than 20 different comic-style characters, like a gentle doughnut who can help Sam find the way on the water or a professional entertainer called Mickey Hollandaise who can get the audience into hysterics with his big shoes!</text:p>
          </table:table-cell>
          <table:table-cell table:style-name="Default"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pajama3-us&quot;&gt; &lt;year&gt;2000&lt;/year&gt; &lt;rating&gt;ESRB - EC (Early Childhood)&lt;/rating&gt; &lt;title&gt;Pajama Sam 3 - You Are What You Eat From Your Head to Your Feet &lt;/title&gt; &lt;pub&gt;Humongous Entertainment, Inc.&lt;/pub&gt; &lt;dev&gt;Humongous Entertainment, Inc.&lt;/dev&gt; &lt;genre&gt;Educational&lt;/genre&gt; &lt;score&gt;3.7&lt;/score&gt; &lt;player&gt;1 Player&lt;/player&gt; &lt;story&gt;The third and currently the latest game in the Pajama Sam Series, part of the Humongous' popular &quot;Junior Adventure&quot; titles designed for children ages three to eight. You're playing Sam who once again assumes the role of Pajama Sam at times when he needs facing his fears. This time you suddenly find yourself in the midst of a food squabble when you try to chase down some snickering cookies! And you are called to find the 4 missing delegates of MopTop Island's emergency peace conference that has to be made to calm the island population after the incident of the fats and the sweets. They are both forcing the healthy foods off of the island.  Pajama Sam 3 takes place in front of beautifully hand-drawn interactive backgrounds where each screen has a multitude of fun things to click on like Humongous' other adventures. There are also some mini-games within the main game to catch more of the player's attention. The main mini-game is to collect 20 tops from Sam's favorite Chocamok cookie boxes so that he could get a &quot;Pajama Man Action Figure with Titanic Elbow Thrust&quot;! You usually come across these boxes since they could be hidden anywhere around the island.  Children are invited to learn healthful food awareness, listening and decision-making skills and other educational concepts and lessons in the game. Along their journey, they can interact more than 20 different comic-style characters, like a gentle doughnut who can help Sam find the way on the water or a professional entertainer called Mickey Hollandaise who can get the audience into hysterics with his big shoes!&lt;/story&gt; &lt;/game&gt;">
            <text:p>&lt;game name="pajama3-us"&gt; &lt;year&gt;2000&lt;/year&gt; &lt;rating&gt;ESRB - EC (Early Childhood)&lt;/rating&gt; &lt;title&gt;Pajama Sam 3 - You Are What You Eat From Your Head to Your Feet &lt;/title&gt; &lt;pub&gt;Humongous Entertainment, Inc.&lt;/pub&gt; &lt;dev&gt;Humongous Entertainment, Inc.&lt;/dev&gt; &lt;genre&gt;Educational&lt;/genre&gt; &lt;score&gt;3.7&lt;/score&gt; &lt;player&gt;1 Player&lt;/player&gt; &lt;story&gt;The third and currently the latest game in the Pajama Sam Series, part of the Humongous' popular "Junior Adventure" titles designed for children ages three to eight. You're playing Sam who once again assumes the role of Pajama Sam at times when he needs facing his fears. This time you suddenly find yourself in the midst of a food squabble when you try to chase down some snickering cookies! And you are called to find the 4 missing delegates of MopTop Island's emergency peace conference that has to be made to calm the island population after the incident of the fats and the sweets. They are both forcing the healthy foods off of the island. <text:s/>Pajama Sam 3 takes place in front of beautifully hand-drawn interactive backgrounds where each screen has a multitude of fun things to click on like Humongous' other adventures. There are also some mini-games within the main game to catch more of the player's attention. The main mini-game is to collect 20 tops from Sam's favorite Chocamok cookie boxes so that he could get a "Pajama Man Action Figure with Titanic Elbow Thrust"! You usually come across these boxes since they could be hidden anywhere around the island. <text:s/>Children are invited to learn healthful food awareness, listening and decision-making skills and other educational concepts and lessons in the game. Along their journey, they can interact more than 20 different comic-style characters, like a gentle doughnut who can help Sam find the way on the water or a professional entertainer called Mickey Hollandaise who can get the audience into hysterics with his big shoes!&lt;/story&gt; &lt;/game&gt;</text:p>
          </table:table-cell>
          <table:table-cell table:number-columns-repeated="1012"/>
        </table:table-row>
        <table:table-row table:style-name="ro1">
          <table:table-cell office:value-type="string">
            <text:p>lost-us</text:p>
          </table:table-cell>
          <table:table-cell office:value-type="string">
            <text:p>1999</text:p>
          </table:table-cell>
          <table:table-cell office:value-type="string">
            <text:p>ESRB - EC (Early Childhood)</text:p>
          </table:table-cell>
          <table:table-cell office:value-type="string">
            <text:p>Pajama Sam's Lost And Found </text:p>
          </table:table-cell>
          <table:table-cell table:number-columns-repeated="2" office:value-type="string">
            <text:p>Humongous Entertainment, Inc.</text:p>
          </table:table-cell>
          <table:table-cell office:value-type="string">
            <text:p>Action</text:p>
          </table:table-cell>
          <table:table-cell office:value-type="string">
            <text:p>3.4</text:p>
          </table:table-cell>
          <table:table-cell office:value-type="string">
            <text:p>1 Player</text:p>
          </table:table-cell>
          <table:table-cell office:value-type="string">
            <text:p>Sam's room is a total mess and has lost some of his things throughout the lands he has visited in the past and in new areas. Now as Pajama Sam it is up to you, Sam and some old friends to travel around paths collecting puzzle pieces and Sam's toys and avoiding strange obstacles. <text:s/>Also play bonus games to earn extra points and be the Toy Rescue champ, in this children's arcade game. </text:p>
          </table:table-cell>
          <table:table-cell table:style-name="Default"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lost-us&quot;&gt; &lt;year&gt;1999&lt;/year&gt; &lt;rating&gt;ESRB - EC (Early Childhood)&lt;/rating&gt; &lt;title&gt;Pajama Sam's Lost And Found &lt;/title&gt; &lt;pub&gt;Humongous Entertainment, Inc.&lt;/pub&gt; &lt;dev&gt;Humongous Entertainment, Inc.&lt;/dev&gt; &lt;genre&gt;Action&lt;/genre&gt; &lt;score&gt;3.4&lt;/score&gt; &lt;player&gt;1 Player&lt;/player&gt; &lt;story&gt;Sam's room is a total mess and has lost some of his things throughout the lands he has visited in the past and in new areas. Now as Pajama Sam it is up to you, Sam and some old friends to travel around paths collecting puzzle pieces and Sam's toys and avoiding strange obstacles.  Also play bonus games to earn extra points and be the Toy Rescue champ, in this children's arcade game. &lt;/story&gt; &lt;/game&gt;">
            <text:p>&lt;game name="lost-us"&gt; &lt;year&gt;1999&lt;/year&gt; &lt;rating&gt;ESRB - EC (Early Childhood)&lt;/rating&gt; &lt;title&gt;Pajama Sam's Lost And Found &lt;/title&gt; &lt;pub&gt;Humongous Entertainment, Inc.&lt;/pub&gt; &lt;dev&gt;Humongous Entertainment, Inc.&lt;/dev&gt; &lt;genre&gt;Action&lt;/genre&gt; &lt;score&gt;3.4&lt;/score&gt; &lt;player&gt;1 Player&lt;/player&gt; &lt;story&gt;Sam's room is a total mess and has lost some of his things throughout the lands he has visited in the past and in new areas. Now as Pajama Sam it is up to you, Sam and some old friends to travel around paths collecting puzzle pieces and Sam's toys and avoiding strange obstacles. <text:s/>Also play bonus games to earn extra points and be the Toy Rescue champ, in this children's arcade game. &lt;/story&gt; &lt;/game&gt;</text:p>
          </table:table-cell>
          <table:table-cell table:number-columns-repeated="1012"/>
        </table:table-row>
        <table:table-row table:style-name="ro1">
          <table:table-cell office:value-type="string">
            <text:p>SamsFunShop-us</text:p>
          </table:table-cell>
          <table:table-cell office:value-type="string">
            <text:p>2000</text:p>
          </table:table-cell>
          <table:table-cell office:value-type="string">
            <text:p>ESRB - EC (Early Childhood)</text:p>
          </table:table-cell>
          <table:table-cell office:value-type="string">
            <text:p>Pajama Sam's One-Stop Fun-Shop </text:p>
          </table:table-cell>
          <table:table-cell office:value-type="string">
            <text:p>Infogrames Interactive, Inc.</text:p>
          </table:table-cell>
          <table:table-cell office:value-type="string">
            <text:p>Humongous Entertainment, Inc.</text:p>
          </table:table-cell>
          <table:table-cell office:value-type="string">
            <text:p>Educational</text:p>
          </table:table-cell>
          <table:table-cell office:value-type="string">
            <text:p>3.8</text:p>
          </table:table-cell>
          <table:table-cell office:value-type="string">
            <text:p>1 Player</text:p>
          </table:table-cell>
          <table:table-cell office:value-type="string">
            <text:p>Pajama Sam's One Stop Fun Shop is an activity center based on the Pajama Sam game series. It consists of printable crafts, painting tools, the Sam-O-Matic, and an interactive storybook creator. Using a library of clipart, children can create their own arts and crafts and print them out on their computers.</text:p>
          </table:table-cell>
          <table:table-cell table:style-name="Default"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SamsFunShop-us&quot;&gt; &lt;year&gt;2000&lt;/year&gt; &lt;rating&gt;ESRB - EC (Early Childhood)&lt;/rating&gt; &lt;title&gt;Pajama Sam's One-Stop Fun-Shop &lt;/title&gt; &lt;pub&gt;Infogrames Interactive, Inc.&lt;/pub&gt; &lt;dev&gt;Humongous Entertainment, Inc.&lt;/dev&gt; &lt;genre&gt;Educational&lt;/genre&gt; &lt;score&gt;3.8&lt;/score&gt; &lt;player&gt;1 Player&lt;/player&gt; &lt;story&gt;Pajama Sam's One Stop Fun Shop is an activity center based on the Pajama Sam game series. It consists of printable crafts, painting tools, the Sam-O-Matic, and an interactive storybook creator. Using a library of clipart, children can create their own arts and crafts and print them out on their computers.&lt;/story&gt; &lt;/game&gt;">
            <text:p>&lt;game name="SamsFunShop-us"&gt; &lt;year&gt;2000&lt;/year&gt; &lt;rating&gt;ESRB - EC (Early Childhood)&lt;/rating&gt; &lt;title&gt;Pajama Sam's One-Stop Fun-Shop &lt;/title&gt; &lt;pub&gt;Infogrames Interactive, Inc.&lt;/pub&gt; &lt;dev&gt;Humongous Entertainment, Inc.&lt;/dev&gt; &lt;genre&gt;Educational&lt;/genre&gt; &lt;score&gt;3.8&lt;/score&gt; &lt;player&gt;1 Player&lt;/player&gt; &lt;story&gt;Pajama Sam's One Stop Fun Shop is an activity center based on the Pajama Sam game series. It consists of printable crafts, painting tools, the Sam-O-Matic, and an interactive storybook creator. Using a library of clipart, children can create their own arts and crafts and print them out on their computers.&lt;/story&gt; &lt;/game&gt;</text:p>
          </table:table-cell>
          <table:table-cell table:number-columns-repeated="1012"/>
        </table:table-row>
        <table:table-row table:style-name="ro1">
          <table:table-cell office:value-type="string">
            <text:p>socks-win</text:p>
          </table:table-cell>
          <table:table-cell office:value-type="string">
            <text:p>1999</text:p>
          </table:table-cell>
          <table:table-cell office:value-type="string">
            <text:p>ESRB - EC (Early Childhood)</text:p>
          </table:table-cell>
          <table:table-cell office:value-type="string">
            <text:p>Pajama Sam's Sock Works </text:p>
          </table:table-cell>
          <table:table-cell table:number-columns-repeated="2" office:value-type="string">
            <text:p>Humongous Entertainment, Inc.</text:p>
          </table:table-cell>
          <table:table-cell office:value-type="string">
            <text:p>Action</text:p>
          </table:table-cell>
          <table:table-cell office:value-type="string">
            <text:p>4.6</text:p>
          </table:table-cell>
          <table:table-cell office:value-type="string">
            <text:p>1-75 Players</text:p>
          </table:table-cell>
          <table:table-cell office:value-type="string">
            <text:p>SockWorks is Sam’s answer to the arduous task of sorting socks. In this Junior Arcade game for kids 3-8 (or any age, really!) his mother has told him he needs to sort a whole basket of his socks before school tomorrow! Sam decides to leave them until morning but he falls asleep with them on his mind. What does Sam dream about? Building the ultimate, automatic sock sorting machine: the Sock-o-Matic Mark III. All kinds of conveyor belts, chutes, obstacles, distractions and lots and lots of socks. Sam controls it all with the levers he holds, but YOU tell Sam what to do. Concentration and puzzle-solving is the key here. In each level, you'll have to alter the machines to make them put the colored socks in the right basket. Chutes, pushers, sliders, conveyor belts, and swing arms are all changeable. You can also slow down or speed up the Sock-O-matic, to fit your play style. Or reverse belts, to try and keep things from going too far. <text:s/>The game allows up to 75 players, and you can save your game after each level. There’s also a built-in Level Editor too so you can make your own wacky sorting machine. </text:p>
          </table:table-cell>
          <table:table-cell table:style-name="Default"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socks-win&quot;&gt; &lt;year&gt;1999&lt;/year&gt; &lt;rating&gt;ESRB - EC (Early Childhood)&lt;/rating&gt; &lt;title&gt;Pajama Sam's Sock Works &lt;/title&gt; &lt;pub&gt;Humongous Entertainment, Inc.&lt;/pub&gt; &lt;dev&gt;Humongous Entertainment, Inc.&lt;/dev&gt; &lt;genre&gt;Action&lt;/genre&gt; &lt;score&gt;4.6&lt;/score&gt; &lt;player&gt;1-75 Players&lt;/player&gt; &lt;story&gt;SockWorks is Sam’s answer to the arduous task of sorting socks. In this Junior Arcade game for kids 3-8 (or any age, really!) his mother has told him he needs to sort a whole basket of his socks before school tomorrow! Sam decides to leave them until morning but he falls asleep with them on his mind. What does Sam dream about? Building the ultimate, automatic sock sorting machine: the Sock-o-Matic Mark III. All kinds of conveyor belts, chutes, obstacles, distractions and lots and lots of socks. Sam controls it all with the levers he holds, but YOU tell Sam what to do. Concentration and puzzle-solving is the key here. In each level, you'll have to alter the machines to make them put the colored socks in the right basket. Chutes, pushers, sliders, conveyor belts, and swing arms are all changeable. You can also slow down or speed up the Sock-O-matic, to fit your play style. Or reverse belts, to try and keep things from going too far.  The game allows up to 75 players, and you can save your game after each level. There’s also a built-in Level Editor too so you can make your own wacky sorting machine. &lt;/story&gt; &lt;/game&gt;">
            <text:p>&lt;game name="socks-win"&gt; &lt;year&gt;1999&lt;/year&gt; &lt;rating&gt;ESRB - EC (Early Childhood)&lt;/rating&gt; &lt;title&gt;Pajama Sam's Sock Works &lt;/title&gt; &lt;pub&gt;Humongous Entertainment, Inc.&lt;/pub&gt; &lt;dev&gt;Humongous Entertainment, Inc.&lt;/dev&gt; &lt;genre&gt;Action&lt;/genre&gt; &lt;score&gt;4.6&lt;/score&gt; &lt;player&gt;1-75 Players&lt;/player&gt; &lt;story&gt;SockWorks is Sam’s answer to the arduous task of sorting socks. In this Junior Arcade game for kids 3-8 (or any age, really!) his mother has told him he needs to sort a whole basket of his socks before school tomorrow! Sam decides to leave them until morning but he falls asleep with them on his mind. What does Sam dream about? Building the ultimate, automatic sock sorting machine: the Sock-o-Matic Mark III. All kinds of conveyor belts, chutes, obstacles, distractions and lots and lots of socks. Sam controls it all with the levers he holds, but YOU tell Sam what to do. Concentration and puzzle-solving is the key here. In each level, you'll have to alter the machines to make them put the colored socks in the right basket. Chutes, pushers, sliders, conveyor belts, and swing arms are all changeable. You can also slow down or speed up the Sock-O-matic, to fit your play style. Or reverse belts, to try and keep things from going too far. <text:s/>The game allows up to 75 players, and you can save your game after each level. There’s also a built-in Level Editor too so you can make your own wacky sorting machine. &lt;/story&gt; &lt;/game&gt;</text:p>
          </table:table-cell>
          <table:table-cell table:number-columns-repeated="1012"/>
        </table:table-row>
        <table:table-row table:style-name="ro1">
          <table:table-cell office:value-type="string">
            <text:p>pepper</text:p>
          </table:table-cell>
          <table:table-cell office:value-type="string">
            <text:p>1993</text:p>
          </table:table-cell>
          <table:table-cell office:value-type="string">
            <text:p>ESRB - E (Everyone)</text:p>
          </table:table-cell>
          <table:table-cell office:value-type="string">
            <text:p>Pepper's Adventures In Time </text:p>
          </table:table-cell>
          <table:table-cell table:number-columns-repeated="2" office:value-type="string">
            <text:p>Sierra On-Line, Inc.</text:p>
          </table:table-cell>
          <table:table-cell office:value-type="string">
            <text:p>Adventure</text:p>
          </table:table-cell>
          <table:table-cell office:value-type="string">
            <text:p>3.5</text:p>
          </table:table-cell>
          <table:table-cell office:value-type="string">
            <text:p>1 Player</text:p>
          </table:table-cell>
          <table:table-cell office:value-type="string">
            <text:p>This point n' click adventure game is actually an edutainment (entertainment leading to education) title developed by Sierra, who were also responsible for other games such as the EcoQuest and Dr. Brain series. The object of this game is to help a little girl called Pepper, solve puzzles based on history and logic, so that she can fix the mess caused by Dr. Fred's time machine. At certain points in the game, the player is even allowed to control her pet dog, Lockjaw. <text:s/>The game consists of an educational factor where the player can learn about many important facts concerning the colonial times of the United States. It is divided into Acts in which the player has to reach given goals and, apart from other, typical for adventure games things, learn about facts listed in the opening. To do it the special TRUTH icon has to be used. When the act is concluded, the player is challenged with a quiz about the things he learned. For each correct answer he receives progress points. <text:s/>Cartoonish graphics similar to the style in Day of the Tentacle were used in order to appeal to younger audiences.</text:p>
          </table:table-cell>
          <table:table-cell table:style-name="Default"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pepper&quot;&gt; &lt;year&gt;1993&lt;/year&gt; &lt;rating&gt;ESRB - E (Everyone)&lt;/rating&gt; &lt;title&gt;Pepper's Adventures In Time &lt;/title&gt; &lt;pub&gt;Sierra On-Line, Inc.&lt;/pub&gt; &lt;dev&gt;Sierra On-Line, Inc.&lt;/dev&gt; &lt;genre&gt;Adventure&lt;/genre&gt; &lt;score&gt;3.5&lt;/score&gt; &lt;player&gt;1 Player&lt;/player&gt; &lt;story&gt;This point n' click adventure game is actually an edutainment (entertainment leading to education) title developed by Sierra, who were also responsible for other games such as the EcoQuest and Dr. Brain series. The object of this game is to help a little girl called Pepper, solve puzzles based on history and logic, so that she can fix the mess caused by Dr. Fred's time machine. At certain points in the game, the player is even allowed to control her pet dog, Lockjaw.  The game consists of an educational factor where the player can learn about many important facts concerning the colonial times of the United States. It is divided into Acts in which the player has to reach given goals and, apart from other, typical for adventure games things, learn about facts listed in the opening. To do it the special TRUTH icon has to be used. When the act is concluded, the player is challenged with a quiz about the things he learned. For each correct answer he receives progress points.  Cartoonish graphics similar to the style in Day of the Tentacle were used in order to appeal to younger audiences.&lt;/story&gt; &lt;/game&gt;">
            <text:p>&lt;game name="pepper"&gt; &lt;year&gt;1993&lt;/year&gt; &lt;rating&gt;ESRB - E (Everyone)&lt;/rating&gt; &lt;title&gt;Pepper's Adventures In Time &lt;/title&gt; &lt;pub&gt;Sierra On-Line, Inc.&lt;/pub&gt; &lt;dev&gt;Sierra On-Line, Inc.&lt;/dev&gt; &lt;genre&gt;Adventure&lt;/genre&gt; &lt;score&gt;3.5&lt;/score&gt; &lt;player&gt;1 Player&lt;/player&gt; &lt;story&gt;This point n' click adventure game is actually an edutainment (entertainment leading to education) title developed by Sierra, who were also responsible for other games such as the EcoQuest and Dr. Brain series. The object of this game is to help a little girl called Pepper, solve puzzles based on history and logic, so that she can fix the mess caused by Dr. Fred's time machine. At certain points in the game, the player is even allowed to control her pet dog, Lockjaw. <text:s/>The game consists of an educational factor where the player can learn about many important facts concerning the colonial times of the United States. It is divided into Acts in which the player has to reach given goals and, apart from other, typical for adventure games things, learn about facts listed in the opening. To do it the special TRUTH icon has to be used. When the act is concluded, the player is challenged with a quiz about the things he learned. For each correct answer he receives progress points. <text:s/>Cartoonish graphics similar to the style in Day of the Tentacle were used in order to appeal to younger audiences.&lt;/story&gt; &lt;/game&gt;</text:p>
          </table:table-cell>
          <table:table-cell table:number-columns-repeated="1012"/>
        </table:table-row>
        <table:table-row table:style-name="ro1">
          <table:table-cell office:value-type="string">
            <text:p>pn</text:p>
          </table:table-cell>
          <table:table-cell office:value-type="string">
            <text:p>1989</text:p>
          </table:table-cell>
          <table:table-cell office:value-type="string">
            <text:p>ESRB - T (Teen)</text:p>
          </table:table-cell>
          <table:table-cell office:value-type="string">
            <text:p>Personal Nightmare </text:p>
          </table:table-cell>
          <table:table-cell office:value-type="string">
            <text:p>Box Office, Inc.</text:p>
          </table:table-cell>
          <table:table-cell office:value-type="string">
            <text:p>Horrorsoft</text:p>
          </table:table-cell>
          <table:table-cell office:value-type="string">
            <text:p>Adventure</text:p>
          </table:table-cell>
          <table:table-cell office:value-type="string">
            <text:p>3.0</text:p>
          </table:table-cell>
          <table:table-cell office:value-type="string">
            <text:p>1 Player</text:p>
          </table:table-cell>
          <table:table-cell office:value-type="string">
            <text:p>A horror adventure from Horrosoft. Your father is the pastor of your village. A strange letter from him made you decide to return to your village, only to find out your father is no where to be found, and everyone is being hostile and strange. After a while you will find out evil forces have taken over the people of the village and your job is to find out how to kill some devil creatures ( like a vampire ) and figure out what truly is going on. </text:p>
          </table:table-cell>
          <table:table-cell table:style-name="Default"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pn&quot;&gt; &lt;year&gt;1989&lt;/year&gt; &lt;rating&gt;ESRB - T (Teen)&lt;/rating&gt; &lt;title&gt;Personal Nightmare &lt;/title&gt; &lt;pub&gt;Box Office, Inc.&lt;/pub&gt; &lt;dev&gt;Horrorsoft&lt;/dev&gt; &lt;genre&gt;Adventure&lt;/genre&gt; &lt;score&gt;3.0&lt;/score&gt; &lt;player&gt;1 Player&lt;/player&gt; &lt;story&gt;A horror adventure from Horrosoft. Your father is the pastor of your village. A strange letter from him made you decide to return to your village, only to find out your father is no where to be found, and everyone is being hostile and strange. After a while you will find out evil forces have taken over the people of the village and your job is to find out how to kill some devil creatures ( like a vampire ) and figure out what truly is going on. &lt;/story&gt; &lt;/game&gt;">
            <text:p>&lt;game name="pn"&gt; &lt;year&gt;1989&lt;/year&gt; &lt;rating&gt;ESRB - T (Teen)&lt;/rating&gt; &lt;title&gt;Personal Nightmare &lt;/title&gt; &lt;pub&gt;Box Office, Inc.&lt;/pub&gt; &lt;dev&gt;Horrorsoft&lt;/dev&gt; &lt;genre&gt;Adventure&lt;/genre&gt; &lt;score&gt;3.0&lt;/score&gt; &lt;player&gt;1 Player&lt;/player&gt; &lt;story&gt;A horror adventure from Horrosoft. Your father is the pastor of your village. A strange letter from him made you decide to return to your village, only to find out your father is no where to be found, and everyone is being hostile and strange. After a while you will find out evil forces have taken over the people of the village and your job is to find out how to kill some devil creatures ( like a vampire ) and figure out what truly is going on. &lt;/story&gt; &lt;/game&gt;</text:p>
          </table:table-cell>
          <table:table-cell table:number-columns-repeated="1012"/>
        </table:table-row>
        <table:table-row table:style-name="ro1">
          <table:table-cell office:value-type="string">
            <text:p>playtoons1</text:p>
          </table:table-cell>
          <table:table-cell office:value-type="string">
            <text:p>1994</text:p>
          </table:table-cell>
          <table:table-cell office:value-type="string">
            <text:p>ESRB - EC (Early Childhood)</text:p>
          </table:table-cell>
          <table:table-cell office:value-type="string">
            <text:p>Playtoons 1 - Uncle Archibald </text:p>
          </table:table-cell>
          <table:table-cell table:number-columns-repeated="2" office:value-type="string">
            <text:p>Coktel Vision</text:p>
          </table:table-cell>
          <table:table-cell office:value-type="string">
            <text:p>Educational</text:p>
          </table:table-cell>
          <table:table-cell office:value-type="string">
            <text:p>3.9</text:p>
          </table:table-cell>
          <table:table-cell office:value-type="string">
            <text:p>1 Player</text:p>
          </table:table-cell>
          <table:table-cell office:value-type="string">
            <text:p>Playtoons 1 - Uncle Archibald is one of a series of educational games which allow players to interact with a story, or create a story with the construction kit and the characters, backgrounds, and scenery from this game or from the other games in the series. This game features a cartoon character named Uncle Archibald. </text:p>
          </table:table-cell>
          <table:table-cell table:style-name="Default"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playtoons1&quot;&gt; &lt;year&gt;1994&lt;/year&gt; &lt;rating&gt;ESRB - EC (Early Childhood)&lt;/rating&gt; &lt;title&gt;Playtoons 1 - Uncle Archibald &lt;/title&gt; &lt;pub&gt;Coktel Vision&lt;/pub&gt; &lt;dev&gt;Coktel Vision&lt;/dev&gt; &lt;genre&gt;Educational&lt;/genre&gt; &lt;score&gt;3.9&lt;/score&gt; &lt;player&gt;1 Player&lt;/player&gt; &lt;story&gt;Playtoons 1 - Uncle Archibald is one of a series of educational games which allow players to interact with a story, or create a story with the construction kit and the characters, backgrounds, and scenery from this game or from the other games in the series. This game features a cartoon character named Uncle Archibald. &lt;/story&gt; &lt;/game&gt;">
            <text:p>&lt;game name="playtoons1"&gt; &lt;year&gt;1994&lt;/year&gt; &lt;rating&gt;ESRB - EC (Early Childhood)&lt;/rating&gt; &lt;title&gt;Playtoons 1 - Uncle Archibald &lt;/title&gt; &lt;pub&gt;Coktel Vision&lt;/pub&gt; &lt;dev&gt;Coktel Vision&lt;/dev&gt; &lt;genre&gt;Educational&lt;/genre&gt; &lt;score&gt;3.9&lt;/score&gt; &lt;player&gt;1 Player&lt;/player&gt; &lt;story&gt;Playtoons 1 - Uncle Archibald is one of a series of educational games which allow players to interact with a story, or create a story with the construction kit and the characters, backgrounds, and scenery from this game or from the other games in the series. This game features a cartoon character named Uncle Archibald. &lt;/story&gt; &lt;/game&gt;</text:p>
          </table:table-cell>
          <table:table-cell table:number-columns-repeated="1012"/>
        </table:table-row>
        <table:table-row table:style-name="ro1">
          <table:table-cell office:value-type="string">
            <text:p>playtoons2</text:p>
          </table:table-cell>
          <table:table-cell office:value-type="string">
            <text:p>1994</text:p>
          </table:table-cell>
          <table:table-cell office:value-type="string">
            <text:p>ESRB - EC (Early Childhood)</text:p>
          </table:table-cell>
          <table:table-cell office:value-type="string">
            <text:p>Playtoons 2 - Case of the Counterfeit Collaborator </text:p>
          </table:table-cell>
          <table:table-cell table:number-columns-repeated="2" office:value-type="string">
            <text:p>Coktel Vision</text:p>
          </table:table-cell>
          <table:table-cell office:value-type="string">
            <text:p>Educational</text:p>
          </table:table-cell>
          <table:table-cell office:value-type="string">
            <text:p>3.9</text:p>
          </table:table-cell>
          <table:table-cell office:value-type="string">
            <text:p>1 Player</text:p>
          </table:table-cell>
          <table:table-cell office:value-type="string">
            <text:p>Playtoons 2 - The Case of the Counterfeit Collaborator is one of a series of educational games which allow players to interact with a story, or create a story with the construction kit and the characters, backgrounds, and scenery from this game or from the other games in the series. This game is based upon the fictional french created character Spirou and his friend Fantasio who help their inventor friend, the Count of Champineau. </text:p>
          </table:table-cell>
          <table:table-cell table:style-name="Default"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playtoons2&quot;&gt; &lt;year&gt;1994&lt;/year&gt; &lt;rating&gt;ESRB - EC (Early Childhood)&lt;/rating&gt; &lt;title&gt;Playtoons 2 - Case of the Counterfeit Collaborator &lt;/title&gt; &lt;pub&gt;Coktel Vision&lt;/pub&gt; &lt;dev&gt;Coktel Vision&lt;/dev&gt; &lt;genre&gt;Educational&lt;/genre&gt; &lt;score&gt;3.9&lt;/score&gt; &lt;player&gt;1 Player&lt;/player&gt; &lt;story&gt;Playtoons 2 - The Case of the Counterfeit Collaborator is one of a series of educational games which allow players to interact with a story, or create a story with the construction kit and the characters, backgrounds, and scenery from this game or from the other games in the series. This game is based upon the fictional french created character Spirou and his friend Fantasio who help their inventor friend, the Count of Champineau. &lt;/story&gt; &lt;/game&gt;">
            <text:p>&lt;game name="playtoons2"&gt; &lt;year&gt;1994&lt;/year&gt; &lt;rating&gt;ESRB - EC (Early Childhood)&lt;/rating&gt; &lt;title&gt;Playtoons 2 - Case of the Counterfeit Collaborator &lt;/title&gt; &lt;pub&gt;Coktel Vision&lt;/pub&gt; &lt;dev&gt;Coktel Vision&lt;/dev&gt; &lt;genre&gt;Educational&lt;/genre&gt; &lt;score&gt;3.9&lt;/score&gt; &lt;player&gt;1 Player&lt;/player&gt; &lt;story&gt;Playtoons 2 - The Case of the Counterfeit Collaborator is one of a series of educational games which allow players to interact with a story, or create a story with the construction kit and the characters, backgrounds, and scenery from this game or from the other games in the series. This game is based upon the fictional french created character Spirou and his friend Fantasio who help their inventor friend, the Count of Champineau. &lt;/story&gt; &lt;/game&gt;</text:p>
          </table:table-cell>
          <table:table-cell table:number-columns-repeated="1012"/>
        </table:table-row>
        <table:table-row table:style-name="ro1">
          <table:table-cell office:value-type="string">
            <text:p>playtoons3</text:p>
          </table:table-cell>
          <table:table-cell office:value-type="string">
            <text:p>1994</text:p>
          </table:table-cell>
          <table:table-cell office:value-type="string">
            <text:p>ESRB - EC (Early Childhood)</text:p>
          </table:table-cell>
          <table:table-cell office:value-type="string">
            <text:p>Playtoons 3 - Secret of the Castle </text:p>
          </table:table-cell>
          <table:table-cell table:number-columns-repeated="2" office:value-type="string">
            <text:p>Coktel Vision</text:p>
          </table:table-cell>
          <table:table-cell office:value-type="string">
            <text:p>Educational</text:p>
          </table:table-cell>
          <table:table-cell office:value-type="string">
            <text:p>3.7</text:p>
          </table:table-cell>
          <table:table-cell office:value-type="string">
            <text:p>1 Player</text:p>
          </table:table-cell>
          <table:table-cell office:value-type="string">
            <text:p>Playtoons 3 - The Secret of the Castle is one of a series of educational games which allow players to interact with a story, or create a story with the construction kit and the characters, backgrounds, and scenery from this game or from the other games in the series. This game takes place in a fictional kingdom where a king's son named Arthur, suspects that there is something strange about the knights guarding the castle. </text:p>
          </table:table-cell>
          <table:table-cell table:style-name="Default"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playtoons3&quot;&gt; &lt;year&gt;1994&lt;/year&gt; &lt;rating&gt;ESRB - EC (Early Childhood)&lt;/rating&gt; &lt;title&gt;Playtoons 3 - Secret of the Castle &lt;/title&gt; &lt;pub&gt;Coktel Vision&lt;/pub&gt; &lt;dev&gt;Coktel Vision&lt;/dev&gt; &lt;genre&gt;Educational&lt;/genre&gt; &lt;score&gt;3.7&lt;/score&gt; &lt;player&gt;1 Player&lt;/player&gt; &lt;story&gt;Playtoons 3 - The Secret of the Castle is one of a series of educational games which allow players to interact with a story, or create a story with the construction kit and the characters, backgrounds, and scenery from this game or from the other games in the series. This game takes place in a fictional kingdom where a king's son named Arthur, suspects that there is something strange about the knights guarding the castle. &lt;/story&gt; &lt;/game&gt;">
            <text:p>&lt;game name="playtoons3"&gt; &lt;year&gt;1994&lt;/year&gt; &lt;rating&gt;ESRB - EC (Early Childhood)&lt;/rating&gt; &lt;title&gt;Playtoons 3 - Secret of the Castle &lt;/title&gt; &lt;pub&gt;Coktel Vision&lt;/pub&gt; &lt;dev&gt;Coktel Vision&lt;/dev&gt; &lt;genre&gt;Educational&lt;/genre&gt; &lt;score&gt;3.7&lt;/score&gt; &lt;player&gt;1 Player&lt;/player&gt; &lt;story&gt;Playtoons 3 - The Secret of the Castle is one of a series of educational games which allow players to interact with a story, or create a story with the construction kit and the characters, backgrounds, and scenery from this game or from the other games in the series. This game takes place in a fictional kingdom where a king's son named Arthur, suspects that there is something strange about the knights guarding the castle. &lt;/story&gt; &lt;/game&gt;</text:p>
          </table:table-cell>
          <table:table-cell table:number-columns-repeated="1012"/>
        </table:table-row>
        <table:table-row table:style-name="ro1">
          <table:table-cell office:value-type="string">
            <text:p>playtoons4</text:p>
          </table:table-cell>
          <table:table-cell office:value-type="string">
            <text:p>1994</text:p>
          </table:table-cell>
          <table:table-cell office:value-type="string">
            <text:p>ESRB - EC (Early Childhood)</text:p>
          </table:table-cell>
          <table:table-cell office:value-type="string">
            <text:p>Playtoons 4 - The Mandarine Prince </text:p>
          </table:table-cell>
          <table:table-cell table:number-columns-repeated="2" office:value-type="string">
            <text:p>Coktel Vision</text:p>
          </table:table-cell>
          <table:table-cell office:value-type="string">
            <text:p>Educational</text:p>
          </table:table-cell>
          <table:table-cell office:value-type="string">
            <text:p>4.0</text:p>
          </table:table-cell>
          <table:table-cell office:value-type="string">
            <text:p>1 Player</text:p>
          </table:table-cell>
          <table:table-cell office:value-type="string">
            <text:p>Playtoons 4 - The Mandarine Prince is one of a series of educational games which allow players to interact with a story, or create a story with the construction kit and the characters, backgrounds, and scenery from this game or from the other games in the series. This game is based on the fictional French characters Spirou and Fantasio and their nemesis, Don Vito Cortizone, who has just been made head of security for the country of Mandarine. </text:p>
          </table:table-cell>
          <table:table-cell table:style-name="Default"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playtoons4&quot;&gt; &lt;year&gt;1994&lt;/year&gt; &lt;rating&gt;ESRB - EC (Early Childhood)&lt;/rating&gt; &lt;title&gt;Playtoons 4 - The Mandarine Prince &lt;/title&gt; &lt;pub&gt;Coktel Vision&lt;/pub&gt; &lt;dev&gt;Coktel Vision&lt;/dev&gt; &lt;genre&gt;Educational&lt;/genre&gt; &lt;score&gt;4.0&lt;/score&gt; &lt;player&gt;1 Player&lt;/player&gt; &lt;story&gt;Playtoons 4 - The Mandarine Prince is one of a series of educational games which allow players to interact with a story, or create a story with the construction kit and the characters, backgrounds, and scenery from this game or from the other games in the series. This game is based on the fictional French characters Spirou and Fantasio and their nemesis, Don Vito Cortizone, who has just been made head of security for the country of Mandarine. &lt;/story&gt; &lt;/game&gt;">
            <text:p>&lt;game name="playtoons4"&gt; &lt;year&gt;1994&lt;/year&gt; &lt;rating&gt;ESRB - EC (Early Childhood)&lt;/rating&gt; &lt;title&gt;Playtoons 4 - The Mandarine Prince &lt;/title&gt; &lt;pub&gt;Coktel Vision&lt;/pub&gt; &lt;dev&gt;Coktel Vision&lt;/dev&gt; &lt;genre&gt;Educational&lt;/genre&gt; &lt;score&gt;4.0&lt;/score&gt; &lt;player&gt;1 Player&lt;/player&gt; &lt;story&gt;Playtoons 4 - The Mandarine Prince is one of a series of educational games which allow players to interact with a story, or create a story with the construction kit and the characters, backgrounds, and scenery from this game or from the other games in the series. This game is based on the fictional French characters Spirou and Fantasio and their nemesis, Don Vito Cortizone, who has just been made head of security for the country of Mandarine. &lt;/story&gt; &lt;/game&gt;</text:p>
          </table:table-cell>
          <table:table-cell table:number-columns-repeated="1012"/>
        </table:table-row>
        <table:table-row table:style-name="ro1">
          <table:table-cell office:value-type="string">
            <text:p>pq1sci</text:p>
          </table:table-cell>
          <table:table-cell office:value-type="string">
            <text:p>1992</text:p>
          </table:table-cell>
          <table:table-cell office:value-type="string">
            <text:p>ESRB - T (Teen)</text:p>
          </table:table-cell>
          <table:table-cell office:value-type="string">
            <text:p>Police Quest 1 - In Pursuit of the Death Angel [VGA Remake]</text:p>
          </table:table-cell>
          <table:table-cell table:number-columns-repeated="2" office:value-type="string">
            <text:p>Sierra On-Line, Inc.</text:p>
          </table:table-cell>
          <table:table-cell office:value-type="string">
            <text:p>Adventure</text:p>
          </table:table-cell>
          <table:table-cell office:value-type="string">
            <text:p>3.9</text:p>
          </table:table-cell>
          <table:table-cell office:value-type="string">
            <text:p>1 Player</text:p>
          </table:table-cell>
          <table:table-cell office:value-type="string">
            <text:p>This enhanced remake of Police Quest has been completely re-drawn using 256-color VGA graphics. Instead of the text-based interface of the original version, the remake features icons corresponding to the commands Walk, Look, Touch, and Talk for interaction with the game world. <text:s/>The two versions also have some gameplay-related differences. The driving sequences from the original game have been simplified: the player is no longer required to physically navigate the car and input is limited to making the right turns while the car is driven automatically, and occasionally braking at stop signs. The mandatory poker mini-game during the final segment of the game has been made optional. A few puzzles have different solutions, though not all of those are simplified, and in some instances the puzzles have become more complex in the remake. <text:s/>Story-wise, the game remains the same for the most part, but it also includes re-written and additional dialogue not seen in the earlier version.</text:p>
          </table:table-cell>
          <table:table-cell table:style-name="Default"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pq1sci&quot;&gt; &lt;year&gt;1992&lt;/year&gt; &lt;rating&gt;ESRB - T (Teen)&lt;/rating&gt; &lt;title&gt;Police Quest 1 - In Pursuit of the Death Angel [VGA Remake]&lt;/title&gt; &lt;pub&gt;Sierra On-Line, Inc.&lt;/pub&gt; &lt;dev&gt;Sierra On-Line, Inc.&lt;/dev&gt; &lt;genre&gt;Adventure&lt;/genre&gt; &lt;score&gt;3.9&lt;/score&gt; &lt;player&gt;1 Player&lt;/player&gt; &lt;story&gt;This enhanced remake of Police Quest has been completely re-drawn using 256-color VGA graphics. Instead of the text-based interface of the original version, the remake features icons corresponding to the commands Walk, Look, Touch, and Talk for interaction with the game world.  The two versions also have some gameplay-related differences. The driving sequences from the original game have been simplified: the player is no longer required to physically navigate the car and input is limited to making the right turns while the car is driven automatically, and occasionally braking at stop signs. The mandatory poker mini-game during the final segment of the game has been made optional. A few puzzles have different solutions, though not all of those are simplified, and in some instances the puzzles have become more complex in the remake.  Story-wise, the game remains the same for the most part, but it also includes re-written and additional dialogue not seen in the earlier version.&lt;/story&gt; &lt;/game&gt;">
            <text:p>&lt;game name="pq1sci"&gt; &lt;year&gt;1992&lt;/year&gt; &lt;rating&gt;ESRB - T (Teen)&lt;/rating&gt; &lt;title&gt;Police Quest 1 - In Pursuit of the Death Angel [VGA Remake]&lt;/title&gt; &lt;pub&gt;Sierra On-Line, Inc.&lt;/pub&gt; &lt;dev&gt;Sierra On-Line, Inc.&lt;/dev&gt; &lt;genre&gt;Adventure&lt;/genre&gt; &lt;score&gt;3.9&lt;/score&gt; &lt;player&gt;1 Player&lt;/player&gt; &lt;story&gt;This enhanced remake of Police Quest has been completely re-drawn using 256-color VGA graphics. Instead of the text-based interface of the original version, the remake features icons corresponding to the commands Walk, Look, Touch, and Talk for interaction with the game world. <text:s/>The two versions also have some gameplay-related differences. The driving sequences from the original game have been simplified: the player is no longer required to physically navigate the car and input is limited to making the right turns while the car is driven automatically, and occasionally braking at stop signs. The mandatory poker mini-game during the final segment of the game has been made optional. A few puzzles have different solutions, though not all of those are simplified, and in some instances the puzzles have become more complex in the remake. <text:s/>Story-wise, the game remains the same for the most part, but it also includes re-written and additional dialogue not seen in the earlier version.&lt;/story&gt; &lt;/game&gt;</text:p>
          </table:table-cell>
          <table:table-cell table:number-columns-repeated="1012"/>
        </table:table-row>
        <table:table-row table:style-name="ro1">
          <table:table-cell office:value-type="string">
            <text:p>pq1</text:p>
          </table:table-cell>
          <table:table-cell office:value-type="string">
            <text:p>1987</text:p>
          </table:table-cell>
          <table:table-cell office:value-type="string">
            <text:p>ESRB - T (Teen)</text:p>
          </table:table-cell>
          <table:table-cell office:value-type="string">
            <text:p>Police Quest 1 - In Pursuit of the Death Angel </text:p>
          </table:table-cell>
          <table:table-cell table:number-columns-repeated="2" office:value-type="string">
            <text:p>Sierra On-Line, Inc.</text:p>
          </table:table-cell>
          <table:table-cell office:value-type="string">
            <text:p>Adventure</text:p>
          </table:table-cell>
          <table:table-cell office:value-type="string">
            <text:p>3.9</text:p>
          </table:table-cell>
          <table:table-cell office:value-type="string">
            <text:p>1 Player</text:p>
          </table:table-cell>
          <table:table-cell office:value-type="string">
            <text:p>Sonny Bonds is a small town policeman who must fight against the rising tide of drugs in his city. The game is based on real police procedure and adheres carefully to following the rules of police work. Beginning as a patrol officer and working into detectives, Sonny will chase down the infamous Death Angel and put an end to his criminal underworld. <text:s/>A typical Sierra parser game built with the popular AGI engine, Police Quest differs from the others release by the company in the realism of the setting and travelling, that is done by car, controlled by the player using a overhead view (instead of the cabbie of Leisure Suit Larry or walking around in Space Quest). Some sections of the game require the player to be efficient driving the car (as there are a fair number of chases, and traffic rules also apply to the player).</text:p>
          </table:table-cell>
          <table:table-cell table:style-name="Default"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pq1&quot;&gt; &lt;year&gt;1987&lt;/year&gt; &lt;rating&gt;ESRB - T (Teen)&lt;/rating&gt; &lt;title&gt;Police Quest 1 - In Pursuit of the Death Angel &lt;/title&gt; &lt;pub&gt;Sierra On-Line, Inc.&lt;/pub&gt; &lt;dev&gt;Sierra On-Line, Inc.&lt;/dev&gt; &lt;genre&gt;Adventure&lt;/genre&gt; &lt;score&gt;3.9&lt;/score&gt; &lt;player&gt;1 Player&lt;/player&gt; &lt;story&gt;Sonny Bonds is a small town policeman who must fight against the rising tide of drugs in his city. The game is based on real police procedure and adheres carefully to following the rules of police work. Beginning as a patrol officer and working into detectives, Sonny will chase down the infamous Death Angel and put an end to his criminal underworld.  A typical Sierra parser game built with the popular AGI engine, Police Quest differs from the others release by the company in the realism of the setting and travelling, that is done by car, controlled by the player using a overhead view (instead of the cabbie of Leisure Suit Larry or walking around in Space Quest). Some sections of the game require the player to be efficient driving the car (as there are a fair number of chases, and traffic rules also apply to the player).&lt;/story&gt; &lt;/game&gt;">
            <text:p>&lt;game name="pq1"&gt; &lt;year&gt;1987&lt;/year&gt; &lt;rating&gt;ESRB - T (Teen)&lt;/rating&gt; &lt;title&gt;Police Quest 1 - In Pursuit of the Death Angel &lt;/title&gt; &lt;pub&gt;Sierra On-Line, Inc.&lt;/pub&gt; &lt;dev&gt;Sierra On-Line, Inc.&lt;/dev&gt; &lt;genre&gt;Adventure&lt;/genre&gt; &lt;score&gt;3.9&lt;/score&gt; &lt;player&gt;1 Player&lt;/player&gt; &lt;story&gt;Sonny Bonds is a small town policeman who must fight against the rising tide of drugs in his city. The game is based on real police procedure and adheres carefully to following the rules of police work. Beginning as a patrol officer and working into detectives, Sonny will chase down the infamous Death Angel and put an end to his criminal underworld. <text:s/>A typical Sierra parser game built with the popular AGI engine, Police Quest differs from the others release by the company in the realism of the setting and travelling, that is done by car, controlled by the player using a overhead view (instead of the cabbie of Leisure Suit Larry or walking around in Space Quest). Some sections of the game require the player to be efficient driving the car (as there are a fair number of chases, and traffic rules also apply to the player).&lt;/story&gt; &lt;/game&gt;</text:p>
          </table:table-cell>
          <table:table-cell table:number-columns-repeated="1012"/>
        </table:table-row>
        <table:table-row table:style-name="ro1">
          <table:table-cell office:value-type="string">
            <text:p>pq2</text:p>
          </table:table-cell>
          <table:table-cell office:value-type="string">
            <text:p>1988</text:p>
          </table:table-cell>
          <table:table-cell office:value-type="string">
            <text:p>ESRB - T (Teen)</text:p>
          </table:table-cell>
          <table:table-cell office:value-type="string">
            <text:p>Police Quest 2 - The Vengeance </text:p>
          </table:table-cell>
          <table:table-cell table:number-columns-repeated="2" office:value-type="string">
            <text:p>Sierra On-Line, Inc.</text:p>
          </table:table-cell>
          <table:table-cell office:value-type="string">
            <text:p>Adventure</text:p>
          </table:table-cell>
          <table:table-cell office:value-type="string">
            <text:p>3.6</text:p>
          </table:table-cell>
          <table:table-cell office:value-type="string">
            <text:p>1 Player</text:p>
          </table:table-cell>
          <table:table-cell office:value-type="string">
            <text:p>Little time has passed since the events of Police Quest, when Sonny Bonds climbed the ranks of the Lytton police department and became the key element in the arrest of Jesse Bains, the notorious drug lord. After the trial, Sonny's application to the Homicide division was accepted and proposed to Marie, who had her prostitution charges dropped and started a new life away from the streets. Life was good - until Bains escaped, taking advantage of a low-security prison and an inexperienced correctional officer. Sonny is now in danger from a vengeful Bains and is saddled with his new chain-smoker partner Keith. Sonny goes to the field again to capture Bains, but things are about to get awfully personal... <text:s/>Using Sierra's new SCI engine, the graphics are more vibrant than in the first game, but gameplay remains basically the same, with the player ordering Sonny to move to a place in the scene (either using the directional keys or the new mouse interface) and a parser interface to interact with the game world. Game sequences are more varied, and include a shooting range, an underwater search or searching the inside of an escape vehicle. The driving sequences are gone, and the player can relax while reading the chatter between Sonny and Keith as they move from location to location. The approach to the game, however, is radically different. While the first (for a large part) is based on street police work, this sequel is oriented into forensics field work such as collecting evidences that link Bains into the happenings of the game.</text:p>
          </table:table-cell>
          <table:table-cell table:style-name="Default"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pq2&quot;&gt; &lt;year&gt;1988&lt;/year&gt; &lt;rating&gt;ESRB - T (Teen)&lt;/rating&gt; &lt;title&gt;Police Quest 2 - The Vengeance &lt;/title&gt; &lt;pub&gt;Sierra On-Line, Inc.&lt;/pub&gt; &lt;dev&gt;Sierra On-Line, Inc.&lt;/dev&gt; &lt;genre&gt;Adventure&lt;/genre&gt; &lt;score&gt;3.6&lt;/score&gt; &lt;player&gt;1 Player&lt;/player&gt; &lt;story&gt;Little time has passed since the events of Police Quest, when Sonny Bonds climbed the ranks of the Lytton police department and became the key element in the arrest of Jesse Bains, the notorious drug lord. After the trial, Sonny's application to the Homicide division was accepted and proposed to Marie, who had her prostitution charges dropped and started a new life away from the streets. Life was good - until Bains escaped, taking advantage of a low-security prison and an inexperienced correctional officer. Sonny is now in danger from a vengeful Bains and is saddled with his new chain-smoker partner Keith. Sonny goes to the field again to capture Bains, but things are about to get awfully personal...  Using Sierra's new SCI engine, the graphics are more vibrant than in the first game, but gameplay remains basically the same, with the player ordering Sonny to move to a place in the scene (either using the directional keys or the new mouse interface) and a parser interface to interact with the game world. Game sequences are more varied, and include a shooting range, an underwater search or searching the inside of an escape vehicle. The driving sequences are gone, and the player can relax while reading the chatter between Sonny and Keith as they move from location to location. The approach to the game, however, is radically different. While the first (for a large part) is based on street police work, this sequel is oriented into forensics field work such as collecting evidences that link Bains into the happenings of the game.&lt;/story&gt; &lt;/game&gt;">
            <text:p>&lt;game name="pq2"&gt; &lt;year&gt;1988&lt;/year&gt; &lt;rating&gt;ESRB - T (Teen)&lt;/rating&gt; &lt;title&gt;Police Quest 2 - The Vengeance &lt;/title&gt; &lt;pub&gt;Sierra On-Line, Inc.&lt;/pub&gt; &lt;dev&gt;Sierra On-Line, Inc.&lt;/dev&gt; &lt;genre&gt;Adventure&lt;/genre&gt; &lt;score&gt;3.6&lt;/score&gt; &lt;player&gt;1 Player&lt;/player&gt; &lt;story&gt;Little time has passed since the events of Police Quest, when Sonny Bonds climbed the ranks of the Lytton police department and became the key element in the arrest of Jesse Bains, the notorious drug lord. After the trial, Sonny's application to the Homicide division was accepted and proposed to Marie, who had her prostitution charges dropped and started a new life away from the streets. Life was good - until Bains escaped, taking advantage of a low-security prison and an inexperienced correctional officer. Sonny is now in danger from a vengeful Bains and is saddled with his new chain-smoker partner Keith. Sonny goes to the field again to capture Bains, but things are about to get awfully personal... <text:s/>Using Sierra's new SCI engine, the graphics are more vibrant than in the first game, but gameplay remains basically the same, with the player ordering Sonny to move to a place in the scene (either using the directional keys or the new mouse interface) and a parser interface to interact with the game world. Game sequences are more varied, and include a shooting range, an underwater search or searching the inside of an escape vehicle. The driving sequences are gone, and the player can relax while reading the chatter between Sonny and Keith as they move from location to location. The approach to the game, however, is radically different. While the first (for a large part) is based on street police work, this sequel is oriented into forensics field work such as collecting evidences that link Bains into the happenings of the game.&lt;/story&gt; &lt;/game&gt;</text:p>
          </table:table-cell>
          <table:table-cell table:number-columns-repeated="1012"/>
        </table:table-row>
        <table:table-row table:style-name="ro1">
          <table:table-cell office:value-type="string">
            <text:p>pq3</text:p>
          </table:table-cell>
          <table:table-cell office:value-type="string">
            <text:p>1991</text:p>
          </table:table-cell>
          <table:table-cell office:value-type="string">
            <text:p>ESRB - T (Teen)</text:p>
          </table:table-cell>
          <table:table-cell office:value-type="string">
            <text:p>Police Quest 3 - The Kindred </text:p>
          </table:table-cell>
          <table:table-cell table:number-columns-repeated="2" office:value-type="string">
            <text:p>Sierra On-Line, Inc.</text:p>
          </table:table-cell>
          <table:table-cell office:value-type="string">
            <text:p>Adventure</text:p>
          </table:table-cell>
          <table:table-cell office:value-type="string">
            <text:p>3.8</text:p>
          </table:table-cell>
          <table:table-cell office:value-type="string">
            <text:p>1 Player</text:p>
          </table:table-cell>
          <table:table-cell office:value-type="string">
            <text:p>Sonny Bonds, the sergeant of Lytton police department, thought he could finally enjoy peaceful life with his wife Marie after the drug lord Jessie Bains has been put away for good. However, a series of gruesome murders perpetrated by a sinister cult known as "The Kindred" shocks the city. Marie becomes a victim of their attack and falls into a coma. It becomes Sonny's very personal mission to track down the attackers and make them pay for their crimes. <text:s/>The Kindred is the third installment of the Police Quest series, its events taking place after those described in The Vengeance. The game brings back some of the elements of the first game, such as a modified version of driving sequences and police procedures unrelated to the main plot the protagonist must go through. Computer work is particularly emphasized, requiring the player to perform tasks such as using facial composite software or figuring out murder patterns by studying a map. Like other Sierra adventures of the time, the game uses an icon-based interface for interaction with the environment.</text:p>
          </table:table-cell>
          <table:table-cell table:style-name="Default"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pq3&quot;&gt; &lt;year&gt;1991&lt;/year&gt; &lt;rating&gt;ESRB - T (Teen)&lt;/rating&gt; &lt;title&gt;Police Quest 3 - The Kindred &lt;/title&gt; &lt;pub&gt;Sierra On-Line, Inc.&lt;/pub&gt; &lt;dev&gt;Sierra On-Line, Inc.&lt;/dev&gt; &lt;genre&gt;Adventure&lt;/genre&gt; &lt;score&gt;3.8&lt;/score&gt; &lt;player&gt;1 Player&lt;/player&gt; &lt;story&gt;Sonny Bonds, the sergeant of Lytton police department, thought he could finally enjoy peaceful life with his wife Marie after the drug lord Jessie Bains has been put away for good. However, a series of gruesome murders perpetrated by a sinister cult known as &quot;The Kindred&quot; shocks the city. Marie becomes a victim of their attack and falls into a coma. It becomes Sonny's very personal mission to track down the attackers and make them pay for their crimes.  The Kindred is the third installment of the Police Quest series, its events taking place after those described in The Vengeance. The game brings back some of the elements of the first game, such as a modified version of driving sequences and police procedures unrelated to the main plot the protagonist must go through. Computer work is particularly emphasized, requiring the player to perform tasks such as using facial composite software or figuring out murder patterns by studying a map. Like other Sierra adventures of the time, the game uses an icon-based interface for interaction with the environment.&lt;/story&gt; &lt;/game&gt;">
            <text:p>&lt;game name="pq3"&gt; &lt;year&gt;1991&lt;/year&gt; &lt;rating&gt;ESRB - T (Teen)&lt;/rating&gt; &lt;title&gt;Police Quest 3 - The Kindred &lt;/title&gt; &lt;pub&gt;Sierra On-Line, Inc.&lt;/pub&gt; &lt;dev&gt;Sierra On-Line, Inc.&lt;/dev&gt; &lt;genre&gt;Adventure&lt;/genre&gt; &lt;score&gt;3.8&lt;/score&gt; &lt;player&gt;1 Player&lt;/player&gt; &lt;story&gt;Sonny Bonds, the sergeant of Lytton police department, thought he could finally enjoy peaceful life with his wife Marie after the drug lord Jessie Bains has been put away for good. However, a series of gruesome murders perpetrated by a sinister cult known as "The Kindred" shocks the city. Marie becomes a victim of their attack and falls into a coma. It becomes Sonny's very personal mission to track down the attackers and make them pay for their crimes. <text:s/>The Kindred is the third installment of the Police Quest series, its events taking place after those described in The Vengeance. The game brings back some of the elements of the first game, such as a modified version of driving sequences and police procedures unrelated to the main plot the protagonist must go through. Computer work is particularly emphasized, requiring the player to perform tasks such as using facial composite software or figuring out murder patterns by studying a map. Like other Sierra adventures of the time, the game uses an icon-based interface for interaction with the environment.&lt;/story&gt; &lt;/game&gt;</text:p>
          </table:table-cell>
          <table:table-cell table:number-columns-repeated="1012"/>
        </table:table-row>
        <table:table-row table:style-name="ro1">
          <table:table-cell office:value-type="string">
            <text:p>activity-win</text:p>
          </table:table-cell>
          <table:table-cell office:value-type="string">
            <text:p>1993</text:p>
          </table:table-cell>
          <table:table-cell office:value-type="string">
            <text:p>ESRB - EC (Early Childhood)</text:p>
          </table:table-cell>
          <table:table-cell office:value-type="string">
            <text:p>Putt-Putt and Fatty Bear's Activity Pack </text:p>
          </table:table-cell>
          <table:table-cell table:number-columns-repeated="2" office:value-type="string">
            <text:p>Humongous Entertainment, Inc.</text:p>
          </table:table-cell>
          <table:table-cell office:value-type="string">
            <text:p>Educational</text:p>
          </table:table-cell>
          <table:table-cell office:value-type="string">
            <text:p>4.2</text:p>
          </table:table-cell>
          <table:table-cell office:value-type="string">
            <text:p>1 Player</text:p>
          </table:table-cell>
          <table:table-cell office:value-type="string">
            <text:p>Putt-Putt &amp; Fatty Bear's Activity Pack contains 15 different games and activities for kids 3-8. This is a compilation of Putt-Putt's Fun Pack and Fatty Bear's Fun Pack, along with four new games. Most of the games are played against either Putt-Putt or Fatty Bear. Some games are traditional, such as Tic-Tac-Toe, Checkers, Reversi, or the card game Go Fish. <text:s/>Others are renamed versions of popular games. "Remember!" is basically Concentration, a memory game. "The Cheese King" is Hangman, while the "On-Ramps &amp; Off Ramps" is the board game chutes &amp; ladders. "Word Hunt!" is the device in puzzle books where you find words in letter grids. In "Guess It!", you use logic to figure out which fruits are used and which locations they've been placed in. "Lines &amp; Boxes" is another logic game, making boxes by drawing lines between a grid of dots.Finally, Tangrams is a spatial recognition game, fitting pieces into different shapes. Most of these games have multiple difficulty levels. Although designed for children 3-8, many of the games should give even parents the occasional run-for-the-money at the Hardest level. <text:s/>Finally, there are four games just for fun: In "Circus Stormin'" - a side-scrolling arcade game - you control Putt-Putt up and down, moving him around obstacles and having him pick up balloons. There's also a sliding tiles (logic puzzle) game with slightly varying images, and a Pachinko pinball where you can create your own 'field' of 6x11 bumpers and the balls make amusing sounds when they hit. There's also a 35-page in-game coloring coloring book with 16 mixable palette slots. </text:p>
          </table:table-cell>
          <table:table-cell table:style-name="Default"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activity-win&quot;&gt; &lt;year&gt;1993&lt;/year&gt; &lt;rating&gt;ESRB - EC (Early Childhood)&lt;/rating&gt; &lt;title&gt;Putt-Putt and Fatty Bear's Activity Pack &lt;/title&gt; &lt;pub&gt;Humongous Entertainment, Inc.&lt;/pub&gt; &lt;dev&gt;Humongous Entertainment, Inc.&lt;/dev&gt; &lt;genre&gt;Educational&lt;/genre&gt; &lt;score&gt;4.2&lt;/score&gt; &lt;player&gt;1 Player&lt;/player&gt; &lt;story&gt;Putt-Putt &amp; Fatty Bear's Activity Pack contains 15 different games and activities for kids 3-8. This is a compilation of Putt-Putt's Fun Pack and Fatty Bear's Fun Pack, along with four new games. Most of the games are played against either Putt-Putt or Fatty Bear. Some games are traditional, such as Tic-Tac-Toe, Checkers, Reversi, or the card game Go Fish.  Others are renamed versions of popular games. &quot;Remember!&quot; is basically Concentration, a memory game. &quot;The Cheese King&quot; is Hangman, while the &quot;On-Ramps &amp; Off Ramps&quot; is the board game chutes &amp; ladders. &quot;Word Hunt!&quot; is the device in puzzle books where you find words in letter grids. In &quot;Guess It!&quot;, you use logic to figure out which fruits are used and which locations they've been placed in. &quot;Lines &amp; Boxes&quot; is another logic game, making boxes by drawing lines between a grid of dots.Finally, Tangrams is a spatial recognition game, fitting pieces into different shapes. Most of these games have multiple difficulty levels. Although designed for children 3-8, many of the games should give even parents the occasional run-for-the-money at the Hardest level.  Finally, there are four games just for fun: In &quot;Circus Stormin'&quot; - a side-scrolling arcade game - you control Putt-Putt up and down, moving him around obstacles and having him pick up balloons. There's also a sliding tiles (logic puzzle) game with slightly varying images, and a Pachinko pinball where you can create your own 'field' of 6x11 bumpers and the balls make amusing sounds when they hit. There's also a 35-page in-game coloring coloring book with 16 mixable palette slots. &lt;/story&gt; &lt;/game&gt;">
            <text:p>&lt;game name="activity-win"&gt; &lt;year&gt;1993&lt;/year&gt; &lt;rating&gt;ESRB - EC (Early Childhood)&lt;/rating&gt; &lt;title&gt;Putt-Putt and Fatty Bear's Activity Pack &lt;/title&gt; &lt;pub&gt;Humongous Entertainment, Inc.&lt;/pub&gt; &lt;dev&gt;Humongous Entertainment, Inc.&lt;/dev&gt; &lt;genre&gt;Educational&lt;/genre&gt; &lt;score&gt;4.2&lt;/score&gt; &lt;player&gt;1 Player&lt;/player&gt; &lt;story&gt;Putt-Putt &amp; Fatty Bear's Activity Pack contains 15 different games and activities for kids 3-8. This is a compilation of Putt-Putt's Fun Pack and Fatty Bear's Fun Pack, along with four new games. Most of the games are played against either Putt-Putt or Fatty Bear. Some games are traditional, such as Tic-Tac-Toe, Checkers, Reversi, or the card game Go Fish. <text:s/>Others are renamed versions of popular games. "Remember!" is basically Concentration, a memory game. "The Cheese King" is Hangman, while the "On-Ramps &amp; Off Ramps" is the board game chutes &amp; ladders. "Word Hunt!" is the device in puzzle books where you find words in letter grids. In "Guess It!", you use logic to figure out which fruits are used and which locations they've been placed in. "Lines &amp; Boxes" is another logic game, making boxes by drawing lines between a grid of dots.Finally, Tangrams is a spatial recognition game, fitting pieces into different shapes. Most of these games have multiple difficulty levels. Although designed for children 3-8, many of the games should give even parents the occasional run-for-the-money at the Hardest level. <text:s/>Finally, there are four games just for fun: In "Circus Stormin'" - a side-scrolling arcade game - you control Putt-Putt up and down, moving him around obstacles and having him pick up balloons. There's also a sliding tiles (logic puzzle) game with slightly varying images, and a Pachinko pinball where you can create your own 'field' of 6x11 bumpers and the balls make amusing sounds when they hit. There's also a 35-page in-game coloring coloring book with 16 mixable palette slots. &lt;/story&gt; &lt;/game&gt;</text:p>
          </table:table-cell>
          <table:table-cell table:number-columns-repeated="1012"/>
        </table:table-row>
        <table:table-row table:style-name="ro1">
          <table:table-cell office:value-type="string">
            <text:p>balloon</text:p>
          </table:table-cell>
          <table:table-cell office:value-type="string">
            <text:p>1999</text:p>
          </table:table-cell>
          <table:table-cell office:value-type="string">
            <text:p>ESRB - EC (Early Childhood)</text:p>
          </table:table-cell>
          <table:table-cell office:value-type="string">
            <text:p>Putt-Putt and Pep's Balloon-O-Rama </text:p>
          </table:table-cell>
          <table:table-cell table:number-columns-repeated="2" office:value-type="string">
            <text:p>Humongous Entertainment, Inc.</text:p>
          </table:table-cell>
          <table:table-cell office:value-type="string">
            <text:p>Action</text:p>
          </table:table-cell>
          <table:table-cell office:value-type="string">
            <text:p>4.2</text:p>
          </table:table-cell>
          <table:table-cell office:value-type="string">
            <text:p>1 Player</text:p>
          </table:table-cell>
          <table:table-cell office:value-type="string">
            <text:p>The game starts with Putt-Putt (the purple car) and Pep (his brown puppy) driving on to the screen with a bunch of balloons in peps mouth. Putt-putt tells his companion to hold on to the balloons tightly, which Pep immediately lets go of by barking. <text:s/>In the rest of the game, the player progresses through different levels popping the balloons which seem to have multiplied hundreds of times. Using the mouse, move Putt-putt across the screen, bouncing Pep on the seats or dashboard. Different balloons are introduced during the game including candy balloons which gives the player 50 points for each piece of candy caught, paint-bucket balloons which change the player's color depending on the balloon, and question mark balloons which gives the player a power-up such as Fireman Pep. The game also has a level builder.</text:p>
          </table:table-cell>
          <table:table-cell table:style-name="Default"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balloon&quot;&gt; &lt;year&gt;1999&lt;/year&gt; &lt;rating&gt;ESRB - EC (Early Childhood)&lt;/rating&gt; &lt;title&gt;Putt-Putt and Pep's Balloon-O-Rama &lt;/title&gt; &lt;pub&gt;Humongous Entertainment, Inc.&lt;/pub&gt; &lt;dev&gt;Humongous Entertainment, Inc.&lt;/dev&gt; &lt;genre&gt;Action&lt;/genre&gt; &lt;score&gt;4.2&lt;/score&gt; &lt;player&gt;1 Player&lt;/player&gt; &lt;story&gt;The game starts with Putt-Putt (the purple car) and Pep (his brown puppy) driving on to the screen with a bunch of balloons in peps mouth. Putt-putt tells his companion to hold on to the balloons tightly, which Pep immediately lets go of by barking.  In the rest of the game, the player progresses through different levels popping the balloons which seem to have multiplied hundreds of times. Using the mouse, move Putt-putt across the screen, bouncing Pep on the seats or dashboard. Different balloons are introduced during the game including candy balloons which gives the player 50 points for each piece of candy caught, paint-bucket balloons which change the player's color depending on the balloon, and question mark balloons which gives the player a power-up such as Fireman Pep. The game also has a level builder.&lt;/story&gt; &lt;/game&gt;">
            <text:p>&lt;game name="balloon"&gt; &lt;year&gt;1999&lt;/year&gt; &lt;rating&gt;ESRB - EC (Early Childhood)&lt;/rating&gt; &lt;title&gt;Putt-Putt and Pep's Balloon-O-Rama &lt;/title&gt; &lt;pub&gt;Humongous Entertainment, Inc.&lt;/pub&gt; &lt;dev&gt;Humongous Entertainment, Inc.&lt;/dev&gt; &lt;genre&gt;Action&lt;/genre&gt; &lt;score&gt;4.2&lt;/score&gt; &lt;player&gt;1 Player&lt;/player&gt; &lt;story&gt;The game starts with Putt-Putt (the purple car) and Pep (his brown puppy) driving on to the screen with a bunch of balloons in peps mouth. Putt-putt tells his companion to hold on to the balloons tightly, which Pep immediately lets go of by barking. <text:s/>In the rest of the game, the player progresses through different levels popping the balloons which seem to have multiplied hundreds of times. Using the mouse, move Putt-putt across the screen, bouncing Pep on the seats or dashboard. Different balloons are introduced during the game including candy balloons which gives the player 50 points for each piece of candy caught, paint-bucket balloons which change the player's color depending on the balloon, and question mark balloons which gives the player a power-up such as Fireman Pep. The game also has a level builder.&lt;/story&gt; &lt;/game&gt;</text:p>
          </table:table-cell>
          <table:table-cell table:number-columns-repeated="1012"/>
        </table:table-row>
        <table:table-row table:style-name="ro1">
          <table:table-cell office:value-type="string">
            <text:p>dog-win</text:p>
          </table:table-cell>
          <table:table-cell office:value-type="string">
            <text:p>1999</text:p>
          </table:table-cell>
          <table:table-cell office:value-type="string">
            <text:p>ESRB - EC (Early Childhood)</text:p>
          </table:table-cell>
          <table:table-cell office:value-type="string">
            <text:p>Putt-Putt and Pep's Dog on a Stick </text:p>
          </table:table-cell>
          <table:table-cell table:number-columns-repeated="2" office:value-type="string">
            <text:p>Humongous Entertainment, Inc.</text:p>
          </table:table-cell>
          <table:table-cell office:value-type="string">
            <text:p>Action</text:p>
          </table:table-cell>
          <table:table-cell office:value-type="string">
            <text:p>3.7</text:p>
          </table:table-cell>
          <table:table-cell office:value-type="string">
            <text:p>1 Player</text:p>
          </table:table-cell>
          <table:table-cell office:value-type="string">
            <text:p>You guide Pep on a pogo stick through a 3d maze, avoiding hazards like oil spills and traps. The dog collects bones, ice cream cones and candy to gain points. As the game progresses, trampolines appear, changing the path of Pep. The game was designed a junior arcade for 3-8 years old. </text:p>
          </table:table-cell>
          <table:table-cell table:style-name="Default"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dog-win&quot;&gt; &lt;year&gt;1999&lt;/year&gt; &lt;rating&gt;ESRB - EC (Early Childhood)&lt;/rating&gt; &lt;title&gt;Putt-Putt and Pep's Dog on a Stick &lt;/title&gt; &lt;pub&gt;Humongous Entertainment, Inc.&lt;/pub&gt; &lt;dev&gt;Humongous Entertainment, Inc.&lt;/dev&gt; &lt;genre&gt;Action&lt;/genre&gt; &lt;score&gt;3.7&lt;/score&gt; &lt;player&gt;1 Player&lt;/player&gt; &lt;story&gt;You guide Pep on a pogo stick through a 3d maze, avoiding hazards like oil spills and traps. The dog collects bones, ice cream cones and candy to gain points. As the game progresses, trampolines appear, changing the path of Pep. The game was designed a junior arcade for 3-8 years old. &lt;/story&gt; &lt;/game&gt;">
            <text:p>&lt;game name="dog-win"&gt; &lt;year&gt;1999&lt;/year&gt; &lt;rating&gt;ESRB - EC (Early Childhood)&lt;/rating&gt; &lt;title&gt;Putt-Putt and Pep's Dog on a Stick &lt;/title&gt; &lt;pub&gt;Humongous Entertainment, Inc.&lt;/pub&gt; &lt;dev&gt;Humongous Entertainment, Inc.&lt;/dev&gt; &lt;genre&gt;Action&lt;/genre&gt; &lt;score&gt;3.7&lt;/score&gt; &lt;player&gt;1 Player&lt;/player&gt; &lt;story&gt;You guide Pep on a pogo stick through a 3d maze, avoiding hazards like oil spills and traps. The dog collects bones, ice cream cones and candy to gain points. As the game progresses, trampolines appear, changing the path of Pep. The game was designed a junior arcade for 3-8 years old. &lt;/story&gt; &lt;/game&gt;</text:p>
          </table:table-cell>
          <table:table-cell table:number-columns-repeated="1012"/>
        </table:table-row>
        <table:table-row table:style-name="ro1">
          <table:table-cell office:value-type="string">
            <text:p>puttrace-us</text:p>
          </table:table-cell>
          <table:table-cell office:value-type="string">
            <text:p>1999</text:p>
          </table:table-cell>
          <table:table-cell office:value-type="string">
            <text:p>ESRB - EC (Early Childhood)</text:p>
          </table:table-cell>
          <table:table-cell office:value-type="string">
            <text:p>Putt-Putt Enters the Race </text:p>
          </table:table-cell>
          <table:table-cell table:number-columns-repeated="2" office:value-type="string">
            <text:p>Humongous Entertainment, Inc.</text:p>
          </table:table-cell>
          <table:table-cell office:value-type="string">
            <text:p>Educational</text:p>
          </table:table-cell>
          <table:table-cell office:value-type="string">
            <text:p>3.7</text:p>
          </table:table-cell>
          <table:table-cell office:value-type="string">
            <text:p>1 Player</text:p>
          </table:table-cell>
          <table:table-cell office:value-type="string">
            <text:p>That lovable little car, Putt-Putt and his dog Pep must gather various items including fuel and a flag before they can enter the Cartown 500. There are plenty of old friends as well as some fun new characters to give Putt-Putt a helping hand.</text:p>
          </table:table-cell>
          <table:table-cell table:style-name="Default"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puttrace-us&quot;&gt; &lt;year&gt;1999&lt;/year&gt; &lt;rating&gt;ESRB - EC (Early Childhood)&lt;/rating&gt; &lt;title&gt;Putt-Putt Enters the Race &lt;/title&gt; &lt;pub&gt;Humongous Entertainment, Inc.&lt;/pub&gt; &lt;dev&gt;Humongous Entertainment, Inc.&lt;/dev&gt; &lt;genre&gt;Educational&lt;/genre&gt; &lt;score&gt;3.7&lt;/score&gt; &lt;player&gt;1 Player&lt;/player&gt; &lt;story&gt;That lovable little car, Putt-Putt and his dog Pep must gather various items including fuel and a flag before they can enter the Cartown 500. There are plenty of old friends as well as some fun new characters to give Putt-Putt a helping hand.&lt;/story&gt; &lt;/game&gt;">
            <text:p>&lt;game name="puttrace-us"&gt; &lt;year&gt;1999&lt;/year&gt; &lt;rating&gt;ESRB - EC (Early Childhood)&lt;/rating&gt; &lt;title&gt;Putt-Putt Enters the Race &lt;/title&gt; &lt;pub&gt;Humongous Entertainment, Inc.&lt;/pub&gt; &lt;dev&gt;Humongous Entertainment, Inc.&lt;/dev&gt; &lt;genre&gt;Educational&lt;/genre&gt; &lt;score&gt;3.7&lt;/score&gt; &lt;player&gt;1 Player&lt;/player&gt; &lt;story&gt;That lovable little car, Putt-Putt and his dog Pep must gather various items including fuel and a flag before they can enter the Cartown 500. There are plenty of old friends as well as some fun new characters to give Putt-Putt a helping hand.&lt;/story&gt; &lt;/game&gt;</text:p>
          </table:table-cell>
          <table:table-cell table:number-columns-repeated="1012"/>
        </table:table-row>
        <table:table-row table:style-name="ro1">
          <table:table-cell office:value-type="string">
            <text:p>puttmoon-win</text:p>
          </table:table-cell>
          <table:table-cell office:value-type="string">
            <text:p>1993</text:p>
          </table:table-cell>
          <table:table-cell office:value-type="string">
            <text:p>ESRB - EC (Early Childhood)</text:p>
          </table:table-cell>
          <table:table-cell office:value-type="string">
            <text:p>Putt-Putt Goes to the Moon </text:p>
          </table:table-cell>
          <table:table-cell table:number-columns-repeated="2" office:value-type="string">
            <text:p>Humongous Entertainment, Inc.</text:p>
          </table:table-cell>
          <table:table-cell office:value-type="string">
            <text:p>Educational</text:p>
          </table:table-cell>
          <table:table-cell office:value-type="string">
            <text:p>4.2</text:p>
          </table:table-cell>
          <table:table-cell office:value-type="string">
            <text:p>1 Player</text:p>
          </table:table-cell>
          <table:table-cell office:value-type="string">
            <text:p>When Putt-Putt visits the fireworks factory, a slip of Pep's paw sends him rocketing to the moon. Once there, he must gather the pieces of a rocket ship to get himself and Pep back home to Earth.</text:p>
          </table:table-cell>
          <table:table-cell table:style-name="Default"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puttmoon-win&quot;&gt; &lt;year&gt;1993&lt;/year&gt; &lt;rating&gt;ESRB - EC (Early Childhood)&lt;/rating&gt; &lt;title&gt;Putt-Putt Goes to the Moon &lt;/title&gt; &lt;pub&gt;Humongous Entertainment, Inc.&lt;/pub&gt; &lt;dev&gt;Humongous Entertainment, Inc.&lt;/dev&gt; &lt;genre&gt;Educational&lt;/genre&gt; &lt;score&gt;4.2&lt;/score&gt; &lt;player&gt;1 Player&lt;/player&gt; &lt;story&gt;When Putt-Putt visits the fireworks factory, a slip of Pep's paw sends him rocketing to the moon. Once there, he must gather the pieces of a rocket ship to get himself and Pep back home to Earth.&lt;/story&gt; &lt;/game&gt;">
            <text:p>&lt;game name="puttmoon-win"&gt; &lt;year&gt;1993&lt;/year&gt; &lt;rating&gt;ESRB - EC (Early Childhood)&lt;/rating&gt; &lt;title&gt;Putt-Putt Goes to the Moon &lt;/title&gt; &lt;pub&gt;Humongous Entertainment, Inc.&lt;/pub&gt; &lt;dev&gt;Humongous Entertainment, Inc.&lt;/dev&gt; &lt;genre&gt;Educational&lt;/genre&gt; &lt;score&gt;4.2&lt;/score&gt; &lt;player&gt;1 Player&lt;/player&gt; &lt;story&gt;When Putt-Putt visits the fireworks factory, a slip of Pep's paw sends him rocketing to the moon. Once there, he must gather the pieces of a rocket ship to get himself and Pep back home to Earth.&lt;/story&gt; &lt;/game&gt;</text:p>
          </table:table-cell>
          <table:table-cell table:number-columns-repeated="1012"/>
        </table:table-row>
        <table:table-row table:style-name="ro1">
          <table:table-cell office:value-type="string">
            <text:p>puttcircus</text:p>
          </table:table-cell>
          <table:table-cell office:value-type="string">
            <text:p>2000</text:p>
          </table:table-cell>
          <table:table-cell office:value-type="string">
            <text:p>ESRB - EC (Early Childhood)</text:p>
          </table:table-cell>
          <table:table-cell office:value-type="string">
            <text:p>Putt-Putt Joins the Circus </text:p>
          </table:table-cell>
          <table:table-cell table:number-columns-repeated="2" office:value-type="string">
            <text:p>Humongous Entertainment, Inc.</text:p>
          </table:table-cell>
          <table:table-cell office:value-type="string">
            <text:p>Educational</text:p>
          </table:table-cell>
          <table:table-cell office:value-type="string">
            <text:p>3.8</text:p>
          </table:table-cell>
          <table:table-cell office:value-type="string">
            <text:p>1 Player</text:p>
          </table:table-cell>
          <table:table-cell office:value-type="string">
            <text:p>In this Junior Adventure for kids 3-8, the circus has arrived in Apple Valley and owner Mr. Sweeney has asked Putt-Putt to get his 5 circus acts ready. There's Ivan the Semi-Strong Van, who needs his special energy drink mixed up; there's the leaky pool that Francine the high diver needs fixed; there's Eunice the Unicycle who needs her umbrella for the high wire act. There's also other folks around, such as Phillipe the Flea, Bette Bandwagon, Katie Cannonball and the Flying Porkowskis to name a few. All can use some help. And there's plenty of locations to explore and things to click on. There's also 5 mini-games - Clown Table (the "Mr Potatohead" game), Magic Cards (concentration), the arcade game Peanut Gallery (tossing peanuts to cars moving across the screen), Pie Toss Arena (360 degrees of target practice tossing) and the arcady Titanic Trampoline, which is kind of a vertical (bouncing) scroller where Putt bounces up multiple screen levels, popping balloons for points. Some of the in-game puzzles vary each time you start a new game. The Help file includes info on getting past the puzzles, too. The game allows multiple saves, using pictures as well as text for preschoolers. </text:p>
          </table:table-cell>
          <table:table-cell table:style-name="Default"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puttcircus&quot;&gt; &lt;year&gt;2000&lt;/year&gt; &lt;rating&gt;ESRB - EC (Early Childhood)&lt;/rating&gt; &lt;title&gt;Putt-Putt Joins the Circus &lt;/title&gt; &lt;pub&gt;Humongous Entertainment, Inc.&lt;/pub&gt; &lt;dev&gt;Humongous Entertainment, Inc.&lt;/dev&gt; &lt;genre&gt;Educational&lt;/genre&gt; &lt;score&gt;3.8&lt;/score&gt; &lt;player&gt;1 Player&lt;/player&gt; &lt;story&gt;In this Junior Adventure for kids 3-8, the circus has arrived in Apple Valley and owner Mr. Sweeney has asked Putt-Putt to get his 5 circus acts ready. There's Ivan the Semi-Strong Van, who needs his special energy drink mixed up; there's the leaky pool that Francine the high diver needs fixed; there's Eunice the Unicycle who needs her umbrella for the high wire act. There's also other folks around, such as Phillipe the Flea, Bette Bandwagon, Katie Cannonball and the Flying Porkowskis to name a few. All can use some help. And there's plenty of locations to explore and things to click on. There's also 5 mini-games - Clown Table (the &quot;Mr Potatohead&quot; game), Magic Cards (concentration), the arcade game Peanut Gallery (tossing peanuts to cars moving across the screen), Pie Toss Arena (360 degrees of target practice tossing) and the arcady Titanic Trampoline, which is kind of a vertical (bouncing) scroller where Putt bounces up multiple screen levels, popping balloons for points. Some of the in-game puzzles vary each time you start a new game. The Help file includes info on getting past the puzzles, too. The game allows multiple saves, using pictures as well as text for preschoolers. &lt;/story&gt; &lt;/game&gt;">
            <text:p>&lt;game name="puttcircus"&gt; &lt;year&gt;2000&lt;/year&gt; &lt;rating&gt;ESRB - EC (Early Childhood)&lt;/rating&gt; &lt;title&gt;Putt-Putt Joins the Circus &lt;/title&gt; &lt;pub&gt;Humongous Entertainment, Inc.&lt;/pub&gt; &lt;dev&gt;Humongous Entertainment, Inc.&lt;/dev&gt; &lt;genre&gt;Educational&lt;/genre&gt; &lt;score&gt;3.8&lt;/score&gt; &lt;player&gt;1 Player&lt;/player&gt; &lt;story&gt;In this Junior Adventure for kids 3-8, the circus has arrived in Apple Valley and owner Mr. Sweeney has asked Putt-Putt to get his 5 circus acts ready. There's Ivan the Semi-Strong Van, who needs his special energy drink mixed up; there's the leaky pool that Francine the high diver needs fixed; there's Eunice the Unicycle who needs her umbrella for the high wire act. There's also other folks around, such as Phillipe the Flea, Bette Bandwagon, Katie Cannonball and the Flying Porkowskis to name a few. All can use some help. And there's plenty of locations to explore and things to click on. There's also 5 mini-games - Clown Table (the "Mr Potatohead" game), Magic Cards (concentration), the arcade game Peanut Gallery (tossing peanuts to cars moving across the screen), Pie Toss Arena (360 degrees of target practice tossing) and the arcady Titanic Trampoline, which is kind of a vertical (bouncing) scroller where Putt bounces up multiple screen levels, popping balloons for points. Some of the in-game puzzles vary each time you start a new game. The Help file includes info on getting past the puzzles, too. The game allows multiple saves, using pictures as well as text for preschoolers. &lt;/story&gt; &lt;/game&gt;</text:p>
          </table:table-cell>
          <table:table-cell table:number-columns-repeated="1012"/>
        </table:table-row>
        <table:table-row table:style-name="ro1">
          <table:table-cell office:value-type="string">
            <text:p>puttputt-win</text:p>
          </table:table-cell>
          <table:table-cell office:value-type="string">
            <text:p>1993</text:p>
          </table:table-cell>
          <table:table-cell office:value-type="string">
            <text:p>ESRB - EC (Early Childhood)</text:p>
          </table:table-cell>
          <table:table-cell office:value-type="string">
            <text:p>Putt-Putt Joins the Parade </text:p>
          </table:table-cell>
          <table:table-cell table:number-columns-repeated="2" office:value-type="string">
            <text:p>Humongous Entertainment, Inc.</text:p>
          </table:table-cell>
          <table:table-cell office:value-type="string">
            <text:p>Educational</text:p>
          </table:table-cell>
          <table:table-cell office:value-type="string">
            <text:p>3.9</text:p>
          </table:table-cell>
          <table:table-cell office:value-type="string">
            <text:p>1 Player</text:p>
          </table:table-cell>
          <table:table-cell office:value-type="string">
            <text:p>Putt-Putt, an adorable purple car, wants to join the Cartown Parade. But, first he must earn money for a carwash, find a balloon, and get a pet (Pep, the puppy). Children ages 3 to 8 have a great time delivering groceries and mowing lawns and learn good lessons like waiting for the green light before crossing the road. Each screen has a multitude of fun things to click on, as well.</text:p>
          </table:table-cell>
          <table:table-cell table:style-name="Default"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puttputt-win&quot;&gt; &lt;year&gt;1993&lt;/year&gt; &lt;rating&gt;ESRB - EC (Early Childhood)&lt;/rating&gt; &lt;title&gt;Putt-Putt Joins the Parade &lt;/title&gt; &lt;pub&gt;Humongous Entertainment, Inc.&lt;/pub&gt; &lt;dev&gt;Humongous Entertainment, Inc.&lt;/dev&gt; &lt;genre&gt;Educational&lt;/genre&gt; &lt;score&gt;3.9&lt;/score&gt; &lt;player&gt;1 Player&lt;/player&gt; &lt;story&gt;Putt-Putt, an adorable purple car, wants to join the Cartown Parade. But, first he must earn money for a carwash, find a balloon, and get a pet (Pep, the puppy). Children ages 3 to 8 have a great time delivering groceries and mowing lawns and learn good lessons like waiting for the green light before crossing the road. Each screen has a multitude of fun things to click on, as well.&lt;/story&gt; &lt;/game&gt;">
            <text:p>&lt;game name="puttputt-win"&gt; &lt;year&gt;1993&lt;/year&gt; &lt;rating&gt;ESRB - EC (Early Childhood)&lt;/rating&gt; &lt;title&gt;Putt-Putt Joins the Parade &lt;/title&gt; &lt;pub&gt;Humongous Entertainment, Inc.&lt;/pub&gt; &lt;dev&gt;Humongous Entertainment, Inc.&lt;/dev&gt; &lt;genre&gt;Educational&lt;/genre&gt; &lt;score&gt;3.9&lt;/score&gt; &lt;player&gt;1 Player&lt;/player&gt; &lt;story&gt;Putt-Putt, an adorable purple car, wants to join the Cartown Parade. But, first he must earn money for a carwash, find a balloon, and get a pet (Pep, the puppy). Children ages 3 to 8 have a great time delivering groceries and mowing lawns and learn good lessons like waiting for the green light before crossing the road. Each screen has a multitude of fun things to click on, as well.&lt;/story&gt; &lt;/game&gt;</text:p>
          </table:table-cell>
          <table:table-cell table:number-columns-repeated="1012"/>
        </table:table-row>
        <table:table-row table:style-name="ro1">
          <table:table-cell office:value-type="string">
            <text:p>puttzoo-win</text:p>
          </table:table-cell>
          <table:table-cell office:value-type="string">
            <text:p>1995</text:p>
          </table:table-cell>
          <table:table-cell office:value-type="string">
            <text:p>ESRB - EC (Early Childhood)</text:p>
          </table:table-cell>
          <table:table-cell office:value-type="string">
            <text:p>Putt-Putt Saves the Zoo </text:p>
          </table:table-cell>
          <table:table-cell table:number-columns-repeated="2" office:value-type="string">
            <text:p>Humongous Entertainment, Inc.</text:p>
          </table:table-cell>
          <table:table-cell office:value-type="string">
            <text:p>Educational</text:p>
          </table:table-cell>
          <table:table-cell office:value-type="string">
            <text:p>3.7</text:p>
          </table:table-cell>
          <table:table-cell office:value-type="string">
            <text:p>1 Player</text:p>
          </table:table-cell>
          <table:table-cell office:value-type="string">
            <text:p>Putt-Putt and his faithful dog Pep have to help Outback Al find six missing baby animals before the new Cartown Zoo can open. Putt-Putt must search through Arctic Land, Jungle Land and Grasslands for the missing little ones. Once he finds them, he must use tools he finds along the way to help them get home to their parents. </text:p>
          </table:table-cell>
          <table:table-cell table:style-name="Default"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puttzoo-win&quot;&gt; &lt;year&gt;1995&lt;/year&gt; &lt;rating&gt;ESRB - EC (Early Childhood)&lt;/rating&gt; &lt;title&gt;Putt-Putt Saves the Zoo &lt;/title&gt; &lt;pub&gt;Humongous Entertainment, Inc.&lt;/pub&gt; &lt;dev&gt;Humongous Entertainment, Inc.&lt;/dev&gt; &lt;genre&gt;Educational&lt;/genre&gt; &lt;score&gt;3.7&lt;/score&gt; &lt;player&gt;1 Player&lt;/player&gt; &lt;story&gt;Putt-Putt and his faithful dog Pep have to help Outback Al find six missing baby animals before the new Cartown Zoo can open. Putt-Putt must search through Arctic Land, Jungle Land and Grasslands for the missing little ones. Once he finds them, he must use tools he finds along the way to help them get home to their parents. &lt;/story&gt; &lt;/game&gt;">
            <text:p>&lt;game name="puttzoo-win"&gt; &lt;year&gt;1995&lt;/year&gt; &lt;rating&gt;ESRB - EC (Early Childhood)&lt;/rating&gt; &lt;title&gt;Putt-Putt Saves the Zoo &lt;/title&gt; &lt;pub&gt;Humongous Entertainment, Inc.&lt;/pub&gt; &lt;dev&gt;Humongous Entertainment, Inc.&lt;/dev&gt; &lt;genre&gt;Educational&lt;/genre&gt; &lt;score&gt;3.7&lt;/score&gt; &lt;player&gt;1 Player&lt;/player&gt; &lt;story&gt;Putt-Putt and his faithful dog Pep have to help Outback Al find six missing baby animals before the new Cartown Zoo can open. Putt-Putt must search through Arctic Land, Jungle Land and Grasslands for the missing little ones. Once he finds them, he must use tools he finds along the way to help them get home to their parents. &lt;/story&gt; &lt;/game&gt;</text:p>
          </table:table-cell>
          <table:table-cell table:number-columns-repeated="1012"/>
        </table:table-row>
        <table:table-row table:style-name="ro1">
          <table:table-cell office:value-type="string">
            <text:p>PuttTime-win</text:p>
          </table:table-cell>
          <table:table-cell office:value-type="string">
            <text:p>1997</text:p>
          </table:table-cell>
          <table:table-cell office:value-type="string">
            <text:p>ESRB - EC (Early Childhood)</text:p>
          </table:table-cell>
          <table:table-cell office:value-type="string">
            <text:p>Putt-Putt Travels Through Time </text:p>
          </table:table-cell>
          <table:table-cell table:number-columns-repeated="2" office:value-type="string">
            <text:p>Humongous Entertainment, Inc.</text:p>
          </table:table-cell>
          <table:table-cell office:value-type="string">
            <text:p>Educational</text:p>
          </table:table-cell>
          <table:table-cell office:value-type="string">
            <text:p>3.6</text:p>
          </table:table-cell>
          <table:table-cell office:value-type="string">
            <text:p>1 Player</text:p>
          </table:table-cell>
          <table:table-cell office:value-type="string">
            <text:p>Putt Putt goes to visit his friend Mr. Firebird and show him his new school supplies before Putt Putt goes to school. Putting a nickel into Mr. Firebirds time machine, turns the machine on sucking Pep and Putt Putt's school supplies into four dimensions of the past and the future. <text:s/>You and Putt Putt have to travel into the Time of the Dinosaurs, the Medieval times, the Wild West and the future, so Putt Putt can be reunited with his things. Along the way you must collect items that you will need to get your things back, meet some new friends and solve difficult puzzles. Some friends you will meet are Mr. Brachiosaurus, Silverado Sam, King Chariot and Darien the librarian and some needed items are a stone bowl, fire wood, a rope and some custom made pet food.</text:p>
          </table:table-cell>
          <table:table-cell table:style-name="Default"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PuttTime-win&quot;&gt; &lt;year&gt;1997&lt;/year&gt; &lt;rating&gt;ESRB - EC (Early Childhood)&lt;/rating&gt; &lt;title&gt;Putt-Putt Travels Through Time &lt;/title&gt; &lt;pub&gt;Humongous Entertainment, Inc.&lt;/pub&gt; &lt;dev&gt;Humongous Entertainment, Inc.&lt;/dev&gt; &lt;genre&gt;Educational&lt;/genre&gt; &lt;score&gt;3.6&lt;/score&gt; &lt;player&gt;1 Player&lt;/player&gt; &lt;story&gt;Putt Putt goes to visit his friend Mr. Firebird and show him his new school supplies before Putt Putt goes to school. Putting a nickel into Mr. Firebirds time machine, turns the machine on sucking Pep and Putt Putt's school supplies into four dimensions of the past and the future.  You and Putt Putt have to travel into the Time of the Dinosaurs, the Medieval times, the Wild West and the future, so Putt Putt can be reunited with his things. Along the way you must collect items that you will need to get your things back, meet some new friends and solve difficult puzzles. Some friends you will meet are Mr. Brachiosaurus, Silverado Sam, King Chariot and Darien the librarian and some needed items are a stone bowl, fire wood, a rope and some custom made pet food.&lt;/story&gt; &lt;/game&gt;">
            <text:p>&lt;game name="PuttTime-win"&gt; &lt;year&gt;1997&lt;/year&gt; &lt;rating&gt;ESRB - EC (Early Childhood)&lt;/rating&gt; &lt;title&gt;Putt-Putt Travels Through Time &lt;/title&gt; &lt;pub&gt;Humongous Entertainment, Inc.&lt;/pub&gt; &lt;dev&gt;Humongous Entertainment, Inc.&lt;/dev&gt; &lt;genre&gt;Educational&lt;/genre&gt; &lt;score&gt;3.6&lt;/score&gt; &lt;player&gt;1 Player&lt;/player&gt; &lt;story&gt;Putt Putt goes to visit his friend Mr. Firebird and show him his new school supplies before Putt Putt goes to school. Putting a nickel into Mr. Firebirds time machine, turns the machine on sucking Pep and Putt Putt's school supplies into four dimensions of the past and the future. <text:s/>You and Putt Putt have to travel into the Time of the Dinosaurs, the Medieval times, the Wild West and the future, so Putt Putt can be reunited with his things. Along the way you must collect items that you will need to get your things back, meet some new friends and solve difficult puzzles. Some friends you will meet are Mr. Brachiosaurus, Silverado Sam, King Chariot and Darien the librarian and some needed items are a stone bowl, fire wood, a rope and some custom made pet food.&lt;/story&gt; &lt;/game&gt;</text:p>
          </table:table-cell>
          <table:table-cell table:number-columns-repeated="1012"/>
        </table:table-row>
        <table:table-row table:style-name="ro1">
          <table:table-cell office:value-type="string">
            <text:p>funpack</text:p>
          </table:table-cell>
          <table:table-cell office:value-type="string">
            <text:p>1993</text:p>
          </table:table-cell>
          <table:table-cell office:value-type="string">
            <text:p>ESRB - EC (Early Childhood)</text:p>
          </table:table-cell>
          <table:table-cell office:value-type="string">
            <text:p>Putt-Putt's Fun Pack </text:p>
          </table:table-cell>
          <table:table-cell table:number-columns-repeated="2" office:value-type="string">
            <text:p>Humongous Entertainment, Inc.</text:p>
          </table:table-cell>
          <table:table-cell office:value-type="string">
            <text:p>Educational</text:p>
          </table:table-cell>
          <table:table-cell office:value-type="string">
            <text:p>3.9</text:p>
          </table:table-cell>
          <table:table-cell office:value-type="string">
            <text:p>1 Player</text:p>
          </table:table-cell>
          <table:table-cell office:value-type="string">
            <text:p>A collection of thinking games inspired from the existing Putt-Putt games, including checkers, pinball, and tic-tac-toe. Intended as non-violent rainy-day fun for youngsters.</text:p>
          </table:table-cell>
          <table:table-cell table:style-name="Default"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funpack&quot;&gt; &lt;year&gt;1993&lt;/year&gt; &lt;rating&gt;ESRB - EC (Early Childhood)&lt;/rating&gt; &lt;title&gt;Putt-Putt's Fun Pack &lt;/title&gt; &lt;pub&gt;Humongous Entertainment, Inc.&lt;/pub&gt; &lt;dev&gt;Humongous Entertainment, Inc.&lt;/dev&gt; &lt;genre&gt;Educational&lt;/genre&gt; &lt;score&gt;3.9&lt;/score&gt; &lt;player&gt;1 Player&lt;/player&gt; &lt;story&gt;A collection of thinking games inspired from the existing Putt-Putt games, including checkers, pinball, and tic-tac-toe. Intended as non-violent rainy-day fun for youngsters.&lt;/story&gt; &lt;/game&gt;">
            <text:p>&lt;game name="funpack"&gt; &lt;year&gt;1993&lt;/year&gt; &lt;rating&gt;ESRB - EC (Early Childhood)&lt;/rating&gt; &lt;title&gt;Putt-Putt's Fun Pack &lt;/title&gt; &lt;pub&gt;Humongous Entertainment, Inc.&lt;/pub&gt; &lt;dev&gt;Humongous Entertainment, Inc.&lt;/dev&gt; &lt;genre&gt;Educational&lt;/genre&gt; &lt;score&gt;3.9&lt;/score&gt; &lt;player&gt;1 Player&lt;/player&gt; &lt;story&gt;A collection of thinking games inspired from the existing Putt-Putt games, including checkers, pinball, and tic-tac-toe. Intended as non-violent rainy-day fun for youngsters.&lt;/story&gt; &lt;/game&gt;</text:p>
          </table:table-cell>
          <table:table-cell table:number-columns-repeated="1012"/>
        </table:table-row>
        <table:table-row table:style-name="ro1">
          <table:table-cell office:value-type="string">
            <text:p>qfg1vga</text:p>
          </table:table-cell>
          <table:table-cell office:value-type="string">
            <text:p>1989</text:p>
          </table:table-cell>
          <table:table-cell office:value-type="string">
            <text:p>ESRB - E (Everyone)</text:p>
          </table:table-cell>
          <table:table-cell office:value-type="string">
            <text:p>Quest for Glory 1 - So You Want to be a Hero [VGA Remake]</text:p>
          </table:table-cell>
          <table:table-cell table:number-columns-repeated="2" office:value-type="string">
            <text:p>Sierra On-Line, Inc.</text:p>
          </table:table-cell>
          <table:table-cell office:value-type="string">
            <text:p>Adventure</text:p>
          </table:table-cell>
          <table:table-cell office:value-type="string">
            <text:p>4.1</text:p>
          </table:table-cell>
          <table:table-cell office:value-type="string">
            <text:p>1 Player</text:p>
          </table:table-cell>
          <table:table-cell office:value-type="string">
            <text:p>Quest for Glory I: So You Want To Be A Hero is a remake of Hero's Quest: So You Want To Be A Hero. <text:s/>The remake features 256-color VGA graphics. Locations have been re-drawn, and character portraits appear during conversations. This version also has an icon-based interface instead of the text input of the original, very similar to the one used by Sierra for their adventure titles. The player selects dialogue choices from a dialogue menu, as opposed to typing in conversation topics in the earlier release. A few changes have been made to the dialogue, adding (or altering) some of the easter eggs and references to other games. <text:s/>Combat now features clay models for the enemies and stop-motion animation. The perspective has been switched to an over-the-shoulder view farther away from the player. Battle commands (two types of attacks, parry, and dodge) are displayed as icons on a shield in the corner of the screen. The player can switch to the spell menu at any time, and also click the middle of the screen to escape from combat.</text:p>
          </table:table-cell>
          <table:table-cell table:style-name="Default"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qfg1vga&quot;&gt; &lt;year&gt;1989&lt;/year&gt; &lt;rating&gt;ESRB - E (Everyone)&lt;/rating&gt; &lt;title&gt;Quest for Glory 1 - So You Want to be a Hero [VGA Remake]&lt;/title&gt; &lt;pub&gt;Sierra On-Line, Inc.&lt;/pub&gt; &lt;dev&gt;Sierra On-Line, Inc.&lt;/dev&gt; &lt;genre&gt;Adventure&lt;/genre&gt; &lt;score&gt;4.1&lt;/score&gt; &lt;player&gt;1 Player&lt;/player&gt; &lt;story&gt;Quest for Glory I: So You Want To Be A Hero is a remake of Hero's Quest: So You Want To Be A Hero.  The remake features 256-color VGA graphics. Locations have been re-drawn, and character portraits appear during conversations. This version also has an icon-based interface instead of the text input of the original, very similar to the one used by Sierra for their adventure titles. The player selects dialogue choices from a dialogue menu, as opposed to typing in conversation topics in the earlier release. A few changes have been made to the dialogue, adding (or altering) some of the easter eggs and references to other games.  Combat now features clay models for the enemies and stop-motion animation. The perspective has been switched to an over-the-shoulder view farther away from the player. Battle commands (two types of attacks, parry, and dodge) are displayed as icons on a shield in the corner of the screen. The player can switch to the spell menu at any time, and also click the middle of the screen to escape from combat.&lt;/story&gt; &lt;/game&gt;">
            <text:p>&lt;game name="qfg1vga"&gt; &lt;year&gt;1989&lt;/year&gt; &lt;rating&gt;ESRB - E (Everyone)&lt;/rating&gt; &lt;title&gt;Quest for Glory 1 - So You Want to be a Hero [VGA Remake]&lt;/title&gt; &lt;pub&gt;Sierra On-Line, Inc.&lt;/pub&gt; &lt;dev&gt;Sierra On-Line, Inc.&lt;/dev&gt; &lt;genre&gt;Adventure&lt;/genre&gt; &lt;score&gt;4.1&lt;/score&gt; &lt;player&gt;1 Player&lt;/player&gt; &lt;story&gt;Quest for Glory I: So You Want To Be A Hero is a remake of Hero's Quest: So You Want To Be A Hero. <text:s/>The remake features 256-color VGA graphics. Locations have been re-drawn, and character portraits appear during conversations. This version also has an icon-based interface instead of the text input of the original, very similar to the one used by Sierra for their adventure titles. The player selects dialogue choices from a dialogue menu, as opposed to typing in conversation topics in the earlier release. A few changes have been made to the dialogue, adding (or altering) some of the easter eggs and references to other games. <text:s/>Combat now features clay models for the enemies and stop-motion animation. The perspective has been switched to an over-the-shoulder view farther away from the player. Battle commands (two types of attacks, parry, and dodge) are displayed as icons on a shield in the corner of the screen. The player can switch to the spell menu at any time, and also click the middle of the screen to escape from combat.&lt;/story&gt; &lt;/game&gt;</text:p>
          </table:table-cell>
          <table:table-cell table:number-columns-repeated="1012"/>
        </table:table-row>
        <table:table-row table:style-name="ro1">
          <table:table-cell office:value-type="string">
            <text:p>qfg2</text:p>
          </table:table-cell>
          <table:table-cell office:value-type="string">
            <text:p>1990</text:p>
          </table:table-cell>
          <table:table-cell office:value-type="string">
            <text:p>ESRB - E (Everyone)</text:p>
          </table:table-cell>
          <table:table-cell office:value-type="string">
            <text:p>Quest for Glory 2 - Trial by Fire </text:p>
          </table:table-cell>
          <table:table-cell table:number-columns-repeated="2" office:value-type="string">
            <text:p>Sierra On-Line, Inc.</text:p>
          </table:table-cell>
          <table:table-cell office:value-type="string">
            <text:p>Adventure</text:p>
          </table:table-cell>
          <table:table-cell office:value-type="string">
            <text:p>4.0</text:p>
          </table:table-cell>
          <table:table-cell office:value-type="string">
            <text:p>1 Player</text:p>
          </table:table-cell>
          <table:table-cell office:value-type="string">
            <text:p>Quest for Glory II: Trial by Fire is a remake of the earlier game game of the same name. It features 256-color VGA graphics (as opposed to the original's 16-color EGA) and an icon-based interface very similar to that of the third game. All the original locations, dialogues, and gameplay elements have been preserved. Though the interface is mouse-based, the player still has the options of choosing topics during conversations by typing them, along with selecting them from a menu. The remake features additional dialogue options and easter eggs connected to subsequent installments of the series. There is also an option to simplify the maze-like layout of the town Shapeir; the street names in the town are displayed when highlighted, allowing easier navigation. Combat preserves the available commands of the original version, adding the possibility of advancing and retreating on the battle screens. Another new feature is the option to set battles on auto, customizing the hero's actions.</text:p>
          </table:table-cell>
          <table:table-cell table:style-name="Default"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qfg2&quot;&gt; &lt;year&gt;1990&lt;/year&gt; &lt;rating&gt;ESRB - E (Everyone)&lt;/rating&gt; &lt;title&gt;Quest for Glory 2 - Trial by Fire &lt;/title&gt; &lt;pub&gt;Sierra On-Line, Inc.&lt;/pub&gt; &lt;dev&gt;Sierra On-Line, Inc.&lt;/dev&gt; &lt;genre&gt;Adventure&lt;/genre&gt; &lt;score&gt;4.0&lt;/score&gt; &lt;player&gt;1 Player&lt;/player&gt; &lt;story&gt;Quest for Glory II: Trial by Fire is a remake of the earlier game game of the same name. It features 256-color VGA graphics (as opposed to the original's 16-color EGA) and an icon-based interface very similar to that of the third game. All the original locations, dialogues, and gameplay elements have been preserved. Though the interface is mouse-based, the player still has the options of choosing topics during conversations by typing them, along with selecting them from a menu. The remake features additional dialogue options and easter eggs connected to subsequent installments of the series. There is also an option to simplify the maze-like layout of the town Shapeir; the street names in the town are displayed when highlighted, allowing easier navigation. Combat preserves the available commands of the original version, adding the possibility of advancing and retreating on the battle screens. Another new feature is the option to set battles on auto, customizing the hero's actions.&lt;/story&gt; &lt;/game&gt;">
            <text:p>&lt;game name="qfg2"&gt; &lt;year&gt;1990&lt;/year&gt; &lt;rating&gt;ESRB - E (Everyone)&lt;/rating&gt; &lt;title&gt;Quest for Glory 2 - Trial by Fire &lt;/title&gt; &lt;pub&gt;Sierra On-Line, Inc.&lt;/pub&gt; &lt;dev&gt;Sierra On-Line, Inc.&lt;/dev&gt; &lt;genre&gt;Adventure&lt;/genre&gt; &lt;score&gt;4.0&lt;/score&gt; &lt;player&gt;1 Player&lt;/player&gt; &lt;story&gt;Quest for Glory II: Trial by Fire is a remake of the earlier game game of the same name. It features 256-color VGA graphics (as opposed to the original's 16-color EGA) and an icon-based interface very similar to that of the third game. All the original locations, dialogues, and gameplay elements have been preserved. Though the interface is mouse-based, the player still has the options of choosing topics during conversations by typing them, along with selecting them from a menu. The remake features additional dialogue options and easter eggs connected to subsequent installments of the series. There is also an option to simplify the maze-like layout of the town Shapeir; the street names in the town are displayed when highlighted, allowing easier navigation. Combat preserves the available commands of the original version, adding the possibility of advancing and retreating on the battle screens. Another new feature is the option to set battles on auto, customizing the hero's actions.&lt;/story&gt; &lt;/game&gt;</text:p>
          </table:table-cell>
          <table:table-cell table:number-columns-repeated="1012"/>
        </table:table-row>
        <table:table-row table:style-name="ro1">
          <table:table-cell office:value-type="string">
            <text:p>qfg3</text:p>
          </table:table-cell>
          <table:table-cell office:value-type="string">
            <text:p>1992</text:p>
          </table:table-cell>
          <table:table-cell office:value-type="string">
            <text:p>ESRB - E (Everyone)</text:p>
          </table:table-cell>
          <table:table-cell office:value-type="string">
            <text:p>Quest for Glory 3 - The Wages of War </text:p>
          </table:table-cell>
          <table:table-cell table:number-columns-repeated="2" office:value-type="string">
            <text:p>Sierra On-Line, Inc.</text:p>
          </table:table-cell>
          <table:table-cell office:value-type="string">
            <text:p>Adventure</text:p>
          </table:table-cell>
          <table:table-cell office:value-type="string">
            <text:p>3.8</text:p>
          </table:table-cell>
          <table:table-cell office:value-type="string">
            <text:p>1 Player</text:p>
          </table:table-cell>
          <table:table-cell office:value-type="string">
            <text:p>Wages of War is the third game in the Quest for Glory series. It is set in the Africa-like world of Tarna, where the hero travels with paladin Rakeesh, his new Liontaur friend he has met in the previous game. Shortly after his arrival, the hero learns about the conflict between the human Simbani tribe and the seemingly malevolent neighboring Leopardmen. It is now time for our hero to become a skillful diplomat and prevent an upcoming war between the two nations. The basic gameplay system is similar to that of the two preceding games. The game has an adventure-like structure and gameplay elements, including puzzles to solve, inventory items to use, and characters to talk to, as well as a role-playing system with combat and character development. As in the predecessors, the player character can be either a fighter, a thief, or a mage; in this installment, the paladin class is selectable from the beginning of the game (unlike the previous game, where the hero could only earn the title of a paladin during the course of the story). Saved characters from the previous game can be imported. <text:s/>Like in the earlier Quest for Glory games, the main character's parameters increase directly after battles or by repeatedly performing various actions. New to the series is an overworld map on which the hero travels between locations. Hostile encounters may occur randomly while traversing the map. Combat system is similar to the predecessors, with real-time battles where the player selects various offensive and defensive options. Graphics engine and interface in this installment are the same as in the remake of the first game: it has 256-color graphics and an icon-based interface which was used by Sierra for their contemporary adventure games.</text:p>
          </table:table-cell>
          <table:table-cell table:style-name="Default"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qfg3&quot;&gt; &lt;year&gt;1992&lt;/year&gt; &lt;rating&gt;ESRB - E (Everyone)&lt;/rating&gt; &lt;title&gt;Quest for Glory 3 - The Wages of War &lt;/title&gt; &lt;pub&gt;Sierra On-Line, Inc.&lt;/pub&gt; &lt;dev&gt;Sierra On-Line, Inc.&lt;/dev&gt; &lt;genre&gt;Adventure&lt;/genre&gt; &lt;score&gt;3.8&lt;/score&gt; &lt;player&gt;1 Player&lt;/player&gt; &lt;story&gt;Wages of War is the third game in the Quest for Glory series. It is set in the Africa-like world of Tarna, where the hero travels with paladin Rakeesh, his new Liontaur friend he has met in the previous game. Shortly after his arrival, the hero learns about the conflict between the human Simbani tribe and the seemingly malevolent neighboring Leopardmen. It is now time for our hero to become a skillful diplomat and prevent an upcoming war between the two nations. The basic gameplay system is similar to that of the two preceding games. The game has an adventure-like structure and gameplay elements, including puzzles to solve, inventory items to use, and characters to talk to, as well as a role-playing system with combat and character development. As in the predecessors, the player character can be either a fighter, a thief, or a mage; in this installment, the paladin class is selectable from the beginning of the game (unlike the previous game, where the hero could only earn the title of a paladin during the course of the story). Saved characters from the previous game can be imported.  Like in the earlier Quest for Glory games, the main character's parameters increase directly after battles or by repeatedly performing various actions. New to the series is an overworld map on which the hero travels between locations. Hostile encounters may occur randomly while traversing the map. Combat system is similar to the predecessors, with real-time battles where the player selects various offensive and defensive options. Graphics engine and interface in this installment are the same as in the remake of the first game: it has 256-color graphics and an icon-based interface which was used by Sierra for their contemporary adventure games.&lt;/story&gt; &lt;/game&gt;">
            <text:p>&lt;game name="qfg3"&gt; &lt;year&gt;1992&lt;/year&gt; &lt;rating&gt;ESRB - E (Everyone)&lt;/rating&gt; &lt;title&gt;Quest for Glory 3 - The Wages of War &lt;/title&gt; &lt;pub&gt;Sierra On-Line, Inc.&lt;/pub&gt; &lt;dev&gt;Sierra On-Line, Inc.&lt;/dev&gt; &lt;genre&gt;Adventure&lt;/genre&gt; &lt;score&gt;3.8&lt;/score&gt; &lt;player&gt;1 Player&lt;/player&gt; &lt;story&gt;Wages of War is the third game in the Quest for Glory series. It is set in the Africa-like world of Tarna, where the hero travels with paladin Rakeesh, his new Liontaur friend he has met in the previous game. Shortly after his arrival, the hero learns about the conflict between the human Simbani tribe and the seemingly malevolent neighboring Leopardmen. It is now time for our hero to become a skillful diplomat and prevent an upcoming war between the two nations. The basic gameplay system is similar to that of the two preceding games. The game has an adventure-like structure and gameplay elements, including puzzles to solve, inventory items to use, and characters to talk to, as well as a role-playing system with combat and character development. As in the predecessors, the player character can be either a fighter, a thief, or a mage; in this installment, the paladin class is selectable from the beginning of the game (unlike the previous game, where the hero could only earn the title of a paladin during the course of the story). Saved characters from the previous game can be imported. <text:s/>Like in the earlier Quest for Glory games, the main character's parameters increase directly after battles or by repeatedly performing various actions. New to the series is an overworld map on which the hero travels between locations. Hostile encounters may occur randomly while traversing the map. Combat system is similar to the predecessors, with real-time battles where the player selects various offensive and defensive options. Graphics engine and interface in this installment are the same as in the remake of the first game: it has 256-color graphics and an icon-based interface which was used by Sierra for their contemporary adventure games.&lt;/story&gt; &lt;/game&gt;</text:p>
          </table:table-cell>
          <table:table-cell table:number-columns-repeated="1012"/>
        </table:table-row>
        <table:table-row table:style-name="ro1">
          <table:table-cell office:value-type="string">
            <text:p>rtz-cd</text:p>
          </table:table-cell>
          <table:table-cell office:value-type="string">
            <text:p>1993</text:p>
          </table:table-cell>
          <table:table-cell office:value-type="string">
            <text:p>ESRB - T (Teen)</text:p>
          </table:table-cell>
          <table:table-cell office:value-type="string">
            <text:p>Return to Zork </text:p>
          </table:table-cell>
          <table:table-cell table:number-columns-repeated="2" office:value-type="string">
            <text:p>Activision, Inc.</text:p>
          </table:table-cell>
          <table:table-cell office:value-type="string">
            <text:p>Adventure</text:p>
          </table:table-cell>
          <table:table-cell office:value-type="string">
            <text:p>3.5</text:p>
          </table:table-cell>
          <table:table-cell office:value-type="string">
            <text:p>1 Player</text:p>
          </table:table-cell>
          <table:table-cell office:value-type="string">
            <text:p>You are standing behind the white house. There is something in the mailbox. A video message from a wizard informing you that you are the sweepstakes winner to the Valley of the Sparrows... right now, by magic flight. Upon arriving at this mysterious place however, not everything is as it should be. There's nobody to meet you and those who you do come across don't seem to have any knowledge about a sweepstakes. It looks like this is a private vacation and you'll need to find your own way through this land. <text:s/>Return to Zork is a first-person adventure game using live actors and video sequences. The game is similar to Myst in interface; the player is also able to rotate the viewpoint to discover new areas and uncover items that can be used or picked up. Various characters will be met along the way and spoken to via a system of dialog choices. The game allows the player to experiment with items in various ways, including discharging them; however, this often leads to "dead ends", rendering it impossible to complete the game.</text:p>
          </table:table-cell>
          <table:table-cell table:style-name="Default"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rtz-cd&quot;&gt; &lt;year&gt;1993&lt;/year&gt; &lt;rating&gt;ESRB - T (Teen)&lt;/rating&gt; &lt;title&gt;Return to Zork &lt;/title&gt; &lt;pub&gt;Activision, Inc.&lt;/pub&gt; &lt;dev&gt;Activision, Inc.&lt;/dev&gt; &lt;genre&gt;Adventure&lt;/genre&gt; &lt;score&gt;3.5&lt;/score&gt; &lt;player&gt;1 Player&lt;/player&gt; &lt;story&gt;You are standing behind the white house. There is something in the mailbox. A video message from a wizard informing you that you are the sweepstakes winner to the Valley of the Sparrows... right now, by magic flight. Upon arriving at this mysterious place however, not everything is as it should be. There's nobody to meet you and those who you do come across don't seem to have any knowledge about a sweepstakes. It looks like this is a private vacation and you'll need to find your own way through this land.  Return to Zork is a first-person adventure game using live actors and video sequences. The game is similar to Myst in interface; the player is also able to rotate the viewpoint to discover new areas and uncover items that can be used or picked up. Various characters will be met along the way and spoken to via a system of dialog choices. The game allows the player to experiment with items in various ways, including discharging them; however, this often leads to &quot;dead ends&quot;, rendering it impossible to complete the game.&lt;/story&gt; &lt;/game&gt;">
            <text:p>&lt;game name="rtz-cd"&gt; &lt;year&gt;1993&lt;/year&gt; &lt;rating&gt;ESRB - T (Teen)&lt;/rating&gt; &lt;title&gt;Return to Zork &lt;/title&gt; &lt;pub&gt;Activision, Inc.&lt;/pub&gt; &lt;dev&gt;Activision, Inc.&lt;/dev&gt; &lt;genre&gt;Adventure&lt;/genre&gt; &lt;score&gt;3.5&lt;/score&gt; &lt;player&gt;1 Player&lt;/player&gt; &lt;story&gt;You are standing behind the white house. There is something in the mailbox. A video message from a wizard informing you that you are the sweepstakes winner to the Valley of the Sparrows... right now, by magic flight. Upon arriving at this mysterious place however, not everything is as it should be. There's nobody to meet you and those who you do come across don't seem to have any knowledge about a sweepstakes. It looks like this is a private vacation and you'll need to find your own way through this land. <text:s/>Return to Zork is a first-person adventure game using live actors and video sequences. The game is similar to Myst in interface; the player is also able to rotate the viewpoint to discover new areas and uncover items that can be used or picked up. Various characters will be met along the way and spoken to via a system of dialog choices. The game allows the player to experiment with items in various ways, including discharging them; however, this often leads to "dead ends", rendering it impossible to complete the game.&lt;/story&gt; &lt;/game&gt;</text:p>
          </table:table-cell>
          <table:table-cell table:number-columns-repeated="1012"/>
        </table:table-row>
        <table:table-row table:style-name="ro1">
          <table:table-cell office:value-type="string">
            <text:p>ringworld-cd</text:p>
          </table:table-cell>
          <table:table-cell office:value-type="string">
            <text:p>1992</text:p>
          </table:table-cell>
          <table:table-cell office:value-type="string">
            <text:p>ESRB - E (Everyone)</text:p>
          </table:table-cell>
          <table:table-cell office:value-type="string">
            <text:p>Ringworld - Revenge of the Patriarch </text:p>
          </table:table-cell>
          <table:table-cell table:number-columns-repeated="2" office:value-type="string">
            <text:p>Tsunami Media, Inc.</text:p>
          </table:table-cell>
          <table:table-cell office:value-type="string">
            <text:p>Adventure</text:p>
          </table:table-cell>
          <table:table-cell office:value-type="string">
            <text:p>3.2</text:p>
          </table:table-cell>
          <table:table-cell office:value-type="string">
            <text:p>1 Player</text:p>
          </table:table-cell>
          <table:table-cell office:value-type="string">
            <text:p>A graphical adventure set in Larry Niven's "Known Space" universe. The centerpiece of the Known Space universe is the Ringworld, an artificially created planet that is actually an immense band orbiting a distant star (Halo borrows this idea for its setting). If you aren't familiar with Niven's series, go out and pick up any one of the dozens of Known Space books and you won't be far from having to track down all of them. <text:s/>In Revenge of the Patriarch, the player must travel to the Ringworld to uncover information which could prevent the alien Kzinti from starting another war with humanity. It follows the standard point and click formula for adventure games.</text:p>
          </table:table-cell>
          <table:table-cell table:style-name="Default"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ringworld-cd&quot;&gt; &lt;year&gt;1992&lt;/year&gt; &lt;rating&gt;ESRB - E (Everyone)&lt;/rating&gt; &lt;title&gt;Ringworld - Revenge of the Patriarch &lt;/title&gt; &lt;pub&gt;Tsunami Media, Inc.&lt;/pub&gt; &lt;dev&gt;Tsunami Media, Inc.&lt;/dev&gt; &lt;genre&gt;Adventure&lt;/genre&gt; &lt;score&gt;3.2&lt;/score&gt; &lt;player&gt;1 Player&lt;/player&gt; &lt;story&gt;A graphical adventure set in Larry Niven's &quot;Known Space&quot; universe. The centerpiece of the Known Space universe is the Ringworld, an artificially created planet that is actually an immense band orbiting a distant star (Halo borrows this idea for its setting). If you aren't familiar with Niven's series, go out and pick up any one of the dozens of Known Space books and you won't be far from having to track down all of them.  In Revenge of the Patriarch, the player must travel to the Ringworld to uncover information which could prevent the alien Kzinti from starting another war with humanity. It follows the standard point and click formula for adventure games.&lt;/story&gt; &lt;/game&gt;">
            <text:p>&lt;game name="ringworld-cd"&gt; &lt;year&gt;1992&lt;/year&gt; &lt;rating&gt;ESRB - E (Everyone)&lt;/rating&gt; &lt;title&gt;Ringworld - Revenge of the Patriarch &lt;/title&gt; &lt;pub&gt;Tsunami Media, Inc.&lt;/pub&gt; &lt;dev&gt;Tsunami Media, Inc.&lt;/dev&gt; &lt;genre&gt;Adventure&lt;/genre&gt; &lt;score&gt;3.2&lt;/score&gt; &lt;player&gt;1 Player&lt;/player&gt; &lt;story&gt;A graphical adventure set in Larry Niven's "Known Space" universe. The centerpiece of the Known Space universe is the Ringworld, an artificially created planet that is actually an immense band orbiting a distant star (Halo borrows this idea for its setting). If you aren't familiar with Niven's series, go out and pick up any one of the dozens of Known Space books and you won't be far from having to track down all of them. <text:s/>In Revenge of the Patriarch, the player must travel to the Ringworld to uncover information which could prevent the alien Kzinti from starting another war with humanity. It follows the standard point and click formula for adventure games.&lt;/story&gt; &lt;/game&gt;</text:p>
          </table:table-cell>
          <table:table-cell table:number-columns-repeated="1012"/>
        </table:table-row>
        <table:table-row table:style-name="ro1">
          <table:table-cell office:value-type="string">
            <text:p>rodney</text:p>
          </table:table-cell>
          <table:table-cell office:value-type="string">
            <text:p>1992</text:p>
          </table:table-cell>
          <table:table-cell office:value-type="string">
            <text:p>ESRB - EC (Early Childhood)</text:p>
          </table:table-cell>
          <table:table-cell office:value-type="string">
            <text:p>Rodney's Funscreen </text:p>
          </table:table-cell>
          <table:table-cell office:value-type="string">
            <text:p>Activision, Inc.</text:p>
          </table:table-cell>
          <table:table-cell office:value-type="string">
            <text:p>Art in the Box</text:p>
          </table:table-cell>
          <table:table-cell office:value-type="string">
            <text:p>Educational</text:p>
          </table:table-cell>
          <table:table-cell office:value-type="string">
            <text:p>3.8</text:p>
          </table:table-cell>
          <table:table-cell office:value-type="string">
            <text:p>1 Player</text:p>
          </table:table-cell>
          <table:table-cell office:value-type="string">
            <text:p>Rodney's Funscreen is an early children's game designed by Rodney Greenblat, later responsible for the art in the Parappa the Rapper series. The game has five activities that can be accessed directly from the main menu. The aim of these mini-games is to teach preschool kids how to use the computer. <text:s/>In Dinky's House, the child player has to click on the closed windows of the character's house, trying to find him behind the curtains. Clicking on the door icon shows the house interior, where clicking on furniture and other parts of the scenery shows an animation of Dinky doing something. <text:s/>In Guess-o-Matic, the player has to find the drawing displayed at the bottom, by clicking on a series of cards with question marks. <text:s/>In Barber Joe, the child can select from three head drawings of a boy called Joe, a girl named Jane and the dog Woof to paint over with the available drawing tools at the left side of the screen. <text:s/>In Alphabeeps, the kid has to click on the first letter from the name of the object, animal or thing shown at the top of the screen. As a reward and incentive for correct answers, an animated monster gets closer to an object, hopping across the screen until finally reaching and interacting with it. <text:s/>In Too Many Monsters, the top of the screen shows a group of monsters, and the child has to click on the corresponding number of them at the bottom.</text:p>
          </table:table-cell>
          <table:table-cell table:style-name="Default"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rodney&quot;&gt; &lt;year&gt;1992&lt;/year&gt; &lt;rating&gt;ESRB - EC (Early Childhood)&lt;/rating&gt; &lt;title&gt;Rodney's Funscreen &lt;/title&gt; &lt;pub&gt;Activision, Inc.&lt;/pub&gt; &lt;dev&gt;Art in the Box&lt;/dev&gt; &lt;genre&gt;Educational&lt;/genre&gt; &lt;score&gt;3.8&lt;/score&gt; &lt;player&gt;1 Player&lt;/player&gt; &lt;story&gt;Rodney's Funscreen is an early children's game designed by Rodney Greenblat, later responsible for the art in the Parappa the Rapper series. The game has five activities that can be accessed directly from the main menu. The aim of these mini-games is to teach preschool kids how to use the computer.  In Dinky's House, the child player has to click on the closed windows of the character's house, trying to find him behind the curtains. Clicking on the door icon shows the house interior, where clicking on furniture and other parts of the scenery shows an animation of Dinky doing something.  In Guess-o-Matic, the player has to find the drawing displayed at the bottom, by clicking on a series of cards with question marks.  In Barber Joe, the child can select from three head drawings of a boy called Joe, a girl named Jane and the dog Woof to paint over with the available drawing tools at the left side of the screen.  In Alphabeeps, the kid has to click on the first letter from the name of the object, animal or thing shown at the top of the screen. As a reward and incentive for correct answers, an animated monster gets closer to an object, hopping across the screen until finally reaching and interacting with it.  In Too Many Monsters, the top of the screen shows a group of monsters, and the child has to click on the corresponding number of them at the bottom.&lt;/story&gt; &lt;/game&gt;">
            <text:p>&lt;game name="rodney"&gt; &lt;year&gt;1992&lt;/year&gt; &lt;rating&gt;ESRB - EC (Early Childhood)&lt;/rating&gt; &lt;title&gt;Rodney's Funscreen &lt;/title&gt; &lt;pub&gt;Activision, Inc.&lt;/pub&gt; &lt;dev&gt;Art in the Box&lt;/dev&gt; &lt;genre&gt;Educational&lt;/genre&gt; &lt;score&gt;3.8&lt;/score&gt; &lt;player&gt;1 Player&lt;/player&gt; &lt;story&gt;Rodney's Funscreen is an early children's game designed by Rodney Greenblat, later responsible for the art in the Parappa the Rapper series. The game has five activities that can be accessed directly from the main menu. The aim of these mini-games is to teach preschool kids how to use the computer. <text:s/>In Dinky's House, the child player has to click on the closed windows of the character's house, trying to find him behind the curtains. Clicking on the door icon shows the house interior, where clicking on furniture and other parts of the scenery shows an animation of Dinky doing something. <text:s/>In Guess-o-Matic, the player has to find the drawing displayed at the bottom, by clicking on a series of cards with question marks. <text:s/>In Barber Joe, the child can select from three head drawings of a boy called Joe, a girl named Jane and the dog Woof to paint over with the available drawing tools at the left side of the screen. <text:s/>In Alphabeeps, the kid has to click on the first letter from the name of the object, animal or thing shown at the top of the screen. As a reward and incentive for correct answers, an animated monster gets closer to an object, hopping across the screen until finally reaching and interacting with it. <text:s/>In Too Many Monsters, the top of the screen shows a group of monsters, and the child has to click on the corresponding number of them at the bottom.&lt;/story&gt; &lt;/game&gt;</text:p>
          </table:table-cell>
          <table:table-cell table:number-columns-repeated="1012"/>
        </table:table-row>
        <table:table-row table:style-name="ro1">
          <table:table-cell office:value-type="string">
            <text:p>samnmax</text:p>
          </table:table-cell>
          <table:table-cell office:value-type="string">
            <text:p>1993</text:p>
          </table:table-cell>
          <table:table-cell office:value-type="string">
            <text:p>ESRB - T (Teen)</text:p>
          </table:table-cell>
          <table:table-cell office:value-type="string">
            <text:p>Sam &amp; Max Hit the Road </text:p>
          </table:table-cell>
          <table:table-cell table:number-columns-repeated="2" office:value-type="string">
            <text:p>LucasArts Entertainment Company LLC</text:p>
          </table:table-cell>
          <table:table-cell office:value-type="string">
            <text:p>Adventure</text:p>
          </table:table-cell>
          <table:table-cell office:value-type="string">
            <text:p>4.1</text:p>
          </table:table-cell>
          <table:table-cell office:value-type="string">
            <text:p>1 Player</text:p>
          </table:table-cell>
          <table:table-cell office:value-type="string">
            <text:p>Sam and Max - a canine shamus and a hyperkinetic rabbit - are the freelance police: private investigators who receive missions from and are answerable to "The Commissioner". Upon the completion of a rescue mission from the clutches of a mad scientist, the duo drives through the opening credits and immediately receives a new assignment: Bruno the Bigfoot is missing from the circus and seems to have kidnapped Trixie, the Giraffe-Neck Girl. Sam and Max are on the case and will follow the mystery all across the United States, even if it takes them to such locations as The World's Largest Ball of Twine and The Mount Rushmore Dinosaur Tarpit. <text:s/>Sam &amp; Max Hit the Road is a puzzle-solving point-and-click adventure game. The player directly controls Sam, though Max will usually follow closely behind and is even available to use directly as an item in the inventory. Sam is able to be directed anywhere on the screen, look at objects, try to use objects, try to speak to objects and use items from his inventory on objects. Sam and Max must unravel the mystery piece by piece in order to unlock new locations on their map. They can travel between these locations at any time by using the car keys on their police car. During conversation, the player is able to make Sam ask questions of persons, speak non-sequitur exclamations, or ask about specific objects, people, and locations (which are also unlocked as clues are discovered). The verb interface from previous LucasArts adventure games has been modified to icon-based commands, allowing the entire screen to be used for the playing area, similarly to Sierra titles. <text:s/>The game also features a variety of mini-games, which can be accessed at any time once found. These include Highway-Surfing: a game where the player must jump over exit signs on the interstate, Car Bomb: a variant of Battleship, a Sam &amp; Max coloring book, a Sam &amp; Max dress-up game, and a Whac-a-Mole variant entitled Wak-A-Rat. The CD version of the game includes voice-overs for all the conversations.</text:p>
          </table:table-cell>
          <table:table-cell table:style-name="Default"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samnmax&quot;&gt; &lt;year&gt;1993&lt;/year&gt; &lt;rating&gt;ESRB - T (Teen)&lt;/rating&gt; &lt;title&gt;Sam &amp; Max Hit the Road &lt;/title&gt; &lt;pub&gt;LucasArts Entertainment Company LLC&lt;/pub&gt; &lt;dev&gt;LucasArts Entertainment Company LLC&lt;/dev&gt; &lt;genre&gt;Adventure&lt;/genre&gt; &lt;score&gt;4.1&lt;/score&gt; &lt;player&gt;1 Player&lt;/player&gt; &lt;story&gt;Sam and Max - a canine shamus and a hyperkinetic rabbit - are the freelance police: private investigators who receive missions from and are answerable to &quot;The Commissioner&quot;. Upon the completion of a rescue mission from the clutches of a mad scientist, the duo drives through the opening credits and immediately receives a new assignment: Bruno the Bigfoot is missing from the circus and seems to have kidnapped Trixie, the Giraffe-Neck Girl. Sam and Max are on the case and will follow the mystery all across the United States, even if it takes them to such locations as The World's Largest Ball of Twine and The Mount Rushmore Dinosaur Tarpit.  Sam &amp; Max Hit the Road is a puzzle-solving point-and-click adventure game. The player directly controls Sam, though Max will usually follow closely behind and is even available to use directly as an item in the inventory. Sam is able to be directed anywhere on the screen, look at objects, try to use objects, try to speak to objects and use items from his inventory on objects. Sam and Max must unravel the mystery piece by piece in order to unlock new locations on their map. They can travel between these locations at any time by using the car keys on their police car. During conversation, the player is able to make Sam ask questions of persons, speak non-sequitur exclamations, or ask about specific objects, people, and locations (which are also unlocked as clues are discovered). The verb interface from previous LucasArts adventure games has been modified to icon-based commands, allowing the entire screen to be used for the playing area, similarly to Sierra titles.  The game also features a variety of mini-games, which can be accessed at any time once found. These include Highway-Surfing: a game where the player must jump over exit signs on the interstate, Car Bomb: a variant of Battleship, a Sam &amp; Max coloring book, a Sam &amp; Max dress-up game, and a Whac-a-Mole variant entitled Wak-A-Rat. The CD version of the game includes voice-overs for all the conversations.&lt;/story&gt; &lt;/game&gt;">
            <text:p>&lt;game name="samnmax"&gt; &lt;year&gt;1993&lt;/year&gt; &lt;rating&gt;ESRB - T (Teen)&lt;/rating&gt; &lt;title&gt;Sam &amp; Max Hit the Road &lt;/title&gt; &lt;pub&gt;LucasArts Entertainment Company LLC&lt;/pub&gt; &lt;dev&gt;LucasArts Entertainment Company LLC&lt;/dev&gt; &lt;genre&gt;Adventure&lt;/genre&gt; &lt;score&gt;4.1&lt;/score&gt; &lt;player&gt;1 Player&lt;/player&gt; &lt;story&gt;Sam and Max - a canine shamus and a hyperkinetic rabbit - are the freelance police: private investigators who receive missions from and are answerable to "The Commissioner". Upon the completion of a rescue mission from the clutches of a mad scientist, the duo drives through the opening credits and immediately receives a new assignment: Bruno the Bigfoot is missing from the circus and seems to have kidnapped Trixie, the Giraffe-Neck Girl. Sam and Max are on the case and will follow the mystery all across the United States, even if it takes them to such locations as The World's Largest Ball of Twine and The Mount Rushmore Dinosaur Tarpit. <text:s/>Sam &amp; Max Hit the Road is a puzzle-solving point-and-click adventure game. The player directly controls Sam, though Max will usually follow closely behind and is even available to use directly as an item in the inventory. Sam is able to be directed anywhere on the screen, look at objects, try to use objects, try to speak to objects and use items from his inventory on objects. Sam and Max must unravel the mystery piece by piece in order to unlock new locations on their map. They can travel between these locations at any time by using the car keys on their police car. During conversation, the player is able to make Sam ask questions of persons, speak non-sequitur exclamations, or ask about specific objects, people, and locations (which are also unlocked as clues are discovered). The verb interface from previous LucasArts adventure games has been modified to icon-based commands, allowing the entire screen to be used for the playing area, similarly to Sierra titles. <text:s/>The game also features a variety of mini-games, which can be accessed at any time once found. These include Highway-Surfing: a game where the player must jump over exit signs on the interstate, Car Bomb: a variant of Battleship, a Sam &amp; Max coloring book, a Sam &amp; Max dress-up game, and a Whac-a-Mole variant entitled Wak-A-Rat. The CD version of the game includes voice-overs for all the conversations.&lt;/story&gt; &lt;/game&gt;</text:p>
          </table:table-cell>
          <table:table-cell table:number-columns-repeated="1012"/>
        </table:table-row>
        <table:table-row table:style-name="ro1">
          <table:table-cell office:value-type="string">
            <text:p>monkey</text:p>
          </table:table-cell>
          <table:table-cell office:value-type="string">
            <text:p>1990</text:p>
          </table:table-cell>
          <table:table-cell office:value-type="string">
            <text:p>ESRB - E10+ (Everyone 10+)</text:p>
          </table:table-cell>
          <table:table-cell office:value-type="string">
            <text:p>Secret of Monkey Island, The </text:p>
          </table:table-cell>
          <table:table-cell table:number-columns-repeated="2" office:value-type="string">
            <text:p>Lucasfilm Games LLC</text:p>
          </table:table-cell>
          <table:table-cell office:value-type="string">
            <text:p>Adventure</text:p>
          </table:table-cell>
          <table:table-cell office:value-type="string">
            <text:p>4.2</text:p>
          </table:table-cell>
          <table:table-cell office:value-type="string">
            <text:p>1 Player</text:p>
          </table:table-cell>
          <table:table-cell office:value-type="string">
            <text:p>Deep in the Caribbean lies Melee Island, ruled by the governor Elaine Marley. The cruel pirate LeChuck is deeply in love with her - so deeply that he refuses to accept his own death. As a ghost, he dwells with his undead crew somewhere near the mysterious Monkey Island. Meanwhile, a young fellow named Guybrush Threepwood is determined to become a real pirate. At the Scumm Bar he meets three pirates who tell him he has to complete three difficult tasks in order to be worthy of this title. But as Guybrush is trying to complete these tasks, he encounters the lovely governor, and this meeting changes his life forever. Risking to incur the wrath of LeChuck, Guybrush has to prove his wit is as sharp as his sword, and figure out a way to foil the ghost pirate's plans. <text:s/>The Secret of Monkey Island is an adventure game that utilizes the command verb-based SCUMM interface first introduced in <text:s/>Maniac Mansion: the player constructs commands for Guybrush by selecting an appropriate verb and then combining it with an object or an inventory item. Objects that can be interacted with are highlighted when the player places a cursor over them. The game is the first LucasArts adventure in which it is impossible to get irrevocably stuck; like in Loom, the player character also cannot die. The branching dialogue system, where the player chooses between several available responses during conversations, allows the player to talk to characters in different ways without fearing a wrong choice, and is often used as a humorous device. <text:s/>The puzzles are predominantly inventory-based; most of the problems in the game are solved by picking up items and combining them with each other or with objects (or people) in the game world. Several tasks are dialogue-based; among those is the humorous "insult swordfighting", which involves Guybrush learning and choosing witty insults while dueling pirates. The CD DOS and FM Towns versions of the game have slightly updated interface (with graphically represented inventory items instead of the text-only labels in the original version), as well as CD audio music tracks.</text:p>
          </table:table-cell>
          <table:table-cell table:style-name="Default"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monkey&quot;&gt; &lt;year&gt;1990&lt;/year&gt; &lt;rating&gt;ESRB - E10+ (Everyone 10+)&lt;/rating&gt; &lt;title&gt;Secret of Monkey Island, The &lt;/title&gt; &lt;pub&gt;Lucasfilm Games LLC&lt;/pub&gt; &lt;dev&gt;Lucasfilm Games LLC&lt;/dev&gt; &lt;genre&gt;Adventure&lt;/genre&gt; &lt;score&gt;4.2&lt;/score&gt; &lt;player&gt;1 Player&lt;/player&gt; &lt;story&gt;Deep in the Caribbean lies Melee Island, ruled by the governor Elaine Marley. The cruel pirate LeChuck is deeply in love with her - so deeply that he refuses to accept his own death. As a ghost, he dwells with his undead crew somewhere near the mysterious Monkey Island. Meanwhile, a young fellow named Guybrush Threepwood is determined to become a real pirate. At the Scumm Bar he meets three pirates who tell him he has to complete three difficult tasks in order to be worthy of this title. But as Guybrush is trying to complete these tasks, he encounters the lovely governor, and this meeting changes his life forever. Risking to incur the wrath of LeChuck, Guybrush has to prove his wit is as sharp as his sword, and figure out a way to foil the ghost pirate's plans.  The Secret of Monkey Island is an adventure game that utilizes the command verb-based SCUMM interface first introduced in  Maniac Mansion: the player constructs commands for Guybrush by selecting an appropriate verb and then combining it with an object or an inventory item. Objects that can be interacted with are highlighted when the player places a cursor over them. The game is the first LucasArts adventure in which it is impossible to get irrevocably stuck; like in Loom, the player character also cannot die. The branching dialogue system, where the player chooses between several available responses during conversations, allows the player to talk to characters in different ways without fearing a wrong choice, and is often used as a humorous device.  The puzzles are predominantly inventory-based; most of the problems in the game are solved by picking up items and combining them with each other or with objects (or people) in the game world. Several tasks are dialogue-based; among those is the humorous &quot;insult swordfighting&quot;, which involves Guybrush learning and choosing witty insults while dueling pirates. The CD DOS and FM Towns versions of the game have slightly updated interface (with graphically represented inventory items instead of the text-only labels in the original version), as well as CD audio music tracks.&lt;/story&gt; &lt;/game&gt;">
            <text:p>&lt;game name="monkey"&gt; &lt;year&gt;1990&lt;/year&gt; &lt;rating&gt;ESRB - E10+ (Everyone 10+)&lt;/rating&gt; &lt;title&gt;Secret of Monkey Island, The &lt;/title&gt; &lt;pub&gt;Lucasfilm Games LLC&lt;/pub&gt; &lt;dev&gt;Lucasfilm Games LLC&lt;/dev&gt; &lt;genre&gt;Adventure&lt;/genre&gt; &lt;score&gt;4.2&lt;/score&gt; &lt;player&gt;1 Player&lt;/player&gt; &lt;story&gt;Deep in the Caribbean lies Melee Island, ruled by the governor Elaine Marley. The cruel pirate LeChuck is deeply in love with her - so deeply that he refuses to accept his own death. As a ghost, he dwells with his undead crew somewhere near the mysterious Monkey Island. Meanwhile, a young fellow named Guybrush Threepwood is determined to become a real pirate. At the Scumm Bar he meets three pirates who tell him he has to complete three difficult tasks in order to be worthy of this title. But as Guybrush is trying to complete these tasks, he encounters the lovely governor, and this meeting changes his life forever. Risking to incur the wrath of LeChuck, Guybrush has to prove his wit is as sharp as his sword, and figure out a way to foil the ghost pirate's plans. <text:s/>The Secret of Monkey Island is an adventure game that utilizes the command verb-based SCUMM interface first introduced in <text:s/>Maniac Mansion: the player constructs commands for Guybrush by selecting an appropriate verb and then combining it with an object or an inventory item. Objects that can be interacted with are highlighted when the player places a cursor over them. The game is the first LucasArts adventure in which it is impossible to get irrevocably stuck; like in Loom, the player character also cannot die. The branching dialogue system, where the player chooses between several available responses during conversations, allows the player to talk to characters in different ways without fearing a wrong choice, and is often used as a humorous device. <text:s/>The puzzles are predominantly inventory-based; most of the problems in the game are solved by picking up items and combining them with each other or with objects (or people) in the game world. Several tasks are dialogue-based; among those is the humorous "insult swordfighting", which involves Guybrush learning and choosing witty insults while dueling pirates. The CD DOS and FM Towns versions of the game have slightly updated interface (with graphically represented inventory items instead of the text-only labels in the original version), as well as CD audio music tracks.&lt;/story&gt; &lt;/game&gt;</text:p>
          </table:table-cell>
          <table:table-cell table:number-columns-repeated="1012"/>
        </table:table-row>
        <table:table-row table:style-name="ro1">
          <table:table-cell office:value-type="string">
            <text:p>simon1-cd-win</text:p>
          </table:table-cell>
          <table:table-cell office:value-type="string">
            <text:p>1993</text:p>
          </table:table-cell>
          <table:table-cell office:value-type="string">
            <text:p>ESRB - T (Teen)</text:p>
          </table:table-cell>
          <table:table-cell office:value-type="string">
            <text:p>Simon the Sorcerer 1 </text:p>
          </table:table-cell>
          <table:table-cell office:value-type="string">
            <text:p>Infocom, Inc.</text:p>
          </table:table-cell>
          <table:table-cell office:value-type="string">
            <text:p>Adventuresoft Ltd.</text:p>
          </table:table-cell>
          <table:table-cell office:value-type="string">
            <text:p>Adventure</text:p>
          </table:table-cell>
          <table:table-cell office:value-type="string">
            <text:p>3.9</text:p>
          </table:table-cell>
          <table:table-cell office:value-type="string">
            <text:p>1 Player</text:p>
          </table:table-cell>
          <table:table-cell office:value-type="string">
            <text:p>Simon is just an ordinary boy living in modern-day England. One day, his dog Chippy discovers a chest with a book inside, entitled Ye Olde Spellbooke. Without thinking too much, Simon throws the book on the floor; as a result, a portal opens, teleporting the boy and his dog into a fantasy world. Simon is promptly captured by goblins bent on cooking and eating him, but manages to escape. Soon he realizes that he must play the role of an apprentice sorcerer and rescue a benevolent wizard called Calypso from an evil one, aptly named Sordid. <text:s/>Simon the Sorcerer is a point-and-click adventure game very similar to contemporary LucasArts titles (in particular Monkey Island) in concept and gameplay. It features twelve verbs displayed on the screen at all times for interaction with the environment. Objects that can be interacted with are highlighted when the player hovers the mouse cursor over them. The puzzles are inventory-based: Simon will have to collect and carry a large amount of items in order to advance in the game. Almost every character comes with an extended dialogue tree to explore. Most of the conversation choices are used for a humorous effect and are not required to pursue. Like in LucasArts' adventures, it is impossible to get irrevocably stuck or die in Simon the Sorcerer. The game world consists of dozens of interconnected screens, most of which are accessible from the very beginning. Although there is usually only one way to solve the puzzles, the player can work on multiple tasks at once, and exploration occupies a large portion of the game. Whenever an important location is discovered, it is marked on the map for instant access, so that the player is not required to retrace his steps in order to revisit it. The game frequently parodies popular fairy tales and fantasy works and sometimes breaks the fourth wall as Simon directly talks to the player, acknowledging he is a character in a computer game.</text:p>
          </table:table-cell>
          <table:table-cell table:style-name="Default"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simon1-cd-win&quot;&gt; &lt;year&gt;1993&lt;/year&gt; &lt;rating&gt;ESRB - T (Teen)&lt;/rating&gt; &lt;title&gt;Simon the Sorcerer 1 &lt;/title&gt; &lt;pub&gt;Infocom, Inc.&lt;/pub&gt; &lt;dev&gt;Adventuresoft Ltd.&lt;/dev&gt; &lt;genre&gt;Adventure&lt;/genre&gt; &lt;score&gt;3.9&lt;/score&gt; &lt;player&gt;1 Player&lt;/player&gt; &lt;story&gt;Simon is just an ordinary boy living in modern-day England. One day, his dog Chippy discovers a chest with a book inside, entitled Ye Olde Spellbooke. Without thinking too much, Simon throws the book on the floor; as a result, a portal opens, teleporting the boy and his dog into a fantasy world. Simon is promptly captured by goblins bent on cooking and eating him, but manages to escape. Soon he realizes that he must play the role of an apprentice sorcerer and rescue a benevolent wizard called Calypso from an evil one, aptly named Sordid.  Simon the Sorcerer is a point-and-click adventure game very similar to contemporary LucasArts titles (in particular Monkey Island) in concept and gameplay. It features twelve verbs displayed on the screen at all times for interaction with the environment. Objects that can be interacted with are highlighted when the player hovers the mouse cursor over them. The puzzles are inventory-based: Simon will have to collect and carry a large amount of items in order to advance in the game. Almost every character comes with an extended dialogue tree to explore. Most of the conversation choices are used for a humorous effect and are not required to pursue. Like in LucasArts' adventures, it is impossible to get irrevocably stuck or die in Simon the Sorcerer. The game world consists of dozens of interconnected screens, most of which are accessible from the very beginning. Although there is usually only one way to solve the puzzles, the player can work on multiple tasks at once, and exploration occupies a large portion of the game. Whenever an important location is discovered, it is marked on the map for instant access, so that the player is not required to retrace his steps in order to revisit it. The game frequently parodies popular fairy tales and fantasy works and sometimes breaks the fourth wall as Simon directly talks to the player, acknowledging he is a character in a computer game.&lt;/story&gt; &lt;/game&gt;">
            <text:p>&lt;game name="simon1-cd-win"&gt; &lt;year&gt;1993&lt;/year&gt; &lt;rating&gt;ESRB - T (Teen)&lt;/rating&gt; &lt;title&gt;Simon the Sorcerer 1 &lt;/title&gt; &lt;pub&gt;Infocom, Inc.&lt;/pub&gt; &lt;dev&gt;Adventuresoft Ltd.&lt;/dev&gt; &lt;genre&gt;Adventure&lt;/genre&gt; &lt;score&gt;3.9&lt;/score&gt; &lt;player&gt;1 Player&lt;/player&gt; &lt;story&gt;Simon is just an ordinary boy living in modern-day England. One day, his dog Chippy discovers a chest with a book inside, entitled Ye Olde Spellbooke. Without thinking too much, Simon throws the book on the floor; as a result, a portal opens, teleporting the boy and his dog into a fantasy world. Simon is promptly captured by goblins bent on cooking and eating him, but manages to escape. Soon he realizes that he must play the role of an apprentice sorcerer and rescue a benevolent wizard called Calypso from an evil one, aptly named Sordid. <text:s/>Simon the Sorcerer is a point-and-click adventure game very similar to contemporary LucasArts titles (in particular Monkey Island) in concept and gameplay. It features twelve verbs displayed on the screen at all times for interaction with the environment. Objects that can be interacted with are highlighted when the player hovers the mouse cursor over them. The puzzles are inventory-based: Simon will have to collect and carry a large amount of items in order to advance in the game. Almost every character comes with an extended dialogue tree to explore. Most of the conversation choices are used for a humorous effect and are not required to pursue. Like in LucasArts' adventures, it is impossible to get irrevocably stuck or die in Simon the Sorcerer. The game world consists of dozens of interconnected screens, most of which are accessible from the very beginning. Although there is usually only one way to solve the puzzles, the player can work on multiple tasks at once, and exploration occupies a large portion of the game. Whenever an important location is discovered, it is marked on the map for instant access, so that the player is not required to retrace his steps in order to revisit it. The game frequently parodies popular fairy tales and fantasy works and sometimes breaks the fourth wall as Simon directly talks to the player, acknowledging he is a character in a computer game.&lt;/story&gt; &lt;/game&gt;</text:p>
          </table:table-cell>
          <table:table-cell table:number-columns-repeated="1012"/>
        </table:table-row>
        <table:table-row table:style-name="ro1">
          <table:table-cell office:value-type="string">
            <text:p>simon2-cd-win</text:p>
          </table:table-cell>
          <table:table-cell office:value-type="string">
            <text:p>1995</text:p>
          </table:table-cell>
          <table:table-cell office:value-type="string">
            <text:p>ESRB - T (Teen)</text:p>
          </table:table-cell>
          <table:table-cell office:value-type="string">
            <text:p>Simon the Sorcerer 2 </text:p>
          </table:table-cell>
          <table:table-cell table:number-columns-repeated="2" office:value-type="string">
            <text:p>Adventuresoft Ltd.</text:p>
          </table:table-cell>
          <table:table-cell office:value-type="string">
            <text:p>Adventure</text:p>
          </table:table-cell>
          <table:table-cell office:value-type="string">
            <text:p>3.9</text:p>
          </table:table-cell>
          <table:table-cell office:value-type="string">
            <text:p>1 Player</text:p>
          </table:table-cell>
          <table:table-cell office:value-type="string">
            <text:p>A sequel to Simon the Sorcerer, this second game in the series gives us more mis-adventures from our teenaged sorcerer (of some sort). Thrown into another dimension by his own wardrobe, Simon starts the heroic mission (of some sort) to find -- another wardrobe that could get him back home. Equipped with his pointy sorcerer's hat (of some sort), he will also rescue the world (again) from the evil Sordid. <text:s/>A point-and-click adventure in a style similar to the first Simon game, only technologically improved.</text:p>
          </table:table-cell>
          <table:table-cell table:style-name="Default"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simon2-cd-win&quot;&gt; &lt;year&gt;1995&lt;/year&gt; &lt;rating&gt;ESRB - T (Teen)&lt;/rating&gt; &lt;title&gt;Simon the Sorcerer 2 &lt;/title&gt; &lt;pub&gt;Adventuresoft Ltd.&lt;/pub&gt; &lt;dev&gt;Adventuresoft Ltd.&lt;/dev&gt; &lt;genre&gt;Adventure&lt;/genre&gt; &lt;score&gt;3.9&lt;/score&gt; &lt;player&gt;1 Player&lt;/player&gt; &lt;story&gt;A sequel to Simon the Sorcerer, this second game in the series gives us more mis-adventures from our teenaged sorcerer (of some sort). Thrown into another dimension by his own wardrobe, Simon starts the heroic mission (of some sort) to find -- another wardrobe that could get him back home. Equipped with his pointy sorcerer's hat (of some sort), he will also rescue the world (again) from the evil Sordid.  A point-and-click adventure in a style similar to the first Simon game, only technologically improved.&lt;/story&gt; &lt;/game&gt;">
            <text:p>&lt;game name="simon2-cd-win"&gt; &lt;year&gt;1995&lt;/year&gt; &lt;rating&gt;ESRB - T (Teen)&lt;/rating&gt; &lt;title&gt;Simon the Sorcerer 2 &lt;/title&gt; &lt;pub&gt;Adventuresoft Ltd.&lt;/pub&gt; &lt;dev&gt;Adventuresoft Ltd.&lt;/dev&gt; &lt;genre&gt;Adventure&lt;/genre&gt; &lt;score&gt;3.9&lt;/score&gt; &lt;player&gt;1 Player&lt;/player&gt; &lt;story&gt;A sequel to Simon the Sorcerer, this second game in the series gives us more mis-adventures from our teenaged sorcerer (of some sort). Thrown into another dimension by his own wardrobe, Simon starts the heroic mission (of some sort) to find -- another wardrobe that could get him back home. Equipped with his pointy sorcerer's hat (of some sort), he will also rescue the world (again) from the evil Sordid. <text:s/>A point-and-click adventure in a style similar to the first Simon game, only technologically improved.&lt;/story&gt; &lt;/game&gt;</text:p>
          </table:table-cell>
          <table:table-cell table:number-columns-repeated="1012"/>
        </table:table-row>
        <table:table-row table:style-name="ro1">
          <table:table-cell office:value-type="string">
            <text:p>dimp-win</text:p>
          </table:table-cell>
          <table:table-cell office:value-type="string">
            <text:p>1998</text:p>
          </table:table-cell>
          <table:table-cell office:value-type="string">
            <text:p>ESRB - T (Teen)</text:p>
          </table:table-cell>
          <table:table-cell office:value-type="string">
            <text:p>Simon the Sorcerer's Puzzle Pack - D.I.M.P. </text:p>
          </table:table-cell>
          <table:table-cell table:number-columns-repeated="2" office:value-type="string">
            <text:p>Adventuresoft Ltd.</text:p>
          </table:table-cell>
          <table:table-cell office:value-type="string">
            <text:p>Action</text:p>
          </table:table-cell>
          <table:table-cell office:value-type="string">
            <text:p>2.8</text:p>
          </table:table-cell>
          <table:table-cell office:value-type="string">
            <text:p>1 Player</text:p>
          </table:table-cell>
          <table:table-cell office:value-type="string">
            <text:p>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text:p>
          </table:table-cell>
          <table:table-cell table:style-name="Default"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dimp-win&quot;&gt; &lt;year&gt;1998&lt;/year&gt; &lt;rating&gt;ESRB - T (Teen)&lt;/rating&gt; &lt;title&gt;Simon the Sorcerer's Puzzle Pack - D.I.M.P. &lt;/title&gt; &lt;pub&gt;Adventuresoft Ltd.&lt;/pub&gt; &lt;dev&gt;Adventuresoft Ltd.&lt;/dev&gt; &lt;genre&gt;Action&lt;/genre&gt; &lt;score&gt;2.8&lt;/score&gt; &lt;player&gt;1 Player&lt;/player&gt; &lt;story&gt;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lt;/story&gt; &lt;/game&gt;">
            <text:p>&lt;game name="dimp-win"&gt; &lt;year&gt;1998&lt;/year&gt; &lt;rating&gt;ESRB - T (Teen)&lt;/rating&gt; &lt;title&gt;Simon the Sorcerer's Puzzle Pack - D.I.M.P. &lt;/title&gt; &lt;pub&gt;Adventuresoft Ltd.&lt;/pub&gt; &lt;dev&gt;Adventuresoft Ltd.&lt;/dev&gt; &lt;genre&gt;Action&lt;/genre&gt; &lt;score&gt;2.8&lt;/score&gt; &lt;player&gt;1 Player&lt;/player&gt; &lt;story&gt;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lt;/story&gt; &lt;/game&gt;</text:p>
          </table:table-cell>
          <table:table-cell table:number-columns-repeated="1012"/>
        </table:table-row>
        <table:table-row table:style-name="ro1">
          <table:table-cell office:value-type="string">
            <text:p>jumble-win</text:p>
          </table:table-cell>
          <table:table-cell office:value-type="string">
            <text:p>1998</text:p>
          </table:table-cell>
          <table:table-cell office:value-type="string">
            <text:p>ESRB - T (Teen)</text:p>
          </table:table-cell>
          <table:table-cell office:value-type="string">
            <text:p>Simon the Sorcerer's Puzzle Pack - Jumble </text:p>
          </table:table-cell>
          <table:table-cell table:number-columns-repeated="2" office:value-type="string">
            <text:p>Adventuresoft Ltd.</text:p>
          </table:table-cell>
          <table:table-cell office:value-type="string">
            <text:p>Action</text:p>
          </table:table-cell>
          <table:table-cell office:value-type="string">
            <text:p>2.8</text:p>
          </table:table-cell>
          <table:table-cell office:value-type="string">
            <text:p>1 Player</text:p>
          </table:table-cell>
          <table:table-cell office:value-type="string">
            <text:p>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text:p>
          </table:table-cell>
          <table:table-cell table:style-name="Default"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jumble-win&quot;&gt; &lt;year&gt;1998&lt;/year&gt; &lt;rating&gt;ESRB - T (Teen)&lt;/rating&gt; &lt;title&gt;Simon the Sorcerer's Puzzle Pack - Jumble &lt;/title&gt; &lt;pub&gt;Adventuresoft Ltd.&lt;/pub&gt; &lt;dev&gt;Adventuresoft Ltd.&lt;/dev&gt; &lt;genre&gt;Action&lt;/genre&gt; &lt;score&gt;2.8&lt;/score&gt; &lt;player&gt;1 Player&lt;/player&gt; &lt;story&gt;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lt;/story&gt; &lt;/game&gt;">
            <text:p>&lt;game name="jumble-win"&gt; &lt;year&gt;1998&lt;/year&gt; &lt;rating&gt;ESRB - T (Teen)&lt;/rating&gt; &lt;title&gt;Simon the Sorcerer's Puzzle Pack - Jumble &lt;/title&gt; &lt;pub&gt;Adventuresoft Ltd.&lt;/pub&gt; &lt;dev&gt;Adventuresoft Ltd.&lt;/dev&gt; &lt;genre&gt;Action&lt;/genre&gt; &lt;score&gt;2.8&lt;/score&gt; &lt;player&gt;1 Player&lt;/player&gt; &lt;story&gt;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lt;/story&gt; &lt;/game&gt;</text:p>
          </table:table-cell>
          <table:table-cell table:number-columns-repeated="1012"/>
        </table:table-row>
        <table:table-row table:style-name="ro1">
          <table:table-cell office:value-type="string">
            <text:p>puzzle-win</text:p>
          </table:table-cell>
          <table:table-cell office:value-type="string">
            <text:p>1998</text:p>
          </table:table-cell>
          <table:table-cell office:value-type="string">
            <text:p>ESRB - T (Teen)</text:p>
          </table:table-cell>
          <table:table-cell office:value-type="string">
            <text:p>Simon the Sorcerer's Puzzle Pack - NoPatience </text:p>
          </table:table-cell>
          <table:table-cell table:number-columns-repeated="2" office:value-type="string">
            <text:p>Adventuresoft Ltd.</text:p>
          </table:table-cell>
          <table:table-cell office:value-type="string">
            <text:p>Action</text:p>
          </table:table-cell>
          <table:table-cell office:value-type="string">
            <text:p>2.8</text:p>
          </table:table-cell>
          <table:table-cell office:value-type="string">
            <text:p>1 Player</text:p>
          </table:table-cell>
          <table:table-cell office:value-type="string">
            <text:p>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text:p>
          </table:table-cell>
          <table:table-cell table:style-name="Default"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puzzle-win&quot;&gt; &lt;year&gt;1998&lt;/year&gt; &lt;rating&gt;ESRB - T (Teen)&lt;/rating&gt; &lt;title&gt;Simon the Sorcerer's Puzzle Pack - NoPatience &lt;/title&gt; &lt;pub&gt;Adventuresoft Ltd.&lt;/pub&gt; &lt;dev&gt;Adventuresoft Ltd.&lt;/dev&gt; &lt;genre&gt;Action&lt;/genre&gt; &lt;score&gt;2.8&lt;/score&gt; &lt;player&gt;1 Player&lt;/player&gt; &lt;story&gt;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lt;/story&gt; &lt;/game&gt;">
            <text:p>&lt;game name="puzzle-win"&gt; &lt;year&gt;1998&lt;/year&gt; &lt;rating&gt;ESRB - T (Teen)&lt;/rating&gt; &lt;title&gt;Simon the Sorcerer's Puzzle Pack - NoPatience &lt;/title&gt; &lt;pub&gt;Adventuresoft Ltd.&lt;/pub&gt; &lt;dev&gt;Adventuresoft Ltd.&lt;/dev&gt; &lt;genre&gt;Action&lt;/genre&gt; &lt;score&gt;2.8&lt;/score&gt; &lt;player&gt;1 Player&lt;/player&gt; &lt;story&gt;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lt;/story&gt; &lt;/game&gt;</text:p>
          </table:table-cell>
          <table:table-cell table:number-columns-repeated="1012"/>
        </table:table-row>
        <table:table-row table:style-name="ro1">
          <table:table-cell office:value-type="string">
            <text:p>swampy-win</text:p>
          </table:table-cell>
          <table:table-cell office:value-type="string">
            <text:p>1998</text:p>
          </table:table-cell>
          <table:table-cell office:value-type="string">
            <text:p>ESRB - T (Teen)</text:p>
          </table:table-cell>
          <table:table-cell office:value-type="string">
            <text:p>Simon the Sorcerer's Puzzle Pack - Swampy Adventures </text:p>
          </table:table-cell>
          <table:table-cell table:number-columns-repeated="2" office:value-type="string">
            <text:p>Adventuresoft Ltd.</text:p>
          </table:table-cell>
          <table:table-cell office:value-type="string">
            <text:p>Action</text:p>
          </table:table-cell>
          <table:table-cell office:value-type="string">
            <text:p>2.8</text:p>
          </table:table-cell>
          <table:table-cell office:value-type="string">
            <text:p>1 Player</text:p>
          </table:table-cell>
          <table:table-cell office:value-type="string">
            <text:p>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text:p>
          </table:table-cell>
          <table:table-cell table:style-name="Default"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swampy-win&quot;&gt; &lt;year&gt;1998&lt;/year&gt; &lt;rating&gt;ESRB - T (Teen)&lt;/rating&gt; &lt;title&gt;Simon the Sorcerer's Puzzle Pack - Swampy Adventures &lt;/title&gt; &lt;pub&gt;Adventuresoft Ltd.&lt;/pub&gt; &lt;dev&gt;Adventuresoft Ltd.&lt;/dev&gt; &lt;genre&gt;Action&lt;/genre&gt; &lt;score&gt;2.8&lt;/score&gt; &lt;player&gt;1 Player&lt;/player&gt; &lt;story&gt;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lt;/story&gt; &lt;/game&gt;">
            <text:p>&lt;game name="swampy-win"&gt; &lt;year&gt;1998&lt;/year&gt; &lt;rating&gt;ESRB - T (Teen)&lt;/rating&gt; &lt;title&gt;Simon the Sorcerer's Puzzle Pack - Swampy Adventures &lt;/title&gt; &lt;pub&gt;Adventuresoft Ltd.&lt;/pub&gt; &lt;dev&gt;Adventuresoft Ltd.&lt;/dev&gt; &lt;genre&gt;Action&lt;/genre&gt; &lt;score&gt;2.8&lt;/score&gt; &lt;player&gt;1 Player&lt;/player&gt; &lt;story&gt;Simon the Sorcerer's Puzzle Pack is a collection of small puzzle games that go around the Simon the Sorcerer's theme. There are three games: **Swampy Adventures - help Swampy through 50 levels of puzzles as he attempts to rescue his children from the evil Sordid. **NoPatience - Four solitaire patience card games featuring a unique Simon the Sorcerer themed deck. **Jumble - A new type of sliding tile puzzle - rearrange the pieces in a constantly changing animation! There's also a very strange virtual pet: **Demon In My Pocket - Your very own desktop demon to love, care for and boil in oil. And to finish up, the Pack includes three desktop themes to use with Windows (if you have Microsoft Plus!, that is).&lt;/story&gt; &lt;/game&gt;</text:p>
          </table:table-cell>
          <table:table-cell table:number-columns-repeated="1012"/>
        </table:table-row>
        <table:table-row table:style-name="ro1">
          <table:table-cell office:value-type="string">
            <text:p>slater</text:p>
          </table:table-cell>
          <table:table-cell office:value-type="string">
            <text:p>1993</text:p>
          </table:table-cell>
          <table:table-cell office:value-type="string">
            <text:p>ESRB - EC (Early Childhood)</text:p>
          </table:table-cell>
          <table:table-cell office:value-type="string">
            <text:p>Slater &amp; Charlie Go Camping </text:p>
          </table:table-cell>
          <table:table-cell table:number-columns-repeated="2" office:value-type="string">
            <text:p>Sierra On-Line, Inc.</text:p>
          </table:table-cell>
          <table:table-cell office:value-type="string">
            <text:p>Educational</text:p>
          </table:table-cell>
          <table:table-cell office:value-type="string">
            <text:p>3.4</text:p>
          </table:table-cell>
          <table:table-cell office:value-type="string">
            <text:p>1 Player</text:p>
          </table:table-cell>
          <table:table-cell office:value-type="string">
            <text:p>Slater the Petrosaur, protagonist of Sierra's Oil's Well remake, has got himself a buddy in the form of Charlie, another dinosaur of indeterminate species. Together, they visit various locations and undertake various tasks toward the end of enjoying a camping trip in the great outdoors together. <text:s/>The game is presented as a series of static images, described in text at the bottom of the screen -- then optionally narrated for children whose reading skills aren't yet up to keeping up with the plot. After each description has been read, the illustrations can be interacted with like a pop-up book, numerous hidden hot spots on every page yielding zany + whimsical animations.</text:p>
          </table:table-cell>
          <table:table-cell table:style-name="Default"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slater&quot;&gt; &lt;year&gt;1993&lt;/year&gt; &lt;rating&gt;ESRB - EC (Early Childhood)&lt;/rating&gt; &lt;title&gt;Slater &amp; Charlie Go Camping &lt;/title&gt; &lt;pub&gt;Sierra On-Line, Inc.&lt;/pub&gt; &lt;dev&gt;Sierra On-Line, Inc.&lt;/dev&gt; &lt;genre&gt;Educational&lt;/genre&gt; &lt;score&gt;3.4&lt;/score&gt; &lt;player&gt;1 Player&lt;/player&gt; &lt;story&gt;Slater the Petrosaur, protagonist of Sierra's Oil's Well remake, has got himself a buddy in the form of Charlie, another dinosaur of indeterminate species. Together, they visit various locations and undertake various tasks toward the end of enjoying a camping trip in the great outdoors together.  The game is presented as a series of static images, described in text at the bottom of the screen -- then optionally narrated for children whose reading skills aren't yet up to keeping up with the plot. After each description has been read, the illustrations can be interacted with like a pop-up book, numerous hidden hot spots on every page yielding zany + whimsical animations.&lt;/story&gt; &lt;/game&gt;">
            <text:p>&lt;game name="slater"&gt; &lt;year&gt;1993&lt;/year&gt; &lt;rating&gt;ESRB - EC (Early Childhood)&lt;/rating&gt; &lt;title&gt;Slater &amp; Charlie Go Camping &lt;/title&gt; &lt;pub&gt;Sierra On-Line, Inc.&lt;/pub&gt; &lt;dev&gt;Sierra On-Line, Inc.&lt;/dev&gt; &lt;genre&gt;Educational&lt;/genre&gt; &lt;score&gt;3.4&lt;/score&gt; &lt;player&gt;1 Player&lt;/player&gt; &lt;story&gt;Slater the Petrosaur, protagonist of Sierra's Oil's Well remake, has got himself a buddy in the form of Charlie, another dinosaur of indeterminate species. Together, they visit various locations and undertake various tasks toward the end of enjoying a camping trip in the great outdoors together. <text:s/>The game is presented as a series of static images, described in text at the bottom of the screen -- then optionally narrated for children whose reading skills aren't yet up to keeping up with the plot. After each description has been read, the illustrations can be interacted with like a pop-up book, numerous hidden hot spots on every page yielding zany + whimsical animations.&lt;/story&gt; &lt;/game&gt;</text:p>
          </table:table-cell>
          <table:table-cell table:number-columns-repeated="1012"/>
        </table:table-row>
        <table:table-row table:style-name="ro1">
          <table:table-cell office:value-type="string">
            <text:p>soltys</text:p>
          </table:table-cell>
          <table:table-cell office:value-type="string">
            <text:p>1995</text:p>
          </table:table-cell>
          <table:table-cell office:value-type="string">
            <text:p>ESRB - E (Everyone)</text:p>
          </table:table-cell>
          <table:table-cell office:value-type="string">
            <text:p>Soltys </text:p>
          </table:table-cell>
          <table:table-cell table:number-columns-repeated="2" office:value-type="string">
            <text:p>L.K. Avalon</text:p>
          </table:table-cell>
          <table:table-cell office:value-type="string">
            <text:p>Adventure</text:p>
          </table:table-cell>
          <table:table-cell office:value-type="string">
            <text:p>2.5</text:p>
          </table:table-cell>
          <table:table-cell office:value-type="string">
            <text:p>1 Player</text:p>
          </table:table-cell>
          <table:table-cell office:value-type="string">
            <text:p>(In)famous for jokes about it, the Polish city of Wąchock is the place where the story of the Polish adventure game Sołtys takes place. <text:s/>You play the head of the village of Wąchock and your aim is to find the missing husband of your daughter (who apparently isn't very attractive if you know what I mean). Scared of his future, Leon decides to run away from the wedding and you are responsible for bringing this poor guy back.</text:p>
          </table:table-cell>
          <table:table-cell table:style-name="Default"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soltys&quot;&gt; &lt;year&gt;1995&lt;/year&gt; &lt;rating&gt;ESRB - E (Everyone)&lt;/rating&gt; &lt;title&gt;Soltys &lt;/title&gt; &lt;pub&gt;L.K. Avalon&lt;/pub&gt; &lt;dev&gt;L.K. Avalon&lt;/dev&gt; &lt;genre&gt;Adventure&lt;/genre&gt; &lt;score&gt;2.5&lt;/score&gt; &lt;player&gt;1 Player&lt;/player&gt; &lt;story&gt;(In)famous for jokes about it, the Polish city of Wąchock is the place where the story of the Polish adventure game Sołtys takes place.  You play the head of the village of Wąchock and your aim is to find the missing husband of your daughter (who apparently isn't very attractive if you know what I mean). Scared of his future, Leon decides to run away from the wedding and you are responsible for bringing this poor guy back.&lt;/story&gt; &lt;/game&gt;">
            <text:p>&lt;game name="soltys"&gt; &lt;year&gt;1995&lt;/year&gt; &lt;rating&gt;ESRB - E (Everyone)&lt;/rating&gt; &lt;title&gt;Soltys &lt;/title&gt; &lt;pub&gt;L.K. Avalon&lt;/pub&gt; &lt;dev&gt;L.K. Avalon&lt;/dev&gt; &lt;genre&gt;Adventure&lt;/genre&gt; &lt;score&gt;2.5&lt;/score&gt; &lt;player&gt;1 Player&lt;/player&gt; &lt;story&gt;(In)famous for jokes about it, the Polish city of Wąchock is the place where the story of the Polish adventure game Sołtys takes place. <text:s/>You play the head of the village of Wąchock and your aim is to find the missing husband of your daughter (who apparently isn't very attractive if you know what I mean). Scared of his future, Leon decides to run away from the wedding and you are responsible for bringing this poor guy back.&lt;/story&gt; &lt;/game&gt;</text:p>
          </table:table-cell>
          <table:table-cell table:number-columns-repeated="1012"/>
        </table:table-row>
        <table:table-row table:style-name="ro1">
          <table:table-cell office:value-type="string">
            <text:p>sq1sci</text:p>
          </table:table-cell>
          <table:table-cell office:value-type="string">
            <text:p>1991</text:p>
          </table:table-cell>
          <table:table-cell office:value-type="string">
            <text:p>ESRB - T (Teen)</text:p>
          </table:table-cell>
          <table:table-cell office:value-type="string">
            <text:p>Space Quest 1 - Roger Wilco in The Sarien Encounter [VGA Remake]</text:p>
          </table:table-cell>
          <table:table-cell table:number-columns-repeated="2" office:value-type="string">
            <text:p>Sierra On-Line, Inc.</text:p>
          </table:table-cell>
          <table:table-cell office:value-type="string">
            <text:p>Adventure</text:p>
          </table:table-cell>
          <table:table-cell office:value-type="string">
            <text:p>3.8</text:p>
          </table:table-cell>
          <table:table-cell office:value-type="string">
            <text:p>1 Player</text:p>
          </table:table-cell>
          <table:table-cell office:value-type="string">
            <text:p>Space Quest 1: Roger Wilco in the Sarien Encounter is a remake of the original release of <text:s/>Space Quest: Chapter I - The Sarien Encounter. The new version has enhanced graphics (256 color VGA) and soundblaster support. It uses the SCI game engine (point-and-click interface, icons along the top) rather than the AGI engine (mixed point-and-click with text parser). Some of the puzzles have been slightly changed to accommodate the new interface and it is also possible to skip the arcade part. There are a few additional scenes and more elaborate text descriptions, mostly enhancing the humorous effect.</text:p>
          </table:table-cell>
          <table:table-cell table:style-name="Default"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sq1sci&quot;&gt; &lt;year&gt;1991&lt;/year&gt; &lt;rating&gt;ESRB - T (Teen)&lt;/rating&gt; &lt;title&gt;Space Quest 1 - Roger Wilco in The Sarien Encounter [VGA Remake]&lt;/title&gt; &lt;pub&gt;Sierra On-Line, Inc.&lt;/pub&gt; &lt;dev&gt;Sierra On-Line, Inc.&lt;/dev&gt; &lt;genre&gt;Adventure&lt;/genre&gt; &lt;score&gt;3.8&lt;/score&gt; &lt;player&gt;1 Player&lt;/player&gt; &lt;story&gt;Space Quest 1: Roger Wilco in the Sarien Encounter is a remake of the original release of  Space Quest: Chapter I - The Sarien Encounter. The new version has enhanced graphics (256 color VGA) and soundblaster support. It uses the SCI game engine (point-and-click interface, icons along the top) rather than the AGI engine (mixed point-and-click with text parser). Some of the puzzles have been slightly changed to accommodate the new interface and it is also possible to skip the arcade part. There are a few additional scenes and more elaborate text descriptions, mostly enhancing the humorous effect.&lt;/story&gt; &lt;/game&gt;">
            <text:p>&lt;game name="sq1sci"&gt; &lt;year&gt;1991&lt;/year&gt; &lt;rating&gt;ESRB - T (Teen)&lt;/rating&gt; &lt;title&gt;Space Quest 1 - Roger Wilco in The Sarien Encounter [VGA Remake]&lt;/title&gt; &lt;pub&gt;Sierra On-Line, Inc.&lt;/pub&gt; &lt;dev&gt;Sierra On-Line, Inc.&lt;/dev&gt; &lt;genre&gt;Adventure&lt;/genre&gt; &lt;score&gt;3.8&lt;/score&gt; &lt;player&gt;1 Player&lt;/player&gt; &lt;story&gt;Space Quest 1: Roger Wilco in the Sarien Encounter is a remake of the original release of <text:s/>Space Quest: Chapter I - The Sarien Encounter. The new version has enhanced graphics (256 color VGA) and soundblaster support. It uses the SCI game engine (point-and-click interface, icons along the top) rather than the AGI engine (mixed point-and-click with text parser). Some of the puzzles have been slightly changed to accommodate the new interface and it is also possible to skip the arcade part. There are a few additional scenes and more elaborate text descriptions, mostly enhancing the humorous effect.&lt;/story&gt; &lt;/game&gt;</text:p>
          </table:table-cell>
          <table:table-cell table:number-columns-repeated="1012"/>
        </table:table-row>
        <table:table-row table:style-name="ro1">
          <table:table-cell office:value-type="string">
            <text:p>sq1</text:p>
          </table:table-cell>
          <table:table-cell office:value-type="string">
            <text:p>1986</text:p>
          </table:table-cell>
          <table:table-cell office:value-type="string">
            <text:p>ESRB - T (Teen)</text:p>
          </table:table-cell>
          <table:table-cell office:value-type="string">
            <text:p>Space Quest 1 - The Sarien Encounter </text:p>
          </table:table-cell>
          <table:table-cell table:number-columns-repeated="2" office:value-type="string">
            <text:p>Sierra On-Line, Inc.</text:p>
          </table:table-cell>
          <table:table-cell office:value-type="string">
            <text:p>Adventure</text:p>
          </table:table-cell>
          <table:table-cell office:value-type="string">
            <text:p>3.8</text:p>
          </table:table-cell>
          <table:table-cell office:value-type="string">
            <text:p>1 Player</text:p>
          </table:table-cell>
          <table:table-cell office:value-type="string">
            <text:p>Roger Wilco is one of the most important men on the starship Arcada: he is the janitor! Just when he was doing what he does best (dozing off in a closet), the shrill sound of an alarm penetrated the air. Arcada is attacked by the evil Sariens! Before Roger realizes what is going on, he discovers that he is the only survivor. The Sariens have killed the entire crew and stolen the valuable Star Generator. Roger's immediate task is to find a way to leave Arcada, which is about to explode in fifteen minutes. And then he'll have to show the Sariens why they should never mess with brave intergalactic janitors! <text:s/>Space Quest: The Sarien Encounter is a humorous sci-fi adventure game made with Sierra's AGI engine. The gameplay is similar to that of King's Quest: the player navigates Roger around with arrow keys and interacts with the game world by typing commands. There are puzzles to solve and plenty of situations where the player will have to use his wit to save Roger from death.</text:p>
          </table:table-cell>
          <table:table-cell table:style-name="Default"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sq1&quot;&gt; &lt;year&gt;1986&lt;/year&gt; &lt;rating&gt;ESRB - T (Teen)&lt;/rating&gt; &lt;title&gt;Space Quest 1 - The Sarien Encounter &lt;/title&gt; &lt;pub&gt;Sierra On-Line, Inc.&lt;/pub&gt; &lt;dev&gt;Sierra On-Line, Inc.&lt;/dev&gt; &lt;genre&gt;Adventure&lt;/genre&gt; &lt;score&gt;3.8&lt;/score&gt; &lt;player&gt;1 Player&lt;/player&gt; &lt;story&gt;Roger Wilco is one of the most important men on the starship Arcada: he is the janitor! Just when he was doing what he does best (dozing off in a closet), the shrill sound of an alarm penetrated the air. Arcada is attacked by the evil Sariens! Before Roger realizes what is going on, he discovers that he is the only survivor. The Sariens have killed the entire crew and stolen the valuable Star Generator. Roger's immediate task is to find a way to leave Arcada, which is about to explode in fifteen minutes. And then he'll have to show the Sariens why they should never mess with brave intergalactic janitors!  Space Quest: The Sarien Encounter is a humorous sci-fi adventure game made with Sierra's AGI engine. The gameplay is similar to that of King's Quest: the player navigates Roger around with arrow keys and interacts with the game world by typing commands. There are puzzles to solve and plenty of situations where the player will have to use his wit to save Roger from death.&lt;/story&gt; &lt;/game&gt;">
            <text:p>&lt;game name="sq1"&gt; &lt;year&gt;1986&lt;/year&gt; &lt;rating&gt;ESRB - T (Teen)&lt;/rating&gt; &lt;title&gt;Space Quest 1 - The Sarien Encounter &lt;/title&gt; &lt;pub&gt;Sierra On-Line, Inc.&lt;/pub&gt; &lt;dev&gt;Sierra On-Line, Inc.&lt;/dev&gt; &lt;genre&gt;Adventure&lt;/genre&gt; &lt;score&gt;3.8&lt;/score&gt; &lt;player&gt;1 Player&lt;/player&gt; &lt;story&gt;Roger Wilco is one of the most important men on the starship Arcada: he is the janitor! Just when he was doing what he does best (dozing off in a closet), the shrill sound of an alarm penetrated the air. Arcada is attacked by the evil Sariens! Before Roger realizes what is going on, he discovers that he is the only survivor. The Sariens have killed the entire crew and stolen the valuable Star Generator. Roger's immediate task is to find a way to leave Arcada, which is about to explode in fifteen minutes. And then he'll have to show the Sariens why they should never mess with brave intergalactic janitors! <text:s/>Space Quest: The Sarien Encounter is a humorous sci-fi adventure game made with Sierra's AGI engine. The gameplay is similar to that of King's Quest: the player navigates Roger around with arrow keys and interacts with the game world by typing commands. There are puzzles to solve and plenty of situations where the player will have to use his wit to save Roger from death.&lt;/story&gt; &lt;/game&gt;</text:p>
          </table:table-cell>
          <table:table-cell table:number-columns-repeated="1012"/>
        </table:table-row>
        <table:table-row table:style-name="ro1">
          <table:table-cell office:value-type="string">
            <text:p>sq2</text:p>
          </table:table-cell>
          <table:table-cell office:value-type="string">
            <text:p>1987</text:p>
          </table:table-cell>
          <table:table-cell office:value-type="string">
            <text:p>ESRB - T (Teen)</text:p>
          </table:table-cell>
          <table:table-cell office:value-type="string">
            <text:p>Space Quest 2 - Vohaul's Revenge </text:p>
          </table:table-cell>
          <table:table-cell table:number-columns-repeated="2" office:value-type="string">
            <text:p>Sierra On-Line, Inc.</text:p>
          </table:table-cell>
          <table:table-cell office:value-type="string">
            <text:p>Adventure</text:p>
          </table:table-cell>
          <table:table-cell office:value-type="string">
            <text:p>3.6</text:p>
          </table:table-cell>
          <table:table-cell office:value-type="string">
            <text:p>1 Player</text:p>
          </table:table-cell>
          <table:table-cell office:value-type="string">
            <text:p>The ace janitor Roger Wilco thought he'd seen the last of Sludge Vohaul. However, like every evil scientist is supposed to, Vohaul returns with an even meaner scheme. This time he intends to infest the planet Xenon with thousands of genetically engineered door-to-door life insurance salesmen. The last thing he wants is Roger messing things up, and so the brave janitor is captured and brought to the planet Labion to spend the rest of his days working in Vohaul's mines. Fortunately, the shuttle that takes him to the mines crashes, and Roger is the only survivor. He will have to survive the dangers of the jungle planet Labion, and eventually stop Vohaul from executing his mad plan. <text:s/>Vohaul's Revenge is the sequel to The Sarien Encounter, and the second game in Sierra's humorous Space Quest series of adventure games. The player navigates Roger Wilco around with arrow keys, and interacts with the world by typing commands. Like in the previous game, there are many ways for the player character to die. Much of the gameplay is dedicated to avoiding the many traps and hazards Roger will meet on his way. Some actions must be performed quickly in order to prevent Roger from getting killed. </text:p>
          </table:table-cell>
          <table:table-cell table:style-name="Default"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sq2&quot;&gt; &lt;year&gt;1987&lt;/year&gt; &lt;rating&gt;ESRB - T (Teen)&lt;/rating&gt; &lt;title&gt;Space Quest 2 - Vohaul's Revenge &lt;/title&gt; &lt;pub&gt;Sierra On-Line, Inc.&lt;/pub&gt; &lt;dev&gt;Sierra On-Line, Inc.&lt;/dev&gt; &lt;genre&gt;Adventure&lt;/genre&gt; &lt;score&gt;3.6&lt;/score&gt; &lt;player&gt;1 Player&lt;/player&gt; &lt;story&gt;The ace janitor Roger Wilco thought he'd seen the last of Sludge Vohaul. However, like every evil scientist is supposed to, Vohaul returns with an even meaner scheme. This time he intends to infest the planet Xenon with thousands of genetically engineered door-to-door life insurance salesmen. The last thing he wants is Roger messing things up, and so the brave janitor is captured and brought to the planet Labion to spend the rest of his days working in Vohaul's mines. Fortunately, the shuttle that takes him to the mines crashes, and Roger is the only survivor. He will have to survive the dangers of the jungle planet Labion, and eventually stop Vohaul from executing his mad plan.  Vohaul's Revenge is the sequel to The Sarien Encounter, and the second game in Sierra's humorous Space Quest series of adventure games. The player navigates Roger Wilco around with arrow keys, and interacts with the world by typing commands. Like in the previous game, there are many ways for the player character to die. Much of the gameplay is dedicated to avoiding the many traps and hazards Roger will meet on his way. Some actions must be performed quickly in order to prevent Roger from getting killed. &lt;/story&gt; &lt;/game&gt;">
            <text:p>&lt;game name="sq2"&gt; &lt;year&gt;1987&lt;/year&gt; &lt;rating&gt;ESRB - T (Teen)&lt;/rating&gt; &lt;title&gt;Space Quest 2 - Vohaul's Revenge &lt;/title&gt; &lt;pub&gt;Sierra On-Line, Inc.&lt;/pub&gt; &lt;dev&gt;Sierra On-Line, Inc.&lt;/dev&gt; &lt;genre&gt;Adventure&lt;/genre&gt; &lt;score&gt;3.6&lt;/score&gt; &lt;player&gt;1 Player&lt;/player&gt; &lt;story&gt;The ace janitor Roger Wilco thought he'd seen the last of Sludge Vohaul. However, like every evil scientist is supposed to, Vohaul returns with an even meaner scheme. This time he intends to infest the planet Xenon with thousands of genetically engineered door-to-door life insurance salesmen. The last thing he wants is Roger messing things up, and so the brave janitor is captured and brought to the planet Labion to spend the rest of his days working in Vohaul's mines. Fortunately, the shuttle that takes him to the mines crashes, and Roger is the only survivor. He will have to survive the dangers of the jungle planet Labion, and eventually stop Vohaul from executing his mad plan. <text:s/>Vohaul's Revenge is the sequel to The Sarien Encounter, and the second game in Sierra's humorous Space Quest series of adventure games. The player navigates Roger Wilco around with arrow keys, and interacts with the world by typing commands. Like in the previous game, there are many ways for the player character to die. Much of the gameplay is dedicated to avoiding the many traps and hazards Roger will meet on his way. Some actions must be performed quickly in order to prevent Roger from getting killed. &lt;/story&gt; &lt;/game&gt;</text:p>
          </table:table-cell>
          <table:table-cell table:number-columns-repeated="1012"/>
        </table:table-row>
        <table:table-row table:style-name="ro1">
          <table:table-cell office:value-type="string">
            <text:p>sq3</text:p>
          </table:table-cell>
          <table:table-cell office:value-type="string">
            <text:p>1989</text:p>
          </table:table-cell>
          <table:table-cell office:value-type="string">
            <text:p>ESRB - T (Teen)</text:p>
          </table:table-cell>
          <table:table-cell office:value-type="string">
            <text:p>Space Quest 3 - The Pirates of Pestulon </text:p>
          </table:table-cell>
          <table:table-cell table:number-columns-repeated="2" office:value-type="string">
            <text:p>Sierra On-Line, Inc.</text:p>
          </table:table-cell>
          <table:table-cell office:value-type="string">
            <text:p>Adventure</text:p>
          </table:table-cell>
          <table:table-cell office:value-type="string">
            <text:p>4.0</text:p>
          </table:table-cell>
          <table:table-cell office:value-type="string">
            <text:p>1 Player</text:p>
          </table:table-cell>
          <table:table-cell table:style-name="ce2" office:value-type="string">
            <text:p>Narrowly escaping the events of Space Quest II: Vohaul's Revenge, Roger Wilco's escape pod floats through space. As just another metallic item of junk, it's soon picked up by an interstellar garbage hauler. Waking up in a pile of trash, quite familiar for this janitor-turned-hero, Roger Wilco must somehow escape. Once given access to the rest of the galaxy, he'll soon find himself having to avoid a collections cyborg for payments overdue, dealing with the corporate prison of software company Scummsoft, and having to digest the greasy food from the galaxy's finest hamburger joint. Space Quest 3 is a graphical adventure. The mouse is functional for movement and inventory access, however the game primarily relies on a text parser for specific commands and manipulation of objects on screen. In addition to the regular gameplay, there are also various mini-games, such as a simple non-scrolling arcade game Astro Chicken, as well as a radar screen representation for ship-to-ship space combat.</text:p>
          </table:table-cell>
          <table:table-cell table:style-name="Default"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sq3&quot;&gt; &lt;year&gt;1989&lt;/year&gt; &lt;rating&gt;ESRB - T (Teen)&lt;/rating&gt; &lt;title&gt;Space Quest 3 - The Pirates of Pestulon &lt;/title&gt; &lt;pub&gt;Sierra On-Line, Inc.&lt;/pub&gt; &lt;dev&gt;Sierra On-Line, Inc.&lt;/dev&gt; &lt;genre&gt;Adventure&lt;/genre&gt; &lt;score&gt;4.0&lt;/score&gt; &lt;player&gt;1 Player&lt;/player&gt; &lt;story&gt;Narrowly escaping the events of Space Quest II: Vohaul's Revenge, Roger Wilco's escape pod floats through space. As just another metallic item of junk, it's soon picked up by an interstellar garbage hauler. Waking up in a pile of trash, quite familiar for this janitor-turned-hero, Roger Wilco must somehow escape. Once given access to the rest of the galaxy, he'll soon find himself having to avoid a collections cyborg for payments overdue, dealing with the corporate prison of software company Scummsoft, and having to digest the greasy food from the galaxy's finest hamburger joint. Space Quest 3 is a graphical adventure. The mouse is functional for movement and inventory access, however the game primarily relies on a text parser for specific commands and manipulation of objects on screen. In addition to the regular gameplay, there are also various mini-games, such as a simple non-scrolling arcade game Astro Chicken, as well as a radar screen representation for ship-to-ship space combat.&lt;/story&gt; &lt;/game&gt;">
            <text:p>&lt;game name="sq3"&gt; &lt;year&gt;1989&lt;/year&gt; &lt;rating&gt;ESRB - T (Teen)&lt;/rating&gt; &lt;title&gt;Space Quest 3 - The Pirates of Pestulon &lt;/title&gt; &lt;pub&gt;Sierra On-Line, Inc.&lt;/pub&gt; &lt;dev&gt;Sierra On-Line, Inc.&lt;/dev&gt; &lt;genre&gt;Adventure&lt;/genre&gt; &lt;score&gt;4.0&lt;/score&gt; &lt;player&gt;1 Player&lt;/player&gt; &lt;story&gt;Narrowly escaping the events of Space Quest II: Vohaul's Revenge, Roger Wilco's escape pod floats through space. As just another metallic item of junk, it's soon picked up by an interstellar garbage hauler. Waking up in a pile of trash, quite familiar for this janitor-turned-hero, Roger Wilco must somehow escape. Once given access to the rest of the galaxy, he'll soon find himself having to avoid a collections cyborg for payments overdue, dealing with the corporate prison of software company Scummsoft, and having to digest the greasy food from the galaxy's finest hamburger joint. Space Quest 3 is a graphical adventure. The mouse is functional for movement and inventory access, however the game primarily relies on a text parser for specific commands and manipulation of objects on screen. In addition to the regular gameplay, there are also various mini-games, such as a simple non-scrolling arcade game Astro Chicken, as well as a radar screen representation for ship-to-ship space combat.&lt;/story&gt; &lt;/game&gt;</text:p>
          </table:table-cell>
          <table:table-cell table:number-columns-repeated="1012"/>
        </table:table-row>
        <table:table-row table:style-name="ro1">
          <table:table-cell office:value-type="string">
            <text:p>sq4-cd</text:p>
          </table:table-cell>
          <table:table-cell office:value-type="string">
            <text:p>1991</text:p>
          </table:table-cell>
          <table:table-cell office:value-type="string">
            <text:p>ESRB - T (Teen)</text:p>
          </table:table-cell>
          <table:table-cell office:value-type="string">
            <text:p>Space Quest 4 - Roger Wilco and the Time Rippers </text:p>
          </table:table-cell>
          <table:table-cell table:number-columns-repeated="2" office:value-type="string">
            <text:p>Sierra On-Line, Inc.</text:p>
          </table:table-cell>
          <table:table-cell office:value-type="string">
            <text:p>Adventure</text:p>
          </table:table-cell>
          <table:table-cell office:value-type="string">
            <text:p>3.9</text:p>
          </table:table-cell>
          <table:table-cell office:value-type="string">
            <text:p>1 Player</text:p>
          </table:table-cell>
          <table:table-cell office:value-type="string">
            <text:p>Following his humorous adventures in previous game, Roger Wilco is relaxing at his favorite pub somewhere in time and space when heavily armed soldiers enter the room. Carrying a parting message from Roger's old nemesis, Sludge Vohaul, they plan to get rid of the janitorial hero, execution style. That is, until a man with an over-sized hair dryer helps Roger escape through a time rip into the future. Now Roger Wilco has woken up on his home planet, some time in a meta-fictional Space Quest XII. It is a grim, dystopian future: the series has gone to ruin without its hero, and Vohaul rules supreme. Roger must find a way to avoid Vohaul's henchmen, fulfill his destiny, and learn about a few surprises that await him in his own future. <text:s/>Space Quest IV is the first in the Space Quest series to feature Sierra's icon-based SCI interface and 256-color graphics. The command set includes icons for walking, looking, using or taking, talking, smelling, tasting, as well as inventory access. Roger Wilco is shown on the screen from the exterior in multiple viewpoints. Like in the previous games, inventory-based puzzle-solving co-exists with timed tasks and various hazards that will kill Roger if the player is not careful.</text:p>
          </table:table-cell>
          <table:table-cell table:style-name="Default"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sq4-cd&quot;&gt; &lt;year&gt;1991&lt;/year&gt; &lt;rating&gt;ESRB - T (Teen)&lt;/rating&gt; &lt;title&gt;Space Quest 4 - Roger Wilco and the Time Rippers &lt;/title&gt; &lt;pub&gt;Sierra On-Line, Inc.&lt;/pub&gt; &lt;dev&gt;Sierra On-Line, Inc.&lt;/dev&gt; &lt;genre&gt;Adventure&lt;/genre&gt; &lt;score&gt;3.9&lt;/score&gt; &lt;player&gt;1 Player&lt;/player&gt; &lt;story&gt;Following his humorous adventures in previous game, Roger Wilco is relaxing at his favorite pub somewhere in time and space when heavily armed soldiers enter the room. Carrying a parting message from Roger's old nemesis, Sludge Vohaul, they plan to get rid of the janitorial hero, execution style. That is, until a man with an over-sized hair dryer helps Roger escape through a time rip into the future. Now Roger Wilco has woken up on his home planet, some time in a meta-fictional Space Quest XII. It is a grim, dystopian future: the series has gone to ruin without its hero, and Vohaul rules supreme. Roger must find a way to avoid Vohaul's henchmen, fulfill his destiny, and learn about a few surprises that await him in his own future.  Space Quest IV is the first in the Space Quest series to feature Sierra's icon-based SCI interface and 256-color graphics. The command set includes icons for walking, looking, using or taking, talking, smelling, tasting, as well as inventory access. Roger Wilco is shown on the screen from the exterior in multiple viewpoints. Like in the previous games, inventory-based puzzle-solving co-exists with timed tasks and various hazards that will kill Roger if the player is not careful.&lt;/story&gt; &lt;/game&gt;">
            <text:p>&lt;game name="sq4-cd"&gt; &lt;year&gt;1991&lt;/year&gt; &lt;rating&gt;ESRB - T (Teen)&lt;/rating&gt; &lt;title&gt;Space Quest 4 - Roger Wilco and the Time Rippers &lt;/title&gt; &lt;pub&gt;Sierra On-Line, Inc.&lt;/pub&gt; &lt;dev&gt;Sierra On-Line, Inc.&lt;/dev&gt; &lt;genre&gt;Adventure&lt;/genre&gt; &lt;score&gt;3.9&lt;/score&gt; &lt;player&gt;1 Player&lt;/player&gt; &lt;story&gt;Following his humorous adventures in previous game, Roger Wilco is relaxing at his favorite pub somewhere in time and space when heavily armed soldiers enter the room. Carrying a parting message from Roger's old nemesis, Sludge Vohaul, they plan to get rid of the janitorial hero, execution style. That is, until a man with an over-sized hair dryer helps Roger escape through a time rip into the future. Now Roger Wilco has woken up on his home planet, some time in a meta-fictional Space Quest XII. It is a grim, dystopian future: the series has gone to ruin without its hero, and Vohaul rules supreme. Roger must find a way to avoid Vohaul's henchmen, fulfill his destiny, and learn about a few surprises that await him in his own future. <text:s/>Space Quest IV is the first in the Space Quest series to feature Sierra's icon-based SCI interface and 256-color graphics. The command set includes icons for walking, looking, using or taking, talking, smelling, tasting, as well as inventory access. Roger Wilco is shown on the screen from the exterior in multiple viewpoints. Like in the previous games, inventory-based puzzle-solving co-exists with timed tasks and various hazards that will kill Roger if the player is not careful.&lt;/story&gt; &lt;/game&gt;</text:p>
          </table:table-cell>
          <table:table-cell table:number-columns-repeated="1012"/>
        </table:table-row>
        <table:table-row table:style-name="ro1">
          <table:table-cell office:value-type="string">
            <text:p>sq5</text:p>
          </table:table-cell>
          <table:table-cell office:value-type="string">
            <text:p>1993</text:p>
          </table:table-cell>
          <table:table-cell office:value-type="string">
            <text:p>ESRB - T (Teen)</text:p>
          </table:table-cell>
          <table:table-cell office:value-type="string">
            <text:p>Space Quest 5 - The Next Mutation </text:p>
          </table:table-cell>
          <table:table-cell office:value-type="string">
            <text:p>Sierra On-Line, Inc.</text:p>
          </table:table-cell>
          <table:table-cell office:value-type="string">
            <text:p>Dynamix</text:p>
          </table:table-cell>
          <table:table-cell office:value-type="string">
            <text:p>Adventure</text:p>
          </table:table-cell>
          <table:table-cell office:value-type="string">
            <text:p>4.0</text:p>
          </table:table-cell>
          <table:table-cell office:value-type="string">
            <text:p>1 Player</text:p>
          </table:table-cell>
          <table:table-cell office:value-type="string">
            <text:p>After travelling back and forth through time in the previous game, Roger Wilco is back in the Starfleet Acadamy, serving as both a cadet and a janitor. Cheating his way through the Starfleet Aptitude Test, Roger is finally given the rank of captain, his own ship (a garbage scow) and a mission: to explore strange new worlds (which no man in his right mind would explore), to seek out new life and new civilizations (which grew out of the massive amounts of trash Roger will collect on his way), to boldly go where no man has gone before. Step by step Roger will have to unveil a galaxy-wide biohazardous material dumping scheme, solve the mystery of the disappearance of a fellow Starfleet captain and his ship, and confront an agent of an old nemesis. <text:s/>Space Quest V: The Next Mutation is an adventure game in the Space Quest series. Like its brethren, it is characterized by humorous writing and situations, as well as plenty of opportunities for the hero to die horribly. The game is entirely mouse-controlled: the player interacts with the world by clicking on locations, people and objects on the screen, cycling between various actions (walking, looking, touching or taking, talking, etc.), by clicking the right mouse button or using the icon bar. The latter also contains icons that allow the player to access Roger's inventory, quit the game or change the settings. Commands for smelling and tasting have been removed, but a special icon for giving orders has been added. It can be used on any object or character in the game, but its actual purpose is to issue specific commands to the crew members: Roger's garbage scow, the Eureka, has a crew over which he presides. The game is plot-driven and contains cutscenes done in a comic book-like style. Plot development is linear, but each planet the protagonist visits usually consists of several screens and contains its own objectives and puzzles. There are also hazardous situations that may occur on the spaceship itself and must be dealt with.</text:p>
          </table:table-cell>
          <table:table-cell table:style-name="Default"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sq5&quot;&gt; &lt;year&gt;1993&lt;/year&gt; &lt;rating&gt;ESRB - T (Teen)&lt;/rating&gt; &lt;title&gt;Space Quest 5 - The Next Mutation &lt;/title&gt; &lt;pub&gt;Sierra On-Line, Inc.&lt;/pub&gt; &lt;dev&gt;Dynamix&lt;/dev&gt; &lt;genre&gt;Adventure&lt;/genre&gt; &lt;score&gt;4.0&lt;/score&gt; &lt;player&gt;1 Player&lt;/player&gt; &lt;story&gt;After travelling back and forth through time in the previous game, Roger Wilco is back in the Starfleet Acadamy, serving as both a cadet and a janitor. Cheating his way through the Starfleet Aptitude Test, Roger is finally given the rank of captain, his own ship (a garbage scow) and a mission: to explore strange new worlds (which no man in his right mind would explore), to seek out new life and new civilizations (which grew out of the massive amounts of trash Roger will collect on his way), to boldly go where no man has gone before. Step by step Roger will have to unveil a galaxy-wide biohazardous material dumping scheme, solve the mystery of the disappearance of a fellow Starfleet captain and his ship, and confront an agent of an old nemesis.  Space Quest V: The Next Mutation is an adventure game in the Space Quest series. Like its brethren, it is characterized by humorous writing and situations, as well as plenty of opportunities for the hero to die horribly. The game is entirely mouse-controlled: the player interacts with the world by clicking on locations, people and objects on the screen, cycling between various actions (walking, looking, touching or taking, talking, etc.), by clicking the right mouse button or using the icon bar. The latter also contains icons that allow the player to access Roger's inventory, quit the game or change the settings. Commands for smelling and tasting have been removed, but a special icon for giving orders has been added. It can be used on any object or character in the game, but its actual purpose is to issue specific commands to the crew members: Roger's garbage scow, the Eureka, has a crew over which he presides. The game is plot-driven and contains cutscenes done in a comic book-like style. Plot development is linear, but each planet the protagonist visits usually consists of several screens and contains its own objectives and puzzles. There are also hazardous situations that may occur on the spaceship itself and must be dealt with.&lt;/story&gt; &lt;/game&gt;">
            <text:p>&lt;game name="sq5"&gt; &lt;year&gt;1993&lt;/year&gt; &lt;rating&gt;ESRB - T (Teen)&lt;/rating&gt; &lt;title&gt;Space Quest 5 - The Next Mutation &lt;/title&gt; &lt;pub&gt;Sierra On-Line, Inc.&lt;/pub&gt; &lt;dev&gt;Dynamix&lt;/dev&gt; &lt;genre&gt;Adventure&lt;/genre&gt; &lt;score&gt;4.0&lt;/score&gt; &lt;player&gt;1 Player&lt;/player&gt; &lt;story&gt;After travelling back and forth through time in the previous game, Roger Wilco is back in the Starfleet Acadamy, serving as both a cadet and a janitor. Cheating his way through the Starfleet Aptitude Test, Roger is finally given the rank of captain, his own ship (a garbage scow) and a mission: to explore strange new worlds (which no man in his right mind would explore), to seek out new life and new civilizations (which grew out of the massive amounts of trash Roger will collect on his way), to boldly go where no man has gone before. Step by step Roger will have to unveil a galaxy-wide biohazardous material dumping scheme, solve the mystery of the disappearance of a fellow Starfleet captain and his ship, and confront an agent of an old nemesis. <text:s/>Space Quest V: The Next Mutation is an adventure game in the Space Quest series. Like its brethren, it is characterized by humorous writing and situations, as well as plenty of opportunities for the hero to die horribly. The game is entirely mouse-controlled: the player interacts with the world by clicking on locations, people and objects on the screen, cycling between various actions (walking, looking, touching or taking, talking, etc.), by clicking the right mouse button or using the icon bar. The latter also contains icons that allow the player to access Roger's inventory, quit the game or change the settings. Commands for smelling and tasting have been removed, but a special icon for giving orders has been added. It can be used on any object or character in the game, but its actual purpose is to issue specific commands to the crew members: Roger's garbage scow, the Eureka, has a crew over which he presides. The game is plot-driven and contains cutscenes done in a comic book-like style. Plot development is linear, but each planet the protagonist visits usually consists of several screens and contains its own objectives and puzzles. There are also hazardous situations that may occur on the spaceship itself and must be dealt with.&lt;/story&gt; &lt;/game&gt;</text:p>
          </table:table-cell>
          <table:table-cell table:number-columns-repeated="1012"/>
        </table:table-row>
        <table:table-row table:style-name="ro1">
          <table:table-cell office:value-type="string">
            <text:p>spyfox</text:p>
          </table:table-cell>
          <table:table-cell office:value-type="string">
            <text:p>1997</text:p>
          </table:table-cell>
          <table:table-cell office:value-type="string">
            <text:p>ESRB - EC (Early Childhood)</text:p>
          </table:table-cell>
          <table:table-cell office:value-type="string">
            <text:p>SPY Fox 1 - Dry Cereal </text:p>
          </table:table-cell>
          <table:table-cell table:number-columns-repeated="2" office:value-type="string">
            <text:p>Humongous Entertainment</text:p>
          </table:table-cell>
          <table:table-cell office:value-type="string">
            <text:p>Educational</text:p>
          </table:table-cell>
          <table:table-cell office:value-type="string">
            <text:p>4.2</text:p>
          </table:table-cell>
          <table:table-cell office:value-type="string">
            <text:p>1 Player</text:p>
          </table:table-cell>
          <table:table-cell office:value-type="string">
            <text:p>The evil Goat William the Kid is trying to get rid of all milk by flooding the capitol of Washington D.C by pouring a whole lot of milk on it. Who can stop this ghastly goat? Fox, SPY Fox sent by SPY CORPS. <text:s/>You travel to one of the Greek Islands to solve puzzles and find a way to stop William the Kid with the help of Monkey Penney, Quack and Mr. Uterley the owner of A Malgomated MOO Juice company. With the help of Spy Gadgets given to you by Quack such as the Laser Toothbrush, Spy Nickel and Suction cuff links, you will discover secrets and find a good way to stop William the kids plans for flooding the capitol. <text:s/>Each game has a different type of gameplay with different gadgets to use. There is a save and load system, and entertainment options from Spy Fox's Spy Watch.</text:p>
          </table:table-cell>
          <table:table-cell table:style-name="Default"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spyfox&quot;&gt; &lt;year&gt;1997&lt;/year&gt; &lt;rating&gt;ESRB - EC (Early Childhood)&lt;/rating&gt; &lt;title&gt;SPY Fox 1 - Dry Cereal &lt;/title&gt; &lt;pub&gt;Humongous Entertainment&lt;/pub&gt; &lt;dev&gt;Humongous Entertainment&lt;/dev&gt; &lt;genre&gt;Educational&lt;/genre&gt; &lt;score&gt;4.2&lt;/score&gt; &lt;player&gt;1 Player&lt;/player&gt; &lt;story&gt;The evil Goat William the Kid is trying to get rid of all milk by flooding the capitol of Washington D.C by pouring a whole lot of milk on it. Who can stop this ghastly goat? Fox, SPY Fox sent by SPY CORPS.  You travel to one of the Greek Islands to solve puzzles and find a way to stop William the Kid with the help of Monkey Penney, Quack and Mr. Uterley the owner of A Malgomated MOO Juice company. With the help of Spy Gadgets given to you by Quack such as the Laser Toothbrush, Spy Nickel and Suction cuff links, you will discover secrets and find a good way to stop William the kids plans for flooding the capitol.  Each game has a different type of gameplay with different gadgets to use. There is a save and load system, and entertainment options from Spy Fox's Spy Watch.&lt;/story&gt; &lt;/game&gt;">
            <text:p>&lt;game name="spyfox"&gt; &lt;year&gt;1997&lt;/year&gt; &lt;rating&gt;ESRB - EC (Early Childhood)&lt;/rating&gt; &lt;title&gt;SPY Fox 1 - Dry Cereal &lt;/title&gt; &lt;pub&gt;Humongous Entertainment&lt;/pub&gt; &lt;dev&gt;Humongous Entertainment&lt;/dev&gt; &lt;genre&gt;Educational&lt;/genre&gt; &lt;score&gt;4.2&lt;/score&gt; &lt;player&gt;1 Player&lt;/player&gt; &lt;story&gt;The evil Goat William the Kid is trying to get rid of all milk by flooding the capitol of Washington D.C by pouring a whole lot of milk on it. Who can stop this ghastly goat? Fox, SPY Fox sent by SPY CORPS. <text:s/>You travel to one of the Greek Islands to solve puzzles and find a way to stop William the Kid with the help of Monkey Penney, Quack and Mr. Uterley the owner of A Malgomated MOO Juice company. With the help of Spy Gadgets given to you by Quack such as the Laser Toothbrush, Spy Nickel and Suction cuff links, you will discover secrets and find a good way to stop William the kids plans for flooding the capitol. <text:s/>Each game has a different type of gameplay with different gadgets to use. There is a save and load system, and entertainment options from Spy Fox's Spy Watch.&lt;/story&gt; &lt;/game&gt;</text:p>
          </table:table-cell>
          <table:table-cell table:number-columns-repeated="1012"/>
        </table:table-row>
        <table:table-row table:style-name="ro1">
          <table:table-cell office:value-type="string">
            <text:p>spyfox2</text:p>
          </table:table-cell>
          <table:table-cell office:value-type="string">
            <text:p>1999</text:p>
          </table:table-cell>
          <table:table-cell office:value-type="string">
            <text:p>ESRB - EC (Early Childhood)</text:p>
          </table:table-cell>
          <table:table-cell office:value-type="string">
            <text:p>SPY Fox 2 - Some Assembly Required </text:p>
          </table:table-cell>
          <table:table-cell table:number-columns-repeated="2" office:value-type="string">
            <text:p>Humongous Entertainment</text:p>
          </table:table-cell>
          <table:table-cell office:value-type="string">
            <text:p>Educational</text:p>
          </table:table-cell>
          <table:table-cell office:value-type="string">
            <text:p>4.2</text:p>
          </table:table-cell>
          <table:table-cell office:value-type="string">
            <text:p>1 Player</text:p>
          </table:table-cell>
          <table:table-cell office:value-type="string">
            <text:p>In this adventure game for kids 5-10, the freedom of the world is once again in peril! SPY Corps must call on their suave, super-secret agent SPY Fox to neutralize a ploy engineered by the Society of Meaningless Evil, Larceny, Lying, and Yelling (S.M.E.L.L.Y.) and masterminded by the dastardly Napoleon LeRoach and his giant dogbot ( disguised as a World's Fair exhibit). Can you find it before it goes on a rampage? <text:s text:c="2"/>You can, with the help of SPY Fox and Monkey Penny, Professor Quack, Walter Wireless and Bea Bear (she's a graduate of "OhManThatHurtz!" massage school) and other characters. <text:s text:c="2"/>You may just need their help, because the puzzles change; each time you start a new game, there will be a different combination of puzzles to solve! There are two "main paths" in the game, and each time you start a new game they take a few puzzles from path 'A" and a few from path 'B". There's also a bonus ending, for the "just perfect" end to the story. The help file that comes with the game has both hints and explicit answers, too. <text:s/>Aside for the normal Junior Adventures point-n-click system, lots of things on-screen to click on for amusing animations, and puzzles designed to challenge and inspire kids to think for themselves, there's a new "talk balloon" system allowing you to extract information from just about anyone, while SPY Fox' gadgets can get you out of the more dire predicaments. Explore and learn while you earn clues and uncover important info. Out of time, super sleuth? No problem - save now and play later. Want a break from spying? Play the "Things From Space" mini-arcade game for a change of pace.</text:p>
          </table:table-cell>
          <table:table-cell table:style-name="Default"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spyfox2&quot;&gt; &lt;year&gt;1999&lt;/year&gt; &lt;rating&gt;ESRB - EC (Early Childhood)&lt;/rating&gt; &lt;title&gt;SPY Fox 2 - Some Assembly Required &lt;/title&gt; &lt;pub&gt;Humongous Entertainment&lt;/pub&gt; &lt;dev&gt;Humongous Entertainment&lt;/dev&gt; &lt;genre&gt;Educational&lt;/genre&gt; &lt;score&gt;4.2&lt;/score&gt; &lt;player&gt;1 Player&lt;/player&gt; &lt;story&gt;In this adventure game for kids 5-10, the freedom of the world is once again in peril! SPY Corps must call on their suave, super-secret agent SPY Fox to neutralize a ploy engineered by the Society of Meaningless Evil, Larceny, Lying, and Yelling (S.M.E.L.L.Y.) and masterminded by the dastardly Napoleon LeRoach and his giant dogbot ( disguised as a World's Fair exhibit). Can you find it before it goes on a rampage?   You can, with the help of SPY Fox and Monkey Penny, Professor Quack, Walter Wireless and Bea Bear (she's a graduate of &quot;OhManThatHurtz!&quot; massage school) and other characters.   You may just need their help, because the puzzles change; each time you start a new game, there will be a different combination of puzzles to solve! There are two &quot;main paths&quot; in the game, and each time you start a new game they take a few puzzles from path 'A&quot; and a few from path 'B&quot;. There's also a bonus ending, for the &quot;just perfect&quot; end to the story. The help file that comes with the game has both hints and explicit answers, too.  Aside for the normal Junior Adventures point-n-click system, lots of things on-screen to click on for amusing animations, and puzzles designed to challenge and inspire kids to think for themselves, there's a new &quot;talk balloon&quot; system allowing you to extract information from just about anyone, while SPY Fox' gadgets can get you out of the more dire predicaments. Explore and learn while you earn clues and uncover important info. Out of time, super sleuth? No problem - save now and play later. Want a break from spying? Play the &quot;Things From Space&quot; mini-arcade game for a change of pace.&lt;/story&gt; &lt;/game&gt;">
            <text:p>&lt;game name="spyfox2"&gt; &lt;year&gt;1999&lt;/year&gt; &lt;rating&gt;ESRB - EC (Early Childhood)&lt;/rating&gt; &lt;title&gt;SPY Fox 2 - Some Assembly Required &lt;/title&gt; &lt;pub&gt;Humongous Entertainment&lt;/pub&gt; &lt;dev&gt;Humongous Entertainment&lt;/dev&gt; &lt;genre&gt;Educational&lt;/genre&gt; &lt;score&gt;4.2&lt;/score&gt; &lt;player&gt;1 Player&lt;/player&gt; &lt;story&gt;In this adventure game for kids 5-10, the freedom of the world is once again in peril! SPY Corps must call on their suave, super-secret agent SPY Fox to neutralize a ploy engineered by the Society of Meaningless Evil, Larceny, Lying, and Yelling (S.M.E.L.L.Y.) and masterminded by the dastardly Napoleon LeRoach and his giant dogbot ( disguised as a World's Fair exhibit). Can you find it before it goes on a rampage? <text:s text:c="2"/>You can, with the help of SPY Fox and Monkey Penny, Professor Quack, Walter Wireless and Bea Bear (she's a graduate of "OhManThatHurtz!" massage school) and other characters. <text:s text:c="2"/>You may just need their help, because the puzzles change; each time you start a new game, there will be a different combination of puzzles to solve! There are two "main paths" in the game, and each time you start a new game they take a few puzzles from path 'A" and a few from path 'B". There's also a bonus ending, for the "just perfect" end to the story. The help file that comes with the game has both hints and explicit answers, too. <text:s/>Aside for the normal Junior Adventures point-n-click system, lots of things on-screen to click on for amusing animations, and puzzles designed to challenge and inspire kids to think for themselves, there's a new "talk balloon" system allowing you to extract information from just about anyone, while SPY Fox' gadgets can get you out of the more dire predicaments. Explore and learn while you earn clues and uncover important info. Out of time, super sleuth? No problem - save now and play later. Want a break from spying? Play the "Things From Space" mini-arcade game for a change of pace.&lt;/story&gt; &lt;/game&gt;</text:p>
          </table:table-cell>
          <table:table-cell table:number-columns-repeated="1012"/>
        </table:table-row>
        <table:table-row table:style-name="ro1">
          <table:table-cell office:value-type="string">
            <text:p>spyozon-us</text:p>
          </table:table-cell>
          <table:table-cell office:value-type="string">
            <text:p>2001</text:p>
          </table:table-cell>
          <table:table-cell office:value-type="string">
            <text:p>ESRB - EC (Early Childhood)</text:p>
          </table:table-cell>
          <table:table-cell office:value-type="string">
            <text:p>SPY Fox 3 - Operation Ozone </text:p>
          </table:table-cell>
          <table:table-cell table:number-columns-repeated="2" office:value-type="string">
            <text:p>Humongous Entertainment</text:p>
          </table:table-cell>
          <table:table-cell office:value-type="string">
            <text:p>Educational</text:p>
          </table:table-cell>
          <table:table-cell office:value-type="string">
            <text:p>3.7</text:p>
          </table:table-cell>
          <table:table-cell office:value-type="string">
            <text:p>1 Player</text:p>
          </table:table-cell>
          <table:table-cell office:value-type="string">
            <text:p>Spy Fox: Operation Ozone is the third game in the children entertainment franchise from Humongous Entertainment. Built on the SCUMM engine that powered Maniac Mansion, Spy Fox is a graphic adventure game delivered in the typical style and writing that made Humongous a successful publisher of children titles. <text:s/>The player takes the role of Spy Fox, an international man of action. As a top secret agent Spy Fox, with help from Professor Quack's high tech gizmos, must find a way to stop the mad genius Poodles Galore from realizing her plan to destroy the Earth's ozone layer. <text:s/>The game also features a mini-game and is published in a three media format: Windows, Macintosh and audio CD featuring 11 Spy Fox and spy genre inspired songs. </text:p>
          </table:table-cell>
          <table:table-cell table:style-name="Default"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spyozon-us&quot;&gt; &lt;year&gt;2001&lt;/year&gt; &lt;rating&gt;ESRB - EC (Early Childhood)&lt;/rating&gt; &lt;title&gt;SPY Fox 3 - Operation Ozone &lt;/title&gt; &lt;pub&gt;Humongous Entertainment&lt;/pub&gt; &lt;dev&gt;Humongous Entertainment&lt;/dev&gt; &lt;genre&gt;Educational&lt;/genre&gt; &lt;score&gt;3.7&lt;/score&gt; &lt;player&gt;1 Player&lt;/player&gt; &lt;story&gt;Spy Fox: Operation Ozone is the third game in the children entertainment franchise from Humongous Entertainment. Built on the SCUMM engine that powered Maniac Mansion, Spy Fox is a graphic adventure game delivered in the typical style and writing that made Humongous a successful publisher of children titles.  The player takes the role of Spy Fox, an international man of action. As a top secret agent Spy Fox, with help from Professor Quack's high tech gizmos, must find a way to stop the mad genius Poodles Galore from realizing her plan to destroy the Earth's ozone layer.  The game also features a mini-game and is published in a three media format: Windows, Macintosh and audio CD featuring 11 Spy Fox and spy genre inspired songs. &lt;/story&gt; &lt;/game&gt;">
            <text:p>&lt;game name="spyozon-us"&gt; &lt;year&gt;2001&lt;/year&gt; &lt;rating&gt;ESRB - EC (Early Childhood)&lt;/rating&gt; &lt;title&gt;SPY Fox 3 - Operation Ozone &lt;/title&gt; &lt;pub&gt;Humongous Entertainment&lt;/pub&gt; &lt;dev&gt;Humongous Entertainment&lt;/dev&gt; &lt;genre&gt;Educational&lt;/genre&gt; &lt;score&gt;3.7&lt;/score&gt; &lt;player&gt;1 Player&lt;/player&gt; &lt;story&gt;Spy Fox: Operation Ozone is the third game in the children entertainment franchise from Humongous Entertainment. Built on the SCUMM engine that powered Maniac Mansion, Spy Fox is a graphic adventure game delivered in the typical style and writing that made Humongous a successful publisher of children titles. <text:s/>The player takes the role of Spy Fox, an international man of action. As a top secret agent Spy Fox, with help from Professor Quack's high tech gizmos, must find a way to stop the mad genius Poodles Galore from realizing her plan to destroy the Earth's ozone layer. <text:s/>The game also features a mini-game and is published in a three media format: Windows, Macintosh and audio CD featuring 11 Spy Fox and spy genre inspired songs. &lt;/story&gt; &lt;/game&gt;</text:p>
          </table:table-cell>
          <table:table-cell table:number-columns-repeated="1012"/>
        </table:table-row>
        <table:table-row table:style-name="ro1">
          <table:table-cell office:value-type="string">
            <text:p>chase-us</text:p>
          </table:table-cell>
          <table:table-cell office:value-type="string">
            <text:p>1999</text:p>
          </table:table-cell>
          <table:table-cell office:value-type="string">
            <text:p>ESRB - E (Everyone)</text:p>
          </table:table-cell>
          <table:table-cell office:value-type="string">
            <text:p>SPY Fox in Cheese Chase </text:p>
          </table:table-cell>
          <table:table-cell table:number-columns-repeated="2" office:value-type="string">
            <text:p>Humongous Entertainment</text:p>
          </table:table-cell>
          <table:table-cell office:value-type="string">
            <text:p>Action</text:p>
          </table:table-cell>
          <table:table-cell office:value-type="string">
            <text:p>3.2</text:p>
          </table:table-cell>
          <table:table-cell office:value-type="string">
            <text:p>1 Player</text:p>
          </table:table-cell>
          <table:table-cell office:value-type="string">
            <text:p>Something sure smells funny… the Limburger Cheese has been kidnapped! Spy Corps operatives have evidence that spy Russian Blue has stolen the prized cheese. There's only one agent suave enough to take on a case like this – agent SPY Fox. <text:s/>In this Junior Arcade game, SPY Fox races after Blue and must deal with her henchmen and their weapons while he continues the chase through streets and snow, through air and water. You control the intrepid Fox's movement in this vertical side-scroller as he chases his quarry on SPY scooters, jet-skis, and ultralights. <text:s/>When the going gets rough, a variety of Spy Gadgets will appear on the path in crates....but so will nasty surprises that Fox will want to dodge around. As with all Humongous titles, no one dies - a pie in the face or the "banana shooter" is about as violet as the action gets. Just be sure to watch out for potholes and streetlight poles! <text:s/>Aside from the 100 levels that come with the game, there's a built-in Kid Editor too so you can make your own crazy levels.</text:p>
          </table:table-cell>
          <table:table-cell table:style-name="Default"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chase-us&quot;&gt; &lt;year&gt;1999&lt;/year&gt; &lt;rating&gt;ESRB - E (Everyone)&lt;/rating&gt; &lt;title&gt;SPY Fox in Cheese Chase &lt;/title&gt; &lt;pub&gt;Humongous Entertainment&lt;/pub&gt; &lt;dev&gt;Humongous Entertainment&lt;/dev&gt; &lt;genre&gt;Action&lt;/genre&gt; &lt;score&gt;3.2&lt;/score&gt; &lt;player&gt;1 Player&lt;/player&gt; &lt;story&gt;Something sure smells funny… the Limburger Cheese has been kidnapped! Spy Corps operatives have evidence that spy Russian Blue has stolen the prized cheese. There's only one agent suave enough to take on a case like this – agent SPY Fox.  In this Junior Arcade game, SPY Fox races after Blue and must deal with her henchmen and their weapons while he continues the chase through streets and snow, through air and water. You control the intrepid Fox's movement in this vertical side-scroller as he chases his quarry on SPY scooters, jet-skis, and ultralights.  When the going gets rough, a variety of Spy Gadgets will appear on the path in crates....but so will nasty surprises that Fox will want to dodge around. As with all Humongous titles, no one dies - a pie in the face or the &quot;banana shooter&quot; is about as violet as the action gets. Just be sure to watch out for potholes and streetlight poles!  Aside from the 100 levels that come with the game, there's a built-in Kid Editor too so you can make your own crazy levels.&lt;/story&gt; &lt;/game&gt;">
            <text:p>&lt;game name="chase-us"&gt; &lt;year&gt;1999&lt;/year&gt; &lt;rating&gt;ESRB - E (Everyone)&lt;/rating&gt; &lt;title&gt;SPY Fox in Cheese Chase &lt;/title&gt; &lt;pub&gt;Humongous Entertainment&lt;/pub&gt; &lt;dev&gt;Humongous Entertainment&lt;/dev&gt; &lt;genre&gt;Action&lt;/genre&gt; &lt;score&gt;3.2&lt;/score&gt; &lt;player&gt;1 Player&lt;/player&gt; &lt;story&gt;Something sure smells funny… the Limburger Cheese has been kidnapped! Spy Corps operatives have evidence that spy Russian Blue has stolen the prized cheese. There's only one agent suave enough to take on a case like this – agent SPY Fox. <text:s/>In this Junior Arcade game, SPY Fox races after Blue and must deal with her henchmen and their weapons while he continues the chase through streets and snow, through air and water. You control the intrepid Fox's movement in this vertical side-scroller as he chases his quarry on SPY scooters, jet-skis, and ultralights. <text:s/>When the going gets rough, a variety of Spy Gadgets will appear on the path in crates....but so will nasty surprises that Fox will want to dodge around. As with all Humongous titles, no one dies - a pie in the face or the "banana shooter" is about as violet as the action gets. Just be sure to watch out for potholes and streetlight poles! <text:s/>Aside from the 100 levels that come with the game, there's a built-in Kid Editor too so you can make your own crazy levels.&lt;/story&gt; &lt;/game&gt;</text:p>
          </table:table-cell>
          <table:table-cell table:number-columns-repeated="1012"/>
        </table:table-row>
        <table:table-row table:style-name="ro1">
          <table:table-cell office:value-type="string">
            <text:p>mustard-us</text:p>
          </table:table-cell>
          <table:table-cell office:value-type="string">
            <text:p>1999</text:p>
          </table:table-cell>
          <table:table-cell office:value-type="string">
            <text:p>ESRB - EC (Early Childhood)</text:p>
          </table:table-cell>
          <table:table-cell office:value-type="string">
            <text:p>SPY Fox in Hold the Mustard </text:p>
          </table:table-cell>
          <table:table-cell table:number-columns-repeated="2" office:value-type="string">
            <text:p>Humongous Entertainment</text:p>
          </table:table-cell>
          <table:table-cell office:value-type="string">
            <text:p>Adventure</text:p>
          </table:table-cell>
          <table:table-cell office:value-type="string">
            <text:p>3.5</text:p>
          </table:table-cell>
          <table:table-cell office:value-type="string">
            <text:p>1 Player</text:p>
          </table:table-cell>
          <table:table-cell office:value-type="string">
            <text:p>King Konglomerate, CEO of a mustard company, launches a series of robots to steal and destroy tomatoes so that he won't have to compete with his archenemy ketchup. From Florida to Egypt, SPY Fox must travel around the world with his Multiple Environment Spy Ship to save the world's ketchup supply. <text:s/>The game itself is a straight-up side-scroller where you control your Spy Ship with either mouse or keyboard through 101 levels avoiding obstacles, shooting robots and collecting tomatoes. Like the other games in the Spy fox series, the game was built on the SCUMM engine.</text:p>
          </table:table-cell>
          <table:table-cell table:style-name="Default"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mustard-us&quot;&gt; &lt;year&gt;1999&lt;/year&gt; &lt;rating&gt;ESRB - EC (Early Childhood)&lt;/rating&gt; &lt;title&gt;SPY Fox in Hold the Mustard &lt;/title&gt; &lt;pub&gt;Humongous Entertainment&lt;/pub&gt; &lt;dev&gt;Humongous Entertainment&lt;/dev&gt; &lt;genre&gt;Adventure&lt;/genre&gt; &lt;score&gt;3.5&lt;/score&gt; &lt;player&gt;1 Player&lt;/player&gt; &lt;story&gt;King Konglomerate, CEO of a mustard company, launches a series of robots to steal and destroy tomatoes so that he won't have to compete with his archenemy ketchup. From Florida to Egypt, SPY Fox must travel around the world with his Multiple Environment Spy Ship to save the world's ketchup supply.  The game itself is a straight-up side-scroller where you control your Spy Ship with either mouse or keyboard through 101 levels avoiding obstacles, shooting robots and collecting tomatoes. Like the other games in the Spy fox series, the game was built on the SCUMM engine.&lt;/story&gt; &lt;/game&gt;">
            <text:p>&lt;game name="mustard-us"&gt; &lt;year&gt;1999&lt;/year&gt; &lt;rating&gt;ESRB - EC (Early Childhood)&lt;/rating&gt; &lt;title&gt;SPY Fox in Hold the Mustard &lt;/title&gt; &lt;pub&gt;Humongous Entertainment&lt;/pub&gt; &lt;dev&gt;Humongous Entertainment&lt;/dev&gt; &lt;genre&gt;Adventure&lt;/genre&gt; &lt;score&gt;3.5&lt;/score&gt; &lt;player&gt;1 Player&lt;/player&gt; &lt;story&gt;King Konglomerate, CEO of a mustard company, launches a series of robots to steal and destroy tomatoes so that he won't have to compete with his archenemy ketchup. From Florida to Egypt, SPY Fox must travel around the world with his Multiple Environment Spy Ship to save the world's ketchup supply. <text:s/>The game itself is a straight-up side-scroller where you control your Spy Ship with either mouse or keyboard through 101 levels avoiding obstacles, shooting robots and collecting tomatoes. Like the other games in the Spy fox series, the game was built on the SCUMM engine.&lt;/story&gt; &lt;/game&gt;</text:p>
          </table:table-cell>
          <table:table-cell table:number-columns-repeated="1012"/>
        </table:table-row>
        <table:table-row table:style-name="ro1">
          <table:table-cell office:value-type="string">
            <text:p>teenagent</text:p>
          </table:table-cell>
          <table:table-cell office:value-type="string">
            <text:p>1994</text:p>
          </table:table-cell>
          <table:table-cell office:value-type="string">
            <text:p>ESRB - T (Teen)</text:p>
          </table:table-cell>
          <table:table-cell office:value-type="string">
            <text:p>Teen Agent </text:p>
          </table:table-cell>
          <table:table-cell office:value-type="string">
            <text:p>Union Logic Software Publishing, Inc.</text:p>
          </table:table-cell>
          <table:table-cell office:value-type="string">
            <text:p>Metropolis Software House</text:p>
          </table:table-cell>
          <table:table-cell office:value-type="string">
            <text:p>Adventure</text:p>
          </table:table-cell>
          <table:table-cell office:value-type="string">
            <text:p>3.5</text:p>
          </table:table-cell>
          <table:table-cell office:value-type="string">
            <text:p>1 Player</text:p>
          </table:table-cell>
          <table:table-cell office:value-type="string">
            <text:p>You take the role of Mark Hopper, an ordinary teenager who gets hired by the RGB intelligence (he was selected by a fortune teller) to solve the mystery of gold disappearing from the Mega Bank. But first you're sent to the RGB training camp where you'll have to pass the three trials! <text:s/>Teenagent is a humorous point-and-click adventure, originally available as shareware, but the DOS version was later re-released as freeware. You control Mark Hopper with a mouse - click on where you want him to go, left-click on objects and people to look at them, and right-click on them to interact with them. By moving the cursor to the top of the screen, you bring up your inventory. </text:p>
          </table:table-cell>
          <table:table-cell table:style-name="Default"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teenagent&quot;&gt; &lt;year&gt;1994&lt;/year&gt; &lt;rating&gt;ESRB - T (Teen)&lt;/rating&gt; &lt;title&gt;Teen Agent &lt;/title&gt; &lt;pub&gt;Union Logic Software Publishing, Inc.&lt;/pub&gt; &lt;dev&gt;Metropolis Software House&lt;/dev&gt; &lt;genre&gt;Adventure&lt;/genre&gt; &lt;score&gt;3.5&lt;/score&gt; &lt;player&gt;1 Player&lt;/player&gt; &lt;story&gt;You take the role of Mark Hopper, an ordinary teenager who gets hired by the RGB intelligence (he was selected by a fortune teller) to solve the mystery of gold disappearing from the Mega Bank. But first you're sent to the RGB training camp where you'll have to pass the three trials!  Teenagent is a humorous point-and-click adventure, originally available as shareware, but the DOS version was later re-released as freeware. You control Mark Hopper with a mouse - click on where you want him to go, left-click on objects and people to look at them, and right-click on them to interact with them. By moving the cursor to the top of the screen, you bring up your inventory. &lt;/story&gt; &lt;/game&gt;">
            <text:p>&lt;game name="teenagent"&gt; &lt;year&gt;1994&lt;/year&gt; &lt;rating&gt;ESRB - T (Teen)&lt;/rating&gt; &lt;title&gt;Teen Agent &lt;/title&gt; &lt;pub&gt;Union Logic Software Publishing, Inc.&lt;/pub&gt; &lt;dev&gt;Metropolis Software House&lt;/dev&gt; &lt;genre&gt;Adventure&lt;/genre&gt; &lt;score&gt;3.5&lt;/score&gt; &lt;player&gt;1 Player&lt;/player&gt; &lt;story&gt;You take the role of Mark Hopper, an ordinary teenager who gets hired by the RGB intelligence (he was selected by a fortune teller) to solve the mystery of gold disappearing from the Mega Bank. But first you're sent to the RGB training camp where you'll have to pass the three trials! <text:s/>Teenagent is a humorous point-and-click adventure, originally available as shareware, but the DOS version was later re-released as freeware. You control Mark Hopper with a mouse - click on where you want him to go, left-click on objects and people to look at them, and right-click on them to interact with them. By moving the cursor to the top of the screen, you bring up your inventory. &lt;/story&gt; &lt;/game&gt;</text:p>
          </table:table-cell>
          <table:table-cell table:number-columns-repeated="1012"/>
        </table:table-row>
        <table:table-row table:style-name="ro1">
          <table:table-cell office:value-type="string">
            <text:p>tony-win</text:p>
          </table:table-cell>
          <table:table-cell office:value-type="string">
            <text:p>2002</text:p>
          </table:table-cell>
          <table:table-cell office:value-type="string">
            <text:p>ESRB - T (Teen)</text:p>
          </table:table-cell>
          <table:table-cell office:value-type="string">
            <text:p>Tony Tough and the Night of the Roasted Moths </text:p>
          </table:table-cell>
          <table:table-cell office:value-type="string">
            <text:p>Got Game Entertainment, LLC</text:p>
          </table:table-cell>
          <table:table-cell office:value-type="string">
            <text:p>Prograph Research S.r.l.</text:p>
          </table:table-cell>
          <table:table-cell office:value-type="string">
            <text:p>Adventure</text:p>
          </table:table-cell>
          <table:table-cell office:value-type="string">
            <text:p>3.6</text:p>
          </table:table-cell>
          <table:table-cell office:value-type="string">
            <text:p>1 Player</text:p>
          </table:table-cell>
          <table:table-cell office:value-type="string">
            <text:p>A dastardly alien is stealing all of the children's Halloween candy! Tony Tough P.I. will not stand for this. He sets out to stop the fiend before it's to late, and the alien takes over the world! Tony Tough is a traditional 2D "point and click" adventure with a crazy story. The humor and style are reminiscent of old LucasArts games, like Day of the Tentacle.</text:p>
          </table:table-cell>
          <table:table-cell table:style-name="Default"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tony-win&quot;&gt; &lt;year&gt;2002&lt;/year&gt; &lt;rating&gt;ESRB - T (Teen)&lt;/rating&gt; &lt;title&gt;Tony Tough and the Night of the Roasted Moths &lt;/title&gt; &lt;pub&gt;Got Game Entertainment, LLC&lt;/pub&gt; &lt;dev&gt;Prograph Research S.r.l.&lt;/dev&gt; &lt;genre&gt;Adventure&lt;/genre&gt; &lt;score&gt;3.6&lt;/score&gt; &lt;player&gt;1 Player&lt;/player&gt; &lt;story&gt;A dastardly alien is stealing all of the children's Halloween candy! Tony Tough P.I. will not stand for this. He sets out to stop the fiend before it's to late, and the alien takes over the world! Tony Tough is a traditional 2D &quot;point and click&quot; adventure with a crazy story. The humor and style are reminiscent of old LucasArts games, like Day of the Tentacle.&lt;/story&gt; &lt;/game&gt;">
            <text:p>&lt;game name="tony-win"&gt; &lt;year&gt;2002&lt;/year&gt; &lt;rating&gt;ESRB - T (Teen)&lt;/rating&gt; &lt;title&gt;Tony Tough and the Night of the Roasted Moths &lt;/title&gt; &lt;pub&gt;Got Game Entertainment, LLC&lt;/pub&gt; &lt;dev&gt;Prograph Research S.r.l.&lt;/dev&gt; &lt;genre&gt;Adventure&lt;/genre&gt; &lt;score&gt;3.6&lt;/score&gt; &lt;player&gt;1 Player&lt;/player&gt; &lt;story&gt;A dastardly alien is stealing all of the children's Halloween candy! Tony Tough P.I. will not stand for this. He sets out to stop the fiend before it's to late, and the alien takes over the world! Tony Tough is a traditional 2D "point and click" adventure with a crazy story. The humor and style are reminiscent of old LucasArts games, like Day of the Tentacle.&lt;/story&gt; &lt;/game&gt;</text:p>
          </table:table-cell>
          <table:table-cell table:number-columns-repeated="1012"/>
        </table:table-row>
        <table:table-row table:style-name="ro1">
          <table:table-cell office:value-type="string">
            <text:p>toon</text:p>
          </table:table-cell>
          <table:table-cell office:value-type="string">
            <text:p>1996</text:p>
          </table:table-cell>
          <table:table-cell office:value-type="string">
            <text:p>ESRB - E (Everyone)</text:p>
          </table:table-cell>
          <table:table-cell office:value-type="string">
            <text:p>Toonstruck </text:p>
          </table:table-cell>
          <table:table-cell office:value-type="string">
            <text:p>Virgin Interactive Entertainment, Inc.</text:p>
          </table:table-cell>
          <table:table-cell office:value-type="string">
            <text:p>Burst Studios</text:p>
          </table:table-cell>
          <table:table-cell office:value-type="string">
            <text:p>Adventure</text:p>
          </table:table-cell>
          <table:table-cell office:value-type="string">
            <text:p>3.9</text:p>
          </table:table-cell>
          <table:table-cell office:value-type="string">
            <text:p>1 Player</text:p>
          </table:table-cell>
          <table:table-cell office:value-type="string">
            <text:p>Toonstruck is a point-and-click adventure in the style of Monkey Island. It uses a one-icon system, and the protagonist is a motion-captured actor against an animated environment. <text:s/>Like an adventure game in the Roger Rabbit style. Drew Blanc, the main character, is played by Christopher Lloyd, whom you may know as the professor in Back to the Future and Fester in The Addams Family movies. He ventures through the animated world consisting of very weird cartoon characters. The land is being overrun by an evil doctor, and you, as Drew, must stop him.</text:p>
          </table:table-cell>
          <table:table-cell table:style-name="Default"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toon&quot;&gt; &lt;year&gt;1996&lt;/year&gt; &lt;rating&gt;ESRB - E (Everyone)&lt;/rating&gt; &lt;title&gt;Toonstruck &lt;/title&gt; &lt;pub&gt;Virgin Interactive Entertainment, Inc.&lt;/pub&gt; &lt;dev&gt;Burst Studios&lt;/dev&gt; &lt;genre&gt;Adventure&lt;/genre&gt; &lt;score&gt;3.9&lt;/score&gt; &lt;player&gt;1 Player&lt;/player&gt; &lt;story&gt;Toonstruck is a point-and-click adventure in the style of Monkey Island. It uses a one-icon system, and the protagonist is a motion-captured actor against an animated environment.  Like an adventure game in the Roger Rabbit style. Drew Blanc, the main character, is played by Christopher Lloyd, whom you may know as the professor in Back to the Future and Fester in The Addams Family movies. He ventures through the animated world consisting of very weird cartoon characters. The land is being overrun by an evil doctor, and you, as Drew, must stop him.&lt;/story&gt; &lt;/game&gt;">
            <text:p>&lt;game name="toon"&gt; &lt;year&gt;1996&lt;/year&gt; &lt;rating&gt;ESRB - E (Everyone)&lt;/rating&gt; &lt;title&gt;Toonstruck &lt;/title&gt; &lt;pub&gt;Virgin Interactive Entertainment, Inc.&lt;/pub&gt; &lt;dev&gt;Burst Studios&lt;/dev&gt; &lt;genre&gt;Adventure&lt;/genre&gt; &lt;score&gt;3.9&lt;/score&gt; &lt;player&gt;1 Player&lt;/player&gt; &lt;story&gt;Toonstruck is a point-and-click adventure in the style of Monkey Island. It uses a one-icon system, and the protagonist is a motion-captured actor against an animated environment. <text:s/>Like an adventure game in the Roger Rabbit style. Drew Blanc, the main character, is played by Christopher Lloyd, whom you may know as the professor in Back to the Future and Fester in The Addams Family movies. He ventures through the animated world consisting of very weird cartoon characters. The land is being overrun by an evil doctor, and you, as Drew, must stop him.&lt;/story&gt; &lt;/game&gt;</text:p>
          </table:table-cell>
          <table:table-cell table:number-columns-repeated="1012"/>
        </table:table-row>
        <table:table-row table:style-name="ro1">
          <table:table-cell office:value-type="string">
            <text:p>touche</text:p>
          </table:table-cell>
          <table:table-cell office:value-type="string">
            <text:p>1995</text:p>
          </table:table-cell>
          <table:table-cell office:value-type="string">
            <text:p>ESRB - E (Everyone)</text:p>
          </table:table-cell>
          <table:table-cell office:value-type="string">
            <text:p>Touche - The Adventures of the Fifth Musketeer </text:p>
          </table:table-cell>
          <table:table-cell office:value-type="string">
            <text:p>U.S. Gold, Inc.</text:p>
          </table:table-cell>
          <table:table-cell office:value-type="string">
            <text:p>Clipper Software</text:p>
          </table:table-cell>
          <table:table-cell office:value-type="string">
            <text:p>Adventure</text:p>
          </table:table-cell>
          <table:table-cell office:value-type="string">
            <text:p>3.7</text:p>
          </table:table-cell>
          <table:table-cell office:value-type="string">
            <text:p>1 Player</text:p>
          </table:table-cell>
          <table:table-cell office:value-type="string">
            <text:p>Geoffroi Le Brun, ensign in His Majesty’s musketeers, arrives in the middle of the night in 16th century Rouen, France, to start his new posting at the musketeer headquarters. At the moment he arrives, the unfortunate Comte d’Itee, William de Peuple, is attacked by bandits and his precious will is stolen. Geoffroi offers him, just before he dies, his assistance to find his will. <text:s/>Of course, getting it back will not be easy, and he must travel back and forth across France to accomplish his quest, visiting the cities of Amiens, St Quentin, Le Mans, Paris, and Le Havre. However, he is assisted by a clever manservant, called Henri, who will be a great help, without any doubt. With some luck, he will hunt the murderer(s) down and find the will. And who knows, maybe he will meet a beautiful lady or find a fortune on the way. Touché: The Adventures of the Fifth Musketeer is a humorous, inventory-based point and click adventure game. By right-clicking on a hotspot a context-sensitive action interface pops up, showing the relevant actions. The game is a full talkie with captions, music and sound effects. It features a progressive traveling map, which allows to visit new locations after having solved various puzzles.</text:p>
          </table:table-cell>
          <table:table-cell table:style-name="Default"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touche&quot;&gt; &lt;year&gt;1995&lt;/year&gt; &lt;rating&gt;ESRB - E (Everyone)&lt;/rating&gt; &lt;title&gt;Touche - The Adventures of the Fifth Musketeer &lt;/title&gt; &lt;pub&gt;U.S. Gold, Inc.&lt;/pub&gt; &lt;dev&gt;Clipper Software&lt;/dev&gt; &lt;genre&gt;Adventure&lt;/genre&gt; &lt;score&gt;3.7&lt;/score&gt; &lt;player&gt;1 Player&lt;/player&gt; &lt;story&gt;Geoffroi Le Brun, ensign in His Majesty’s musketeers, arrives in the middle of the night in 16th century Rouen, France, to start his new posting at the musketeer headquarters. At the moment he arrives, the unfortunate Comte d’Itee, William de Peuple, is attacked by bandits and his precious will is stolen. Geoffroi offers him, just before he dies, his assistance to find his will.  Of course, getting it back will not be easy, and he must travel back and forth across France to accomplish his quest, visiting the cities of Amiens, St Quentin, Le Mans, Paris, and Le Havre. However, he is assisted by a clever manservant, called Henri, who will be a great help, without any doubt. With some luck, he will hunt the murderer(s) down and find the will. And who knows, maybe he will meet a beautiful lady or find a fortune on the way. Touché: The Adventures of the Fifth Musketeer is a humorous, inventory-based point and click adventure game. By right-clicking on a hotspot a context-sensitive action interface pops up, showing the relevant actions. The game is a full talkie with captions, music and sound effects. It features a progressive traveling map, which allows to visit new locations after having solved various puzzles.&lt;/story&gt; &lt;/game&gt;">
            <text:p>&lt;game name="touche"&gt; &lt;year&gt;1995&lt;/year&gt; &lt;rating&gt;ESRB - E (Everyone)&lt;/rating&gt; &lt;title&gt;Touche - The Adventures of the Fifth Musketeer &lt;/title&gt; &lt;pub&gt;U.S. Gold, Inc.&lt;/pub&gt; &lt;dev&gt;Clipper Software&lt;/dev&gt; &lt;genre&gt;Adventure&lt;/genre&gt; &lt;score&gt;3.7&lt;/score&gt; &lt;player&gt;1 Player&lt;/player&gt; &lt;story&gt;Geoffroi Le Brun, ensign in His Majesty’s musketeers, arrives in the middle of the night in 16th century Rouen, France, to start his new posting at the musketeer headquarters. At the moment he arrives, the unfortunate Comte d’Itee, William de Peuple, is attacked by bandits and his precious will is stolen. Geoffroi offers him, just before he dies, his assistance to find his will. <text:s/>Of course, getting it back will not be easy, and he must travel back and forth across France to accomplish his quest, visiting the cities of Amiens, St Quentin, Le Mans, Paris, and Le Havre. However, he is assisted by a clever manservant, called Henri, who will be a great help, without any doubt. With some luck, he will hunt the murderer(s) down and find the will. And who knows, maybe he will meet a beautiful lady or find a fortune on the way. Touché: The Adventures of the Fifth Musketeer is a humorous, inventory-based point and click adventure game. By right-clicking on a hotspot a context-sensitive action interface pops up, showing the relevant actions. The game is a full talkie with captions, music and sound effects. It features a progressive traveling map, which allows to visit new locations after having solved various puzzles.&lt;/story&gt; &lt;/game&gt;</text:p>
          </table:table-cell>
          <table:table-cell table:number-columns-repeated="1012"/>
        </table:table-row>
        <table:table-row table:style-name="ro1">
          <table:table-cell office:value-type="string">
            <text:p>troll</text:p>
          </table:table-cell>
          <table:table-cell office:value-type="string">
            <text:p>1983</text:p>
          </table:table-cell>
          <table:table-cell office:value-type="string">
            <text:p>ESRB - E (Everyone)</text:p>
          </table:table-cell>
          <table:table-cell office:value-type="string">
            <text:p>Troll's Tale </text:p>
          </table:table-cell>
          <table:table-cell table:number-columns-repeated="2" office:value-type="string">
            <text:p>Sierra On-Line, Inc.</text:p>
          </table:table-cell>
          <table:table-cell office:value-type="string">
            <text:p>Adventure</text:p>
          </table:table-cell>
          <table:table-cell office:value-type="string">
            <text:p>3.8</text:p>
          </table:table-cell>
          <table:table-cell office:value-type="string">
            <text:p>1 Player</text:p>
          </table:table-cell>
          <table:table-cell office:value-type="string">
            <text:p>An evil troll has hidden all of the treasures of Mark, The Dwarf King. There are 15 treasures hidden throughout the land that you need to help locate. If you locate a treasure, but the troll is on the screen at the time, you will need to come back and find a way to make him leave. Troll's Tale is an adventure game which requires minimal typing, using the spacebar to select from several possible actions which are listed on the screen and pressing enter to perform the selected action.</text:p>
          </table:table-cell>
          <table:table-cell table:style-name="Default"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troll&quot;&gt; &lt;year&gt;1983&lt;/year&gt; &lt;rating&gt;ESRB - E (Everyone)&lt;/rating&gt; &lt;title&gt;Troll's Tale &lt;/title&gt; &lt;pub&gt;Sierra On-Line, Inc.&lt;/pub&gt; &lt;dev&gt;Sierra On-Line, Inc.&lt;/dev&gt; &lt;genre&gt;Adventure&lt;/genre&gt; &lt;score&gt;3.8&lt;/score&gt; &lt;player&gt;1 Player&lt;/player&gt; &lt;story&gt;An evil troll has hidden all of the treasures of Mark, The Dwarf King. There are 15 treasures hidden throughout the land that you need to help locate. If you locate a treasure, but the troll is on the screen at the time, you will need to come back and find a way to make him leave. Troll's Tale is an adventure game which requires minimal typing, using the spacebar to select from several possible actions which are listed on the screen and pressing enter to perform the selected action.&lt;/story&gt; &lt;/game&gt;">
            <text:p>&lt;game name="troll"&gt; &lt;year&gt;1983&lt;/year&gt; &lt;rating&gt;ESRB - E (Everyone)&lt;/rating&gt; &lt;title&gt;Troll's Tale &lt;/title&gt; &lt;pub&gt;Sierra On-Line, Inc.&lt;/pub&gt; &lt;dev&gt;Sierra On-Line, Inc.&lt;/dev&gt; &lt;genre&gt;Adventure&lt;/genre&gt; &lt;score&gt;3.8&lt;/score&gt; &lt;player&gt;1 Player&lt;/player&gt; &lt;story&gt;An evil troll has hidden all of the treasures of Mark, The Dwarf King. There are 15 treasures hidden throughout the land that you need to help locate. If you locate a treasure, but the troll is on the screen at the time, you will need to come back and find a way to make him leave. Troll's Tale is an adventure game which requires minimal typing, using the spacebar to select from several possible actions which are listed on the screen and pressing enter to perform the selected action.&lt;/story&gt; &lt;/game&gt;</text:p>
          </table:table-cell>
          <table:table-cell table:number-columns-repeated="1012"/>
        </table:table-row>
        <table:table-row table:style-name="ro1">
          <table:table-cell office:value-type="string">
            <text:p>urban-us</text:p>
          </table:table-cell>
          <table:table-cell office:value-type="string">
            <text:p>1996</text:p>
          </table:table-cell>
          <table:table-cell office:value-type="string">
            <text:p>ESRB - M (Mature)</text:p>
          </table:table-cell>
          <table:table-cell office:value-type="string">
            <text:p>Urban Runner </text:p>
          </table:table-cell>
          <table:table-cell office:value-type="string">
            <text:p>Sierra On-Line, Inc.</text:p>
          </table:table-cell>
          <table:table-cell office:value-type="string">
            <text:p>Coktel Vision</text:p>
          </table:table-cell>
          <table:table-cell office:value-type="string">
            <text:p>Adventure</text:p>
          </table:table-cell>
          <table:table-cell office:value-type="string">
            <text:p>3.2</text:p>
          </table:table-cell>
          <table:table-cell office:value-type="string">
            <text:p>1 Player</text:p>
          </table:table-cell>
          <table:table-cell office:value-type="string">
            <text:p>The player is Max, an American journalist in Paris. There seems to be a story at hand, about a big drug dealer who is covered by some influential person in politics. To get the dealer talking, the player offers him a photography in exchange for some information. But when the player gets there, the druglord is dead and everyones on their back - mistaking them for the killer. <text:s/>The game itself is a movie adventure on four CD-ROMs, dividing gameplay in Clue- and Action-turns. The player can control the game completely via mouse.</text:p>
          </table:table-cell>
          <table:table-cell table:style-name="Default"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urban-us&quot;&gt; &lt;year&gt;1996&lt;/year&gt; &lt;rating&gt;ESRB - M (Mature)&lt;/rating&gt; &lt;title&gt;Urban Runner &lt;/title&gt; &lt;pub&gt;Sierra On-Line, Inc.&lt;/pub&gt; &lt;dev&gt;Coktel Vision&lt;/dev&gt; &lt;genre&gt;Adventure&lt;/genre&gt; &lt;score&gt;3.2&lt;/score&gt; &lt;player&gt;1 Player&lt;/player&gt; &lt;story&gt;The player is Max, an American journalist in Paris. There seems to be a story at hand, about a big drug dealer who is covered by some influential person in politics. To get the dealer talking, the player offers him a photography in exchange for some information. But when the player gets there, the druglord is dead and everyones on their back - mistaking them for the killer.  The game itself is a movie adventure on four CD-ROMs, dividing gameplay in Clue- and Action-turns. The player can control the game completely via mouse.&lt;/story&gt; &lt;/game&gt;">
            <text:p>&lt;game name="urban-us"&gt; &lt;year&gt;1996&lt;/year&gt; &lt;rating&gt;ESRB - M (Mature)&lt;/rating&gt; &lt;title&gt;Urban Runner &lt;/title&gt; &lt;pub&gt;Sierra On-Line, Inc.&lt;/pub&gt; &lt;dev&gt;Coktel Vision&lt;/dev&gt; &lt;genre&gt;Adventure&lt;/genre&gt; &lt;score&gt;3.2&lt;/score&gt; &lt;player&gt;1 Player&lt;/player&gt; &lt;story&gt;The player is Max, an American journalist in Paris. There seems to be a story at hand, about a big drug dealer who is covered by some influential person in politics. To get the dealer talking, the player offers him a photography in exchange for some information. But when the player gets there, the druglord is dead and everyones on their back - mistaking them for the killer. <text:s/>The game itself is a movie adventure on four CD-ROMs, dividing gameplay in Clue- and Action-turns. The player can control the game completely via mouse.&lt;/story&gt; &lt;/game&gt;</text:p>
          </table:table-cell>
          <table:table-cell table:number-columns-repeated="1012"/>
        </table:table-row>
        <table:table-row table:style-name="ro1">
          <table:table-cell office:value-type="string">
            <text:p>waxworks</text:p>
          </table:table-cell>
          <table:table-cell office:value-type="string">
            <text:p>1992</text:p>
          </table:table-cell>
          <table:table-cell office:value-type="string">
            <text:p>ESRB - M (Mature)</text:p>
          </table:table-cell>
          <table:table-cell office:value-type="string">
            <text:p>Waxworks </text:p>
          </table:table-cell>
          <table:table-cell office:value-type="string">
            <text:p>Accolade, Inc.</text:p>
          </table:table-cell>
          <table:table-cell office:value-type="string">
            <text:p>Horrorsoft</text:p>
          </table:table-cell>
          <table:table-cell office:value-type="string">
            <text:p>Adventure</text:p>
          </table:table-cell>
          <table:table-cell office:value-type="string">
            <text:p>3.8</text:p>
          </table:table-cell>
          <table:table-cell office:value-type="string">
            <text:p>1 Player</text:p>
          </table:table-cell>
          <table:table-cell office:value-type="string">
            <text:p>As a child, you were never taught of your family's dark secret - a whole history of 'evil twins' doing Satan's work on Earth, and 'good twins' attempting to put this right. Your uncle informs you of this shortly before his death, and after travelling to his castle you find that you must travel through time to correct these wrongdoings. Through a range of murals at your uncle's house, various past scenes must be entered, with more becoming available as you complete them. In each you must find and kill your demented relative in time. <text:s/>WaxWorks is a hybrid game that combines elements of role-playing and adventure. The player explores maze-like locations, manipulating objects and solving puzzles. Enemies appear from time to time and must be defeated using the various weapons found in the game. The player receives experience points and fathers equipment in a RPG fashion in each WaxWork; however, completing one negates these effects, and the protagonist becomes more defenseless in the next location. The game's controls are point and click, with the interface allowing the player to examine and collect items, select a weapon, and attack potential foes by striking at a particular part of their body.</text:p>
          </table:table-cell>
          <table:table-cell table:style-name="Default"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waxworks&quot;&gt; &lt;year&gt;1992&lt;/year&gt; &lt;rating&gt;ESRB - M (Mature)&lt;/rating&gt; &lt;title&gt;Waxworks &lt;/title&gt; &lt;pub&gt;Accolade, Inc.&lt;/pub&gt; &lt;dev&gt;Horrorsoft&lt;/dev&gt; &lt;genre&gt;Adventure&lt;/genre&gt; &lt;score&gt;3.8&lt;/score&gt; &lt;player&gt;1 Player&lt;/player&gt; &lt;story&gt;As a child, you were never taught of your family's dark secret - a whole history of 'evil twins' doing Satan's work on Earth, and 'good twins' attempting to put this right. Your uncle informs you of this shortly before his death, and after travelling to his castle you find that you must travel through time to correct these wrongdoings. Through a range of murals at your uncle's house, various past scenes must be entered, with more becoming available as you complete them. In each you must find and kill your demented relative in time.  WaxWorks is a hybrid game that combines elements of role-playing and adventure. The player explores maze-like locations, manipulating objects and solving puzzles. Enemies appear from time to time and must be defeated using the various weapons found in the game. The player receives experience points and fathers equipment in a RPG fashion in each WaxWork; however, completing one negates these effects, and the protagonist becomes more defenseless in the next location. The game's controls are point and click, with the interface allowing the player to examine and collect items, select a weapon, and attack potential foes by striking at a particular part of their body.&lt;/story&gt; &lt;/game&gt;">
            <text:p>&lt;game name="waxworks"&gt; &lt;year&gt;1992&lt;/year&gt; &lt;rating&gt;ESRB - M (Mature)&lt;/rating&gt; &lt;title&gt;Waxworks &lt;/title&gt; &lt;pub&gt;Accolade, Inc.&lt;/pub&gt; &lt;dev&gt;Horrorsoft&lt;/dev&gt; &lt;genre&gt;Adventure&lt;/genre&gt; &lt;score&gt;3.8&lt;/score&gt; &lt;player&gt;1 Player&lt;/player&gt; &lt;story&gt;As a child, you were never taught of your family's dark secret - a whole history of 'evil twins' doing Satan's work on Earth, and 'good twins' attempting to put this right. Your uncle informs you of this shortly before his death, and after travelling to his castle you find that you must travel through time to correct these wrongdoings. Through a range of murals at your uncle's house, various past scenes must be entered, with more becoming available as you complete them. In each you must find and kill your demented relative in time. <text:s/>WaxWorks is a hybrid game that combines elements of role-playing and adventure. The player explores maze-like locations, manipulating objects and solving puzzles. Enemies appear from time to time and must be defeated using the various weapons found in the game. The player receives experience points and fathers equipment in a RPG fashion in each WaxWork; however, completing one negates these effects, and the protagonist becomes more defenseless in the next location. The game's controls are point and click, with the interface allowing the player to examine and collect items, select a weapon, and attack potential foes by striking at a particular part of their body.&lt;/story&gt; &lt;/game&gt;</text:p>
          </table:table-cell>
          <table:table-cell table:number-columns-repeated="1012"/>
        </table:table-row>
        <table:table-row table:style-name="ro1">
          <table:table-cell office:value-type="string">
            <text:p>ween-us</text:p>
          </table:table-cell>
          <table:table-cell office:value-type="string">
            <text:p>1993</text:p>
          </table:table-cell>
          <table:table-cell office:value-type="string">
            <text:p>ESRB - E (Everyone)</text:p>
          </table:table-cell>
          <table:table-cell office:value-type="string">
            <text:p>Ween - The Prophecy </text:p>
          </table:table-cell>
          <table:table-cell office:value-type="string">
            <text:p>Sierra On-Line, Inc.</text:p>
          </table:table-cell>
          <table:table-cell office:value-type="string">
            <text:p>Coktel Vision</text:p>
          </table:table-cell>
          <table:table-cell office:value-type="string">
            <text:p>Adventure</text:p>
          </table:table-cell>
          <table:table-cell office:value-type="string">
            <text:p>3.5</text:p>
          </table:table-cell>
          <table:table-cell office:value-type="string">
            <text:p>1 Player</text:p>
          </table:table-cell>
          <table:table-cell office:value-type="string">
            <text:p>This point and click adventure takes a fantasy setting, in which you play a Wizard deemed to be ‘good’ taking on a less good one. To fulfill the prophecy you have been given in a limited time of 3 days, he must go on 3 quests, solving various puzzles along the way to be rewarded 3 grains of sand, that he must place in a hourglass to kill an evil wizard. Objects around the levels are always detected by the cursor, making each screen and the challenges within quick to comprehend. Generally you have to solve each puzzle in sequence. <text:s/>Like the company's Gobliins Series, the interface is simplified, and the game has a heavier focus on self-sufficient puzzles than other traditional adventures. The game experiments with the toning of the graphics, using a faux-sepia style outside and some bright colours inside, which changes the atmosphere somewhat.</text:p>
          </table:table-cell>
          <table:table-cell table:style-name="Default"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ween-us&quot;&gt; &lt;year&gt;1993&lt;/year&gt; &lt;rating&gt;ESRB - E (Everyone)&lt;/rating&gt; &lt;title&gt;Ween - The Prophecy &lt;/title&gt; &lt;pub&gt;Sierra On-Line, Inc.&lt;/pub&gt; &lt;dev&gt;Coktel Vision&lt;/dev&gt; &lt;genre&gt;Adventure&lt;/genre&gt; &lt;score&gt;3.5&lt;/score&gt; &lt;player&gt;1 Player&lt;/player&gt; &lt;story&gt;This point and click adventure takes a fantasy setting, in which you play a Wizard deemed to be ‘good’ taking on a less good one. To fulfill the prophecy you have been given in a limited time of 3 days, he must go on 3 quests, solving various puzzles along the way to be rewarded 3 grains of sand, that he must place in a hourglass to kill an evil wizard. Objects around the levels are always detected by the cursor, making each screen and the challenges within quick to comprehend. Generally you have to solve each puzzle in sequence.  Like the company's Gobliins Series, the interface is simplified, and the game has a heavier focus on self-sufficient puzzles than other traditional adventures. The game experiments with the toning of the graphics, using a faux-sepia style outside and some bright colours inside, which changes the atmosphere somewhat.&lt;/story&gt; &lt;/game&gt;">
            <text:p>&lt;game name="ween-us"&gt; &lt;year&gt;1993&lt;/year&gt; &lt;rating&gt;ESRB - E (Everyone)&lt;/rating&gt; &lt;title&gt;Ween - The Prophecy &lt;/title&gt; &lt;pub&gt;Sierra On-Line, Inc.&lt;/pub&gt; &lt;dev&gt;Coktel Vision&lt;/dev&gt; &lt;genre&gt;Adventure&lt;/genre&gt; &lt;score&gt;3.5&lt;/score&gt; &lt;player&gt;1 Player&lt;/player&gt; &lt;story&gt;This point and click adventure takes a fantasy setting, in which you play a Wizard deemed to be ‘good’ taking on a less good one. To fulfill the prophecy you have been given in a limited time of 3 days, he must go on 3 quests, solving various puzzles along the way to be rewarded 3 grains of sand, that he must place in a hourglass to kill an evil wizard. Objects around the levels are always detected by the cursor, making each screen and the challenges within quick to comprehend. Generally you have to solve each puzzle in sequence. <text:s/>Like the company's Gobliins Series, the interface is simplified, and the game has a heavier focus on self-sufficient puzzles than other traditional adventures. The game experiments with the toning of the graphics, using a faux-sepia style outside and some bright colours inside, which changes the atmosphere somewhat.&lt;/story&gt; &lt;/game&gt;</text:p>
          </table:table-cell>
          <table:table-cell table:number-columns-repeated="1012"/>
        </table:table-row>
        <table:table-row table:style-name="ro1">
          <table:table-cell office:value-type="string">
            <text:p>winnie</text:p>
          </table:table-cell>
          <table:table-cell office:value-type="string">
            <text:p>1986</text:p>
          </table:table-cell>
          <table:table-cell office:value-type="string">
            <text:p>ESRB - E (Everyone)</text:p>
          </table:table-cell>
          <table:table-cell office:value-type="string">
            <text:p>Winnie the Pooh in the Hundred Acre Wood </text:p>
          </table:table-cell>
          <table:table-cell table:number-columns-repeated="2" office:value-type="string">
            <text:p>Sierra On-Line, Inc.</text:p>
          </table:table-cell>
          <table:table-cell office:value-type="string">
            <text:p>Adventure</text:p>
          </table:table-cell>
          <table:table-cell office:value-type="string">
            <text:p>3.5</text:p>
          </table:table-cell>
          <table:table-cell office:value-type="string">
            <text:p>1 Player</text:p>
          </table:table-cell>
          <table:table-cell office:value-type="string">
            <text:p>Early this morning, a strong wind went through the hundred acre wood and picked up many objects and scattered them about. It is your job to locate all the objects, determine who the proper owners are, and return them. You had better hurry though, before the wind returns again! Along the way you'll meet all the familiar Winnie The Pooh characters including Eeyore, Owl, Tigger, and Piglet. The game's interface involves no typing, instead the cursor keys are used to choose from a list of actions specific to the current location or situation, pick up and drop objects, and navigate around the wood.</text:p>
          </table:table-cell>
          <table:table-cell table:style-name="Default"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winnie&quot;&gt; &lt;year&gt;1986&lt;/year&gt; &lt;rating&gt;ESRB - E (Everyone)&lt;/rating&gt; &lt;title&gt;Winnie the Pooh in the Hundred Acre Wood &lt;/title&gt; &lt;pub&gt;Sierra On-Line, Inc.&lt;/pub&gt; &lt;dev&gt;Sierra On-Line, Inc.&lt;/dev&gt; &lt;genre&gt;Adventure&lt;/genre&gt; &lt;score&gt;3.5&lt;/score&gt; &lt;player&gt;1 Player&lt;/player&gt; &lt;story&gt;Early this morning, a strong wind went through the hundred acre wood and picked up many objects and scattered them about. It is your job to locate all the objects, determine who the proper owners are, and return them. You had better hurry though, before the wind returns again! Along the way you'll meet all the familiar Winnie The Pooh characters including Eeyore, Owl, Tigger, and Piglet. The game's interface involves no typing, instead the cursor keys are used to choose from a list of actions specific to the current location or situation, pick up and drop objects, and navigate around the wood.&lt;/story&gt; &lt;/game&gt;">
            <text:p>&lt;game name="winnie"&gt; &lt;year&gt;1986&lt;/year&gt; &lt;rating&gt;ESRB - E (Everyone)&lt;/rating&gt; &lt;title&gt;Winnie the Pooh in the Hundred Acre Wood &lt;/title&gt; &lt;pub&gt;Sierra On-Line, Inc.&lt;/pub&gt; &lt;dev&gt;Sierra On-Line, Inc.&lt;/dev&gt; &lt;genre&gt;Adventure&lt;/genre&gt; &lt;score&gt;3.5&lt;/score&gt; &lt;player&gt;1 Player&lt;/player&gt; &lt;story&gt;Early this morning, a strong wind went through the hundred acre wood and picked up many objects and scattered them about. It is your job to locate all the objects, determine who the proper owners are, and return them. You had better hurry though, before the wind returns again! Along the way you'll meet all the familiar Winnie The Pooh characters including Eeyore, Owl, Tigger, and Piglet. The game's interface involves no typing, instead the cursor keys are used to choose from a list of actions specific to the current location or situation, pick up and drop objects, and navigate around the wood.&lt;/story&gt; &lt;/game&gt;</text:p>
          </table:table-cell>
          <table:table-cell table:number-columns-repeated="1012"/>
        </table:table-row>
        <table:table-row table:style-name="ro1">
          <table:table-cell office:value-type="string">
            <text:p>zak-v2</text:p>
          </table:table-cell>
          <table:table-cell office:value-type="string">
            <text:p>1988</text:p>
          </table:table-cell>
          <table:table-cell office:value-type="string">
            <text:p>ESRB - E (Everyone)</text:p>
          </table:table-cell>
          <table:table-cell office:value-type="string">
            <text:p>Zak McKracken and the Alien Mindbenders </text:p>
          </table:table-cell>
          <table:table-cell table:number-columns-repeated="2" office:value-type="string">
            <text:p>Lucasfilm Games LLC</text:p>
          </table:table-cell>
          <table:table-cell office:value-type="string">
            <text:p>Adventure</text:p>
          </table:table-cell>
          <table:table-cell office:value-type="string">
            <text:p>3.8</text:p>
          </table:table-cell>
          <table:table-cell office:value-type="string">
            <text:p>1 Player</text:p>
          </table:table-cell>
          <table:table-cell office:value-type="string">
            <text:p>Zak McKracken is a tabloid reporter (and not a very good one at that). After having a psychedelic dream one day, Zak realizes that something is wrong -- space aliens are dumbifying the general public through the telephone system. Zak must stop this, but he can't do it alone. After finding a strange crystal, Zak manages to get the help of the anthropologist Annie and her friends, Melissa and Leslie. The four unlikely heroes must now figure out a way to destroy the dumbifying devices and save the Earth. <text:s/>Zak McKracken and the Alien Mindbenders is a third-person puzzle-solving adventure similar in gameplay to Lucasfilm's breakthrough title Maniac Mansion. The player chooses verb commands (Open, Pick Up, Give, etc.; there are no Look or Talk commands) to interact with the game world. The game features up to four controllable protagonists; it is possible to switch between them at any time after they have been introduced, and also exchange inventory items if the characters are in the same location. The game can be described as a "globe-trotting" adventure, since the heroes are required to travel to different exotic countries and even leave the Earth for a while in order to complete it. Some of the puzzles are optional or can be solved in different ways.</text:p>
          </table:table-cell>
          <table:table-cell table:style-name="Default"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zak-v2&quot;&gt; &lt;year&gt;1988&lt;/year&gt; &lt;rating&gt;ESRB - E (Everyone)&lt;/rating&gt; &lt;title&gt;Zak McKracken and the Alien Mindbenders &lt;/title&gt; &lt;pub&gt;Lucasfilm Games LLC&lt;/pub&gt; &lt;dev&gt;Lucasfilm Games LLC&lt;/dev&gt; &lt;genre&gt;Adventure&lt;/genre&gt; &lt;score&gt;3.8&lt;/score&gt; &lt;player&gt;1 Player&lt;/player&gt; &lt;story&gt;Zak McKracken is a tabloid reporter (and not a very good one at that). After having a psychedelic dream one day, Zak realizes that something is wrong -- space aliens are dumbifying the general public through the telephone system. Zak must stop this, but he can't do it alone. After finding a strange crystal, Zak manages to get the help of the anthropologist Annie and her friends, Melissa and Leslie. The four unlikely heroes must now figure out a way to destroy the dumbifying devices and save the Earth.  Zak McKracken and the Alien Mindbenders is a third-person puzzle-solving adventure similar in gameplay to Lucasfilm's breakthrough title Maniac Mansion. The player chooses verb commands (Open, Pick Up, Give, etc.; there are no Look or Talk commands) to interact with the game world. The game features up to four controllable protagonists; it is possible to switch between them at any time after they have been introduced, and also exchange inventory items if the characters are in the same location. The game can be described as a &quot;globe-trotting&quot; adventure, since the heroes are required to travel to different exotic countries and even leave the Earth for a while in order to complete it. Some of the puzzles are optional or can be solved in different ways.&lt;/story&gt; &lt;/game&gt;">
            <text:p>&lt;game name="zak-v2"&gt; &lt;year&gt;1988&lt;/year&gt; &lt;rating&gt;ESRB - E (Everyone)&lt;/rating&gt; &lt;title&gt;Zak McKracken and the Alien Mindbenders &lt;/title&gt; &lt;pub&gt;Lucasfilm Games LLC&lt;/pub&gt; &lt;dev&gt;Lucasfilm Games LLC&lt;/dev&gt; &lt;genre&gt;Adventure&lt;/genre&gt; &lt;score&gt;3.8&lt;/score&gt; &lt;player&gt;1 Player&lt;/player&gt; &lt;story&gt;Zak McKracken is a tabloid reporter (and not a very good one at that). After having a psychedelic dream one day, Zak realizes that something is wrong -- space aliens are dumbifying the general public through the telephone system. Zak must stop this, but he can't do it alone. After finding a strange crystal, Zak manages to get the help of the anthropologist Annie and her friends, Melissa and Leslie. The four unlikely heroes must now figure out a way to destroy the dumbifying devices and save the Earth. <text:s/>Zak McKracken and the Alien Mindbenders is a third-person puzzle-solving adventure similar in gameplay to Lucasfilm's breakthrough title Maniac Mansion. The player chooses verb commands (Open, Pick Up, Give, etc.; there are no Look or Talk commands) to interact with the game world. The game features up to four controllable protagonists; it is possible to switch between them at any time after they have been introduced, and also exchange inventory items if the characters are in the same location. The game can be described as a "globe-trotting" adventure, since the heroes are required to travel to different exotic countries and even leave the Earth for a while in order to complete it. Some of the puzzles are optional or can be solved in different ways.&lt;/story&gt; &lt;/game&gt;</text:p>
          </table:table-cell>
          <table:table-cell table:number-columns-repeated="1012"/>
        </table:table-row>
        <table:table-row table:style-name="ro1">
          <table:table-cell office:value-type="string">
            <text:p>zak-fm</text:p>
          </table:table-cell>
          <table:table-cell office:value-type="string">
            <text:p>1988</text:p>
          </table:table-cell>
          <table:table-cell office:value-type="string">
            <text:p>ESRB - E (Everyone)</text:p>
          </table:table-cell>
          <table:table-cell office:value-type="string">
            <text:p>Zak McKracken and the Alien Mindbenders [FM Towns]</text:p>
          </table:table-cell>
          <table:table-cell office:value-type="string">
            <text:p>Fujitsu Interactive</text:p>
          </table:table-cell>
          <table:table-cell office:value-type="string">
            <text:p>Lucasfilm Games</text:p>
          </table:table-cell>
          <table:table-cell office:value-type="string">
            <text:p>Adventure</text:p>
          </table:table-cell>
          <table:table-cell office:value-type="string">
            <text:p>4.2</text:p>
          </table:table-cell>
          <table:table-cell office:value-type="string">
            <text:p>1 Player</text:p>
          </table:table-cell>
          <table:table-cell office:value-type="string">
            <text:p>Zak McKracken is a tabloid reporter (and not a very good one at that). After having a psychedelic dream one day, Zak realizes that something is wrong -- space aliens are dumbifying the general public through the telephone system. Zak must stop this, but he can't do it alone. After finding a strange crystal, Zak manages to get the help of the anthropologist Annie and her friends, Melissa and Leslie. The four unlikely heroes must now figure out a way to destroy the dumbifying devices and save the Earth. <text:s/>Zak McKracken and the Alien Mindbenders is a third-person puzzle-solving adventure similar in gameplay to Lucasfilm's breakthrough title Maniac Mansion. The player chooses verb commands (Open, Pick Up, Give, etc.; there are no Look or Talk commands) to interact with the game world. The game features up to four controllable protagonists; it is possible to switch between them at any time after they have been introduced, and also exchange inventory items if the characters are in the same location. The game can be described as a "globe-trotting" adventure, since the heroes are required to travel to different exotic countries and even leave the Earth for a while in order to complete it. Some of the puzzles are optional or can be solved in different ways. <text:s/>The FM Towns version has VGA graphics with 256 colors and higher-quality music and sound effects.</text:p>
          </table:table-cell>
          <table:table-cell table:style-name="Default"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zak-fm&quot;&gt; &lt;year&gt;1988&lt;/year&gt; &lt;rating&gt;ESRB - E (Everyone)&lt;/rating&gt; &lt;title&gt;Zak McKracken and the Alien Mindbenders [FM Towns]&lt;/title&gt; &lt;pub&gt;Fujitsu Interactive&lt;/pub&gt; &lt;dev&gt;Lucasfilm Games&lt;/dev&gt; &lt;genre&gt;Adventure&lt;/genre&gt; &lt;score&gt;4.2&lt;/score&gt; &lt;player&gt;1 Player&lt;/player&gt; &lt;story&gt;Zak McKracken is a tabloid reporter (and not a very good one at that). After having a psychedelic dream one day, Zak realizes that something is wrong -- space aliens are dumbifying the general public through the telephone system. Zak must stop this, but he can't do it alone. After finding a strange crystal, Zak manages to get the help of the anthropologist Annie and her friends, Melissa and Leslie. The four unlikely heroes must now figure out a way to destroy the dumbifying devices and save the Earth.  Zak McKracken and the Alien Mindbenders is a third-person puzzle-solving adventure similar in gameplay to Lucasfilm's breakthrough title Maniac Mansion. The player chooses verb commands (Open, Pick Up, Give, etc.; there are no Look or Talk commands) to interact with the game world. The game features up to four controllable protagonists; it is possible to switch between them at any time after they have been introduced, and also exchange inventory items if the characters are in the same location. The game can be described as a &quot;globe-trotting&quot; adventure, since the heroes are required to travel to different exotic countries and even leave the Earth for a while in order to complete it. Some of the puzzles are optional or can be solved in different ways.  The FM Towns version has VGA graphics with 256 colors and higher-quality music and sound effects.&lt;/story&gt; &lt;/game&gt;">
            <text:p>&lt;game name="zak-fm"&gt; &lt;year&gt;1988&lt;/year&gt; &lt;rating&gt;ESRB - E (Everyone)&lt;/rating&gt; &lt;title&gt;Zak McKracken and the Alien Mindbenders [FM Towns]&lt;/title&gt; &lt;pub&gt;Fujitsu Interactive&lt;/pub&gt; &lt;dev&gt;Lucasfilm Games&lt;/dev&gt; &lt;genre&gt;Adventure&lt;/genre&gt; &lt;score&gt;4.2&lt;/score&gt; &lt;player&gt;1 Player&lt;/player&gt; &lt;story&gt;Zak McKracken is a tabloid reporter (and not a very good one at that). After having a psychedelic dream one day, Zak realizes that something is wrong -- space aliens are dumbifying the general public through the telephone system. Zak must stop this, but he can't do it alone. After finding a strange crystal, Zak manages to get the help of the anthropologist Annie and her friends, Melissa and Leslie. The four unlikely heroes must now figure out a way to destroy the dumbifying devices and save the Earth. <text:s/>Zak McKracken and the Alien Mindbenders is a third-person puzzle-solving adventure similar in gameplay to Lucasfilm's breakthrough title Maniac Mansion. The player chooses verb commands (Open, Pick Up, Give, etc.; there are no Look or Talk commands) to interact with the game world. The game features up to four controllable protagonists; it is possible to switch between them at any time after they have been introduced, and also exchange inventory items if the characters are in the same location. The game can be described as a "globe-trotting" adventure, since the heroes are required to travel to different exotic countries and even leave the Earth for a while in order to complete it. Some of the puzzles are optional or can be solved in different ways. <text:s/>The FM Towns version has VGA graphics with 256 colors and higher-quality music and sound effects.&lt;/story&gt; &lt;/game&gt;</text:p>
          </table:table-cell>
          <table:table-cell table:number-columns-repeated="1012"/>
        </table:table-row>
        <table:table-row table:style-name="ro1" table:number-rows-repeated="1048368">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3">13/03/2016</text:date>, <text:time>20:50: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3T20:50:46.25</dc:date>
    <meta:editing-duration>PT5H9M7S</meta:editing-duration>
    <meta:editing-cycles>14</meta:editing-cycles>
    <meta:document-statistic meta:table-count="1" meta:cell-count="2277" meta:object-count="0"/>
  </office:meta>
</office:document-meta>
</file>